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ource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nt tim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sent time</text:p>
          </table:table-cell>
          <table:table-cell office:value-type="string" calcext:value-type="string">
            <text:p>sent bw</text:p>
          </table:table-cell>
          <table:table-cell/>
          <table:table-cell table:number-columns-repeated="2" office:value-type="string" calcext:value-type="string">
            <text:p>recv time</text:p>
          </table:table-cell>
          <table:table-cell office:value-type="string" calcext:value-type="string">
            <text:p>recv bw</text:p>
          </table:table-cell>
          <table:table-cell office:value-type="string" calcext:value-type="string">
            <text:p>recv delay</text:p>
          </table:table-cell>
          <table:table-cell office:value-type="string" calcext:value-type="string">
            <text:p>max recv dela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3146000.00017" calcext:value-type="float">
            <text:p>1443146000.00017</text:p>
          </table:table-cell>
          <table:table-cell office:value-type="float" office:value="4320" calcext:value-type="float">
            <text:p>43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43146000.19023" calcext:value-type="float">
            <text:p>1443146000.19023</text:p>
          </table:table-cell>
          <table:table-cell table:formula="of:=[.G2]-[.$B$2]" office:value-type="float" office:value="0.19005560874939" calcext:value-type="float">
            <text:p>0.1900556087</text:p>
          </table:table-cell>
          <table:table-cell office:value-type="float" office:value="0" calcext:value-type="float">
            <text:p>0</text:p>
          </table:table-cell>
          <table:table-cell table:formula="of:=[.G2]-[.$B2]" office:value-type="float" office:value="0.19005560874939" calcext:value-type="float">
            <text:p>0.1900556087</text:p>
          </table:table-cell>
          <table:table-cell table:formula="of:=MAX([.J2:.J2001])" office:value-type="float" office:value="13.0259518623352" calcext:value-type="float">
            <text:p>13.02595186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3146000.05435" calcext:value-type="float">
            <text:p>1443146000.05435</text:p>
          </table:table-cell>
          <table:table-cell office:value-type="float" office:value="4320" calcext:value-type="float">
            <text:p>4320</text:p>
          </table:table-cell>
          <table:table-cell table:formula="of:=[.B3]-[.$B$2]" office:value-type="float" office:value="0.0541718006134033" calcext:value-type="float">
            <text:p>0.0541718006</text:p>
          </table:table-cell>
          <table:table-cell table:formula="of:=[.C3]/([.D3]-[.D2])" office:value-type="float" office:value="79746.2877564224" calcext:value-type="float">
            <text:p>79746.2877564224</text:p>
          </table:table-cell>
          <table:table-cell/>
          <table:table-cell office:value-type="float" office:value="1443146000.24424" calcext:value-type="float">
            <text:p>1443146000.24424</text:p>
          </table:table-cell>
          <table:table-cell table:formula="of:=[.G3]-[.$B$2]" office:value-type="float" office:value="0.244062185287476" calcext:value-type="float">
            <text:p>0.2440621853</text:p>
          </table:table-cell>
          <table:table-cell table:formula="of:=[.C3]/([.H3]-[.H2])" office:value-type="float" office:value="79990.2581670493" calcext:value-type="float">
            <text:p>79990.2581670493</text:p>
          </table:table-cell>
          <table:table-cell table:formula="of:=[.G3]-[.$B3]" office:value-type="float" office:value="0.189890384674072" calcext:value-type="float">
            <text:p>0.189890384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3146000.1085" calcext:value-type="float">
            <text:p>1443146000.1085</text:p>
          </table:table-cell>
          <table:table-cell office:value-type="float" office:value="4320" calcext:value-type="float">
            <text:p>4320</text:p>
          </table:table-cell>
          <table:table-cell table:formula="of:=[.B4]-[.$B$2]" office:value-type="float" office:value="0.108328104019165" calcext:value-type="float">
            <text:p>0.108328104</text:p>
          </table:table-cell>
          <table:table-cell table:formula="of:=[.C4]/([.D4]-[.D3])" office:value-type="float" office:value="79769.1077183158" calcext:value-type="float">
            <text:p>79769.1077183158</text:p>
          </table:table-cell>
          <table:table-cell/>
          <table:table-cell office:value-type="float" office:value="1443146000.35257" calcext:value-type="float">
            <text:p>1443146000.35257</text:p>
          </table:table-cell>
          <table:table-cell table:formula="of:=[.G4]-[.$B$2]" office:value-type="float" office:value="0.352397441864014" calcext:value-type="float">
            <text:p>0.3523974419</text:p>
          </table:table-cell>
          <table:table-cell table:formula="of:=[.C4]/([.H4]-[.H3])" office:value-type="float" office:value="39876.2151539093" calcext:value-type="float">
            <text:p>39876.2151539093</text:p>
          </table:table-cell>
          <table:table-cell table:formula="of:=[.G4]-[.$B4]" office:value-type="float" office:value="0.244069337844849" calcext:value-type="float">
            <text:p>0.244069337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3146000.1627" calcext:value-type="float">
            <text:p>1443146000.1627</text:p>
          </table:table-cell>
          <table:table-cell office:value-type="float" office:value="4320" calcext:value-type="float">
            <text:p>4320</text:p>
          </table:table-cell>
          <table:table-cell table:formula="of:=[.B5]-[.$B$2]" office:value-type="float" office:value="0.16252613067627" calcext:value-type="float">
            <text:p>0.1625261307</text:p>
          </table:table-cell>
          <table:table-cell table:formula="of:=[.C5]/([.D5]-[.D4])" office:value-type="float" office:value="79707.6990889615" calcext:value-type="float">
            <text:p>79707.6990889615</text:p>
          </table:table-cell>
          <table:table-cell/>
          <table:table-cell office:value-type="float" office:value="1443146000.83998" calcext:value-type="float">
            <text:p>1443146000.83998</text:p>
          </table:table-cell>
          <table:table-cell table:formula="of:=[.G5]-[.$B$2]" office:value-type="float" office:value="0.839807748794556" calcext:value-type="float">
            <text:p>0.8398077488</text:p>
          </table:table-cell>
          <table:table-cell table:formula="of:=[.C5]/([.H5]-[.H4])" office:value-type="float" office:value="8863.16915866044" calcext:value-type="float">
            <text:p>8863.1691586605</text:p>
          </table:table-cell>
          <table:table-cell table:formula="of:=[.G5]-[.$B5]" office:value-type="float" office:value="0.677281618118286" calcext:value-type="float">
            <text:p>0.677281618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3146000.21684" calcext:value-type="float">
            <text:p>1443146000.21684</text:p>
          </table:table-cell>
          <table:table-cell office:value-type="float" office:value="4320" calcext:value-type="float">
            <text:p>4320</text:p>
          </table:table-cell>
          <table:table-cell table:formula="of:=[.B6]-[.$B$2]" office:value-type="float" office:value="0.216662406921387" calcext:value-type="float">
            <text:p>0.2166624069</text:p>
          </table:table-cell>
          <table:table-cell table:formula="of:=[.C6]/([.D6]-[.D5])" office:value-type="float" office:value="79798.6174822957" calcext:value-type="float">
            <text:p>79798.6174822957</text:p>
          </table:table-cell>
          <table:table-cell/>
          <table:table-cell office:value-type="float" office:value="1443146001.00242" calcext:value-type="float">
            <text:p>1443146001.00242</text:p>
          </table:table-cell>
          <table:table-cell table:formula="of:=[.G6]-[.$B$2]" office:value-type="float" office:value="1.00224542617798" calcext:value-type="float">
            <text:p>1.0022454262</text:p>
          </table:table-cell>
          <table:table-cell table:formula="of:=[.C6]/([.H6]-[.H5])" office:value-type="float" office:value="26594.8151290229" calcext:value-type="float">
            <text:p>26594.8151290229</text:p>
          </table:table-cell>
          <table:table-cell table:formula="of:=[.G6]-[.$B6]" office:value-type="float" office:value="0.785583019256592" calcext:value-type="float">
            <text:p>0.785583019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3146000.27099" calcext:value-type="float">
            <text:p>1443146000.27099</text:p>
          </table:table-cell>
          <table:table-cell office:value-type="float" office:value="4320" calcext:value-type="float">
            <text:p>4320</text:p>
          </table:table-cell>
          <table:table-cell table:formula="of:=[.B7]-[.$B$2]" office:value-type="float" office:value="0.270812273025513" calcext:value-type="float">
            <text:p>0.270812273</text:p>
          </table:table-cell>
          <table:table-cell table:formula="of:=[.C7]/([.D7]-[.D6])" office:value-type="float" office:value="79778.5906190973" calcext:value-type="float">
            <text:p>79778.5906190973</text:p>
          </table:table-cell>
          <table:table-cell/>
          <table:table-cell office:value-type="float" office:value="1443146001.37028" calcext:value-type="float">
            <text:p>1443146001.37028</text:p>
          </table:table-cell>
          <table:table-cell table:formula="of:=[.G7]-[.$B$2]" office:value-type="float" office:value="1.37010979652405" calcext:value-type="float">
            <text:p>1.3701097965</text:p>
          </table:table-cell>
          <table:table-cell table:formula="of:=[.C7]/([.H7]-[.H6])" office:value-type="float" office:value="11743.4585902841" calcext:value-type="float">
            <text:p>11743.4585902841</text:p>
          </table:table-cell>
          <table:table-cell table:formula="of:=[.G7]-[.$B7]" office:value-type="float" office:value="1.09929752349854" calcext:value-type="float">
            <text:p>1.099297523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3146000.3252" calcext:value-type="float">
            <text:p>1443146000.3252</text:p>
          </table:table-cell>
          <table:table-cell office:value-type="float" office:value="4320" calcext:value-type="float">
            <text:p>4320</text:p>
          </table:table-cell>
          <table:table-cell table:formula="of:=[.B8]-[.$B$2]" office:value-type="float" office:value="0.325029134750366" calcext:value-type="float">
            <text:p>0.3250291348</text:p>
          </table:table-cell>
          <table:table-cell table:formula="of:=[.C8]/([.D8]-[.D7])" office:value-type="float" office:value="79680.0084431975" calcext:value-type="float">
            <text:p>79680.0084431975</text:p>
          </table:table-cell>
          <table:table-cell/>
          <table:table-cell office:value-type="float" office:value="1443146002.03266" calcext:value-type="float">
            <text:p>1443146002.03266</text:p>
          </table:table-cell>
          <table:table-cell table:formula="of:=[.G8]-[.$B$2]" office:value-type="float" office:value="2.0324854850769" calcext:value-type="float">
            <text:p>2.0324854851</text:p>
          </table:table-cell>
          <table:table-cell table:formula="of:=[.C8]/([.H8]-[.H7])" office:value-type="float" office:value="6521.97850050662" calcext:value-type="float">
            <text:p>6521.9785005066</text:p>
          </table:table-cell>
          <table:table-cell table:formula="of:=[.G8]-[.$B8]" office:value-type="float" office:value="1.70745635032654" calcext:value-type="float">
            <text:p>1.707456350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3146000.37935" calcext:value-type="float">
            <text:p>1443146000.37935</text:p>
          </table:table-cell>
          <table:table-cell office:value-type="float" office:value="4320" calcext:value-type="float">
            <text:p>4320</text:p>
          </table:table-cell>
          <table:table-cell table:formula="of:=[.B9]-[.$B$2]" office:value-type="float" office:value="0.379172563552856" calcext:value-type="float">
            <text:p>0.3791725636</text:p>
          </table:table-cell>
          <table:table-cell table:formula="of:=[.C9]/([.D9]-[.D8])" office:value-type="float" office:value="79788.0757747893" calcext:value-type="float">
            <text:p>79788.0757747893</text:p>
          </table:table-cell>
          <table:table-cell/>
          <table:table-cell office:value-type="float" office:value="1443146006.01808" calcext:value-type="float">
            <text:p>1443146006.01808</text:p>
          </table:table-cell>
          <table:table-cell table:formula="of:=[.G9]-[.$B$2]" office:value-type="float" office:value="6.01790189743042" calcext:value-type="float">
            <text:p>6.0179018974</text:p>
          </table:table-cell>
          <table:table-cell table:formula="of:=[.C9]/([.H9]-[.H8])" office:value-type="float" office:value="1083.95197716589" calcext:value-type="float">
            <text:p>1083.9519771659</text:p>
          </table:table-cell>
          <table:table-cell table:formula="of:=[.G9]-[.$B9]" office:value-type="float" office:value="5.63872933387756" calcext:value-type="float">
            <text:p>5.638729333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3146000.43349" calcext:value-type="float">
            <text:p>1443146000.43349</text:p>
          </table:table-cell>
          <table:table-cell office:value-type="float" office:value="4320" calcext:value-type="float">
            <text:p>4320</text:p>
          </table:table-cell>
          <table:table-cell table:formula="of:=[.B10]-[.$B$2]" office:value-type="float" office:value="0.43331503868103" calcext:value-type="float">
            <text:p>0.4333150387</text:p>
          </table:table-cell>
          <table:table-cell table:formula="of:=[.C10]/([.D10]-[.D9])" office:value-type="float" office:value="79789.4811748646" calcext:value-type="float">
            <text:p>79789.4811748646</text:p>
          </table:table-cell>
          <table:table-cell/>
          <table:table-cell office:value-type="float" office:value="1443146006.142" calcext:value-type="float">
            <text:p>1443146006.142</text:p>
          </table:table-cell>
          <table:table-cell table:formula="of:=[.G10]-[.$B$2]" office:value-type="float" office:value="6.14182090759277" calcext:value-type="float">
            <text:p>6.1418209076</text:p>
          </table:table-cell>
          <table:table-cell table:formula="of:=[.C10]/([.H10]-[.H9])" office:value-type="float" office:value="34861.479238255" calcext:value-type="float">
            <text:p>34861.479238255</text:p>
          </table:table-cell>
          <table:table-cell table:formula="of:=[.G10]-[.$B10]" office:value-type="float" office:value="5.70850586891174" calcext:value-type="float">
            <text:p>5.708505868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3146000.48763" calcext:value-type="float">
            <text:p>1443146000.48763</text:p>
          </table:table-cell>
          <table:table-cell office:value-type="float" office:value="4320" calcext:value-type="float">
            <text:p>4320</text:p>
          </table:table-cell>
          <table:table-cell table:formula="of:=[.B11]-[.$B$2]" office:value-type="float" office:value="0.487459421157837" calcext:value-type="float">
            <text:p>0.4874594212</text:p>
          </table:table-cell>
          <table:table-cell table:formula="of:=[.C11]/([.D11]-[.D10])" office:value-type="float" office:value="79786.6704242222" calcext:value-type="float">
            <text:p>79786.6704242222</text:p>
          </table:table-cell>
          <table:table-cell/>
          <table:table-cell office:value-type="float" office:value="1443146006.57767" calcext:value-type="float">
            <text:p>1443146006.57767</text:p>
          </table:table-cell>
          <table:table-cell table:formula="of:=[.G11]-[.$B$2]" office:value-type="float" office:value="6.57749152183533" calcext:value-type="float">
            <text:p>6.5774915218</text:p>
          </table:table-cell>
          <table:table-cell table:formula="of:=[.C11]/([.H11]-[.H10])" office:value-type="float" office:value="9915.7479498833" calcext:value-type="float">
            <text:p>9915.7479498833</text:p>
          </table:table-cell>
          <table:table-cell table:formula="of:=[.G11]-[.$B11]" office:value-type="float" office:value="6.09003210067749" calcext:value-type="float">
            <text:p>6.090032100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3146000.54176" calcext:value-type="float">
            <text:p>1443146000.54176</text:p>
          </table:table-cell>
          <table:table-cell office:value-type="float" office:value="4320" calcext:value-type="float">
            <text:p>4320</text:p>
          </table:table-cell>
          <table:table-cell table:formula="of:=[.B12]-[.$B$2]" office:value-type="float" office:value="0.541582584381104" calcext:value-type="float">
            <text:p>0.5415825844</text:p>
          </table:table-cell>
          <table:table-cell table:formula="of:=[.C12]/([.D12]-[.D11])" office:value-type="float" office:value="79817.9511825522" calcext:value-type="float">
            <text:p>79817.9511825522</text:p>
          </table:table-cell>
          <table:table-cell/>
          <table:table-cell office:value-type="float" office:value="1443146007.01118" calcext:value-type="float">
            <text:p>1443146007.01118</text:p>
          </table:table-cell>
          <table:table-cell table:formula="of:=[.G12]-[.$B$2]" office:value-type="float" office:value="7.01100325584412" calcext:value-type="float">
            <text:p>7.0110032558</text:p>
          </table:table-cell>
          <table:table-cell table:formula="of:=[.C12]/([.H12]-[.H11])" office:value-type="float" office:value="9965.1281870779" calcext:value-type="float">
            <text:p>9965.1281870779</text:p>
          </table:table-cell>
          <table:table-cell table:formula="of:=[.G12]-[.$B12]" office:value-type="float" office:value="6.46942067146301" calcext:value-type="float">
            <text:p>6.469420671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3146000.5959" calcext:value-type="float">
            <text:p>1443146000.5959</text:p>
          </table:table-cell>
          <table:table-cell office:value-type="float" office:value="4320" calcext:value-type="float">
            <text:p>4320</text:p>
          </table:table-cell>
          <table:table-cell table:formula="of:=[.B13]-[.$B$2]" office:value-type="float" office:value="0.595727205276489" calcext:value-type="float">
            <text:p>0.5957272053</text:p>
          </table:table-cell>
          <table:table-cell table:formula="of:=[.C13]/([.D13]-[.D12])" office:value-type="float" office:value="79786.3190943157" calcext:value-type="float">
            <text:p>79786.3190943157</text:p>
          </table:table-cell>
          <table:table-cell/>
          <table:table-cell office:value-type="float" office:value="1443146011.01414" calcext:value-type="float">
            <text:p>1443146011.01414</text:p>
          </table:table-cell>
          <table:table-cell table:formula="of:=[.G13]-[.$B$2]" office:value-type="float" office:value="11.0139677524567" calcext:value-type="float">
            <text:p>11.0139677525</text:p>
          </table:table-cell>
          <table:table-cell table:formula="of:=[.C13]/([.H13]-[.H12])" office:value-type="float" office:value="1079.20017868151" calcext:value-type="float">
            <text:p>1079.2001786815</text:p>
          </table:table-cell>
          <table:table-cell table:formula="of:=[.G13]-[.$B13]" office:value-type="float" office:value="10.4182405471802" calcext:value-type="float">
            <text:p>10.418240547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3146000.65004" calcext:value-type="float">
            <text:p>1443146000.65004</text:p>
          </table:table-cell>
          <table:table-cell office:value-type="float" office:value="4320" calcext:value-type="float">
            <text:p>4320</text:p>
          </table:table-cell>
          <table:table-cell table:formula="of:=[.B14]-[.$B$2]" office:value-type="float" office:value="0.64986777305603" calcext:value-type="float">
            <text:p>0.6498677731</text:p>
          </table:table-cell>
          <table:table-cell table:formula="of:=[.C14]/([.D14]-[.D13])" office:value-type="float" office:value="79792.2921235501" calcext:value-type="float">
            <text:p>79792.2921235501</text:p>
          </table:table-cell>
          <table:table-cell/>
          <table:table-cell office:value-type="float" office:value="1443146011.06453" calcext:value-type="float">
            <text:p>1443146011.06453</text:p>
          </table:table-cell>
          <table:table-cell table:formula="of:=[.G14]-[.$B$2]" office:value-type="float" office:value="11.0643577575684" calcext:value-type="float">
            <text:p>11.0643577576</text:p>
          </table:table-cell>
          <table:table-cell table:formula="of:=[.C14]/([.H14]-[.H13])" office:value-type="float" office:value="85731.2871952345" calcext:value-type="float">
            <text:p>85731.2871952345</text:p>
          </table:table-cell>
          <table:table-cell table:formula="of:=[.G14]-[.$B14]" office:value-type="float" office:value="10.4144899845123" calcext:value-type="float">
            <text:p>10.414489984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3146000.70418" calcext:value-type="float">
            <text:p>1443146000.70418</text:p>
          </table:table-cell>
          <table:table-cell office:value-type="float" office:value="4320" calcext:value-type="float">
            <text:p>4320</text:p>
          </table:table-cell>
          <table:table-cell table:formula="of:=[.B15]-[.$B$2]" office:value-type="float" office:value="0.704007863998413" calcext:value-type="float">
            <text:p>0.704007864</text:p>
          </table:table-cell>
          <table:table-cell table:formula="of:=[.C15]/([.D15]-[.D14])" office:value-type="float" office:value="79792.9948916681" calcext:value-type="float">
            <text:p>79792.9948916681</text:p>
          </table:table-cell>
          <table:table-cell/>
          <table:table-cell office:value-type="float" office:value="1443146011.11497" calcext:value-type="float">
            <text:p>1443146011.11497</text:p>
          </table:table-cell>
          <table:table-cell table:formula="of:=[.G15]-[.$B$2]" office:value-type="float" office:value="11.1147964000702" calcext:value-type="float">
            <text:p>11.1147964001</text:p>
          </table:table-cell>
          <table:table-cell table:formula="of:=[.C15]/([.H15]-[.H14])" office:value-type="float" office:value="85648.6175226301" calcext:value-type="float">
            <text:p>85648.6175226301</text:p>
          </table:table-cell>
          <table:table-cell table:formula="of:=[.G15]-[.$B15]" office:value-type="float" office:value="10.4107885360718" calcext:value-type="float">
            <text:p>10.410788536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3146000.75835" calcext:value-type="float">
            <text:p>1443146000.75835</text:p>
          </table:table-cell>
          <table:table-cell office:value-type="float" office:value="4320" calcext:value-type="float">
            <text:p>4320</text:p>
          </table:table-cell>
          <table:table-cell table:formula="of:=[.B16]-[.$B$2]" office:value-type="float" office:value="0.758173227310181" calcext:value-type="float">
            <text:p>0.7581732273</text:p>
          </table:table-cell>
          <table:table-cell table:formula="of:=[.C16]/([.D16]-[.D15])" office:value-type="float" office:value="79755.7652320125" calcext:value-type="float">
            <text:p>79755.7652320125</text:p>
          </table:table-cell>
          <table:table-cell/>
          <table:table-cell office:value-type="float" office:value="1443146011.16541" calcext:value-type="float">
            <text:p>1443146011.16541</text:p>
          </table:table-cell>
          <table:table-cell table:formula="of:=[.G16]-[.$B$2]" office:value-type="float" office:value="11.1652352809906" calcext:value-type="float">
            <text:p>11.165235281</text:p>
          </table:table-cell>
          <table:table-cell table:formula="of:=[.C16]/([.H16]-[.H15])" office:value-type="float" office:value="85648.2126718221" calcext:value-type="float">
            <text:p>85648.2126718221</text:p>
          </table:table-cell>
          <table:table-cell table:formula="of:=[.G16]-[.$B16]" office:value-type="float" office:value="10.4070620536804" calcext:value-type="float">
            <text:p>10.407062053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3146000.81252" calcext:value-type="float">
            <text:p>1443146000.81252</text:p>
          </table:table-cell>
          <table:table-cell office:value-type="float" office:value="4320" calcext:value-type="float">
            <text:p>4320</text:p>
          </table:table-cell>
          <table:table-cell table:formula="of:=[.B17]-[.$B$2]" office:value-type="float" office:value="0.812344789505005" calcext:value-type="float">
            <text:p>0.8123447895</text:p>
          </table:table-cell>
          <table:table-cell table:formula="of:=[.C17]/([.D17]-[.D16])" office:value-type="float" office:value="79746.6387338697" calcext:value-type="float">
            <text:p>79746.6387338697</text:p>
          </table:table-cell>
          <table:table-cell/>
          <table:table-cell office:value-type="float" office:value="1443146011.21585" calcext:value-type="float">
            <text:p>1443146011.21585</text:p>
          </table:table-cell>
          <table:table-cell table:formula="of:=[.G17]-[.$B$2]" office:value-type="float" office:value="11.215672492981" calcext:value-type="float">
            <text:p>11.215672493</text:p>
          </table:table-cell>
          <table:table-cell table:formula="of:=[.C17]/([.H17]-[.H16])" office:value-type="float" office:value="85651.0467078549" calcext:value-type="float">
            <text:p>85651.0467078549</text:p>
          </table:table-cell>
          <table:table-cell table:formula="of:=[.G17]-[.$B17]" office:value-type="float" office:value="10.403327703476" calcext:value-type="float">
            <text:p>10.403327703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3146000.86668" calcext:value-type="float">
            <text:p>1443146000.86668</text:p>
          </table:table-cell>
          <table:table-cell office:value-type="float" office:value="4320" calcext:value-type="float">
            <text:p>4320</text:p>
          </table:table-cell>
          <table:table-cell table:formula="of:=[.B18]-[.$B$2]" office:value-type="float" office:value="0.866508483886719" calcext:value-type="float">
            <text:p>0.8665084839</text:p>
          </table:table-cell>
          <table:table-cell table:formula="of:=[.C18]/([.D18]-[.D17])" office:value-type="float" office:value="79758.222723051" calcext:value-type="float">
            <text:p>79758.222723051</text:p>
          </table:table-cell>
          <table:table-cell/>
          <table:table-cell office:value-type="float" office:value="1443146011.26637" calcext:value-type="float">
            <text:p>1443146011.26637</text:p>
          </table:table-cell>
          <table:table-cell table:formula="of:=[.G18]-[.$B$2]" office:value-type="float" office:value="11.2661960124969" calcext:value-type="float">
            <text:p>11.2661960125</text:p>
          </table:table-cell>
          <table:table-cell table:formula="of:=[.C18]/([.H18]-[.H17])" office:value-type="float" office:value="85504.7320809208" calcext:value-type="float">
            <text:p>85504.7320809208</text:p>
          </table:table-cell>
          <table:table-cell table:formula="of:=[.G18]-[.$B18]" office:value-type="float" office:value="10.3996875286102" calcext:value-type="float">
            <text:p>10.399687528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3146000.92083" calcext:value-type="float">
            <text:p>1443146000.92083</text:p>
          </table:table-cell>
          <table:table-cell office:value-type="float" office:value="4320" calcext:value-type="float">
            <text:p>4320</text:p>
          </table:table-cell>
          <table:table-cell table:formula="of:=[.B19]-[.$B$2]" office:value-type="float" office:value="0.920657634735107" calcext:value-type="float">
            <text:p>0.9206576347</text:p>
          </table:table-cell>
          <table:table-cell table:formula="of:=[.C19]/([.D19]-[.D18])" office:value-type="float" office:value="79779.644413917" calcext:value-type="float">
            <text:p>79779.644413917</text:p>
          </table:table-cell>
          <table:table-cell/>
          <table:table-cell office:value-type="float" office:value="1443146011.31672" calcext:value-type="float">
            <text:p>1443146011.31672</text:p>
          </table:table-cell>
          <table:table-cell table:formula="of:=[.G19]-[.$B$2]" office:value-type="float" office:value="11.3165481090546" calcext:value-type="float">
            <text:p>11.3165481091</text:p>
          </table:table-cell>
          <table:table-cell table:formula="of:=[.C19]/([.H19]-[.H18])" office:value-type="float" office:value="85795.8316602902" calcext:value-type="float">
            <text:p>85795.8316602902</text:p>
          </table:table-cell>
          <table:table-cell table:formula="of:=[.G19]-[.$B19]" office:value-type="float" office:value="10.3958904743195" calcext:value-type="float">
            <text:p>10.395890474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3146000.97503" calcext:value-type="float">
            <text:p>1443146000.97503</text:p>
          </table:table-cell>
          <table:table-cell office:value-type="float" office:value="4320" calcext:value-type="float">
            <text:p>4320</text:p>
          </table:table-cell>
          <table:table-cell table:formula="of:=[.B20]-[.$B$2]" office:value-type="float" office:value="0.974856615066528" calcext:value-type="float">
            <text:p>0.9748566151</text:p>
          </table:table-cell>
          <table:table-cell table:formula="of:=[.C20]/([.D20]-[.D19])" office:value-type="float" office:value="79706.2965683795" calcext:value-type="float">
            <text:p>79706.2965683795</text:p>
          </table:table-cell>
          <table:table-cell/>
          <table:table-cell office:value-type="float" office:value="1443146011.36713" calcext:value-type="float">
            <text:p>1443146011.36713</text:p>
          </table:table-cell>
          <table:table-cell table:formula="of:=[.G20]-[.$B$2]" office:value-type="float" office:value="11.3669607639313" calcext:value-type="float">
            <text:p>11.3669607639</text:p>
          </table:table-cell>
          <table:table-cell table:formula="of:=[.C20]/([.H20]-[.H19])" office:value-type="float" office:value="85692.7692176726" calcext:value-type="float">
            <text:p>85692.7692176726</text:p>
          </table:table-cell>
          <table:table-cell table:formula="of:=[.G20]-[.$B20]" office:value-type="float" office:value="10.3921041488647" calcext:value-type="float">
            <text:p>10.392104148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3146001.02751" calcext:value-type="float">
            <text:p>1443146001.02751</text:p>
          </table:table-cell>
          <table:table-cell office:value-type="float" office:value="4320" calcext:value-type="float">
            <text:p>4320</text:p>
          </table:table-cell>
          <table:table-cell table:formula="of:=[.B21]-[.$B$2]" office:value-type="float" office:value="1.02733325958252" calcext:value-type="float">
            <text:p>1.0273332596</text:p>
          </table:table-cell>
          <table:table-cell table:formula="of:=[.C21]/([.D21]-[.D20])" office:value-type="float" office:value="82322.33672417" calcext:value-type="float">
            <text:p>82322.33672417</text:p>
          </table:table-cell>
          <table:table-cell/>
          <table:table-cell office:value-type="float" office:value="1443146011.41765" calcext:value-type="float">
            <text:p>1443146011.41765</text:p>
          </table:table-cell>
          <table:table-cell table:formula="of:=[.G21]-[.$B$2]" office:value-type="float" office:value="11.4174735546112" calcext:value-type="float">
            <text:p>11.4174735546</text:p>
          </table:table-cell>
          <table:table-cell table:formula="of:=[.C21]/([.H21]-[.H20])" office:value-type="float" office:value="85522.8931494435" calcext:value-type="float">
            <text:p>85522.8931494435</text:p>
          </table:table-cell>
          <table:table-cell table:formula="of:=[.G21]-[.$B21]" office:value-type="float" office:value="10.3901402950287" calcext:value-type="float">
            <text:p>10.39014029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3146001.07852" calcext:value-type="float">
            <text:p>1443146001.07852</text:p>
          </table:table-cell>
          <table:table-cell office:value-type="float" office:value="4320" calcext:value-type="float">
            <text:p>4320</text:p>
          </table:table-cell>
          <table:table-cell table:formula="of:=[.B22]-[.$B$2]" office:value-type="float" office:value="1.07834196090698" calcext:value-type="float">
            <text:p>1.0783419609</text:p>
          </table:table-cell>
          <table:table-cell table:formula="of:=[.C22]/([.D22]-[.D21])" office:value-type="float" office:value="84691.4327914521" calcext:value-type="float">
            <text:p>84691.4327914521</text:p>
          </table:table-cell>
          <table:table-cell/>
          <table:table-cell office:value-type="float" office:value="1443146011.46815" calcext:value-type="float">
            <text:p>1443146011.46815</text:p>
          </table:table-cell>
          <table:table-cell table:formula="of:=[.G22]-[.$B$2]" office:value-type="float" office:value="11.4679708480835" calcext:value-type="float">
            <text:p>11.4679708481</text:p>
          </table:table-cell>
          <table:table-cell table:formula="of:=[.C22]/([.H22]-[.H21])" office:value-type="float" office:value="85549.139428048" calcext:value-type="float">
            <text:p>85549.139428048</text:p>
          </table:table-cell>
          <table:table-cell table:formula="of:=[.G22]-[.$B22]" office:value-type="float" office:value="10.3896288871765" calcext:value-type="float">
            <text:p>10.3896288872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3146001.12949" calcext:value-type="float">
            <text:p>1443146001.12949</text:p>
          </table:table-cell>
          <table:table-cell office:value-type="float" office:value="4320" calcext:value-type="float">
            <text:p>4320</text:p>
          </table:table-cell>
          <table:table-cell table:formula="of:=[.B23]-[.$B$2]" office:value-type="float" office:value="1.12931084632874" calcext:value-type="float">
            <text:p>1.1293108463</text:p>
          </table:table-cell>
          <table:table-cell table:formula="of:=[.C23]/([.D23]-[.D22])" office:value-type="float" office:value="84757.5920927687" calcext:value-type="float">
            <text:p>84757.5920927687</text:p>
          </table:table-cell>
          <table:table-cell/>
          <table:table-cell office:value-type="float" office:value="1443146011.51849" calcext:value-type="float">
            <text:p>1443146011.51849</text:p>
          </table:table-cell>
          <table:table-cell table:formula="of:=[.G23]-[.$B$2]" office:value-type="float" office:value="11.5183205604553" calcext:value-type="float">
            <text:p>11.5183205605</text:p>
          </table:table-cell>
          <table:table-cell table:formula="of:=[.C23]/([.H23]-[.H22])" office:value-type="float" office:value="85799.8943091741" calcext:value-type="float">
            <text:p>85799.8943091741</text:p>
          </table:table-cell>
          <table:table-cell table:formula="of:=[.G23]-[.$B23]" office:value-type="float" office:value="10.3890097141266" calcext:value-type="float">
            <text:p>10.389009714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43146001.18045" calcext:value-type="float">
            <text:p>1443146001.18045</text:p>
          </table:table-cell>
          <table:table-cell office:value-type="float" office:value="4320" calcext:value-type="float">
            <text:p>4320</text:p>
          </table:table-cell>
          <table:table-cell table:formula="of:=[.B24]-[.$B$2]" office:value-type="float" office:value="1.18027997016907" calcext:value-type="float">
            <text:p>1.1802799702</text:p>
          </table:table-cell>
          <table:table-cell table:formula="of:=[.C24]/([.D24]-[.D23])" office:value-type="float" office:value="84757.1956216672" calcext:value-type="float">
            <text:p>84757.1956216672</text:p>
          </table:table-cell>
          <table:table-cell/>
          <table:table-cell office:value-type="float" office:value="1443146011.56898" calcext:value-type="float">
            <text:p>1443146011.56898</text:p>
          </table:table-cell>
          <table:table-cell table:formula="of:=[.G24]-[.$B$2]" office:value-type="float" office:value="11.5688104629517" calcext:value-type="float">
            <text:p>11.568810463</text:p>
          </table:table-cell>
          <table:table-cell table:formula="of:=[.C24]/([.H24]-[.H23])" office:value-type="float" office:value="85561.6625584361" calcext:value-type="float">
            <text:p>85561.6625584361</text:p>
          </table:table-cell>
          <table:table-cell table:formula="of:=[.G24]-[.$B24]" office:value-type="float" office:value="10.3885304927826" calcext:value-type="float">
            <text:p>10.3885304928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43146001.23141" calcext:value-type="float">
            <text:p>1443146001.23141</text:p>
          </table:table-cell>
          <table:table-cell office:value-type="float" office:value="4320" calcext:value-type="float">
            <text:p>4320</text:p>
          </table:table-cell>
          <table:table-cell table:formula="of:=[.B25]-[.$B$2]" office:value-type="float" office:value="1.23123908042908" calcext:value-type="float">
            <text:p>1.2312390804</text:p>
          </table:table-cell>
          <table:table-cell table:formula="of:=[.C25]/([.D25]-[.D24])" office:value-type="float" office:value="84773.8506021391" calcext:value-type="float">
            <text:p>84773.8506021391</text:p>
          </table:table-cell>
          <table:table-cell/>
          <table:table-cell office:value-type="float" office:value="1443146011.61945" calcext:value-type="float">
            <text:p>1443146011.61945</text:p>
          </table:table-cell>
          <table:table-cell table:formula="of:=[.G25]-[.$B$2]" office:value-type="float" office:value="11.6192789077759" calcext:value-type="float">
            <text:p>11.6192789078</text:p>
          </table:table-cell>
          <table:table-cell table:formula="of:=[.C25]/([.H25]-[.H24])" office:value-type="float" office:value="85598.0408163265" calcext:value-type="float">
            <text:p>85598.0408163265</text:p>
          </table:table-cell>
          <table:table-cell table:formula="of:=[.G25]-[.$B25]" office:value-type="float" office:value="10.3880398273468" calcext:value-type="float">
            <text:p>10.388039827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43146001.28241" calcext:value-type="float">
            <text:p>1443146001.28241</text:p>
          </table:table-cell>
          <table:table-cell office:value-type="float" office:value="4320" calcext:value-type="float">
            <text:p>4320</text:p>
          </table:table-cell>
          <table:table-cell table:formula="of:=[.B26]-[.$B$2]" office:value-type="float" office:value="1.28223085403442" calcext:value-type="float">
            <text:p>1.282230854</text:p>
          </table:table-cell>
          <table:table-cell table:formula="of:=[.C26]/([.D26]-[.D25])" office:value-type="float" office:value="84719.547773232" calcext:value-type="float">
            <text:p>84719.547773232</text:p>
          </table:table-cell>
          <table:table-cell/>
          <table:table-cell office:value-type="float" office:value="1443146011.66989" calcext:value-type="float">
            <text:p>1443146011.66989</text:p>
          </table:table-cell>
          <table:table-cell table:formula="of:=[.G26]-[.$B$2]" office:value-type="float" office:value="11.6697132587433" calcext:value-type="float">
            <text:p>11.6697132587</text:p>
          </table:table-cell>
          <table:table-cell table:formula="of:=[.C26]/([.H26]-[.H25])" office:value-type="float" office:value="85655.9054917107" calcext:value-type="float">
            <text:p>85655.9054917107</text:p>
          </table:table-cell>
          <table:table-cell table:formula="of:=[.G26]-[.$B26]" office:value-type="float" office:value="10.3874824047089" calcext:value-type="float">
            <text:p>10.3874824047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43146001.33336" calcext:value-type="float">
            <text:p>1443146001.33336</text:p>
          </table:table-cell>
          <table:table-cell office:value-type="float" office:value="4320" calcext:value-type="float">
            <text:p>4320</text:p>
          </table:table-cell>
          <table:table-cell table:formula="of:=[.B27]-[.$B$2]" office:value-type="float" office:value="1.33318305015564" calcext:value-type="float">
            <text:p>1.3331830502</text:p>
          </table:table-cell>
          <table:table-cell table:formula="of:=[.C27]/([.D27]-[.D26])" office:value-type="float" office:value="84785.3542901796" calcext:value-type="float">
            <text:p>84785.3542901796</text:p>
          </table:table-cell>
          <table:table-cell/>
          <table:table-cell office:value-type="float" office:value="1443146011.72033" calcext:value-type="float">
            <text:p>1443146011.72033</text:p>
          </table:table-cell>
          <table:table-cell table:formula="of:=[.G27]-[.$B$2]" office:value-type="float" office:value="11.7201545238495" calcext:value-type="float">
            <text:p>11.7201545238</text:p>
          </table:table-cell>
          <table:table-cell table:formula="of:=[.C27]/([.H27]-[.H26])" office:value-type="float" office:value="85644.1643742378" calcext:value-type="float">
            <text:p>85644.1643742378</text:p>
          </table:table-cell>
          <table:table-cell table:formula="of:=[.G27]-[.$B27]" office:value-type="float" office:value="10.3869714736938" calcext:value-type="float">
            <text:p>10.3869714737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43146001.3843" calcext:value-type="float">
            <text:p>1443146001.3843</text:p>
          </table:table-cell>
          <table:table-cell office:value-type="float" office:value="4320" calcext:value-type="float">
            <text:p>4320</text:p>
          </table:table-cell>
          <table:table-cell table:formula="of:=[.B28]-[.$B$2]" office:value-type="float" office:value="1.38412666320801" calcext:value-type="float">
            <text:p>1.3841266632</text:p>
          </table:table-cell>
          <table:table-cell table:formula="of:=[.C28]/([.D28]-[.D27])" office:value-type="float" office:value="84799.6390746608" calcext:value-type="float">
            <text:p>84799.6390746608</text:p>
          </table:table-cell>
          <table:table-cell/>
          <table:table-cell office:value-type="float" office:value="1443146011.7708" calcext:value-type="float">
            <text:p>1443146011.7708</text:p>
          </table:table-cell>
          <table:table-cell table:formula="of:=[.G28]-[.$B$2]" office:value-type="float" office:value="11.7706258296967" calcext:value-type="float">
            <text:p>11.7706258297</text:p>
          </table:table-cell>
          <table:table-cell table:formula="of:=[.C28]/([.H28]-[.H27])" office:value-type="float" office:value="85593.1885947509" calcext:value-type="float">
            <text:p>85593.1885947509</text:p>
          </table:table-cell>
          <table:table-cell table:formula="of:=[.G28]-[.$B28]" office:value-type="float" office:value="10.3864991664886" calcext:value-type="float">
            <text:p>10.3864991665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43146001.43524" calcext:value-type="float">
            <text:p>1443146001.43524</text:p>
          </table:table-cell>
          <table:table-cell office:value-type="float" office:value="4320" calcext:value-type="float">
            <text:p>4320</text:p>
          </table:table-cell>
          <table:table-cell table:formula="of:=[.B29]-[.$B$2]" office:value-type="float" office:value="1.43506360054016" calcext:value-type="float">
            <text:p>1.4350636005</text:p>
          </table:table-cell>
          <table:table-cell table:formula="of:=[.C29]/([.D29]-[.D28])" office:value-type="float" office:value="84810.7527908446" calcext:value-type="float">
            <text:p>84810.7527908446</text:p>
          </table:table-cell>
          <table:table-cell/>
          <table:table-cell office:value-type="float" office:value="1443146011.82124" calcext:value-type="float">
            <text:p>1443146011.82124</text:p>
          </table:table-cell>
          <table:table-cell table:formula="of:=[.G29]-[.$B$2]" office:value-type="float" office:value="11.8210706710815" calcext:value-type="float">
            <text:p>11.8210706711</text:p>
          </table:table-cell>
          <table:table-cell table:formula="of:=[.C29]/([.H29]-[.H28])" office:value-type="float" office:value="85638.0926453699" calcext:value-type="float">
            <text:p>85638.0926453699</text:p>
          </table:table-cell>
          <table:table-cell table:formula="of:=[.G29]-[.$B29]" office:value-type="float" office:value="10.3860070705414" calcext:value-type="float">
            <text:p>10.3860070705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43146001.48618" calcext:value-type="float">
            <text:p>1443146001.48618</text:p>
          </table:table-cell>
          <table:table-cell office:value-type="float" office:value="4320" calcext:value-type="float">
            <text:p>4320</text:p>
          </table:table-cell>
          <table:table-cell table:formula="of:=[.B30]-[.$B$2]" office:value-type="float" office:value="1.48600745201111" calcext:value-type="float">
            <text:p>1.486007452</text:p>
          </table:table-cell>
          <table:table-cell table:formula="of:=[.C30]/([.D30]-[.D29])" office:value-type="float" office:value="84799.2422100958" calcext:value-type="float">
            <text:p>84799.2422100958</text:p>
          </table:table-cell>
          <table:table-cell/>
          <table:table-cell office:value-type="float" office:value="1443146011.87171" calcext:value-type="float">
            <text:p>1443146011.87171</text:p>
          </table:table-cell>
          <table:table-cell table:formula="of:=[.G30]-[.$B$2]" office:value-type="float" office:value="11.8715360164642" calcext:value-type="float">
            <text:p>11.8715360165</text:p>
          </table:table-cell>
          <table:table-cell table:formula="of:=[.C30]/([.H30]-[.H29])" office:value-type="float" office:value="85603.2980105543" calcext:value-type="float">
            <text:p>85603.2980105543</text:p>
          </table:table-cell>
          <table:table-cell table:formula="of:=[.G30]-[.$B30]" office:value-type="float" office:value="10.3855285644531" calcext:value-type="float">
            <text:p>10.385528564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43146001.53714" calcext:value-type="float">
            <text:p>1443146001.53714</text:p>
          </table:table-cell>
          <table:table-cell office:value-type="float" office:value="4320" calcext:value-type="float">
            <text:p>4320</text:p>
          </table:table-cell>
          <table:table-cell table:formula="of:=[.B31]-[.$B$2]" office:value-type="float" office:value="1.53696465492249" calcext:value-type="float">
            <text:p>1.5369646549</text:p>
          </table:table-cell>
          <table:table-cell table:formula="of:=[.C31]/([.D31]-[.D30])" office:value-type="float" office:value="84777.0237215178" calcext:value-type="float">
            <text:p>84777.0237215178</text:p>
          </table:table-cell>
          <table:table-cell/>
          <table:table-cell office:value-type="float" office:value="1443146011.92207" calcext:value-type="float">
            <text:p>1443146011.92207</text:p>
          </table:table-cell>
          <table:table-cell table:formula="of:=[.G31]-[.$B$2]" office:value-type="float" office:value="11.9218997955322" calcext:value-type="float">
            <text:p>11.9218997955</text:p>
          </table:table-cell>
          <table:table-cell table:formula="of:=[.C31]/([.H31]-[.H30])" office:value-type="float" office:value="85775.930240815" calcext:value-type="float">
            <text:p>85775.930240815</text:p>
          </table:table-cell>
          <table:table-cell table:formula="of:=[.G31]-[.$B31]" office:value-type="float" office:value="10.3849351406097" calcext:value-type="float">
            <text:p>10.3849351406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43146001.5881" calcext:value-type="float">
            <text:p>1443146001.5881</text:p>
          </table:table-cell>
          <table:table-cell office:value-type="float" office:value="4320" calcext:value-type="float">
            <text:p>4320</text:p>
          </table:table-cell>
          <table:table-cell table:formula="of:=[.B32]-[.$B$2]" office:value-type="float" office:value="1.58792686462402" calcext:value-type="float">
            <text:p>1.5879268646</text:p>
          </table:table-cell>
          <table:table-cell table:formula="of:=[.C32]/([.D32]-[.D31])" office:value-type="float" office:value="84768.694789732" calcext:value-type="float">
            <text:p>84768.694789732</text:p>
          </table:table-cell>
          <table:table-cell/>
          <table:table-cell office:value-type="float" office:value="1443146011.97255" calcext:value-type="float">
            <text:p>1443146011.97255</text:p>
          </table:table-cell>
          <table:table-cell table:formula="of:=[.G32]-[.$B$2]" office:value-type="float" office:value="11.9723761081696" calcext:value-type="float">
            <text:p>11.9723761082</text:p>
          </table:table-cell>
          <table:table-cell table:formula="of:=[.C32]/([.H32]-[.H31])" office:value-type="float" office:value="85584.6985305579" calcext:value-type="float">
            <text:p>85584.6985305579</text:p>
          </table:table-cell>
          <table:table-cell table:formula="of:=[.G32]-[.$B32]" office:value-type="float" office:value="10.3844492435455" calcext:value-type="float">
            <text:p>10.3844492435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43146001.63906" calcext:value-type="float">
            <text:p>1443146001.63906</text:p>
          </table:table-cell>
          <table:table-cell office:value-type="float" office:value="4320" calcext:value-type="float">
            <text:p>4320</text:p>
          </table:table-cell>
          <table:table-cell table:formula="of:=[.B33]-[.$B$2]" office:value-type="float" office:value="1.63888311386108" calcext:value-type="float">
            <text:p>1.6388831139</text:p>
          </table:table-cell>
          <table:table-cell table:formula="of:=[.C33]/([.D33]-[.D32])" office:value-type="float" office:value="84778.6103702872" calcext:value-type="float">
            <text:p>84778.6103702872</text:p>
          </table:table-cell>
          <table:table-cell/>
          <table:table-cell office:value-type="float" office:value="1443146012.02304" calcext:value-type="float">
            <text:p>1443146012.02304</text:p>
          </table:table-cell>
          <table:table-cell table:formula="of:=[.G33]-[.$B$2]" office:value-type="float" office:value="12.0228643417358" calcext:value-type="float">
            <text:p>12.0228643417</text:p>
          </table:table-cell>
          <table:table-cell table:formula="of:=[.C33]/([.H33]-[.H32])" office:value-type="float" office:value="85564.4908695098" calcext:value-type="float">
            <text:p>85564.4908695098</text:p>
          </table:table-cell>
          <table:table-cell table:formula="of:=[.G33]-[.$B33]" office:value-type="float" office:value="10.3839812278748" calcext:value-type="float">
            <text:p>10.3839812279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43146001.69002" calcext:value-type="float">
            <text:p>1443146001.69002</text:p>
          </table:table-cell>
          <table:table-cell office:value-type="float" office:value="4320" calcext:value-type="float">
            <text:p>4320</text:p>
          </table:table-cell>
          <table:table-cell table:formula="of:=[.B34]-[.$B$2]" office:value-type="float" office:value="1.68984341621399" calcext:value-type="float">
            <text:p>1.6898434162</text:p>
          </table:table-cell>
          <table:table-cell table:formula="of:=[.C34]/([.D34]-[.D33])" office:value-type="float" office:value="84771.867523147" calcext:value-type="float">
            <text:p>84771.867523147</text:p>
          </table:table-cell>
          <table:table-cell/>
          <table:table-cell office:value-type="float" office:value="1443146012.03884" calcext:value-type="float">
            <text:p>1443146012.03884</text:p>
          </table:table-cell>
          <table:table-cell table:formula="of:=[.G34]-[.$B$2]" office:value-type="float" office:value="12.0386610031128" calcext:value-type="float">
            <text:p>12.0386610031</text:p>
          </table:table-cell>
          <table:table-cell table:formula="of:=[.C34]/([.H34]-[.H33])" office:value-type="float" office:value="273475.508331321" calcext:value-type="float">
            <text:p>273475.508331321</text:p>
          </table:table-cell>
          <table:table-cell table:formula="of:=[.G34]-[.$B34]" office:value-type="float" office:value="10.3488175868988" calcext:value-type="float">
            <text:p>10.3488175869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3146001.74098" calcext:value-type="float">
            <text:p>1443146001.74098</text:p>
          </table:table-cell>
          <table:table-cell office:value-type="float" office:value="4320" calcext:value-type="float">
            <text:p>4320</text:p>
          </table:table-cell>
          <table:table-cell table:formula="of:=[.B35]-[.$B$2]" office:value-type="float" office:value="1.74080586433411" calcext:value-type="float">
            <text:p>1.7408058643</text:p>
          </table:table-cell>
          <table:table-cell table:formula="of:=[.C35]/([.D35]-[.D34])" office:value-type="float" office:value="84768.2982147536" calcext:value-type="float">
            <text:p>84768.2982147536</text:p>
          </table:table-cell>
          <table:table-cell/>
          <table:table-cell office:value-type="float" office:value="1443146012.05462" calcext:value-type="float">
            <text:p>1443146012.05462</text:p>
          </table:table-cell>
          <table:table-cell table:formula="of:=[.G35]-[.$B$2]" office:value-type="float" office:value="12.0544497966766" calcext:value-type="float">
            <text:p>12.0544497967</text:p>
          </table:table-cell>
          <table:table-cell table:formula="of:=[.C35]/([.H35]-[.H34])" office:value-type="float" office:value="273611.78563339" calcext:value-type="float">
            <text:p>273611.78563339</text:p>
          </table:table-cell>
          <table:table-cell table:formula="of:=[.G35]-[.$B35]" office:value-type="float" office:value="10.3136439323425" calcext:value-type="float">
            <text:p>10.3136439323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3146001.79195" calcext:value-type="float">
            <text:p>1443146001.79195</text:p>
          </table:table-cell>
          <table:table-cell office:value-type="float" office:value="4320" calcext:value-type="float">
            <text:p>4320</text:p>
          </table:table-cell>
          <table:table-cell table:formula="of:=[.B36]-[.$B$2]" office:value-type="float" office:value="1.79177761077881" calcext:value-type="float">
            <text:p>1.7917776108</text:p>
          </table:table-cell>
          <table:table-cell table:formula="of:=[.C36]/([.D36]-[.D35])" office:value-type="float" office:value="84752.8346843412" calcext:value-type="float">
            <text:p>84752.8346843412</text:p>
          </table:table-cell>
          <table:table-cell/>
          <table:table-cell office:value-type="float" office:value="1443146012.08339" calcext:value-type="float">
            <text:p>1443146012.08339</text:p>
          </table:table-cell>
          <table:table-cell table:formula="of:=[.G36]-[.$B$2]" office:value-type="float" office:value="12.0832121372223" calcext:value-type="float">
            <text:p>12.0832121372</text:p>
          </table:table-cell>
          <table:table-cell table:formula="of:=[.C36]/([.H36]-[.H35])" office:value-type="float" office:value="150196.399807689" calcext:value-type="float">
            <text:p>150196.399807689</text:p>
          </table:table-cell>
          <table:table-cell table:formula="of:=[.G36]-[.$B36]" office:value-type="float" office:value="10.2914345264435" calcext:value-type="float">
            <text:p>10.291434526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3146001.84291" calcext:value-type="float">
            <text:p>1443146001.84291</text:p>
          </table:table-cell>
          <table:table-cell office:value-type="float" office:value="4320" calcext:value-type="float">
            <text:p>4320</text:p>
          </table:table-cell>
          <table:table-cell table:formula="of:=[.B37]-[.$B$2]" office:value-type="float" office:value="1.84274053573608" calcext:value-type="float">
            <text:p>1.8427405357</text:p>
          </table:table-cell>
          <table:table-cell table:formula="of:=[.C37]/([.D37]-[.D36])" office:value-type="float" office:value="84767.5050759284" calcext:value-type="float">
            <text:p>84767.5050759284</text:p>
          </table:table-cell>
          <table:table-cell/>
          <table:table-cell office:value-type="float" office:value="1443146012.13006" calcext:value-type="float">
            <text:p>1443146012.13006</text:p>
          </table:table-cell>
          <table:table-cell table:formula="of:=[.G37]-[.$B$2]" office:value-type="float" office:value="12.1298854351044" calcext:value-type="float">
            <text:p>12.1298854351</text:p>
          </table:table-cell>
          <table:table-cell table:formula="of:=[.C37]/([.H37]-[.H36])" office:value-type="float" office:value="92558.2762742514" calcext:value-type="float">
            <text:p>92558.2762742514</text:p>
          </table:table-cell>
          <table:table-cell table:formula="of:=[.G37]-[.$B37]" office:value-type="float" office:value="10.2871448993683" calcext:value-type="float">
            <text:p>10.2871448994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3146001.89393" calcext:value-type="float">
            <text:p>1443146001.89393</text:p>
          </table:table-cell>
          <table:table-cell office:value-type="float" office:value="4320" calcext:value-type="float">
            <text:p>4320</text:p>
          </table:table-cell>
          <table:table-cell table:formula="of:=[.B38]-[.$B$2]" office:value-type="float" office:value="1.89375329017639" calcext:value-type="float">
            <text:p>1.8937532902</text:p>
          </table:table-cell>
          <table:table-cell table:formula="of:=[.C38]/([.D38]-[.D37])" office:value-type="float" office:value="84684.7038039287" calcext:value-type="float">
            <text:p>84684.7038039287</text:p>
          </table:table-cell>
          <table:table-cell/>
          <table:table-cell office:value-type="float" office:value="1443146012.17676" calcext:value-type="float">
            <text:p>1443146012.17676</text:p>
          </table:table-cell>
          <table:table-cell table:formula="of:=[.G38]-[.$B$2]" office:value-type="float" office:value="12.1765899658203" calcext:value-type="float">
            <text:p>12.1765899658</text:p>
          </table:table-cell>
          <table:table-cell table:formula="of:=[.C38]/([.H38]-[.H37])" office:value-type="float" office:value="92496.3795541444" calcext:value-type="float">
            <text:p>92496.3795541444</text:p>
          </table:table-cell>
          <table:table-cell table:formula="of:=[.G38]-[.$B38]" office:value-type="float" office:value="10.2828366756439" calcext:value-type="float">
            <text:p>10.2828366756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43146001.94489" calcext:value-type="float">
            <text:p>1443146001.94489</text:p>
          </table:table-cell>
          <table:table-cell office:value-type="float" office:value="4320" calcext:value-type="float">
            <text:p>4320</text:p>
          </table:table-cell>
          <table:table-cell table:formula="of:=[.B39]-[.$B$2]" office:value-type="float" office:value="1.94471192359924" calcext:value-type="float">
            <text:p>1.9447119236</text:p>
          </table:table-cell>
          <table:table-cell table:formula="of:=[.C39]/([.D39]-[.D38])" office:value-type="float" office:value="84774.6438597148" calcext:value-type="float">
            <text:p>84774.6438597148</text:p>
          </table:table-cell>
          <table:table-cell/>
          <table:table-cell office:value-type="float" office:value="1443146012.22345" calcext:value-type="float">
            <text:p>1443146012.22345</text:p>
          </table:table-cell>
          <table:table-cell table:formula="of:=[.G39]-[.$B$2]" office:value-type="float" office:value="12.2232720851898" calcext:value-type="float">
            <text:p>12.2232720852</text:p>
          </table:table-cell>
          <table:table-cell table:formula="of:=[.C39]/([.H39]-[.H38])" office:value-type="float" office:value="92540.7856015608" calcext:value-type="float">
            <text:p>92540.7856015608</text:p>
          </table:table-cell>
          <table:table-cell table:formula="of:=[.G39]-[.$B39]" office:value-type="float" office:value="10.2785601615906" calcext:value-type="float">
            <text:p>10.2785601616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3146001.99585" calcext:value-type="float">
            <text:p>1443146001.99585</text:p>
          </table:table-cell>
          <table:table-cell office:value-type="float" office:value="4320" calcext:value-type="float">
            <text:p>4320</text:p>
          </table:table-cell>
          <table:table-cell table:formula="of:=[.B40]-[.$B$2]" office:value-type="float" office:value="1.99567985534668" calcext:value-type="float">
            <text:p>1.9956798553</text:p>
          </table:table-cell>
          <table:table-cell table:formula="of:=[.C40]/([.D40]-[.D39])" office:value-type="float" office:value="84759.1780142673" calcext:value-type="float">
            <text:p>84759.1780142673</text:p>
          </table:table-cell>
          <table:table-cell/>
          <table:table-cell office:value-type="float" office:value="1443146012.27012" calcext:value-type="float">
            <text:p>1443146012.27012</text:p>
          </table:table-cell>
          <table:table-cell table:formula="of:=[.G40]-[.$B$2]" office:value-type="float" office:value="12.2699413299561" calcext:value-type="float">
            <text:p>12.26994133</text:p>
          </table:table-cell>
          <table:table-cell table:formula="of:=[.C40]/([.H40]-[.H39])" office:value-type="float" office:value="92566.314746226" calcext:value-type="float">
            <text:p>92566.314746226</text:p>
          </table:table-cell>
          <table:table-cell table:formula="of:=[.G40]-[.$B40]" office:value-type="float" office:value="10.2742614746094" calcext:value-type="float">
            <text:p>10.2742614746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3146002.0389" calcext:value-type="float">
            <text:p>1443146002.0389</text:p>
          </table:table-cell>
          <table:table-cell office:value-type="float" office:value="4320" calcext:value-type="float">
            <text:p>4320</text:p>
          </table:table-cell>
          <table:table-cell table:formula="of:=[.B41]-[.$B$2]" office:value-type="float" office:value="2.03872632980347" calcext:value-type="float">
            <text:p>2.0387263298</text:p>
          </table:table-cell>
          <table:table-cell table:formula="of:=[.C41]/([.D41]-[.D40])" office:value-type="float" office:value="100356.650678482" calcext:value-type="float">
            <text:p>100356.650678482</text:p>
          </table:table-cell>
          <table:table-cell/>
          <table:table-cell office:value-type="float" office:value="1443146012.3168" calcext:value-type="float">
            <text:p>1443146012.3168</text:p>
          </table:table-cell>
          <table:table-cell table:formula="of:=[.G41]-[.$B$2]" office:value-type="float" office:value="12.3166270256042" calcext:value-type="float">
            <text:p>12.3166270256</text:p>
          </table:table-cell>
          <table:table-cell table:formula="of:=[.C41]/([.H41]-[.H40])" office:value-type="float" office:value="92533.696671331" calcext:value-type="float">
            <text:p>92533.696671331</text:p>
          </table:table-cell>
          <table:table-cell table:formula="of:=[.G41]-[.$B41]" office:value-type="float" office:value="10.2779006958008" calcext:value-type="float">
            <text:p>10.2779006958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3146002.08125" calcext:value-type="float">
            <text:p>1443146002.08125</text:p>
          </table:table-cell>
          <table:table-cell office:value-type="float" office:value="4320" calcext:value-type="float">
            <text:p>4320</text:p>
          </table:table-cell>
          <table:table-cell table:formula="of:=[.B42]-[.$B$2]" office:value-type="float" office:value="2.08107447624207" calcext:value-type="float">
            <text:p>2.0810744762</text:p>
          </table:table-cell>
          <table:table-cell table:formula="of:=[.C42]/([.D42]-[.D41])" office:value-type="float" office:value="102011.548634452" calcext:value-type="float">
            <text:p>102011.548634452</text:p>
          </table:table-cell>
          <table:table-cell/>
          <table:table-cell office:value-type="float" office:value="1443146012.3635" calcext:value-type="float">
            <text:p>1443146012.3635</text:p>
          </table:table-cell>
          <table:table-cell table:formula="of:=[.G42]-[.$B$2]" office:value-type="float" office:value="12.3633213043213" calcext:value-type="float">
            <text:p>12.3633213043</text:p>
          </table:table-cell>
          <table:table-cell table:formula="of:=[.C42]/([.H42]-[.H41])" office:value-type="float" office:value="92516.6876691345" calcext:value-type="float">
            <text:p>92516.6876691345</text:p>
          </table:table-cell>
          <table:table-cell table:formula="of:=[.G42]-[.$B42]" office:value-type="float" office:value="10.2822468280792" calcext:value-type="float">
            <text:p>10.2822468281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3146002.12359" calcext:value-type="float">
            <text:p>1443146002.12359</text:p>
          </table:table-cell>
          <table:table-cell office:value-type="float" office:value="4320" calcext:value-type="float">
            <text:p>4320</text:p>
          </table:table-cell>
          <table:table-cell table:formula="of:=[.B43]-[.$B$2]" office:value-type="float" office:value="2.12341570854187" calcext:value-type="float">
            <text:p>2.1234157085</text:p>
          </table:table-cell>
          <table:table-cell table:formula="of:=[.C43]/([.D43]-[.D42])" office:value-type="float" office:value="102028.206675976" calcext:value-type="float">
            <text:p>102028.206675976</text:p>
          </table:table-cell>
          <table:table-cell/>
          <table:table-cell office:value-type="float" office:value="1443146012.41015" calcext:value-type="float">
            <text:p>1443146012.41015</text:p>
          </table:table-cell>
          <table:table-cell table:formula="of:=[.G43]-[.$B$2]" office:value-type="float" office:value="12.409970998764" calcext:value-type="float">
            <text:p>12.4099709988</text:p>
          </table:table-cell>
          <table:table-cell table:formula="of:=[.C43]/([.H43]-[.H42])" office:value-type="float" office:value="92605.1081706812" calcext:value-type="float">
            <text:p>92605.1081706812</text:p>
          </table:table-cell>
          <table:table-cell table:formula="of:=[.G43]-[.$B43]" office:value-type="float" office:value="10.2865552902222" calcext:value-type="float">
            <text:p>10.2865552902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3146002.16591" calcext:value-type="float">
            <text:p>1443146002.16591</text:p>
          </table:table-cell>
          <table:table-cell office:value-type="float" office:value="4320" calcext:value-type="float">
            <text:p>4320</text:p>
          </table:table-cell>
          <table:table-cell table:formula="of:=[.B44]-[.$B$2]" office:value-type="float" office:value="2.16573572158813" calcext:value-type="float">
            <text:p>2.1657357216</text:p>
          </table:table-cell>
          <table:table-cell table:formula="of:=[.C44]/([.D44]-[.D43])" office:value-type="float" office:value="102079.36361639" calcext:value-type="float">
            <text:p>102079.36361639</text:p>
          </table:table-cell>
          <table:table-cell/>
          <table:table-cell office:value-type="float" office:value="1443146012.45686" calcext:value-type="float">
            <text:p>1443146012.45686</text:p>
          </table:table-cell>
          <table:table-cell table:formula="of:=[.G44]-[.$B$2]" office:value-type="float" office:value="12.4566876888275" calcext:value-type="float">
            <text:p>12.4566876888</text:p>
          </table:table-cell>
          <table:table-cell table:formula="of:=[.C44]/([.H44]-[.H43])" office:value-type="float" office:value="92472.3047401298" calcext:value-type="float">
            <text:p>92472.3047401298</text:p>
          </table:table-cell>
          <table:table-cell table:formula="of:=[.G44]-[.$B44]" office:value-type="float" office:value="10.2909519672394" calcext:value-type="float">
            <text:p>10.2909519672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43146002.20823" calcext:value-type="float">
            <text:p>1443146002.20823</text:p>
          </table:table-cell>
          <table:table-cell office:value-type="float" office:value="4320" calcext:value-type="float">
            <text:p>4320</text:p>
          </table:table-cell>
          <table:table-cell table:formula="of:=[.B45]-[.$B$2]" office:value-type="float" office:value="2.20805644989014" calcext:value-type="float">
            <text:p>2.2080564499</text:p>
          </table:table-cell>
          <table:table-cell table:formula="of:=[.C45]/([.D45]-[.D44])" office:value-type="float" office:value="102077.638389688" calcext:value-type="float">
            <text:p>102077.638389688</text:p>
          </table:table-cell>
          <table:table-cell/>
          <table:table-cell office:value-type="float" office:value="1443146012.50354" calcext:value-type="float">
            <text:p>1443146012.50354</text:p>
          </table:table-cell>
          <table:table-cell table:formula="of:=[.G45]-[.$B$2]" office:value-type="float" office:value="12.5033643245697" calcext:value-type="float">
            <text:p>12.5033643246</text:p>
          </table:table-cell>
          <table:table-cell table:formula="of:=[.C45]/([.H45]-[.H44])" office:value-type="float" office:value="92551.6574043805" calcext:value-type="float">
            <text:p>92551.6574043805</text:p>
          </table:table-cell>
          <table:table-cell table:formula="of:=[.G45]-[.$B45]" office:value-type="float" office:value="10.2953078746796" calcext:value-type="float">
            <text:p>10.2953078747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3146002.25056" calcext:value-type="float">
            <text:p>1443146002.25056</text:p>
          </table:table-cell>
          <table:table-cell office:value-type="float" office:value="4320" calcext:value-type="float">
            <text:p>4320</text:p>
          </table:table-cell>
          <table:table-cell table:formula="of:=[.B46]-[.$B$2]" office:value-type="float" office:value="2.25038695335388" calcext:value-type="float">
            <text:p>2.2503869534</text:p>
          </table:table-cell>
          <table:table-cell table:formula="of:=[.C46]/([.D46]-[.D45])" office:value-type="float" office:value="102054.066134601" calcext:value-type="float">
            <text:p>102054.066134601</text:p>
          </table:table-cell>
          <table:table-cell/>
          <table:table-cell office:value-type="float" office:value="1443146012.55022" calcext:value-type="float">
            <text:p>1443146012.55022</text:p>
          </table:table-cell>
          <table:table-cell table:formula="of:=[.G46]-[.$B$2]" office:value-type="float" office:value="12.5500445365906" calcext:value-type="float">
            <text:p>12.5500445366</text:p>
          </table:table-cell>
          <table:table-cell table:formula="of:=[.C46]/([.H46]-[.H45])" office:value-type="float" office:value="92544.5668084846" calcext:value-type="float">
            <text:p>92544.5668084846</text:p>
          </table:table-cell>
          <table:table-cell table:formula="of:=[.G46]-[.$B46]" office:value-type="float" office:value="10.2996575832367" calcext:value-type="float">
            <text:p>10.2996575832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43146002.29289" calcext:value-type="float">
            <text:p>1443146002.29289</text:p>
          </table:table-cell>
          <table:table-cell office:value-type="float" office:value="4320" calcext:value-type="float">
            <text:p>4320</text:p>
          </table:table-cell>
          <table:table-cell table:formula="of:=[.B47]-[.$B$2]" office:value-type="float" office:value="2.29271745681763" calcext:value-type="float">
            <text:p>2.2927174568</text:p>
          </table:table-cell>
          <table:table-cell table:formula="of:=[.C47]/([.D47]-[.D46])" office:value-type="float" office:value="102054.066134601" calcext:value-type="float">
            <text:p>102054.066134601</text:p>
          </table:table-cell>
          <table:table-cell/>
          <table:table-cell office:value-type="float" office:value="1443146012.59687" calcext:value-type="float">
            <text:p>1443146012.59687</text:p>
          </table:table-cell>
          <table:table-cell table:formula="of:=[.G47]-[.$B$2]" office:value-type="float" office:value="12.5967001914978" calcext:value-type="float">
            <text:p>12.5967001915</text:p>
          </table:table-cell>
          <table:table-cell table:formula="of:=[.C47]/([.H47]-[.H46])" office:value-type="float" office:value="92593.2774620825" calcext:value-type="float">
            <text:p>92593.2774620825</text:p>
          </table:table-cell>
          <table:table-cell table:formula="of:=[.G47]-[.$B47]" office:value-type="float" office:value="10.3039827346802" calcext:value-type="float">
            <text:p>10.3039827347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43146002.33521" calcext:value-type="float">
            <text:p>1443146002.33521</text:p>
          </table:table-cell>
          <table:table-cell office:value-type="float" office:value="4320" calcext:value-type="float">
            <text:p>4320</text:p>
          </table:table-cell>
          <table:table-cell table:formula="of:=[.B48]-[.$B$2]" office:value-type="float" office:value="2.33503675460815" calcext:value-type="float">
            <text:p>2.3350367546</text:p>
          </table:table-cell>
          <table:table-cell table:formula="of:=[.C48]/([.D48]-[.D47])" office:value-type="float" office:value="102081.088901408" calcext:value-type="float">
            <text:p>102081.088901408</text:p>
          </table:table-cell>
          <table:table-cell/>
          <table:table-cell office:value-type="float" office:value="1443146012.64364" calcext:value-type="float">
            <text:p>1443146012.64364</text:p>
          </table:table-cell>
          <table:table-cell table:formula="of:=[.G48]-[.$B$2]" office:value-type="float" office:value="12.643461227417" calcext:value-type="float">
            <text:p>12.6434612274</text:p>
          </table:table-cell>
          <table:table-cell table:formula="of:=[.C48]/([.H48]-[.H47])" office:value-type="float" office:value="92384.6085759445" calcext:value-type="float">
            <text:p>92384.6085759445</text:p>
          </table:table-cell>
          <table:table-cell table:formula="of:=[.G48]-[.$B48]" office:value-type="float" office:value="10.3084244728088" calcext:value-type="float">
            <text:p>10.3084244728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3146002.37754" calcext:value-type="float">
            <text:p>1443146002.37754</text:p>
          </table:table-cell>
          <table:table-cell office:value-type="float" office:value="4320" calcext:value-type="float">
            <text:p>4320</text:p>
          </table:table-cell>
          <table:table-cell table:formula="of:=[.B49]-[.$B$2]" office:value-type="float" office:value="2.37736797332764" calcext:value-type="float">
            <text:p>2.3773679733</text:p>
          </table:table-cell>
          <table:table-cell table:formula="of:=[.C49]/([.D49]-[.D48])" office:value-type="float" office:value="102052.341762884" calcext:value-type="float">
            <text:p>102052.341762884</text:p>
          </table:table-cell>
          <table:table-cell/>
          <table:table-cell office:value-type="float" office:value="1443146012.69029" calcext:value-type="float">
            <text:p>1443146012.69029</text:p>
          </table:table-cell>
          <table:table-cell table:formula="of:=[.G49]-[.$B$2]" office:value-type="float" office:value="12.6901137828827" calcext:value-type="float">
            <text:p>12.6901137829</text:p>
          </table:table-cell>
          <table:table-cell table:formula="of:=[.C49]/([.H49]-[.H48])" office:value-type="float" office:value="92599.4290532771" calcext:value-type="float">
            <text:p>92599.4290532771</text:p>
          </table:table-cell>
          <table:table-cell table:formula="of:=[.G49]-[.$B49]" office:value-type="float" office:value="10.3127458095551" calcext:value-type="float">
            <text:p>10.3127458096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3146002.41987" calcext:value-type="float">
            <text:p>1443146002.41987</text:p>
          </table:table-cell>
          <table:table-cell office:value-type="float" office:value="4320" calcext:value-type="float">
            <text:p>4320</text:p>
          </table:table-cell>
          <table:table-cell table:formula="of:=[.B50]-[.$B$2]" office:value-type="float" office:value="2.41969585418701" calcext:value-type="float">
            <text:p>2.4196958542</text:p>
          </table:table-cell>
          <table:table-cell table:formula="of:=[.C50]/([.D50]-[.D49])" office:value-type="float" office:value="102060.389329488" calcext:value-type="float">
            <text:p>102060.389329488</text:p>
          </table:table-cell>
          <table:table-cell/>
          <table:table-cell office:value-type="float" office:value="1443146012.73697" calcext:value-type="float">
            <text:p>1443146012.73697</text:p>
          </table:table-cell>
          <table:table-cell table:formula="of:=[.G50]-[.$B$2]" office:value-type="float" office:value="12.7367959022522" calcext:value-type="float">
            <text:p>12.7367959023</text:p>
          </table:table-cell>
          <table:table-cell table:formula="of:=[.C50]/([.H50]-[.H49])" office:value-type="float" office:value="92540.7856015608" calcext:value-type="float">
            <text:p>92540.7856015608</text:p>
          </table:table-cell>
          <table:table-cell table:formula="of:=[.G50]-[.$B50]" office:value-type="float" office:value="10.3171000480652" calcext:value-type="float">
            <text:p>10.3171000481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3146002.46218" calcext:value-type="float">
            <text:p>1443146002.46218</text:p>
          </table:table-cell>
          <table:table-cell office:value-type="float" office:value="4320" calcext:value-type="float">
            <text:p>4320</text:p>
          </table:table-cell>
          <table:table-cell table:formula="of:=[.B51]-[.$B$2]" office:value-type="float" office:value="2.46200275421143" calcext:value-type="float">
            <text:p>2.4620027542</text:p>
          </table:table-cell>
          <table:table-cell table:formula="of:=[.C51]/([.D51]-[.D50])" office:value-type="float" office:value="102111.00311077" calcext:value-type="float">
            <text:p>102111.00311077</text:p>
          </table:table-cell>
          <table:table-cell/>
          <table:table-cell office:value-type="float" office:value="1443146012.78358" calcext:value-type="float">
            <text:p>1443146012.78358</text:p>
          </table:table-cell>
          <table:table-cell table:formula="of:=[.G51]-[.$B$2]" office:value-type="float" office:value="12.7834105491638" calcext:value-type="float">
            <text:p>12.7834105492</text:p>
          </table:table-cell>
          <table:table-cell table:formula="of:=[.C51]/([.H51]-[.H50])" office:value-type="float" office:value="92674.7339348186" calcext:value-type="float">
            <text:p>92674.7339348186</text:p>
          </table:table-cell>
          <table:table-cell table:formula="of:=[.G51]-[.$B51]" office:value-type="float" office:value="10.3214077949524" calcext:value-type="float">
            <text:p>10.321407795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43146002.5045" calcext:value-type="float">
            <text:p>1443146002.5045</text:p>
          </table:table-cell>
          <table:table-cell office:value-type="float" office:value="4320" calcext:value-type="float">
            <text:p>4320</text:p>
          </table:table-cell>
          <table:table-cell table:formula="of:=[.B52]-[.$B$2]" office:value-type="float" office:value="2.50432181358337" calcext:value-type="float">
            <text:p>2.5043218136</text:p>
          </table:table-cell>
          <table:table-cell table:formula="of:=[.C52]/([.D52]-[.D51])" office:value-type="float" office:value="102081.664009375" calcext:value-type="float">
            <text:p>102081.664009375</text:p>
          </table:table-cell>
          <table:table-cell/>
          <table:table-cell office:value-type="float" office:value="1443146012.83036" calcext:value-type="float">
            <text:p>1443146012.83036</text:p>
          </table:table-cell>
          <table:table-cell table:formula="of:=[.G52]-[.$B$2]" office:value-type="float" office:value="12.8301892280579" calcext:value-type="float">
            <text:p>12.8301892281</text:p>
          </table:table-cell>
          <table:table-cell table:formula="of:=[.C52]/([.H52]-[.H51])" office:value-type="float" office:value="92349.7649385334" calcext:value-type="float">
            <text:p>92349.7649385334</text:p>
          </table:table-cell>
          <table:table-cell table:formula="of:=[.G52]-[.$B52]" office:value-type="float" office:value="10.3258674144745" calcext:value-type="float">
            <text:p>10.3258674145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43146002.54683" calcext:value-type="float">
            <text:p>1443146002.54683</text:p>
          </table:table-cell>
          <table:table-cell office:value-type="float" office:value="4320" calcext:value-type="float">
            <text:p>4320</text:p>
          </table:table-cell>
          <table:table-cell table:formula="of:=[.B53]-[.$B$2]" office:value-type="float" office:value="2.54665684700012" calcext:value-type="float">
            <text:p>2.546656847</text:p>
          </table:table-cell>
          <table:table-cell table:formula="of:=[.C53]/([.D53]-[.D52])" office:value-type="float" office:value="102043.146097789" calcext:value-type="float">
            <text:p>102043.146097789</text:p>
          </table:table-cell>
          <table:table-cell/>
          <table:table-cell office:value-type="float" office:value="1443146012.87706" calcext:value-type="float">
            <text:p>1443146012.87706</text:p>
          </table:table-cell>
          <table:table-cell table:formula="of:=[.G53]-[.$B$2]" office:value-type="float" office:value="12.8768813610077" calcext:value-type="float">
            <text:p>12.876881361</text:p>
          </table:table-cell>
          <table:table-cell table:formula="of:=[.C53]/([.H53]-[.H52])" office:value-type="float" office:value="92520.9393334389" calcext:value-type="float">
            <text:p>92520.9393334389</text:p>
          </table:table-cell>
          <table:table-cell table:formula="of:=[.G53]-[.$B53]" office:value-type="float" office:value="10.3302245140076" calcext:value-type="float">
            <text:p>10.330224514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43146002.58915" calcext:value-type="float">
            <text:p>1443146002.58915</text:p>
          </table:table-cell>
          <table:table-cell office:value-type="float" office:value="4320" calcext:value-type="float">
            <text:p>4320</text:p>
          </table:table-cell>
          <table:table-cell table:formula="of:=[.B54]-[.$B$2]" office:value-type="float" office:value="2.58897829055786" calcext:value-type="float">
            <text:p>2.5889782906</text:p>
          </table:table-cell>
          <table:table-cell table:formula="of:=[.C54]/([.D54]-[.D53])" office:value-type="float" office:value="102075.913221301" calcext:value-type="float">
            <text:p>102075.913221301</text:p>
          </table:table-cell>
          <table:table-cell/>
          <table:table-cell office:value-type="float" office:value="1443146012.92371" calcext:value-type="float">
            <text:p>1443146012.92371</text:p>
          </table:table-cell>
          <table:table-cell table:formula="of:=[.G54]-[.$B$2]" office:value-type="float" office:value="12.9235332012177" calcext:value-type="float">
            <text:p>12.9235332012</text:p>
          </table:table-cell>
          <table:table-cell table:formula="of:=[.C54]/([.H54]-[.H53])" office:value-type="float" office:value="92600.8487673249" calcext:value-type="float">
            <text:p>92600.8487673249</text:p>
          </table:table-cell>
          <table:table-cell table:formula="of:=[.G54]-[.$B54]" office:value-type="float" office:value="10.3345549106598" calcext:value-type="float">
            <text:p>10.3345549107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43146002.63149" calcext:value-type="float">
            <text:p>1443146002.63149</text:p>
          </table:table-cell>
          <table:table-cell office:value-type="float" office:value="4320" calcext:value-type="float">
            <text:p>4320</text:p>
          </table:table-cell>
          <table:table-cell table:formula="of:=[.B55]-[.$B$2]" office:value-type="float" office:value="2.63131189346313" calcext:value-type="float">
            <text:p>2.6313118935</text:p>
          </table:table-cell>
          <table:table-cell table:formula="of:=[.C55]/([.D55]-[.D54])" office:value-type="float" office:value="102046.594277991" calcext:value-type="float">
            <text:p>102046.594277991</text:p>
          </table:table-cell>
          <table:table-cell/>
          <table:table-cell office:value-type="float" office:value="1443146012.97044" calcext:value-type="float">
            <text:p>1443146012.97044</text:p>
          </table:table-cell>
          <table:table-cell table:formula="of:=[.G55]-[.$B$2]" office:value-type="float" office:value="12.9702684879303" calcext:value-type="float">
            <text:p>12.9702684879</text:p>
          </table:table-cell>
          <table:table-cell table:formula="of:=[.C55]/([.H55]-[.H54])" office:value-type="float" office:value="92435.5086673945" calcext:value-type="float">
            <text:p>92435.5086673945</text:p>
          </table:table-cell>
          <table:table-cell table:formula="of:=[.G55]-[.$B55]" office:value-type="float" office:value="10.3389565944672" calcext:value-type="float">
            <text:p>10.3389565945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43146002.67382" calcext:value-type="float">
            <text:p>1443146002.67382</text:p>
          </table:table-cell>
          <table:table-cell office:value-type="float" office:value="4320" calcext:value-type="float">
            <text:p>4320</text:p>
          </table:table-cell>
          <table:table-cell table:formula="of:=[.B56]-[.$B$2]" office:value-type="float" office:value="2.67365074157715" calcext:value-type="float">
            <text:p>2.6736507416</text:p>
          </table:table-cell>
          <table:table-cell table:formula="of:=[.C56]/([.D56]-[.D55])" office:value-type="float" office:value="102033.952089739" calcext:value-type="float">
            <text:p>102033.952089739</text:p>
          </table:table-cell>
          <table:table-cell/>
          <table:table-cell office:value-type="float" office:value="1443146013.01709" calcext:value-type="float">
            <text:p>1443146013.01709</text:p>
          </table:table-cell>
          <table:table-cell table:formula="of:=[.G56]-[.$B$2]" office:value-type="float" office:value="13.016918182373" calcext:value-type="float">
            <text:p>13.0169181824</text:p>
          </table:table-cell>
          <table:table-cell table:formula="of:=[.C56]/([.H56]-[.H55])" office:value-type="float" office:value="92605.1081706812" calcext:value-type="float">
            <text:p>92605.1081706812</text:p>
          </table:table-cell>
          <table:table-cell table:formula="of:=[.G56]-[.$B56]" office:value-type="float" office:value="10.3432674407959" calcext:value-type="float">
            <text:p>10.3432674408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43146002.71615" calcext:value-type="float">
            <text:p>1443146002.71615</text:p>
          </table:table-cell>
          <table:table-cell office:value-type="float" office:value="4320" calcext:value-type="float">
            <text:p>4320</text:p>
          </table:table-cell>
          <table:table-cell table:formula="of:=[.B57]-[.$B$2]" office:value-type="float" office:value="2.71597933769226" calcext:value-type="float">
            <text:p>2.7159793377</text:p>
          </table:table-cell>
          <table:table-cell table:formula="of:=[.C57]/([.D57]-[.D56])" office:value-type="float" office:value="102058.664744084" calcext:value-type="float">
            <text:p>102058.664744084</text:p>
          </table:table-cell>
          <table:table-cell/>
          <table:table-cell office:value-type="float" office:value="1443146013.03153" calcext:value-type="float">
            <text:p>1443146013.03153</text:p>
          </table:table-cell>
          <table:table-cell table:formula="of:=[.G57]-[.$B$2]" office:value-type="float" office:value="13.0313518047333" calcext:value-type="float">
            <text:p>13.0313518047</text:p>
          </table:table-cell>
          <table:table-cell table:formula="of:=[.C57]/([.H57]-[.H56])" office:value-type="float" office:value="299301.165860024" calcext:value-type="float">
            <text:p>299301.165860024</text:p>
          </table:table-cell>
          <table:table-cell table:formula="of:=[.G57]-[.$B57]" office:value-type="float" office:value="10.315372467041" calcext:value-type="float">
            <text:p>10.315372467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43146002.7585" calcext:value-type="float">
            <text:p>1443146002.7585</text:p>
          </table:table-cell>
          <table:table-cell office:value-type="float" office:value="4320" calcext:value-type="float">
            <text:p>4320</text:p>
          </table:table-cell>
          <table:table-cell table:formula="of:=[.B58]-[.$B$2]" office:value-type="float" office:value="2.7583281993866" calcext:value-type="float">
            <text:p>2.7583281994</text:p>
          </table:table-cell>
          <table:table-cell table:formula="of:=[.C58]/([.D58]-[.D57])" office:value-type="float" office:value="102009.82569923" calcext:value-type="float">
            <text:p>102009.82569923</text:p>
          </table:table-cell>
          <table:table-cell/>
          <table:table-cell office:value-type="float" office:value="1443146013.04601" calcext:value-type="float">
            <text:p>1443146013.04601</text:p>
          </table:table-cell>
          <table:table-cell table:formula="of:=[.G58]-[.$B$2]" office:value-type="float" office:value="13.0458312034607" calcext:value-type="float">
            <text:p>13.0458312035</text:p>
          </table:table-cell>
          <table:table-cell table:formula="of:=[.C58]/([.H58]-[.H57])" office:value-type="float" office:value="298354.930430917" calcext:value-type="float">
            <text:p>298354.930430917</text:p>
          </table:table-cell>
          <table:table-cell table:formula="of:=[.G58]-[.$B58]" office:value-type="float" office:value="10.2875030040741" calcext:value-type="float">
            <text:p>10.2875030041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43146002.80083" calcext:value-type="float">
            <text:p>1443146002.80083</text:p>
          </table:table-cell>
          <table:table-cell office:value-type="float" office:value="4320" calcext:value-type="float">
            <text:p>4320</text:p>
          </table:table-cell>
          <table:table-cell table:formula="of:=[.B59]-[.$B$2]" office:value-type="float" office:value="2.80065584182739" calcext:value-type="float">
            <text:p>2.8006558418</text:p>
          </table:table-cell>
          <table:table-cell table:formula="of:=[.C59]/([.D59]-[.D58])" office:value-type="float" office:value="102060.964204241" calcext:value-type="float">
            <text:p>102060.964204241</text:p>
          </table:table-cell>
          <table:table-cell/>
          <table:table-cell office:value-type="float" office:value="1443146013.07386" calcext:value-type="float">
            <text:p>1443146013.07386</text:p>
          </table:table-cell>
          <table:table-cell table:formula="of:=[.G59]-[.$B$2]" office:value-type="float" office:value="13.0736835002899" calcext:value-type="float">
            <text:p>13.0736835003</text:p>
          </table:table-cell>
          <table:table-cell table:formula="of:=[.C59]/([.H59]-[.H58])" office:value-type="float" office:value="155103.904948597" calcext:value-type="float">
            <text:p>155103.904948597</text:p>
          </table:table-cell>
          <table:table-cell table:formula="of:=[.G59]-[.$B59]" office:value-type="float" office:value="10.2730276584625" calcext:value-type="float">
            <text:p>10.2730276585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43146002.84317" calcext:value-type="float">
            <text:p>1443146002.84317</text:p>
          </table:table-cell>
          <table:table-cell office:value-type="float" office:value="4320" calcext:value-type="float">
            <text:p>4320</text:p>
          </table:table-cell>
          <table:table-cell table:formula="of:=[.B60]-[.$B$2]" office:value-type="float" office:value="2.84299182891846" calcext:value-type="float">
            <text:p>2.8429918289</text:p>
          </table:table-cell>
          <table:table-cell table:formula="of:=[.C60]/([.D60]-[.D59])" office:value-type="float" office:value="102040.847440446" calcext:value-type="float">
            <text:p>102040.847440446</text:p>
          </table:table-cell>
          <table:table-cell/>
          <table:table-cell office:value-type="float" office:value="1443146013.11773" calcext:value-type="float">
            <text:p>1443146013.11773</text:p>
          </table:table-cell>
          <table:table-cell table:formula="of:=[.G60]-[.$B$2]" office:value-type="float" office:value="13.117559671402" calcext:value-type="float">
            <text:p>13.1175596714</text:p>
          </table:table-cell>
          <table:table-cell table:formula="of:=[.C60]/([.H60]-[.H59])" office:value-type="float" office:value="98458.9103950443" calcext:value-type="float">
            <text:p>98458.9103950443</text:p>
          </table:table-cell>
          <table:table-cell table:formula="of:=[.G60]-[.$B60]" office:value-type="float" office:value="10.2745678424835" calcext:value-type="float">
            <text:p>10.2745678425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43146002.88551" calcext:value-type="float">
            <text:p>1443146002.88551</text:p>
          </table:table-cell>
          <table:table-cell office:value-type="float" office:value="4320" calcext:value-type="float">
            <text:p>4320</text:p>
          </table:table-cell>
          <table:table-cell table:formula="of:=[.B61]-[.$B$2]" office:value-type="float" office:value="2.885333776474" calcext:value-type="float">
            <text:p>2.8853337765</text:p>
          </table:table-cell>
          <table:table-cell table:formula="of:=[.C61]/([.D61]-[.D60])" office:value-type="float" office:value="102026.483178017" calcext:value-type="float">
            <text:p>102026.483178017</text:p>
          </table:table-cell>
          <table:table-cell/>
          <table:table-cell office:value-type="float" office:value="1443146013.16158" calcext:value-type="float">
            <text:p>1443146013.16158</text:p>
          </table:table-cell>
          <table:table-cell table:formula="of:=[.G61]-[.$B$2]" office:value-type="float" office:value="13.1614074707031" calcext:value-type="float">
            <text:p>13.1614074707</text:p>
          </table:table-cell>
          <table:table-cell table:formula="of:=[.C61]/([.H61]-[.H60])" office:value-type="float" office:value="98522.6184404413" calcext:value-type="float">
            <text:p>98522.6184404413</text:p>
          </table:table-cell>
          <table:table-cell table:formula="of:=[.G61]-[.$B61]" office:value-type="float" office:value="10.2760736942291" calcext:value-type="float">
            <text:p>10.2760736942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43146002.92784" calcext:value-type="float">
            <text:p>1443146002.92784</text:p>
          </table:table-cell>
          <table:table-cell office:value-type="float" office:value="4320" calcext:value-type="float">
            <text:p>4320</text:p>
          </table:table-cell>
          <table:table-cell table:formula="of:=[.B62]-[.$B$2]" office:value-type="float" office:value="2.92767000198364" calcext:value-type="float">
            <text:p>2.927670002</text:p>
          </table:table-cell>
          <table:table-cell table:formula="of:=[.C62]/([.D62]-[.D61])" office:value-type="float" office:value="102040.272792292" calcext:value-type="float">
            <text:p>102040.272792292</text:p>
          </table:table-cell>
          <table:table-cell/>
          <table:table-cell office:value-type="float" office:value="1443146013.2055" calcext:value-type="float">
            <text:p>1443146013.2055</text:p>
          </table:table-cell>
          <table:table-cell table:formula="of:=[.G62]-[.$B$2]" office:value-type="float" office:value="13.2053289413452" calcext:value-type="float">
            <text:p>13.2053289413</text:p>
          </table:table-cell>
          <table:table-cell table:formula="of:=[.C62]/([.H62]-[.H61])" office:value-type="float" office:value="98357.3622842254" calcext:value-type="float">
            <text:p>98357.3622842254</text:p>
          </table:table-cell>
          <table:table-cell table:formula="of:=[.G62]-[.$B62]" office:value-type="float" office:value="10.2776589393616" calcext:value-type="float">
            <text:p>10.2776589394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43146002.97018" calcext:value-type="float">
            <text:p>1443146002.97018</text:p>
          </table:table-cell>
          <table:table-cell office:value-type="float" office:value="4320" calcext:value-type="float">
            <text:p>4320</text:p>
          </table:table-cell>
          <table:table-cell table:formula="of:=[.B63]-[.$B$2]" office:value-type="float" office:value="2.97000789642334" calcext:value-type="float">
            <text:p>2.9700078964</text:p>
          </table:table-cell>
          <table:table-cell table:formula="of:=[.C63]/([.D63]-[.D62])" office:value-type="float" office:value="102036.250436428" calcext:value-type="float">
            <text:p>102036.250436428</text:p>
          </table:table-cell>
          <table:table-cell/>
          <table:table-cell office:value-type="float" office:value="1443146013.24941" calcext:value-type="float">
            <text:p>1443146013.24941</text:p>
          </table:table-cell>
          <table:table-cell table:formula="of:=[.G63]-[.$B$2]" office:value-type="float" office:value="13.249235868454" calcext:value-type="float">
            <text:p>13.2492358685</text:p>
          </table:table-cell>
          <table:table-cell table:formula="of:=[.C63]/([.H63]-[.H62])" office:value-type="float" office:value="98389.9417351311" calcext:value-type="float">
            <text:p>98389.9417351311</text:p>
          </table:table-cell>
          <table:table-cell table:formula="of:=[.G63]-[.$B63]" office:value-type="float" office:value="10.2792279720306" calcext:value-type="float">
            <text:p>10.279227972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43146003.0128" calcext:value-type="float">
            <text:p>1443146003.0128</text:p>
          </table:table-cell>
          <table:table-cell office:value-type="float" office:value="4320" calcext:value-type="float">
            <text:p>4320</text:p>
          </table:table-cell>
          <table:table-cell table:formula="of:=[.B64]-[.$B$2]" office:value-type="float" office:value="3.01262402534485" calcext:value-type="float">
            <text:p>3.0126240253</text:p>
          </table:table-cell>
          <table:table-cell table:formula="of:=[.C64]/([.D64]-[.D63])" office:value-type="float" office:value="101370.070659319" calcext:value-type="float">
            <text:p>101370.070659319</text:p>
          </table:table-cell>
          <table:table-cell/>
          <table:table-cell office:value-type="float" office:value="1443146013.29328" calcext:value-type="float">
            <text:p>1443146013.29328</text:p>
          </table:table-cell>
          <table:table-cell table:formula="of:=[.G64]-[.$B$2]" office:value-type="float" office:value="13.2931072711945" calcext:value-type="float">
            <text:p>13.2931072712</text:p>
          </table:table-cell>
          <table:table-cell table:formula="of:=[.C64]/([.H64]-[.H63])" office:value-type="float" office:value="98469.6118689202" calcext:value-type="float">
            <text:p>98469.6118689202</text:p>
          </table:table-cell>
          <table:table-cell table:formula="of:=[.G64]-[.$B64]" office:value-type="float" office:value="10.2804832458496" calcext:value-type="float">
            <text:p>10.2804832458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43146003.05618" calcext:value-type="float">
            <text:p>1443146003.05618</text:p>
          </table:table-cell>
          <table:table-cell office:value-type="float" office:value="4320" calcext:value-type="float">
            <text:p>4320</text:p>
          </table:table-cell>
          <table:table-cell table:formula="of:=[.B65]-[.$B$2]" office:value-type="float" office:value="3.05600166320801" calcext:value-type="float">
            <text:p>3.0560016632</text:p>
          </table:table-cell>
          <table:table-cell table:formula="of:=[.C65]/([.D65]-[.D64])" office:value-type="float" office:value="99590.4851626094" calcext:value-type="float">
            <text:p>99590.4851626094</text:p>
          </table:table-cell>
          <table:table-cell/>
          <table:table-cell office:value-type="float" office:value="1443146013.33718" calcext:value-type="float">
            <text:p>1443146013.33718</text:p>
          </table:table-cell>
          <table:table-cell table:formula="of:=[.G65]-[.$B$2]" office:value-type="float" office:value="13.3370015621185" calcext:value-type="float">
            <text:p>13.3370015621</text:p>
          </table:table-cell>
          <table:table-cell table:formula="of:=[.C65]/([.H65]-[.H64])" office:value-type="float" office:value="98418.2659989354" calcext:value-type="float">
            <text:p>98418.2659989354</text:p>
          </table:table-cell>
          <table:table-cell table:formula="of:=[.G65]-[.$B65]" office:value-type="float" office:value="10.2809998989105" calcext:value-type="float">
            <text:p>10.2809998989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43146003.09957" calcext:value-type="float">
            <text:p>1443146003.09957</text:p>
          </table:table-cell>
          <table:table-cell office:value-type="float" office:value="4320" calcext:value-type="float">
            <text:p>4320</text:p>
          </table:table-cell>
          <table:table-cell table:formula="of:=[.B66]-[.$B$2]" office:value-type="float" office:value="3.09939122200012" calcext:value-type="float">
            <text:p>3.099391222</text:p>
          </table:table-cell>
          <table:table-cell table:formula="of:=[.C66]/([.D66]-[.D65])" office:value-type="float" office:value="99563.1234854854" calcext:value-type="float">
            <text:p>99563.1234854854</text:p>
          </table:table-cell>
          <table:table-cell/>
          <table:table-cell office:value-type="float" office:value="1443146013.38108" calcext:value-type="float">
            <text:p>1443146013.38108</text:p>
          </table:table-cell>
          <table:table-cell table:formula="of:=[.G66]-[.$B$2]" office:value-type="float" office:value="13.3809072971344" calcext:value-type="float">
            <text:p>13.3809072971</text:p>
          </table:table-cell>
          <table:table-cell table:formula="of:=[.C66]/([.H66]-[.H65])" office:value-type="float" office:value="98392.6131390032" calcext:value-type="float">
            <text:p>98392.6131390032</text:p>
          </table:table-cell>
          <table:table-cell table:formula="of:=[.G66]-[.$B66]" office:value-type="float" office:value="10.2815160751343" calcext:value-type="float">
            <text:p>10.2815160751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43146003.14291" calcext:value-type="float">
            <text:p>1443146003.14291</text:p>
          </table:table-cell>
          <table:table-cell office:value-type="float" office:value="4320" calcext:value-type="float">
            <text:p>4320</text:p>
          </table:table-cell>
          <table:table-cell table:formula="of:=[.B67]-[.$B$2]" office:value-type="float" office:value="3.14273524284363" calcext:value-type="float">
            <text:p>3.1427352428</text:p>
          </table:table-cell>
          <table:table-cell table:formula="of:=[.C67]/([.D67]-[.D66])" office:value-type="float" office:value="99667.7261576035" calcext:value-type="float">
            <text:p>99667.7261576035</text:p>
          </table:table-cell>
          <table:table-cell/>
          <table:table-cell office:value-type="float" office:value="1443146013.42493" calcext:value-type="float">
            <text:p>1443146013.42493</text:p>
          </table:table-cell>
          <table:table-cell table:formula="of:=[.G67]-[.$B$2]" office:value-type="float" office:value="13.4247584342957" calcext:value-type="float">
            <text:p>13.4247584343</text:p>
          </table:table-cell>
          <table:table-cell table:formula="of:=[.C67]/([.H67]-[.H66])" office:value-type="float" office:value="98515.1190974582" calcext:value-type="float">
            <text:p>98515.1190974582</text:p>
          </table:table-cell>
          <table:table-cell table:formula="of:=[.G67]-[.$B67]" office:value-type="float" office:value="10.282023191452" calcext:value-type="float">
            <text:p>10.2820231915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43146003.18625" calcext:value-type="float">
            <text:p>1443146003.18625</text:p>
          </table:table-cell>
          <table:table-cell office:value-type="float" office:value="4320" calcext:value-type="float">
            <text:p>4320</text:p>
          </table:table-cell>
          <table:table-cell table:formula="of:=[.B68]-[.$B$2]" office:value-type="float" office:value="3.18607711791992" calcext:value-type="float">
            <text:p>3.1860771179</text:p>
          </table:table-cell>
          <table:table-cell table:formula="of:=[.C68]/([.D68]-[.D67])" office:value-type="float" office:value="99672.6605020106" calcext:value-type="float">
            <text:p>99672.6605020106</text:p>
          </table:table-cell>
          <table:table-cell/>
          <table:table-cell office:value-type="float" office:value="1443146013.46883" calcext:value-type="float">
            <text:p>1443146013.46883</text:p>
          </table:table-cell>
          <table:table-cell table:formula="of:=[.G68]-[.$B$2]" office:value-type="float" office:value="13.4686560630798" calcext:value-type="float">
            <text:p>13.4686560631</text:p>
          </table:table-cell>
          <table:table-cell table:formula="of:=[.C68]/([.H68]-[.H67])" office:value-type="float" office:value="98410.7825331306" calcext:value-type="float">
            <text:p>98410.7825331306</text:p>
          </table:table-cell>
          <table:table-cell table:formula="of:=[.G68]-[.$B68]" office:value-type="float" office:value="10.2825789451599" calcext:value-type="float">
            <text:p>10.2825789452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43146003.22959" calcext:value-type="float">
            <text:p>1443146003.22959</text:p>
          </table:table-cell>
          <table:table-cell office:value-type="float" office:value="4320" calcext:value-type="float">
            <text:p>4320</text:p>
          </table:table-cell>
          <table:table-cell table:formula="of:=[.B69]-[.$B$2]" office:value-type="float" office:value="3.22941660881042" calcext:value-type="float">
            <text:p>3.2294166088</text:p>
          </table:table-cell>
          <table:table-cell table:formula="of:=[.C69]/([.D69]-[.D68])" office:value-type="float" office:value="99678.143679963" calcext:value-type="float">
            <text:p>99678.143679963</text:p>
          </table:table-cell>
          <table:table-cell/>
          <table:table-cell office:value-type="float" office:value="1443146013.51264" calcext:value-type="float">
            <text:p>1443146013.51264</text:p>
          </table:table-cell>
          <table:table-cell table:formula="of:=[.G69]-[.$B$2]" office:value-type="float" office:value="13.5124673843384" calcext:value-type="float">
            <text:p>13.5124673843</text:p>
          </table:table-cell>
          <table:table-cell table:formula="of:=[.C69]/([.H69]-[.H68])" office:value-type="float" office:value="98604.6500288423" calcext:value-type="float">
            <text:p>98604.6500288423</text:p>
          </table:table-cell>
          <table:table-cell table:formula="of:=[.G69]-[.$B69]" office:value-type="float" office:value="10.283050775528" calcext:value-type="float">
            <text:p>10.2830507755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43146003.27293" calcext:value-type="float">
            <text:p>1443146003.27293</text:p>
          </table:table-cell>
          <table:table-cell office:value-type="float" office:value="4320" calcext:value-type="float">
            <text:p>4320</text:p>
          </table:table-cell>
          <table:table-cell table:formula="of:=[.B70]-[.$B$2]" office:value-type="float" office:value="3.27276015281677" calcext:value-type="float">
            <text:p>3.2727601528</text:p>
          </table:table-cell>
          <table:table-cell table:formula="of:=[.C70]/([.D70]-[.D69])" office:value-type="float" office:value="99668.8226363616" calcext:value-type="float">
            <text:p>99668.8226363616</text:p>
          </table:table-cell>
          <table:table-cell/>
          <table:table-cell office:value-type="float" office:value="1443146013.55658" calcext:value-type="float">
            <text:p>1443146013.55658</text:p>
          </table:table-cell>
          <table:table-cell table:formula="of:=[.G70]-[.$B$2]" office:value-type="float" office:value="13.5564069747925" calcext:value-type="float">
            <text:p>13.5564069748</text:p>
          </table:table-cell>
          <table:table-cell table:formula="of:=[.C70]/([.H70]-[.H69])" office:value-type="float" office:value="98316.8016668837" calcext:value-type="float">
            <text:p>98316.8016668837</text:p>
          </table:table-cell>
          <table:table-cell table:formula="of:=[.G70]-[.$B70]" office:value-type="float" office:value="10.2836468219757" calcext:value-type="float">
            <text:p>10.283646822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43146003.31633" calcext:value-type="float">
            <text:p>1443146003.31633</text:p>
          </table:table-cell>
          <table:table-cell office:value-type="float" office:value="4320" calcext:value-type="float">
            <text:p>4320</text:p>
          </table:table-cell>
          <table:table-cell table:formula="of:=[.B71]-[.$B$2]" office:value-type="float" office:value="3.31615877151489" calcext:value-type="float">
            <text:p>3.3161587715</text:p>
          </table:table-cell>
          <table:table-cell table:formula="of:=[.C71]/([.D71]-[.D70])" office:value-type="float" office:value="99542.3386640444" calcext:value-type="float">
            <text:p>99542.3386640444</text:p>
          </table:table-cell>
          <table:table-cell/>
          <table:table-cell office:value-type="float" office:value="1443146013.60047" calcext:value-type="float">
            <text:p>1443146013.60047</text:p>
          </table:table-cell>
          <table:table-cell table:formula="of:=[.G71]-[.$B$2]" office:value-type="float" office:value="13.6002931594849" calcext:value-type="float">
            <text:p>13.6002931595</text:p>
          </table:table-cell>
          <table:table-cell table:formula="of:=[.C71]/([.H71]-[.H70])" office:value-type="float" office:value="98436.4448693989" calcext:value-type="float">
            <text:p>98436.4448693989</text:p>
          </table:table-cell>
          <table:table-cell table:formula="of:=[.G71]-[.$B71]" office:value-type="float" office:value="10.28413438797" calcext:value-type="float">
            <text:p>10.284134388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43146003.35967" calcext:value-type="float">
            <text:p>1443146003.35967</text:p>
          </table:table-cell>
          <table:table-cell office:value-type="float" office:value="4320" calcext:value-type="float">
            <text:p>4320</text:p>
          </table:table-cell>
          <table:table-cell table:formula="of:=[.B72]-[.$B$2]" office:value-type="float" office:value="3.35950040817261" calcext:value-type="float">
            <text:p>3.3595004082</text:p>
          </table:table-cell>
          <table:table-cell table:formula="of:=[.C72]/([.D72]-[.D71])" office:value-type="float" office:value="99673.2087926596" calcext:value-type="float">
            <text:p>99673.2087926596</text:p>
          </table:table-cell>
          <table:table-cell/>
          <table:table-cell office:value-type="float" office:value="1443146013.64429" calcext:value-type="float">
            <text:p>1443146013.64429</text:p>
          </table:table-cell>
          <table:table-cell table:formula="of:=[.G72]-[.$B$2]" office:value-type="float" office:value="13.6441195011139" calcext:value-type="float">
            <text:p>13.6441195011</text:p>
          </table:table-cell>
          <table:table-cell table:formula="of:=[.C72]/([.H72]-[.H71])" office:value-type="float" office:value="98570.8557781755" calcext:value-type="float">
            <text:p>98570.8557781755</text:p>
          </table:table-cell>
          <table:table-cell table:formula="of:=[.G72]-[.$B72]" office:value-type="float" office:value="10.2846190929413" calcext:value-type="float">
            <text:p>10.2846190929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43146003.40301" calcext:value-type="float">
            <text:p>1443146003.40301</text:p>
          </table:table-cell>
          <table:table-cell office:value-type="float" office:value="4320" calcext:value-type="float">
            <text:p>4320</text:p>
          </table:table-cell>
          <table:table-cell table:formula="of:=[.B73]-[.$B$2]" office:value-type="float" office:value="3.40283846855164" calcext:value-type="float">
            <text:p>3.4028384686</text:p>
          </table:table-cell>
          <table:table-cell table:formula="of:=[.C73]/([.D73]-[.D72])" office:value-type="float" office:value="99681.4338763183" calcext:value-type="float">
            <text:p>99681.4338763183</text:p>
          </table:table-cell>
          <table:table-cell/>
          <table:table-cell office:value-type="float" office:value="1443146013.6882" calcext:value-type="float">
            <text:p>1443146013.6882</text:p>
          </table:table-cell>
          <table:table-cell table:formula="of:=[.G73]-[.$B$2]" office:value-type="float" office:value="13.6880259513855" calcext:value-type="float">
            <text:p>13.6880259514</text:p>
          </table:table-cell>
          <table:table-cell table:formula="of:=[.C73]/([.H73]-[.H72])" office:value-type="float" office:value="98391.0102792726" calcext:value-type="float">
            <text:p>98391.0102792726</text:p>
          </table:table-cell>
          <table:table-cell table:formula="of:=[.G73]-[.$B73]" office:value-type="float" office:value="10.2851874828339" calcext:value-type="float">
            <text:p>10.2851874828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43146003.44638" calcext:value-type="float">
            <text:p>1443146003.44638</text:p>
          </table:table-cell>
          <table:table-cell office:value-type="float" office:value="4320" calcext:value-type="float">
            <text:p>4320</text:p>
          </table:table-cell>
          <table:table-cell table:formula="of:=[.B74]-[.$B$2]" office:value-type="float" office:value="3.44620156288147" calcext:value-type="float">
            <text:p>3.4462015629</text:p>
          </table:table-cell>
          <table:table-cell table:formula="of:=[.C74]/([.D74]-[.D73])" office:value-type="float" office:value="99623.886781249" calcext:value-type="float">
            <text:p>99623.886781249</text:p>
          </table:table-cell>
          <table:table-cell/>
          <table:table-cell office:value-type="float" office:value="1443146013.73206" calcext:value-type="float">
            <text:p>1443146013.73206</text:p>
          </table:table-cell>
          <table:table-cell table:formula="of:=[.G74]-[.$B$2]" office:value-type="float" office:value="13.7318828105927" calcext:value-type="float">
            <text:p>13.7318828106</text:p>
          </table:table-cell>
          <table:table-cell table:formula="of:=[.C74]/([.H74]-[.H73])" office:value-type="float" office:value="98502.2657366988" calcext:value-type="float">
            <text:p>98502.2657366988</text:p>
          </table:table-cell>
          <table:table-cell table:formula="of:=[.G74]-[.$B74]" office:value-type="float" office:value="10.2856812477112" calcext:value-type="float">
            <text:p>10.2856812477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43146003.48972" calcext:value-type="float">
            <text:p>1443146003.48972</text:p>
          </table:table-cell>
          <table:table-cell office:value-type="float" office:value="4320" calcext:value-type="float">
            <text:p>4320</text:p>
          </table:table-cell>
          <table:table-cell table:formula="of:=[.B75]-[.$B$2]" office:value-type="float" office:value="3.48954439163208" calcext:value-type="float">
            <text:p>3.4895443916</text:p>
          </table:table-cell>
          <table:table-cell table:formula="of:=[.C75]/([.D75]-[.D74])" office:value-type="float" office:value="99670.4673997349" calcext:value-type="float">
            <text:p>99670.4673997349</text:p>
          </table:table-cell>
          <table:table-cell/>
          <table:table-cell office:value-type="float" office:value="1443146013.77594" calcext:value-type="float">
            <text:p>1443146013.77594</text:p>
          </table:table-cell>
          <table:table-cell table:formula="of:=[.G75]-[.$B$2]" office:value-type="float" office:value="13.7757699489594" calcext:value-type="float">
            <text:p>13.775769949</text:p>
          </table:table-cell>
          <table:table-cell table:formula="of:=[.C75]/([.H75]-[.H74])" office:value-type="float" office:value="98434.3058302006" calcext:value-type="float">
            <text:p>98434.3058302006</text:p>
          </table:table-cell>
          <table:table-cell table:formula="of:=[.G75]-[.$B75]" office:value-type="float" office:value="10.2862255573273" calcext:value-type="float">
            <text:p>10.2862255573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43146003.53307" calcext:value-type="float">
            <text:p>1443146003.53307</text:p>
          </table:table-cell>
          <table:table-cell office:value-type="float" office:value="4320" calcext:value-type="float">
            <text:p>4320</text:p>
          </table:table-cell>
          <table:table-cell table:formula="of:=[.B76]-[.$B$2]" office:value-type="float" office:value="3.53289270401001" calcext:value-type="float">
            <text:p>3.532892704</text:p>
          </table:table-cell>
          <table:table-cell table:formula="of:=[.C76]/([.D76]-[.D75])" office:value-type="float" office:value="99657.8589343072" calcext:value-type="float">
            <text:p>99657.8589343072</text:p>
          </table:table-cell>
          <table:table-cell/>
          <table:table-cell office:value-type="float" office:value="1443146013.81984" calcext:value-type="float">
            <text:p>1443146013.81984</text:p>
          </table:table-cell>
          <table:table-cell table:formula="of:=[.G76]-[.$B$2]" office:value-type="float" office:value="13.8196697235107" calcext:value-type="float">
            <text:p>13.8196697235</text:p>
          </table:table-cell>
          <table:table-cell table:formula="of:=[.C76]/([.H76]-[.H75])" office:value-type="float" office:value="98405.9723346132" calcext:value-type="float">
            <text:p>98405.9723346132</text:p>
          </table:table-cell>
          <table:table-cell table:formula="of:=[.G76]-[.$B76]" office:value-type="float" office:value="10.2867770195007" calcext:value-type="float">
            <text:p>10.2867770195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43146003.57695" calcext:value-type="float">
            <text:p>1443146003.57695</text:p>
          </table:table-cell>
          <table:table-cell office:value-type="float" office:value="4320" calcext:value-type="float">
            <text:p>4320</text:p>
          </table:table-cell>
          <table:table-cell table:formula="of:=[.B77]-[.$B$2]" office:value-type="float" office:value="3.57677149772644" calcext:value-type="float">
            <text:p>3.5767714977</text:p>
          </table:table-cell>
          <table:table-cell table:formula="of:=[.C77]/([.D77]-[.D76])" office:value-type="float" office:value="98453.0255758228" calcext:value-type="float">
            <text:p>98453.0255758228</text:p>
          </table:table-cell>
          <table:table-cell/>
          <table:table-cell office:value-type="float" office:value="1443146013.8638" calcext:value-type="float">
            <text:p>1443146013.8638</text:p>
          </table:table-cell>
          <table:table-cell table:formula="of:=[.G77]-[.$B$2]" office:value-type="float" office:value="13.8636274337769" calcext:value-type="float">
            <text:p>13.8636274338</text:p>
          </table:table-cell>
          <table:table-cell table:formula="of:=[.C77]/([.H77]-[.H76])" office:value-type="float" office:value="98276.2744885341" calcext:value-type="float">
            <text:p>98276.2744885341</text:p>
          </table:table-cell>
          <table:table-cell table:formula="of:=[.G77]-[.$B77]" office:value-type="float" office:value="10.2868559360504" calcext:value-type="float">
            <text:p>10.2868559361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43146003.62029" calcext:value-type="float">
            <text:p>1443146003.62029</text:p>
          </table:table-cell>
          <table:table-cell office:value-type="float" office:value="4320" calcext:value-type="float">
            <text:p>4320</text:p>
          </table:table-cell>
          <table:table-cell table:formula="of:=[.B78]-[.$B$2]" office:value-type="float" office:value="3.62011384963989" calcext:value-type="float">
            <text:p>3.6201138496</text:p>
          </table:table-cell>
          <table:table-cell table:formula="of:=[.C78]/([.D78]-[.D77])" office:value-type="float" office:value="99671.5639388088" calcext:value-type="float">
            <text:p>99671.5639388088</text:p>
          </table:table-cell>
          <table:table-cell/>
          <table:table-cell office:value-type="float" office:value="1443146013.90762" calcext:value-type="float">
            <text:p>1443146013.90762</text:p>
          </table:table-cell>
          <table:table-cell table:formula="of:=[.G78]-[.$B$2]" office:value-type="float" office:value="13.9074487686157" calcext:value-type="float">
            <text:p>13.9074487686</text:p>
          </table:table-cell>
          <table:table-cell table:formula="of:=[.C78]/([.H78]-[.H77])" office:value-type="float" office:value="98582.1179542982" calcext:value-type="float">
            <text:p>98582.1179542982</text:p>
          </table:table-cell>
          <table:table-cell table:formula="of:=[.G78]-[.$B78]" office:value-type="float" office:value="10.2873349189758" calcext:value-type="float">
            <text:p>10.287334919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43146003.66365" calcext:value-type="float">
            <text:p>1443146003.66365</text:p>
          </table:table-cell>
          <table:table-cell office:value-type="float" office:value="4320" calcext:value-type="float">
            <text:p>4320</text:p>
          </table:table-cell>
          <table:table-cell table:formula="of:=[.B79]-[.$B$2]" office:value-type="float" office:value="3.6634726524353" calcext:value-type="float">
            <text:p>3.6634726524</text:p>
          </table:table-cell>
          <table:table-cell table:formula="of:=[.C79]/([.D79]-[.D78])" office:value-type="float" office:value="99633.747278126" calcext:value-type="float">
            <text:p>99633.747278126</text:p>
          </table:table-cell>
          <table:table-cell/>
          <table:table-cell office:value-type="float" office:value="1443146013.95154" calcext:value-type="float">
            <text:p>1443146013.95154</text:p>
          </table:table-cell>
          <table:table-cell table:formula="of:=[.G79]-[.$B$2]" office:value-type="float" office:value="13.9513688087463" calcext:value-type="float">
            <text:p>13.9513688087</text:p>
          </table:table-cell>
          <table:table-cell table:formula="of:=[.C79]/([.H79]-[.H78])" office:value-type="float" office:value="98360.5658636152" calcext:value-type="float">
            <text:p>98360.5658636152</text:p>
          </table:table-cell>
          <table:table-cell table:formula="of:=[.G79]-[.$B79]" office:value-type="float" office:value="10.287896156311" calcext:value-type="float">
            <text:p>10.2878961563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3146003.70699" calcext:value-type="float">
            <text:p>1443146003.70699</text:p>
          </table:table-cell>
          <table:table-cell office:value-type="float" office:value="4320" calcext:value-type="float">
            <text:p>4320</text:p>
          </table:table-cell>
          <table:table-cell table:formula="of:=[.B80]-[.$B$2]" office:value-type="float" office:value="3.7068145275116" calcext:value-type="float">
            <text:p>3.7068145275</text:p>
          </table:table-cell>
          <table:table-cell table:formula="of:=[.C80]/([.D80]-[.D79])" office:value-type="float" office:value="99672.6605020106" calcext:value-type="float">
            <text:p>99672.6605020106</text:p>
          </table:table-cell>
          <table:table-cell/>
          <table:table-cell office:value-type="float" office:value="1443146013.99546" calcext:value-type="float">
            <text:p>1443146013.99546</text:p>
          </table:table-cell>
          <table:table-cell table:formula="of:=[.G80]-[.$B$2]" office:value-type="float" office:value="13.9952819347382" calcext:value-type="float">
            <text:p>13.9952819347</text:p>
          </table:table-cell>
          <table:table-cell table:formula="of:=[.C80]/([.H80]-[.H79])" office:value-type="float" office:value="98376.0527730271" calcext:value-type="float">
            <text:p>98376.0527730271</text:p>
          </table:table-cell>
          <table:table-cell table:formula="of:=[.G80]-[.$B80]" office:value-type="float" office:value="10.2884674072266" calcext:value-type="float">
            <text:p>10.288467407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3146003.75034" calcext:value-type="float">
            <text:p>1443146003.75034</text:p>
          </table:table-cell>
          <table:table-cell office:value-type="float" office:value="4320" calcext:value-type="float">
            <text:p>4320</text:p>
          </table:table-cell>
          <table:table-cell table:formula="of:=[.B81]-[.$B$2]" office:value-type="float" office:value="3.75016593933105" calcext:value-type="float">
            <text:p>3.7501659393</text:p>
          </table:table-cell>
          <table:table-cell table:formula="of:=[.C81]/([.D81]-[.D80])" office:value-type="float" office:value="99650.7338213376" calcext:value-type="float">
            <text:p>99650.7338213376</text:p>
          </table:table-cell>
          <table:table-cell/>
          <table:table-cell office:value-type="float" office:value="1443146014.0098" calcext:value-type="float">
            <text:p>1443146014.0098</text:p>
          </table:table-cell>
          <table:table-cell table:formula="of:=[.G81]-[.$B$2]" office:value-type="float" office:value="14.0096261501312" calcext:value-type="float">
            <text:p>14.0096261501</text:p>
          </table:table-cell>
          <table:table-cell table:formula="of:=[.C81]/([.H81]-[.H80])" office:value-type="float" office:value="301166.699022671" calcext:value-type="float">
            <text:p>301166.699022671</text:p>
          </table:table-cell>
          <table:table-cell table:formula="of:=[.G81]-[.$B81]" office:value-type="float" office:value="10.2594602108002" calcext:value-type="float">
            <text:p>10.2594602108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43146003.79368" calcext:value-type="float">
            <text:p>1443146003.79368</text:p>
          </table:table-cell>
          <table:table-cell office:value-type="float" office:value="4320" calcext:value-type="float">
            <text:p>4320</text:p>
          </table:table-cell>
          <table:table-cell table:formula="of:=[.B82]-[.$B$2]" office:value-type="float" office:value="3.79350924491882" calcext:value-type="float">
            <text:p>3.7935092449</text:p>
          </table:table-cell>
          <table:table-cell table:formula="of:=[.C82]/([.D82]-[.D81])" office:value-type="float" office:value="99669.3708847878" calcext:value-type="float">
            <text:p>99669.3708847878</text:p>
          </table:table-cell>
          <table:table-cell/>
          <table:table-cell office:value-type="float" office:value="1443146014.02416" calcext:value-type="float">
            <text:p>1443146014.02416</text:p>
          </table:table-cell>
          <table:table-cell table:formula="of:=[.G82]-[.$B$2]" office:value-type="float" office:value="14.0239903926849" calcext:value-type="float">
            <text:p>14.0239903927</text:p>
          </table:table-cell>
          <table:table-cell table:formula="of:=[.C82]/([.H82]-[.H81])" office:value-type="float" office:value="300746.801221617" calcext:value-type="float">
            <text:p>300746.801221617</text:p>
          </table:table-cell>
          <table:table-cell table:formula="of:=[.G82]-[.$B82]" office:value-type="float" office:value="10.2304811477661" calcext:value-type="float">
            <text:p>10.2304811478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43146003.83702" calcext:value-type="float">
            <text:p>1443146003.83702</text:p>
          </table:table-cell>
          <table:table-cell office:value-type="float" office:value="4320" calcext:value-type="float">
            <text:p>4320</text:p>
          </table:table-cell>
          <table:table-cell table:formula="of:=[.B83]-[.$B$2]" office:value-type="float" office:value="3.83685064315796" calcext:value-type="float">
            <text:p>3.8368506432</text:p>
          </table:table-cell>
          <table:table-cell table:formula="of:=[.C83]/([.D83]-[.D82])" office:value-type="float" office:value="99673.7570893408" calcext:value-type="float">
            <text:p>99673.7570893408</text:p>
          </table:table-cell>
          <table:table-cell/>
          <table:table-cell office:value-type="float" office:value="1443146014.05855" calcext:value-type="float">
            <text:p>1443146014.05855</text:p>
          </table:table-cell>
          <table:table-cell table:formula="of:=[.G83]-[.$B$2]" office:value-type="float" office:value="14.0583779811859" calcext:value-type="float">
            <text:p>14.0583779812</text:p>
          </table:table-cell>
          <table:table-cell table:formula="of:=[.C83]/([.H83]-[.H82])" office:value-type="float" office:value="125626.721393311" calcext:value-type="float">
            <text:p>125626.721393311</text:p>
          </table:table-cell>
          <table:table-cell table:formula="of:=[.G83]-[.$B83]" office:value-type="float" office:value="10.221527338028" calcext:value-type="float">
            <text:p>10.221527338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43146003.88037" calcext:value-type="float">
            <text:p>1443146003.88037</text:p>
          </table:table-cell>
          <table:table-cell office:value-type="float" office:value="4320" calcext:value-type="float">
            <text:p>4320</text:p>
          </table:table-cell>
          <table:table-cell table:formula="of:=[.B84]-[.$B$2]" office:value-type="float" office:value="3.88019943237305" calcext:value-type="float">
            <text:p>3.8801994324</text:p>
          </table:table-cell>
          <table:table-cell table:formula="of:=[.C84]/([.D84]-[.D83])" office:value-type="float" office:value="99656.7626967627" calcext:value-type="float">
            <text:p>99656.7626967627</text:p>
          </table:table-cell>
          <table:table-cell/>
          <table:table-cell office:value-type="float" office:value="1443146014.10729" calcext:value-type="float">
            <text:p>1443146014.10729</text:p>
          </table:table-cell>
          <table:table-cell table:formula="of:=[.G84]-[.$B$2]" office:value-type="float" office:value="14.1071133613586" calcext:value-type="float">
            <text:p>14.1071133614</text:p>
          </table:table-cell>
          <table:table-cell table:formula="of:=[.C84]/([.H84]-[.H83])" office:value-type="float" office:value="88641.9678001673" calcext:value-type="float">
            <text:p>88641.9678001673</text:p>
          </table:table-cell>
          <table:table-cell table:formula="of:=[.G84]-[.$B84]" office:value-type="float" office:value="10.2269139289856" calcext:value-type="float">
            <text:p>10.226913929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43146003.92371" calcext:value-type="float">
            <text:p>1443146003.92371</text:p>
          </table:table-cell>
          <table:table-cell office:value-type="float" office:value="4320" calcext:value-type="float">
            <text:p>4320</text:p>
          </table:table-cell>
          <table:table-cell table:formula="of:=[.B85]-[.$B$2]" office:value-type="float" office:value="3.9235405921936" calcext:value-type="float">
            <text:p>3.9235405922</text:p>
          </table:table-cell>
          <table:table-cell table:formula="of:=[.C85]/([.D85]-[.D84])" office:value-type="float" office:value="99674.3053920544" calcext:value-type="float">
            <text:p>99674.3053920544</text:p>
          </table:table-cell>
          <table:table-cell/>
          <table:table-cell office:value-type="float" office:value="1443146014.15606" calcext:value-type="float">
            <text:p>1443146014.15606</text:p>
          </table:table-cell>
          <table:table-cell table:formula="of:=[.G85]-[.$B$2]" office:value-type="float" office:value="14.1558818817139" calcext:value-type="float">
            <text:p>14.1558818817</text:p>
          </table:table-cell>
          <table:table-cell table:formula="of:=[.C85]/([.H85]-[.H84])" office:value-type="float" office:value="88581.7319970667" calcext:value-type="float">
            <text:p>88581.7319970667</text:p>
          </table:table-cell>
          <table:table-cell table:formula="of:=[.G85]-[.$B85]" office:value-type="float" office:value="10.2323412895203" calcext:value-type="float">
            <text:p>10.2323412895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43146003.96705" calcext:value-type="float">
            <text:p>1443146003.96705</text:p>
          </table:table-cell>
          <table:table-cell office:value-type="float" office:value="4320" calcext:value-type="float">
            <text:p>4320</text:p>
          </table:table-cell>
          <table:table-cell table:formula="of:=[.B86]-[.$B$2]" office:value-type="float" office:value="3.96688055992126" calcext:value-type="float">
            <text:p>3.9668805599</text:p>
          </table:table-cell>
          <table:table-cell table:formula="of:=[.C86]/([.D86]-[.D85])" office:value-type="float" office:value="99677.0469961107" calcext:value-type="float">
            <text:p>99677.0469961107</text:p>
          </table:table-cell>
          <table:table-cell/>
          <table:table-cell office:value-type="float" office:value="1443146014.20483" calcext:value-type="float">
            <text:p>1443146014.20483</text:p>
          </table:table-cell>
          <table:table-cell table:formula="of:=[.G86]-[.$B$2]" office:value-type="float" office:value="14.204657793045" calcext:value-type="float">
            <text:p>14.204657793</text:p>
          </table:table-cell>
          <table:table-cell table:formula="of:=[.C86]/([.H86]-[.H85])" office:value-type="float" office:value="88568.3092760325" calcext:value-type="float">
            <text:p>88568.3092760325</text:p>
          </table:table-cell>
          <table:table-cell table:formula="of:=[.G86]-[.$B86]" office:value-type="float" office:value="10.2377772331238" calcext:value-type="float">
            <text:p>10.2377772331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43146004.01033" calcext:value-type="float">
            <text:p>1443146004.01033</text:p>
          </table:table-cell>
          <table:table-cell office:value-type="float" office:value="4320" calcext:value-type="float">
            <text:p>4320</text:p>
          </table:table-cell>
          <table:table-cell table:formula="of:=[.B87]-[.$B$2]" office:value-type="float" office:value="4.0101535320282" calcext:value-type="float">
            <text:p>4.010153532</text:p>
          </table:table-cell>
          <table:table-cell table:formula="of:=[.C87]/([.D87]-[.D86])" office:value-type="float" office:value="99831.3679338843" calcext:value-type="float">
            <text:p>99831.3679338843</text:p>
          </table:table-cell>
          <table:table-cell/>
          <table:table-cell office:value-type="float" office:value="1443146014.25356" calcext:value-type="float">
            <text:p>1443146014.25356</text:p>
          </table:table-cell>
          <table:table-cell table:formula="of:=[.G87]-[.$B$2]" office:value-type="float" office:value="14.2533853054047" calcext:value-type="float">
            <text:p>14.2533853054</text:p>
          </table:table-cell>
          <table:table-cell table:formula="of:=[.C87]/([.H87]-[.H86])" office:value-type="float" office:value="88656.2804215718" calcext:value-type="float">
            <text:p>88656.2804215718</text:p>
          </table:table-cell>
          <table:table-cell table:formula="of:=[.G87]-[.$B87]" office:value-type="float" office:value="10.2432317733765" calcext:value-type="float">
            <text:p>10.2432317734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43146004.05347" calcext:value-type="float">
            <text:p>1443146004.05347</text:p>
          </table:table-cell>
          <table:table-cell office:value-type="float" office:value="4320" calcext:value-type="float">
            <text:p>4320</text:p>
          </table:table-cell>
          <table:table-cell table:formula="of:=[.B88]-[.$B$2]" office:value-type="float" office:value="4.05329155921936" calcext:value-type="float">
            <text:p>4.0532915592</text:p>
          </table:table-cell>
          <table:table-cell table:formula="of:=[.C88]/([.D88]-[.D87])" office:value-type="float" office:value="100143.661666685" calcext:value-type="float">
            <text:p>100143.661666685</text:p>
          </table:table-cell>
          <table:table-cell/>
          <table:table-cell office:value-type="float" office:value="1443146014.30239" calcext:value-type="float">
            <text:p>1443146014.30239</text:p>
          </table:table-cell>
          <table:table-cell table:formula="of:=[.G88]-[.$B$2]" office:value-type="float" office:value="14.3022201061249" calcext:value-type="float">
            <text:p>14.3022201061</text:p>
          </table:table-cell>
          <table:table-cell table:formula="of:=[.C88]/([.H88]-[.H87])" office:value-type="float" office:value="88461.5056535239" calcext:value-type="float">
            <text:p>88461.5056535239</text:p>
          </table:table-cell>
          <table:table-cell table:formula="of:=[.G88]-[.$B88]" office:value-type="float" office:value="10.2489285469055" calcext:value-type="float">
            <text:p>10.2489285469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43146004.0966" calcext:value-type="float">
            <text:p>1443146004.0966</text:p>
          </table:table-cell>
          <table:table-cell office:value-type="float" office:value="4320" calcext:value-type="float">
            <text:p>4320</text:p>
          </table:table-cell>
          <table:table-cell table:formula="of:=[.B89]-[.$B$2]" office:value-type="float" office:value="4.09642195701599" calcext:value-type="float">
            <text:p>4.096421957</text:p>
          </table:table-cell>
          <table:table-cell table:formula="of:=[.C89]/([.D89]-[.D88])" office:value-type="float" office:value="100161.376214746" calcext:value-type="float">
            <text:p>100161.376214746</text:p>
          </table:table-cell>
          <table:table-cell/>
          <table:table-cell office:value-type="float" office:value="1443146014.35113" calcext:value-type="float">
            <text:p>1443146014.35113</text:p>
          </table:table-cell>
          <table:table-cell table:formula="of:=[.G89]-[.$B$2]" office:value-type="float" office:value="14.3509528636932" calcext:value-type="float">
            <text:p>14.3509528637</text:p>
          </table:table-cell>
          <table:table-cell table:formula="of:=[.C89]/([.H89]-[.H88])" office:value-type="float" office:value="88646.7381604697" calcext:value-type="float">
            <text:p>88646.7381604697</text:p>
          </table:table-cell>
          <table:table-cell table:formula="of:=[.G89]-[.$B89]" office:value-type="float" office:value="10.2545309066772" calcext:value-type="float">
            <text:p>10.2545309067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43146004.13976" calcext:value-type="float">
            <text:p>1443146004.13976</text:p>
          </table:table-cell>
          <table:table-cell office:value-type="float" office:value="4320" calcext:value-type="float">
            <text:p>4320</text:p>
          </table:table-cell>
          <table:table-cell table:formula="of:=[.B90]-[.$B$2]" office:value-type="float" office:value="4.13958120346069" calcext:value-type="float">
            <text:p>4.1395812035</text:p>
          </table:table-cell>
          <table:table-cell table:formula="of:=[.C90]/([.D90]-[.D89])" office:value-type="float" office:value="100094.426012164" calcext:value-type="float">
            <text:p>100094.426012164</text:p>
          </table:table-cell>
          <table:table-cell/>
          <table:table-cell office:value-type="float" office:value="1443146014.39983" calcext:value-type="float">
            <text:p>1443146014.39983</text:p>
          </table:table-cell>
          <table:table-cell table:formula="of:=[.G90]-[.$B$2]" office:value-type="float" office:value="14.3996562957764" calcext:value-type="float">
            <text:p>14.3996562958</text:p>
          </table:table-cell>
          <table:table-cell table:formula="of:=[.C90]/([.H90]-[.H89])" office:value-type="float" office:value="88700.1144524347" calcext:value-type="float">
            <text:p>88700.1144524347</text:p>
          </table:table-cell>
          <table:table-cell table:formula="of:=[.G90]-[.$B90]" office:value-type="float" office:value="10.2600750923157" calcext:value-type="float">
            <text:p>10.2600750923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43146004.18289" calcext:value-type="float">
            <text:p>1443146004.18289</text:p>
          </table:table-cell>
          <table:table-cell office:value-type="float" office:value="4320" calcext:value-type="float">
            <text:p>4320</text:p>
          </table:table-cell>
          <table:table-cell table:formula="of:=[.B91]-[.$B$2]" office:value-type="float" office:value="4.18271207809448" calcext:value-type="float">
            <text:p>4.1827120781</text:p>
          </table:table-cell>
          <table:table-cell table:formula="of:=[.C91]/([.D91]-[.D90])" office:value-type="float" office:value="100160.268871888" calcext:value-type="float">
            <text:p>100160.268871888</text:p>
          </table:table-cell>
          <table:table-cell/>
          <table:table-cell office:value-type="float" office:value="1443146014.44854" calcext:value-type="float">
            <text:p>1443146014.44854</text:p>
          </table:table-cell>
          <table:table-cell table:formula="of:=[.G91]-[.$B$2]" office:value-type="float" office:value="14.4483683109283" calcext:value-type="float">
            <text:p>14.4483683109</text:p>
          </table:table-cell>
          <table:table-cell table:formula="of:=[.C91]/([.H91]-[.H90])" office:value-type="float" office:value="88684.4854708217" calcext:value-type="float">
            <text:p>88684.4854708217</text:p>
          </table:table-cell>
          <table:table-cell table:formula="of:=[.G91]-[.$B91]" office:value-type="float" office:value="10.2656562328339" calcext:value-type="float">
            <text:p>10.2656562328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43146004.22602" calcext:value-type="float">
            <text:p>1443146004.22602</text:p>
          </table:table-cell>
          <table:table-cell office:value-type="float" office:value="4320" calcext:value-type="float">
            <text:p>4320</text:p>
          </table:table-cell>
          <table:table-cell table:formula="of:=[.B92]-[.$B$2]" office:value-type="float" office:value="4.22584342956543" calcext:value-type="float">
            <text:p>4.2258434296</text:p>
          </table:table-cell>
          <table:table-cell table:formula="of:=[.C92]/([.D92]-[.D91])" office:value-type="float" office:value="100159.161553514" calcext:value-type="float">
            <text:p>100159.161553514</text:p>
          </table:table-cell>
          <table:table-cell/>
          <table:table-cell office:value-type="float" office:value="1443146014.49733" calcext:value-type="float">
            <text:p>1443146014.49733</text:p>
          </table:table-cell>
          <table:table-cell table:formula="of:=[.G92]-[.$B$2]" office:value-type="float" office:value="14.4971532821655" calcext:value-type="float">
            <text:p>14.4971532822</text:p>
          </table:table-cell>
          <table:table-cell table:formula="of:=[.C92]/([.H92]-[.H91])" office:value-type="float" office:value="88551.8611663629" calcext:value-type="float">
            <text:p>88551.8611663629</text:p>
          </table:table-cell>
          <table:table-cell table:formula="of:=[.G92]-[.$B92]" office:value-type="float" office:value="10.2713098526001" calcext:value-type="float">
            <text:p>10.2713098526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43146004.26914" calcext:value-type="float">
            <text:p>1443146004.26914</text:p>
          </table:table-cell>
          <table:table-cell office:value-type="float" office:value="4320" calcext:value-type="float">
            <text:p>4320</text:p>
          </table:table-cell>
          <table:table-cell table:formula="of:=[.B93]-[.$B$2]" office:value-type="float" office:value="4.26896715164185" calcext:value-type="float">
            <text:p>4.2689671516</text:p>
          </table:table-cell>
          <table:table-cell table:formula="of:=[.C93]/([.D93]-[.D92])" office:value-type="float" office:value="100176.881586077" calcext:value-type="float">
            <text:p>100176.881586077</text:p>
          </table:table-cell>
          <table:table-cell/>
          <table:table-cell office:value-type="float" office:value="1443146014.54612" calcext:value-type="float">
            <text:p>1443146014.54612</text:p>
          </table:table-cell>
          <table:table-cell table:formula="of:=[.G93]-[.$B$2]" office:value-type="float" office:value="14.5459506511688" calcext:value-type="float">
            <text:p>14.5459506512</text:p>
          </table:table-cell>
          <table:table-cell table:formula="of:=[.C93]/([.H93]-[.H92])" office:value-type="float" office:value="88529.3631242335" calcext:value-type="float">
            <text:p>88529.3631242335</text:p>
          </table:table-cell>
          <table:table-cell table:formula="of:=[.G93]-[.$B93]" office:value-type="float" office:value="10.276983499527" calcext:value-type="float">
            <text:p>10.2769834995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43146004.31227" calcext:value-type="float">
            <text:p>1443146004.31227</text:p>
          </table:table-cell>
          <table:table-cell office:value-type="float" office:value="4320" calcext:value-type="float">
            <text:p>4320</text:p>
          </table:table-cell>
          <table:table-cell table:formula="of:=[.B94]-[.$B$2]" office:value-type="float" office:value="4.31209516525269" calcext:value-type="float">
            <text:p>4.3120951653</text:p>
          </table:table-cell>
          <table:table-cell table:formula="of:=[.C94]/([.D94]-[.D93])" office:value-type="float" office:value="100166.913296332" calcext:value-type="float">
            <text:p>100166.913296332</text:p>
          </table:table-cell>
          <table:table-cell/>
          <table:table-cell office:value-type="float" office:value="1443146014.59484" calcext:value-type="float">
            <text:p>1443146014.59484</text:p>
          </table:table-cell>
          <table:table-cell table:formula="of:=[.G94]-[.$B$2]" office:value-type="float" office:value="14.5946652889252" calcext:value-type="float">
            <text:p>14.5946652889</text:p>
          </table:table-cell>
          <table:table-cell table:formula="of:=[.C94]/([.H94]-[.H93])" office:value-type="float" office:value="88679.7110471604" calcext:value-type="float">
            <text:p>88679.7110471604</text:p>
          </table:table-cell>
          <table:table-cell table:formula="of:=[.G94]-[.$B94]" office:value-type="float" office:value="10.2825701236725" calcext:value-type="float">
            <text:p>10.2825701237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43146004.35538" calcext:value-type="float">
            <text:p>1443146004.35538</text:p>
          </table:table-cell>
          <table:table-cell office:value-type="float" office:value="4320" calcext:value-type="float">
            <text:p>4320</text:p>
          </table:table-cell>
          <table:table-cell table:formula="of:=[.B95]-[.$B$2]" office:value-type="float" office:value="4.35520100593567" calcext:value-type="float">
            <text:p>4.3552010059</text:p>
          </table:table-cell>
          <table:table-cell table:formula="of:=[.C95]/([.D95]-[.D94])" office:value-type="float" office:value="100218.437491358" calcext:value-type="float">
            <text:p>100218.437491358</text:p>
          </table:table-cell>
          <table:table-cell/>
          <table:table-cell office:value-type="float" office:value="1443146014.64359" calcext:value-type="float">
            <text:p>1443146014.64359</text:p>
          </table:table-cell>
          <table:table-cell table:formula="of:=[.G95]-[.$B$2]" office:value-type="float" office:value="14.6434202194214" calcext:value-type="float">
            <text:p>14.6434202194</text:p>
          </table:table-cell>
          <table:table-cell table:formula="of:=[.C95]/([.H95]-[.H94])" office:value-type="float" office:value="88606.4231049474" calcext:value-type="float">
            <text:p>88606.4231049474</text:p>
          </table:table-cell>
          <table:table-cell table:formula="of:=[.G95]-[.$B95]" office:value-type="float" office:value="10.2882192134857" calcext:value-type="float">
            <text:p>10.2882192135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43146004.39851" calcext:value-type="float">
            <text:p>1443146004.39851</text:p>
          </table:table-cell>
          <table:table-cell office:value-type="float" office:value="4320" calcext:value-type="float">
            <text:p>4320</text:p>
          </table:table-cell>
          <table:table-cell table:formula="of:=[.B96]-[.$B$2]" office:value-type="float" office:value="4.39833331108093" calcext:value-type="float">
            <text:p>4.3983333111</text:p>
          </table:table-cell>
          <table:table-cell table:formula="of:=[.C96]/([.D96]-[.D95])" office:value-type="float" office:value="100156.946990216" calcext:value-type="float">
            <text:p>100156.946990216</text:p>
          </table:table-cell>
          <table:table-cell/>
          <table:table-cell office:value-type="float" office:value="1443146014.69238" calcext:value-type="float">
            <text:p>1443146014.69238</text:p>
          </table:table-cell>
          <table:table-cell table:formula="of:=[.G96]-[.$B$2]" office:value-type="float" office:value="14.69220662117" calcext:value-type="float">
            <text:p>14.6922066212</text:p>
          </table:table-cell>
          <table:table-cell table:formula="of:=[.C96]/([.H96]-[.H95])" office:value-type="float" office:value="88549.2646548565" calcext:value-type="float">
            <text:p>88549.2646548565</text:p>
          </table:table-cell>
          <table:table-cell table:formula="of:=[.G96]-[.$B96]" office:value-type="float" office:value="10.2938733100891" calcext:value-type="float">
            <text:p>10.2938733101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43146004.44163" calcext:value-type="float">
            <text:p>1443146004.44163</text:p>
          </table:table-cell>
          <table:table-cell office:value-type="float" office:value="4320" calcext:value-type="float">
            <text:p>4320</text:p>
          </table:table-cell>
          <table:table-cell table:formula="of:=[.B97]-[.$B$2]" office:value-type="float" office:value="4.44145369529724" calcext:value-type="float">
            <text:p>4.4414536953</text:p>
          </table:table-cell>
          <table:table-cell table:formula="of:=[.C97]/([.D97]-[.D96])" office:value-type="float" office:value="100184.6360721" calcext:value-type="float">
            <text:p>100184.6360721</text:p>
          </table:table-cell>
          <table:table-cell/>
          <table:table-cell office:value-type="float" office:value="1443146014.74114" calcext:value-type="float">
            <text:p>1443146014.74114</text:p>
          </table:table-cell>
          <table:table-cell table:formula="of:=[.G97]-[.$B$2]" office:value-type="float" office:value="14.7409660816193" calcext:value-type="float">
            <text:p>14.7409660816</text:p>
          </table:table-cell>
          <table:table-cell table:formula="of:=[.C97]/([.H97]-[.H96])" office:value-type="float" office:value="88598.191206384" calcext:value-type="float">
            <text:p>88598.191206384</text:p>
          </table:table-cell>
          <table:table-cell table:formula="of:=[.G97]-[.$B97]" office:value-type="float" office:value="10.299512386322" calcext:value-type="float">
            <text:p>10.2995123863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3146004.48476" calcext:value-type="float">
            <text:p>1443146004.48476</text:p>
          </table:table-cell>
          <table:table-cell office:value-type="float" office:value="4320" calcext:value-type="float">
            <text:p>4320</text:p>
          </table:table-cell>
          <table:table-cell table:formula="of:=[.B98]-[.$B$2]" office:value-type="float" office:value="4.48458814620972" calcext:value-type="float">
            <text:p>4.4845881462</text:p>
          </table:table-cell>
          <table:table-cell table:formula="of:=[.C98]/([.D98]-[.D97])" office:value-type="float" office:value="100151.964580835" calcext:value-type="float">
            <text:p>100151.964580835</text:p>
          </table:table-cell>
          <table:table-cell/>
          <table:table-cell office:value-type="float" office:value="1443146014.78986" calcext:value-type="float">
            <text:p>1443146014.78986</text:p>
          </table:table-cell>
          <table:table-cell table:formula="of:=[.G98]-[.$B$2]" office:value-type="float" office:value="14.7896897792816" calcext:value-type="float">
            <text:p>14.7896897793</text:p>
          </table:table-cell>
          <table:table-cell table:formula="of:=[.C98]/([.H98]-[.H97])" office:value-type="float" office:value="88663.2215382508" calcext:value-type="float">
            <text:p>88663.2215382508</text:p>
          </table:table-cell>
          <table:table-cell table:formula="of:=[.G98]-[.$B98]" office:value-type="float" office:value="10.3051016330719" calcext:value-type="float">
            <text:p>10.3051016331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43146004.52789" calcext:value-type="float">
            <text:p>1443146004.52789</text:p>
          </table:table-cell>
          <table:table-cell office:value-type="float" office:value="4320" calcext:value-type="float">
            <text:p>4320</text:p>
          </table:table-cell>
          <table:table-cell table:formula="of:=[.B99]-[.$B$2]" office:value-type="float" office:value="4.52771162986755" calcext:value-type="float">
            <text:p>4.5277116299</text:p>
          </table:table-cell>
          <table:table-cell table:formula="of:=[.C99]/([.D99]-[.D98])" office:value-type="float" office:value="100177.435438125" calcext:value-type="float">
            <text:p>100177.435438125</text:p>
          </table:table-cell>
          <table:table-cell/>
          <table:table-cell office:value-type="float" office:value="1443146014.83867" calcext:value-type="float">
            <text:p>1443146014.83867</text:p>
          </table:table-cell>
          <table:table-cell table:formula="of:=[.G99]-[.$B$2]" office:value-type="float" office:value="14.8384926319122" calcext:value-type="float">
            <text:p>14.8384926319</text:p>
          </table:table-cell>
          <table:table-cell table:formula="of:=[.C99]/([.H99]-[.H98])" office:value-type="float" office:value="88519.4157132109" calcext:value-type="float">
            <text:p>88519.4157132109</text:p>
          </table:table-cell>
          <table:table-cell table:formula="of:=[.G99]-[.$B99]" office:value-type="float" office:value="10.3107810020447" calcext:value-type="float">
            <text:p>10.310781002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43146004.57101" calcext:value-type="float">
            <text:p>1443146004.57101</text:p>
          </table:table-cell>
          <table:table-cell office:value-type="float" office:value="4320" calcext:value-type="float">
            <text:p>4320</text:p>
          </table:table-cell>
          <table:table-cell table:formula="of:=[.B100]-[.$B$2]" office:value-type="float" office:value="4.57083511352539" calcext:value-type="float">
            <text:p>4.5708351135</text:p>
          </table:table-cell>
          <table:table-cell table:formula="of:=[.C100]/([.D100]-[.D99])" office:value-type="float" office:value="100177.435438125" calcext:value-type="float">
            <text:p>100177.435438125</text:p>
          </table:table-cell>
          <table:table-cell/>
          <table:table-cell office:value-type="float" office:value="1443146014.8874" calcext:value-type="float">
            <text:p>1443146014.8874</text:p>
          </table:table-cell>
          <table:table-cell table:formula="of:=[.G100]-[.$B$2]" office:value-type="float" office:value="14.8872270584106" calcext:value-type="float">
            <text:p>14.8872270584</text:p>
          </table:table-cell>
          <table:table-cell table:formula="of:=[.C100]/([.H100]-[.H99])" office:value-type="float" office:value="88643.7024172362" calcext:value-type="float">
            <text:p>88643.7024172362</text:p>
          </table:table-cell>
          <table:table-cell table:formula="of:=[.G100]-[.$B100]" office:value-type="float" office:value="10.3163919448853" calcext:value-type="float">
            <text:p>10.3163919449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43146004.61413" calcext:value-type="float">
            <text:p>1443146004.61413</text:p>
          </table:table-cell>
          <table:table-cell office:value-type="float" office:value="4320" calcext:value-type="float">
            <text:p>4320</text:p>
          </table:table-cell>
          <table:table-cell table:formula="of:=[.B101]-[.$B$2]" office:value-type="float" office:value="4.61395931243897" calcext:value-type="float">
            <text:p>4.6139593124</text:p>
          </table:table-cell>
          <table:table-cell table:formula="of:=[.C101]/([.D101]-[.D100])" office:value-type="float" office:value="100175.773900352" calcext:value-type="float">
            <text:p>100175.773900352</text:p>
          </table:table-cell>
          <table:table-cell/>
          <table:table-cell office:value-type="float" office:value="1443146014.93611" calcext:value-type="float">
            <text:p>1443146014.93611</text:p>
          </table:table-cell>
          <table:table-cell table:formula="of:=[.G101]-[.$B$2]" office:value-type="float" office:value="14.9359312057495" calcext:value-type="float">
            <text:p>14.9359312057</text:p>
          </table:table-cell>
          <table:table-cell table:formula="of:=[.C101]/([.H101]-[.H100])" office:value-type="float" office:value="88698.8118269042" calcext:value-type="float">
            <text:p>88698.8118269042</text:p>
          </table:table-cell>
          <table:table-cell table:formula="of:=[.G101]-[.$B101]" office:value-type="float" office:value="10.3219718933105" calcext:value-type="float">
            <text:p>10.321971893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43146004.65725" calcext:value-type="float">
            <text:p>1443146004.65725</text:p>
          </table:table-cell>
          <table:table-cell office:value-type="float" office:value="4320" calcext:value-type="float">
            <text:p>4320</text:p>
          </table:table-cell>
          <table:table-cell table:formula="of:=[.B102]-[.$B$2]" office:value-type="float" office:value="4.65707874298096" calcext:value-type="float">
            <text:p>4.657078743</text:p>
          </table:table-cell>
          <table:table-cell table:formula="of:=[.C102]/([.D102]-[.D101])" office:value-type="float" office:value="100186.851860043" calcext:value-type="float">
            <text:p>100186.851860043</text:p>
          </table:table-cell>
          <table:table-cell/>
          <table:table-cell office:value-type="float" office:value="1443146014.9849" calcext:value-type="float">
            <text:p>1443146014.9849</text:p>
          </table:table-cell>
          <table:table-cell table:formula="of:=[.G102]-[.$B$2]" office:value-type="float" office:value="14.9847273826599" calcext:value-type="float">
            <text:p>14.9847273827</text:p>
          </table:table-cell>
          <table:table-cell table:formula="of:=[.C102]/([.H102]-[.H101])" office:value-type="float" office:value="88531.5259007358" calcext:value-type="float">
            <text:p>88531.5259007358</text:p>
          </table:table-cell>
          <table:table-cell table:formula="of:=[.G102]-[.$B102]" office:value-type="float" office:value="10.327648639679" calcext:value-type="float">
            <text:p>10.3276486397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43146004.70039" calcext:value-type="float">
            <text:p>1443146004.70039</text:p>
          </table:table-cell>
          <table:table-cell office:value-type="float" office:value="4320" calcext:value-type="float">
            <text:p>4320</text:p>
          </table:table-cell>
          <table:table-cell table:formula="of:=[.B103]-[.$B$2]" office:value-type="float" office:value="4.70021820068359" calcext:value-type="float">
            <text:p>4.7002182007</text:p>
          </table:table-cell>
          <table:table-cell table:formula="of:=[.C103]/([.D103]-[.D102])" office:value-type="float" office:value="100140.340886482" calcext:value-type="float">
            <text:p>100140.340886482</text:p>
          </table:table-cell>
          <table:table-cell/>
          <table:table-cell office:value-type="float" office:value="1443146015.03371" calcext:value-type="float">
            <text:p>1443146015.03371</text:p>
          </table:table-cell>
          <table:table-cell table:formula="of:=[.G103]-[.$B$2]" office:value-type="float" office:value="15.0335378646851" calcext:value-type="float">
            <text:p>15.0335378647</text:p>
          </table:table-cell>
          <table:table-cell table:formula="of:=[.C103]/([.H103]-[.H102])" office:value-type="float" office:value="88505.5795551127" calcext:value-type="float">
            <text:p>88505.5795551127</text:p>
          </table:table-cell>
          <table:table-cell table:formula="of:=[.G103]-[.$B103]" office:value-type="float" office:value="10.3333196640015" calcext:value-type="float">
            <text:p>10.333319664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43146004.74363" calcext:value-type="float">
            <text:p>1443146004.74363</text:p>
          </table:table-cell>
          <table:table-cell office:value-type="float" office:value="4320" calcext:value-type="float">
            <text:p>4320</text:p>
          </table:table-cell>
          <table:table-cell table:formula="of:=[.B104]-[.$B$2]" office:value-type="float" office:value="4.74345397949219" calcext:value-type="float">
            <text:p>4.7434539795</text:p>
          </table:table-cell>
          <table:table-cell table:formula="of:=[.C104]/([.D104]-[.D103])" office:value-type="float" office:value="99917.2472207517" calcext:value-type="float">
            <text:p>99917.2472207517</text:p>
          </table:table-cell>
          <table:table-cell/>
          <table:table-cell office:value-type="float" office:value="1443146015.04684" calcext:value-type="float">
            <text:p>1443146015.04684</text:p>
          </table:table-cell>
          <table:table-cell table:formula="of:=[.G104]-[.$B$2]" office:value-type="float" office:value="15.0466680526733" calcext:value-type="float">
            <text:p>15.0466680527</text:p>
          </table:table-cell>
          <table:table-cell table:formula="of:=[.C104]/([.H104]-[.H103])" office:value-type="float" office:value="329012.806507844" calcext:value-type="float">
            <text:p>329012.806507844</text:p>
          </table:table-cell>
          <table:table-cell table:formula="of:=[.G104]-[.$B104]" office:value-type="float" office:value="10.3032140731812" calcext:value-type="float">
            <text:p>10.3032140732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43146004.78676" calcext:value-type="float">
            <text:p>1443146004.78676</text:p>
          </table:table-cell>
          <table:table-cell office:value-type="float" office:value="4320" calcext:value-type="float">
            <text:p>4320</text:p>
          </table:table-cell>
          <table:table-cell table:formula="of:=[.B105]-[.$B$2]" office:value-type="float" office:value="4.78658938407898" calcext:value-type="float">
            <text:p>4.7865893841</text:p>
          </table:table-cell>
          <table:table-cell table:formula="of:=[.C105]/([.D105]-[.D104])" office:value-type="float" office:value="100149.750335778" calcext:value-type="float">
            <text:p>100149.750335778</text:p>
          </table:table-cell>
          <table:table-cell/>
          <table:table-cell office:value-type="float" office:value="1443146015.05999" calcext:value-type="float">
            <text:p>1443146015.05999</text:p>
          </table:table-cell>
          <table:table-cell table:formula="of:=[.G105]-[.$B$2]" office:value-type="float" office:value="15.0598146915436" calcext:value-type="float">
            <text:p>15.0598146915</text:p>
          </table:table-cell>
          <table:table-cell table:formula="of:=[.C105]/([.H105]-[.H104])" office:value-type="float" office:value="328601.10045157" calcext:value-type="float">
            <text:p>328601.10045157</text:p>
          </table:table-cell>
          <table:table-cell table:formula="of:=[.G105]-[.$B105]" office:value-type="float" office:value="10.2732253074646" calcext:value-type="float">
            <text:p>10.2732253075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43146004.82988" calcext:value-type="float">
            <text:p>1443146004.82988</text:p>
          </table:table-cell>
          <table:table-cell office:value-type="float" office:value="4320" calcext:value-type="float">
            <text:p>4320</text:p>
          </table:table-cell>
          <table:table-cell table:formula="of:=[.B106]-[.$B$2]" office:value-type="float" office:value="4.82970237731934" calcext:value-type="float">
            <text:p>4.8297023773</text:p>
          </table:table-cell>
          <table:table-cell table:formula="of:=[.C106]/([.D106]-[.D105])" office:value-type="float" office:value="100201.810992706" calcext:value-type="float">
            <text:p>100201.810992706</text:p>
          </table:table-cell>
          <table:table-cell/>
          <table:table-cell office:value-type="float" office:value="1443146015.08534" calcext:value-type="float">
            <text:p>1443146015.08534</text:p>
          </table:table-cell>
          <table:table-cell table:formula="of:=[.G106]-[.$B$2]" office:value-type="float" office:value="15.085161447525" calcext:value-type="float">
            <text:p>15.0851614475</text:p>
          </table:table-cell>
          <table:table-cell table:formula="of:=[.C106]/([.H106]-[.H105])" office:value-type="float" office:value="170436.011739032" calcext:value-type="float">
            <text:p>170436.011739032</text:p>
          </table:table-cell>
          <table:table-cell table:formula="of:=[.G106]-[.$B106]" office:value-type="float" office:value="10.2554590702057" calcext:value-type="float">
            <text:p>10.2554590702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43146004.87301" calcext:value-type="float">
            <text:p>1443146004.87301</text:p>
          </table:table-cell>
          <table:table-cell office:value-type="float" office:value="4320" calcext:value-type="float">
            <text:p>4320</text:p>
          </table:table-cell>
          <table:table-cell table:formula="of:=[.B107]-[.$B$2]" office:value-type="float" office:value="4.87283730506897" calcext:value-type="float">
            <text:p>4.8728373051</text:p>
          </table:table-cell>
          <table:table-cell table:formula="of:=[.C107]/([.D107]-[.D106])" office:value-type="float" office:value="100150.857446068" calcext:value-type="float">
            <text:p>100150.857446068</text:p>
          </table:table-cell>
          <table:table-cell/>
          <table:table-cell office:value-type="float" office:value="1443146015.12521" calcext:value-type="float">
            <text:p>1443146015.12521</text:p>
          </table:table-cell>
          <table:table-cell table:formula="of:=[.G107]-[.$B$2]" office:value-type="float" office:value="15.1250309944153" calcext:value-type="float">
            <text:p>15.1250309944</text:p>
          </table:table-cell>
          <table:table-cell table:formula="of:=[.C107]/([.H107]-[.H106])" office:value-type="float" office:value="108353.375870833" calcext:value-type="float">
            <text:p>108353.375870833</text:p>
          </table:table-cell>
          <table:table-cell table:formula="of:=[.G107]-[.$B107]" office:value-type="float" office:value="10.2521936893463" calcext:value-type="float">
            <text:p>10.2521936893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43146004.91611" calcext:value-type="float">
            <text:p>1443146004.91611</text:p>
          </table:table-cell>
          <table:table-cell office:value-type="float" office:value="4320" calcext:value-type="float">
            <text:p>4320</text:p>
          </table:table-cell>
          <table:table-cell table:formula="of:=[.B108]-[.$B$2]" office:value-type="float" office:value="4.91593170166016" calcext:value-type="float">
            <text:p>4.9159317017</text:p>
          </table:table-cell>
          <table:table-cell table:formula="of:=[.C108]/([.D108]-[.D107])" office:value-type="float" office:value="100245.05136901" calcext:value-type="float">
            <text:p>100245.05136901</text:p>
          </table:table-cell>
          <table:table-cell/>
          <table:table-cell office:value-type="float" office:value="1443146015.16512" calcext:value-type="float">
            <text:p>1443146015.16512</text:p>
          </table:table-cell>
          <table:table-cell table:formula="of:=[.G108]-[.$B$2]" office:value-type="float" office:value="15.1649436950684" calcext:value-type="float">
            <text:p>15.1649436951</text:p>
          </table:table-cell>
          <table:table-cell table:formula="of:=[.C108]/([.H108]-[.H107])" office:value-type="float" office:value="108236.223791262" calcext:value-type="float">
            <text:p>108236.223791262</text:p>
          </table:table-cell>
          <table:table-cell table:formula="of:=[.G108]-[.$B108]" office:value-type="float" office:value="10.2490119934082" calcext:value-type="float">
            <text:p>10.2490119934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43146004.95928" calcext:value-type="float">
            <text:p>1443146004.95928</text:p>
          </table:table-cell>
          <table:table-cell office:value-type="float" office:value="4320" calcext:value-type="float">
            <text:p>4320</text:p>
          </table:table-cell>
          <table:table-cell table:formula="of:=[.B109]-[.$B$2]" office:value-type="float" office:value="4.95910429954529" calcext:value-type="float">
            <text:p>4.9591042995</text:p>
          </table:table-cell>
          <table:table-cell table:formula="of:=[.C109]/([.D109]-[.D108])" office:value-type="float" office:value="100063.471081683" calcext:value-type="float">
            <text:p>100063.471081683</text:p>
          </table:table-cell>
          <table:table-cell/>
          <table:table-cell office:value-type="float" office:value="1443146015.20505" calcext:value-type="float">
            <text:p>1443146015.20505</text:p>
          </table:table-cell>
          <table:table-cell table:formula="of:=[.G109]-[.$B$2]" office:value-type="float" office:value="15.2048718929291" calcext:value-type="float">
            <text:p>15.2048718929</text:p>
          </table:table-cell>
          <table:table-cell table:formula="of:=[.C109]/([.H109]-[.H108])" office:value-type="float" office:value="108194.214401299" calcext:value-type="float">
            <text:p>108194.214401299</text:p>
          </table:table-cell>
          <table:table-cell table:formula="of:=[.G109]-[.$B109]" office:value-type="float" office:value="10.2457675933838" calcext:value-type="float">
            <text:p>10.2457675934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43146005.00227" calcext:value-type="float">
            <text:p>1443146005.00227</text:p>
          </table:table-cell>
          <table:table-cell office:value-type="float" office:value="4320" calcext:value-type="float">
            <text:p>4320</text:p>
          </table:table-cell>
          <table:table-cell table:formula="of:=[.B110]-[.$B$2]" office:value-type="float" office:value="5.00209736824036" calcext:value-type="float">
            <text:p>5.0020973682</text:p>
          </table:table-cell>
          <table:table-cell table:formula="of:=[.C110]/([.D110]-[.D109])" office:value-type="float" office:value="100481.313177246" calcext:value-type="float">
            <text:p>100481.313177246</text:p>
          </table:table-cell>
          <table:table-cell/>
          <table:table-cell office:value-type="float" office:value="1443146015.24489" calcext:value-type="float">
            <text:p>1443146015.24489</text:p>
          </table:table-cell>
          <table:table-cell table:formula="of:=[.G110]-[.$B$2]" office:value-type="float" office:value="15.2447142601013" calcext:value-type="float">
            <text:p>15.2447142601</text:p>
          </table:table-cell>
          <table:table-cell table:formula="of:=[.C110]/([.H110]-[.H109])" office:value-type="float" office:value="108427.292518147" calcext:value-type="float">
            <text:p>108427.292518147</text:p>
          </table:table-cell>
          <table:table-cell table:formula="of:=[.G110]-[.$B110]" office:value-type="float" office:value="10.242616891861" calcext:value-type="float">
            <text:p>10.2426168919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43146005.04359" calcext:value-type="float">
            <text:p>1443146005.04359</text:p>
          </table:table-cell>
          <table:table-cell office:value-type="float" office:value="4320" calcext:value-type="float">
            <text:p>4320</text:p>
          </table:table-cell>
          <table:table-cell table:formula="of:=[.B111]-[.$B$2]" office:value-type="float" office:value="5.04341888427734" calcext:value-type="float">
            <text:p>5.0434188843</text:p>
          </table:table-cell>
          <table:table-cell table:formula="of:=[.C111]/([.D111]-[.D110])" office:value-type="float" office:value="104546.018982777" calcext:value-type="float">
            <text:p>104546.018982777</text:p>
          </table:table-cell>
          <table:table-cell/>
          <table:table-cell office:value-type="float" office:value="1443146015.28481" calcext:value-type="float">
            <text:p>1443146015.28481</text:p>
          </table:table-cell>
          <table:table-cell table:formula="of:=[.G111]-[.$B$2]" office:value-type="float" office:value="15.2846336364746" calcext:value-type="float">
            <text:p>15.2846336365</text:p>
          </table:table-cell>
          <table:table-cell table:formula="of:=[.C111]/([.H111]-[.H110])" office:value-type="float" office:value="108218.123439684" calcext:value-type="float">
            <text:p>108218.123439684</text:p>
          </table:table-cell>
          <table:table-cell table:formula="of:=[.G111]-[.$B111]" office:value-type="float" office:value="10.2412147521973" calcext:value-type="float">
            <text:p>10.2412147522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43146005.08488" calcext:value-type="float">
            <text:p>1443146005.08488</text:p>
          </table:table-cell>
          <table:table-cell office:value-type="float" office:value="4320" calcext:value-type="float">
            <text:p>4320</text:p>
          </table:table-cell>
          <table:table-cell table:formula="of:=[.B112]-[.$B$2]" office:value-type="float" office:value="5.08470892906189" calcext:value-type="float">
            <text:p>5.0847089291</text:p>
          </table:table-cell>
          <table:table-cell table:formula="of:=[.C112]/([.D112]-[.D111])" office:value-type="float" office:value="104625.703908582" calcext:value-type="float">
            <text:p>104625.703908582</text:p>
          </table:table-cell>
          <table:table-cell/>
          <table:table-cell office:value-type="float" office:value="1443146015.32467" calcext:value-type="float">
            <text:p>1443146015.32467</text:p>
          </table:table-cell>
          <table:table-cell table:formula="of:=[.G112]-[.$B$2]" office:value-type="float" office:value="15.3245007991791" calcext:value-type="float">
            <text:p>15.3245007992</text:p>
          </table:table-cell>
          <table:table-cell table:formula="of:=[.C112]/([.H112]-[.H111])" office:value-type="float" office:value="108359.855754567" calcext:value-type="float">
            <text:p>108359.855754567</text:p>
          </table:table-cell>
          <table:table-cell table:formula="of:=[.G112]-[.$B112]" office:value-type="float" office:value="10.2397918701172" calcext:value-type="float">
            <text:p>10.2397918701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43146005.12618" calcext:value-type="float">
            <text:p>1443146005.12618</text:p>
          </table:table-cell>
          <table:table-cell office:value-type="float" office:value="4320" calcext:value-type="float">
            <text:p>4320</text:p>
          </table:table-cell>
          <table:table-cell table:formula="of:=[.B113]-[.$B$2]" office:value-type="float" office:value="5.12600612640381" calcext:value-type="float">
            <text:p>5.1260061264</text:p>
          </table:table-cell>
          <table:table-cell table:formula="of:=[.C113]/([.D113]-[.D112])" office:value-type="float" office:value="104607.583033606" calcext:value-type="float">
            <text:p>104607.583033606</text:p>
          </table:table-cell>
          <table:table-cell/>
          <table:table-cell office:value-type="float" office:value="1443146015.36457" calcext:value-type="float">
            <text:p>1443146015.36457</text:p>
          </table:table-cell>
          <table:table-cell table:formula="of:=[.G113]-[.$B$2]" office:value-type="float" office:value="15.3644001483917" calcext:value-type="float">
            <text:p>15.3644001484</text:p>
          </table:table-cell>
          <table:table-cell table:formula="of:=[.C113]/([.H113]-[.H112])" office:value-type="float" office:value="108272.442665073" calcext:value-type="float">
            <text:p>108272.442665073</text:p>
          </table:table-cell>
          <table:table-cell table:formula="of:=[.G113]-[.$B113]" office:value-type="float" office:value="10.2383940219879" calcext:value-type="float">
            <text:p>10.238394022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43146005.16747" calcext:value-type="float">
            <text:p>1443146005.16747</text:p>
          </table:table-cell>
          <table:table-cell office:value-type="float" office:value="4320" calcext:value-type="float">
            <text:p>4320</text:p>
          </table:table-cell>
          <table:table-cell table:formula="of:=[.B114]-[.$B$2]" office:value-type="float" office:value="5.16729998588562" calcext:value-type="float">
            <text:p>5.1672999859</text:p>
          </table:table-cell>
          <table:table-cell table:formula="of:=[.C114]/([.D114]-[.D113])" office:value-type="float" office:value="104616.038660731" calcext:value-type="float">
            <text:p>104616.038660731</text:p>
          </table:table-cell>
          <table:table-cell/>
          <table:table-cell office:value-type="float" office:value="1443146015.40451" calcext:value-type="float">
            <text:p>1443146015.40451</text:p>
          </table:table-cell>
          <table:table-cell table:formula="of:=[.G114]-[.$B$2]" office:value-type="float" office:value="15.4043347835541" calcext:value-type="float">
            <text:p>15.4043347836</text:p>
          </table:table-cell>
          <table:table-cell table:formula="of:=[.C114]/([.H114]-[.H113])" office:value-type="float" office:value="108176.773931629" calcext:value-type="float">
            <text:p>108176.773931629</text:p>
          </table:table-cell>
          <table:table-cell table:formula="of:=[.G114]-[.$B114]" office:value-type="float" office:value="10.2370347976685" calcext:value-type="float">
            <text:p>10.2370347977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43146005.20872" calcext:value-type="float">
            <text:p>1443146005.20872</text:p>
          </table:table-cell>
          <table:table-cell office:value-type="float" office:value="4320" calcext:value-type="float">
            <text:p>4320</text:p>
          </table:table-cell>
          <table:table-cell table:formula="of:=[.B115]-[.$B$2]" office:value-type="float" office:value="5.20855021476746" calcext:value-type="float">
            <text:p>5.2085502148</text:p>
          </table:table-cell>
          <table:table-cell table:formula="of:=[.C115]/([.D115]-[.D114])" office:value-type="float" office:value="104726.691635456" calcext:value-type="float">
            <text:p>104726.691635456</text:p>
          </table:table-cell>
          <table:table-cell/>
          <table:table-cell office:value-type="float" office:value="1443146015.44434" calcext:value-type="float">
            <text:p>1443146015.44434</text:p>
          </table:table-cell>
          <table:table-cell table:formula="of:=[.G115]-[.$B$2]" office:value-type="float" office:value="15.4441685676575" calcext:value-type="float">
            <text:p>15.4441685677</text:p>
          </table:table-cell>
          <table:table-cell table:formula="of:=[.C115]/([.H115]-[.H114])" office:value-type="float" office:value="108450.655573844" calcext:value-type="float">
            <text:p>108450.655573844</text:p>
          </table:table-cell>
          <table:table-cell table:formula="of:=[.G115]-[.$B115]" office:value-type="float" office:value="10.23561835289" calcext:value-type="float">
            <text:p>10.2356183529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43146005.25002" calcext:value-type="float">
            <text:p>1443146005.25002</text:p>
          </table:table-cell>
          <table:table-cell office:value-type="float" office:value="4320" calcext:value-type="float">
            <text:p>4320</text:p>
          </table:table-cell>
          <table:table-cell table:formula="of:=[.B116]-[.$B$2]" office:value-type="float" office:value="5.24984502792358" calcext:value-type="float">
            <text:p>5.2498450279</text:p>
          </table:table-cell>
          <table:table-cell table:formula="of:=[.C116]/([.D116]-[.D115])" office:value-type="float" office:value="104613.622627784" calcext:value-type="float">
            <text:p>104613.622627784</text:p>
          </table:table-cell>
          <table:table-cell/>
          <table:table-cell office:value-type="float" office:value="1443146015.48425" calcext:value-type="float">
            <text:p>1443146015.48425</text:p>
          </table:table-cell>
          <table:table-cell table:formula="of:=[.G116]-[.$B$2]" office:value-type="float" office:value="15.4840800762177" calcext:value-type="float">
            <text:p>15.4840800762</text:p>
          </table:table-cell>
          <table:table-cell table:formula="of:=[.C116]/([.H116]-[.H115])" office:value-type="float" office:value="108239.45663407" calcext:value-type="float">
            <text:p>108239.45663407</text:p>
          </table:table-cell>
          <table:table-cell table:formula="of:=[.G116]-[.$B116]" office:value-type="float" office:value="10.2342350482941" calcext:value-type="float">
            <text:p>10.2342350483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43146005.29143" calcext:value-type="float">
            <text:p>1443146005.29143</text:p>
          </table:table-cell>
          <table:table-cell office:value-type="float" office:value="4320" calcext:value-type="float">
            <text:p>4320</text:p>
          </table:table-cell>
          <table:table-cell table:formula="of:=[.B117]-[.$B$2]" office:value-type="float" office:value="5.29125452041626" calcext:value-type="float">
            <text:p>5.2912545204</text:p>
          </table:table-cell>
          <table:table-cell table:formula="of:=[.C117]/([.D117]-[.D116])" office:value-type="float" office:value="104323.905944128" calcext:value-type="float">
            <text:p>104323.905944128</text:p>
          </table:table-cell>
          <table:table-cell/>
          <table:table-cell office:value-type="float" office:value="1443146015.52417" calcext:value-type="float">
            <text:p>1443146015.52417</text:p>
          </table:table-cell>
          <table:table-cell table:formula="of:=[.G117]-[.$B$2]" office:value-type="float" office:value="15.5239980220795" calcext:value-type="float">
            <text:p>15.5239980221</text:p>
          </table:table-cell>
          <table:table-cell table:formula="of:=[.C117]/([.H117]-[.H116])" office:value-type="float" office:value="108222.001576797" calcext:value-type="float">
            <text:p>108222.001576797</text:p>
          </table:table-cell>
          <table:table-cell table:formula="of:=[.G117]-[.$B117]" office:value-type="float" office:value="10.2327435016632" calcext:value-type="float">
            <text:p>10.2327435017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43146005.33273" calcext:value-type="float">
            <text:p>1443146005.33273</text:p>
          </table:table-cell>
          <table:table-cell office:value-type="float" office:value="4320" calcext:value-type="float">
            <text:p>4320</text:p>
          </table:table-cell>
          <table:table-cell table:formula="of:=[.B118]-[.$B$2]" office:value-type="float" office:value="5.33255863189697" calcext:value-type="float">
            <text:p>5.3325586319</text:p>
          </table:table-cell>
          <table:table-cell table:formula="of:=[.C118]/([.D118]-[.D117])" office:value-type="float" office:value="104590.072153404" calcext:value-type="float">
            <text:p>104590.072153404</text:p>
          </table:table-cell>
          <table:table-cell/>
          <table:table-cell office:value-type="float" office:value="1443146015.56404" calcext:value-type="float">
            <text:p>1443146015.56404</text:p>
          </table:table-cell>
          <table:table-cell table:formula="of:=[.G118]-[.$B$2]" office:value-type="float" office:value="15.5638656616211" calcext:value-type="float">
            <text:p>15.5638656616</text:p>
          </table:table-cell>
          <table:table-cell table:formula="of:=[.C118]/([.H118]-[.H117])" office:value-type="float" office:value="108358.559715818" calcext:value-type="float">
            <text:p>108358.559715818</text:p>
          </table:table-cell>
          <table:table-cell table:formula="of:=[.G118]-[.$B118]" office:value-type="float" office:value="10.2313070297241" calcext:value-type="float">
            <text:p>10.2313070297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43146005.37401" calcext:value-type="float">
            <text:p>1443146005.37401</text:p>
          </table:table-cell>
          <table:table-cell office:value-type="float" office:value="4320" calcext:value-type="float">
            <text:p>4320</text:p>
          </table:table-cell>
          <table:table-cell table:formula="of:=[.B119]-[.$B$2]" office:value-type="float" office:value="5.37383317947388" calcext:value-type="float">
            <text:p>5.3738331795</text:p>
          </table:table-cell>
          <table:table-cell table:formula="of:=[.C119]/([.D119]-[.D118])" office:value-type="float" office:value="104664.987349669" calcext:value-type="float">
            <text:p>104664.987349669</text:p>
          </table:table-cell>
          <table:table-cell/>
          <table:table-cell office:value-type="float" office:value="1443146015.60393" calcext:value-type="float">
            <text:p>1443146015.60393</text:p>
          </table:table-cell>
          <table:table-cell table:formula="of:=[.G119]-[.$B$2]" office:value-type="float" office:value="15.6037590503693" calcext:value-type="float">
            <text:p>15.6037590504</text:p>
          </table:table-cell>
          <table:table-cell table:formula="of:=[.C119]/([.H119]-[.H118])" office:value-type="float" office:value="108288.619632452" calcext:value-type="float">
            <text:p>108288.619632452</text:p>
          </table:table-cell>
          <table:table-cell table:formula="of:=[.G119]-[.$B119]" office:value-type="float" office:value="10.2299258708954" calcext:value-type="float">
            <text:p>10.2299258709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43146005.4153" calcext:value-type="float">
            <text:p>1443146005.4153</text:p>
          </table:table-cell>
          <table:table-cell office:value-type="float" office:value="4320" calcext:value-type="float">
            <text:p>4320</text:p>
          </table:table-cell>
          <table:table-cell table:formula="of:=[.B120]-[.$B$2]" office:value-type="float" office:value="5.415123462677" calcext:value-type="float">
            <text:p>5.4151234627</text:p>
          </table:table-cell>
          <table:table-cell table:formula="of:=[.C120]/([.D120]-[.D119])" office:value-type="float" office:value="104625.099778271" calcext:value-type="float">
            <text:p>104625.099778271</text:p>
          </table:table-cell>
          <table:table-cell/>
          <table:table-cell office:value-type="float" office:value="1443146015.64386" calcext:value-type="float">
            <text:p>1443146015.64386</text:p>
          </table:table-cell>
          <table:table-cell table:formula="of:=[.G120]-[.$B$2]" office:value-type="float" office:value="15.6436855792999" calcext:value-type="float">
            <text:p>15.6436855793</text:p>
          </table:table-cell>
          <table:table-cell table:formula="of:=[.C120]/([.H120]-[.H119])" office:value-type="float" office:value="108198.736922562" calcext:value-type="float">
            <text:p>108198.736922562</text:p>
          </table:table-cell>
          <table:table-cell table:formula="of:=[.G120]-[.$B120]" office:value-type="float" office:value="10.2285621166229" calcext:value-type="float">
            <text:p>10.2285621166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43146005.45663" calcext:value-type="float">
            <text:p>1443146005.45663</text:p>
          </table:table-cell>
          <table:table-cell office:value-type="float" office:value="4320" calcext:value-type="float">
            <text:p>4320</text:p>
          </table:table-cell>
          <table:table-cell table:formula="of:=[.B121]-[.$B$2]" office:value-type="float" office:value="5.45645570755005" calcext:value-type="float">
            <text:p>5.4564557076</text:p>
          </table:table-cell>
          <table:table-cell table:formula="of:=[.C121]/([.D121]-[.D120])" office:value-type="float" office:value="104518.881402861" calcext:value-type="float">
            <text:p>104518.881402861</text:p>
          </table:table-cell>
          <table:table-cell/>
          <table:table-cell office:value-type="float" office:value="1443146015.68372" calcext:value-type="float">
            <text:p>1443146015.68372</text:p>
          </table:table-cell>
          <table:table-cell table:formula="of:=[.G121]-[.$B$2]" office:value-type="float" office:value="15.6835441589355" calcext:value-type="float">
            <text:p>15.6835441589</text:p>
          </table:table-cell>
          <table:table-cell table:formula="of:=[.C121]/([.H121]-[.H120])" office:value-type="float" office:value="108383.189754694" calcext:value-type="float">
            <text:p>108383.189754694</text:p>
          </table:table-cell>
          <table:table-cell table:formula="of:=[.G121]-[.$B121]" office:value-type="float" office:value="10.2270884513855" calcext:value-type="float">
            <text:p>10.2270884514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43146005.49792" calcext:value-type="float">
            <text:p>1443146005.49792</text:p>
          </table:table-cell>
          <table:table-cell office:value-type="float" office:value="4320" calcext:value-type="float">
            <text:p>4320</text:p>
          </table:table-cell>
          <table:table-cell table:formula="of:=[.B122]-[.$B$2]" office:value-type="float" office:value="5.49774289131165" calcext:value-type="float">
            <text:p>5.4977428913</text:p>
          </table:table-cell>
          <table:table-cell table:formula="of:=[.C122]/([.D122]-[.D121])" office:value-type="float" office:value="104632.95401655" calcext:value-type="float">
            <text:p>104632.95401655</text:p>
          </table:table-cell>
          <table:table-cell/>
          <table:table-cell office:value-type="float" office:value="1443146015.72361" calcext:value-type="float">
            <text:p>1443146015.72361</text:p>
          </table:table-cell>
          <table:table-cell table:formula="of:=[.G122]-[.$B$2]" office:value-type="float" office:value="15.7234337329864" calcext:value-type="float">
            <text:p>15.723433733</text:p>
          </table:table-cell>
          <table:table-cell table:formula="of:=[.C122]/([.H122]-[.H121])" office:value-type="float" office:value="108298.975428698" calcext:value-type="float">
            <text:p>108298.975428698</text:p>
          </table:table-cell>
          <table:table-cell table:formula="of:=[.G122]-[.$B122]" office:value-type="float" office:value="10.2256908416748" calcext:value-type="float">
            <text:p>10.2256908417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43146005.53919" calcext:value-type="float">
            <text:p>1443146005.53919</text:p>
          </table:table-cell>
          <table:table-cell office:value-type="float" office:value="4320" calcext:value-type="float">
            <text:p>4320</text:p>
          </table:table-cell>
          <table:table-cell table:formula="of:=[.B123]-[.$B$2]" office:value-type="float" office:value="5.53901672363281" calcext:value-type="float">
            <text:p>5.5390167236</text:p>
          </table:table-cell>
          <table:table-cell table:formula="of:=[.C123]/([.D123]-[.D122])" office:value-type="float" office:value="104666.801143748" calcext:value-type="float">
            <text:p>104666.801143748</text:p>
          </table:table-cell>
          <table:table-cell/>
          <table:table-cell office:value-type="float" office:value="1443146015.7635" calcext:value-type="float">
            <text:p>1443146015.7635</text:p>
          </table:table-cell>
          <table:table-cell table:formula="of:=[.G123]-[.$B$2]" office:value-type="float" office:value="15.763326883316" calcext:value-type="float">
            <text:p>15.7633268833</text:p>
          </table:table-cell>
          <table:table-cell table:formula="of:=[.C123]/([.H123]-[.H122])" office:value-type="float" office:value="108289.266811695" calcext:value-type="float">
            <text:p>108289.266811695</text:p>
          </table:table-cell>
          <table:table-cell table:formula="of:=[.G123]-[.$B123]" office:value-type="float" office:value="10.2243101596832" calcext:value-type="float">
            <text:p>10.2243101597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43146005.5805" calcext:value-type="float">
            <text:p>1443146005.5805</text:p>
          </table:table-cell>
          <table:table-cell office:value-type="float" office:value="4320" calcext:value-type="float">
            <text:p>4320</text:p>
          </table:table-cell>
          <table:table-cell table:formula="of:=[.B124]-[.$B$2]" office:value-type="float" office:value="5.5803234577179" calcext:value-type="float">
            <text:p>5.5803234577</text:p>
          </table:table-cell>
          <table:table-cell table:formula="of:=[.C124]/([.D124]-[.D123])" office:value-type="float" office:value="104583.43162889" calcext:value-type="float">
            <text:p>104583.43162889</text:p>
          </table:table-cell>
          <table:table-cell/>
          <table:table-cell office:value-type="float" office:value="1443146015.8034" calcext:value-type="float">
            <text:p>1443146015.8034</text:p>
          </table:table-cell>
          <table:table-cell table:formula="of:=[.G124]-[.$B$2]" office:value-type="float" office:value="15.8032281398773" calcext:value-type="float">
            <text:p>15.8032281399</text:p>
          </table:table-cell>
          <table:table-cell table:formula="of:=[.C124]/([.H124]-[.H123])" office:value-type="float" office:value="108267.267056251" calcext:value-type="float">
            <text:p>108267.267056251</text:p>
          </table:table-cell>
          <table:table-cell table:formula="of:=[.G124]-[.$B124]" office:value-type="float" office:value="10.2229046821594" calcext:value-type="float">
            <text:p>10.2229046822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43146005.62178" calcext:value-type="float">
            <text:p>1443146005.62178</text:p>
          </table:table-cell>
          <table:table-cell office:value-type="float" office:value="4320" calcext:value-type="float">
            <text:p>4320</text:p>
          </table:table-cell>
          <table:table-cell table:formula="of:=[.B125]-[.$B$2]" office:value-type="float" office:value="5.62160706520081" calcext:value-type="float">
            <text:p>5.6216070652</text:p>
          </table:table-cell>
          <table:table-cell table:formula="of:=[.C125]/([.D125]-[.D124])" office:value-type="float" office:value="104642.018064635" calcext:value-type="float">
            <text:p>104642.018064635</text:p>
          </table:table-cell>
          <table:table-cell/>
          <table:table-cell office:value-type="float" office:value="1443146015.84323" calcext:value-type="float">
            <text:p>1443146015.84323</text:p>
          </table:table-cell>
          <table:table-cell table:formula="of:=[.G125]-[.$B$2]" office:value-type="float" office:value="15.8430569171906" calcext:value-type="float">
            <text:p>15.8430569172</text:p>
          </table:table-cell>
          <table:table-cell table:formula="of:=[.C125]/([.H125]-[.H124])" office:value-type="float" office:value="108464.288673124" calcext:value-type="float">
            <text:p>108464.288673124</text:p>
          </table:table-cell>
          <table:table-cell table:formula="of:=[.G125]-[.$B125]" office:value-type="float" office:value="10.2214498519897" calcext:value-type="float">
            <text:p>10.221449852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43146005.66307" calcext:value-type="float">
            <text:p>1443146005.66307</text:p>
          </table:table-cell>
          <table:table-cell office:value-type="float" office:value="4320" calcext:value-type="float">
            <text:p>4320</text:p>
          </table:table-cell>
          <table:table-cell table:formula="of:=[.B126]-[.$B$2]" office:value-type="float" office:value="5.66289496421814" calcext:value-type="float">
            <text:p>5.6628949642</text:p>
          </table:table-cell>
          <table:table-cell table:formula="of:=[.C126]/([.D126]-[.D125])" office:value-type="float" office:value="104631.14139536" calcext:value-type="float">
            <text:p>104631.14139536</text:p>
          </table:table-cell>
          <table:table-cell/>
          <table:table-cell office:value-type="float" office:value="1443146015.88322" calcext:value-type="float">
            <text:p>1443146015.88322</text:p>
          </table:table-cell>
          <table:table-cell table:formula="of:=[.G126]-[.$B$2]" office:value-type="float" office:value="15.8830463886261" calcext:value-type="float">
            <text:p>15.8830463886</text:p>
          </table:table-cell>
          <table:table-cell table:formula="of:=[.C126]/([.H126]-[.H125])" office:value-type="float" office:value="108028.434608414" calcext:value-type="float">
            <text:p>108028.434608414</text:p>
          </table:table-cell>
          <table:table-cell table:formula="of:=[.G126]-[.$B126]" office:value-type="float" office:value="10.220151424408" calcext:value-type="float">
            <text:p>10.2201514244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43146005.70436" calcext:value-type="float">
            <text:p>1443146005.70436</text:p>
          </table:table-cell>
          <table:table-cell office:value-type="float" office:value="4320" calcext:value-type="float">
            <text:p>4320</text:p>
          </table:table-cell>
          <table:table-cell table:formula="of:=[.B127]-[.$B$2]" office:value-type="float" office:value="5.70418667793274" calcext:value-type="float">
            <text:p>5.7041866779</text:p>
          </table:table-cell>
          <table:table-cell table:formula="of:=[.C127]/([.D127]-[.D126])" office:value-type="float" office:value="104621.475142907" calcext:value-type="float">
            <text:p>104621.475142907</text:p>
          </table:table-cell>
          <table:table-cell/>
          <table:table-cell office:value-type="float" office:value="1443146015.92312" calcext:value-type="float">
            <text:p>1443146015.92312</text:p>
          </table:table-cell>
          <table:table-cell table:formula="of:=[.G127]-[.$B$2]" office:value-type="float" office:value="15.9229421615601" calcext:value-type="float">
            <text:p>15.9229421616</text:p>
          </table:table-cell>
          <table:table-cell table:formula="of:=[.C127]/([.H127]-[.H126])" office:value-type="float" office:value="108282.148265456" calcext:value-type="float">
            <text:p>108282.148265456</text:p>
          </table:table-cell>
          <table:table-cell table:formula="of:=[.G127]-[.$B127]" office:value-type="float" office:value="10.2187554836273" calcext:value-type="float">
            <text:p>10.2187554836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43146005.74566" calcext:value-type="float">
            <text:p>1443146005.74566</text:p>
          </table:table-cell>
          <table:table-cell office:value-type="float" office:value="4320" calcext:value-type="float">
            <text:p>4320</text:p>
          </table:table-cell>
          <table:table-cell table:formula="of:=[.B128]-[.$B$2]" office:value-type="float" office:value="5.74548435211182" calcext:value-type="float">
            <text:p>5.7454843521</text:p>
          </table:table-cell>
          <table:table-cell table:formula="of:=[.C128]/([.D128]-[.D127])" office:value-type="float" office:value="104606.375198453" calcext:value-type="float">
            <text:p>104606.375198453</text:p>
          </table:table-cell>
          <table:table-cell/>
          <table:table-cell office:value-type="float" office:value="1443146015.963" calcext:value-type="float">
            <text:p>1443146015.963</text:p>
          </table:table-cell>
          <table:table-cell table:formula="of:=[.G128]-[.$B$2]" office:value-type="float" office:value="15.9628279209137" calcext:value-type="float">
            <text:p>15.9628279209</text:p>
          </table:table-cell>
          <table:table-cell table:formula="of:=[.C128]/([.H128]-[.H127])" office:value-type="float" office:value="108309.333205813" calcext:value-type="float">
            <text:p>108309.333205813</text:p>
          </table:table-cell>
          <table:table-cell table:formula="of:=[.G128]-[.$B128]" office:value-type="float" office:value="10.2173435688019" calcext:value-type="float">
            <text:p>10.2173435688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43146005.78696" calcext:value-type="float">
            <text:p>1443146005.78696</text:p>
          </table:table-cell>
          <table:table-cell office:value-type="float" office:value="4320" calcext:value-type="float">
            <text:p>4320</text:p>
          </table:table-cell>
          <table:table-cell table:formula="of:=[.B129]-[.$B$2]" office:value-type="float" office:value="5.786789894104" calcext:value-type="float">
            <text:p>5.7867898941</text:p>
          </table:table-cell>
          <table:table-cell table:formula="of:=[.C129]/([.D129]-[.D128])" office:value-type="float" office:value="104586.449944588" calcext:value-type="float">
            <text:p>104586.449944588</text:p>
          </table:table-cell>
          <table:table-cell/>
          <table:table-cell office:value-type="float" office:value="1443146016.00292" calcext:value-type="float">
            <text:p>1443146016.00292</text:p>
          </table:table-cell>
          <table:table-cell table:formula="of:=[.G129]-[.$B$2]" office:value-type="float" office:value="16.0027494430542" calcext:value-type="float">
            <text:p>16.0027494431</text:p>
          </table:table-cell>
          <table:table-cell table:formula="of:=[.C129]/([.H129]-[.H128])" office:value-type="float" office:value="108212.306755135" calcext:value-type="float">
            <text:p>108212.306755135</text:p>
          </table:table-cell>
          <table:table-cell table:formula="of:=[.G129]-[.$B129]" office:value-type="float" office:value="10.2159595489502" calcext:value-type="float">
            <text:p>10.215959549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43146005.82825" calcext:value-type="float">
            <text:p>1443146005.82825</text:p>
          </table:table-cell>
          <table:table-cell office:value-type="float" office:value="4320" calcext:value-type="float">
            <text:p>4320</text:p>
          </table:table-cell>
          <table:table-cell table:formula="of:=[.B130]-[.$B$2]" office:value-type="float" office:value="5.82808065414429" calcext:value-type="float">
            <text:p>5.8280806541</text:p>
          </table:table-cell>
          <table:table-cell table:formula="of:=[.C130]/([.D130]-[.D129])" office:value-type="float" office:value="104623.891538577" calcext:value-type="float">
            <text:p>104623.891538577</text:p>
          </table:table-cell>
          <table:table-cell/>
          <table:table-cell office:value-type="float" office:value="1443146016.0151" calcext:value-type="float">
            <text:p>1443146016.0151</text:p>
          </table:table-cell>
          <table:table-cell table:formula="of:=[.G130]-[.$B$2]" office:value-type="float" office:value="16.0149295330048" calcext:value-type="float">
            <text:p>16.014929533</text:p>
          </table:table-cell>
          <table:table-cell table:formula="of:=[.C130]/([.H130]-[.H129])" office:value-type="float" office:value="354677.183627929" calcext:value-type="float">
            <text:p>354677.183627929</text:p>
          </table:table-cell>
          <table:table-cell table:formula="of:=[.G130]-[.$B130]" office:value-type="float" office:value="10.1868488788605" calcext:value-type="float">
            <text:p>10.1868488789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43146005.86955" calcext:value-type="float">
            <text:p>1443146005.86955</text:p>
          </table:table-cell>
          <table:table-cell office:value-type="float" office:value="4320" calcext:value-type="float">
            <text:p>4320</text:p>
          </table:table-cell>
          <table:table-cell table:formula="of:=[.B131]-[.$B$2]" office:value-type="float" office:value="5.8693745136261" calcext:value-type="float">
            <text:p>5.8693745136</text:p>
          </table:table-cell>
          <table:table-cell table:formula="of:=[.C131]/([.D131]-[.D130])" office:value-type="float" office:value="104616.038660731" calcext:value-type="float">
            <text:p>104616.038660731</text:p>
          </table:table-cell>
          <table:table-cell/>
          <table:table-cell office:value-type="float" office:value="1443146016.02722" calcext:value-type="float">
            <text:p>1443146016.02722</text:p>
          </table:table-cell>
          <table:table-cell table:formula="of:=[.G131]-[.$B$2]" office:value-type="float" office:value="16.0270450115204" calcext:value-type="float">
            <text:p>16.0270450115</text:p>
          </table:table-cell>
          <table:table-cell table:formula="of:=[.C131]/([.H131]-[.H130])" office:value-type="float" office:value="356568.664987406" calcext:value-type="float">
            <text:p>356568.664987406</text:p>
          </table:table-cell>
          <table:table-cell table:formula="of:=[.G131]-[.$B131]" office:value-type="float" office:value="10.1576704978943" calcext:value-type="float">
            <text:p>10.1576704979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43146005.91085" calcext:value-type="float">
            <text:p>1443146005.91085</text:p>
          </table:table-cell>
          <table:table-cell office:value-type="float" office:value="4320" calcext:value-type="float">
            <text:p>4320</text:p>
          </table:table-cell>
          <table:table-cell table:formula="of:=[.B132]-[.$B$2]" office:value-type="float" office:value="5.91067266464233" calcext:value-type="float">
            <text:p>5.9106726646</text:p>
          </table:table-cell>
          <table:table-cell table:formula="of:=[.C132]/([.D132]-[.D131])" office:value-type="float" office:value="104605.167391191" calcext:value-type="float">
            <text:p>104605.167391191</text:p>
          </table:table-cell>
          <table:table-cell/>
          <table:table-cell office:value-type="float" office:value="1443146016.05017" calcext:value-type="float">
            <text:p>1443146016.05017</text:p>
          </table:table-cell>
          <table:table-cell table:formula="of:=[.G132]-[.$B$2]" office:value-type="float" office:value="16.0499992370605" calcext:value-type="float">
            <text:p>16.0499992371</text:p>
          </table:table-cell>
          <table:table-cell table:formula="of:=[.C132]/([.H132]-[.H131])" office:value-type="float" office:value="188200.642728793" calcext:value-type="float">
            <text:p>188200.642728793</text:p>
          </table:table-cell>
          <table:table-cell table:formula="of:=[.G132]-[.$B132]" office:value-type="float" office:value="10.1393265724182" calcext:value-type="float">
            <text:p>10.1393265724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43146005.95213" calcext:value-type="float">
            <text:p>1443146005.95213</text:p>
          </table:table-cell>
          <table:table-cell office:value-type="float" office:value="4320" calcext:value-type="float">
            <text:p>4320</text:p>
          </table:table-cell>
          <table:table-cell table:formula="of:=[.B133]-[.$B$2]" office:value-type="float" office:value="5.95195627212524" calcext:value-type="float">
            <text:p>5.9519562721</text:p>
          </table:table-cell>
          <table:table-cell table:formula="of:=[.C133]/([.D133]-[.D132])" office:value-type="float" office:value="104642.018064635" calcext:value-type="float">
            <text:p>104642.018064635</text:p>
          </table:table-cell>
          <table:table-cell/>
          <table:table-cell office:value-type="float" office:value="1443146016.08681" calcext:value-type="float">
            <text:p>1443146016.08681</text:p>
          </table:table-cell>
          <table:table-cell table:formula="of:=[.G133]-[.$B$2]" office:value-type="float" office:value="16.0866324901581" calcext:value-type="float">
            <text:p>16.0866324902</text:p>
          </table:table-cell>
          <table:table-cell table:formula="of:=[.C133]/([.H133]-[.H132])" office:value-type="float" office:value="117925.645000683" calcext:value-type="float">
            <text:p>117925.645000683</text:p>
          </table:table-cell>
          <table:table-cell table:formula="of:=[.G133]-[.$B133]" office:value-type="float" office:value="10.1346762180328" calcext:value-type="float">
            <text:p>10.134676218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43146005.99343" calcext:value-type="float">
            <text:p>1443146005.99343</text:p>
          </table:table-cell>
          <table:table-cell office:value-type="float" office:value="4320" calcext:value-type="float">
            <text:p>4320</text:p>
          </table:table-cell>
          <table:table-cell table:formula="of:=[.B134]-[.$B$2]" office:value-type="float" office:value="5.99325156211853" calcext:value-type="float">
            <text:p>5.9932515621</text:p>
          </table:table-cell>
          <table:table-cell table:formula="of:=[.C134]/([.D134]-[.D133])" office:value-type="float" office:value="104612.414653157" calcext:value-type="float">
            <text:p>104612.414653157</text:p>
          </table:table-cell>
          <table:table-cell/>
          <table:table-cell office:value-type="float" office:value="1443146016.12339" calcext:value-type="float">
            <text:p>1443146016.12339</text:p>
          </table:table-cell>
          <table:table-cell table:formula="of:=[.G134]-[.$B$2]" office:value-type="float" office:value="16.1232187747955" calcext:value-type="float">
            <text:p>16.1232187748</text:p>
          </table:table-cell>
          <table:table-cell table:formula="of:=[.C134]/([.H134]-[.H133])" office:value-type="float" office:value="118077.034681403" calcext:value-type="float">
            <text:p>118077.034681403</text:p>
          </table:table-cell>
          <table:table-cell table:formula="of:=[.G134]-[.$B134]" office:value-type="float" office:value="10.129967212677" calcext:value-type="float">
            <text:p>10.1299672127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43146006.03313" calcext:value-type="float">
            <text:p>1443146006.03313</text:p>
          </table:table-cell>
          <table:table-cell office:value-type="float" office:value="4320" calcext:value-type="float">
            <text:p>4320</text:p>
          </table:table-cell>
          <table:table-cell table:formula="of:=[.B135]-[.$B$2]" office:value-type="float" office:value="6.0329532623291" calcext:value-type="float">
            <text:p>6.0329532623</text:p>
          </table:table-cell>
          <table:table-cell table:formula="of:=[.C135]/([.D135]-[.D134])" office:value-type="float" office:value="108811.460896824" calcext:value-type="float">
            <text:p>108811.460896824</text:p>
          </table:table-cell>
          <table:table-cell/>
          <table:table-cell office:value-type="float" office:value="1443146016.15992" calcext:value-type="float">
            <text:p>1443146016.15992</text:p>
          </table:table-cell>
          <table:table-cell table:formula="of:=[.G135]-[.$B$2]" office:value-type="float" office:value="16.1597416400909" calcext:value-type="float">
            <text:p>16.1597416401</text:p>
          </table:table-cell>
          <table:table-cell table:formula="of:=[.C135]/([.H135]-[.H134])" office:value-type="float" office:value="118282.067002637" calcext:value-type="float">
            <text:p>118282.067002637</text:p>
          </table:table-cell>
          <table:table-cell table:formula="of:=[.G135]-[.$B135]" office:value-type="float" office:value="10.1267883777618" calcext:value-type="float">
            <text:p>10.1267883778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43146006.07252" calcext:value-type="float">
            <text:p>1443146006.07252</text:p>
          </table:table-cell>
          <table:table-cell office:value-type="float" office:value="4320" calcext:value-type="float">
            <text:p>4320</text:p>
          </table:table-cell>
          <table:table-cell table:formula="of:=[.B136]-[.$B$2]" office:value-type="float" office:value="6.07234358787537" calcext:value-type="float">
            <text:p>6.0723435879</text:p>
          </table:table-cell>
          <table:table-cell table:formula="of:=[.C136]/([.D136]-[.D135])" office:value-type="float" office:value="109671.59930999" calcext:value-type="float">
            <text:p>109671.59930999</text:p>
          </table:table-cell>
          <table:table-cell/>
          <table:table-cell office:value-type="float" office:value="1443146016.19644" calcext:value-type="float">
            <text:p>1443146016.19644</text:p>
          </table:table-cell>
          <table:table-cell table:formula="of:=[.G136]-[.$B$2]" office:value-type="float" office:value="16.1962683200836" calcext:value-type="float">
            <text:p>16.1962683201</text:p>
          </table:table-cell>
          <table:table-cell table:formula="of:=[.C136]/([.H136]-[.H135])" office:value-type="float" office:value="118269.714106681" calcext:value-type="float">
            <text:p>118269.714106681</text:p>
          </table:table-cell>
          <table:table-cell table:formula="of:=[.G136]-[.$B136]" office:value-type="float" office:value="10.1239247322083" calcext:value-type="float">
            <text:p>10.1239247322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43146006.11192" calcext:value-type="float">
            <text:p>1443146006.11192</text:p>
          </table:table-cell>
          <table:table-cell office:value-type="float" office:value="4320" calcext:value-type="float">
            <text:p>4320</text:p>
          </table:table-cell>
          <table:table-cell table:formula="of:=[.B137]-[.$B$2]" office:value-type="float" office:value="6.11174654960632" calcext:value-type="float">
            <text:p>6.1117465496</text:p>
          </table:table-cell>
          <table:table-cell table:formula="of:=[.C137]/([.D137]-[.D136])" office:value-type="float" office:value="109636.428588717" calcext:value-type="float">
            <text:p>109636.428588717</text:p>
          </table:table-cell>
          <table:table-cell/>
          <table:table-cell office:value-type="float" office:value="1443146016.23311" calcext:value-type="float">
            <text:p>1443146016.23311</text:p>
          </table:table-cell>
          <table:table-cell table:formula="of:=[.G137]-[.$B$2]" office:value-type="float" office:value="16.2329316139221" calcext:value-type="float">
            <text:p>16.2329316139</text:p>
          </table:table-cell>
          <table:table-cell table:formula="of:=[.C137]/([.H137]-[.H136])" office:value-type="float" office:value="117829.020464699" calcext:value-type="float">
            <text:p>117829.020464699</text:p>
          </table:table-cell>
          <table:table-cell table:formula="of:=[.G137]-[.$B137]" office:value-type="float" office:value="10.1211850643158" calcext:value-type="float">
            <text:p>10.1211850643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43146006.15134" calcext:value-type="float">
            <text:p>1443146006.15134</text:p>
          </table:table-cell>
          <table:table-cell office:value-type="float" office:value="4320" calcext:value-type="float">
            <text:p>4320</text:p>
          </table:table-cell>
          <table:table-cell table:formula="of:=[.B138]-[.$B$2]" office:value-type="float" office:value="6.1511664390564" calcext:value-type="float">
            <text:p>6.1511664391</text:p>
          </table:table-cell>
          <table:table-cell table:formula="of:=[.C138]/([.D138]-[.D137])" office:value-type="float" office:value="109589.34842959" calcext:value-type="float">
            <text:p>109589.34842959</text:p>
          </table:table-cell>
          <table:table-cell/>
          <table:table-cell office:value-type="float" office:value="1443146016.26962" calcext:value-type="float">
            <text:p>1443146016.26962</text:p>
          </table:table-cell>
          <table:table-cell table:formula="of:=[.G138]-[.$B$2]" office:value-type="float" office:value="16.2694506645203" calcext:value-type="float">
            <text:p>16.2694506645</text:p>
          </table:table-cell>
          <table:table-cell table:formula="of:=[.C138]/([.H138]-[.H137])" office:value-type="float" office:value="118294.422479304" calcext:value-type="float">
            <text:p>118294.422479304</text:p>
          </table:table-cell>
          <table:table-cell table:formula="of:=[.G138]-[.$B138]" office:value-type="float" office:value="10.1182842254639" calcext:value-type="float">
            <text:p>10.1182842255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43146006.19074" calcext:value-type="float">
            <text:p>1443146006.19074</text:p>
          </table:table-cell>
          <table:table-cell office:value-type="float" office:value="4320" calcext:value-type="float">
            <text:p>4320</text:p>
          </table:table-cell>
          <table:table-cell table:formula="of:=[.B139]-[.$B$2]" office:value-type="float" office:value="6.19056510925293" calcext:value-type="float">
            <text:p>6.1905651093</text:p>
          </table:table-cell>
          <table:table-cell table:formula="of:=[.C139]/([.D139]-[.D138])" office:value-type="float" office:value="109648.370832073" calcext:value-type="float">
            <text:p>109648.370832073</text:p>
          </table:table-cell>
          <table:table-cell/>
          <table:table-cell office:value-type="float" office:value="1443146016.30621" calcext:value-type="float">
            <text:p>1443146016.30621</text:p>
          </table:table-cell>
          <table:table-cell table:formula="of:=[.G139]-[.$B$2]" office:value-type="float" office:value="16.3060336112976" calcext:value-type="float">
            <text:p>16.3060336113</text:p>
          </table:table-cell>
          <table:table-cell table:formula="of:=[.C139]/([.H139]-[.H138])" office:value-type="float" office:value="118087.808133472" calcext:value-type="float">
            <text:p>118087.808133472</text:p>
          </table:table-cell>
          <table:table-cell table:formula="of:=[.G139]-[.$B139]" office:value-type="float" office:value="10.1154685020447" calcext:value-type="float">
            <text:p>10.115468502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43146006.23016" calcext:value-type="float">
            <text:p>1443146006.23016</text:p>
          </table:table-cell>
          <table:table-cell office:value-type="float" office:value="4320" calcext:value-type="float">
            <text:p>4320</text:p>
          </table:table-cell>
          <table:table-cell table:formula="of:=[.B140]-[.$B$2]" office:value-type="float" office:value="6.22998237609863" calcext:value-type="float">
            <text:p>6.2299823761</text:p>
          </table:table-cell>
          <table:table-cell table:formula="of:=[.C140]/([.D140]-[.D139])" office:value-type="float" office:value="109596.639891609" calcext:value-type="float">
            <text:p>109596.639891609</text:p>
          </table:table-cell>
          <table:table-cell/>
          <table:table-cell office:value-type="float" office:value="1443146016.34276" calcext:value-type="float">
            <text:p>1443146016.34276</text:p>
          </table:table-cell>
          <table:table-cell table:formula="of:=[.G140]-[.$B$2]" office:value-type="float" office:value="16.3425817489624" calcext:value-type="float">
            <text:p>16.342581749</text:p>
          </table:table-cell>
          <table:table-cell table:formula="of:=[.C140]/([.H140]-[.H139])" office:value-type="float" office:value="118200.277114564" calcext:value-type="float">
            <text:p>118200.277114564</text:p>
          </table:table-cell>
          <table:table-cell table:formula="of:=[.G140]-[.$B140]" office:value-type="float" office:value="10.1125993728638" calcext:value-type="float">
            <text:p>10.1125993729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43146006.26957" calcext:value-type="float">
            <text:p>1443146006.26957</text:p>
          </table:table-cell>
          <table:table-cell office:value-type="float" office:value="4320" calcext:value-type="float">
            <text:p>4320</text:p>
          </table:table-cell>
          <table:table-cell table:formula="of:=[.B141]-[.$B$2]" office:value-type="float" office:value="6.26939225196838" calcext:value-type="float">
            <text:p>6.269392252</text:p>
          </table:table-cell>
          <table:table-cell table:formula="of:=[.C141]/([.D141]-[.D140])" office:value-type="float" office:value="109617.193778471" calcext:value-type="float">
            <text:p>109617.193778471</text:p>
          </table:table-cell>
          <table:table-cell/>
          <table:table-cell office:value-type="float" office:value="1443146016.37932" calcext:value-type="float">
            <text:p>1443146016.37932</text:p>
          </table:table-cell>
          <table:table-cell table:formula="of:=[.G141]-[.$B$2]" office:value-type="float" office:value="16.3791418075562" calcext:value-type="float">
            <text:p>16.3791418076</text:p>
          </table:table-cell>
          <table:table-cell table:formula="of:=[.C141]/([.H141]-[.H140])" office:value-type="float" office:value="118161.736227045" calcext:value-type="float">
            <text:p>118161.736227045</text:p>
          </table:table-cell>
          <table:table-cell table:formula="of:=[.G141]-[.$B141]" office:value-type="float" office:value="10.1097495555878" calcext:value-type="float">
            <text:p>10.1097495556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43146006.30898" calcext:value-type="float">
            <text:p>1443146006.30898</text:p>
          </table:table-cell>
          <table:table-cell office:value-type="float" office:value="4320" calcext:value-type="float">
            <text:p>4320</text:p>
          </table:table-cell>
          <table:table-cell table:formula="of:=[.B142]-[.$B$2]" office:value-type="float" office:value="6.30880928039551" calcext:value-type="float">
            <text:p>6.3088092804</text:p>
          </table:table-cell>
          <table:table-cell table:formula="of:=[.C142]/([.D142]-[.D141])" office:value-type="float" office:value="109597.302799906" calcext:value-type="float">
            <text:p>109597.302799906</text:p>
          </table:table-cell>
          <table:table-cell/>
          <table:table-cell office:value-type="float" office:value="1443146016.41587" calcext:value-type="float">
            <text:p>1443146016.41587</text:p>
          </table:table-cell>
          <table:table-cell table:formula="of:=[.G142]-[.$B$2]" office:value-type="float" office:value="16.4156908988953" calcext:value-type="float">
            <text:p>16.4156908989</text:p>
          </table:table-cell>
          <table:table-cell table:formula="of:=[.C142]/([.H142]-[.H141])" office:value-type="float" office:value="118197.192918368" calcext:value-type="float">
            <text:p>118197.192918368</text:p>
          </table:table-cell>
          <table:table-cell table:formula="of:=[.G142]-[.$B142]" office:value-type="float" office:value="10.1068816184998" calcext:value-type="float">
            <text:p>10.1068816185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43146006.3484" calcext:value-type="float">
            <text:p>1443146006.3484</text:p>
          </table:table-cell>
          <table:table-cell office:value-type="float" office:value="4320" calcext:value-type="float">
            <text:p>4320</text:p>
          </table:table-cell>
          <table:table-cell table:formula="of:=[.B143]-[.$B$2]" office:value-type="float" office:value="6.34822797775269" calcext:value-type="float">
            <text:p>6.3482279778</text:p>
          </table:table-cell>
          <table:table-cell table:formula="of:=[.C143]/([.D143]-[.D142])" office:value-type="float" office:value="109592.662610231" calcext:value-type="float">
            <text:p>109592.662610231</text:p>
          </table:table-cell>
          <table:table-cell/>
          <table:table-cell office:value-type="float" office:value="1443146016.45244" calcext:value-type="float">
            <text:p>1443146016.45244</text:p>
          </table:table-cell>
          <table:table-cell table:formula="of:=[.G143]-[.$B$2]" office:value-type="float" office:value="16.4522635936737" calcext:value-type="float">
            <text:p>16.4522635937</text:p>
          </table:table-cell>
          <table:table-cell table:formula="of:=[.C143]/([.H143]-[.H142])" office:value-type="float" office:value="118120.910317672" calcext:value-type="float">
            <text:p>118120.910317672</text:p>
          </table:table-cell>
          <table:table-cell table:formula="of:=[.G143]-[.$B143]" office:value-type="float" office:value="10.104035615921" calcext:value-type="float">
            <text:p>10.1040356159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43146006.38781" calcext:value-type="float">
            <text:p>1443146006.38781</text:p>
          </table:table-cell>
          <table:table-cell office:value-type="float" office:value="4320" calcext:value-type="float">
            <text:p>4320</text:p>
          </table:table-cell>
          <table:table-cell table:formula="of:=[.B144]-[.$B$2]" office:value-type="float" office:value="6.38763761520386" calcext:value-type="float">
            <text:p>6.3876376152</text:p>
          </table:table-cell>
          <table:table-cell table:formula="of:=[.C144]/([.D144]-[.D143])" office:value-type="float" office:value="109617.856935437" calcext:value-type="float">
            <text:p>109617.856935437</text:p>
          </table:table-cell>
          <table:table-cell/>
          <table:table-cell office:value-type="float" office:value="1443146016.48901" calcext:value-type="float">
            <text:p>1443146016.48901</text:p>
          </table:table-cell>
          <table:table-cell table:formula="of:=[.G144]-[.$B$2]" office:value-type="float" office:value="16.4888327121735" calcext:value-type="float">
            <text:p>16.4888327122</text:p>
          </table:table-cell>
          <table:table-cell table:formula="of:=[.C144]/([.H144]-[.H143])" office:value-type="float" office:value="118132.461957726" calcext:value-type="float">
            <text:p>118132.461957726</text:p>
          </table:table-cell>
          <table:table-cell table:formula="of:=[.G144]-[.$B144]" office:value-type="float" office:value="10.1011950969696" calcext:value-type="float">
            <text:p>10.101195097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43146006.42723" calcext:value-type="float">
            <text:p>1443146006.42723</text:p>
          </table:table-cell>
          <table:table-cell office:value-type="float" office:value="4320" calcext:value-type="float">
            <text:p>4320</text:p>
          </table:table-cell>
          <table:table-cell table:formula="of:=[.B145]-[.$B$2]" office:value-type="float" office:value="6.42706036567688" calcext:value-type="float">
            <text:p>6.4270603657</text:p>
          </table:table-cell>
          <table:table-cell table:formula="of:=[.C145]/([.D145]-[.D144])" office:value-type="float" office:value="109581.395213818" calcext:value-type="float">
            <text:p>109581.395213818</text:p>
          </table:table-cell>
          <table:table-cell/>
          <table:table-cell office:value-type="float" office:value="1443146016.52556" calcext:value-type="float">
            <text:p>1443146016.52556</text:p>
          </table:table-cell>
          <table:table-cell table:formula="of:=[.G145]-[.$B$2]" office:value-type="float" office:value="16.5253810882568" calcext:value-type="float">
            <text:p>16.5253810883</text:p>
          </table:table-cell>
          <table:table-cell table:formula="of:=[.C145]/([.H145]-[.H144])" office:value-type="float" office:value="118199.506050426" calcext:value-type="float">
            <text:p>118199.506050426</text:p>
          </table:table-cell>
          <table:table-cell table:formula="of:=[.G145]-[.$B145]" office:value-type="float" office:value="10.09832072258" calcext:value-type="float">
            <text:p>10.0983207226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43146006.46665" calcext:value-type="float">
            <text:p>1443146006.46665</text:p>
          </table:table-cell>
          <table:table-cell office:value-type="float" office:value="4320" calcext:value-type="float">
            <text:p>4320</text:p>
          </table:table-cell>
          <table:table-cell table:formula="of:=[.B146]-[.$B$2]" office:value-type="float" office:value="6.46647596359253" calcext:value-type="float">
            <text:p>6.4664759636</text:p>
          </table:table-cell>
          <table:table-cell table:formula="of:=[.C146]/([.D146]-[.D145])" office:value-type="float" office:value="109601.280418096" calcext:value-type="float">
            <text:p>109601.280418096</text:p>
          </table:table-cell>
          <table:table-cell/>
          <table:table-cell office:value-type="float" office:value="1443146016.56212" calcext:value-type="float">
            <text:p>1443146016.56212</text:p>
          </table:table-cell>
          <table:table-cell table:formula="of:=[.G146]-[.$B$2]" office:value-type="float" office:value="16.5619440078735" calcext:value-type="float">
            <text:p>16.5619440079</text:p>
          </table:table-cell>
          <table:table-cell table:formula="of:=[.C146]/([.H146]-[.H145])" office:value-type="float" office:value="118152.490153629" calcext:value-type="float">
            <text:p>118152.490153629</text:p>
          </table:table-cell>
          <table:table-cell table:formula="of:=[.G146]-[.$B146]" office:value-type="float" office:value="10.095468044281" calcext:value-type="float">
            <text:p>10.0954680443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3146006.50605" calcext:value-type="float">
            <text:p>1443146006.50605</text:p>
          </table:table-cell>
          <table:table-cell office:value-type="float" office:value="4320" calcext:value-type="float">
            <text:p>4320</text:p>
          </table:table-cell>
          <table:table-cell table:formula="of:=[.B147]-[.$B$2]" office:value-type="float" office:value="6.50587129592896" calcext:value-type="float">
            <text:p>6.5058712959</text:p>
          </table:table-cell>
          <table:table-cell table:formula="of:=[.C147]/([.D147]-[.D146])" office:value-type="float" office:value="109657.661042388" calcext:value-type="float">
            <text:p>109657.661042388</text:p>
          </table:table-cell>
          <table:table-cell/>
          <table:table-cell office:value-type="float" office:value="1443146016.59872" calcext:value-type="float">
            <text:p>1443146016.59872</text:p>
          </table:table-cell>
          <table:table-cell table:formula="of:=[.G147]-[.$B$2]" office:value-type="float" office:value="16.5985460281372" calcext:value-type="float">
            <text:p>16.5985460281</text:p>
          </table:table-cell>
          <table:table-cell table:formula="of:=[.C147]/([.H147]-[.H146])" office:value-type="float" office:value="118026.272016675" calcext:value-type="float">
            <text:p>118026.272016675</text:p>
          </table:table-cell>
          <table:table-cell table:formula="of:=[.G147]-[.$B147]" office:value-type="float" office:value="10.0926747322083" calcext:value-type="float">
            <text:p>10.0926747322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43146006.54548" calcext:value-type="float">
            <text:p>1443146006.54548</text:p>
          </table:table-cell>
          <table:table-cell office:value-type="float" office:value="4320" calcext:value-type="float">
            <text:p>4320</text:p>
          </table:table-cell>
          <table:table-cell table:formula="of:=[.B148]-[.$B$2]" office:value-type="float" office:value="6.54530358314514" calcext:value-type="float">
            <text:p>6.5453035831</text:p>
          </table:table-cell>
          <table:table-cell table:formula="of:=[.C148]/([.D148]-[.D147])" office:value-type="float" office:value="109554.892829719" calcext:value-type="float">
            <text:p>109554.892829719</text:p>
          </table:table-cell>
          <table:table-cell/>
          <table:table-cell office:value-type="float" office:value="1443146016.63532" calcext:value-type="float">
            <text:p>1443146016.63532</text:p>
          </table:table-cell>
          <table:table-cell table:formula="of:=[.G148]-[.$B$2]" office:value-type="float" office:value="16.6351501941681" calcext:value-type="float">
            <text:p>16.6351501942</text:p>
          </table:table-cell>
          <table:table-cell table:formula="of:=[.C148]/([.H148]-[.H147])" office:value-type="float" office:value="118019.353216656" calcext:value-type="float">
            <text:p>118019.353216656</text:p>
          </table:table-cell>
          <table:table-cell table:formula="of:=[.G148]-[.$B148]" office:value-type="float" office:value="10.089846611023" calcext:value-type="float">
            <text:p>10.089846611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43146006.58489" calcext:value-type="float">
            <text:p>1443146006.58489</text:p>
          </table:table-cell>
          <table:table-cell office:value-type="float" office:value="4320" calcext:value-type="float">
            <text:p>4320</text:p>
          </table:table-cell>
          <table:table-cell table:formula="of:=[.B149]-[.$B$2]" office:value-type="float" office:value="6.58471345901489" calcext:value-type="float">
            <text:p>6.584713459</text:p>
          </table:table-cell>
          <table:table-cell table:formula="of:=[.C149]/([.D149]-[.D148])" office:value-type="float" office:value="109617.193778471" calcext:value-type="float">
            <text:p>109617.193778471</text:p>
          </table:table-cell>
          <table:table-cell/>
          <table:table-cell office:value-type="float" office:value="1443146016.67194" calcext:value-type="float">
            <text:p>1443146016.67194</text:p>
          </table:table-cell>
          <table:table-cell table:formula="of:=[.G149]-[.$B$2]" office:value-type="float" office:value="16.6717698574066" calcext:value-type="float">
            <text:p>16.6717698574</text:p>
          </table:table-cell>
          <table:table-cell table:formula="of:=[.C149]/([.H149]-[.H148])" office:value-type="float" office:value="117969.408180007" calcext:value-type="float">
            <text:p>117969.408180007</text:p>
          </table:table-cell>
          <table:table-cell table:formula="of:=[.G149]-[.$B149]" office:value-type="float" office:value="10.0870563983917" calcext:value-type="float">
            <text:p>10.0870563984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43146006.6243" calcext:value-type="float">
            <text:p>1443146006.6243</text:p>
          </table:table-cell>
          <table:table-cell office:value-type="float" office:value="4320" calcext:value-type="float">
            <text:p>4320</text:p>
          </table:table-cell>
          <table:table-cell table:formula="of:=[.B150]-[.$B$2]" office:value-type="float" office:value="6.62412714958191" calcext:value-type="float">
            <text:p>6.6241271496</text:p>
          </table:table-cell>
          <table:table-cell table:formula="of:=[.C150]/([.D150]-[.D149])" office:value-type="float" office:value="109606.584358157" calcext:value-type="float">
            <text:p>109606.584358157</text:p>
          </table:table-cell>
          <table:table-cell/>
          <table:table-cell office:value-type="float" office:value="1443146016.70845" calcext:value-type="float">
            <text:p>1443146016.70845</text:p>
          </table:table-cell>
          <table:table-cell table:formula="of:=[.G150]-[.$B$2]" office:value-type="float" office:value="16.7082796096802" calcext:value-type="float">
            <text:p>16.7082796097</text:p>
          </table:table-cell>
          <table:table-cell table:formula="of:=[.C150]/([.H150]-[.H149])" office:value-type="float" office:value="118324.549770461" calcext:value-type="float">
            <text:p>118324.549770461</text:p>
          </table:table-cell>
          <table:table-cell table:formula="of:=[.G150]-[.$B150]" office:value-type="float" office:value="10.0841524600983" calcext:value-type="float">
            <text:p>10.0841524601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43146006.66371" calcext:value-type="float">
            <text:p>1443146006.66371</text:p>
          </table:table-cell>
          <table:table-cell office:value-type="float" office:value="4320" calcext:value-type="float">
            <text:p>4320</text:p>
          </table:table-cell>
          <table:table-cell table:formula="of:=[.B151]-[.$B$2]" office:value-type="float" office:value="6.66354012489319" calcext:value-type="float">
            <text:p>6.6635401249</text:p>
          </table:table-cell>
          <table:table-cell table:formula="of:=[.C151]/([.D151]-[.D150])" office:value-type="float" office:value="109608.57346803" calcext:value-type="float">
            <text:p>109608.57346803</text:p>
          </table:table-cell>
          <table:table-cell/>
          <table:table-cell office:value-type="float" office:value="1443146016.74494" calcext:value-type="float">
            <text:p>1443146016.74494</text:p>
          </table:table-cell>
          <table:table-cell table:formula="of:=[.G151]-[.$B$2]" office:value-type="float" office:value="16.7447657585144" calcext:value-type="float">
            <text:p>16.7447657585</text:p>
          </table:table-cell>
          <table:table-cell table:formula="of:=[.C151]/([.H151]-[.H150])" office:value-type="float" office:value="118401.095704223" calcext:value-type="float">
            <text:p>118401.095704223</text:p>
          </table:table-cell>
          <table:table-cell table:formula="of:=[.G151]-[.$B151]" office:value-type="float" office:value="10.0812256336212" calcext:value-type="float">
            <text:p>10.0812256336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43146006.70314" calcext:value-type="float">
            <text:p>1443146006.70314</text:p>
          </table:table-cell>
          <table:table-cell office:value-type="float" office:value="4320" calcext:value-type="float">
            <text:p>4320</text:p>
          </table:table-cell>
          <table:table-cell table:formula="of:=[.B152]-[.$B$2]" office:value-type="float" office:value="6.70296144485474" calcext:value-type="float">
            <text:p>6.7029614449</text:p>
          </table:table-cell>
          <table:table-cell table:formula="of:=[.C152]/([.D152]-[.D151])" office:value-type="float" office:value="109585.371677402" calcext:value-type="float">
            <text:p>109585.371677402</text:p>
          </table:table-cell>
          <table:table-cell/>
          <table:table-cell office:value-type="float" office:value="1443146016.7816" calcext:value-type="float">
            <text:p>1443146016.7816</text:p>
          </table:table-cell>
          <table:table-cell table:formula="of:=[.G152]-[.$B$2]" office:value-type="float" office:value="16.7814252376556" calcext:value-type="float">
            <text:p>16.7814252377</text:p>
          </table:table-cell>
          <table:table-cell table:formula="of:=[.C152]/([.H152]-[.H151])" office:value-type="float" office:value="117841.281469293" calcext:value-type="float">
            <text:p>117841.281469293</text:p>
          </table:table-cell>
          <table:table-cell table:formula="of:=[.G152]-[.$B152]" office:value-type="float" office:value="10.0784637928009" calcext:value-type="float">
            <text:p>10.0784637928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43146006.74256" calcext:value-type="float">
            <text:p>1443146006.74256</text:p>
          </table:table-cell>
          <table:table-cell office:value-type="float" office:value="4320" calcext:value-type="float">
            <text:p>4320</text:p>
          </table:table-cell>
          <table:table-cell table:formula="of:=[.B153]-[.$B$2]" office:value-type="float" office:value="6.74238896369934" calcext:value-type="float">
            <text:p>6.7423889637</text:p>
          </table:table-cell>
          <table:table-cell table:formula="of:=[.C153]/([.D153]-[.D152])" office:value-type="float" office:value="109568.142419167" calcext:value-type="float">
            <text:p>109568.142419167</text:p>
          </table:table-cell>
          <table:table-cell/>
          <table:table-cell office:value-type="float" office:value="1443146016.81819" calcext:value-type="float">
            <text:p>1443146016.81819</text:p>
          </table:table-cell>
          <table:table-cell table:formula="of:=[.G153]-[.$B$2]" office:value-type="float" office:value="16.818014383316" calcext:value-type="float">
            <text:p>16.8180143833</text:p>
          </table:table-cell>
          <table:table-cell table:formula="of:=[.C153]/([.H153]-[.H152])" office:value-type="float" office:value="118067.801858392" calcext:value-type="float">
            <text:p>118067.801858392</text:p>
          </table:table-cell>
          <table:table-cell table:formula="of:=[.G153]-[.$B153]" office:value-type="float" office:value="10.0756254196167" calcext:value-type="float">
            <text:p>10.0756254196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43146006.78198" calcext:value-type="float">
            <text:p>1443146006.78198</text:p>
          </table:table-cell>
          <table:table-cell office:value-type="float" office:value="4320" calcext:value-type="float">
            <text:p>4320</text:p>
          </table:table-cell>
          <table:table-cell table:formula="of:=[.B154]-[.$B$2]" office:value-type="float" office:value="6.78180909156799" calcext:value-type="float">
            <text:p>6.7818090916</text:p>
          </table:table-cell>
          <table:table-cell table:formula="of:=[.C154]/([.D154]-[.D153])" office:value-type="float" office:value="109588.685617515" calcext:value-type="float">
            <text:p>109588.685617515</text:p>
          </table:table-cell>
          <table:table-cell/>
          <table:table-cell office:value-type="float" office:value="1443146016.85472" calcext:value-type="float">
            <text:p>1443146016.85472</text:p>
          </table:table-cell>
          <table:table-cell table:formula="of:=[.G154]-[.$B$2]" office:value-type="float" office:value="16.8545479774475" calcext:value-type="float">
            <text:p>16.8545479774</text:p>
          </table:table-cell>
          <table:table-cell table:formula="of:=[.C154]/([.H154]-[.H153])" office:value-type="float" office:value="118247.331057931" calcext:value-type="float">
            <text:p>118247.331057931</text:p>
          </table:table-cell>
          <table:table-cell table:formula="of:=[.G154]-[.$B154]" office:value-type="float" office:value="10.0727388858795" calcext:value-type="float">
            <text:p>10.0727388859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43146006.8214" calcext:value-type="float">
            <text:p>1443146006.8214</text:p>
          </table:table-cell>
          <table:table-cell office:value-type="float" office:value="4320" calcext:value-type="float">
            <text:p>4320</text:p>
          </table:table-cell>
          <table:table-cell table:formula="of:=[.B155]-[.$B$2]" office:value-type="float" office:value="6.82122540473938" calcext:value-type="float">
            <text:p>6.8212254047</text:p>
          </table:table-cell>
          <table:table-cell table:formula="of:=[.C155]/([.D155]-[.D154])" office:value-type="float" office:value="109599.291572911" calcext:value-type="float">
            <text:p>109599.291572911</text:p>
          </table:table-cell>
          <table:table-cell/>
          <table:table-cell office:value-type="float" office:value="1443146016.89134" calcext:value-type="float">
            <text:p>1443146016.89134</text:p>
          </table:table-cell>
          <table:table-cell table:formula="of:=[.G155]-[.$B$2]" office:value-type="float" office:value="16.8911666870117" calcext:value-type="float">
            <text:p>16.891166687</text:p>
          </table:table-cell>
          <table:table-cell table:formula="of:=[.C155]/([.H155]-[.H154])" office:value-type="float" office:value="117972.480500033" calcext:value-type="float">
            <text:p>117972.480500033</text:p>
          </table:table-cell>
          <table:table-cell table:formula="of:=[.G155]-[.$B155]" office:value-type="float" office:value="10.0699412822723" calcext:value-type="float">
            <text:p>10.0699412823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43146006.86082" calcext:value-type="float">
            <text:p>1443146006.86082</text:p>
          </table:table-cell>
          <table:table-cell office:value-type="float" office:value="4320" calcext:value-type="float">
            <text:p>4320</text:p>
          </table:table-cell>
          <table:table-cell table:formula="of:=[.B156]-[.$B$2]" office:value-type="float" office:value="6.86064195632935" calcext:value-type="float">
            <text:p>6.8606419563</text:p>
          </table:table-cell>
          <table:table-cell table:formula="of:=[.C156]/([.D156]-[.D155])" office:value-type="float" office:value="109598.628640556" calcext:value-type="float">
            <text:p>109598.628640556</text:p>
          </table:table-cell>
          <table:table-cell/>
          <table:table-cell office:value-type="float" office:value="1443146016.92789" calcext:value-type="float">
            <text:p>1443146016.92789</text:p>
          </table:table-cell>
          <table:table-cell table:formula="of:=[.G156]-[.$B$2]" office:value-type="float" office:value="16.9277167320251" calcext:value-type="float">
            <text:p>16.927716732</text:p>
          </table:table-cell>
          <table:table-cell table:formula="of:=[.C156]/([.H156]-[.H155])" office:value-type="float" office:value="118194.10888312" calcext:value-type="float">
            <text:p>118194.10888312</text:p>
          </table:table-cell>
          <table:table-cell table:formula="of:=[.G156]-[.$B156]" office:value-type="float" office:value="10.0670747756958" calcext:value-type="float">
            <text:p>10.0670747757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43146006.90023" calcext:value-type="float">
            <text:p>1443146006.90023</text:p>
          </table:table-cell>
          <table:table-cell office:value-type="float" office:value="4320" calcext:value-type="float">
            <text:p>4320</text:p>
          </table:table-cell>
          <table:table-cell table:formula="of:=[.B157]-[.$B$2]" office:value-type="float" office:value="6.90005803108215" calcext:value-type="float">
            <text:p>6.9000580311</text:p>
          </table:table-cell>
          <table:table-cell table:formula="of:=[.C157]/([.D157]-[.D156])" office:value-type="float" office:value="109599.954513286" calcext:value-type="float">
            <text:p>109599.954513286</text:p>
          </table:table-cell>
          <table:table-cell/>
          <table:table-cell office:value-type="float" office:value="1443146016.96442" calcext:value-type="float">
            <text:p>1443146016.96442</text:p>
          </table:table-cell>
          <table:table-cell table:formula="of:=[.G157]-[.$B$2]" office:value-type="float" office:value="16.9642462730408" calcext:value-type="float">
            <text:p>16.964246273</text:p>
          </table:table-cell>
          <table:table-cell table:formula="of:=[.C157]/([.H157]-[.H156])" office:value-type="float" office:value="118260.45112782" calcext:value-type="float">
            <text:p>118260.45112782</text:p>
          </table:table-cell>
          <table:table-cell table:formula="of:=[.G157]-[.$B157]" office:value-type="float" office:value="10.0641882419586" calcext:value-type="float">
            <text:p>10.064188242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43146006.93963" calcext:value-type="float">
            <text:p>1443146006.93963</text:p>
          </table:table-cell>
          <table:table-cell office:value-type="float" office:value="4320" calcext:value-type="float">
            <text:p>4320</text:p>
          </table:table-cell>
          <table:table-cell table:formula="of:=[.B158]-[.$B$2]" office:value-type="float" office:value="6.93945956230164" calcext:value-type="float">
            <text:p>6.9394595623</text:p>
          </table:table-cell>
          <table:table-cell table:formula="of:=[.C158]/([.D158]-[.D157])" office:value-type="float" office:value="109640.409047452" calcext:value-type="float">
            <text:p>109640.409047452</text:p>
          </table:table-cell>
          <table:table-cell/>
          <table:table-cell office:value-type="float" office:value="1443146016.98749" calcext:value-type="float">
            <text:p>1443146016.98749</text:p>
          </table:table-cell>
          <table:table-cell table:formula="of:=[.G158]-[.$B$2]" office:value-type="float" office:value="16.9873135089874" calcext:value-type="float">
            <text:p>16.987313509</text:p>
          </table:table-cell>
          <table:table-cell table:formula="of:=[.C158]/([.H158]-[.H157])" office:value-type="float" office:value="187278.615001395" calcext:value-type="float">
            <text:p>187278.615001395</text:p>
          </table:table-cell>
          <table:table-cell table:formula="of:=[.G158]-[.$B158]" office:value-type="float" office:value="10.0478539466858" calcext:value-type="float">
            <text:p>10.0478539467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43146006.97905" calcext:value-type="float">
            <text:p>1443146006.97905</text:p>
          </table:table-cell>
          <table:table-cell office:value-type="float" office:value="4320" calcext:value-type="float">
            <text:p>4320</text:p>
          </table:table-cell>
          <table:table-cell table:formula="of:=[.B159]-[.$B$2]" office:value-type="float" office:value="6.97887253761292" calcext:value-type="float">
            <text:p>6.9788725376</text:p>
          </table:table-cell>
          <table:table-cell table:formula="of:=[.C159]/([.D159]-[.D158])" office:value-type="float" office:value="109608.57346803" calcext:value-type="float">
            <text:p>109608.57346803</text:p>
          </table:table-cell>
          <table:table-cell/>
          <table:table-cell office:value-type="float" office:value="1443146016.99965" calcext:value-type="float">
            <text:p>1443146016.99965</text:p>
          </table:table-cell>
          <table:table-cell table:formula="of:=[.G159]-[.$B$2]" office:value-type="float" office:value="16.9994804859161" calcext:value-type="float">
            <text:p>16.9994804859</text:p>
          </table:table-cell>
          <table:table-cell table:formula="of:=[.C159]/([.H159]-[.H158])" office:value-type="float" office:value="355059.438783508" calcext:value-type="float">
            <text:p>355059.438783508</text:p>
          </table:table-cell>
          <table:table-cell table:formula="of:=[.G159]-[.$B159]" office:value-type="float" office:value="10.0206079483032" calcext:value-type="float">
            <text:p>10.0206079483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43146020.02534" calcext:value-type="float">
            <text:p>1443146020.02534</text:p>
          </table:table-cell>
          <table:table-cell office:value-type="float" office:value="4320" calcext:value-type="float">
            <text:p>4320</text:p>
          </table:table-cell>
          <table:table-cell table:formula="of:=[.B160]-[.$B$2]" office:value-type="float" office:value="20.0251708030701" calcext:value-type="float">
            <text:p>20.0251708031</text:p>
          </table:table-cell>
          <table:table-cell table:formula="of:=[.C160]/([.D160]-[.D159])" office:value-type="float" office:value="331.128409921312" calcext:value-type="float">
            <text:p>331.1284099213</text:p>
          </table:table-cell>
          <table:table-cell/>
          <table:table-cell office:value-type="float" office:value="1443146020.21521" calcext:value-type="float">
            <text:p>1443146020.21521</text:p>
          </table:table-cell>
          <table:table-cell table:formula="of:=[.G160]-[.$B$2]" office:value-type="float" office:value="20.2150366306305" calcext:value-type="float">
            <text:p>20.2150366306</text:p>
          </table:table-cell>
          <table:table-cell table:formula="of:=[.C160]/([.H160]-[.H159])" office:value-type="float" office:value="1343.46900056499" calcext:value-type="float">
            <text:p>1343.469000565</text:p>
          </table:table-cell>
          <table:table-cell table:formula="of:=[.G160]-[.$B160]" office:value-type="float" office:value="0.189865827560425" calcext:value-type="float">
            <text:p>0.1898658276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43146020.0795" calcext:value-type="float">
            <text:p>1443146020.0795</text:p>
          </table:table-cell>
          <table:table-cell office:value-type="float" office:value="4320" calcext:value-type="float">
            <text:p>4320</text:p>
          </table:table-cell>
          <table:table-cell table:formula="of:=[.B161]-[.$B$2]" office:value-type="float" office:value="20.0793223381042" calcext:value-type="float">
            <text:p>20.0793223381</text:p>
          </table:table-cell>
          <table:table-cell table:formula="of:=[.C161]/([.D161]-[.D160])" office:value-type="float" office:value="79776.1318727766" calcext:value-type="float">
            <text:p>79776.1318727766</text:p>
          </table:table-cell>
          <table:table-cell/>
          <table:table-cell office:value-type="float" office:value="1443146020.2693" calcext:value-type="float">
            <text:p>1443146020.2693</text:p>
          </table:table-cell>
          <table:table-cell table:formula="of:=[.G161]-[.$B$2]" office:value-type="float" office:value="20.2691304683685" calcext:value-type="float">
            <text:p>20.2691304684</text:p>
          </table:table-cell>
          <table:table-cell table:formula="of:=[.C161]/([.H161]-[.H160])" office:value-type="float" office:value="79861.222287845" calcext:value-type="float">
            <text:p>79861.222287845</text:p>
          </table:table-cell>
          <table:table-cell table:formula="of:=[.G161]-[.$B161]" office:value-type="float" office:value="0.189808130264282" calcext:value-type="float">
            <text:p>0.1898081303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43146020.13363" calcext:value-type="float">
            <text:p>1443146020.13363</text:p>
          </table:table-cell>
          <table:table-cell office:value-type="float" office:value="4320" calcext:value-type="float">
            <text:p>4320</text:p>
          </table:table-cell>
          <table:table-cell table:formula="of:=[.B162]-[.$B$2]" office:value-type="float" office:value="20.1334595680237" calcext:value-type="float">
            <text:p>20.133459568</text:p>
          </table:table-cell>
          <table:table-cell table:formula="of:=[.C162]/([.D162]-[.D161])" office:value-type="float" office:value="79797.2117603537" calcext:value-type="float">
            <text:p>79797.2117603537</text:p>
          </table:table-cell>
          <table:table-cell/>
          <table:table-cell office:value-type="float" office:value="1443146020.37756" calcext:value-type="float">
            <text:p>1443146020.37756</text:p>
          </table:table-cell>
          <table:table-cell table:formula="of:=[.G162]-[.$B$2]" office:value-type="float" office:value="20.3773880004883" calcext:value-type="float">
            <text:p>20.3773880005</text:p>
          </table:table-cell>
          <table:table-cell table:formula="of:=[.C162]/([.H162]-[.H161])" office:value-type="float" office:value="39904.8446367811" calcext:value-type="float">
            <text:p>39904.8446367811</text:p>
          </table:table-cell>
          <table:table-cell table:formula="of:=[.G162]-[.$B162]" office:value-type="float" office:value="0.2439284324646" calcext:value-type="float">
            <text:p>0.2439284325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43146020.18778" calcext:value-type="float">
            <text:p>1443146020.18778</text:p>
          </table:table-cell>
          <table:table-cell office:value-type="float" office:value="4320" calcext:value-type="float">
            <text:p>4320</text:p>
          </table:table-cell>
          <table:table-cell table:formula="of:=[.B163]-[.$B$2]" office:value-type="float" office:value="20.1876013278961" calcext:value-type="float">
            <text:p>20.1876013279</text:p>
          </table:table-cell>
          <table:table-cell table:formula="of:=[.C163]/([.D163]-[.D162])" office:value-type="float" office:value="79790.5352574124" calcext:value-type="float">
            <text:p>79790.5352574124</text:p>
          </table:table-cell>
          <table:table-cell/>
          <table:table-cell office:value-type="float" office:value="1443146020.86497" calcext:value-type="float">
            <text:p>1443146020.86497</text:p>
          </table:table-cell>
          <table:table-cell table:formula="of:=[.G163]-[.$B$2]" office:value-type="float" office:value="20.8647940158844" calcext:value-type="float">
            <text:p>20.8647940159</text:p>
          </table:table-cell>
          <table:table-cell table:formula="of:=[.C163]/([.H163]-[.H162])" office:value-type="float" office:value="8863.24719749121" calcext:value-type="float">
            <text:p>8863.2471974912</text:p>
          </table:table-cell>
          <table:table-cell table:formula="of:=[.G163]-[.$B163]" office:value-type="float" office:value="0.677192687988281" calcext:value-type="float">
            <text:p>0.677192688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43146020.24192" calcext:value-type="float">
            <text:p>1443146020.24192</text:p>
          </table:table-cell>
          <table:table-cell office:value-type="float" office:value="4320" calcext:value-type="float">
            <text:p>4320</text:p>
          </table:table-cell>
          <table:table-cell table:formula="of:=[.B164]-[.$B$2]" office:value-type="float" office:value="20.2417476177216" calcext:value-type="float">
            <text:p>20.2417476177</text:p>
          </table:table-cell>
          <table:table-cell table:formula="of:=[.C164]/([.D164]-[.D163])" office:value-type="float" office:value="79783.8598716018" calcext:value-type="float">
            <text:p>79783.8598716018</text:p>
          </table:table-cell>
          <table:table-cell/>
          <table:table-cell office:value-type="float" office:value="1443146021.0274" calcext:value-type="float">
            <text:p>1443146021.0274</text:p>
          </table:table-cell>
          <table:table-cell table:formula="of:=[.G164]-[.$B$2]" office:value-type="float" office:value="21.0272254943848" calcext:value-type="float">
            <text:p>21.0272254944</text:p>
          </table:table-cell>
          <table:table-cell table:formula="of:=[.C164]/([.H164]-[.H163])" office:value-type="float" office:value="26595.8300686788" calcext:value-type="float">
            <text:p>26595.8300686788</text:p>
          </table:table-cell>
          <table:table-cell table:formula="of:=[.G164]-[.$B164]" office:value-type="float" office:value="0.785477876663208" calcext:value-type="float">
            <text:p>0.7854778767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43146020.29607" calcext:value-type="float">
            <text:p>1443146020.29607</text:p>
          </table:table-cell>
          <table:table-cell office:value-type="float" office:value="4320" calcext:value-type="float">
            <text:p>4320</text:p>
          </table:table-cell>
          <table:table-cell table:formula="of:=[.B165]-[.$B$2]" office:value-type="float" office:value="20.2958977222443" calcext:value-type="float">
            <text:p>20.2958977222</text:p>
          </table:table-cell>
          <table:table-cell table:formula="of:=[.C165]/([.D165]-[.D164])" office:value-type="float" office:value="79778.2393603438" calcext:value-type="float">
            <text:p>79778.2393603438</text:p>
          </table:table-cell>
          <table:table-cell/>
          <table:table-cell office:value-type="float" office:value="1443146021.59746" calcext:value-type="float">
            <text:p>1443146021.59746</text:p>
          </table:table-cell>
          <table:table-cell table:formula="of:=[.G165]-[.$B$2]" office:value-type="float" office:value="21.5972819328308" calcext:value-type="float">
            <text:p>21.5972819328</text:p>
          </table:table-cell>
          <table:table-cell table:formula="of:=[.C165]/([.H165]-[.H164])" office:value-type="float" office:value="7578.19701462574" calcext:value-type="float">
            <text:p>7578.1970146257</text:p>
          </table:table-cell>
          <table:table-cell table:formula="of:=[.G165]-[.$B165]" office:value-type="float" office:value="1.30138421058655" calcext:value-type="float">
            <text:p>1.3013842106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43146020.35022" calcext:value-type="float">
            <text:p>1443146020.35022</text:p>
          </table:table-cell>
          <table:table-cell office:value-type="float" office:value="4320" calcext:value-type="float">
            <text:p>4320</text:p>
          </table:table-cell>
          <table:table-cell table:formula="of:=[.B166]-[.$B$2]" office:value-type="float" office:value="20.3500456809998" calcext:value-type="float">
            <text:p>20.350045681</text:p>
          </table:table-cell>
          <table:table-cell table:formula="of:=[.C166]/([.D166]-[.D165])" office:value-type="float" office:value="79781.4008004826" calcext:value-type="float">
            <text:p>79781.4008004826</text:p>
          </table:table-cell>
          <table:table-cell/>
          <table:table-cell office:value-type="float" office:value="1443146022.00519" calcext:value-type="float">
            <text:p>1443146022.00519</text:p>
          </table:table-cell>
          <table:table-cell table:formula="of:=[.G166]-[.$B$2]" office:value-type="float" office:value="22.0050163269043" calcext:value-type="float">
            <text:p>22.0050163269</text:p>
          </table:table-cell>
          <table:table-cell table:formula="of:=[.C166]/([.H166]-[.H165])" office:value-type="float" office:value="10595.1326716416" calcext:value-type="float">
            <text:p>10595.1326716416</text:p>
          </table:table-cell>
          <table:table-cell table:formula="of:=[.G166]-[.$B166]" office:value-type="float" office:value="1.65497064590454" calcext:value-type="float">
            <text:p>1.6549706459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43146020.40437" calcext:value-type="float">
            <text:p>1443146020.40437</text:p>
          </table:table-cell>
          <table:table-cell office:value-type="float" office:value="4320" calcext:value-type="float">
            <text:p>4320</text:p>
          </table:table-cell>
          <table:table-cell table:formula="of:=[.B167]-[.$B$2]" office:value-type="float" office:value="20.4041938781738" calcext:value-type="float">
            <text:p>20.4041938782</text:p>
          </table:table-cell>
          <table:table-cell table:formula="of:=[.C167]/([.D167]-[.D166])" office:value-type="float" office:value="79781.0495169827" calcext:value-type="float">
            <text:p>79781.0495169827</text:p>
          </table:table-cell>
          <table:table-cell/>
          <table:table-cell office:value-type="float" office:value="1443146022.20579" calcext:value-type="float">
            <text:p>1443146022.20579</text:p>
          </table:table-cell>
          <table:table-cell table:formula="of:=[.G167]-[.$B$2]" office:value-type="float" office:value="22.2056159973145" calcext:value-type="float">
            <text:p>22.2056159973</text:p>
          </table:table-cell>
          <table:table-cell table:formula="of:=[.C167]/([.H167]-[.H166])" office:value-type="float" office:value="21535.4292016887" calcext:value-type="float">
            <text:p>21535.4292016887</text:p>
          </table:table-cell>
          <table:table-cell table:formula="of:=[.G167]-[.$B167]" office:value-type="float" office:value="1.80142211914063" calcext:value-type="float">
            <text:p>1.8014221191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43146020.45851" calcext:value-type="float">
            <text:p>1443146020.45851</text:p>
          </table:table-cell>
          <table:table-cell office:value-type="float" office:value="4320" calcext:value-type="float">
            <text:p>4320</text:p>
          </table:table-cell>
          <table:table-cell table:formula="of:=[.B168]-[.$B$2]" office:value-type="float" office:value="20.4583370685577" calcext:value-type="float">
            <text:p>20.4583370686</text:p>
          </table:table-cell>
          <table:table-cell table:formula="of:=[.C168]/([.D168]-[.D167])" office:value-type="float" office:value="79788.4271201666" calcext:value-type="float">
            <text:p>79788.4271201666</text:p>
          </table:table-cell>
          <table:table-cell/>
          <table:table-cell office:value-type="float" office:value="1443146026.11916" calcext:value-type="float">
            <text:p>1443146026.11916</text:p>
          </table:table-cell>
          <table:table-cell table:formula="of:=[.G168]-[.$B$2]" office:value-type="float" office:value="26.1189846992493" calcext:value-type="float">
            <text:p>26.1189846992</text:p>
          </table:table-cell>
          <table:table-cell table:formula="of:=[.C168]/([.H168]-[.H167])" office:value-type="float" office:value="1103.90825118628" calcext:value-type="float">
            <text:p>1103.9082511863</text:p>
          </table:table-cell>
          <table:table-cell table:formula="of:=[.G168]-[.$B168]" office:value-type="float" office:value="5.66064763069153" calcext:value-type="float">
            <text:p>5.6606476307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43146020.51265" calcext:value-type="float">
            <text:p>1443146020.51265</text:p>
          </table:table-cell>
          <table:table-cell office:value-type="float" office:value="4320" calcext:value-type="float">
            <text:p>4320</text:p>
          </table:table-cell>
          <table:table-cell table:formula="of:=[.B169]-[.$B$2]" office:value-type="float" office:value="20.5124747753143" calcext:value-type="float">
            <text:p>20.5124747753</text:p>
          </table:table-cell>
          <table:table-cell table:formula="of:=[.C169]/([.D169]-[.D168])" office:value-type="float" office:value="79796.5089179548" calcext:value-type="float">
            <text:p>79796.5089179548</text:p>
          </table:table-cell>
          <table:table-cell/>
          <table:table-cell office:value-type="float" office:value="1443146026.55589" calcext:value-type="float">
            <text:p>1443146026.55589</text:p>
          </table:table-cell>
          <table:table-cell table:formula="of:=[.G169]-[.$B$2]" office:value-type="float" office:value="26.5557196140289" calcext:value-type="float">
            <text:p>26.555719614</text:p>
          </table:table-cell>
          <table:table-cell table:formula="of:=[.C169]/([.H169]-[.H168])" office:value-type="float" office:value="9891.58378184506" calcext:value-type="float">
            <text:p>9891.5837818451</text:p>
          </table:table-cell>
          <table:table-cell table:formula="of:=[.G169]-[.$B169]" office:value-type="float" office:value="6.0432448387146" calcext:value-type="float">
            <text:p>6.0432448387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43146020.56679" calcext:value-type="float">
            <text:p>1443146020.56679</text:p>
          </table:table-cell>
          <table:table-cell office:value-type="float" office:value="4320" calcext:value-type="float">
            <text:p>4320</text:p>
          </table:table-cell>
          <table:table-cell table:formula="of:=[.B170]-[.$B$2]" office:value-type="float" office:value="20.5666174888611" calcext:value-type="float">
            <text:p>20.5666174889</text:p>
          </table:table-cell>
          <table:table-cell table:formula="of:=[.C170]/([.D170]-[.D169])" office:value-type="float" office:value="79789.1298202042" calcext:value-type="float">
            <text:p>79789.1298202042</text:p>
          </table:table-cell>
          <table:table-cell/>
          <table:table-cell office:value-type="float" office:value="1443146026.98949" calcext:value-type="float">
            <text:p>1443146026.98949</text:p>
          </table:table-cell>
          <table:table-cell table:formula="of:=[.G170]-[.$B$2]" office:value-type="float" office:value="26.9893131256104" calcext:value-type="float">
            <text:p>26.9893131256</text:p>
          </table:table-cell>
          <table:table-cell table:formula="of:=[.C170]/([.H170]-[.H169])" office:value-type="float" office:value="9963.24872169768" calcext:value-type="float">
            <text:p>9963.2487216977</text:p>
          </table:table-cell>
          <table:table-cell table:formula="of:=[.G170]-[.$B170]" office:value-type="float" office:value="6.42269563674927" calcext:value-type="float">
            <text:p>6.4226956367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43146020.62094" calcext:value-type="float">
            <text:p>1443146020.62094</text:p>
          </table:table-cell>
          <table:table-cell office:value-type="float" office:value="4320" calcext:value-type="float">
            <text:p>4320</text:p>
          </table:table-cell>
          <table:table-cell table:formula="of:=[.B171]-[.$B$2]" office:value-type="float" office:value="20.6207618713379" calcext:value-type="float">
            <text:p>20.6207618713</text:p>
          </table:table-cell>
          <table:table-cell table:formula="of:=[.C171]/([.D171]-[.D170])" office:value-type="float" office:value="79786.6704242222" calcext:value-type="float">
            <text:p>79786.6704242222</text:p>
          </table:table-cell>
          <table:table-cell/>
          <table:table-cell office:value-type="float" office:value="1443146030.75084" calcext:value-type="float">
            <text:p>1443146030.75084</text:p>
          </table:table-cell>
          <table:table-cell table:formula="of:=[.G171]-[.$B$2]" office:value-type="float" office:value="30.7506675720215" calcext:value-type="float">
            <text:p>30.750667572</text:p>
          </table:table-cell>
          <table:table-cell table:formula="of:=[.C171]/([.H171]-[.H170])" office:value-type="float" office:value="1148.52244358994" calcext:value-type="float">
            <text:p>1148.5224435899</text:p>
          </table:table-cell>
          <table:table-cell table:formula="of:=[.G171]-[.$B171]" office:value-type="float" office:value="10.1299057006836" calcext:value-type="float">
            <text:p>10.1299057007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43146020.67506" calcext:value-type="float">
            <text:p>1443146020.67506</text:p>
          </table:table-cell>
          <table:table-cell office:value-type="float" office:value="4320" calcext:value-type="float">
            <text:p>4320</text:p>
          </table:table-cell>
          <table:table-cell table:formula="of:=[.B172]-[.$B$2]" office:value-type="float" office:value="20.6748876571655" calcext:value-type="float">
            <text:p>20.6748876572</text:p>
          </table:table-cell>
          <table:table-cell table:formula="of:=[.C172]/([.D172]-[.D171])" office:value-type="float" office:value="79814.0836930667" calcext:value-type="float">
            <text:p>79814.0836930667</text:p>
          </table:table-cell>
          <table:table-cell/>
          <table:table-cell office:value-type="float" office:value="1443146030.79956" calcext:value-type="float">
            <text:p>1443146030.79956</text:p>
          </table:table-cell>
          <table:table-cell table:formula="of:=[.G172]-[.$B$2]" office:value-type="float" office:value="30.7993817329407" calcext:value-type="float">
            <text:p>30.7993817329</text:p>
          </table:table-cell>
          <table:table-cell table:formula="of:=[.C172]/([.H172]-[.H171])" office:value-type="float" office:value="88680.5790859526" calcext:value-type="float">
            <text:p>88680.5790859526</text:p>
          </table:table-cell>
          <table:table-cell table:formula="of:=[.G172]-[.$B172]" office:value-type="float" office:value="10.1244940757751" calcext:value-type="float">
            <text:p>10.1244940758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43146020.7292" calcext:value-type="float">
            <text:p>1443146020.7292</text:p>
          </table:table-cell>
          <table:table-cell office:value-type="float" office:value="4320" calcext:value-type="float">
            <text:p>4320</text:p>
          </table:table-cell>
          <table:table-cell table:formula="of:=[.B173]-[.$B$2]" office:value-type="float" office:value="20.7290291786194" calcext:value-type="float">
            <text:p>20.7290291786</text:p>
          </table:table-cell>
          <table:table-cell table:formula="of:=[.C173]/([.D173]-[.D172])" office:value-type="float" office:value="79790.8866244507" calcext:value-type="float">
            <text:p>79790.8866244507</text:p>
          </table:table-cell>
          <table:table-cell/>
          <table:table-cell office:value-type="float" office:value="1443146030.84828" calcext:value-type="float">
            <text:p>1443146030.84828</text:p>
          </table:table-cell>
          <table:table-cell table:formula="of:=[.G173]-[.$B$2]" office:value-type="float" office:value="30.8481013774872" calcext:value-type="float">
            <text:p>30.8481013775</text:p>
          </table:table-cell>
          <table:table-cell table:formula="of:=[.C173]/([.H173]-[.H172])" office:value-type="float" office:value="88670.5976657124" calcext:value-type="float">
            <text:p>88670.5976657124</text:p>
          </table:table-cell>
          <table:table-cell table:formula="of:=[.G173]-[.$B173]" office:value-type="float" office:value="10.1190721988678" calcext:value-type="float">
            <text:p>10.1190721989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43146020.78334" calcext:value-type="float">
            <text:p>1443146020.78334</text:p>
          </table:table-cell>
          <table:table-cell office:value-type="float" office:value="4320" calcext:value-type="float">
            <text:p>4320</text:p>
          </table:table-cell>
          <table:table-cell table:formula="of:=[.B174]-[.$B$2]" office:value-type="float" office:value="20.7831695079803" calcext:value-type="float">
            <text:p>20.783169508</text:p>
          </table:table-cell>
          <table:table-cell table:formula="of:=[.C174]/([.D174]-[.D173])" office:value-type="float" office:value="79792.6435060617" calcext:value-type="float">
            <text:p>79792.6435060617</text:p>
          </table:table-cell>
          <table:table-cell/>
          <table:table-cell office:value-type="float" office:value="1443146030.89701" calcext:value-type="float">
            <text:p>1443146030.89701</text:p>
          </table:table-cell>
          <table:table-cell table:formula="of:=[.G174]-[.$B$2]" office:value-type="float" office:value="30.8968336582184" calcext:value-type="float">
            <text:p>30.8968336582</text:p>
          </table:table-cell>
          <table:table-cell table:formula="of:=[.C174]/([.H174]-[.H173])" office:value-type="float" office:value="88647.6055538704" calcext:value-type="float">
            <text:p>88647.6055538704</text:p>
          </table:table-cell>
          <table:table-cell table:formula="of:=[.G174]-[.$B174]" office:value-type="float" office:value="10.113664150238" calcext:value-type="float">
            <text:p>10.1136641502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43146020.83748" calcext:value-type="float">
            <text:p>1443146020.83748</text:p>
          </table:table-cell>
          <table:table-cell office:value-type="float" office:value="4320" calcext:value-type="float">
            <text:p>4320</text:p>
          </table:table-cell>
          <table:table-cell table:formula="of:=[.B175]-[.$B$2]" office:value-type="float" office:value="20.8373064994812" calcext:value-type="float">
            <text:p>20.8373064995</text:p>
          </table:table-cell>
          <table:table-cell table:formula="of:=[.C175]/([.D175]-[.D174])" office:value-type="float" office:value="79797.5631861961" calcext:value-type="float">
            <text:p>79797.5631861961</text:p>
          </table:table-cell>
          <table:table-cell/>
          <table:table-cell office:value-type="float" office:value="1443146030.94588" calcext:value-type="float">
            <text:p>1443146030.94588</text:p>
          </table:table-cell>
          <table:table-cell table:formula="of:=[.G175]-[.$B$2]" office:value-type="float" office:value="30.9457015991211" calcext:value-type="float">
            <text:p>30.9457015991</text:p>
          </table:table-cell>
          <table:table-cell table:formula="of:=[.C175]/([.H175]-[.H174])" office:value-type="float" office:value="88401.5147804281" calcext:value-type="float">
            <text:p>88401.5147804281</text:p>
          </table:table-cell>
          <table:table-cell table:formula="of:=[.G175]-[.$B175]" office:value-type="float" office:value="10.1083950996399" calcext:value-type="float">
            <text:p>10.1083950996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43146020.89163" calcext:value-type="float">
            <text:p>1443146020.89163</text:p>
          </table:table-cell>
          <table:table-cell office:value-type="float" office:value="4320" calcext:value-type="float">
            <text:p>4320</text:p>
          </table:table-cell>
          <table:table-cell table:formula="of:=[.B176]-[.$B$2]" office:value-type="float" office:value="20.8914568424225" calcext:value-type="float">
            <text:p>20.8914568424</text:p>
          </table:table-cell>
          <table:table-cell table:formula="of:=[.C176]/([.D176]-[.D175])" office:value-type="float" office:value="79777.8881046834" calcext:value-type="float">
            <text:p>79777.8881046834</text:p>
          </table:table-cell>
          <table:table-cell/>
          <table:table-cell office:value-type="float" office:value="1443146030.9945" calcext:value-type="float">
            <text:p>1443146030.9945</text:p>
          </table:table-cell>
          <table:table-cell table:formula="of:=[.G176]-[.$B$2]" office:value-type="float" office:value="30.9943256378174" calcext:value-type="float">
            <text:p>30.9943256378</text:p>
          </table:table-cell>
          <table:table-cell table:formula="of:=[.C176]/([.H176]-[.H175])" office:value-type="float" office:value="88844.9441023026" calcext:value-type="float">
            <text:p>88844.9441023026</text:p>
          </table:table-cell>
          <table:table-cell table:formula="of:=[.G176]-[.$B176]" office:value-type="float" office:value="10.1028687953949" calcext:value-type="float">
            <text:p>10.1028687954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43146020.94577" calcext:value-type="float">
            <text:p>1443146020.94577</text:p>
          </table:table-cell>
          <table:table-cell office:value-type="float" office:value="4320" calcext:value-type="float">
            <text:p>4320</text:p>
          </table:table-cell>
          <table:table-cell table:formula="of:=[.B177]-[.$B$2]" office:value-type="float" office:value="20.9455990791321" calcext:value-type="float">
            <text:p>20.9455990791</text:p>
          </table:table-cell>
          <table:table-cell table:formula="of:=[.C177]/([.D177]-[.D176])" office:value-type="float" office:value="79789.8325326194" calcext:value-type="float">
            <text:p>79789.8325326194</text:p>
          </table:table-cell>
          <table:table-cell/>
          <table:table-cell office:value-type="float" office:value="1443146031.01223" calcext:value-type="float">
            <text:p>1443146031.01223</text:p>
          </table:table-cell>
          <table:table-cell table:formula="of:=[.G177]-[.$B$2]" office:value-type="float" office:value="31.0120601654053" calcext:value-type="float">
            <text:p>31.0120601654</text:p>
          </table:table-cell>
          <table:table-cell table:formula="of:=[.C177]/([.H177]-[.H176])" office:value-type="float" office:value="243592.617767262" calcext:value-type="float">
            <text:p>243592.617767262</text:p>
          </table:table-cell>
          <table:table-cell table:formula="of:=[.G177]-[.$B177]" office:value-type="float" office:value="10.0664610862732" calcext:value-type="float">
            <text:p>10.0664610863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43146020.99993" calcext:value-type="float">
            <text:p>1443146020.99993</text:p>
          </table:table-cell>
          <table:table-cell office:value-type="float" office:value="4320" calcext:value-type="float">
            <text:p>4320</text:p>
          </table:table-cell>
          <table:table-cell table:formula="of:=[.B178]-[.$B$2]" office:value-type="float" office:value="20.9997527599335" calcext:value-type="float">
            <text:p>20.9997527599</text:p>
          </table:table-cell>
          <table:table-cell table:formula="of:=[.C178]/([.D178]-[.D177])" office:value-type="float" office:value="79772.9708501917" calcext:value-type="float">
            <text:p>79772.9708501917</text:p>
          </table:table-cell>
          <table:table-cell/>
          <table:table-cell office:value-type="float" office:value="1443146031.0298" calcext:value-type="float">
            <text:p>1443146031.0298</text:p>
          </table:table-cell>
          <table:table-cell table:formula="of:=[.G178]-[.$B$2]" office:value-type="float" office:value="31.0296220779419" calcext:value-type="float">
            <text:p>31.0296220779</text:p>
          </table:table-cell>
          <table:table-cell table:formula="of:=[.C178]/([.H178]-[.H177])" office:value-type="float" office:value="245986.875916373" calcext:value-type="float">
            <text:p>245986.875916373</text:p>
          </table:table-cell>
          <table:table-cell table:formula="of:=[.G178]-[.$B178]" office:value-type="float" office:value="10.0298693180084" calcext:value-type="float">
            <text:p>10.029869318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43146021.0509" calcext:value-type="float">
            <text:p>1443146021.0509</text:p>
          </table:table-cell>
          <table:table-cell office:value-type="float" office:value="4320" calcext:value-type="float">
            <text:p>4320</text:p>
          </table:table-cell>
          <table:table-cell table:formula="of:=[.B179]-[.$B$2]" office:value-type="float" office:value="21.0507235527039" calcext:value-type="float">
            <text:p>21.0507235527</text:p>
          </table:table-cell>
          <table:table-cell table:formula="of:=[.C179]/([.D179]-[.D178])" office:value-type="float" office:value="84754.420427809" calcext:value-type="float">
            <text:p>84754.420427809</text:p>
          </table:table-cell>
          <table:table-cell/>
          <table:table-cell office:value-type="float" office:value="1443146031.05986" calcext:value-type="float">
            <text:p>1443146031.05986</text:p>
          </table:table-cell>
          <table:table-cell table:formula="of:=[.G179]-[.$B$2]" office:value-type="float" office:value="31.0596821308136" calcext:value-type="float">
            <text:p>31.0596821308</text:p>
          </table:table-cell>
          <table:table-cell table:formula="of:=[.C179]/([.H179]-[.H178])" office:value-type="float" office:value="143712.322078664" calcext:value-type="float">
            <text:p>143712.322078664</text:p>
          </table:table-cell>
          <table:table-cell table:formula="of:=[.G179]-[.$B179]" office:value-type="float" office:value="10.0089585781097" calcext:value-type="float">
            <text:p>10.0089585781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43146021.10186" calcext:value-type="float">
            <text:p>1443146021.10186</text:p>
          </table:table-cell>
          <table:table-cell office:value-type="float" office:value="4320" calcext:value-type="float">
            <text:p>4320</text:p>
          </table:table-cell>
          <table:table-cell table:formula="of:=[.B180]-[.$B$2]" office:value-type="float" office:value="21.1016874313354" calcext:value-type="float">
            <text:p>21.1016874313</text:p>
          </table:table-cell>
          <table:table-cell table:formula="of:=[.C180]/([.D180]-[.D179])" office:value-type="float" office:value="84765.9188428036" calcext:value-type="float">
            <text:p>84765.9188428036</text:p>
          </table:table-cell>
          <table:table-cell/>
          <table:table-cell office:value-type="float" office:value="1443146031.11025" calcext:value-type="float">
            <text:p>1443146031.11025</text:p>
          </table:table-cell>
          <table:table-cell table:formula="of:=[.G180]-[.$B$2]" office:value-type="float" office:value="31.1100795269012" calcext:value-type="float">
            <text:p>31.1100795269</text:p>
          </table:table-cell>
          <table:table-cell table:formula="of:=[.C180]/([.H180]-[.H179])" office:value-type="float" office:value="85718.7143654616" calcext:value-type="float">
            <text:p>85718.7143654616</text:p>
          </table:table-cell>
          <table:table-cell table:formula="of:=[.G180]-[.$B180]" office:value-type="float" office:value="10.0083920955658" calcext:value-type="float">
            <text:p>10.0083920956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43146021.15283" calcext:value-type="float">
            <text:p>1443146021.15283</text:p>
          </table:table-cell>
          <table:table-cell office:value-type="float" office:value="4320" calcext:value-type="float">
            <text:p>4320</text:p>
          </table:table-cell>
          <table:table-cell table:formula="of:=[.B181]-[.$B$2]" office:value-type="float" office:value="21.1526508331299" calcext:value-type="float">
            <text:p>21.1526508331</text:p>
          </table:table-cell>
          <table:table-cell table:formula="of:=[.C181]/([.D181]-[.D180])" office:value-type="float" office:value="84766.7119519452" calcext:value-type="float">
            <text:p>84766.7119519452</text:p>
          </table:table-cell>
          <table:table-cell/>
          <table:table-cell office:value-type="float" office:value="1443146031.16071" calcext:value-type="float">
            <text:p>1443146031.16071</text:p>
          </table:table-cell>
          <table:table-cell table:formula="of:=[.G181]-[.$B$2]" office:value-type="float" office:value="31.1605355739594" calcext:value-type="float">
            <text:p>31.160535574</text:p>
          </table:table-cell>
          <table:table-cell table:formula="of:=[.C181]/([.H181]-[.H180])" office:value-type="float" office:value="85619.0734685391" calcext:value-type="float">
            <text:p>85619.0734685391</text:p>
          </table:table-cell>
          <table:table-cell table:formula="of:=[.G181]-[.$B181]" office:value-type="float" office:value="10.0078847408295" calcext:value-type="float">
            <text:p>10.0078847408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43146021.20378" calcext:value-type="float">
            <text:p>1443146021.20378</text:p>
          </table:table-cell>
          <table:table-cell office:value-type="float" office:value="4320" calcext:value-type="float">
            <text:p>4320</text:p>
          </table:table-cell>
          <table:table-cell table:formula="of:=[.B182]-[.$B$2]" office:value-type="float" office:value="21.203605890274" calcext:value-type="float">
            <text:p>21.2036058903</text:p>
          </table:table-cell>
          <table:table-cell table:formula="of:=[.C182]/([.D182]-[.D181])" office:value-type="float" office:value="84780.5937647681" calcext:value-type="float">
            <text:p>84780.5937647681</text:p>
          </table:table-cell>
          <table:table-cell/>
          <table:table-cell office:value-type="float" office:value="1443146031.21112" calcext:value-type="float">
            <text:p>1443146031.21112</text:p>
          </table:table-cell>
          <table:table-cell table:formula="of:=[.G182]-[.$B$2]" office:value-type="float" office:value="31.2109439373016" calcext:value-type="float">
            <text:p>31.2109439373</text:p>
          </table:table-cell>
          <table:table-cell table:formula="of:=[.C182]/([.H182]-[.H181])" office:value-type="float" office:value="85700.0647028776" calcext:value-type="float">
            <text:p>85700.0647028776</text:p>
          </table:table-cell>
          <table:table-cell table:formula="of:=[.G182]-[.$B182]" office:value-type="float" office:value="10.0073380470276" calcext:value-type="float">
            <text:p>10.007338047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43146021.25474" calcext:value-type="float">
            <text:p>1443146021.25474</text:p>
          </table:table-cell>
          <table:table-cell office:value-type="float" office:value="4320" calcext:value-type="float">
            <text:p>4320</text:p>
          </table:table-cell>
          <table:table-cell table:formula="of:=[.B183]-[.$B$2]" office:value-type="float" office:value="21.2545690536499" calcext:value-type="float">
            <text:p>21.2545690536</text:p>
          </table:table-cell>
          <table:table-cell table:formula="of:=[.C183]/([.D183]-[.D182])" office:value-type="float" office:value="84767.1085120816" calcext:value-type="float">
            <text:p>84767.1085120816</text:p>
          </table:table-cell>
          <table:table-cell/>
          <table:table-cell office:value-type="float" office:value="1443146031.26159" calcext:value-type="float">
            <text:p>1443146031.26159</text:p>
          </table:table-cell>
          <table:table-cell table:formula="of:=[.G183]-[.$B$2]" office:value-type="float" office:value="31.2614161968231" calcext:value-type="float">
            <text:p>31.2614161968</text:p>
          </table:table-cell>
          <table:table-cell table:formula="of:=[.C183]/([.H183]-[.H182])" office:value-type="float" office:value="85591.5713098027" calcext:value-type="float">
            <text:p>85591.5713098027</text:p>
          </table:table-cell>
          <table:table-cell table:formula="of:=[.G183]-[.$B183]" office:value-type="float" office:value="10.0068471431732" calcext:value-type="float">
            <text:p>10.0068471432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43146021.30571" calcext:value-type="float">
            <text:p>1443146021.30571</text:p>
          </table:table-cell>
          <table:table-cell office:value-type="float" office:value="4320" calcext:value-type="float">
            <text:p>4320</text:p>
          </table:table-cell>
          <table:table-cell table:formula="of:=[.B184]-[.$B$2]" office:value-type="float" office:value="21.3055348396301" calcext:value-type="float">
            <text:p>21.3055348396</text:p>
          </table:table-cell>
          <table:table-cell table:formula="of:=[.C184]/([.D184]-[.D183])" office:value-type="float" office:value="84762.7465546439" calcext:value-type="float">
            <text:p>84762.7465546439</text:p>
          </table:table-cell>
          <table:table-cell/>
          <table:table-cell office:value-type="float" office:value="1443146031.31207" calcext:value-type="float">
            <text:p>1443146031.31207</text:p>
          </table:table-cell>
          <table:table-cell table:formula="of:=[.G184]-[.$B$2]" office:value-type="float" office:value="31.3118922710419" calcext:value-type="float">
            <text:p>31.311892271</text:p>
          </table:table-cell>
          <table:table-cell table:formula="of:=[.C184]/([.H184]-[.H183])" office:value-type="float" office:value="85585.1027811366" calcext:value-type="float">
            <text:p>85585.1027811366</text:p>
          </table:table-cell>
          <table:table-cell table:formula="of:=[.G184]-[.$B184]" office:value-type="float" office:value="10.0063574314117" calcext:value-type="float">
            <text:p>10.0063574314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43146021.35667" calcext:value-type="float">
            <text:p>1443146021.35667</text:p>
          </table:table-cell>
          <table:table-cell office:value-type="float" office:value="4320" calcext:value-type="float">
            <text:p>4320</text:p>
          </table:table-cell>
          <table:table-cell table:formula="of:=[.B185]-[.$B$2]" office:value-type="float" office:value="21.3564965724945" calcext:value-type="float">
            <text:p>21.3564965725</text:p>
          </table:table-cell>
          <table:table-cell table:formula="of:=[.C185]/([.D185]-[.D184])" office:value-type="float" office:value="84769.4879508208" calcext:value-type="float">
            <text:p>84769.4879508208</text:p>
          </table:table-cell>
          <table:table-cell/>
          <table:table-cell office:value-type="float" office:value="1443146031.36251" calcext:value-type="float">
            <text:p>1443146031.36251</text:p>
          </table:table-cell>
          <table:table-cell table:formula="of:=[.G185]-[.$B$2]" office:value-type="float" office:value="31.362331867218" calcext:value-type="float">
            <text:p>31.3623318672</text:p>
          </table:table-cell>
          <table:table-cell table:formula="of:=[.C185]/([.H185]-[.H184])" office:value-type="float" office:value="85646.9981423622" calcext:value-type="float">
            <text:p>85646.9981423622</text:p>
          </table:table-cell>
          <table:table-cell table:formula="of:=[.G185]-[.$B185]" office:value-type="float" office:value="10.0058352947235" calcext:value-type="float">
            <text:p>10.0058352947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43146021.40764" calcext:value-type="float">
            <text:p>1443146021.40764</text:p>
          </table:table-cell>
          <table:table-cell office:value-type="float" office:value="4320" calcext:value-type="float">
            <text:p>4320</text:p>
          </table:table-cell>
          <table:table-cell table:formula="of:=[.B186]-[.$B$2]" office:value-type="float" office:value="21.4074652194977" calcext:value-type="float">
            <text:p>21.4074652195</text:p>
          </table:table-cell>
          <table:table-cell table:formula="of:=[.C186]/([.D186]-[.D185])" office:value-type="float" office:value="84757.9885675795" calcext:value-type="float">
            <text:p>84757.9885675795</text:p>
          </table:table-cell>
          <table:table-cell/>
          <table:table-cell office:value-type="float" office:value="1443146031.41287" calcext:value-type="float">
            <text:p>1443146031.41287</text:p>
          </table:table-cell>
          <table:table-cell table:formula="of:=[.G186]-[.$B$2]" office:value-type="float" office:value="31.4126963615417" calcext:value-type="float">
            <text:p>31.4126963615</text:p>
          </table:table-cell>
          <table:table-cell table:formula="of:=[.C186]/([.H186]-[.H185])" office:value-type="float" office:value="85774.7120864971" calcext:value-type="float">
            <text:p>85774.7120864971</text:p>
          </table:table-cell>
          <table:table-cell table:formula="of:=[.G186]-[.$B186]" office:value-type="float" office:value="10.0052311420441" calcext:value-type="float">
            <text:p>10.005231142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43146021.45861" calcext:value-type="float">
            <text:p>1443146021.45861</text:p>
          </table:table-cell>
          <table:table-cell office:value-type="float" office:value="4320" calcext:value-type="float">
            <text:p>4320</text:p>
          </table:table-cell>
          <table:table-cell table:formula="of:=[.B187]-[.$B$2]" office:value-type="float" office:value="21.458432674408" calcext:value-type="float">
            <text:p>21.4584326744</text:p>
          </table:table-cell>
          <table:table-cell table:formula="of:=[.C187]/([.D187]-[.D186])" office:value-type="float" office:value="84759.9709972728" calcext:value-type="float">
            <text:p>84759.9709972728</text:p>
          </table:table-cell>
          <table:table-cell/>
          <table:table-cell office:value-type="float" office:value="1443146031.46329" calcext:value-type="float">
            <text:p>1443146031.46329</text:p>
          </table:table-cell>
          <table:table-cell table:formula="of:=[.G187]-[.$B$2]" office:value-type="float" office:value="31.4631133079529" calcext:value-type="float">
            <text:p>31.463113308</text:p>
          </table:table-cell>
          <table:table-cell table:formula="of:=[.C187]/([.H187]-[.H186])" office:value-type="float" office:value="85685.4749744637" calcext:value-type="float">
            <text:p>85685.4749744637</text:p>
          </table:table-cell>
          <table:table-cell table:formula="of:=[.G187]-[.$B187]" office:value-type="float" office:value="10.0046806335449" calcext:value-type="float">
            <text:p>10.0046806335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43146021.50957" calcext:value-type="float">
            <text:p>1443146021.50957</text:p>
          </table:table-cell>
          <table:table-cell office:value-type="float" office:value="4320" calcext:value-type="float">
            <text:p>4320</text:p>
          </table:table-cell>
          <table:table-cell table:formula="of:=[.B188]-[.$B$2]" office:value-type="float" office:value="21.5093941688538" calcext:value-type="float">
            <text:p>21.5093941689</text:p>
          </table:table-cell>
          <table:table-cell table:formula="of:=[.C188]/([.D188]-[.D187])" office:value-type="float" office:value="84769.8845369313" calcext:value-type="float">
            <text:p>84769.8845369313</text:p>
          </table:table-cell>
          <table:table-cell/>
          <table:table-cell office:value-type="float" office:value="1443146031.51378" calcext:value-type="float">
            <text:p>1443146031.51378</text:p>
          </table:table-cell>
          <table:table-cell table:formula="of:=[.G188]-[.$B$2]" office:value-type="float" office:value="31.5136086940765" calcext:value-type="float">
            <text:p>31.5136086941</text:p>
          </table:table-cell>
          <table:table-cell table:formula="of:=[.C188]/([.H188]-[.H187])" office:value-type="float" office:value="85552.3708526722" calcext:value-type="float">
            <text:p>85552.3708526722</text:p>
          </table:table-cell>
          <table:table-cell table:formula="of:=[.G188]-[.$B188]" office:value-type="float" office:value="10.0042145252228" calcext:value-type="float">
            <text:p>10.0042145252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43146021.56053" calcext:value-type="float">
            <text:p>1443146021.56053</text:p>
          </table:table-cell>
          <table:table-cell office:value-type="float" office:value="4320" calcext:value-type="float">
            <text:p>4320</text:p>
          </table:table-cell>
          <table:table-cell table:formula="of:=[.B189]-[.$B$2]" office:value-type="float" office:value="21.5603592395782" calcext:value-type="float">
            <text:p>21.5603592396</text:p>
          </table:table-cell>
          <table:table-cell table:formula="of:=[.C189]/([.D189]-[.D188])" office:value-type="float" office:value="84763.9361348783" calcext:value-type="float">
            <text:p>84763.9361348783</text:p>
          </table:table-cell>
          <table:table-cell/>
          <table:table-cell office:value-type="float" office:value="1443146031.56428" calcext:value-type="float">
            <text:p>1443146031.56428</text:p>
          </table:table-cell>
          <table:table-cell table:formula="of:=[.G189]-[.$B$2]" office:value-type="float" office:value="31.5641014575958" calcext:value-type="float">
            <text:p>31.5641014576</text:p>
          </table:table-cell>
          <table:table-cell table:formula="of:=[.C189]/([.H189]-[.H188])" office:value-type="float" office:value="85556.8144601524" calcext:value-type="float">
            <text:p>85556.8144601524</text:p>
          </table:table-cell>
          <table:table-cell table:formula="of:=[.G189]-[.$B189]" office:value-type="float" office:value="10.0037422180176" calcext:value-type="float">
            <text:p>10.003742218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43146021.6115" calcext:value-type="float">
            <text:p>1443146021.6115</text:p>
          </table:table-cell>
          <table:table-cell office:value-type="float" office:value="4320" calcext:value-type="float">
            <text:p>4320</text:p>
          </table:table-cell>
          <table:table-cell table:formula="of:=[.B190]-[.$B$2]" office:value-type="float" office:value="21.6113245487213" calcext:value-type="float">
            <text:p>21.6113245487</text:p>
          </table:table-cell>
          <table:table-cell table:formula="of:=[.C190]/([.D190]-[.D189])" office:value-type="float" office:value="84763.5396044236" calcext:value-type="float">
            <text:p>84763.5396044236</text:p>
          </table:table-cell>
          <table:table-cell/>
          <table:table-cell office:value-type="float" office:value="1443146031.61468" calcext:value-type="float">
            <text:p>1443146031.61468</text:p>
          </table:table-cell>
          <table:table-cell table:formula="of:=[.G190]-[.$B$2]" office:value-type="float" office:value="31.6145100593567" calcext:value-type="float">
            <text:p>31.6145100594</text:p>
          </table:table-cell>
          <table:table-cell table:formula="of:=[.C190]/([.H190]-[.H189])" office:value-type="float" office:value="85699.6593655554" calcext:value-type="float">
            <text:p>85699.6593655554</text:p>
          </table:table-cell>
          <table:table-cell table:formula="of:=[.G190]-[.$B190]" office:value-type="float" office:value="10.0031855106354" calcext:value-type="float">
            <text:p>10.0031855106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43146021.66246" calcext:value-type="float">
            <text:p>1443146021.66246</text:p>
          </table:table-cell>
          <table:table-cell office:value-type="float" office:value="4320" calcext:value-type="float">
            <text:p>4320</text:p>
          </table:table-cell>
          <table:table-cell table:formula="of:=[.B191]-[.$B$2]" office:value-type="float" office:value="21.6622877120972" calcext:value-type="float">
            <text:p>21.6622877121</text:p>
          </table:table-cell>
          <table:table-cell table:formula="of:=[.C191]/([.D191]-[.D190])" office:value-type="float" office:value="84767.1085120816" calcext:value-type="float">
            <text:p>84767.1085120816</text:p>
          </table:table-cell>
          <table:table-cell/>
          <table:table-cell office:value-type="float" office:value="1443146031.66525" calcext:value-type="float">
            <text:p>1443146031.66525</text:p>
          </table:table-cell>
          <table:table-cell table:formula="of:=[.G191]-[.$B$2]" office:value-type="float" office:value="31.665070772171" calcext:value-type="float">
            <text:p>31.6650707722</text:p>
          </table:table-cell>
          <table:table-cell table:formula="of:=[.C191]/([.H191]-[.H190])" office:value-type="float" office:value="85441.833382846" calcext:value-type="float">
            <text:p>85441.833382846</text:p>
          </table:table-cell>
          <table:table-cell table:formula="of:=[.G191]-[.$B191]" office:value-type="float" office:value="10.0027830600739" calcext:value-type="float">
            <text:p>10.0027830601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43146021.71342" calcext:value-type="float">
            <text:p>1443146021.71342</text:p>
          </table:table-cell>
          <table:table-cell office:value-type="float" office:value="4320" calcext:value-type="float">
            <text:p>4320</text:p>
          </table:table-cell>
          <table:table-cell table:formula="of:=[.B192]-[.$B$2]" office:value-type="float" office:value="21.7132484912872" calcext:value-type="float">
            <text:p>21.7132484913</text:p>
          </table:table-cell>
          <table:table-cell table:formula="of:=[.C192]/([.D192]-[.D191])" office:value-type="float" office:value="84771.0743175279" calcext:value-type="float">
            <text:p>84771.0743175279</text:p>
          </table:table-cell>
          <table:table-cell/>
          <table:table-cell office:value-type="float" office:value="1443146031.71552" calcext:value-type="float">
            <text:p>1443146031.71552</text:p>
          </table:table-cell>
          <table:table-cell table:formula="of:=[.G192]-[.$B$2]" office:value-type="float" office:value="31.7153432369232" calcext:value-type="float">
            <text:p>31.7153432369</text:p>
          </table:table-cell>
          <table:table-cell table:formula="of:=[.C192]/([.H192]-[.H191])" office:value-type="float" office:value="85931.7326352332" calcext:value-type="float">
            <text:p>85931.7326352332</text:p>
          </table:table-cell>
          <table:table-cell table:formula="of:=[.G192]-[.$B192]" office:value-type="float" office:value="10.002094745636" calcext:value-type="float">
            <text:p>10.0020947456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43146021.76439" calcext:value-type="float">
            <text:p>1443146021.76439</text:p>
          </table:table-cell>
          <table:table-cell office:value-type="float" office:value="4320" calcext:value-type="float">
            <text:p>4320</text:p>
          </table:table-cell>
          <table:table-cell table:formula="of:=[.B193]-[.$B$2]" office:value-type="float" office:value="21.7642197608948" calcext:value-type="float">
            <text:p>21.7642197609</text:p>
          </table:table-cell>
          <table:table-cell table:formula="of:=[.C193]/([.D193]-[.D192])" office:value-type="float" office:value="84753.6275486578" calcext:value-type="float">
            <text:p>84753.6275486578</text:p>
          </table:table-cell>
          <table:table-cell/>
          <table:table-cell office:value-type="float" office:value="1443146031.76597" calcext:value-type="float">
            <text:p>1443146031.76597</text:p>
          </table:table-cell>
          <table:table-cell table:formula="of:=[.G193]-[.$B$2]" office:value-type="float" office:value="31.7657968997955" calcext:value-type="float">
            <text:p>31.7657968998</text:p>
          </table:table-cell>
          <table:table-cell table:formula="of:=[.C193]/([.H193]-[.H192])" office:value-type="float" office:value="85623.1193943804" calcext:value-type="float">
            <text:p>85623.1193943804</text:p>
          </table:table-cell>
          <table:table-cell table:formula="of:=[.G193]-[.$B193]" office:value-type="float" office:value="10.0015771389008" calcext:value-type="float">
            <text:p>10.0015771389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43146021.81536" calcext:value-type="float">
            <text:p>1443146021.81536</text:p>
          </table:table-cell>
          <table:table-cell office:value-type="float" office:value="4320" calcext:value-type="float">
            <text:p>4320</text:p>
          </table:table-cell>
          <table:table-cell table:formula="of:=[.B194]-[.$B$2]" office:value-type="float" office:value="21.8151867389679" calcext:value-type="float">
            <text:p>21.815186739</text:p>
          </table:table-cell>
          <table:table-cell table:formula="of:=[.C194]/([.D194]-[.D193])" office:value-type="float" office:value="84760.7639951163" calcext:value-type="float">
            <text:p>84760.7639951163</text:p>
          </table:table-cell>
          <table:table-cell/>
          <table:table-cell office:value-type="float" office:value="1443146031.81644" calcext:value-type="float">
            <text:p>1443146031.81644</text:p>
          </table:table-cell>
          <table:table-cell table:formula="of:=[.G194]-[.$B$2]" office:value-type="float" office:value="31.8162705898285" calcext:value-type="float">
            <text:p>31.8162705898</text:p>
          </table:table-cell>
          <table:table-cell table:formula="of:=[.C194]/([.H194]-[.H193])" office:value-type="float" office:value="85589.1454969722" calcext:value-type="float">
            <text:p>85589.1454969722</text:p>
          </table:table-cell>
          <table:table-cell table:formula="of:=[.G194]-[.$B194]" office:value-type="float" office:value="10.0010838508606" calcext:value-type="float">
            <text:p>10.0010838509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43146021.86633" calcext:value-type="float">
            <text:p>1443146021.86633</text:p>
          </table:table-cell>
          <table:table-cell office:value-type="float" office:value="4320" calcext:value-type="float">
            <text:p>4320</text:p>
          </table:table-cell>
          <table:table-cell table:formula="of:=[.B195]-[.$B$2]" office:value-type="float" office:value="21.8661530017853" calcext:value-type="float">
            <text:p>21.8661530018</text:p>
          </table:table-cell>
          <table:table-cell table:formula="of:=[.C195]/([.D195]-[.D194])" office:value-type="float" office:value="84761.9535197036" calcext:value-type="float">
            <text:p>84761.9535197036</text:p>
          </table:table-cell>
          <table:table-cell/>
          <table:table-cell office:value-type="float" office:value="1443146031.86692" calcext:value-type="float">
            <text:p>1443146031.86692</text:p>
          </table:table-cell>
          <table:table-cell table:formula="of:=[.G195]-[.$B$2]" office:value-type="float" office:value="31.86674451828" calcext:value-type="float">
            <text:p>31.8667445183</text:p>
          </table:table-cell>
          <table:table-cell table:formula="of:=[.C195]/([.H195]-[.H194])" office:value-type="float" office:value="85588.7412082021" calcext:value-type="float">
            <text:p>85588.7412082021</text:p>
          </table:table-cell>
          <table:table-cell table:formula="of:=[.G195]-[.$B195]" office:value-type="float" office:value="10.0005915164948" calcext:value-type="float">
            <text:p>10.0005915165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43146021.91729" calcext:value-type="float">
            <text:p>1443146021.91729</text:p>
          </table:table-cell>
          <table:table-cell office:value-type="float" office:value="4320" calcext:value-type="float">
            <text:p>4320</text:p>
          </table:table-cell>
          <table:table-cell table:formula="of:=[.B196]-[.$B$2]" office:value-type="float" office:value="21.9171147346497" calcext:value-type="float">
            <text:p>21.9171147346</text:p>
          </table:table-cell>
          <table:table-cell table:formula="of:=[.C196]/([.D196]-[.D195])" office:value-type="float" office:value="84769.4879508208" calcext:value-type="float">
            <text:p>84769.4879508208</text:p>
          </table:table-cell>
          <table:table-cell/>
          <table:table-cell office:value-type="float" office:value="1443146031.91732" calcext:value-type="float">
            <text:p>1443146031.91732</text:p>
          </table:table-cell>
          <table:table-cell table:formula="of:=[.G196]-[.$B$2]" office:value-type="float" office:value="31.9171500205994" calcext:value-type="float">
            <text:p>31.9171500206</text:p>
          </table:table-cell>
          <table:table-cell table:formula="of:=[.C196]/([.H196]-[.H195])" office:value-type="float" office:value="85704.9290498354" calcext:value-type="float">
            <text:p>85704.9290498354</text:p>
          </table:table-cell>
          <table:table-cell table:formula="of:=[.G196]-[.$B196]" office:value-type="float" office:value="10.0000352859497" calcext:value-type="float">
            <text:p>10.0000352859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43146021.96825" calcext:value-type="float">
            <text:p>1443146021.96825</text:p>
          </table:table-cell>
          <table:table-cell office:value-type="float" office:value="4320" calcext:value-type="float">
            <text:p>4320</text:p>
          </table:table-cell>
          <table:table-cell table:formula="of:=[.B197]-[.$B$2]" office:value-type="float" office:value="21.9680740833282" calcext:value-type="float">
            <text:p>21.9680740833</text:p>
          </table:table-cell>
          <table:table-cell table:formula="of:=[.C197]/([.D197]-[.D196])" office:value-type="float" office:value="84773.4539789182" calcext:value-type="float">
            <text:p>84773.4539789182</text:p>
          </table:table-cell>
          <table:table-cell/>
          <table:table-cell office:value-type="float" office:value="1443146031.96774" calcext:value-type="float">
            <text:p>1443146031.96774</text:p>
          </table:table-cell>
          <table:table-cell table:formula="of:=[.G197]-[.$B$2]" office:value-type="float" office:value="31.9675652980804" calcext:value-type="float">
            <text:p>31.9675652981</text:p>
          </table:table-cell>
          <table:table-cell table:formula="of:=[.C197]/([.H197]-[.H196])" office:value-type="float" office:value="85688.3114770379" calcext:value-type="float">
            <text:p>85688.3114770379</text:p>
          </table:table-cell>
          <table:table-cell table:formula="of:=[.G197]-[.$B197]" office:value-type="float" office:value="9.9994912147522" calcext:value-type="float">
            <text:p>9.9994912148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43146022.01596" calcext:value-type="float">
            <text:p>1443146022.01596</text:p>
          </table:table-cell>
          <table:table-cell office:value-type="float" office:value="4320" calcext:value-type="float">
            <text:p>4320</text:p>
          </table:table-cell>
          <table:table-cell table:formula="of:=[.B198]-[.$B$2]" office:value-type="float" office:value="22.0157876014709" calcext:value-type="float">
            <text:p>22.0157876015</text:p>
          </table:table-cell>
          <table:table-cell table:formula="of:=[.C198]/([.D198]-[.D197])" office:value-type="float" office:value="90540.3786633354" calcext:value-type="float">
            <text:p>90540.3786633354</text:p>
          </table:table-cell>
          <table:table-cell/>
          <table:table-cell office:value-type="float" office:value="1443146032.01825" calcext:value-type="float">
            <text:p>1443146032.01825</text:p>
          </table:table-cell>
          <table:table-cell table:formula="of:=[.G198]-[.$B$2]" office:value-type="float" office:value="32.018075466156" calcext:value-type="float">
            <text:p>32.0180754662</text:p>
          </table:table-cell>
          <table:table-cell table:formula="of:=[.C198]/([.H198]-[.H197])" office:value-type="float" office:value="85527.3336952161" calcext:value-type="float">
            <text:p>85527.3336952161</text:p>
          </table:table-cell>
          <table:table-cell table:formula="of:=[.G198]-[.$B198]" office:value-type="float" office:value="10.0022878646851" calcext:value-type="float">
            <text:p>10.0022878647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43146022.0583" calcext:value-type="float">
            <text:p>1443146022.0583</text:p>
          </table:table-cell>
          <table:table-cell office:value-type="float" office:value="4320" calcext:value-type="float">
            <text:p>4320</text:p>
          </table:table-cell>
          <table:table-cell table:formula="of:=[.B199]-[.$B$2]" office:value-type="float" office:value="22.0581307411194" calcext:value-type="float">
            <text:p>22.0581307411</text:p>
          </table:table-cell>
          <table:table-cell table:formula="of:=[.C199]/([.D199]-[.D198])" office:value-type="float" office:value="102023.610810811" calcext:value-type="float">
            <text:p>102023.610810811</text:p>
          </table:table-cell>
          <table:table-cell/>
          <table:table-cell office:value-type="float" office:value="1443146032.03404" calcext:value-type="float">
            <text:p>1443146032.03404</text:p>
          </table:table-cell>
          <table:table-cell table:formula="of:=[.G199]-[.$B$2]" office:value-type="float" office:value="32.0338654518127" calcext:value-type="float">
            <text:p>32.0338654518</text:p>
          </table:table-cell>
          <table:table-cell table:formula="of:=[.C199]/([.H199]-[.H198])" office:value-type="float" office:value="273591.128827686" calcext:value-type="float">
            <text:p>273591.128827686</text:p>
          </table:table-cell>
          <table:table-cell table:formula="of:=[.G199]-[.$B199]" office:value-type="float" office:value="9.97573471069336" calcext:value-type="float">
            <text:p>9.9757347107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43146022.10063" calcext:value-type="float">
            <text:p>1443146022.10063</text:p>
          </table:table-cell>
          <table:table-cell office:value-type="float" office:value="4320" calcext:value-type="float">
            <text:p>4320</text:p>
          </table:table-cell>
          <table:table-cell table:formula="of:=[.B200]-[.$B$2]" office:value-type="float" office:value="22.1004590988159" calcext:value-type="float">
            <text:p>22.1004590988</text:p>
          </table:table-cell>
          <table:table-cell table:formula="of:=[.C200]/([.D200]-[.D199])" office:value-type="float" office:value="102059.23959941" calcext:value-type="float">
            <text:p>102059.23959941</text:p>
          </table:table-cell>
          <table:table-cell/>
          <table:table-cell office:value-type="float" office:value="1443146032.04981" calcext:value-type="float">
            <text:p>1443146032.04981</text:p>
          </table:table-cell>
          <table:table-cell table:formula="of:=[.G200]-[.$B$2]" office:value-type="float" office:value="32.0496315956116" calcext:value-type="float">
            <text:p>32.0496315956</text:p>
          </table:table-cell>
          <table:table-cell table:formula="of:=[.C200]/([.H200]-[.H199])" office:value-type="float" office:value="274004.858456327" calcext:value-type="float">
            <text:p>274004.858456327</text:p>
          </table:table-cell>
          <table:table-cell table:formula="of:=[.G200]-[.$B200]" office:value-type="float" office:value="9.94917249679565" calcext:value-type="float">
            <text:p>9.9491724968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43146022.14295" calcext:value-type="float">
            <text:p>1443146022.14295</text:p>
          </table:table-cell>
          <table:table-cell office:value-type="float" office:value="4320" calcext:value-type="float">
            <text:p>4320</text:p>
          </table:table-cell>
          <table:table-cell table:formula="of:=[.B201]-[.$B$2]" office:value-type="float" office:value="22.1427776813507" calcext:value-type="float">
            <text:p>22.1427776814</text:p>
          </table:table-cell>
          <table:table-cell table:formula="of:=[.C201]/([.D201]-[.D200])" office:value-type="float" office:value="102082.814244748" calcext:value-type="float">
            <text:p>102082.814244748</text:p>
          </table:table-cell>
          <table:table-cell/>
          <table:table-cell office:value-type="float" office:value="1443146032.07868" calcext:value-type="float">
            <text:p>1443146032.07868</text:p>
          </table:table-cell>
          <table:table-cell table:formula="of:=[.G201]-[.$B$2]" office:value-type="float" office:value="32.0785086154938" calcext:value-type="float">
            <text:p>32.0785086155</text:p>
          </table:table-cell>
          <table:table-cell table:formula="of:=[.C201]/([.H201]-[.H200])" office:value-type="float" office:value="149599.924702152" calcext:value-type="float">
            <text:p>149599.924702152</text:p>
          </table:table-cell>
          <table:table-cell table:formula="of:=[.G201]-[.$B201]" office:value-type="float" office:value="9.93573093414307" calcext:value-type="float">
            <text:p>9.935730934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43146022.18529" calcext:value-type="float">
            <text:p>1443146022.18529</text:p>
          </table:table-cell>
          <table:table-cell office:value-type="float" office:value="4320" calcext:value-type="float">
            <text:p>4320</text:p>
          </table:table-cell>
          <table:table-cell table:formula="of:=[.B202]-[.$B$2]" office:value-type="float" office:value="22.1851179599762" calcext:value-type="float">
            <text:p>22.18511796</text:p>
          </table:table-cell>
          <table:table-cell table:formula="of:=[.C202]/([.D202]-[.D201])" office:value-type="float" office:value="102030.504763835" calcext:value-type="float">
            <text:p>102030.504763835</text:p>
          </table:table-cell>
          <table:table-cell/>
          <table:table-cell office:value-type="float" office:value="1443146032.12528" calcext:value-type="float">
            <text:p>1443146032.12528</text:p>
          </table:table-cell>
          <table:table-cell table:formula="of:=[.G202]-[.$B$2]" office:value-type="float" office:value="32.1251051425934" calcext:value-type="float">
            <text:p>32.1251051426</text:p>
          </table:table-cell>
          <table:table-cell table:formula="of:=[.C202]/([.H202]-[.H201])" office:value-type="float" office:value="92710.7720016373" calcext:value-type="float">
            <text:p>92710.7720016373</text:p>
          </table:table-cell>
          <table:table-cell table:formula="of:=[.G202]-[.$B202]" office:value-type="float" office:value="9.93998718261719" calcext:value-type="float">
            <text:p>9.9399871826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43146022.22762" calcext:value-type="float">
            <text:p>1443146022.22762</text:p>
          </table:table-cell>
          <table:table-cell office:value-type="float" office:value="4320" calcext:value-type="float">
            <text:p>4320</text:p>
          </table:table-cell>
          <table:table-cell table:formula="of:=[.B203]-[.$B$2]" office:value-type="float" office:value="22.2274446487427" calcext:value-type="float">
            <text:p>22.2274446487</text:p>
          </table:table-cell>
          <table:table-cell table:formula="of:=[.C203]/([.D203]-[.D202])" office:value-type="float" office:value="102063.263768018" calcext:value-type="float">
            <text:p>102063.263768018</text:p>
          </table:table-cell>
          <table:table-cell/>
          <table:table-cell office:value-type="float" office:value="1443146032.17202" calcext:value-type="float">
            <text:p>1443146032.17202</text:p>
          </table:table-cell>
          <table:table-cell table:formula="of:=[.G203]-[.$B$2]" office:value-type="float" office:value="32.1718475818634" calcext:value-type="float">
            <text:p>32.1718475819</text:p>
          </table:table-cell>
          <table:table-cell table:formula="of:=[.C203]/([.H203]-[.H202])" office:value-type="float" office:value="92421.3641278844" calcext:value-type="float">
            <text:p>92421.3641278844</text:p>
          </table:table-cell>
          <table:table-cell table:formula="of:=[.G203]-[.$B203]" office:value-type="float" office:value="9.94440293312073" calcext:value-type="float">
            <text:p>9.9444029331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43146022.26994" calcext:value-type="float">
            <text:p>1443146022.26994</text:p>
          </table:table-cell>
          <table:table-cell office:value-type="float" office:value="4320" calcext:value-type="float">
            <text:p>4320</text:p>
          </table:table-cell>
          <table:table-cell table:formula="of:=[.B204]-[.$B$2]" office:value-type="float" office:value="22.269766330719" calcext:value-type="float">
            <text:p>22.2697663307</text:p>
          </table:table-cell>
          <table:table-cell table:formula="of:=[.C204]/([.D204]-[.D203])" office:value-type="float" office:value="102075.338178131" calcext:value-type="float">
            <text:p>102075.338178131</text:p>
          </table:table-cell>
          <table:table-cell/>
          <table:table-cell office:value-type="float" office:value="1443146032.21867" calcext:value-type="float">
            <text:p>1443146032.21867</text:p>
          </table:table-cell>
          <table:table-cell table:formula="of:=[.G204]-[.$B$2]" office:value-type="float" office:value="32.2184958457947" calcext:value-type="float">
            <text:p>32.2184958458</text:p>
          </table:table-cell>
          <table:table-cell table:formula="of:=[.C204]/([.H204]-[.H203])" office:value-type="float" office:value="92607.9479906162" calcext:value-type="float">
            <text:p>92607.9479906162</text:p>
          </table:table-cell>
          <table:table-cell table:formula="of:=[.G204]-[.$B204]" office:value-type="float" office:value="9.94872951507568" calcext:value-type="float">
            <text:p>9.9487295151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43146022.31228" calcext:value-type="float">
            <text:p>1443146022.31228</text:p>
          </table:table-cell>
          <table:table-cell office:value-type="float" office:value="4320" calcext:value-type="float">
            <text:p>4320</text:p>
          </table:table-cell>
          <table:table-cell table:formula="of:=[.B205]-[.$B$2]" office:value-type="float" office:value="22.3121025562286" calcext:value-type="float">
            <text:p>22.3121025562</text:p>
          </table:table-cell>
          <table:table-cell table:formula="of:=[.C205]/([.D205]-[.D204])" office:value-type="float" office:value="102040.272792292" calcext:value-type="float">
            <text:p>102040.272792292</text:p>
          </table:table-cell>
          <table:table-cell/>
          <table:table-cell office:value-type="float" office:value="1443146032.26533" calcext:value-type="float">
            <text:p>1443146032.26533</text:p>
          </table:table-cell>
          <table:table-cell table:formula="of:=[.G205]-[.$B$2]" office:value-type="float" office:value="32.2651538848877" calcext:value-type="float">
            <text:p>32.2651538849</text:p>
          </table:table-cell>
          <table:table-cell table:formula="of:=[.C205]/([.H205]-[.H204])" office:value-type="float" office:value="92588.5460249977" calcext:value-type="float">
            <text:p>92588.5460249977</text:p>
          </table:table-cell>
          <table:table-cell table:formula="of:=[.G205]-[.$B205]" office:value-type="float" office:value="9.95305132865906" calcext:value-type="float">
            <text:p>9.9530513287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43146022.35461" calcext:value-type="float">
            <text:p>1443146022.35461</text:p>
          </table:table-cell>
          <table:table-cell office:value-type="float" office:value="4320" calcext:value-type="float">
            <text:p>4320</text:p>
          </table:table-cell>
          <table:table-cell table:formula="of:=[.B206]-[.$B$2]" office:value-type="float" office:value="22.3544390201569" calcext:value-type="float">
            <text:p>22.3544390202</text:p>
          </table:table-cell>
          <table:table-cell table:formula="of:=[.C206]/([.D206]-[.D205])" office:value-type="float" office:value="102039.698150609" calcext:value-type="float">
            <text:p>102039.698150609</text:p>
          </table:table-cell>
          <table:table-cell/>
          <table:table-cell office:value-type="float" office:value="1443146032.31198" calcext:value-type="float">
            <text:p>1443146032.31198</text:p>
          </table:table-cell>
          <table:table-cell table:formula="of:=[.G206]-[.$B$2]" office:value-type="float" office:value="32.3118023872375" calcext:value-type="float">
            <text:p>32.3118023872</text:p>
          </table:table-cell>
          <table:table-cell table:formula="of:=[.C206]/([.H206]-[.H205])" office:value-type="float" office:value="92607.4746751986" calcext:value-type="float">
            <text:p>92607.4746751986</text:p>
          </table:table-cell>
          <table:table-cell table:formula="of:=[.G206]-[.$B206]" office:value-type="float" office:value="9.95736336708069" calcext:value-type="float">
            <text:p>9.9573633671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43146022.39694" calcext:value-type="float">
            <text:p>1443146022.39694</text:p>
          </table:table-cell>
          <table:table-cell office:value-type="float" office:value="4320" calcext:value-type="float">
            <text:p>4320</text:p>
          </table:table-cell>
          <table:table-cell table:formula="of:=[.B207]-[.$B$2]" office:value-type="float" office:value="22.3967628479004" calcext:value-type="float">
            <text:p>22.3967628479</text:p>
          </table:table-cell>
          <table:table-cell table:formula="of:=[.C207]/([.D207]-[.D206])" office:value-type="float" office:value="102070.163081135" calcext:value-type="float">
            <text:p>102070.163081135</text:p>
          </table:table-cell>
          <table:table-cell/>
          <table:table-cell office:value-type="float" office:value="1443146032.35868" calcext:value-type="float">
            <text:p>1443146032.35868</text:p>
          </table:table-cell>
          <table:table-cell table:formula="of:=[.G207]-[.$B$2]" office:value-type="float" office:value="32.3585031032562" calcext:value-type="float">
            <text:p>32.3585031033</text:p>
          </table:table-cell>
          <table:table-cell table:formula="of:=[.C207]/([.H207]-[.H206])" office:value-type="float" office:value="92503.9350204465" calcext:value-type="float">
            <text:p>92503.9350204465</text:p>
          </table:table-cell>
          <table:table-cell table:formula="of:=[.G207]-[.$B207]" office:value-type="float" office:value="9.96174025535584" calcext:value-type="float">
            <text:p>9.9617402554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43146022.43926" calcext:value-type="float">
            <text:p>1443146022.43926</text:p>
          </table:table-cell>
          <table:table-cell office:value-type="float" office:value="4320" calcext:value-type="float">
            <text:p>4320</text:p>
          </table:table-cell>
          <table:table-cell table:formula="of:=[.B208]-[.$B$2]" office:value-type="float" office:value="22.4390826225281" calcext:value-type="float">
            <text:p>22.4390826225</text:p>
          </table:table-cell>
          <table:table-cell table:formula="of:=[.C208]/([.D208]-[.D207])" office:value-type="float" office:value="102079.938704916" calcext:value-type="float">
            <text:p>102079.938704916</text:p>
          </table:table-cell>
          <table:table-cell/>
          <table:table-cell office:value-type="float" office:value="1443146032.40535" calcext:value-type="float">
            <text:p>1443146032.40535</text:p>
          </table:table-cell>
          <table:table-cell table:formula="of:=[.G208]-[.$B$2]" office:value-type="float" office:value="32.4051728248596" calcext:value-type="float">
            <text:p>32.4051728249</text:p>
          </table:table-cell>
          <table:table-cell table:formula="of:=[.C208]/([.H208]-[.H207])" office:value-type="float" office:value="92565.368971172" calcext:value-type="float">
            <text:p>92565.368971172</text:p>
          </table:table-cell>
          <table:table-cell table:formula="of:=[.G208]-[.$B208]" office:value-type="float" office:value="9.96609020233154" calcext:value-type="float">
            <text:p>9.9660902023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43146022.48158" calcext:value-type="float">
            <text:p>1443146022.48158</text:p>
          </table:table-cell>
          <table:table-cell office:value-type="float" office:value="4320" calcext:value-type="float">
            <text:p>4320</text:p>
          </table:table-cell>
          <table:table-cell table:formula="of:=[.B209]-[.$B$2]" office:value-type="float" office:value="22.481410741806" calcext:value-type="float">
            <text:p>22.4814107418</text:p>
          </table:table-cell>
          <table:table-cell table:formula="of:=[.C209]/([.D209]-[.D208])" office:value-type="float" office:value="102059.814461211" calcext:value-type="float">
            <text:p>102059.814461211</text:p>
          </table:table-cell>
          <table:table-cell/>
          <table:table-cell office:value-type="float" office:value="1443146032.45203" calcext:value-type="float">
            <text:p>1443146032.45203</text:p>
          </table:table-cell>
          <table:table-cell table:formula="of:=[.G209]-[.$B$2]" office:value-type="float" office:value="32.4518523216248" calcext:value-type="float">
            <text:p>32.4518523216</text:p>
          </table:table-cell>
          <table:table-cell table:formula="of:=[.C209]/([.H209]-[.H208])" office:value-type="float" office:value="92545.9848407461" calcext:value-type="float">
            <text:p>92545.9848407461</text:p>
          </table:table-cell>
          <table:table-cell table:formula="of:=[.G209]-[.$B209]" office:value-type="float" office:value="9.97044157981873" calcext:value-type="float">
            <text:p>9.9704415798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443146022.52391" calcext:value-type="float">
            <text:p>1443146022.52391</text:p>
          </table:table-cell>
          <table:table-cell office:value-type="float" office:value="4320" calcext:value-type="float">
            <text:p>4320</text:p>
          </table:table-cell>
          <table:table-cell table:formula="of:=[.B210]-[.$B$2]" office:value-type="float" office:value="22.5237326622009" calcext:value-type="float">
            <text:p>22.5237326622</text:p>
          </table:table-cell>
          <table:table-cell table:formula="of:=[.C210]/([.D210]-[.D209])" office:value-type="float" office:value="102074.763141439" calcext:value-type="float">
            <text:p>102074.763141439</text:p>
          </table:table-cell>
          <table:table-cell/>
          <table:table-cell office:value-type="float" office:value="1443146032.49877" calcext:value-type="float">
            <text:p>1443146032.49877</text:p>
          </table:table-cell>
          <table:table-cell table:formula="of:=[.G210]-[.$B$2]" office:value-type="float" office:value="32.4985930919647" calcext:value-type="float">
            <text:p>32.498593092</text:p>
          </table:table-cell>
          <table:table-cell table:formula="of:=[.C210]/([.H210]-[.H209])" office:value-type="float" office:value="92424.6641332347" calcext:value-type="float">
            <text:p>92424.6641332347</text:p>
          </table:table-cell>
          <table:table-cell table:formula="of:=[.G210]-[.$B210]" office:value-type="float" office:value="9.97486042976379" calcext:value-type="float">
            <text:p>9.9748604298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443146022.56623" calcext:value-type="float">
            <text:p>1443146022.56623</text:p>
          </table:table-cell>
          <table:table-cell office:value-type="float" office:value="4320" calcext:value-type="float">
            <text:p>4320</text:p>
          </table:table-cell>
          <table:table-cell table:formula="of:=[.B211]-[.$B$2]" office:value-type="float" office:value="22.5660576820374" calcext:value-type="float">
            <text:p>22.566057682</text:p>
          </table:table-cell>
          <table:table-cell table:formula="of:=[.C211]/([.D211]-[.D210])" office:value-type="float" office:value="102067.288253983" calcext:value-type="float">
            <text:p>102067.288253983</text:p>
          </table:table-cell>
          <table:table-cell/>
          <table:table-cell office:value-type="float" office:value="1443146032.54543" calcext:value-type="float">
            <text:p>1443146032.54543</text:p>
          </table:table-cell>
          <table:table-cell table:formula="of:=[.G211]-[.$B$2]" office:value-type="float" office:value="32.5452520847321" calcext:value-type="float">
            <text:p>32.5452520847</text:p>
          </table:table-cell>
          <table:table-cell table:formula="of:=[.C211]/([.H211]-[.H210])" office:value-type="float" office:value="92586.6535855536" calcext:value-type="float">
            <text:p>92586.6535855536</text:p>
          </table:table-cell>
          <table:table-cell table:formula="of:=[.G211]-[.$B211]" office:value-type="float" office:value="9.9791944026947" calcext:value-type="float">
            <text:p>9.9791944027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43146022.60862" calcext:value-type="float">
            <text:p>1443146022.60862</text:p>
          </table:table-cell>
          <table:table-cell office:value-type="float" office:value="4320" calcext:value-type="float">
            <text:p>4320</text:p>
          </table:table-cell>
          <table:table-cell table:formula="of:=[.B212]-[.$B$2]" office:value-type="float" office:value="22.6084451675415" calcext:value-type="float">
            <text:p>22.6084451675</text:p>
          </table:table-cell>
          <table:table-cell table:formula="of:=[.C212]/([.D212]-[.D211])" office:value-type="float" office:value="101916.873544599" calcext:value-type="float">
            <text:p>101916.873544599</text:p>
          </table:table-cell>
          <table:table-cell/>
          <table:table-cell office:value-type="float" office:value="1443146032.5921" calcext:value-type="float">
            <text:p>1443146032.5921</text:p>
          </table:table-cell>
          <table:table-cell table:formula="of:=[.G212]-[.$B$2]" office:value-type="float" office:value="32.59192943573" calcext:value-type="float">
            <text:p>32.5919294357</text:p>
          </table:table-cell>
          <table:table-cell table:formula="of:=[.C212]/([.H212]-[.H211])" office:value-type="float" office:value="92550.2391982797" calcext:value-type="float">
            <text:p>92550.2391982797</text:p>
          </table:table-cell>
          <table:table-cell table:formula="of:=[.G212]-[.$B212]" office:value-type="float" office:value="9.98348426818848" calcext:value-type="float">
            <text:p>9.9834842682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443146022.65095" calcext:value-type="float">
            <text:p>1443146022.65095</text:p>
          </table:table-cell>
          <table:table-cell office:value-type="float" office:value="4320" calcext:value-type="float">
            <text:p>4320</text:p>
          </table:table-cell>
          <table:table-cell table:formula="of:=[.B213]-[.$B$2]" office:value-type="float" office:value="22.6507744789124" calcext:value-type="float">
            <text:p>22.6507744789</text:p>
          </table:table-cell>
          <table:table-cell table:formula="of:=[.C213]/([.D213]-[.D212])" office:value-type="float" office:value="102056.940216963" calcext:value-type="float">
            <text:p>102056.940216963</text:p>
          </table:table-cell>
          <table:table-cell/>
          <table:table-cell office:value-type="float" office:value="1443146032.63886" calcext:value-type="float">
            <text:p>1443146032.63886</text:p>
          </table:table-cell>
          <table:table-cell table:formula="of:=[.G213]-[.$B$2]" office:value-type="float" office:value="32.6386840343475" calcext:value-type="float">
            <text:p>32.6386840343</text:p>
          </table:table-cell>
          <table:table-cell table:formula="of:=[.C213]/([.H213]-[.H212])" office:value-type="float" office:value="92397.3283427587" calcext:value-type="float">
            <text:p>92397.3283427587</text:p>
          </table:table-cell>
          <table:table-cell table:formula="of:=[.G213]-[.$B213]" office:value-type="float" office:value="9.98790955543518" calcext:value-type="float">
            <text:p>9.9879095554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443146022.69327" calcext:value-type="float">
            <text:p>1443146022.69327</text:p>
          </table:table-cell>
          <table:table-cell office:value-type="float" office:value="4320" calcext:value-type="float">
            <text:p>4320</text:p>
          </table:table-cell>
          <table:table-cell table:formula="of:=[.B214]-[.$B$2]" office:value-type="float" office:value="22.6930992603302" calcext:value-type="float">
            <text:p>22.6930992603</text:p>
          </table:table-cell>
          <table:table-cell table:formula="of:=[.C214]/([.D214]-[.D213])" office:value-type="float" office:value="102067.863206458" calcext:value-type="float">
            <text:p>102067.863206458</text:p>
          </table:table-cell>
          <table:table-cell/>
          <table:table-cell office:value-type="float" office:value="1443146032.68548" calcext:value-type="float">
            <text:p>1443146032.68548</text:p>
          </table:table-cell>
          <table:table-cell table:formula="of:=[.G214]-[.$B$2]" office:value-type="float" office:value="32.6853079795837" calcext:value-type="float">
            <text:p>32.6853079796</text:p>
          </table:table-cell>
          <table:table-cell table:formula="of:=[.C214]/([.H214]-[.H213])" office:value-type="float" office:value="92656.2515916238" calcext:value-type="float">
            <text:p>92656.2515916238</text:p>
          </table:table-cell>
          <table:table-cell table:formula="of:=[.G214]-[.$B214]" office:value-type="float" office:value="9.99220871925354" calcext:value-type="float">
            <text:p>9.9922087193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43146022.7356" calcext:value-type="float">
            <text:p>1443146022.7356</text:p>
          </table:table-cell>
          <table:table-cell office:value-type="float" office:value="4320" calcext:value-type="float">
            <text:p>4320</text:p>
          </table:table-cell>
          <table:table-cell table:formula="of:=[.B215]-[.$B$2]" office:value-type="float" office:value="22.7354283332825" calcext:value-type="float">
            <text:p>22.7354283333</text:p>
          </table:table-cell>
          <table:table-cell table:formula="of:=[.C215]/([.D215]-[.D214])" office:value-type="float" office:value="102057.515052861" calcext:value-type="float">
            <text:p>102057.515052861</text:p>
          </table:table-cell>
          <table:table-cell/>
          <table:table-cell office:value-type="float" office:value="1443146032.73218" calcext:value-type="float">
            <text:p>1443146032.73218</text:p>
          </table:table-cell>
          <table:table-cell table:formula="of:=[.G215]-[.$B$2]" office:value-type="float" office:value="32.7320039272308" calcext:value-type="float">
            <text:p>32.7320039272</text:p>
          </table:table-cell>
          <table:table-cell table:formula="of:=[.C215]/([.H215]-[.H214])" office:value-type="float" office:value="92513.3810892641" calcext:value-type="float">
            <text:p>92513.3810892641</text:p>
          </table:table-cell>
          <table:table-cell table:formula="of:=[.G215]-[.$B215]" office:value-type="float" office:value="9.99657559394836" calcext:value-type="float">
            <text:p>9.9965755939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43146022.77794" calcext:value-type="float">
            <text:p>1443146022.77794</text:p>
          </table:table-cell>
          <table:table-cell office:value-type="float" office:value="4320" calcext:value-type="float">
            <text:p>4320</text:p>
          </table:table-cell>
          <table:table-cell table:formula="of:=[.B216]-[.$B$2]" office:value-type="float" office:value="22.7777631282806" calcext:value-type="float">
            <text:p>22.7777631283</text:p>
          </table:table-cell>
          <table:table-cell table:formula="of:=[.C216]/([.D216]-[.D215])" office:value-type="float" office:value="102043.720778307" calcext:value-type="float">
            <text:p>102043.720778307</text:p>
          </table:table-cell>
          <table:table-cell/>
          <table:table-cell office:value-type="float" office:value="1443146032.77884" calcext:value-type="float">
            <text:p>1443146032.77884</text:p>
          </table:table-cell>
          <table:table-cell table:formula="of:=[.G216]-[.$B$2]" office:value-type="float" office:value="32.7786641120911" calcext:value-type="float">
            <text:p>32.7786641121</text:p>
          </table:table-cell>
          <table:table-cell table:formula="of:=[.C216]/([.H216]-[.H215])" office:value-type="float" office:value="92584.2881450331" calcext:value-type="float">
            <text:p>92584.2881450331</text:p>
          </table:table-cell>
          <table:table-cell table:formula="of:=[.G216]-[.$B216]" office:value-type="float" office:value="10.0009009838104" calcext:value-type="float">
            <text:p>10.0009009838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443146022.82027" calcext:value-type="float">
            <text:p>1443146022.82027</text:p>
          </table:table-cell>
          <table:table-cell office:value-type="float" office:value="4320" calcext:value-type="float">
            <text:p>4320</text:p>
          </table:table-cell>
          <table:table-cell table:formula="of:=[.B217]-[.$B$2]" office:value-type="float" office:value="22.8200929164886" calcext:value-type="float">
            <text:p>22.8200929165</text:p>
          </table:table-cell>
          <table:table-cell table:formula="of:=[.C217]/([.D217]-[.D216])" office:value-type="float" office:value="102055.790564592" calcext:value-type="float">
            <text:p>102055.790564592</text:p>
          </table:table-cell>
          <table:table-cell/>
          <table:table-cell office:value-type="float" office:value="1443146032.82553" calcext:value-type="float">
            <text:p>1443146032.82553</text:p>
          </table:table-cell>
          <table:table-cell table:formula="of:=[.G217]-[.$B$2]" office:value-type="float" office:value="32.8253588676453" calcext:value-type="float">
            <text:p>32.8253588676</text:p>
          </table:table-cell>
          <table:table-cell table:formula="of:=[.C217]/([.H217]-[.H216])" office:value-type="float" office:value="92515.7429079101" calcext:value-type="float">
            <text:p>92515.7429079101</text:p>
          </table:table-cell>
          <table:table-cell table:formula="of:=[.G217]-[.$B217]" office:value-type="float" office:value="10.0052659511566" calcext:value-type="float">
            <text:p>10.0052659512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43146022.8626" calcext:value-type="float">
            <text:p>1443146022.8626</text:p>
          </table:table-cell>
          <table:table-cell office:value-type="float" office:value="4320" calcext:value-type="float">
            <text:p>4320</text:p>
          </table:table-cell>
          <table:table-cell table:formula="of:=[.B218]-[.$B$2]" office:value-type="float" office:value="22.8624284267426" calcext:value-type="float">
            <text:p>22.8624284267</text:p>
          </table:table-cell>
          <table:table-cell table:formula="of:=[.C218]/([.D218]-[.D217])" office:value-type="float" office:value="102041.996756172" calcext:value-type="float">
            <text:p>102041.996756172</text:p>
          </table:table-cell>
          <table:table-cell/>
          <table:table-cell office:value-type="float" office:value="1443146032.87222" calcext:value-type="float">
            <text:p>1443146032.87222</text:p>
          </table:table-cell>
          <table:table-cell table:formula="of:=[.G218]-[.$B$2]" office:value-type="float" office:value="32.8720474243164" calcext:value-type="float">
            <text:p>32.8720474243</text:p>
          </table:table-cell>
          <table:table-cell table:formula="of:=[.C218]/([.H218]-[.H217])" office:value-type="float" office:value="92528.0263090703" calcext:value-type="float">
            <text:p>92528.0263090703</text:p>
          </table:table-cell>
          <table:table-cell table:formula="of:=[.G218]-[.$B218]" office:value-type="float" office:value="10.0096189975739" calcext:value-type="float">
            <text:p>10.0096189976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443146022.90493" calcext:value-type="float">
            <text:p>1443146022.90493</text:p>
          </table:table-cell>
          <table:table-cell office:value-type="float" office:value="4320" calcext:value-type="float">
            <text:p>4320</text:p>
          </table:table-cell>
          <table:table-cell table:formula="of:=[.B219]-[.$B$2]" office:value-type="float" office:value="22.9047574996948" calcext:value-type="float">
            <text:p>22.9047574997</text:p>
          </table:table-cell>
          <table:table-cell table:formula="of:=[.C219]/([.D219]-[.D218])" office:value-type="float" office:value="102057.515052861" calcext:value-type="float">
            <text:p>102057.515052861</text:p>
          </table:table-cell>
          <table:table-cell/>
          <table:table-cell office:value-type="float" office:value="1443146032.9189" calcext:value-type="float">
            <text:p>1443146032.9189</text:p>
          </table:table-cell>
          <table:table-cell table:formula="of:=[.G219]-[.$B$2]" office:value-type="float" office:value="32.91872382164" calcext:value-type="float">
            <text:p>32.9187238216</text:p>
          </table:table-cell>
          <table:table-cell table:formula="of:=[.C219]/([.H219]-[.H218])" office:value-type="float" office:value="92552.1301494062" calcext:value-type="float">
            <text:p>92552.1301494062</text:p>
          </table:table-cell>
          <table:table-cell table:formula="of:=[.G219]-[.$B219]" office:value-type="float" office:value="10.0139663219452" calcext:value-type="float">
            <text:p>10.0139663219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43146022.94725" calcext:value-type="float">
            <text:p>1443146022.94725</text:p>
          </table:table-cell>
          <table:table-cell office:value-type="float" office:value="4320" calcext:value-type="float">
            <text:p>4320</text:p>
          </table:table-cell>
          <table:table-cell table:formula="of:=[.B220]-[.$B$2]" office:value-type="float" office:value="22.9470808506012" calcext:value-type="float">
            <text:p>22.9470808506</text:p>
          </table:table-cell>
          <table:table-cell table:formula="of:=[.C220]/([.D220]-[.D219])" office:value-type="float" office:value="102071.313057341" calcext:value-type="float">
            <text:p>102071.313057341</text:p>
          </table:table-cell>
          <table:table-cell/>
          <table:table-cell office:value-type="float" office:value="1443146032.9656" calcext:value-type="float">
            <text:p>1443146032.9656</text:p>
          </table:table-cell>
          <table:table-cell table:formula="of:=[.G220]-[.$B$2]" office:value-type="float" office:value="32.9654228687286" calcext:value-type="float">
            <text:p>32.9654228687</text:p>
          </table:table-cell>
          <table:table-cell table:formula="of:=[.C220]/([.H220]-[.H219])" office:value-type="float" office:value="92507.2409251034" calcext:value-type="float">
            <text:p>92507.2409251034</text:p>
          </table:table-cell>
          <table:table-cell table:formula="of:=[.G220]-[.$B220]" office:value-type="float" office:value="10.0183420181274" calcext:value-type="float">
            <text:p>10.0183420181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43146022.98958" calcext:value-type="float">
            <text:p>1443146022.98958</text:p>
          </table:table-cell>
          <table:table-cell office:value-type="float" office:value="4320" calcext:value-type="float">
            <text:p>4320</text:p>
          </table:table-cell>
          <table:table-cell table:formula="of:=[.B221]-[.$B$2]" office:value-type="float" office:value="22.9894013404846" calcext:value-type="float">
            <text:p>22.9894013405</text:p>
          </table:table-cell>
          <table:table-cell table:formula="of:=[.C221]/([.D221]-[.D220])" office:value-type="float" office:value="102078.213458776" calcext:value-type="float">
            <text:p>102078.213458776</text:p>
          </table:table-cell>
          <table:table-cell/>
          <table:table-cell office:value-type="float" office:value="1443146033.01229" calcext:value-type="float">
            <text:p>1443146033.01229</text:p>
          </table:table-cell>
          <table:table-cell table:formula="of:=[.G221]-[.$B$2]" office:value-type="float" office:value="33.0121188163757" calcext:value-type="float">
            <text:p>33.0121188164</text:p>
          </table:table-cell>
          <table:table-cell table:formula="of:=[.C221]/([.H221]-[.H220])" office:value-type="float" office:value="92513.3810892641" calcext:value-type="float">
            <text:p>92513.3810892641</text:p>
          </table:table-cell>
          <table:table-cell table:formula="of:=[.G221]-[.$B221]" office:value-type="float" office:value="10.0227174758911" calcext:value-type="float">
            <text:p>10.0227174759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43146023.03267" calcext:value-type="float">
            <text:p>1443146023.03267</text:p>
          </table:table-cell>
          <table:table-cell office:value-type="float" office:value="4320" calcext:value-type="float">
            <text:p>4320</text:p>
          </table:table-cell>
          <table:table-cell table:formula="of:=[.B222]-[.$B$2]" office:value-type="float" office:value="23.0324931144714" calcext:value-type="float">
            <text:p>23.0324931145</text:p>
          </table:table-cell>
          <table:table-cell table:formula="of:=[.C222]/([.D222]-[.D221])" office:value-type="float" office:value="100251.152373575" calcext:value-type="float">
            <text:p>100251.152373575</text:p>
          </table:table-cell>
          <table:table-cell/>
          <table:table-cell office:value-type="float" office:value="1443146033.02672" calcext:value-type="float">
            <text:p>1443146033.02672</text:p>
          </table:table-cell>
          <table:table-cell table:formula="of:=[.G222]-[.$B$2]" office:value-type="float" office:value="33.0265488624573" calcext:value-type="float">
            <text:p>33.0265488625</text:p>
          </table:table-cell>
          <table:table-cell table:formula="of:=[.C222]/([.H222]-[.H221])" office:value-type="float" office:value="299375.343334875" calcext:value-type="float">
            <text:p>299375.343334875</text:p>
          </table:table-cell>
          <table:table-cell table:formula="of:=[.G222]-[.$B222]" office:value-type="float" office:value="9.99405574798584" calcext:value-type="float">
            <text:p>9.994055748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443146023.07602" calcext:value-type="float">
            <text:p>1443146023.07602</text:p>
          </table:table-cell>
          <table:table-cell office:value-type="float" office:value="4320" calcext:value-type="float">
            <text:p>4320</text:p>
          </table:table-cell>
          <table:table-cell table:formula="of:=[.B223]-[.$B$2]" office:value-type="float" office:value="23.0758459568024" calcext:value-type="float">
            <text:p>23.0758459568</text:p>
          </table:table-cell>
          <table:table-cell table:formula="of:=[.C223]/([.D223]-[.D222])" office:value-type="float" office:value="99647.4456512773" calcext:value-type="float">
            <text:p>99647.4456512773</text:p>
          </table:table-cell>
          <table:table-cell/>
          <table:table-cell office:value-type="float" office:value="1443146033.04115" calcext:value-type="float">
            <text:p>1443146033.04115</text:p>
          </table:table-cell>
          <table:table-cell table:formula="of:=[.G223]-[.$B$2]" office:value-type="float" office:value="33.040976524353" calcext:value-type="float">
            <text:p>33.0409765244</text:p>
          </table:table-cell>
          <table:table-cell table:formula="of:=[.C223]/([.H223]-[.H222])" office:value-type="float" office:value="299424.815414615" calcext:value-type="float">
            <text:p>299424.815414615</text:p>
          </table:table-cell>
          <table:table-cell table:formula="of:=[.G223]-[.$B223]" office:value-type="float" office:value="9.96513056755066" calcext:value-type="float">
            <text:p>9.9651305676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443146023.11936" calcext:value-type="float">
            <text:p>1443146023.11936</text:p>
          </table:table-cell>
          <table:table-cell office:value-type="float" office:value="4320" calcext:value-type="float">
            <text:p>4320</text:p>
          </table:table-cell>
          <table:table-cell table:formula="of:=[.B224]-[.$B$2]" office:value-type="float" office:value="23.1191899776459" calcext:value-type="float">
            <text:p>23.1191899776</text:p>
          </table:table-cell>
          <table:table-cell table:formula="of:=[.C224]/([.D224]-[.D223])" office:value-type="float" office:value="99667.7261576035" calcext:value-type="float">
            <text:p>99667.7261576035</text:p>
          </table:table-cell>
          <table:table-cell/>
          <table:table-cell office:value-type="float" office:value="1443146033.0691" calcext:value-type="float">
            <text:p>1443146033.0691</text:p>
          </table:table-cell>
          <table:table-cell table:formula="of:=[.G224]-[.$B$2]" office:value-type="float" office:value="33.0689241886139" calcext:value-type="float">
            <text:p>33.0689241886</text:p>
          </table:table-cell>
          <table:table-cell table:formula="of:=[.C224]/([.H224]-[.H223])" office:value-type="float" office:value="154574.634920364" calcext:value-type="float">
            <text:p>154574.634920364</text:p>
          </table:table-cell>
          <table:table-cell table:formula="of:=[.G224]-[.$B224]" office:value-type="float" office:value="9.94973421096802" calcext:value-type="float">
            <text:p>9.949734211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443146023.16271" calcext:value-type="float">
            <text:p>1443146023.16271</text:p>
          </table:table-cell>
          <table:table-cell office:value-type="float" office:value="4320" calcext:value-type="float">
            <text:p>4320</text:p>
          </table:table-cell>
          <table:table-cell table:formula="of:=[.B225]-[.$B$2]" office:value-type="float" office:value="23.1625323295593" calcext:value-type="float">
            <text:p>23.1625323296</text:p>
          </table:table-cell>
          <table:table-cell table:formula="of:=[.C225]/([.D225]-[.D224])" office:value-type="float" office:value="99671.5639388088" calcext:value-type="float">
            <text:p>99671.5639388088</text:p>
          </table:table-cell>
          <table:table-cell/>
          <table:table-cell office:value-type="float" office:value="1443146033.11296" calcext:value-type="float">
            <text:p>1443146033.11296</text:p>
          </table:table-cell>
          <table:table-cell table:formula="of:=[.G225]-[.$B$2]" office:value-type="float" office:value="33.1127903461456" calcext:value-type="float">
            <text:p>33.1127903461</text:p>
          </table:table-cell>
          <table:table-cell table:formula="of:=[.C225]/([.H225]-[.H224])" office:value-type="float" office:value="98481.3861773594" calcext:value-type="float">
            <text:p>98481.3861773594</text:p>
          </table:table-cell>
          <table:table-cell table:formula="of:=[.G225]-[.$B225]" office:value-type="float" office:value="9.9502580165863" calcext:value-type="float">
            <text:p>9.9502580166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43146023.20604" calcext:value-type="float">
            <text:p>1443146023.20604</text:p>
          </table:table-cell>
          <table:table-cell office:value-type="float" office:value="4320" calcext:value-type="float">
            <text:p>4320</text:p>
          </table:table-cell>
          <table:table-cell table:formula="of:=[.B226]-[.$B$2]" office:value-type="float" office:value="23.2058634757996" calcext:value-type="float">
            <text:p>23.2058634758</text:p>
          </table:table-cell>
          <table:table-cell table:formula="of:=[.C226]/([.D226]-[.D225])" office:value-type="float" office:value="99697.3395545383" calcext:value-type="float">
            <text:p>99697.3395545383</text:p>
          </table:table-cell>
          <table:table-cell/>
          <table:table-cell office:value-type="float" office:value="1443146033.15681" calcext:value-type="float">
            <text:p>1443146033.15681</text:p>
          </table:table-cell>
          <table:table-cell table:formula="of:=[.G226]-[.$B$2]" office:value-type="float" office:value="33.1566314697266" calcext:value-type="float">
            <text:p>33.1566314697</text:p>
          </table:table-cell>
          <table:table-cell table:formula="of:=[.C226]/([.H226]-[.H225])" office:value-type="float" office:value="98537.6205521989" calcext:value-type="float">
            <text:p>98537.6205521989</text:p>
          </table:table-cell>
          <table:table-cell table:formula="of:=[.G226]-[.$B226]" office:value-type="float" office:value="9.950767993927" calcext:value-type="float">
            <text:p>9.9507679939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43146023.24938" calcext:value-type="float">
            <text:p>1443146023.24938</text:p>
          </table:table-cell>
          <table:table-cell office:value-type="float" office:value="4320" calcext:value-type="float">
            <text:p>4320</text:p>
          </table:table-cell>
          <table:table-cell table:formula="of:=[.B227]-[.$B$2]" office:value-type="float" office:value="23.2492074966431" calcext:value-type="float">
            <text:p>23.2492074966</text:p>
          </table:table-cell>
          <table:table-cell table:formula="of:=[.C227]/([.D227]-[.D226])" office:value-type="float" office:value="99667.7261576035" calcext:value-type="float">
            <text:p>99667.7261576035</text:p>
          </table:table-cell>
          <table:table-cell/>
          <table:table-cell office:value-type="float" office:value="1443146033.20069" calcext:value-type="float">
            <text:p>1443146033.20069</text:p>
          </table:table-cell>
          <table:table-cell table:formula="of:=[.G227]-[.$B$2]" office:value-type="float" office:value="33.2005128860474" calcext:value-type="float">
            <text:p>33.200512886</text:p>
          </table:table-cell>
          <table:table-cell table:formula="of:=[.C227]/([.H227]-[.H226])" office:value-type="float" office:value="98447.1414600222" calcext:value-type="float">
            <text:p>98447.1414600222</text:p>
          </table:table-cell>
          <table:table-cell table:formula="of:=[.G227]-[.$B227]" office:value-type="float" office:value="9.9513053894043" calcext:value-type="float">
            <text:p>9.9513053894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43146023.29274" calcext:value-type="float">
            <text:p>1443146023.29274</text:p>
          </table:table-cell>
          <table:table-cell office:value-type="float" office:value="4320" calcext:value-type="float">
            <text:p>4320</text:p>
          </table:table-cell>
          <table:table-cell table:formula="of:=[.B228]-[.$B$2]" office:value-type="float" office:value="23.2925691604614" calcext:value-type="float">
            <text:p>23.2925691605</text:p>
          </table:table-cell>
          <table:table-cell table:formula="of:=[.C228]/([.D228]-[.D227])" office:value-type="float" office:value="99627.1733966746" calcext:value-type="float">
            <text:p>99627.1733966746</text:p>
          </table:table-cell>
          <table:table-cell/>
          <table:table-cell office:value-type="float" office:value="1443146033.2446" calcext:value-type="float">
            <text:p>1443146033.2446</text:p>
          </table:table-cell>
          <table:table-cell table:formula="of:=[.G228]-[.$B$2]" office:value-type="float" office:value="33.244430065155" calcext:value-type="float">
            <text:p>33.2444300652</text:p>
          </table:table-cell>
          <table:table-cell table:formula="of:=[.C228]/([.H228]-[.H227])" office:value-type="float" office:value="98366.9736484946" calcext:value-type="float">
            <text:p>98366.9736484946</text:p>
          </table:table-cell>
          <table:table-cell table:formula="of:=[.G228]-[.$B228]" office:value-type="float" office:value="9.9518609046936" calcext:value-type="float">
            <text:p>9.9518609047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43146023.3361" calcext:value-type="float">
            <text:p>1443146023.3361</text:p>
          </table:table-cell>
          <table:table-cell office:value-type="float" office:value="4320" calcext:value-type="float">
            <text:p>4320</text:p>
          </table:table-cell>
          <table:table-cell table:formula="of:=[.B229]-[.$B$2]" office:value-type="float" office:value="23.3359224796295" calcext:value-type="float">
            <text:p>23.3359224796</text:p>
          </table:table-cell>
          <table:table-cell table:formula="of:=[.C229]/([.D229]-[.D228])" office:value-type="float" office:value="99646.349642812" calcext:value-type="float">
            <text:p>99646.349642812</text:p>
          </table:table-cell>
          <table:table-cell/>
          <table:table-cell office:value-type="float" office:value="1443146033.28847" calcext:value-type="float">
            <text:p>1443146033.28847</text:p>
          </table:table-cell>
          <table:table-cell table:formula="of:=[.G229]-[.$B$2]" office:value-type="float" office:value="33.2882957458496" calcext:value-type="float">
            <text:p>33.2882957458</text:p>
          </table:table-cell>
          <table:table-cell table:formula="of:=[.C229]/([.H229]-[.H228])" office:value-type="float" office:value="98482.4567086626" calcext:value-type="float">
            <text:p>98482.4567086626</text:p>
          </table:table-cell>
          <table:table-cell table:formula="of:=[.G229]-[.$B229]" office:value-type="float" office:value="9.95237326622009" calcext:value-type="float">
            <text:p>9.9523732662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443146023.37945" calcext:value-type="float">
            <text:p>1443146023.37945</text:p>
          </table:table-cell>
          <table:table-cell office:value-type="float" office:value="4320" calcext:value-type="float">
            <text:p>4320</text:p>
          </table:table-cell>
          <table:table-cell table:formula="of:=[.B230]-[.$B$2]" office:value-type="float" office:value="23.3792731761932" calcext:value-type="float">
            <text:p>23.3792731762</text:p>
          </table:table-cell>
          <table:table-cell table:formula="of:=[.C230]/([.D230]-[.D229])" office:value-type="float" office:value="99652.3779877465" calcext:value-type="float">
            <text:p>99652.3779877465</text:p>
          </table:table-cell>
          <table:table-cell/>
          <table:table-cell office:value-type="float" office:value="1443146033.33247" calcext:value-type="float">
            <text:p>1443146033.33247</text:p>
          </table:table-cell>
          <table:table-cell table:formula="of:=[.G230]-[.$B$2]" office:value-type="float" office:value="33.3323004245758" calcext:value-type="float">
            <text:p>33.3323004246</text:p>
          </table:table-cell>
          <table:table-cell table:formula="of:=[.C230]/([.H230]-[.H229])" office:value-type="float" office:value="98171.3791590137" calcext:value-type="float">
            <text:p>98171.3791590137</text:p>
          </table:table-cell>
          <table:table-cell table:formula="of:=[.G230]-[.$B230]" office:value-type="float" office:value="9.95302724838257" calcext:value-type="float">
            <text:p>9.9530272484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43146023.42276" calcext:value-type="float">
            <text:p>1443146023.42276</text:p>
          </table:table-cell>
          <table:table-cell office:value-type="float" office:value="4320" calcext:value-type="float">
            <text:p>4320</text:p>
          </table:table-cell>
          <table:table-cell table:formula="of:=[.B231]-[.$B$2]" office:value-type="float" office:value="23.4225862026215" calcext:value-type="float">
            <text:p>23.4225862026</text:p>
          </table:table-cell>
          <table:table-cell table:formula="of:=[.C231]/([.D231]-[.D230])" office:value-type="float" office:value="99739.0474932294" calcext:value-type="float">
            <text:p>99739.0474932294</text:p>
          </table:table-cell>
          <table:table-cell/>
          <table:table-cell office:value-type="float" office:value="1443146033.37623" calcext:value-type="float">
            <text:p>1443146033.37623</text:p>
          </table:table-cell>
          <table:table-cell table:formula="of:=[.G231]-[.$B$2]" office:value-type="float" office:value="33.3760530948639" calcext:value-type="float">
            <text:p>33.3760530949</text:p>
          </table:table-cell>
          <table:table-cell table:formula="of:=[.C231]/([.H231]-[.H230])" office:value-type="float" office:value="98736.8307249662" calcext:value-type="float">
            <text:p>98736.8307249662</text:p>
          </table:table-cell>
          <table:table-cell table:formula="of:=[.G231]-[.$B231]" office:value-type="float" office:value="9.95346689224243" calcext:value-type="float">
            <text:p>9.9534668922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43146023.46611" calcext:value-type="float">
            <text:p>1443146023.46611</text:p>
          </table:table-cell>
          <table:table-cell office:value-type="float" office:value="4320" calcext:value-type="float">
            <text:p>4320</text:p>
          </table:table-cell>
          <table:table-cell table:formula="of:=[.B232]-[.$B$2]" office:value-type="float" office:value="23.4659349918365" calcext:value-type="float">
            <text:p>23.4659349918</text:p>
          </table:table-cell>
          <table:table-cell table:formula="of:=[.C232]/([.D232]-[.D231])" office:value-type="float" office:value="99656.7626967627" calcext:value-type="float">
            <text:p>99656.7626967627</text:p>
          </table:table-cell>
          <table:table-cell/>
          <table:table-cell office:value-type="float" office:value="1443146033.42011" calcext:value-type="float">
            <text:p>1443146033.42011</text:p>
          </table:table-cell>
          <table:table-cell table:formula="of:=[.G232]-[.$B$2]" office:value-type="float" office:value="33.419938325882" calcext:value-type="float">
            <text:p>33.4199383259</text:p>
          </table:table-cell>
          <table:table-cell table:formula="of:=[.C232]/([.H232]-[.H231])" office:value-type="float" office:value="98438.5840015646" calcext:value-type="float">
            <text:p>98438.5840015646</text:p>
          </table:table-cell>
          <table:table-cell table:formula="of:=[.G232]-[.$B232]" office:value-type="float" office:value="9.95400333404541" calcext:value-type="float">
            <text:p>9.954003334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43146023.50945" calcext:value-type="float">
            <text:p>1443146023.50945</text:p>
          </table:table-cell>
          <table:table-cell office:value-type="float" office:value="4320" calcext:value-type="float">
            <text:p>4320</text:p>
          </table:table-cell>
          <table:table-cell table:formula="of:=[.B233]-[.$B$2]" office:value-type="float" office:value="23.5092806816101" calcext:value-type="float">
            <text:p>23.5092806816</text:p>
          </table:table-cell>
          <table:table-cell table:formula="of:=[.C233]/([.D233]-[.D232])" office:value-type="float" office:value="99663.8886719287" calcext:value-type="float">
            <text:p>99663.8886719287</text:p>
          </table:table-cell>
          <table:table-cell/>
          <table:table-cell office:value-type="float" office:value="1443146033.46399" calcext:value-type="float">
            <text:p>1443146033.46399</text:p>
          </table:table-cell>
          <table:table-cell table:formula="of:=[.G233]-[.$B$2]" office:value-type="float" office:value="33.4638185501099" calcext:value-type="float">
            <text:p>33.4638185501</text:p>
          </table:table-cell>
          <table:table-cell table:formula="of:=[.C233]/([.H233]-[.H232])" office:value-type="float" office:value="98449.8159709205" calcext:value-type="float">
            <text:p>98449.8159709205</text:p>
          </table:table-cell>
          <table:table-cell table:formula="of:=[.G233]-[.$B233]" office:value-type="float" office:value="9.95453786849976" calcext:value-type="float">
            <text:p>9.9545378685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43146023.55281" calcext:value-type="float">
            <text:p>1443146023.55281</text:p>
          </table:table-cell>
          <table:table-cell office:value-type="float" office:value="4320" calcext:value-type="float">
            <text:p>4320</text:p>
          </table:table-cell>
          <table:table-cell table:formula="of:=[.B234]-[.$B$2]" office:value-type="float" office:value="23.5526359081268" calcext:value-type="float">
            <text:p>23.5526359081</text:p>
          </table:table-cell>
          <table:table-cell table:formula="of:=[.C234]/([.D234]-[.D233])" office:value-type="float" office:value="99641.9658500371" calcext:value-type="float">
            <text:p>99641.9658500371</text:p>
          </table:table-cell>
          <table:table-cell/>
          <table:table-cell office:value-type="float" office:value="1443146033.5079" calcext:value-type="float">
            <text:p>1443146033.5079</text:p>
          </table:table-cell>
          <table:table-cell table:formula="of:=[.G234]-[.$B$2]" office:value-type="float" office:value="33.5077214241028" calcext:value-type="float">
            <text:p>33.5077214241</text:p>
          </table:table-cell>
          <table:table-cell table:formula="of:=[.C234]/([.H234]-[.H233])" office:value-type="float" office:value="98399.0251001944" calcext:value-type="float">
            <text:p>98399.0251001944</text:p>
          </table:table-cell>
          <table:table-cell table:formula="of:=[.G234]-[.$B234]" office:value-type="float" office:value="9.95508551597595" calcext:value-type="float">
            <text:p>9.955085516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443146023.59616" calcext:value-type="float">
            <text:p>1443146023.59616</text:p>
          </table:table-cell>
          <table:table-cell office:value-type="float" office:value="4320" calcext:value-type="float">
            <text:p>4320</text:p>
          </table:table-cell>
          <table:table-cell table:formula="of:=[.B235]-[.$B$2]" office:value-type="float" office:value="23.5959889888763" calcext:value-type="float">
            <text:p>23.5959889889</text:p>
          </table:table-cell>
          <table:table-cell table:formula="of:=[.C235]/([.D235]-[.D234])" office:value-type="float" office:value="99646.8976440309" calcext:value-type="float">
            <text:p>99646.8976440309</text:p>
          </table:table-cell>
          <table:table-cell/>
          <table:table-cell office:value-type="float" office:value="1443146033.55178" calcext:value-type="float">
            <text:p>1443146033.55178</text:p>
          </table:table-cell>
          <table:table-cell table:formula="of:=[.G235]-[.$B$2]" office:value-type="float" office:value="33.551605463028" calcext:value-type="float">
            <text:p>33.551605463</text:p>
          </table:table-cell>
          <table:table-cell table:formula="of:=[.C235]/([.H235]-[.H234])" office:value-type="float" office:value="98441.2580475163" calcext:value-type="float">
            <text:p>98441.2580475163</text:p>
          </table:table-cell>
          <table:table-cell table:formula="of:=[.G235]-[.$B235]" office:value-type="float" office:value="9.95561647415161" calcext:value-type="float">
            <text:p>9.9556164742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43146023.63949" calcext:value-type="float">
            <text:p>1443146023.63949</text:p>
          </table:table-cell>
          <table:table-cell office:value-type="float" office:value="4320" calcext:value-type="float">
            <text:p>4320</text:p>
          </table:table-cell>
          <table:table-cell table:formula="of:=[.B236]-[.$B$2]" office:value-type="float" office:value="23.6393203735352" calcext:value-type="float">
            <text:p>23.6393203735</text:p>
          </table:table-cell>
          <table:table-cell table:formula="of:=[.C236]/([.D236]-[.D235])" office:value-type="float" office:value="99696.7909983768" calcext:value-type="float">
            <text:p>99696.7909983768</text:p>
          </table:table-cell>
          <table:table-cell/>
          <table:table-cell office:value-type="float" office:value="1443146033.59562" calcext:value-type="float">
            <text:p>1443146033.59562</text:p>
          </table:table-cell>
          <table:table-cell table:formula="of:=[.G236]-[.$B$2]" office:value-type="float" office:value="33.5954449176788" calcext:value-type="float">
            <text:p>33.5954449177</text:p>
          </table:table-cell>
          <table:table-cell table:formula="of:=[.C236]/([.H236]-[.H235])" office:value-type="float" office:value="98541.3717940351" calcext:value-type="float">
            <text:p>98541.3717940351</text:p>
          </table:table-cell>
          <table:table-cell table:formula="of:=[.G236]-[.$B236]" office:value-type="float" office:value="9.95612454414368" calcext:value-type="float">
            <text:p>9.9561245441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43146023.68284" calcext:value-type="float">
            <text:p>1443146023.68284</text:p>
          </table:table-cell>
          <table:table-cell office:value-type="float" office:value="4320" calcext:value-type="float">
            <text:p>4320</text:p>
          </table:table-cell>
          <table:table-cell table:formula="of:=[.B237]-[.$B$2]" office:value-type="float" office:value="23.6826620101929" calcext:value-type="float">
            <text:p>23.6826620102</text:p>
          </table:table-cell>
          <table:table-cell table:formula="of:=[.C237]/([.D237]-[.D236])" office:value-type="float" office:value="99673.2087926596" calcext:value-type="float">
            <text:p>99673.2087926596</text:p>
          </table:table-cell>
          <table:table-cell/>
          <table:table-cell office:value-type="float" office:value="1443146033.6395" calcext:value-type="float">
            <text:p>1443146033.6395</text:p>
          </table:table-cell>
          <table:table-cell table:formula="of:=[.G237]-[.$B$2]" office:value-type="float" office:value="33.6393291950226" calcext:value-type="float">
            <text:p>33.639329195</text:p>
          </table:table-cell>
          <table:table-cell table:formula="of:=[.C237]/([.H237]-[.H236])" office:value-type="float" office:value="98440.7232267038" calcext:value-type="float">
            <text:p>98440.7232267038</text:p>
          </table:table-cell>
          <table:table-cell table:formula="of:=[.G237]-[.$B237]" office:value-type="float" office:value="9.95666718482971" calcext:value-type="float">
            <text:p>9.9566671848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43146023.72618" calcext:value-type="float">
            <text:p>1443146023.72618</text:p>
          </table:table-cell>
          <table:table-cell office:value-type="float" office:value="4320" calcext:value-type="float">
            <text:p>4320</text:p>
          </table:table-cell>
          <table:table-cell table:formula="of:=[.B238]-[.$B$2]" office:value-type="float" office:value="23.7260046005249" calcext:value-type="float">
            <text:p>23.7260046005</text:p>
          </table:table-cell>
          <table:table-cell table:formula="of:=[.C238]/([.D238]-[.D237])" office:value-type="float" office:value="99671.0156662559" calcext:value-type="float">
            <text:p>99671.0156662559</text:p>
          </table:table-cell>
          <table:table-cell/>
          <table:table-cell office:value-type="float" office:value="1443146033.68342" calcext:value-type="float">
            <text:p>1443146033.68342</text:p>
          </table:table-cell>
          <table:table-cell table:formula="of:=[.G238]-[.$B$2]" office:value-type="float" office:value="33.6832427978516" calcext:value-type="float">
            <text:p>33.6832427979</text:p>
          </table:table-cell>
          <table:table-cell table:formula="of:=[.C238]/([.H238]-[.H237])" office:value-type="float" office:value="98374.9845537416" calcext:value-type="float">
            <text:p>98374.9845537416</text:p>
          </table:table-cell>
          <table:table-cell table:formula="of:=[.G238]-[.$B238]" office:value-type="float" office:value="9.95723819732666" calcext:value-type="float">
            <text:p>9.9572381973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43146023.76954" calcext:value-type="float">
            <text:p>1443146023.76954</text:p>
          </table:table-cell>
          <table:table-cell office:value-type="float" office:value="4320" calcext:value-type="float">
            <text:p>4320</text:p>
          </table:table-cell>
          <table:table-cell table:formula="of:=[.B239]-[.$B$2]" office:value-type="float" office:value="23.7693643569946" calcext:value-type="float">
            <text:p>23.769364357</text:p>
          </table:table-cell>
          <table:table-cell table:formula="of:=[.C239]/([.D239]-[.D238])" office:value-type="float" office:value="99631.5558879162" calcext:value-type="float">
            <text:p>99631.5558879162</text:p>
          </table:table-cell>
          <table:table-cell/>
          <table:table-cell office:value-type="float" office:value="1443146033.72727" calcext:value-type="float">
            <text:p>1443146033.72727</text:p>
          </table:table-cell>
          <table:table-cell table:formula="of:=[.G239]-[.$B$2]" office:value-type="float" office:value="33.7271001338959" calcext:value-type="float">
            <text:p>33.7271001339</text:p>
          </table:table-cell>
          <table:table-cell table:formula="of:=[.C239]/([.H239]-[.H238])" office:value-type="float" office:value="98501.1947746954" calcext:value-type="float">
            <text:p>98501.1947746954</text:p>
          </table:table-cell>
          <table:table-cell table:formula="of:=[.G239]-[.$B239]" office:value-type="float" office:value="9.95773577690125" calcext:value-type="float">
            <text:p>9.9577357769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43146023.81291" calcext:value-type="float">
            <text:p>1443146023.81291</text:p>
          </table:table-cell>
          <table:table-cell office:value-type="float" office:value="4320" calcext:value-type="float">
            <text:p>4320</text:p>
          </table:table-cell>
          <table:table-cell table:formula="of:=[.B240]-[.$B$2]" office:value-type="float" office:value="23.8127346038818" calcext:value-type="float">
            <text:p>23.8127346039</text:p>
          </table:table-cell>
          <table:table-cell table:formula="of:=[.C240]/([.D240]-[.D239])" office:value-type="float" office:value="99607.4569562636" calcext:value-type="float">
            <text:p>99607.4569562636</text:p>
          </table:table-cell>
          <table:table-cell/>
          <table:table-cell office:value-type="float" office:value="1443146033.77117" calcext:value-type="float">
            <text:p>1443146033.77117</text:p>
          </table:table-cell>
          <table:table-cell table:formula="of:=[.G240]-[.$B$2]" office:value-type="float" office:value="33.7709944248199" calcext:value-type="float">
            <text:p>33.7709944248</text:p>
          </table:table-cell>
          <table:table-cell table:formula="of:=[.C240]/([.H240]-[.H239])" office:value-type="float" office:value="98418.2659989354" calcext:value-type="float">
            <text:p>98418.2659989354</text:p>
          </table:table-cell>
          <table:table-cell table:formula="of:=[.G240]-[.$B240]" office:value-type="float" office:value="9.95825982093811" calcext:value-type="float">
            <text:p>9.9582598209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43146023.85623" calcext:value-type="float">
            <text:p>1443146023.85623</text:p>
          </table:table-cell>
          <table:table-cell office:value-type="float" office:value="4320" calcext:value-type="float">
            <text:p>4320</text:p>
          </table:table-cell>
          <table:table-cell table:formula="of:=[.B241]-[.$B$2]" office:value-type="float" office:value="23.856059551239" calcext:value-type="float">
            <text:p>23.8560595512</text:p>
          </table:table-cell>
          <table:table-cell table:formula="of:=[.C241]/([.D241]-[.D240])" office:value-type="float" office:value="99711.6041338778" calcext:value-type="float">
            <text:p>99711.6041338778</text:p>
          </table:table-cell>
          <table:table-cell/>
          <table:table-cell office:value-type="float" office:value="1443146033.81506" calcext:value-type="float">
            <text:p>1443146033.81506</text:p>
          </table:table-cell>
          <table:table-cell table:formula="of:=[.G241]-[.$B$2]" office:value-type="float" office:value="33.8148813247681" calcext:value-type="float">
            <text:p>33.8148813248</text:p>
          </table:table-cell>
          <table:table-cell table:formula="of:=[.C241]/([.H241]-[.H240])" office:value-type="float" office:value="98434.8405812848" calcext:value-type="float">
            <text:p>98434.8405812848</text:p>
          </table:table-cell>
          <table:table-cell table:formula="of:=[.G241]-[.$B241]" office:value-type="float" office:value="9.95882177352905" calcext:value-type="float">
            <text:p>9.9588217735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43146023.89959" calcext:value-type="float">
            <text:p>1443146023.89959</text:p>
          </table:table-cell>
          <table:table-cell office:value-type="float" office:value="4320" calcext:value-type="float">
            <text:p>4320</text:p>
          </table:table-cell>
          <table:table-cell table:formula="of:=[.B242]-[.$B$2]" office:value-type="float" office:value="23.8994143009186" calcext:value-type="float">
            <text:p>23.8994143009</text:p>
          </table:table-cell>
          <table:table-cell table:formula="of:=[.C242]/([.D242]-[.D241])" office:value-type="float" office:value="99643.0617620695" calcext:value-type="float">
            <text:p>99643.0617620695</text:p>
          </table:table-cell>
          <table:table-cell/>
          <table:table-cell office:value-type="float" office:value="1443146033.85892" calcext:value-type="float">
            <text:p>1443146033.85892</text:p>
          </table:table-cell>
          <table:table-cell table:formula="of:=[.G242]-[.$B$2]" office:value-type="float" office:value="33.858747959137" calcext:value-type="float">
            <text:p>33.8587479591</text:p>
          </table:table-cell>
          <table:table-cell table:formula="of:=[.C242]/([.H242]-[.H241])" office:value-type="float" office:value="98480.3156693299" calcext:value-type="float">
            <text:p>98480.3156693299</text:p>
          </table:table-cell>
          <table:table-cell table:formula="of:=[.G242]-[.$B242]" office:value-type="float" office:value="9.95933365821838" calcext:value-type="float">
            <text:p>9.9593336582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43146023.94293" calcext:value-type="float">
            <text:p>1443146023.94293</text:p>
          </table:table-cell>
          <table:table-cell office:value-type="float" office:value="4320" calcext:value-type="float">
            <text:p>4320</text:p>
          </table:table-cell>
          <table:table-cell table:formula="of:=[.B243]-[.$B$2]" office:value-type="float" office:value="23.9427528381348" calcext:value-type="float">
            <text:p>23.9427528381</text:p>
          </table:table-cell>
          <table:table-cell table:formula="of:=[.C243]/([.D243]-[.D242])" office:value-type="float" office:value="99680.337120066" calcext:value-type="float">
            <text:p>99680.337120066</text:p>
          </table:table-cell>
          <table:table-cell/>
          <table:table-cell office:value-type="float" office:value="1443146033.90283" calcext:value-type="float">
            <text:p>1443146033.90283</text:p>
          </table:table-cell>
          <table:table-cell table:formula="of:=[.G243]-[.$B$2]" office:value-type="float" office:value="33.9026596546173" calcext:value-type="float">
            <text:p>33.9026596546</text:p>
          </table:table-cell>
          <table:table-cell table:formula="of:=[.C243]/([.H243]-[.H242])" office:value-type="float" office:value="98379.2575700813" calcext:value-type="float">
            <text:p>98379.2575700813</text:p>
          </table:table-cell>
          <table:table-cell table:formula="of:=[.G243]-[.$B243]" office:value-type="float" office:value="9.95990681648254" calcext:value-type="float">
            <text:p>9.9599068165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43146023.98628" calcext:value-type="float">
            <text:p>1443146023.98628</text:p>
          </table:table-cell>
          <table:table-cell office:value-type="float" office:value="4320" calcext:value-type="float">
            <text:p>4320</text:p>
          </table:table-cell>
          <table:table-cell table:formula="of:=[.B244]-[.$B$2]" office:value-type="float" office:value="23.9861025810242" calcext:value-type="float">
            <text:p>23.986102581</text:p>
          </table:table-cell>
          <table:table-cell table:formula="of:=[.C244]/([.D244]-[.D243])" office:value-type="float" office:value="99654.5702940238" calcext:value-type="float">
            <text:p>99654.5702940238</text:p>
          </table:table-cell>
          <table:table-cell/>
          <table:table-cell office:value-type="float" office:value="1443146033.94669" calcext:value-type="float">
            <text:p>1443146033.94669</text:p>
          </table:table-cell>
          <table:table-cell table:formula="of:=[.G244]-[.$B$2]" office:value-type="float" office:value="33.9465129375458" calcext:value-type="float">
            <text:p>33.9465129375</text:p>
          </table:table-cell>
          <table:table-cell table:formula="of:=[.C244]/([.H244]-[.H243])" office:value-type="float" office:value="98510.2986940968" calcext:value-type="float">
            <text:p>98510.2986940968</text:p>
          </table:table-cell>
          <table:table-cell table:formula="of:=[.G244]-[.$B244]" office:value-type="float" office:value="9.96041035652161" calcext:value-type="float">
            <text:p>9.9604103565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43146024.02949" calcext:value-type="float">
            <text:p>1443146024.02949</text:p>
          </table:table-cell>
          <table:table-cell office:value-type="float" office:value="4320" calcext:value-type="float">
            <text:p>4320</text:p>
          </table:table-cell>
          <table:table-cell table:formula="of:=[.B245]-[.$B$2]" office:value-type="float" office:value="24.0293114185333" calcext:value-type="float">
            <text:p>24.0293114185</text:p>
          </table:table-cell>
          <table:table-cell table:formula="of:=[.C245]/([.D245]-[.D244])" office:value-type="float" office:value="99979.5469869945" calcext:value-type="float">
            <text:p>99979.5469869945</text:p>
          </table:table-cell>
          <table:table-cell/>
          <table:table-cell office:value-type="float" office:value="1443146033.99058" calcext:value-type="float">
            <text:p>1443146033.99058</text:p>
          </table:table-cell>
          <table:table-cell table:formula="of:=[.G245]-[.$B$2]" office:value-type="float" office:value="33.9904041290283" calcext:value-type="float">
            <text:p>33.990404129</text:p>
          </table:table-cell>
          <table:table-cell table:formula="of:=[.C245]/([.H245]-[.H244])" office:value-type="float" office:value="98425.2159506337" calcext:value-type="float">
            <text:p>98425.2159506337</text:p>
          </table:table-cell>
          <table:table-cell table:formula="of:=[.G245]-[.$B245]" office:value-type="float" office:value="9.961092710495" calcext:value-type="float">
            <text:p>9.9610927105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43146024.07264" calcext:value-type="float">
            <text:p>1443146024.07264</text:p>
          </table:table-cell>
          <table:table-cell office:value-type="float" office:value="4320" calcext:value-type="float">
            <text:p>4320</text:p>
          </table:table-cell>
          <table:table-cell table:formula="of:=[.B246]-[.$B$2]" office:value-type="float" office:value="24.0724678039551" calcext:value-type="float">
            <text:p>24.072467804</text:p>
          </table:table-cell>
          <table:table-cell table:formula="of:=[.C246]/([.D246]-[.D245])" office:value-type="float" office:value="100101.061703432" calcext:value-type="float">
            <text:p>100101.061703432</text:p>
          </table:table-cell>
          <table:table-cell/>
          <table:table-cell office:value-type="float" office:value="1443146034.00498" calcext:value-type="float">
            <text:p>1443146034.00498</text:p>
          </table:table-cell>
          <table:table-cell table:formula="of:=[.G246]-[.$B$2]" office:value-type="float" office:value="34.0048010349274" calcext:value-type="float">
            <text:p>34.0048010349</text:p>
          </table:table-cell>
          <table:table-cell table:formula="of:=[.C246]/([.H246]-[.H245])" office:value-type="float" office:value="300064.474289973" calcext:value-type="float">
            <text:p>300064.474289973</text:p>
          </table:table-cell>
          <table:table-cell table:formula="of:=[.G246]-[.$B246]" office:value-type="float" office:value="9.93233323097229" calcext:value-type="float">
            <text:p>9.932333231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43146024.11577" calcext:value-type="float">
            <text:p>1443146024.11577</text:p>
          </table:table-cell>
          <table:table-cell office:value-type="float" office:value="4320" calcext:value-type="float">
            <text:p>4320</text:p>
          </table:table-cell>
          <table:table-cell table:formula="of:=[.B247]-[.$B$2]" office:value-type="float" office:value="24.1155967712402" calcext:value-type="float">
            <text:p>24.1155967712</text:p>
          </table:table-cell>
          <table:table-cell table:formula="of:=[.C247]/([.D247]-[.D246])" office:value-type="float" office:value="100164.698390235" calcext:value-type="float">
            <text:p>100164.698390235</text:p>
          </table:table-cell>
          <table:table-cell/>
          <table:table-cell office:value-type="float" office:value="1443146034.01935" calcext:value-type="float">
            <text:p>1443146034.01935</text:p>
          </table:table-cell>
          <table:table-cell table:formula="of:=[.G247]-[.$B$2]" office:value-type="float" office:value="34.0191745758057" calcext:value-type="float">
            <text:p>34.0191745758</text:p>
          </table:table-cell>
          <table:table-cell table:formula="of:=[.C247]/([.H247]-[.H246])" office:value-type="float" office:value="300552.246421285" calcext:value-type="float">
            <text:p>300552.246421285</text:p>
          </table:table-cell>
          <table:table-cell table:formula="of:=[.G247]-[.$B247]" office:value-type="float" office:value="9.90357780456543" calcext:value-type="float">
            <text:p>9.9035778046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43146024.15889" calcext:value-type="float">
            <text:p>1443146024.15889</text:p>
          </table:table-cell>
          <table:table-cell office:value-type="float" office:value="4320" calcext:value-type="float">
            <text:p>4320</text:p>
          </table:table-cell>
          <table:table-cell table:formula="of:=[.B248]-[.$B$2]" office:value-type="float" office:value="24.1587204933167" calcext:value-type="float">
            <text:p>24.1587204933</text:p>
          </table:table-cell>
          <table:table-cell table:formula="of:=[.C248]/([.D248]-[.D247])" office:value-type="float" office:value="100176.881586077" calcext:value-type="float">
            <text:p>100176.881586077</text:p>
          </table:table-cell>
          <table:table-cell/>
          <table:table-cell office:value-type="float" office:value="1443146034.05365" calcext:value-type="float">
            <text:p>1443146034.05365</text:p>
          </table:table-cell>
          <table:table-cell table:formula="of:=[.G248]-[.$B$2]" office:value-type="float" office:value="34.0534765720367" calcext:value-type="float">
            <text:p>34.053476572</text:p>
          </table:table-cell>
          <table:table-cell table:formula="of:=[.C248]/([.H248]-[.H247])" office:value-type="float" office:value="125940.19225289" calcext:value-type="float">
            <text:p>125940.19225289</text:p>
          </table:table-cell>
          <table:table-cell table:formula="of:=[.G248]-[.$B248]" office:value-type="float" office:value="9.89475607872009" calcext:value-type="float">
            <text:p>9.8947560787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43146024.20201" calcext:value-type="float">
            <text:p>1443146024.20201</text:p>
          </table:table-cell>
          <table:table-cell office:value-type="float" office:value="4320" calcext:value-type="float">
            <text:p>4320</text:p>
          </table:table-cell>
          <table:table-cell table:formula="of:=[.B249]-[.$B$2]" office:value-type="float" office:value="24.2018389701843" calcext:value-type="float">
            <text:p>24.2018389702</text:p>
          </table:table-cell>
          <table:table-cell table:formula="of:=[.C249]/([.D249]-[.D248])" office:value-type="float" office:value="100189.067746002" calcext:value-type="float">
            <text:p>100189.067746002</text:p>
          </table:table-cell>
          <table:table-cell/>
          <table:table-cell office:value-type="float" office:value="1443146034.10238" calcext:value-type="float">
            <text:p>1443146034.10238</text:p>
          </table:table-cell>
          <table:table-cell table:formula="of:=[.G249]-[.$B$2]" office:value-type="float" office:value="34.1022021770477" calcext:value-type="float">
            <text:p>34.102202177</text:p>
          </table:table-cell>
          <table:table-cell table:formula="of:=[.C249]/([.H249]-[.H248])" office:value-type="float" office:value="88659.7508440573" calcext:value-type="float">
            <text:p>88659.7508440573</text:p>
          </table:table-cell>
          <table:table-cell table:formula="of:=[.G249]-[.$B249]" office:value-type="float" office:value="9.9003632068634" calcext:value-type="float">
            <text:p>9.9003632069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443146024.24516" calcext:value-type="float">
            <text:p>1443146024.24516</text:p>
          </table:table-cell>
          <table:table-cell office:value-type="float" office:value="4320" calcext:value-type="float">
            <text:p>4320</text:p>
          </table:table-cell>
          <table:table-cell table:formula="of:=[.B250]-[.$B$2]" office:value-type="float" office:value="24.24498462677" calcext:value-type="float">
            <text:p>24.2449846268</text:p>
          </table:table-cell>
          <table:table-cell table:formula="of:=[.C250]/([.D250]-[.D249])" office:value-type="float" office:value="100125.953383509" calcext:value-type="float">
            <text:p>100125.953383509</text:p>
          </table:table-cell>
          <table:table-cell/>
          <table:table-cell office:value-type="float" office:value="1443146034.15117" calcext:value-type="float">
            <text:p>1443146034.15117</text:p>
          </table:table-cell>
          <table:table-cell table:formula="of:=[.G250]-[.$B$2]" office:value-type="float" office:value="34.150993347168" calcext:value-type="float">
            <text:p>34.1509933472</text:p>
          </table:table-cell>
          <table:table-cell table:formula="of:=[.C250]/([.H250]-[.H249])" office:value-type="float" office:value="88540.6107161182" calcext:value-type="float">
            <text:p>88540.6107161182</text:p>
          </table:table-cell>
          <table:table-cell table:formula="of:=[.G250]-[.$B250]" office:value-type="float" office:value="9.90600872039795" calcext:value-type="float">
            <text:p>9.9060087204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43146024.28829" calcext:value-type="float">
            <text:p>1443146024.28829</text:p>
          </table:table-cell>
          <table:table-cell office:value-type="float" office:value="4320" calcext:value-type="float">
            <text:p>4320</text:p>
          </table:table-cell>
          <table:table-cell table:formula="of:=[.B251]-[.$B$2]" office:value-type="float" office:value="24.2881143093109" calcext:value-type="float">
            <text:p>24.2881143093</text:p>
          </table:table-cell>
          <table:table-cell table:formula="of:=[.C251]/([.D251]-[.D250])" office:value-type="float" office:value="100163.037274943" calcext:value-type="float">
            <text:p>100163.037274943</text:p>
          </table:table-cell>
          <table:table-cell/>
          <table:table-cell office:value-type="float" office:value="1443146034.19996" calcext:value-type="float">
            <text:p>1443146034.19996</text:p>
          </table:table-cell>
          <table:table-cell table:formula="of:=[.G251]-[.$B$2]" office:value-type="float" office:value="34.1997864246368" calcext:value-type="float">
            <text:p>34.1997864246</text:p>
          </table:table-cell>
          <table:table-cell table:formula="of:=[.C251]/([.H251]-[.H250])" office:value-type="float" office:value="88537.1496142251" calcext:value-type="float">
            <text:p>88537.1496142251</text:p>
          </table:table-cell>
          <table:table-cell table:formula="of:=[.G251]-[.$B251]" office:value-type="float" office:value="9.91167211532593" calcext:value-type="float">
            <text:p>9.9116721153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43146024.33143" calcext:value-type="float">
            <text:p>1443146024.33143</text:p>
          </table:table-cell>
          <table:table-cell office:value-type="float" office:value="4320" calcext:value-type="float">
            <text:p>4320</text:p>
          </table:table-cell>
          <table:table-cell table:formula="of:=[.B252]-[.$B$2]" office:value-type="float" office:value="24.3312520980835" calcext:value-type="float">
            <text:p>24.3312520981</text:p>
          </table:table-cell>
          <table:table-cell table:formula="of:=[.C252]/([.D252]-[.D251])" office:value-type="float" office:value="100144.215151465" calcext:value-type="float">
            <text:p>100144.215151465</text:p>
          </table:table-cell>
          <table:table-cell/>
          <table:table-cell office:value-type="float" office:value="1443146034.24866" calcext:value-type="float">
            <text:p>1443146034.24866</text:p>
          </table:table-cell>
          <table:table-cell table:formula="of:=[.G252]-[.$B$2]" office:value-type="float" office:value="34.2484889030457" calcext:value-type="float">
            <text:p>34.248488903</text:p>
          </table:table-cell>
          <table:table-cell table:formula="of:=[.C252]/([.H252]-[.H251])" office:value-type="float" office:value="88701.8513459929" calcext:value-type="float">
            <text:p>88701.8513459929</text:p>
          </table:table-cell>
          <table:table-cell table:formula="of:=[.G252]-[.$B252]" office:value-type="float" office:value="9.91723680496216" calcext:value-type="float">
            <text:p>9.917236805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43146024.37455" calcext:value-type="float">
            <text:p>1443146024.37455</text:p>
          </table:table-cell>
          <table:table-cell office:value-type="float" office:value="4320" calcext:value-type="float">
            <text:p>4320</text:p>
          </table:table-cell>
          <table:table-cell table:formula="of:=[.B253]-[.$B$2]" office:value-type="float" office:value="24.3743784427643" calcext:value-type="float">
            <text:p>24.3743784428</text:p>
          </table:table-cell>
          <table:table-cell table:formula="of:=[.C253]/([.D253]-[.D252])" office:value-type="float" office:value="100170.789617713" calcext:value-type="float">
            <text:p>100170.789617713</text:p>
          </table:table-cell>
          <table:table-cell/>
          <table:table-cell office:value-type="float" office:value="1443146034.29746" calcext:value-type="float">
            <text:p>1443146034.29746</text:p>
          </table:table-cell>
          <table:table-cell table:formula="of:=[.G253]-[.$B$2]" office:value-type="float" office:value="34.2972893714905" calcext:value-type="float">
            <text:p>34.2972893715</text:p>
          </table:table-cell>
          <table:table-cell table:formula="of:=[.C253]/([.H253]-[.H252])" office:value-type="float" office:value="88523.7403998359" calcext:value-type="float">
            <text:p>88523.7403998359</text:p>
          </table:table-cell>
          <table:table-cell table:formula="of:=[.G253]-[.$B253]" office:value-type="float" office:value="9.9229109287262" calcext:value-type="float">
            <text:p>9.9229109287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43146024.41773" calcext:value-type="float">
            <text:p>1443146024.41773</text:p>
          </table:table-cell>
          <table:table-cell office:value-type="float" office:value="4320" calcext:value-type="float">
            <text:p>4320</text:p>
          </table:table-cell>
          <table:table-cell table:formula="of:=[.B254]-[.$B$2]" office:value-type="float" office:value="24.4175515174866" calcext:value-type="float">
            <text:p>24.4175515175</text:p>
          </table:table-cell>
          <table:table-cell table:formula="of:=[.C254]/([.D254]-[.D253])" office:value-type="float" office:value="100062.365902552" calcext:value-type="float">
            <text:p>100062.365902552</text:p>
          </table:table-cell>
          <table:table-cell/>
          <table:table-cell office:value-type="float" office:value="1443146034.34624" calcext:value-type="float">
            <text:p>1443146034.34624</text:p>
          </table:table-cell>
          <table:table-cell table:formula="of:=[.G254]-[.$B$2]" office:value-type="float" office:value="34.3460636138916" calcext:value-type="float">
            <text:p>34.3460636139</text:p>
          </table:table-cell>
          <table:table-cell table:formula="of:=[.C254]/([.H254]-[.H253])" office:value-type="float" office:value="88571.3398574599" calcext:value-type="float">
            <text:p>88571.3398574599</text:p>
          </table:table-cell>
          <table:table-cell table:formula="of:=[.G254]-[.$B254]" office:value-type="float" office:value="9.92851209640503" calcext:value-type="float">
            <text:p>9.9285120964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443146024.46086" calcext:value-type="float">
            <text:p>1443146024.46086</text:p>
          </table:table-cell>
          <table:table-cell office:value-type="float" office:value="4320" calcext:value-type="float">
            <text:p>4320</text:p>
          </table:table-cell>
          <table:table-cell table:formula="of:=[.B255]-[.$B$2]" office:value-type="float" office:value="24.4606850147247" calcext:value-type="float">
            <text:p>24.4606850147</text:p>
          </table:table-cell>
          <table:table-cell table:formula="of:=[.C255]/([.D255]-[.D254])" office:value-type="float" office:value="100154.178923804" calcext:value-type="float">
            <text:p>100154.178923804</text:p>
          </table:table-cell>
          <table:table-cell/>
          <table:table-cell office:value-type="float" office:value="1443146034.39495" calcext:value-type="float">
            <text:p>1443146034.39495</text:p>
          </table:table-cell>
          <table:table-cell table:formula="of:=[.G255]-[.$B$2]" office:value-type="float" office:value="34.3947782516479" calcext:value-type="float">
            <text:p>34.3947782516</text:p>
          </table:table-cell>
          <table:table-cell table:formula="of:=[.C255]/([.H255]-[.H254])" office:value-type="float" office:value="88679.7110471604" calcext:value-type="float">
            <text:p>88679.7110471604</text:p>
          </table:table-cell>
          <table:table-cell table:formula="of:=[.G255]-[.$B255]" office:value-type="float" office:value="9.93409323692322" calcext:value-type="float">
            <text:p>9.9340932369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43146024.50396" calcext:value-type="float">
            <text:p>1443146024.50396</text:p>
          </table:table-cell>
          <table:table-cell office:value-type="float" office:value="4320" calcext:value-type="float">
            <text:p>4320</text:p>
          </table:table-cell>
          <table:table-cell table:formula="of:=[.B256]-[.$B$2]" office:value-type="float" office:value="24.5037848949432" calcext:value-type="float">
            <text:p>24.5037848949</text:p>
          </table:table-cell>
          <table:table-cell table:formula="of:=[.C256]/([.D256]-[.D255])" office:value-type="float" office:value="100232.297122374" calcext:value-type="float">
            <text:p>100232.297122374</text:p>
          </table:table-cell>
          <table:table-cell/>
          <table:table-cell office:value-type="float" office:value="1443146034.44373" calcext:value-type="float">
            <text:p>1443146034.44373</text:p>
          </table:table-cell>
          <table:table-cell table:formula="of:=[.G256]-[.$B$2]" office:value-type="float" office:value="34.4435579776764" calcext:value-type="float">
            <text:p>34.4435579777</text:p>
          </table:table-cell>
          <table:table-cell table:formula="of:=[.C256]/([.H256]-[.H255])" office:value-type="float" office:value="88561.3830114811" calcext:value-type="float">
            <text:p>88561.3830114811</text:p>
          </table:table-cell>
          <table:table-cell table:formula="of:=[.G256]-[.$B256]" office:value-type="float" office:value="9.93977308273315" calcext:value-type="float">
            <text:p>9.9397730827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43146024.54709" calcext:value-type="float">
            <text:p>1443146024.54709</text:p>
          </table:table-cell>
          <table:table-cell office:value-type="float" office:value="4320" calcext:value-type="float">
            <text:p>4320</text:p>
          </table:table-cell>
          <table:table-cell table:formula="of:=[.B257]-[.$B$2]" office:value-type="float" office:value="24.5469169616699" calcext:value-type="float">
            <text:p>24.5469169617</text:p>
          </table:table-cell>
          <table:table-cell table:formula="of:=[.C257]/([.D257]-[.D256])" office:value-type="float" office:value="100157.50062186" calcext:value-type="float">
            <text:p>100157.50062186</text:p>
          </table:table-cell>
          <table:table-cell/>
          <table:table-cell office:value-type="float" office:value="1443146034.4925" calcext:value-type="float">
            <text:p>1443146034.4925</text:p>
          </table:table-cell>
          <table:table-cell table:formula="of:=[.G257]-[.$B$2]" office:value-type="float" office:value="34.4923250675201" calcext:value-type="float">
            <text:p>34.4923250675</text:p>
          </table:table-cell>
          <table:table-cell table:formula="of:=[.C257]/([.H257]-[.H256])" office:value-type="float" office:value="88584.3304130163" calcext:value-type="float">
            <text:p>88584.3304130163</text:p>
          </table:table-cell>
          <table:table-cell table:formula="of:=[.G257]-[.$B257]" office:value-type="float" office:value="9.94540810585022" calcext:value-type="float">
            <text:p>9.9454081059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43146024.59032" calcext:value-type="float">
            <text:p>1443146024.59032</text:p>
          </table:table-cell>
          <table:table-cell office:value-type="float" office:value="4320" calcext:value-type="float">
            <text:p>4320</text:p>
          </table:table-cell>
          <table:table-cell table:formula="of:=[.B258]-[.$B$2]" office:value-type="float" office:value="24.5901474952698" calcext:value-type="float">
            <text:p>24.5901474953</text:p>
          </table:table-cell>
          <table:table-cell table:formula="of:=[.C258]/([.D258]-[.D257])" office:value-type="float" office:value="99929.3702915256" calcext:value-type="float">
            <text:p>99929.3702915256</text:p>
          </table:table-cell>
          <table:table-cell/>
          <table:table-cell office:value-type="float" office:value="1443146034.54125" calcext:value-type="float">
            <text:p>1443146034.54125</text:p>
          </table:table-cell>
          <table:table-cell table:formula="of:=[.G258]-[.$B$2]" office:value-type="float" office:value="34.5410730838776" calcext:value-type="float">
            <text:p>34.5410730839</text:p>
          </table:table-cell>
          <table:table-cell table:formula="of:=[.C258]/([.H258]-[.H257])" office:value-type="float" office:value="88618.9905313405" calcext:value-type="float">
            <text:p>88618.9905313405</text:p>
          </table:table-cell>
          <table:table-cell table:formula="of:=[.G258]-[.$B258]" office:value-type="float" office:value="9.95092558860779" calcext:value-type="float">
            <text:p>9.9509255886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43146024.63346" calcext:value-type="float">
            <text:p>1443146024.63346</text:p>
          </table:table-cell>
          <table:table-cell office:value-type="float" office:value="4320" calcext:value-type="float">
            <text:p>4320</text:p>
          </table:table-cell>
          <table:table-cell table:formula="of:=[.B259]-[.$B$2]" office:value-type="float" office:value="24.6332857608795" calcext:value-type="float">
            <text:p>24.6332857609</text:p>
          </table:table-cell>
          <table:table-cell table:formula="of:=[.C259]/([.D259]-[.D258])" office:value-type="float" office:value="100143.108188023" calcext:value-type="float">
            <text:p>100143.108188023</text:p>
          </table:table-cell>
          <table:table-cell/>
          <table:table-cell office:value-type="float" office:value="1443146034.58999" calcext:value-type="float">
            <text:p>1443146034.58999</text:p>
          </table:table-cell>
          <table:table-cell table:formula="of:=[.G259]-[.$B$2]" office:value-type="float" office:value="34.5898191928863" calcext:value-type="float">
            <text:p>34.5898191929</text:p>
          </table:table-cell>
          <table:table-cell table:formula="of:=[.C259]/([.H259]-[.H258])" office:value-type="float" office:value="88622.4580349806" calcext:value-type="float">
            <text:p>88622.4580349806</text:p>
          </table:table-cell>
          <table:table-cell table:formula="of:=[.G259]-[.$B259]" office:value-type="float" office:value="9.95653343200684" calcext:value-type="float">
            <text:p>9.956533432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43146024.67672" calcext:value-type="float">
            <text:p>1443146024.67672</text:p>
          </table:table-cell>
          <table:table-cell office:value-type="float" office:value="4320" calcext:value-type="float">
            <text:p>4320</text:p>
          </table:table-cell>
          <table:table-cell table:formula="of:=[.B260]-[.$B$2]" office:value-type="float" office:value="24.6765456199646" calcext:value-type="float">
            <text:p>24.67654562</text:p>
          </table:table-cell>
          <table:table-cell table:formula="of:=[.C260]/([.D260]-[.D259])" office:value-type="float" office:value="99861.6290335915" calcext:value-type="float">
            <text:p>99861.6290335915</text:p>
          </table:table-cell>
          <table:table-cell/>
          <table:table-cell office:value-type="float" office:value="1443146034.6388" calcext:value-type="float">
            <text:p>1443146034.6388</text:p>
          </table:table-cell>
          <table:table-cell table:formula="of:=[.G260]-[.$B$2]" office:value-type="float" office:value="34.6386258602142" calcext:value-type="float">
            <text:p>34.6386258602</text:p>
          </table:table-cell>
          <table:table-cell table:formula="of:=[.C260]/([.H260]-[.H259])" office:value-type="float" office:value="88512.4970934493" calcext:value-type="float">
            <text:p>88512.4970934493</text:p>
          </table:table-cell>
          <table:table-cell table:formula="of:=[.G260]-[.$B260]" office:value-type="float" office:value="9.96208024024963" calcext:value-type="float">
            <text:p>9.9620802402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443146024.71985" calcext:value-type="float">
            <text:p>1443146024.71985</text:p>
          </table:table-cell>
          <table:table-cell office:value-type="float" office:value="4320" calcext:value-type="float">
            <text:p>4320</text:p>
          </table:table-cell>
          <table:table-cell table:formula="of:=[.B261]-[.$B$2]" office:value-type="float" office:value="24.7196760177612" calcext:value-type="float">
            <text:p>24.7196760178</text:p>
          </table:table-cell>
          <table:table-cell table:formula="of:=[.C261]/([.D261]-[.D260])" office:value-type="float" office:value="100161.376214746" calcext:value-type="float">
            <text:p>100161.376214746</text:p>
          </table:table-cell>
          <table:table-cell/>
          <table:table-cell office:value-type="float" office:value="1443146034.68755" calcext:value-type="float">
            <text:p>1443146034.68755</text:p>
          </table:table-cell>
          <table:table-cell table:formula="of:=[.G261]-[.$B$2]" office:value-type="float" office:value="34.6873741149902" calcext:value-type="float">
            <text:p>34.687374115</text:p>
          </table:table-cell>
          <table:table-cell table:formula="of:=[.C261]/([.H261]-[.H260])" office:value-type="float" office:value="88618.5571124642" calcext:value-type="float">
            <text:p>88618.5571124642</text:p>
          </table:table-cell>
          <table:table-cell table:formula="of:=[.G261]-[.$B261]" office:value-type="float" office:value="9.967698097229" calcext:value-type="float">
            <text:p>9.9676980972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43146024.76298" calcext:value-type="float">
            <text:p>1443146024.76298</text:p>
          </table:table-cell>
          <table:table-cell office:value-type="float" office:value="4320" calcext:value-type="float">
            <text:p>4320</text:p>
          </table:table-cell>
          <table:table-cell table:formula="of:=[.B262]-[.$B$2]" office:value-type="float" office:value="24.7628083229065" calcext:value-type="float">
            <text:p>24.7628083229</text:p>
          </table:table-cell>
          <table:table-cell table:formula="of:=[.C262]/([.D262]-[.D261])" office:value-type="float" office:value="100156.946990216" calcext:value-type="float">
            <text:p>100156.946990216</text:p>
          </table:table-cell>
          <table:table-cell/>
          <table:table-cell office:value-type="float" office:value="1443146034.73629" calcext:value-type="float">
            <text:p>1443146034.73629</text:p>
          </table:table-cell>
          <table:table-cell table:formula="of:=[.G262]-[.$B$2]" office:value-type="float" office:value="34.7361204624176" calcext:value-type="float">
            <text:p>34.7361204624</text:p>
          </table:table-cell>
          <table:table-cell table:formula="of:=[.C262]/([.H262]-[.H261])" office:value-type="float" office:value="88622.024582186" calcext:value-type="float">
            <text:p>88622.024582186</text:p>
          </table:table-cell>
          <table:table-cell table:formula="of:=[.G262]-[.$B262]" office:value-type="float" office:value="9.97331213951111" calcext:value-type="float">
            <text:p>9.9733121395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443146024.80611" calcext:value-type="float">
            <text:p>1443146024.80611</text:p>
          </table:table-cell>
          <table:table-cell office:value-type="float" office:value="4320" calcext:value-type="float">
            <text:p>4320</text:p>
          </table:table-cell>
          <table:table-cell table:formula="of:=[.B263]-[.$B$2]" office:value-type="float" office:value="24.8059368133545" calcext:value-type="float">
            <text:p>24.8059368134</text:p>
          </table:table-cell>
          <table:table-cell table:formula="of:=[.C263]/([.D263]-[.D262])" office:value-type="float" office:value="100165.805831039" calcext:value-type="float">
            <text:p>100165.805831039</text:p>
          </table:table-cell>
          <table:table-cell/>
          <table:table-cell office:value-type="float" office:value="1443146034.78506" calcext:value-type="float">
            <text:p>1443146034.78506</text:p>
          </table:table-cell>
          <table:table-cell table:formula="of:=[.G263]-[.$B$2]" office:value-type="float" office:value="34.7848823070526" calcext:value-type="float">
            <text:p>34.7848823071</text:p>
          </table:table-cell>
          <table:table-cell table:formula="of:=[.C263]/([.H263]-[.H262])" office:value-type="float" office:value="88593.8592425265" calcext:value-type="float">
            <text:p>88593.8592425265</text:p>
          </table:table-cell>
          <table:table-cell table:formula="of:=[.G263]-[.$B263]" office:value-type="float" office:value="9.97894549369812" calcext:value-type="float">
            <text:p>9.9789454937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443146024.84924" calcext:value-type="float">
            <text:p>1443146024.84924</text:p>
          </table:table-cell>
          <table:table-cell office:value-type="float" office:value="4320" calcext:value-type="float">
            <text:p>4320</text:p>
          </table:table-cell>
          <table:table-cell table:formula="of:=[.B264]-[.$B$2]" office:value-type="float" office:value="24.8490610122681" calcext:value-type="float">
            <text:p>24.8490610123</text:p>
          </table:table-cell>
          <table:table-cell table:formula="of:=[.C264]/([.D264]-[.D263])" office:value-type="float" office:value="100175.773900352" calcext:value-type="float">
            <text:p>100175.773900352</text:p>
          </table:table-cell>
          <table:table-cell/>
          <table:table-cell office:value-type="float" office:value="1443146034.8338" calcext:value-type="float">
            <text:p>1443146034.8338</text:p>
          </table:table-cell>
          <table:table-cell table:formula="of:=[.G264]-[.$B$2]" office:value-type="float" office:value="34.8336272239685" calcext:value-type="float">
            <text:p>34.833627224</text:p>
          </table:table-cell>
          <table:table-cell table:formula="of:=[.C264]/([.H264]-[.H263])" office:value-type="float" office:value="88624.6253625563" calcext:value-type="float">
            <text:p>88624.6253625563</text:p>
          </table:table-cell>
          <table:table-cell table:formula="of:=[.G264]-[.$B264]" office:value-type="float" office:value="9.98456621170044" calcext:value-type="float">
            <text:p>9.9845662117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43146024.89241" calcext:value-type="float">
            <text:p>1443146024.89241</text:p>
          </table:table-cell>
          <table:table-cell office:value-type="float" office:value="4320" calcext:value-type="float">
            <text:p>4320</text:p>
          </table:table-cell>
          <table:table-cell table:formula="of:=[.B265]-[.$B$2]" office:value-type="float" office:value="24.8922343254089" calcext:value-type="float">
            <text:p>24.8922343254</text:p>
          </table:table-cell>
          <table:table-cell table:formula="of:=[.C265]/([.D265]-[.D264])" office:value-type="float" office:value="100061.813322141" calcext:value-type="float">
            <text:p>100061.813322141</text:p>
          </table:table-cell>
          <table:table-cell/>
          <table:table-cell office:value-type="float" office:value="1443146034.88255" calcext:value-type="float">
            <text:p>1443146034.88255</text:p>
          </table:table-cell>
          <table:table-cell table:formula="of:=[.G265]-[.$B$2]" office:value-type="float" office:value="34.8823752403259" calcext:value-type="float">
            <text:p>34.8823752403</text:p>
          </table:table-cell>
          <table:table-cell table:formula="of:=[.C265]/([.H265]-[.H264])" office:value-type="float" office:value="88618.9905313405" calcext:value-type="float">
            <text:p>88618.9905313405</text:p>
          </table:table-cell>
          <table:table-cell table:formula="of:=[.G265]-[.$B265]" office:value-type="float" office:value="9.99014091491699" calcext:value-type="float">
            <text:p>9.9901409149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43146024.93553" calcext:value-type="float">
            <text:p>1443146024.93553</text:p>
          </table:table-cell>
          <table:table-cell office:value-type="float" office:value="4320" calcext:value-type="float">
            <text:p>4320</text:p>
          </table:table-cell>
          <table:table-cell table:formula="of:=[.B266]-[.$B$2]" office:value-type="float" office:value="24.9353535175323" calcext:value-type="float">
            <text:p>24.9353535175</text:p>
          </table:table-cell>
          <table:table-cell table:formula="of:=[.C266]/([.D266]-[.D265])" office:value-type="float" office:value="100187.405822344" calcext:value-type="float">
            <text:p>100187.405822344</text:p>
          </table:table-cell>
          <table:table-cell/>
          <table:table-cell office:value-type="float" office:value="1443146034.93131" calcext:value-type="float">
            <text:p>1443146034.93131</text:p>
          </table:table-cell>
          <table:table-cell table:formula="of:=[.G266]-[.$B$2]" office:value-type="float" office:value="34.9311375617981" calcext:value-type="float">
            <text:p>34.9311375618</text:p>
          </table:table-cell>
          <table:table-cell table:formula="of:=[.C266]/([.H266]-[.H265])" office:value-type="float" office:value="88592.9929005887" calcext:value-type="float">
            <text:p>88592.9929005887</text:p>
          </table:table-cell>
          <table:table-cell table:formula="of:=[.G266]-[.$B266]" office:value-type="float" office:value="9.99578404426575" calcext:value-type="float">
            <text:p>9.9957840443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43146024.97865" calcext:value-type="float">
            <text:p>1443146024.97865</text:p>
          </table:table-cell>
          <table:table-cell office:value-type="float" office:value="4320" calcext:value-type="float">
            <text:p>4320</text:p>
          </table:table-cell>
          <table:table-cell table:formula="of:=[.B267]-[.$B$2]" office:value-type="float" office:value="24.9784801006317" calcext:value-type="float">
            <text:p>24.9784801006</text:p>
          </table:table-cell>
          <table:table-cell table:formula="of:=[.C267]/([.D267]-[.D266])" office:value-type="float" office:value="100170.235839147" calcext:value-type="float">
            <text:p>100170.235839147</text:p>
          </table:table-cell>
          <table:table-cell/>
          <table:table-cell office:value-type="float" office:value="1443146034.98004" calcext:value-type="float">
            <text:p>1443146034.98004</text:p>
          </table:table-cell>
          <table:table-cell table:formula="of:=[.G267]-[.$B$2]" office:value-type="float" office:value="34.9798631668091" calcext:value-type="float">
            <text:p>34.9798631668</text:p>
          </table:table-cell>
          <table:table-cell table:formula="of:=[.C267]/([.H267]-[.H266])" office:value-type="float" office:value="88659.7508440573" calcext:value-type="float">
            <text:p>88659.7508440573</text:p>
          </table:table-cell>
          <table:table-cell table:formula="of:=[.G267]-[.$B267]" office:value-type="float" office:value="10.0013830661774" calcext:value-type="float">
            <text:p>10.0013830662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43146025.02085" calcext:value-type="float">
            <text:p>1443146025.02085</text:p>
          </table:table-cell>
          <table:table-cell office:value-type="float" office:value="4320" calcext:value-type="float">
            <text:p>4320</text:p>
          </table:table-cell>
          <table:table-cell table:formula="of:=[.B268]-[.$B$2]" office:value-type="float" office:value="25.0206775665283" calcext:value-type="float">
            <text:p>25.0206775665</text:p>
          </table:table-cell>
          <table:table-cell table:formula="of:=[.C268]/([.D268]-[.D267])" office:value-type="float" office:value="102375.815898163" calcext:value-type="float">
            <text:p>102375.815898163</text:p>
          </table:table-cell>
          <table:table-cell/>
          <table:table-cell office:value-type="float" office:value="1443146035.0289" calcext:value-type="float">
            <text:p>1443146035.0289</text:p>
          </table:table-cell>
          <table:table-cell table:formula="of:=[.G268]-[.$B$2]" office:value-type="float" office:value="35.0287227630615" calcext:value-type="float">
            <text:p>35.0287227631</text:p>
          </table:table-cell>
          <table:table-cell table:formula="of:=[.C268]/([.H268]-[.H267])" office:value-type="float" office:value="88416.6127300763" calcext:value-type="float">
            <text:p>88416.6127300763</text:p>
          </table:table-cell>
          <table:table-cell table:formula="of:=[.G268]-[.$B268]" office:value-type="float" office:value="10.0080451965332" calcext:value-type="float">
            <text:p>10.0080451965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443146025.06215" calcext:value-type="float">
            <text:p>1443146025.06215</text:p>
          </table:table-cell>
          <table:table-cell office:value-type="float" office:value="4320" calcext:value-type="float">
            <text:p>4320</text:p>
          </table:table-cell>
          <table:table-cell table:formula="of:=[.B269]-[.$B$2]" office:value-type="float" office:value="25.0619764328003" calcext:value-type="float">
            <text:p>25.0619764328</text:p>
          </table:table-cell>
          <table:table-cell table:formula="of:=[.C269]/([.D269]-[.D268])" office:value-type="float" office:value="104603.355732594" calcext:value-type="float">
            <text:p>104603.355732594</text:p>
          </table:table-cell>
          <table:table-cell/>
          <table:table-cell office:value-type="float" office:value="1443146035.04205" calcext:value-type="float">
            <text:p>1443146035.04205</text:p>
          </table:table-cell>
          <table:table-cell table:formula="of:=[.G269]-[.$B$2]" office:value-type="float" office:value="35.041876077652" calcext:value-type="float">
            <text:p>35.0418760777</text:p>
          </table:table-cell>
          <table:table-cell table:formula="of:=[.C269]/([.H269]-[.H268])" office:value-type="float" office:value="328434.325073864" calcext:value-type="float">
            <text:p>328434.325073864</text:p>
          </table:table-cell>
          <table:table-cell table:formula="of:=[.G269]-[.$B269]" office:value-type="float" office:value="9.97989964485168" calcext:value-type="float">
            <text:p>9.9798996449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443146025.10344" calcext:value-type="float">
            <text:p>1443146025.10344</text:p>
          </table:table-cell>
          <table:table-cell office:value-type="float" office:value="4320" calcext:value-type="float">
            <text:p>4320</text:p>
          </table:table-cell>
          <table:table-cell table:formula="of:=[.B270]-[.$B$2]" office:value-type="float" office:value="25.1032695770264" calcext:value-type="float">
            <text:p>25.103269577</text:p>
          </table:table-cell>
          <table:table-cell table:formula="of:=[.C270]/([.D270]-[.D269])" office:value-type="float" office:value="104617.850758678" calcext:value-type="float">
            <text:p>104617.850758678</text:p>
          </table:table-cell>
          <table:table-cell/>
          <table:table-cell office:value-type="float" office:value="1443146035.0552" calcext:value-type="float">
            <text:p>1443146035.0552</text:p>
          </table:table-cell>
          <table:table-cell table:formula="of:=[.G270]-[.$B$2]" office:value-type="float" office:value="35.0550298690796" calcext:value-type="float">
            <text:p>35.0550298691</text:p>
          </table:table-cell>
          <table:table-cell table:formula="of:=[.C270]/([.H270]-[.H269])" office:value-type="float" office:value="328422.419024487" calcext:value-type="float">
            <text:p>328422.419024487</text:p>
          </table:table-cell>
          <table:table-cell table:formula="of:=[.G270]-[.$B270]" office:value-type="float" office:value="9.95176029205322" calcext:value-type="float">
            <text:p>9.9517602921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443146025.14474" calcext:value-type="float">
            <text:p>1443146025.14474</text:p>
          </table:table-cell>
          <table:table-cell office:value-type="float" office:value="4320" calcext:value-type="float">
            <text:p>4320</text:p>
          </table:table-cell>
          <table:table-cell table:formula="of:=[.B271]-[.$B$2]" office:value-type="float" office:value="25.1445648670197" calcext:value-type="float">
            <text:p>25.144564867</text:p>
          </table:table-cell>
          <table:table-cell table:formula="of:=[.C271]/([.D271]-[.D270])" office:value-type="float" office:value="104612.414653157" calcext:value-type="float">
            <text:p>104612.414653157</text:p>
          </table:table-cell>
          <table:table-cell/>
          <table:table-cell office:value-type="float" office:value="1443146035.08045" calcext:value-type="float">
            <text:p>1443146035.08045</text:p>
          </table:table-cell>
          <table:table-cell table:formula="of:=[.G271]-[.$B$2]" office:value-type="float" office:value="35.080278635025" calcext:value-type="float">
            <text:p>35.080278635</text:p>
          </table:table-cell>
          <table:table-cell table:formula="of:=[.C271]/([.H271]-[.H270])" office:value-type="float" office:value="171097.471034268" calcext:value-type="float">
            <text:p>171097.471034268</text:p>
          </table:table-cell>
          <table:table-cell table:formula="of:=[.G271]-[.$B271]" office:value-type="float" office:value="9.93571376800537" calcext:value-type="float">
            <text:p>9.935713768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43146025.18603" calcext:value-type="float">
            <text:p>1443146025.18603</text:p>
          </table:table-cell>
          <table:table-cell office:value-type="float" office:value="4320" calcext:value-type="float">
            <text:p>4320</text:p>
          </table:table-cell>
          <table:table-cell table:formula="of:=[.B272]-[.$B$2]" office:value-type="float" office:value="25.1858594417572" calcext:value-type="float">
            <text:p>25.1858594418</text:p>
          </table:table-cell>
          <table:table-cell table:formula="of:=[.C272]/([.D272]-[.D271])" office:value-type="float" office:value="104614.226625559" calcext:value-type="float">
            <text:p>104614.226625559</text:p>
          </table:table-cell>
          <table:table-cell/>
          <table:table-cell office:value-type="float" office:value="1443146035.12039" calcext:value-type="float">
            <text:p>1443146035.12039</text:p>
          </table:table-cell>
          <table:table-cell table:formula="of:=[.G272]-[.$B$2]" office:value-type="float" office:value="35.1202147006988" calcext:value-type="float">
            <text:p>35.1202147007</text:p>
          </table:table-cell>
          <table:table-cell table:formula="of:=[.C272]/([.H272]-[.H271])" office:value-type="float" office:value="108172.899035247" calcext:value-type="float">
            <text:p>108172.899035247</text:p>
          </table:table-cell>
          <table:table-cell table:formula="of:=[.G272]-[.$B272]" office:value-type="float" office:value="9.93435525894165" calcext:value-type="float">
            <text:p>9.9343552589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443146025.22732" calcext:value-type="float">
            <text:p>1443146025.22732</text:p>
          </table:table-cell>
          <table:table-cell office:value-type="float" office:value="4320" calcext:value-type="float">
            <text:p>4320</text:p>
          </table:table-cell>
          <table:table-cell table:formula="of:=[.B273]-[.$B$2]" office:value-type="float" office:value="25.2271494865417" calcext:value-type="float">
            <text:p>25.2271494865</text:p>
          </table:table-cell>
          <table:table-cell table:formula="of:=[.C273]/([.D273]-[.D272])" office:value-type="float" office:value="104625.703908582" calcext:value-type="float">
            <text:p>104625.703908582</text:p>
          </table:table-cell>
          <table:table-cell/>
          <table:table-cell office:value-type="float" office:value="1443146035.16024" calcext:value-type="float">
            <text:p>1443146035.16024</text:p>
          </table:table-cell>
          <table:table-cell table:formula="of:=[.G273]-[.$B$2]" office:value-type="float" office:value="35.1600680351257" calcext:value-type="float">
            <text:p>35.1600680351</text:p>
          </table:table-cell>
          <table:table-cell table:formula="of:=[.C273]/([.H273]-[.H272])" office:value-type="float" office:value="108397.454369246" calcext:value-type="float">
            <text:p>108397.454369246</text:p>
          </table:table-cell>
          <table:table-cell table:formula="of:=[.G273]-[.$B273]" office:value-type="float" office:value="9.93291854858398" calcext:value-type="float">
            <text:p>9.9329185486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443146025.26861" calcext:value-type="float">
            <text:p>1443146025.26861</text:p>
          </table:table-cell>
          <table:table-cell office:value-type="float" office:value="4320" calcext:value-type="float">
            <text:p>4320</text:p>
          </table:table-cell>
          <table:table-cell table:formula="of:=[.B274]-[.$B$2]" office:value-type="float" office:value="25.2684352397919" calcext:value-type="float">
            <text:p>25.2684352398</text:p>
          </table:table-cell>
          <table:table-cell table:formula="of:=[.C274]/([.D274]-[.D273])" office:value-type="float" office:value="104636.579447348" calcext:value-type="float">
            <text:p>104636.579447348</text:p>
          </table:table-cell>
          <table:table-cell/>
          <table:table-cell office:value-type="float" office:value="1443146035.20021" calcext:value-type="float">
            <text:p>1443146035.20021</text:p>
          </table:table-cell>
          <table:table-cell table:formula="of:=[.G274]-[.$B$2]" office:value-type="float" office:value="35.2000329494476" calcext:value-type="float">
            <text:p>35.2000329494</text:p>
          </table:table-cell>
          <table:table-cell table:formula="of:=[.C274]/([.H274]-[.H273])" office:value-type="float" office:value="108094.814496644" calcext:value-type="float">
            <text:p>108094.814496644</text:p>
          </table:table-cell>
          <table:table-cell table:formula="of:=[.G274]-[.$B274]" office:value-type="float" office:value="9.93159770965576" calcext:value-type="float">
            <text:p>9.9315977097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443146025.3099" calcext:value-type="float">
            <text:p>1443146025.3099</text:p>
          </table:table-cell>
          <table:table-cell office:value-type="float" office:value="4320" calcext:value-type="float">
            <text:p>4320</text:p>
          </table:table-cell>
          <table:table-cell table:formula="of:=[.B275]-[.$B$2]" office:value-type="float" office:value="25.3097305297852" calcext:value-type="float">
            <text:p>25.3097305298</text:p>
          </table:table-cell>
          <table:table-cell table:formula="of:=[.C275]/([.D275]-[.D274])" office:value-type="float" office:value="104612.414653157" calcext:value-type="float">
            <text:p>104612.414653157</text:p>
          </table:table-cell>
          <table:table-cell/>
          <table:table-cell office:value-type="float" office:value="1443146035.24007" calcext:value-type="float">
            <text:p>1443146035.24007</text:p>
          </table:table-cell>
          <table:table-cell table:formula="of:=[.G275]-[.$B$2]" office:value-type="float" office:value="35.2398912906647" calcext:value-type="float">
            <text:p>35.2398912907</text:p>
          </table:table-cell>
          <table:table-cell table:formula="of:=[.C275]/([.H275]-[.H274])" office:value-type="float" office:value="108383.838064817" calcext:value-type="float">
            <text:p>108383.838064817</text:p>
          </table:table-cell>
          <table:table-cell table:formula="of:=[.G275]-[.$B275]" office:value-type="float" office:value="9.93016076087952" calcext:value-type="float">
            <text:p>9.9301607609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443146025.35119" calcext:value-type="float">
            <text:p>1443146025.35119</text:p>
          </table:table-cell>
          <table:table-cell office:value-type="float" office:value="4320" calcext:value-type="float">
            <text:p>4320</text:p>
          </table:table-cell>
          <table:table-cell table:formula="of:=[.B276]-[.$B$2]" office:value-type="float" office:value="25.3510196208954" calcext:value-type="float">
            <text:p>25.3510196209</text:p>
          </table:table-cell>
          <table:table-cell table:formula="of:=[.C276]/([.D276]-[.D275])" office:value-type="float" office:value="104628.120499599" calcext:value-type="float">
            <text:p>104628.120499599</text:p>
          </table:table-cell>
          <table:table-cell/>
          <table:table-cell office:value-type="float" office:value="1443146035.27993" calcext:value-type="float">
            <text:p>1443146035.27993</text:p>
          </table:table-cell>
          <table:table-cell table:formula="of:=[.G276]-[.$B$2]" office:value-type="float" office:value="35.2797589302063" calcext:value-type="float">
            <text:p>35.2797589302</text:p>
          </table:table-cell>
          <table:table-cell table:formula="of:=[.C276]/([.H276]-[.H275])" office:value-type="float" office:value="108358.559715818" calcext:value-type="float">
            <text:p>108358.559715818</text:p>
          </table:table-cell>
          <table:table-cell table:formula="of:=[.G276]-[.$B276]" office:value-type="float" office:value="9.92873930931091" calcext:value-type="float">
            <text:p>9.9287393093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443146025.39251" calcext:value-type="float">
            <text:p>1443146025.39251</text:p>
          </table:table-cell>
          <table:table-cell office:value-type="float" office:value="4320" calcext:value-type="float">
            <text:p>4320</text:p>
          </table:table-cell>
          <table:table-cell table:formula="of:=[.B277]-[.$B$2]" office:value-type="float" office:value="25.3923394680023" calcext:value-type="float">
            <text:p>25.392339468</text:p>
          </table:table-cell>
          <table:table-cell table:formula="of:=[.C277]/([.D277]-[.D276])" office:value-type="float" office:value="104550.241650703" calcext:value-type="float">
            <text:p>104550.241650703</text:p>
          </table:table-cell>
          <table:table-cell/>
          <table:table-cell office:value-type="float" office:value="1443146035.31979" calcext:value-type="float">
            <text:p>1443146035.31979</text:p>
          </table:table-cell>
          <table:table-cell table:formula="of:=[.G277]-[.$B$2]" office:value-type="float" office:value="35.3196170330048" calcext:value-type="float">
            <text:p>35.319617033</text:p>
          </table:table-cell>
          <table:table-cell table:formula="of:=[.C277]/([.H277]-[.H276])" office:value-type="float" office:value="108384.486382696" calcext:value-type="float">
            <text:p>108384.486382696</text:p>
          </table:table-cell>
          <table:table-cell table:formula="of:=[.G277]-[.$B277]" office:value-type="float" office:value="9.92727756500244" calcext:value-type="float">
            <text:p>9.927277565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443146025.4338" calcext:value-type="float">
            <text:p>1443146025.4338</text:p>
          </table:table-cell>
          <table:table-cell office:value-type="float" office:value="4320" calcext:value-type="float">
            <text:p>4320</text:p>
          </table:table-cell>
          <table:table-cell table:formula="of:=[.B278]-[.$B$2]" office:value-type="float" office:value="25.4336273670197" calcext:value-type="float">
            <text:p>25.433627367</text:p>
          </table:table-cell>
          <table:table-cell table:formula="of:=[.C278]/([.D278]-[.D277])" office:value-type="float" office:value="104631.14139536" calcext:value-type="float">
            <text:p>104631.14139536</text:p>
          </table:table-cell>
          <table:table-cell/>
          <table:table-cell office:value-type="float" office:value="1443146035.35971" calcext:value-type="float">
            <text:p>1443146035.35971</text:p>
          </table:table-cell>
          <table:table-cell table:formula="of:=[.G278]-[.$B$2]" office:value-type="float" office:value="35.3595376014709" calcext:value-type="float">
            <text:p>35.3595376015</text:p>
          </table:table-cell>
          <table:table-cell table:formula="of:=[.C278]/([.H278]-[.H277])" office:value-type="float" office:value="108214.891871069" calcext:value-type="float">
            <text:p>108214.891871069</text:p>
          </table:table-cell>
          <table:table-cell table:formula="of:=[.G278]-[.$B278]" office:value-type="float" office:value="9.92591023445129" calcext:value-type="float">
            <text:p>9.9259102345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443146025.47509" calcext:value-type="float">
            <text:p>1443146025.47509</text:p>
          </table:table-cell>
          <table:table-cell office:value-type="float" office:value="4320" calcext:value-type="float">
            <text:p>4320</text:p>
          </table:table-cell>
          <table:table-cell table:formula="of:=[.B279]-[.$B$2]" office:value-type="float" office:value="25.4749176502228" calcext:value-type="float">
            <text:p>25.4749176502</text:p>
          </table:table-cell>
          <table:table-cell table:formula="of:=[.C279]/([.D279]-[.D278])" office:value-type="float" office:value="104625.099778271" calcext:value-type="float">
            <text:p>104625.099778271</text:p>
          </table:table-cell>
          <table:table-cell/>
          <table:table-cell office:value-type="float" office:value="1443146035.39963" calcext:value-type="float">
            <text:p>1443146035.39963</text:p>
          </table:table-cell>
          <table:table-cell table:formula="of:=[.G279]-[.$B$2]" office:value-type="float" office:value="35.3994553089142" calcext:value-type="float">
            <text:p>35.3994553089</text:p>
          </table:table-cell>
          <table:table-cell table:formula="of:=[.C279]/([.H279]-[.H278])" office:value-type="float" office:value="108222.647960006" calcext:value-type="float">
            <text:p>108222.647960006</text:p>
          </table:table-cell>
          <table:table-cell table:formula="of:=[.G279]-[.$B279]" office:value-type="float" office:value="9.92453765869141" calcext:value-type="float">
            <text:p>9.9245376587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443146025.51638" calcext:value-type="float">
            <text:p>1443146025.51638</text:p>
          </table:table-cell>
          <table:table-cell office:value-type="float" office:value="4320" calcext:value-type="float">
            <text:p>4320</text:p>
          </table:table-cell>
          <table:table-cell table:formula="of:=[.B280]-[.$B$2]" office:value-type="float" office:value="25.5162029266357" calcext:value-type="float">
            <text:p>25.5162029266</text:p>
          </table:table-cell>
          <table:table-cell table:formula="of:=[.C280]/([.D280]-[.D279])" office:value-type="float" office:value="104637.787980111" calcext:value-type="float">
            <text:p>104637.787980111</text:p>
          </table:table-cell>
          <table:table-cell/>
          <table:table-cell office:value-type="float" office:value="1443146035.43955" calcext:value-type="float">
            <text:p>1443146035.43955</text:p>
          </table:table-cell>
          <table:table-cell table:formula="of:=[.G280]-[.$B$2]" office:value-type="float" office:value="35.4393711090088" calcext:value-type="float">
            <text:p>35.439371109</text:p>
          </table:table-cell>
          <table:table-cell table:formula="of:=[.C280]/([.H280]-[.H279])" office:value-type="float" office:value="108227.819303663" calcext:value-type="float">
            <text:p>108227.819303663</text:p>
          </table:table-cell>
          <table:table-cell table:formula="of:=[.G280]-[.$B280]" office:value-type="float" office:value="9.92316818237305" calcext:value-type="float">
            <text:p>9.9231681824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443146025.55772" calcext:value-type="float">
            <text:p>1443146025.55772</text:p>
          </table:table-cell>
          <table:table-cell office:value-type="float" office:value="4320" calcext:value-type="float">
            <text:p>4320</text:p>
          </table:table-cell>
          <table:table-cell table:formula="of:=[.B281]-[.$B$2]" office:value-type="float" office:value="25.5575456619263" calcext:value-type="float">
            <text:p>25.5575456619</text:p>
          </table:table-cell>
          <table:table-cell table:formula="of:=[.C281]/([.D281]-[.D280])" office:value-type="float" office:value="104492.360499181" calcext:value-type="float">
            <text:p>104492.360499181</text:p>
          </table:table-cell>
          <table:table-cell/>
          <table:table-cell office:value-type="float" office:value="1443146035.47937" calcext:value-type="float">
            <text:p>1443146035.47937</text:p>
          </table:table-cell>
          <table:table-cell table:formula="of:=[.G281]-[.$B$2]" office:value-type="float" office:value="35.4791963100433" calcext:value-type="float">
            <text:p>35.47919631</text:p>
          </table:table-cell>
          <table:table-cell table:formula="of:=[.C281]/([.H281]-[.H280])" office:value-type="float" office:value="108474.028699884" calcext:value-type="float">
            <text:p>108474.028699884</text:p>
          </table:table-cell>
          <table:table-cell table:formula="of:=[.G281]-[.$B281]" office:value-type="float" office:value="9.92165064811707" calcext:value-type="float">
            <text:p>9.9216506481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43146025.599" calcext:value-type="float">
            <text:p>1443146025.599</text:p>
          </table:table-cell>
          <table:table-cell office:value-type="float" office:value="4320" calcext:value-type="float">
            <text:p>4320</text:p>
          </table:table-cell>
          <table:table-cell table:formula="of:=[.B282]-[.$B$2]" office:value-type="float" office:value="25.598827123642" calcext:value-type="float">
            <text:p>25.5988271236</text:p>
          </table:table-cell>
          <table:table-cell table:formula="of:=[.C282]/([.D282]-[.D281])" office:value-type="float" office:value="104647.45724731" calcext:value-type="float">
            <text:p>104647.45724731</text:p>
          </table:table-cell>
          <table:table-cell/>
          <table:table-cell office:value-type="float" office:value="1443146035.51933" calcext:value-type="float">
            <text:p>1443146035.51933</text:p>
          </table:table-cell>
          <table:table-cell table:formula="of:=[.G282]-[.$B$2]" office:value-type="float" office:value="35.5191569328308" calcext:value-type="float">
            <text:p>35.5191569328</text:p>
          </table:table-cell>
          <table:table-cell table:formula="of:=[.C282]/([.H282]-[.H281])" office:value-type="float" office:value="108106.423240079" calcext:value-type="float">
            <text:p>108106.423240079</text:p>
          </table:table-cell>
          <table:table-cell table:formula="of:=[.G282]-[.$B282]" office:value-type="float" office:value="9.92032980918884" calcext:value-type="float">
            <text:p>9.9203298092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43146025.64027" calcext:value-type="float">
            <text:p>1443146025.64027</text:p>
          </table:table-cell>
          <table:table-cell office:value-type="float" office:value="4320" calcext:value-type="float">
            <text:p>4320</text:p>
          </table:table-cell>
          <table:table-cell table:formula="of:=[.B283]-[.$B$2]" office:value-type="float" office:value="25.6400916576385" calcext:value-type="float">
            <text:p>25.6400916576</text:p>
          </table:table-cell>
          <table:table-cell table:formula="of:=[.C283]/([.D283]-[.D282])" office:value-type="float" office:value="104690.386188726" calcext:value-type="float">
            <text:p>104690.386188726</text:p>
          </table:table-cell>
          <table:table-cell/>
          <table:table-cell office:value-type="float" office:value="1443146035.55921" calcext:value-type="float">
            <text:p>1443146035.55921</text:p>
          </table:table-cell>
          <table:table-cell table:formula="of:=[.G283]-[.$B$2]" office:value-type="float" office:value="35.5590395927429" calcext:value-type="float">
            <text:p>35.5590395927</text:p>
          </table:table-cell>
          <table:table-cell table:formula="of:=[.C283]/([.H283]-[.H282])" office:value-type="float" office:value="108317.75035868" calcext:value-type="float">
            <text:p>108317.75035868</text:p>
          </table:table-cell>
          <table:table-cell table:formula="of:=[.G283]-[.$B283]" office:value-type="float" office:value="9.91894793510437" calcext:value-type="float">
            <text:p>9.9189479351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443146025.68155" calcext:value-type="float">
            <text:p>1443146025.68155</text:p>
          </table:table-cell>
          <table:table-cell office:value-type="float" office:value="4320" calcext:value-type="float">
            <text:p>4320</text:p>
          </table:table-cell>
          <table:table-cell table:formula="of:=[.B284]-[.$B$2]" office:value-type="float" office:value="25.6813790798187" calcext:value-type="float">
            <text:p>25.6813790798</text:p>
          </table:table-cell>
          <table:table-cell table:formula="of:=[.C284]/([.D284]-[.D283])" office:value-type="float" office:value="104632.349802508" calcext:value-type="float">
            <text:p>104632.349802508</text:p>
          </table:table-cell>
          <table:table-cell/>
          <table:table-cell office:value-type="float" office:value="1443146035.59911" calcext:value-type="float">
            <text:p>1443146035.59911</text:p>
          </table:table-cell>
          <table:table-cell table:formula="of:=[.G284]-[.$B$2]" office:value-type="float" office:value="35.5989379882813" calcext:value-type="float">
            <text:p>35.5989379883</text:p>
          </table:table-cell>
          <table:table-cell table:formula="of:=[.C284]/([.H284]-[.H283])" office:value-type="float" office:value="108275.03065505" calcext:value-type="float">
            <text:p>108275.03065505</text:p>
          </table:table-cell>
          <table:table-cell table:formula="of:=[.G284]-[.$B284]" office:value-type="float" office:value="9.91755890846252" calcext:value-type="float">
            <text:p>9.9175589085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443146025.72283" calcext:value-type="float">
            <text:p>1443146025.72283</text:p>
          </table:table-cell>
          <table:table-cell office:value-type="float" office:value="4320" calcext:value-type="float">
            <text:p>4320</text:p>
          </table:table-cell>
          <table:table-cell table:formula="of:=[.B285]-[.$B$2]" office:value-type="float" office:value="25.7226555347443" calcext:value-type="float">
            <text:p>25.7226555347</text:p>
          </table:table-cell>
          <table:table-cell table:formula="of:=[.C285]/([.D285]-[.D284])" office:value-type="float" office:value="104660.150872775" calcext:value-type="float">
            <text:p>104660.150872775</text:p>
          </table:table-cell>
          <table:table-cell/>
          <table:table-cell office:value-type="float" office:value="1443146035.63903" calcext:value-type="float">
            <text:p>1443146035.63903</text:p>
          </table:table-cell>
          <table:table-cell table:formula="of:=[.G285]-[.$B$2]" office:value-type="float" office:value="35.6388530731201" calcext:value-type="float">
            <text:p>35.6388530731</text:p>
          </table:table-cell>
          <table:table-cell table:formula="of:=[.C285]/([.H285]-[.H284])" office:value-type="float" office:value="108229.758684952" calcext:value-type="float">
            <text:p>108229.758684952</text:p>
          </table:table-cell>
          <table:table-cell table:formula="of:=[.G285]-[.$B285]" office:value-type="float" office:value="9.91619753837585" calcext:value-type="float">
            <text:p>9.9161975384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43146025.76412" calcext:value-type="float">
            <text:p>1443146025.76412</text:p>
          </table:table-cell>
          <table:table-cell office:value-type="float" office:value="4320" calcext:value-type="float">
            <text:p>4320</text:p>
          </table:table-cell>
          <table:table-cell table:formula="of:=[.B286]-[.$B$2]" office:value-type="float" office:value="25.7639446258545" calcext:value-type="float">
            <text:p>25.7639446259</text:p>
          </table:table-cell>
          <table:table-cell table:formula="of:=[.C286]/([.D286]-[.D285])" office:value-type="float" office:value="104628.120499599" calcext:value-type="float">
            <text:p>104628.120499599</text:p>
          </table:table-cell>
          <table:table-cell/>
          <table:table-cell office:value-type="float" office:value="1443146035.67883" calcext:value-type="float">
            <text:p>1443146035.67883</text:p>
          </table:table-cell>
          <table:table-cell table:formula="of:=[.G286]-[.$B$2]" office:value-type="float" office:value="35.6786577701569" calcext:value-type="float">
            <text:p>35.6786577702</text:p>
          </table:table-cell>
          <table:table-cell table:formula="of:=[.C286]/([.H286]-[.H285])" office:value-type="float" office:value="108529.90530269" calcext:value-type="float">
            <text:p>108529.90530269</text:p>
          </table:table-cell>
          <table:table-cell table:formula="of:=[.G286]-[.$B286]" office:value-type="float" office:value="9.91471314430237" calcext:value-type="float">
            <text:p>9.9147131443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43146025.80539" calcext:value-type="float">
            <text:p>1443146025.80539</text:p>
          </table:table-cell>
          <table:table-cell office:value-type="float" office:value="4320" calcext:value-type="float">
            <text:p>4320</text:p>
          </table:table-cell>
          <table:table-cell table:formula="of:=[.B287]-[.$B$2]" office:value-type="float" office:value="25.8052177429199" calcext:value-type="float">
            <text:p>25.8052177429</text:p>
          </table:table-cell>
          <table:table-cell table:formula="of:=[.C287]/([.D287]-[.D286])" office:value-type="float" office:value="104668.615000693" calcext:value-type="float">
            <text:p>104668.615000693</text:p>
          </table:table-cell>
          <table:table-cell/>
          <table:table-cell office:value-type="float" office:value="1443146035.71879" calcext:value-type="float">
            <text:p>1443146035.71879</text:p>
          </table:table-cell>
          <table:table-cell table:formula="of:=[.G287]-[.$B$2]" office:value-type="float" office:value="35.7186131477356" calcext:value-type="float">
            <text:p>35.7186131477</text:p>
          </table:table-cell>
          <table:table-cell table:formula="of:=[.C287]/([.H287]-[.H286])" office:value-type="float" office:value="108120.615090849" calcext:value-type="float">
            <text:p>108120.615090849</text:p>
          </table:table-cell>
          <table:table-cell table:formula="of:=[.G287]-[.$B287]" office:value-type="float" office:value="9.91339540481567" calcext:value-type="float">
            <text:p>9.9133954048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43146025.84669" calcext:value-type="float">
            <text:p>1443146025.84669</text:p>
          </table:table-cell>
          <table:table-cell office:value-type="float" office:value="4320" calcext:value-type="float">
            <text:p>4320</text:p>
          </table:table-cell>
          <table:table-cell table:formula="of:=[.B288]-[.$B$2]" office:value-type="float" office:value="25.8465111255646" calcext:value-type="float">
            <text:p>25.8465111256</text:p>
          </table:table-cell>
          <table:table-cell table:formula="of:=[.C288]/([.D288]-[.D287])" office:value-type="float" office:value="104617.246719054" calcext:value-type="float">
            <text:p>104617.246719054</text:p>
          </table:table-cell>
          <table:table-cell/>
          <table:table-cell office:value-type="float" office:value="1443146035.75871" calcext:value-type="float">
            <text:p>1443146035.75871</text:p>
          </table:table-cell>
          <table:table-cell table:formula="of:=[.G288]-[.$B$2]" office:value-type="float" office:value="35.7585391998291" calcext:value-type="float">
            <text:p>35.7585391998</text:p>
          </table:table-cell>
          <table:table-cell table:formula="of:=[.C288]/([.H288]-[.H287])" office:value-type="float" office:value="108200.029140939" calcext:value-type="float">
            <text:p>108200.029140939</text:p>
          </table:table-cell>
          <table:table-cell table:formula="of:=[.G288]-[.$B288]" office:value-type="float" office:value="9.91202807426453" calcext:value-type="float">
            <text:p>9.9120280743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43146025.88797" calcext:value-type="float">
            <text:p>1443146025.88797</text:p>
          </table:table-cell>
          <table:table-cell office:value-type="float" office:value="4320" calcext:value-type="float">
            <text:p>4320</text:p>
          </table:table-cell>
          <table:table-cell table:formula="of:=[.B289]-[.$B$2]" office:value-type="float" office:value="25.8877952098846" calcext:value-type="float">
            <text:p>25.8877952099</text:p>
          </table:table-cell>
          <table:table-cell table:formula="of:=[.C289]/([.D289]-[.D288])" office:value-type="float" office:value="104640.809434158" calcext:value-type="float">
            <text:p>104640.809434158</text:p>
          </table:table-cell>
          <table:table-cell/>
          <table:table-cell office:value-type="float" office:value="1443146035.79858" calcext:value-type="float">
            <text:p>1443146035.79858</text:p>
          </table:table-cell>
          <table:table-cell table:formula="of:=[.G289]-[.$B$2]" office:value-type="float" office:value="35.7984056472778" calcext:value-type="float">
            <text:p>35.7984056473</text:p>
          </table:table-cell>
          <table:table-cell table:formula="of:=[.C289]/([.H289]-[.H288])" office:value-type="float" office:value="108361.799870823" calcext:value-type="float">
            <text:p>108361.799870823</text:p>
          </table:table-cell>
          <table:table-cell table:formula="of:=[.G289]-[.$B289]" office:value-type="float" office:value="9.91061043739319" calcext:value-type="float">
            <text:p>9.9106104374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43146025.92926" calcext:value-type="float">
            <text:p>1443146025.92926</text:p>
          </table:table-cell>
          <table:table-cell office:value-type="float" office:value="4320" calcext:value-type="float">
            <text:p>4320</text:p>
          </table:table-cell>
          <table:table-cell table:formula="of:=[.B290]-[.$B$2]" office:value-type="float" office:value="25.9290826320648" calcext:value-type="float">
            <text:p>25.9290826321</text:p>
          </table:table-cell>
          <table:table-cell table:formula="of:=[.C290]/([.D290]-[.D289])" office:value-type="float" office:value="104632.349802508" calcext:value-type="float">
            <text:p>104632.349802508</text:p>
          </table:table-cell>
          <table:table-cell/>
          <table:table-cell office:value-type="float" office:value="1443146035.83849" calcext:value-type="float">
            <text:p>1443146035.83849</text:p>
          </table:table-cell>
          <table:table-cell table:formula="of:=[.G290]-[.$B$2]" office:value-type="float" office:value="35.8383131027222" calcext:value-type="float">
            <text:p>35.8383131027</text:p>
          </table:table-cell>
          <table:table-cell table:formula="of:=[.C290]/([.H290]-[.H289])" office:value-type="float" office:value="108250.449744301" calcext:value-type="float">
            <text:p>108250.449744301</text:p>
          </table:table-cell>
          <table:table-cell table:formula="of:=[.G290]-[.$B290]" office:value-type="float" office:value="9.90923047065735" calcext:value-type="float">
            <text:p>9.9092304707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43146025.97054" calcext:value-type="float">
            <text:p>1443146025.97054</text:p>
          </table:table-cell>
          <table:table-cell office:value-type="float" office:value="4320" calcext:value-type="float">
            <text:p>4320</text:p>
          </table:table-cell>
          <table:table-cell table:formula="of:=[.B291]-[.$B$2]" office:value-type="float" office:value="25.9703662395477" calcext:value-type="float">
            <text:p>25.9703662395</text:p>
          </table:table-cell>
          <table:table-cell table:formula="of:=[.C291]/([.D291]-[.D290])" office:value-type="float" office:value="104642.018064635" calcext:value-type="float">
            <text:p>104642.018064635</text:p>
          </table:table-cell>
          <table:table-cell/>
          <table:table-cell office:value-type="float" office:value="1443146035.8783" calcext:value-type="float">
            <text:p>1443146035.8783</text:p>
          </table:table-cell>
          <table:table-cell table:formula="of:=[.G291]-[.$B$2]" office:value-type="float" office:value="35.8781290054321" calcext:value-type="float">
            <text:p>35.8781290054</text:p>
          </table:table-cell>
          <table:table-cell table:formula="of:=[.C291]/([.H291]-[.H290])" office:value-type="float" office:value="108499.360958084" calcext:value-type="float">
            <text:p>108499.360958084</text:p>
          </table:table-cell>
          <table:table-cell table:formula="of:=[.G291]-[.$B291]" office:value-type="float" office:value="9.9077627658844" calcext:value-type="float">
            <text:p>9.9077627659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443146026.01127" calcext:value-type="float">
            <text:p>1443146026.01127</text:p>
          </table:table-cell>
          <table:table-cell office:value-type="float" office:value="4320" calcext:value-type="float">
            <text:p>4320</text:p>
          </table:table-cell>
          <table:table-cell table:formula="of:=[.B292]-[.$B$2]" office:value-type="float" office:value="26.0110957622528" calcext:value-type="float">
            <text:p>26.0110957623</text:p>
          </table:table-cell>
          <table:table-cell table:formula="of:=[.C292]/([.D292]-[.D291])" office:value-type="float" office:value="106065.568980051" calcext:value-type="float">
            <text:p>106065.568980051</text:p>
          </table:table-cell>
          <table:table-cell/>
          <table:table-cell office:value-type="float" office:value="1443146035.91826" calcext:value-type="float">
            <text:p>1443146035.91826</text:p>
          </table:table-cell>
          <table:table-cell table:formula="of:=[.G292]-[.$B$2]" office:value-type="float" office:value="35.9180846214294" calcext:value-type="float">
            <text:p>35.9180846214</text:p>
          </table:table-cell>
          <table:table-cell table:formula="of:=[.C292]/([.H292]-[.H291])" office:value-type="float" office:value="108119.969925889" calcext:value-type="float">
            <text:p>108119.969925889</text:p>
          </table:table-cell>
          <table:table-cell table:formula="of:=[.G292]-[.$B292]" office:value-type="float" office:value="9.90698885917664" calcext:value-type="float">
            <text:p>9.9069888592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43146026.05071" calcext:value-type="float">
            <text:p>1443146026.05071</text:p>
          </table:table-cell>
          <table:table-cell office:value-type="float" office:value="4320" calcext:value-type="float">
            <text:p>4320</text:p>
          </table:table-cell>
          <table:table-cell table:formula="of:=[.B293]-[.$B$2]" office:value-type="float" office:value="26.050537109375" calcext:value-type="float">
            <text:p>26.0505371094</text:p>
          </table:table-cell>
          <table:table-cell table:formula="of:=[.C293]/([.D293]-[.D292])" office:value-type="float" office:value="109529.727435939" calcext:value-type="float">
            <text:p>109529.727435939</text:p>
          </table:table-cell>
          <table:table-cell/>
          <table:table-cell office:value-type="float" office:value="1443146035.95813" calcext:value-type="float">
            <text:p>1443146035.95813</text:p>
          </table:table-cell>
          <table:table-cell table:formula="of:=[.G293]-[.$B$2]" office:value-type="float" office:value="35.9579565525055" calcext:value-type="float">
            <text:p>35.9579565525</text:p>
          </table:table-cell>
          <table:table-cell table:formula="of:=[.C293]/([.H293]-[.H292])" office:value-type="float" office:value="108346.896762041" calcext:value-type="float">
            <text:p>108346.896762041</text:p>
          </table:table-cell>
          <table:table-cell table:formula="of:=[.G293]-[.$B293]" office:value-type="float" office:value="9.90741944313049" calcext:value-type="float">
            <text:p>9.9074194431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443146026.09017" calcext:value-type="float">
            <text:p>1443146026.09017</text:p>
          </table:table-cell>
          <table:table-cell office:value-type="float" office:value="4320" calcext:value-type="float">
            <text:p>4320</text:p>
          </table:table-cell>
          <table:table-cell table:formula="of:=[.B294]-[.$B$2]" office:value-type="float" office:value="26.0899956226349" calcext:value-type="float">
            <text:p>26.0899956226</text:p>
          </table:table-cell>
          <table:table-cell table:formula="of:=[.C294]/([.D294]-[.D293])" office:value-type="float" office:value="109482.077328838" calcext:value-type="float">
            <text:p>109482.077328838</text:p>
          </table:table-cell>
          <table:table-cell/>
          <table:table-cell office:value-type="float" office:value="1443146035.99806" calcext:value-type="float">
            <text:p>1443146035.99806</text:p>
          </table:table-cell>
          <table:table-cell table:formula="of:=[.G294]-[.$B$2]" office:value-type="float" office:value="35.9978866577148" calcext:value-type="float">
            <text:p>35.9978866577</text:p>
          </table:table-cell>
          <table:table-cell table:formula="of:=[.C294]/([.H294]-[.H293])" office:value-type="float" office:value="108189.046268487" calcext:value-type="float">
            <text:p>108189.046268487</text:p>
          </table:table-cell>
          <table:table-cell table:formula="of:=[.G294]-[.$B294]" office:value-type="float" office:value="9.90789103507996" calcext:value-type="float">
            <text:p>9.9078910351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443146026.12959" calcext:value-type="float">
            <text:p>1443146026.12959</text:p>
          </table:table-cell>
          <table:table-cell office:value-type="float" office:value="4320" calcext:value-type="float">
            <text:p>4320</text:p>
          </table:table-cell>
          <table:table-cell table:formula="of:=[.B295]-[.$B$2]" office:value-type="float" office:value="26.1294112205505" calcext:value-type="float">
            <text:p>26.1294112206</text:p>
          </table:table-cell>
          <table:table-cell table:formula="of:=[.C295]/([.D295]-[.D294])" office:value-type="float" office:value="109601.280418096" calcext:value-type="float">
            <text:p>109601.280418096</text:p>
          </table:table-cell>
          <table:table-cell/>
          <table:table-cell office:value-type="float" office:value="1443146036.01038" calcext:value-type="float">
            <text:p>1443146036.01038</text:p>
          </table:table-cell>
          <table:table-cell table:formula="of:=[.G295]-[.$B$2]" office:value-type="float" office:value="36.0102014541626" calcext:value-type="float">
            <text:p>36.0102014542</text:p>
          </table:table-cell>
          <table:table-cell table:formula="of:=[.C295]/([.H295]-[.H294])" office:value-type="float" office:value="350797.515681871" calcext:value-type="float">
            <text:p>350797.515681871</text:p>
          </table:table-cell>
          <table:table-cell table:formula="of:=[.G295]-[.$B295]" office:value-type="float" office:value="9.88079023361206" calcext:value-type="float">
            <text:p>9.8807902336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443146026.169" calcext:value-type="float">
            <text:p>1443146026.169</text:p>
          </table:table-cell>
          <table:table-cell office:value-type="float" office:value="4320" calcext:value-type="float">
            <text:p>4320</text:p>
          </table:table-cell>
          <table:table-cell table:formula="of:=[.B296]-[.$B$2]" office:value-type="float" office:value="26.1688208580017" calcext:value-type="float">
            <text:p>26.168820858</text:p>
          </table:table-cell>
          <table:table-cell table:formula="of:=[.C296]/([.D296]-[.D295])" office:value-type="float" office:value="109617.856935437" calcext:value-type="float">
            <text:p>109617.856935437</text:p>
          </table:table-cell>
          <table:table-cell/>
          <table:table-cell office:value-type="float" office:value="1443146036.02256" calcext:value-type="float">
            <text:p>1443146036.02256</text:p>
          </table:table-cell>
          <table:table-cell table:formula="of:=[.G296]-[.$B$2]" office:value-type="float" office:value="36.0223817825317" calcext:value-type="float">
            <text:p>36.0223817825</text:p>
          </table:table-cell>
          <table:table-cell table:formula="of:=[.C296]/([.H296]-[.H295])" office:value-type="float" office:value="354670.241152521" calcext:value-type="float">
            <text:p>354670.241152521</text:p>
          </table:table-cell>
          <table:table-cell table:formula="of:=[.G296]-[.$B296]" office:value-type="float" office:value="9.85356092453003" calcext:value-type="float">
            <text:p>9.8535609245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443146026.20841" calcext:value-type="float">
            <text:p>1443146026.20841</text:p>
          </table:table-cell>
          <table:table-cell office:value-type="float" office:value="4320" calcext:value-type="float">
            <text:p>4320</text:p>
          </table:table-cell>
          <table:table-cell table:formula="of:=[.B297]-[.$B$2]" office:value-type="float" office:value="26.2082376480103" calcext:value-type="float">
            <text:p>26.208237648</text:p>
          </table:table-cell>
          <table:table-cell table:formula="of:=[.C297]/([.D297]-[.D296])" office:value-type="float" office:value="109597.965716221" calcext:value-type="float">
            <text:p>109597.965716221</text:p>
          </table:table-cell>
          <table:table-cell/>
          <table:table-cell office:value-type="float" office:value="1443146036.04531" calcext:value-type="float">
            <text:p>1443146036.04531</text:p>
          </table:table-cell>
          <table:table-cell table:formula="of:=[.G297]-[.$B$2]" office:value-type="float" office:value="36.0451374053955" calcext:value-type="float">
            <text:p>36.0451374054</text:p>
          </table:table-cell>
          <table:table-cell table:formula="of:=[.C297]/([.H297]-[.H296])" office:value-type="float" office:value="189843.188466535" calcext:value-type="float">
            <text:p>189843.188466535</text:p>
          </table:table-cell>
          <table:table-cell table:formula="of:=[.G297]-[.$B297]" office:value-type="float" office:value="9.83689975738525" calcext:value-type="float">
            <text:p>9.8368997574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43146026.2478" calcext:value-type="float">
            <text:p>1443146026.2478</text:p>
          </table:table-cell>
          <table:table-cell office:value-type="float" office:value="4320" calcext:value-type="float">
            <text:p>4320</text:p>
          </table:table-cell>
          <table:table-cell table:formula="of:=[.B298]-[.$B$2]" office:value-type="float" office:value="26.2476284503937" calcext:value-type="float">
            <text:p>26.2476284504</text:p>
          </table:table-cell>
          <table:table-cell table:formula="of:=[.C298]/([.D298]-[.D297])" office:value-type="float" office:value="109670.271703275" calcext:value-type="float">
            <text:p>109670.271703275</text:p>
          </table:table-cell>
          <table:table-cell/>
          <table:table-cell office:value-type="float" office:value="1443146036.08194" calcext:value-type="float">
            <text:p>1443146036.08194</text:p>
          </table:table-cell>
          <table:table-cell table:formula="of:=[.G298]-[.$B$2]" office:value-type="float" office:value="36.0817654132843" calcext:value-type="float">
            <text:p>36.0817654133</text:p>
          </table:table-cell>
          <table:table-cell table:formula="of:=[.C298]/([.H298]-[.H297])" office:value-type="float" office:value="117942.532204206" calcext:value-type="float">
            <text:p>117942.532204206</text:p>
          </table:table-cell>
          <table:table-cell table:formula="of:=[.G298]-[.$B298]" office:value-type="float" office:value="9.83413696289063" calcext:value-type="float">
            <text:p>9.8341369629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43146026.28728" calcext:value-type="float">
            <text:p>1443146026.28728</text:p>
          </table:table-cell>
          <table:table-cell office:value-type="float" office:value="4320" calcext:value-type="float">
            <text:p>4320</text:p>
          </table:table-cell>
          <table:table-cell table:formula="of:=[.B299]-[.$B$2]" office:value-type="float" office:value="26.2871081829071" calcext:value-type="float">
            <text:p>26.2871081829</text:p>
          </table:table-cell>
          <table:table-cell table:formula="of:=[.C299]/([.D299]-[.D298])" office:value-type="float" office:value="109423.233770155" calcext:value-type="float">
            <text:p>109423.233770155</text:p>
          </table:table-cell>
          <table:table-cell/>
          <table:table-cell office:value-type="float" office:value="1443146036.11852" calcext:value-type="float">
            <text:p>1443146036.11852</text:p>
          </table:table-cell>
          <table:table-cell table:formula="of:=[.G299]-[.$B$2]" office:value-type="float" office:value="36.1183469295502" calcext:value-type="float">
            <text:p>36.1183469296</text:p>
          </table:table-cell>
          <table:table-cell table:formula="of:=[.C299]/([.H299]-[.H298])" office:value-type="float" office:value="118092.425929064" calcext:value-type="float">
            <text:p>118092.425929064</text:p>
          </table:table-cell>
          <table:table-cell table:formula="of:=[.G299]-[.$B299]" office:value-type="float" office:value="9.83123874664307" calcext:value-type="float">
            <text:p>9.8312387466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443146026.32668" calcext:value-type="float">
            <text:p>1443146026.32668</text:p>
          </table:table-cell>
          <table:table-cell office:value-type="float" office:value="4320" calcext:value-type="float">
            <text:p>4320</text:p>
          </table:table-cell>
          <table:table-cell table:formula="of:=[.B300]-[.$B$2]" office:value-type="float" office:value="26.326507806778" calcext:value-type="float">
            <text:p>26.3265078068</text:p>
          </table:table-cell>
          <table:table-cell table:formula="of:=[.C300]/([.D300]-[.D299])" office:value-type="float" office:value="109645.716775388" calcext:value-type="float">
            <text:p>109645.716775388</text:p>
          </table:table-cell>
          <table:table-cell/>
          <table:table-cell office:value-type="float" office:value="1443146036.15509" calcext:value-type="float">
            <text:p>1443146036.15509</text:p>
          </table:table-cell>
          <table:table-cell table:formula="of:=[.G300]-[.$B$2]" office:value-type="float" office:value="36.1549167633057" calcext:value-type="float">
            <text:p>36.1549167633</text:p>
          </table:table-cell>
          <table:table-cell table:formula="of:=[.C300]/([.H300]-[.H299])" office:value-type="float" office:value="118130.151448968" calcext:value-type="float">
            <text:p>118130.151448968</text:p>
          </table:table-cell>
          <table:table-cell table:formula="of:=[.G300]-[.$B300]" office:value-type="float" office:value="9.82840895652771" calcext:value-type="float">
            <text:p>9.8284089565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443146026.36609" calcext:value-type="float">
            <text:p>1443146026.36609</text:p>
          </table:table-cell>
          <table:table-cell office:value-type="float" office:value="4320" calcext:value-type="float">
            <text:p>4320</text:p>
          </table:table-cell>
          <table:table-cell table:formula="of:=[.B301]-[.$B$2]" office:value-type="float" office:value="26.365918636322" calcext:value-type="float">
            <text:p>26.3659186363</text:p>
          </table:table-cell>
          <table:table-cell table:formula="of:=[.C301]/([.D301]-[.D300])" office:value-type="float" office:value="109614.541230846" calcext:value-type="float">
            <text:p>109614.541230846</text:p>
          </table:table-cell>
          <table:table-cell/>
          <table:table-cell office:value-type="float" office:value="1443146036.19165" calcext:value-type="float">
            <text:p>1443146036.19165</text:p>
          </table:table-cell>
          <table:table-cell table:formula="of:=[.G301]-[.$B$2]" office:value-type="float" office:value="36.1914768218994" calcext:value-type="float">
            <text:p>36.1914768219</text:p>
          </table:table-cell>
          <table:table-cell table:formula="of:=[.C301]/([.H301]-[.H300])" office:value-type="float" office:value="118161.736227045" calcext:value-type="float">
            <text:p>118161.736227045</text:p>
          </table:table-cell>
          <table:table-cell table:formula="of:=[.G301]-[.$B301]" office:value-type="float" office:value="9.82555818557739" calcext:value-type="float">
            <text:p>9.8255581856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43146026.4055" calcext:value-type="float">
            <text:p>1443146026.4055</text:p>
          </table:table-cell>
          <table:table-cell office:value-type="float" office:value="4320" calcext:value-type="float">
            <text:p>4320</text:p>
          </table:table-cell>
          <table:table-cell table:formula="of:=[.B302]-[.$B$2]" office:value-type="float" office:value="26.4053287506103" calcext:value-type="float">
            <text:p>26.4053287506</text:p>
          </table:table-cell>
          <table:table-cell table:formula="of:=[.C302]/([.D302]-[.D301])" office:value-type="float" office:value="109616.53062953" calcext:value-type="float">
            <text:p>109616.53062953</text:p>
          </table:table-cell>
          <table:table-cell/>
          <table:table-cell office:value-type="float" office:value="1443146036.22818" calcext:value-type="float">
            <text:p>1443146036.22818</text:p>
          </table:table-cell>
          <table:table-cell table:formula="of:=[.G302]-[.$B$2]" office:value-type="float" office:value="36.228010892868" calcext:value-type="float">
            <text:p>36.2280108929</text:p>
          </table:table-cell>
          <table:table-cell table:formula="of:=[.C302]/([.H302]-[.H301])" office:value-type="float" office:value="118245.787711685" calcext:value-type="float">
            <text:p>118245.787711685</text:p>
          </table:table-cell>
          <table:table-cell table:formula="of:=[.G302]-[.$B302]" office:value-type="float" office:value="9.82268214225769" calcext:value-type="float">
            <text:p>9.8226821423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443146026.44491" calcext:value-type="float">
            <text:p>1443146026.44491</text:p>
          </table:table-cell>
          <table:table-cell office:value-type="float" office:value="4320" calcext:value-type="float">
            <text:p>4320</text:p>
          </table:table-cell>
          <table:table-cell table:formula="of:=[.B303]-[.$B$2]" office:value-type="float" office:value="26.4447333812714" calcext:value-type="float">
            <text:p>26.4447333813</text:p>
          </table:table-cell>
          <table:table-cell table:formula="of:=[.C303]/([.D303]-[.D302])" office:value-type="float" office:value="109631.785085464" calcext:value-type="float">
            <text:p>109631.785085464</text:p>
          </table:table-cell>
          <table:table-cell/>
          <table:table-cell office:value-type="float" office:value="1443146036.26476" calcext:value-type="float">
            <text:p>1443146036.26476</text:p>
          </table:table-cell>
          <table:table-cell table:formula="of:=[.G303]-[.$B$2]" office:value-type="float" office:value="36.2645885944366" calcext:value-type="float">
            <text:p>36.2645885944</text:p>
          </table:table-cell>
          <table:table-cell table:formula="of:=[.C303]/([.H303]-[.H302])" office:value-type="float" office:value="118104.741816475" calcext:value-type="float">
            <text:p>118104.741816475</text:p>
          </table:table-cell>
          <table:table-cell table:formula="of:=[.G303]-[.$B303]" office:value-type="float" office:value="9.81985521316528" calcext:value-type="float">
            <text:p>9.8198552132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443146026.48432" calcext:value-type="float">
            <text:p>1443146026.48432</text:p>
          </table:table-cell>
          <table:table-cell office:value-type="float" office:value="4320" calcext:value-type="float">
            <text:p>4320</text:p>
          </table:table-cell>
          <table:table-cell table:formula="of:=[.B304]-[.$B$2]" office:value-type="float" office:value="26.4841425418854" calcext:value-type="float">
            <text:p>26.4841425419</text:p>
          </table:table-cell>
          <table:table-cell table:formula="of:=[.C304]/([.D304]-[.D303])" office:value-type="float" office:value="109619.18327344" calcext:value-type="float">
            <text:p>109619.18327344</text:p>
          </table:table-cell>
          <table:table-cell/>
          <table:table-cell office:value-type="float" office:value="1443146036.30136" calcext:value-type="float">
            <text:p>1443146036.30136</text:p>
          </table:table-cell>
          <table:table-cell table:formula="of:=[.G304]-[.$B$2]" office:value-type="float" office:value="36.30118227005" calcext:value-type="float">
            <text:p>36.3011822701</text:p>
          </table:table-cell>
          <table:table-cell table:formula="of:=[.C304]/([.H304]-[.H303])" office:value-type="float" office:value="118053.186174545" calcext:value-type="float">
            <text:p>118053.186174545</text:p>
          </table:table-cell>
          <table:table-cell table:formula="of:=[.G304]-[.$B304]" office:value-type="float" office:value="9.81703972816467" calcext:value-type="float">
            <text:p>9.8170397282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443146026.52373" calcext:value-type="float">
            <text:p>1443146026.52373</text:p>
          </table:table-cell>
          <table:table-cell office:value-type="float" office:value="4320" calcext:value-type="float">
            <text:p>4320</text:p>
          </table:table-cell>
          <table:table-cell table:formula="of:=[.B305]-[.$B$2]" office:value-type="float" office:value="26.5235517024994" calcext:value-type="float">
            <text:p>26.5235517025</text:p>
          </table:table-cell>
          <table:table-cell table:formula="of:=[.C305]/([.D305]-[.D304])" office:value-type="float" office:value="109619.18327344" calcext:value-type="float">
            <text:p>109619.18327344</text:p>
          </table:table-cell>
          <table:table-cell/>
          <table:table-cell office:value-type="float" office:value="1443146036.33789" calcext:value-type="float">
            <text:p>1443146036.33789</text:p>
          </table:table-cell>
          <table:table-cell table:formula="of:=[.G305]-[.$B$2]" office:value-type="float" office:value="36.3377118110657" calcext:value-type="float">
            <text:p>36.3377118111</text:p>
          </table:table-cell>
          <table:table-cell table:formula="of:=[.C305]/([.H305]-[.H304])" office:value-type="float" office:value="118260.45112782" calcext:value-type="float">
            <text:p>118260.45112782</text:p>
          </table:table-cell>
          <table:table-cell table:formula="of:=[.G305]-[.$B305]" office:value-type="float" office:value="9.81416010856628" calcext:value-type="float">
            <text:p>9.8141601086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443146026.56314" calcext:value-type="float">
            <text:p>1443146026.56314</text:p>
          </table:table-cell>
          <table:table-cell office:value-type="float" office:value="4320" calcext:value-type="float">
            <text:p>4320</text:p>
          </table:table-cell>
          <table:table-cell table:formula="of:=[.B306]-[.$B$2]" office:value-type="float" office:value="26.5629642009735" calcext:value-type="float">
            <text:p>26.562964201</text:p>
          </table:table-cell>
          <table:table-cell table:formula="of:=[.C306]/([.D306]-[.D305])" office:value-type="float" office:value="109609.899581387" calcext:value-type="float">
            <text:p>109609.899581387</text:p>
          </table:table-cell>
          <table:table-cell/>
          <table:table-cell office:value-type="float" office:value="1443146036.37448" calcext:value-type="float">
            <text:p>1443146036.37448</text:p>
          </table:table-cell>
          <table:table-cell table:formula="of:=[.G306]-[.$B$2]" office:value-type="float" office:value="36.3743085861206" calcext:value-type="float">
            <text:p>36.3743085861</text:p>
          </table:table-cell>
          <table:table-cell table:formula="of:=[.C306]/([.H306]-[.H305])" office:value-type="float" office:value="118043.188054567" calcext:value-type="float">
            <text:p>118043.188054567</text:p>
          </table:table-cell>
          <table:table-cell table:formula="of:=[.G306]-[.$B306]" office:value-type="float" office:value="9.8113443851471" calcext:value-type="float">
            <text:p>9.8113443851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443146026.60255" calcext:value-type="float">
            <text:p>1443146026.60255</text:p>
          </table:table-cell>
          <table:table-cell office:value-type="float" office:value="4320" calcext:value-type="float">
            <text:p>4320</text:p>
          </table:table-cell>
          <table:table-cell table:formula="of:=[.B307]-[.$B$2]" office:value-type="float" office:value="26.6023788452148" calcext:value-type="float">
            <text:p>26.6023788452</text:p>
          </table:table-cell>
          <table:table-cell table:formula="of:=[.C307]/([.D307]-[.D306])" office:value-type="float" office:value="109603.932323959" calcext:value-type="float">
            <text:p>109603.932323959</text:p>
          </table:table-cell>
          <table:table-cell/>
          <table:table-cell office:value-type="float" office:value="1443146036.41108" calcext:value-type="float">
            <text:p>1443146036.41108</text:p>
          </table:table-cell>
          <table:table-cell table:formula="of:=[.G307]-[.$B$2]" office:value-type="float" office:value="36.4109034538269" calcext:value-type="float">
            <text:p>36.4109034538</text:p>
          </table:table-cell>
          <table:table-cell table:formula="of:=[.C307]/([.H307]-[.H306])" office:value-type="float" office:value="118049.340543358" calcext:value-type="float">
            <text:p>118049.340543358</text:p>
          </table:table-cell>
          <table:table-cell table:formula="of:=[.G307]-[.$B307]" office:value-type="float" office:value="9.80852460861206" calcext:value-type="float">
            <text:p>9.8085246086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443146026.64201" calcext:value-type="float">
            <text:p>1443146026.64201</text:p>
          </table:table-cell>
          <table:table-cell office:value-type="float" office:value="4320" calcext:value-type="float">
            <text:p>4320</text:p>
          </table:table-cell>
          <table:table-cell table:formula="of:=[.B308]-[.$B$2]" office:value-type="float" office:value="26.6418368816376" calcext:value-type="float">
            <text:p>26.6418368816</text:p>
          </table:table-cell>
          <table:table-cell table:formula="of:=[.C308]/([.D308]-[.D307])" office:value-type="float" office:value="109483.400383084" calcext:value-type="float">
            <text:p>109483.400383084</text:p>
          </table:table-cell>
          <table:table-cell/>
          <table:table-cell office:value-type="float" office:value="1443146036.44767" calcext:value-type="float">
            <text:p>1443146036.44767</text:p>
          </table:table-cell>
          <table:table-cell table:formula="of:=[.G308]-[.$B$2]" office:value-type="float" office:value="36.4474980831146" calcext:value-type="float">
            <text:p>36.4474980831</text:p>
          </table:table-cell>
          <table:table-cell table:formula="of:=[.C308]/([.H308]-[.H307])" office:value-type="float" office:value="118050.109649551" calcext:value-type="float">
            <text:p>118050.109649551</text:p>
          </table:table-cell>
          <table:table-cell table:formula="of:=[.G308]-[.$B308]" office:value-type="float" office:value="9.80566120147705" calcext:value-type="float">
            <text:p>9.8056612015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443146026.68142" calcext:value-type="float">
            <text:p>1443146026.68142</text:p>
          </table:table-cell>
          <table:table-cell office:value-type="float" office:value="4320" calcext:value-type="float">
            <text:p>4320</text:p>
          </table:table-cell>
          <table:table-cell table:formula="of:=[.B309]-[.$B$2]" office:value-type="float" office:value="26.6812491416931" calcext:value-type="float">
            <text:p>26.6812491417</text:p>
          </table:table-cell>
          <table:table-cell table:formula="of:=[.C309]/([.D309]-[.D308])" office:value-type="float" office:value="109610.5626501" calcext:value-type="float">
            <text:p>109610.5626501</text:p>
          </table:table-cell>
          <table:table-cell/>
          <table:table-cell office:value-type="float" office:value="1443146036.48426" calcext:value-type="float">
            <text:p>1443146036.48426</text:p>
          </table:table-cell>
          <table:table-cell table:formula="of:=[.G309]-[.$B$2]" office:value-type="float" office:value="36.4840834140778" calcext:value-type="float">
            <text:p>36.4840834141</text:p>
          </table:table-cell>
          <table:table-cell table:formula="of:=[.C309]/([.H309]-[.H308])" office:value-type="float" office:value="118080.112609971" calcext:value-type="float">
            <text:p>118080.112609971</text:p>
          </table:table-cell>
          <table:table-cell table:formula="of:=[.G309]-[.$B309]" office:value-type="float" office:value="9.80283427238464" calcext:value-type="float">
            <text:p>9.8028342724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443146026.72084" calcext:value-type="float">
            <text:p>1443146026.72084</text:p>
          </table:table-cell>
          <table:table-cell office:value-type="float" office:value="4320" calcext:value-type="float">
            <text:p>4320</text:p>
          </table:table-cell>
          <table:table-cell table:formula="of:=[.B310]-[.$B$2]" office:value-type="float" office:value="26.7206625938415" calcext:value-type="float">
            <text:p>26.7206625938</text:p>
          </table:table-cell>
          <table:table-cell table:formula="of:=[.C310]/([.D310]-[.D309])" office:value-type="float" office:value="109607.24738676" calcext:value-type="float">
            <text:p>109607.24738676</text:p>
          </table:table-cell>
          <table:table-cell/>
          <table:table-cell office:value-type="float" office:value="1443146036.5208" calcext:value-type="float">
            <text:p>1443146036.5208</text:p>
          </table:table-cell>
          <table:table-cell table:formula="of:=[.G310]-[.$B$2]" office:value-type="float" office:value="36.5206260681152" calcext:value-type="float">
            <text:p>36.5206260681</text:p>
          </table:table-cell>
          <table:table-cell table:formula="of:=[.C310]/([.H310]-[.H309])" office:value-type="float" office:value="118218.01436671" calcext:value-type="float">
            <text:p>118218.01436671</text:p>
          </table:table-cell>
          <table:table-cell table:formula="of:=[.G310]-[.$B310]" office:value-type="float" office:value="9.79996347427368" calcext:value-type="float">
            <text:p>9.7999634743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443146026.76027" calcext:value-type="float">
            <text:p>1443146026.76027</text:p>
          </table:table-cell>
          <table:table-cell office:value-type="float" office:value="4320" calcext:value-type="float">
            <text:p>4320</text:p>
          </table:table-cell>
          <table:table-cell table:formula="of:=[.B311]-[.$B$2]" office:value-type="float" office:value="26.7601008415222" calcext:value-type="float">
            <text:p>26.7601008415</text:p>
          </table:table-cell>
          <table:table-cell table:formula="of:=[.C311]/([.D311]-[.D310])" office:value-type="float" office:value="109538.335348455" calcext:value-type="float">
            <text:p>109538.335348455</text:p>
          </table:table-cell>
          <table:table-cell/>
          <table:table-cell office:value-type="float" office:value="1443146036.55735" calcext:value-type="float">
            <text:p>1443146036.55735</text:p>
          </table:table-cell>
          <table:table-cell table:formula="of:=[.G311]-[.$B$2]" office:value-type="float" office:value="36.5571775436401" calcext:value-type="float">
            <text:p>36.5571775436</text:p>
          </table:table-cell>
          <table:table-cell table:formula="of:=[.C311]/([.H311]-[.H310])" office:value-type="float" office:value="118189.483131996" calcext:value-type="float">
            <text:p>118189.483131996</text:p>
          </table:table-cell>
          <table:table-cell table:formula="of:=[.G311]-[.$B311]" office:value-type="float" office:value="9.79707670211792" calcext:value-type="float">
            <text:p>9.7970767021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43146026.79969" calcext:value-type="float">
            <text:p>1443146026.79969</text:p>
          </table:table-cell>
          <table:table-cell office:value-type="float" office:value="4320" calcext:value-type="float">
            <text:p>4320</text:p>
          </table:table-cell>
          <table:table-cell table:formula="of:=[.B312]-[.$B$2]" office:value-type="float" office:value="26.799515247345" calcext:value-type="float">
            <text:p>26.7995152473</text:p>
          </table:table-cell>
          <table:table-cell table:formula="of:=[.C312]/([.D312]-[.D311])" office:value-type="float" office:value="109604.595320477" calcext:value-type="float">
            <text:p>109604.595320477</text:p>
          </table:table-cell>
          <table:table-cell/>
          <table:table-cell office:value-type="float" office:value="1443146036.59391" calcext:value-type="float">
            <text:p>1443146036.59391</text:p>
          </table:table-cell>
          <table:table-cell table:formula="of:=[.G312]-[.$B$2]" office:value-type="float" office:value="36.5937323570251" calcext:value-type="float">
            <text:p>36.593732357</text:p>
          </table:table-cell>
          <table:table-cell table:formula="of:=[.C312]/([.H312]-[.H311])" office:value-type="float" office:value="118178.691120648" calcext:value-type="float">
            <text:p>118178.691120648</text:p>
          </table:table-cell>
          <table:table-cell table:formula="of:=[.G312]-[.$B312]" office:value-type="float" office:value="9.79421710968018" calcext:value-type="float">
            <text:p>9.7942171097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443146026.8391" calcext:value-type="float">
            <text:p>1443146026.8391</text:p>
          </table:table-cell>
          <table:table-cell office:value-type="float" office:value="4320" calcext:value-type="float">
            <text:p>4320</text:p>
          </table:table-cell>
          <table:table-cell table:formula="of:=[.B313]-[.$B$2]" office:value-type="float" office:value="26.838921546936" calcext:value-type="float">
            <text:p>26.8389215469</text:p>
          </table:table-cell>
          <table:table-cell table:formula="of:=[.C313]/([.D313]-[.D312])" office:value-type="float" office:value="109627.141975533" calcext:value-type="float">
            <text:p>109627.141975533</text:p>
          </table:table-cell>
          <table:table-cell/>
          <table:table-cell office:value-type="float" office:value="1443146036.63047" calcext:value-type="float">
            <text:p>1443146036.63047</text:p>
          </table:table-cell>
          <table:table-cell table:formula="of:=[.G313]-[.$B$2]" office:value-type="float" office:value="36.6302921772003" calcext:value-type="float">
            <text:p>36.6302921772</text:p>
          </table:table-cell>
          <table:table-cell table:formula="of:=[.C313]/([.H313]-[.H312])" office:value-type="float" office:value="118162.506798484" calcext:value-type="float">
            <text:p>118162.506798484</text:p>
          </table:table-cell>
          <table:table-cell table:formula="of:=[.G313]-[.$B313]" office:value-type="float" office:value="9.79137063026428" calcext:value-type="float">
            <text:p>9.7913706303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443146026.87852" calcext:value-type="float">
            <text:p>1443146026.87852</text:p>
          </table:table-cell>
          <table:table-cell office:value-type="float" office:value="4320" calcext:value-type="float">
            <text:p>4320</text:p>
          </table:table-cell>
          <table:table-cell table:formula="of:=[.B314]-[.$B$2]" office:value-type="float" office:value="26.8783442974091" calcext:value-type="float">
            <text:p>26.8783442974</text:p>
          </table:table-cell>
          <table:table-cell table:formula="of:=[.C314]/([.D314]-[.D313])" office:value-type="float" office:value="109581.395213818" calcext:value-type="float">
            <text:p>109581.395213818</text:p>
          </table:table-cell>
          <table:table-cell/>
          <table:table-cell office:value-type="float" office:value="1443146036.66707" calcext:value-type="float">
            <text:p>1443146036.66707</text:p>
          </table:table-cell>
          <table:table-cell table:formula="of:=[.G314]-[.$B$2]" office:value-type="float" office:value="36.6668934822083" calcext:value-type="float">
            <text:p>36.6668934822</text:p>
          </table:table-cell>
          <table:table-cell table:formula="of:=[.C314]/([.H314]-[.H313])" office:value-type="float" office:value="118028.578463623" calcext:value-type="float">
            <text:p>118028.578463623</text:p>
          </table:table-cell>
          <table:table-cell table:formula="of:=[.G314]-[.$B314]" office:value-type="float" office:value="9.78854918479919" calcext:value-type="float">
            <text:p>9.7885491848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443146026.91793" calcext:value-type="float">
            <text:p>1443146026.91793</text:p>
          </table:table-cell>
          <table:table-cell office:value-type="float" office:value="4320" calcext:value-type="float">
            <text:p>4320</text:p>
          </table:table-cell>
          <table:table-cell table:formula="of:=[.B315]-[.$B$2]" office:value-type="float" office:value="26.9177572727203" calcext:value-type="float">
            <text:p>26.9177572727</text:p>
          </table:table-cell>
          <table:table-cell table:formula="of:=[.C315]/([.D315]-[.D314])" office:value-type="float" office:value="109608.57346803" calcext:value-type="float">
            <text:p>109608.57346803</text:p>
          </table:table-cell>
          <table:table-cell/>
          <table:table-cell office:value-type="float" office:value="1443146036.70363" calcext:value-type="float">
            <text:p>1443146036.70363</text:p>
          </table:table-cell>
          <table:table-cell table:formula="of:=[.G315]-[.$B$2]" office:value-type="float" office:value="36.7034525871277" calcext:value-type="float">
            <text:p>36.7034525871</text:p>
          </table:table-cell>
          <table:table-cell table:formula="of:=[.C315]/([.H315]-[.H314])" office:value-type="float" office:value="118164.818573106" calcext:value-type="float">
            <text:p>118164.818573106</text:p>
          </table:table-cell>
          <table:table-cell table:formula="of:=[.G315]-[.$B315]" office:value-type="float" office:value="9.78569531440735" calcext:value-type="float">
            <text:p>9.7856953144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443146026.95734" calcext:value-type="float">
            <text:p>1443146026.95734</text:p>
          </table:table-cell>
          <table:table-cell office:value-type="float" office:value="4320" calcext:value-type="float">
            <text:p>4320</text:p>
          </table:table-cell>
          <table:table-cell table:formula="of:=[.B316]-[.$B$2]" office:value-type="float" office:value="26.9571697711945" calcext:value-type="float">
            <text:p>26.9571697712</text:p>
          </table:table-cell>
          <table:table-cell table:formula="of:=[.C316]/([.D316]-[.D315])" office:value-type="float" office:value="109609.899581387" calcext:value-type="float">
            <text:p>109609.899581387</text:p>
          </table:table-cell>
          <table:table-cell/>
          <table:table-cell office:value-type="float" office:value="1443146036.74018" calcext:value-type="float">
            <text:p>1443146036.74018</text:p>
          </table:table-cell>
          <table:table-cell table:formula="of:=[.G316]-[.$B$2]" office:value-type="float" office:value="36.7400052547455" calcext:value-type="float">
            <text:p>36.7400052547</text:p>
          </table:table-cell>
          <table:table-cell table:formula="of:=[.C316]/([.H316]-[.H315])" office:value-type="float" office:value="118185.628615969" calcext:value-type="float">
            <text:p>118185.628615969</text:p>
          </table:table-cell>
          <table:table-cell table:formula="of:=[.G316]-[.$B316]" office:value-type="float" office:value="9.78283548355103" calcext:value-type="float">
            <text:p>9.7828354836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443146026.99674" calcext:value-type="float">
            <text:p>1443146026.99674</text:p>
          </table:table-cell>
          <table:table-cell office:value-type="float" office:value="4320" calcext:value-type="float">
            <text:p>4320</text:p>
          </table:table-cell>
          <table:table-cell table:formula="of:=[.B317]-[.$B$2]" office:value-type="float" office:value="26.9965686798096" calcext:value-type="float">
            <text:p>26.9965686798</text:p>
          </table:table-cell>
          <table:table-cell table:formula="of:=[.C317]/([.D317]-[.D316])" office:value-type="float" office:value="109647.707305856" calcext:value-type="float">
            <text:p>109647.707305856</text:p>
          </table:table-cell>
          <table:table-cell/>
          <table:table-cell office:value-type="float" office:value="1443146036.77674" calcext:value-type="float">
            <text:p>1443146036.77674</text:p>
          </table:table-cell>
          <table:table-cell table:formula="of:=[.G317]-[.$B$2]" office:value-type="float" office:value="36.7765684127808" calcext:value-type="float">
            <text:p>36.7765684128</text:p>
          </table:table-cell>
          <table:table-cell table:formula="of:=[.C317]/([.H317]-[.H316])" office:value-type="float" office:value="118151.719712827" calcext:value-type="float">
            <text:p>118151.719712827</text:p>
          </table:table-cell>
          <table:table-cell table:formula="of:=[.G317]-[.$B317]" office:value-type="float" office:value="9.77999973297119" calcext:value-type="float">
            <text:p>9.779999733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443146040.04967" calcext:value-type="float">
            <text:p>1443146040.04967</text:p>
          </table:table-cell>
          <table:table-cell office:value-type="float" office:value="4320" calcext:value-type="float">
            <text:p>4320</text:p>
          </table:table-cell>
          <table:table-cell table:formula="of:=[.B318]-[.$B$2]" office:value-type="float" office:value="40.0494990348816" calcext:value-type="float">
            <text:p>40.0494990349</text:p>
          </table:table-cell>
          <table:table-cell table:formula="of:=[.C318]/([.D318]-[.D317])" office:value-type="float" office:value="330.96016622209" calcext:value-type="float">
            <text:p>330.9601662221</text:p>
          </table:table-cell>
          <table:table-cell/>
          <table:table-cell office:value-type="float" office:value="1443146040.23955" calcext:value-type="float">
            <text:p>1443146040.23955</text:p>
          </table:table-cell>
          <table:table-cell table:formula="of:=[.G318]-[.$B$2]" office:value-type="float" office:value="40.2393734455109" calcext:value-type="float">
            <text:p>40.2393734455</text:p>
          </table:table-cell>
          <table:table-cell table:formula="of:=[.C318]/([.H318]-[.H317])" office:value-type="float" office:value="1247.5435258895" calcext:value-type="float">
            <text:p>1247.5435258895</text:p>
          </table:table-cell>
          <table:table-cell table:formula="of:=[.G318]-[.$B318]" office:value-type="float" office:value="0.189874410629272" calcext:value-type="float">
            <text:p>0.1898744106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443146040.10383" calcext:value-type="float">
            <text:p>1443146040.10383</text:p>
          </table:table-cell>
          <table:table-cell office:value-type="float" office:value="4320" calcext:value-type="float">
            <text:p>4320</text:p>
          </table:table-cell>
          <table:table-cell table:formula="of:=[.B319]-[.$B$2]" office:value-type="float" office:value="40.1036534309387" calcext:value-type="float">
            <text:p>40.1036534309</text:p>
          </table:table-cell>
          <table:table-cell table:formula="of:=[.C319]/([.D319]-[.D318])" office:value-type="float" office:value="79771.9172316633" calcext:value-type="float">
            <text:p>79771.9172316633</text:p>
          </table:table-cell>
          <table:table-cell/>
          <table:table-cell office:value-type="float" office:value="1443146040.29366" calcext:value-type="float">
            <text:p>1443146040.29366</text:p>
          </table:table-cell>
          <table:table-cell table:formula="of:=[.G319]-[.$B$2]" office:value-type="float" office:value="40.2934885025024" calcext:value-type="float">
            <text:p>40.2934885025</text:p>
          </table:table-cell>
          <table:table-cell table:formula="of:=[.C319]/([.H319]-[.H318])" office:value-type="float" office:value="79829.9076109704" calcext:value-type="float">
            <text:p>79829.9076109704</text:p>
          </table:table-cell>
          <table:table-cell table:formula="of:=[.G319]-[.$B319]" office:value-type="float" office:value="0.189835071563721" calcext:value-type="float">
            <text:p>0.1898350716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43146040.15797" calcext:value-type="float">
            <text:p>1443146040.15797</text:p>
          </table:table-cell>
          <table:table-cell office:value-type="float" office:value="4320" calcext:value-type="float">
            <text:p>4320</text:p>
          </table:table-cell>
          <table:table-cell table:formula="of:=[.B320]-[.$B$2]" office:value-type="float" office:value="40.157794713974" calcext:value-type="float">
            <text:p>40.157794714</text:p>
          </table:table-cell>
          <table:table-cell table:formula="of:=[.C320]/([.D320]-[.D319])" office:value-type="float" office:value="79791.2379945835" calcext:value-type="float">
            <text:p>79791.2379945835</text:p>
          </table:table-cell>
          <table:table-cell/>
          <table:table-cell office:value-type="float" office:value="1443146040.40193" calcext:value-type="float">
            <text:p>1443146040.40193</text:p>
          </table:table-cell>
          <table:table-cell table:formula="of:=[.G320]-[.$B$2]" office:value-type="float" office:value="40.4017519950867" calcext:value-type="float">
            <text:p>40.4017519951</text:p>
          </table:table-cell>
          <table:table-cell table:formula="of:=[.C320]/([.H320]-[.H319])" office:value-type="float" office:value="39902.6476689643" calcext:value-type="float">
            <text:p>39902.6476689643</text:p>
          </table:table-cell>
          <table:table-cell table:formula="of:=[.G320]-[.$B320]" office:value-type="float" office:value="0.243957281112671" calcext:value-type="float">
            <text:p>0.2439572811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43146040.2121" calcext:value-type="float">
            <text:p>1443146040.2121</text:p>
          </table:table-cell>
          <table:table-cell office:value-type="float" office:value="4320" calcext:value-type="float">
            <text:p>4320</text:p>
          </table:table-cell>
          <table:table-cell table:formula="of:=[.B321]-[.$B$2]" office:value-type="float" office:value="40.211930513382" calcext:value-type="float">
            <text:p>40.2119305134</text:p>
          </table:table-cell>
          <table:table-cell table:formula="of:=[.C321]/([.D321]-[.D320])" office:value-type="float" office:value="79799.3203618395" calcext:value-type="float">
            <text:p>79799.3203618395</text:p>
          </table:table-cell>
          <table:table-cell/>
          <table:table-cell office:value-type="float" office:value="1443146040.88915" calcext:value-type="float">
            <text:p>1443146040.88915</text:p>
          </table:table-cell>
          <table:table-cell table:formula="of:=[.G321]-[.$B$2]" office:value-type="float" office:value="40.8889763355255" calcext:value-type="float">
            <text:p>40.8889763355</text:p>
          </table:table-cell>
          <table:table-cell table:formula="of:=[.C321]/([.H321]-[.H320])" office:value-type="float" office:value="8866.55210227998" calcext:value-type="float">
            <text:p>8866.55210228</text:p>
          </table:table-cell>
          <table:table-cell table:formula="of:=[.G321]-[.$B321]" office:value-type="float" office:value="0.677045822143555" calcext:value-type="float">
            <text:p>0.6770458221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443146040.26624" calcext:value-type="float">
            <text:p>1443146040.26624</text:p>
          </table:table-cell>
          <table:table-cell office:value-type="float" office:value="4320" calcext:value-type="float">
            <text:p>4320</text:p>
          </table:table-cell>
          <table:table-cell table:formula="of:=[.B322]-[.$B$2]" office:value-type="float" office:value="40.2660644054413" calcext:value-type="float">
            <text:p>40.2660644054</text:p>
          </table:table-cell>
          <table:table-cell table:formula="of:=[.C322]/([.D322]-[.D321])" office:value-type="float" office:value="79802.1320038405" calcext:value-type="float">
            <text:p>79802.1320038405</text:p>
          </table:table-cell>
          <table:table-cell/>
          <table:table-cell office:value-type="float" office:value="1443146040.99742" calcext:value-type="float">
            <text:p>1443146040.99742</text:p>
          </table:table-cell>
          <table:table-cell table:formula="of:=[.G322]-[.$B$2]" office:value-type="float" office:value="40.9972455501556" calcext:value-type="float">
            <text:p>40.9972455502</text:p>
          </table:table-cell>
          <table:table-cell table:formula="of:=[.C322]/([.H322]-[.H321])" office:value-type="float" office:value="39900.538807436" calcext:value-type="float">
            <text:p>39900.538807436</text:p>
          </table:table-cell>
          <table:table-cell table:formula="of:=[.G322]-[.$B322]" office:value-type="float" office:value="0.731181144714356" calcext:value-type="float">
            <text:p>0.7311811447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443146040.32038" calcext:value-type="float">
            <text:p>1443146040.32038</text:p>
          </table:table-cell>
          <table:table-cell office:value-type="float" office:value="4320" calcext:value-type="float">
            <text:p>4320</text:p>
          </table:table-cell>
          <table:table-cell table:formula="of:=[.B323]-[.$B$2]" office:value-type="float" office:value="40.3202061653137" calcext:value-type="float">
            <text:p>40.3202061653</text:p>
          </table:table-cell>
          <table:table-cell table:formula="of:=[.C323]/([.D323]-[.D322])" office:value-type="float" office:value="79790.5352574124" calcext:value-type="float">
            <text:p>79790.5352574124</text:p>
          </table:table-cell>
          <table:table-cell/>
          <table:table-cell office:value-type="float" office:value="1443146041.36529" calcext:value-type="float">
            <text:p>1443146041.36529</text:p>
          </table:table-cell>
          <table:table-cell table:formula="of:=[.G323]-[.$B$2]" office:value-type="float" office:value="41.3651173114777" calcext:value-type="float">
            <text:p>41.3651173115</text:p>
          </table:table-cell>
          <table:table-cell table:formula="of:=[.C323]/([.H323]-[.H322])" office:value-type="float" office:value="11743.2226504019" calcext:value-type="float">
            <text:p>11743.2226504019</text:p>
          </table:table-cell>
          <table:table-cell table:formula="of:=[.G323]-[.$B323]" office:value-type="float" office:value="1.04491114616394" calcext:value-type="float">
            <text:p>1.0449111462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443146040.37452" calcext:value-type="float">
            <text:p>1443146040.37452</text:p>
          </table:table-cell>
          <table:table-cell office:value-type="float" office:value="4320" calcext:value-type="float">
            <text:p>4320</text:p>
          </table:table-cell>
          <table:table-cell table:formula="of:=[.B324]-[.$B$2]" office:value-type="float" office:value="40.3743453025818" calcext:value-type="float">
            <text:p>40.3743453026</text:p>
          </table:table-cell>
          <table:table-cell table:formula="of:=[.C324]/([.D324]-[.D323])" office:value-type="float" office:value="79794.4004650425" calcext:value-type="float">
            <text:p>79794.4004650425</text:p>
          </table:table-cell>
          <table:table-cell/>
          <table:table-cell office:value-type="float" office:value="1443146042.02793" calcext:value-type="float">
            <text:p>1443146042.02793</text:p>
          </table:table-cell>
          <table:table-cell table:formula="of:=[.G324]-[.$B$2]" office:value-type="float" office:value="42.0277569293976" calcext:value-type="float">
            <text:p>42.0277569294</text:p>
          </table:table-cell>
          <table:table-cell table:formula="of:=[.C324]/([.H324]-[.H323])" office:value-type="float" office:value="6519.38079639853" calcext:value-type="float">
            <text:p>6519.3807963985</text:p>
          </table:table-cell>
          <table:table-cell table:formula="of:=[.G324]-[.$B324]" office:value-type="float" office:value="1.6534116268158" calcext:value-type="float">
            <text:p>1.6534116268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443146040.42863" calcext:value-type="float">
            <text:p>1443146040.42863</text:p>
          </table:table-cell>
          <table:table-cell office:value-type="float" office:value="4320" calcext:value-type="float">
            <text:p>4320</text:p>
          </table:table-cell>
          <table:table-cell table:formula="of:=[.B325]-[.$B$2]" office:value-type="float" office:value="40.4284536838532" calcext:value-type="float">
            <text:p>40.4284536839</text:p>
          </table:table-cell>
          <table:table-cell table:formula="of:=[.C325]/([.D325]-[.D324])" office:value-type="float" office:value="79839.7567714048" calcext:value-type="float">
            <text:p>79839.7567714048</text:p>
          </table:table-cell>
          <table:table-cell/>
          <table:table-cell office:value-type="float" office:value="1443146046.01325" calcext:value-type="float">
            <text:p>1443146046.01325</text:p>
          </table:table-cell>
          <table:table-cell table:formula="of:=[.G325]-[.$B$2]" office:value-type="float" office:value="46.0130734443665" calcext:value-type="float">
            <text:p>46.0130734444</text:p>
          </table:table-cell>
          <table:table-cell table:formula="of:=[.C325]/([.H325]-[.H324])" office:value-type="float" office:value="1083.97914789805" calcext:value-type="float">
            <text:p>1083.9791478981</text:p>
          </table:table-cell>
          <table:table-cell table:formula="of:=[.G325]-[.$B325]" office:value-type="float" office:value="5.58461976051331" calcext:value-type="float">
            <text:p>5.5846197605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443146040.48277" calcext:value-type="float">
            <text:p>1443146040.48277</text:p>
          </table:table-cell>
          <table:table-cell office:value-type="float" office:value="4320" calcext:value-type="float">
            <text:p>4320</text:p>
          </table:table-cell>
          <table:table-cell table:formula="of:=[.B326]-[.$B$2]" office:value-type="float" office:value="40.4825961589813" calcext:value-type="float">
            <text:p>40.482596159</text:p>
          </table:table-cell>
          <table:table-cell table:formula="of:=[.C326]/([.D326]-[.D325])" office:value-type="float" office:value="79789.4811748646" calcext:value-type="float">
            <text:p>79789.4811748646</text:p>
          </table:table-cell>
          <table:table-cell/>
          <table:table-cell office:value-type="float" office:value="1443146046.13713" calcext:value-type="float">
            <text:p>1443146046.13713</text:p>
          </table:table-cell>
          <table:table-cell table:formula="of:=[.G326]-[.$B$2]" office:value-type="float" office:value="46.1369576454163" calcext:value-type="float">
            <text:p>46.1369576454</text:p>
          </table:table-cell>
          <table:table-cell table:formula="of:=[.C326]/([.H326]-[.H325])" office:value-type="float" office:value="34871.2746532001" calcext:value-type="float">
            <text:p>34871.2746532001</text:p>
          </table:table-cell>
          <table:table-cell table:formula="of:=[.G326]-[.$B326]" office:value-type="float" office:value="5.65436148643494" calcext:value-type="float">
            <text:p>5.6543614864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443146040.53691" calcext:value-type="float">
            <text:p>1443146040.53691</text:p>
          </table:table-cell>
          <table:table-cell office:value-type="float" office:value="4320" calcext:value-type="float">
            <text:p>4320</text:p>
          </table:table-cell>
          <table:table-cell table:formula="of:=[.B327]-[.$B$2]" office:value-type="float" office:value="40.5367403030396" calcext:value-type="float">
            <text:p>40.536740303</text:p>
          </table:table-cell>
          <table:table-cell table:formula="of:=[.C327]/([.D327]-[.D326])" office:value-type="float" office:value="79787.0217572227" calcext:value-type="float">
            <text:p>79787.0217572227</text:p>
          </table:table-cell>
          <table:table-cell/>
          <table:table-cell office:value-type="float" office:value="1443146046.57303" calcext:value-type="float">
            <text:p>1443146046.57303</text:p>
          </table:table-cell>
          <table:table-cell table:formula="of:=[.G327]-[.$B$2]" office:value-type="float" office:value="46.5728542804718" calcext:value-type="float">
            <text:p>46.5728542805</text:p>
          </table:table-cell>
          <table:table-cell table:formula="of:=[.C327]/([.H327]-[.H326])" office:value-type="float" office:value="9910.60644331321" calcext:value-type="float">
            <text:p>9910.6064433132</text:p>
          </table:table-cell>
          <table:table-cell table:formula="of:=[.G327]-[.$B327]" office:value-type="float" office:value="6.03611397743225" calcext:value-type="float">
            <text:p>6.0361139774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443146040.59106" calcext:value-type="float">
            <text:p>1443146040.59106</text:p>
          </table:table-cell>
          <table:table-cell office:value-type="float" office:value="4320" calcext:value-type="float">
            <text:p>4320</text:p>
          </table:table-cell>
          <table:table-cell table:formula="of:=[.B328]-[.$B$2]" office:value-type="float" office:value="40.5908856391907" calcext:value-type="float">
            <text:p>40.5908856392</text:p>
          </table:table-cell>
          <table:table-cell table:formula="of:=[.C328]/([.D328]-[.D327])" office:value-type="float" office:value="79785.2651231605" calcext:value-type="float">
            <text:p>79785.2651231605</text:p>
          </table:table-cell>
          <table:table-cell/>
          <table:table-cell office:value-type="float" office:value="1443146047.00679" calcext:value-type="float">
            <text:p>1443146047.00679</text:p>
          </table:table-cell>
          <table:table-cell table:formula="of:=[.G328]-[.$B$2]" office:value-type="float" office:value="47.0066154003143" calcext:value-type="float">
            <text:p>47.0066154003</text:p>
          </table:table-cell>
          <table:table-cell table:formula="of:=[.C328]/([.H328]-[.H327])" office:value-type="float" office:value="9959.39885430099" calcext:value-type="float">
            <text:p>9959.398854301</text:p>
          </table:table-cell>
          <table:table-cell table:formula="of:=[.G328]-[.$B328]" office:value-type="float" office:value="6.41572976112366" calcext:value-type="float">
            <text:p>6.4157297611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443146040.64523" calcext:value-type="float">
            <text:p>1443146040.64523</text:p>
          </table:table-cell>
          <table:table-cell office:value-type="float" office:value="4320" calcext:value-type="float">
            <text:p>4320</text:p>
          </table:table-cell>
          <table:table-cell table:formula="of:=[.B329]-[.$B$2]" office:value-type="float" office:value="40.6450574398041" calcext:value-type="float">
            <text:p>40.6450574398</text:p>
          </table:table-cell>
          <table:table-cell table:formula="of:=[.C329]/([.D329]-[.D328])" office:value-type="float" office:value="79746.2877564224" calcext:value-type="float">
            <text:p>79746.2877564224</text:p>
          </table:table-cell>
          <table:table-cell/>
          <table:table-cell office:value-type="float" office:value="1443146051.01414" calcext:value-type="float">
            <text:p>1443146051.01414</text:p>
          </table:table-cell>
          <table:table-cell table:formula="of:=[.G329]-[.$B$2]" office:value-type="float" office:value="51.013964176178" calcext:value-type="float">
            <text:p>51.0139641762</text:p>
          </table:table-cell>
          <table:table-cell table:formula="of:=[.C329]/([.H329]-[.H328])" office:value-type="float" office:value="1078.01946913617" calcext:value-type="float">
            <text:p>1078.0194691362</text:p>
          </table:table-cell>
          <table:table-cell table:formula="of:=[.G329]-[.$B329]" office:value-type="float" office:value="10.3689067363739" calcext:value-type="float">
            <text:p>10.3689067364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443146040.69936" calcext:value-type="float">
            <text:p>1443146040.69936</text:p>
          </table:table-cell>
          <table:table-cell office:value-type="float" office:value="4320" calcext:value-type="float">
            <text:p>4320</text:p>
          </table:table-cell>
          <table:table-cell table:formula="of:=[.B330]-[.$B$2]" office:value-type="float" office:value="40.6991877555847" calcext:value-type="float">
            <text:p>40.6991877556</text:p>
          </table:table-cell>
          <table:table-cell table:formula="of:=[.C330]/([.D330]-[.D329])" office:value-type="float" office:value="79807.4043666507" calcext:value-type="float">
            <text:p>79807.4043666507</text:p>
          </table:table-cell>
          <table:table-cell/>
          <table:table-cell office:value-type="float" office:value="1443146051.06463" calcext:value-type="float">
            <text:p>1443146051.06463</text:p>
          </table:table-cell>
          <table:table-cell table:formula="of:=[.G330]-[.$B$2]" office:value-type="float" office:value="51.0644567012787" calcext:value-type="float">
            <text:p>51.0644567013</text:p>
          </table:table-cell>
          <table:table-cell table:formula="of:=[.C330]/([.H330]-[.H329])" office:value-type="float" office:value="85557.2184473584" calcext:value-type="float">
            <text:p>85557.2184473584</text:p>
          </table:table-cell>
          <table:table-cell table:formula="of:=[.G330]-[.$B330]" office:value-type="float" office:value="10.365268945694" calcext:value-type="float">
            <text:p>10.3652689457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443146040.75351" calcext:value-type="float">
            <text:p>1443146040.75351</text:p>
          </table:table-cell>
          <table:table-cell office:value-type="float" office:value="4320" calcext:value-type="float">
            <text:p>4320</text:p>
          </table:table-cell>
          <table:table-cell table:formula="of:=[.B331]-[.$B$2]" office:value-type="float" office:value="40.7533369064331" calcext:value-type="float">
            <text:p>40.7533369064</text:p>
          </table:table-cell>
          <table:table-cell table:formula="of:=[.C331]/([.D331]-[.D330])" office:value-type="float" office:value="79779.644413917" calcext:value-type="float">
            <text:p>79779.644413917</text:p>
          </table:table-cell>
          <table:table-cell/>
          <table:table-cell office:value-type="float" office:value="1443146051.11501" calcext:value-type="float">
            <text:p>1443146051.11501</text:p>
          </table:table-cell>
          <table:table-cell table:formula="of:=[.G331]-[.$B$2]" office:value-type="float" office:value="51.1148326396942" calcext:value-type="float">
            <text:p>51.1148326397</text:p>
          </table:table-cell>
          <table:table-cell table:formula="of:=[.C331]/([.H331]-[.H330])" office:value-type="float" office:value="85755.2263218674" calcext:value-type="float">
            <text:p>85755.2263218674</text:p>
          </table:table-cell>
          <table:table-cell table:formula="of:=[.G331]-[.$B331]" office:value-type="float" office:value="10.3614957332611" calcext:value-type="float">
            <text:p>10.3614957333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443146040.80765" calcext:value-type="float">
            <text:p>1443146040.80765</text:p>
          </table:table-cell>
          <table:table-cell office:value-type="float" office:value="4320" calcext:value-type="float">
            <text:p>4320</text:p>
          </table:table-cell>
          <table:table-cell table:formula="of:=[.B332]-[.$B$2]" office:value-type="float" office:value="40.8074762821198" calcext:value-type="float">
            <text:p>40.8074762821</text:p>
          </table:table-cell>
          <table:table-cell table:formula="of:=[.C332]/([.D332]-[.D331])" office:value-type="float" office:value="79794.0490670566" calcext:value-type="float">
            <text:p>79794.0490670566</text:p>
          </table:table-cell>
          <table:table-cell/>
          <table:table-cell office:value-type="float" office:value="1443146051.1655" calcext:value-type="float">
            <text:p>1443146051.1655</text:p>
          </table:table-cell>
          <table:table-cell table:formula="of:=[.G332]-[.$B$2]" office:value-type="float" office:value="51.1653294563294" calcext:value-type="float">
            <text:p>51.1653294563</text:p>
          </table:table-cell>
          <table:table-cell table:formula="of:=[.C332]/([.H332]-[.H331])" office:value-type="float" office:value="85549.9472613185" calcext:value-type="float">
            <text:p>85549.9472613185</text:p>
          </table:table-cell>
          <table:table-cell table:formula="of:=[.G332]-[.$B332]" office:value-type="float" office:value="10.3578531742096" calcext:value-type="float">
            <text:p>10.3578531742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443146040.8618" calcext:value-type="float">
            <text:p>1443146040.8618</text:p>
          </table:table-cell>
          <table:table-cell office:value-type="float" office:value="4320" calcext:value-type="float">
            <text:p>4320</text:p>
          </table:table-cell>
          <table:table-cell table:formula="of:=[.B333]-[.$B$2]" office:value-type="float" office:value="40.8616213798523" calcext:value-type="float">
            <text:p>40.8616213799</text:p>
          </table:table-cell>
          <table:table-cell table:formula="of:=[.C333]/([.D333]-[.D332])" office:value-type="float" office:value="79785.6164437849" calcext:value-type="float">
            <text:p>79785.6164437849</text:p>
          </table:table-cell>
          <table:table-cell/>
          <table:table-cell office:value-type="float" office:value="1443146051.21594" calcext:value-type="float">
            <text:p>1443146051.21594</text:p>
          </table:table-cell>
          <table:table-cell table:formula="of:=[.G333]-[.$B$2]" office:value-type="float" office:value="51.2157695293427" calcext:value-type="float">
            <text:p>51.2157695293</text:p>
          </table:table-cell>
          <table:table-cell table:formula="of:=[.C333]/([.H333]-[.H332])" office:value-type="float" office:value="85646.1884751916" calcext:value-type="float">
            <text:p>85646.1884751916</text:p>
          </table:table-cell>
          <table:table-cell table:formula="of:=[.G333]-[.$B333]" office:value-type="float" office:value="10.3541481494904" calcext:value-type="float">
            <text:p>10.3541481495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443146040.91595" calcext:value-type="float">
            <text:p>1443146040.91595</text:p>
          </table:table-cell>
          <table:table-cell office:value-type="float" office:value="4320" calcext:value-type="float">
            <text:p>4320</text:p>
          </table:table-cell>
          <table:table-cell table:formula="of:=[.B334]-[.$B$2]" office:value-type="float" office:value="40.9157717227936" calcext:value-type="float">
            <text:p>40.9157717228</text:p>
          </table:table-cell>
          <table:table-cell table:formula="of:=[.C334]/([.D334]-[.D333])" office:value-type="float" office:value="79777.8881046834" calcext:value-type="float">
            <text:p>79777.8881046834</text:p>
          </table:table-cell>
          <table:table-cell/>
          <table:table-cell office:value-type="float" office:value="1443146051.26641" calcext:value-type="float">
            <text:p>1443146051.26641</text:p>
          </table:table-cell>
          <table:table-cell table:formula="of:=[.G334]-[.$B$2]" office:value-type="float" office:value="51.2662396430969" calcext:value-type="float">
            <text:p>51.2662396431</text:p>
          </table:table-cell>
          <table:table-cell table:formula="of:=[.C334]/([.H334]-[.H333])" office:value-type="float" office:value="85595.2102868858" calcext:value-type="float">
            <text:p>85595.2102868858</text:p>
          </table:table-cell>
          <table:table-cell table:formula="of:=[.G334]-[.$B334]" office:value-type="float" office:value="10.3504679203033" calcext:value-type="float">
            <text:p>10.3504679203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443146040.97009" calcext:value-type="float">
            <text:p>1443146040.97009</text:p>
          </table:table-cell>
          <table:table-cell office:value-type="float" office:value="4320" calcext:value-type="float">
            <text:p>4320</text:p>
          </table:table-cell>
          <table:table-cell table:formula="of:=[.B335]-[.$B$2]" office:value-type="float" office:value="40.9699203968048" calcext:value-type="float">
            <text:p>40.9699203968</text:p>
          </table:table-cell>
          <table:table-cell table:formula="of:=[.C335]/([.D335]-[.D334])" office:value-type="float" office:value="79780.3469592631" calcext:value-type="float">
            <text:p>79780.3469592631</text:p>
          </table:table-cell>
          <table:table-cell/>
          <table:table-cell office:value-type="float" office:value="1443146051.3168" calcext:value-type="float">
            <text:p>1443146051.3168</text:p>
          </table:table-cell>
          <table:table-cell table:formula="of:=[.G335]-[.$B$2]" office:value-type="float" office:value="51.3166222572327" calcext:value-type="float">
            <text:p>51.3166222572</text:p>
          </table:table-cell>
          <table:table-cell table:formula="of:=[.C335]/([.H335]-[.H334])" office:value-type="float" office:value="85743.863713799" calcext:value-type="float">
            <text:p>85743.863713799</text:p>
          </table:table-cell>
          <table:table-cell table:formula="of:=[.G335]-[.$B335]" office:value-type="float" office:value="10.3467018604279" calcext:value-type="float">
            <text:p>10.3467018604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443146041.0228" calcext:value-type="float">
            <text:p>1443146041.0228</text:p>
          </table:table-cell>
          <table:table-cell office:value-type="float" office:value="4320" calcext:value-type="float">
            <text:p>4320</text:p>
          </table:table-cell>
          <table:table-cell table:formula="of:=[.B336]-[.$B$2]" office:value-type="float" office:value="41.0226218700409" calcext:value-type="float">
            <text:p>41.02262187</text:p>
          </table:table-cell>
          <table:table-cell table:formula="of:=[.C336]/([.D336]-[.D335])" office:value-type="float" office:value="81971.1430200049" calcext:value-type="float">
            <text:p>81971.1430200049</text:p>
          </table:table-cell>
          <table:table-cell/>
          <table:table-cell office:value-type="float" office:value="1443146051.36724" calcext:value-type="float">
            <text:p>1443146051.36724</text:p>
          </table:table-cell>
          <table:table-cell table:formula="of:=[.G336]-[.$B$2]" office:value-type="float" office:value="51.3670618534088" calcext:value-type="float">
            <text:p>51.3670618534</text:p>
          </table:table-cell>
          <table:table-cell table:formula="of:=[.C336]/([.H336]-[.H335])" office:value-type="float" office:value="85646.9981423622" calcext:value-type="float">
            <text:p>85646.9981423622</text:p>
          </table:table-cell>
          <table:table-cell table:formula="of:=[.G336]-[.$B336]" office:value-type="float" office:value="10.3444399833679" calcext:value-type="float">
            <text:p>10.3444399834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443146041.07375" calcext:value-type="float">
            <text:p>1443146041.07375</text:p>
          </table:table-cell>
          <table:table-cell office:value-type="float" office:value="4320" calcext:value-type="float">
            <text:p>4320</text:p>
          </table:table-cell>
          <table:table-cell table:formula="of:=[.B337]-[.$B$2]" office:value-type="float" office:value="41.0735766887665" calcext:value-type="float">
            <text:p>41.0735766888</text:p>
          </table:table-cell>
          <table:table-cell table:formula="of:=[.C337]/([.D337]-[.D336])" office:value-type="float" office:value="84780.9904548007" calcext:value-type="float">
            <text:p>84780.9904548007</text:p>
          </table:table-cell>
          <table:table-cell/>
          <table:table-cell office:value-type="float" office:value="1443146051.41768" calcext:value-type="float">
            <text:p>1443146051.41768</text:p>
          </table:table-cell>
          <table:table-cell table:formula="of:=[.G337]-[.$B$2]" office:value-type="float" office:value="51.4175102710724" calcext:value-type="float">
            <text:p>51.4175102711</text:p>
          </table:table-cell>
          <table:table-cell table:formula="of:=[.C337]/([.H337]-[.H336])" office:value-type="float" office:value="85632.0217773493" calcext:value-type="float">
            <text:p>85632.0217773493</text:p>
          </table:table-cell>
          <table:table-cell table:formula="of:=[.G337]-[.$B337]" office:value-type="float" office:value="10.3439335823059" calcext:value-type="float">
            <text:p>10.3439335823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443146041.12471" calcext:value-type="float">
            <text:p>1443146041.12471</text:p>
          </table:table-cell>
          <table:table-cell office:value-type="float" office:value="4320" calcext:value-type="float">
            <text:p>4320</text:p>
          </table:table-cell>
          <table:table-cell table:formula="of:=[.B338]-[.$B$2]" office:value-type="float" office:value="41.1245391368866" calcext:value-type="float">
            <text:p>41.1245391369</text:p>
          </table:table-cell>
          <table:table-cell table:formula="of:=[.C338]/([.D338]-[.D337])" office:value-type="float" office:value="84768.2982147536" calcext:value-type="float">
            <text:p>84768.2982147536</text:p>
          </table:table-cell>
          <table:table-cell/>
          <table:table-cell office:value-type="float" office:value="1443146051.46814" calcext:value-type="float">
            <text:p>1443146051.46814</text:p>
          </table:table-cell>
          <table:table-cell table:formula="of:=[.G338]-[.$B$2]" office:value-type="float" office:value="51.467967748642" calcext:value-type="float">
            <text:p>51.4679677486</text:p>
          </table:table-cell>
          <table:table-cell table:formula="of:=[.C338]/([.H338]-[.H337])" office:value-type="float" office:value="85616.6460965629" calcext:value-type="float">
            <text:p>85616.6460965629</text:p>
          </table:table-cell>
          <table:table-cell table:formula="of:=[.G338]-[.$B338]" office:value-type="float" office:value="10.3434286117554" calcext:value-type="float">
            <text:p>10.3434286118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443146041.17568" calcext:value-type="float">
            <text:p>1443146041.17568</text:p>
          </table:table-cell>
          <table:table-cell office:value-type="float" office:value="4320" calcext:value-type="float">
            <text:p>4320</text:p>
          </table:table-cell>
          <table:table-cell table:formula="of:=[.B339]-[.$B$2]" office:value-type="float" office:value="41.1755061149597" calcext:value-type="float">
            <text:p>41.175506115</text:p>
          </table:table-cell>
          <table:table-cell table:formula="of:=[.C339]/([.D339]-[.D338])" office:value-type="float" office:value="84760.7639951163" calcext:value-type="float">
            <text:p>84760.7639951163</text:p>
          </table:table-cell>
          <table:table-cell/>
          <table:table-cell office:value-type="float" office:value="1443146051.51849" calcext:value-type="float">
            <text:p>1443146051.51849</text:p>
          </table:table-cell>
          <table:table-cell table:formula="of:=[.G339]-[.$B$2]" office:value-type="float" office:value="51.5183129310608" calcext:value-type="float">
            <text:p>51.5183129311</text:p>
          </table:table-cell>
          <table:table-cell table:formula="of:=[.C339]/([.H339]-[.H338])" office:value-type="float" office:value="85807.6144021443" calcext:value-type="float">
            <text:p>85807.6144021443</text:p>
          </table:table-cell>
          <table:table-cell table:formula="of:=[.G339]-[.$B339]" office:value-type="float" office:value="10.3428068161011" calcext:value-type="float">
            <text:p>10.3428068161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443146041.22664" calcext:value-type="float">
            <text:p>1443146041.22664</text:p>
          </table:table-cell>
          <table:table-cell office:value-type="float" office:value="4320" calcext:value-type="float">
            <text:p>4320</text:p>
          </table:table-cell>
          <table:table-cell table:formula="of:=[.B340]-[.$B$2]" office:value-type="float" office:value="41.2264668941498" calcext:value-type="float">
            <text:p>41.2264668941</text:p>
          </table:table-cell>
          <table:table-cell table:formula="of:=[.C340]/([.D340]-[.D339])" office:value-type="float" office:value="84771.0743175279" calcext:value-type="float">
            <text:p>84771.0743175279</text:p>
          </table:table-cell>
          <table:table-cell/>
          <table:table-cell office:value-type="float" office:value="1443146051.56912" calcext:value-type="float">
            <text:p>1443146051.56912</text:p>
          </table:table-cell>
          <table:table-cell table:formula="of:=[.G340]-[.$B$2]" office:value-type="float" office:value="51.5689418315887" calcext:value-type="float">
            <text:p>51.5689418316</text:p>
          </table:table-cell>
          <table:table-cell table:formula="of:=[.C340]/([.H340]-[.H339])" office:value-type="float" office:value="85326.7591227814" calcext:value-type="float">
            <text:p>85326.7591227814</text:p>
          </table:table-cell>
          <table:table-cell table:formula="of:=[.G340]-[.$B340]" office:value-type="float" office:value="10.342474937439" calcext:value-type="float">
            <text:p>10.3424749374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443146041.27759" calcext:value-type="float">
            <text:p>1443146041.27759</text:p>
          </table:table-cell>
          <table:table-cell office:value-type="float" office:value="4320" calcext:value-type="float">
            <text:p>4320</text:p>
          </table:table-cell>
          <table:table-cell table:formula="of:=[.B341]-[.$B$2]" office:value-type="float" office:value="41.277414560318" calcext:value-type="float">
            <text:p>41.2774145603</text:p>
          </table:table-cell>
          <table:table-cell table:formula="of:=[.C341]/([.D341]-[.D340])" office:value-type="float" office:value="84792.8928822125" calcext:value-type="float">
            <text:p>84792.8928822125</text:p>
          </table:table-cell>
          <table:table-cell/>
          <table:table-cell office:value-type="float" office:value="1443146051.6195" calcext:value-type="float">
            <text:p>1443146051.6195</text:p>
          </table:table-cell>
          <table:table-cell table:formula="of:=[.G341]-[.$B$2]" office:value-type="float" office:value="51.619325876236" calcext:value-type="float">
            <text:p>51.6193258762</text:p>
          </table:table-cell>
          <table:table-cell table:formula="of:=[.C341]/([.H341]-[.H340])" office:value-type="float" office:value="85741.4292609523" calcext:value-type="float">
            <text:p>85741.4292609523</text:p>
          </table:table-cell>
          <table:table-cell table:formula="of:=[.G341]-[.$B341]" office:value-type="float" office:value="10.341911315918" calcext:value-type="float">
            <text:p>10.3419113159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443146041.32855" calcext:value-type="float">
            <text:p>1443146041.32855</text:p>
          </table:table-cell>
          <table:table-cell office:value-type="float" office:value="4320" calcext:value-type="float">
            <text:p>4320</text:p>
          </table:table-cell>
          <table:table-cell table:formula="of:=[.B342]-[.$B$2]" office:value-type="float" office:value="41.3283753395081" calcext:value-type="float">
            <text:p>41.3283753395</text:p>
          </table:table-cell>
          <table:table-cell table:formula="of:=[.C342]/([.D342]-[.D341])" office:value-type="float" office:value="84771.0743175279" calcext:value-type="float">
            <text:p>84771.0743175279</text:p>
          </table:table-cell>
          <table:table-cell/>
          <table:table-cell office:value-type="float" office:value="1443146051.66992" calcext:value-type="float">
            <text:p>1443146051.66992</text:p>
          </table:table-cell>
          <table:table-cell table:formula="of:=[.G342]-[.$B$2]" office:value-type="float" office:value="51.6697459220886" calcext:value-type="float">
            <text:p>51.6697459221</text:p>
          </table:table-cell>
          <table:table-cell table:formula="of:=[.C342]/([.H342]-[.H341])" office:value-type="float" office:value="85680.2076821593" calcext:value-type="float">
            <text:p>85680.2076821593</text:p>
          </table:table-cell>
          <table:table-cell table:formula="of:=[.G342]-[.$B342]" office:value-type="float" office:value="10.3413705825806" calcext:value-type="float">
            <text:p>10.3413705826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443146041.37952" calcext:value-type="float">
            <text:p>1443146041.37952</text:p>
          </table:table-cell>
          <table:table-cell office:value-type="float" office:value="4320" calcext:value-type="float">
            <text:p>4320</text:p>
          </table:table-cell>
          <table:table-cell table:formula="of:=[.B343]-[.$B$2]" office:value-type="float" office:value="41.3793449401855" calcext:value-type="float">
            <text:p>41.3793449402</text:p>
          </table:table-cell>
          <table:table-cell table:formula="of:=[.C343]/([.D343]-[.D342])" office:value-type="float" office:value="84756.4026905913" calcext:value-type="float">
            <text:p>84756.4026905913</text:p>
          </table:table-cell>
          <table:table-cell/>
          <table:table-cell office:value-type="float" office:value="1443146051.72031" calcext:value-type="float">
            <text:p>1443146051.72031</text:p>
          </table:table-cell>
          <table:table-cell table:formula="of:=[.G343]-[.$B$2]" office:value-type="float" office:value="51.7201380729675" calcext:value-type="float">
            <text:p>51.720138073</text:p>
          </table:table-cell>
          <table:table-cell table:formula="of:=[.C343]/([.H343]-[.H342])" office:value-type="float" office:value="85727.6366389099" calcext:value-type="float">
            <text:p>85727.6366389099</text:p>
          </table:table-cell>
          <table:table-cell table:formula="of:=[.G343]-[.$B343]" office:value-type="float" office:value="10.340793132782" calcext:value-type="float">
            <text:p>10.3407931328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443146041.43048" calcext:value-type="float">
            <text:p>1443146041.43048</text:p>
          </table:table-cell>
          <table:table-cell office:value-type="float" office:value="4320" calcext:value-type="float">
            <text:p>4320</text:p>
          </table:table-cell>
          <table:table-cell table:formula="of:=[.B344]-[.$B$2]" office:value-type="float" office:value="41.4303047657013" calcext:value-type="float">
            <text:p>41.4303047657</text:p>
          </table:table-cell>
          <table:table-cell table:formula="of:=[.C344]/([.D344]-[.D343])" office:value-type="float" office:value="84772.6607436103" calcext:value-type="float">
            <text:p>84772.6607436103</text:p>
          </table:table-cell>
          <table:table-cell/>
          <table:table-cell office:value-type="float" office:value="1443146051.77077" calcext:value-type="float">
            <text:p>1443146051.77077</text:p>
          </table:table-cell>
          <table:table-cell table:formula="of:=[.G344]-[.$B$2]" office:value-type="float" office:value="51.7705960273743" calcext:value-type="float">
            <text:p>51.7705960274</text:p>
          </table:table-cell>
          <table:table-cell table:formula="of:=[.C344]/([.H344]-[.H343])" office:value-type="float" office:value="85615.8370031564" calcext:value-type="float">
            <text:p>85615.8370031564</text:p>
          </table:table-cell>
          <table:table-cell table:formula="of:=[.G344]-[.$B344]" office:value-type="float" office:value="10.340291261673" calcext:value-type="float">
            <text:p>10.3402912617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443146041.48144" calcext:value-type="float">
            <text:p>1443146041.48144</text:p>
          </table:table-cell>
          <table:table-cell office:value-type="float" office:value="4320" calcext:value-type="float">
            <text:p>4320</text:p>
          </table:table-cell>
          <table:table-cell table:formula="of:=[.B345]-[.$B$2]" office:value-type="float" office:value="41.4812657833099" calcext:value-type="float">
            <text:p>41.4812657833</text:p>
          </table:table-cell>
          <table:table-cell table:formula="of:=[.C345]/([.D345]-[.D344])" office:value-type="float" office:value="84770.6777202848" calcext:value-type="float">
            <text:p>84770.6777202848</text:p>
          </table:table-cell>
          <table:table-cell/>
          <table:table-cell office:value-type="float" office:value="1443146051.82121" calcext:value-type="float">
            <text:p>1443146051.82121</text:p>
          </table:table-cell>
          <table:table-cell table:formula="of:=[.G345]-[.$B$2]" office:value-type="float" office:value="51.8210349082947" calcext:value-type="float">
            <text:p>51.8210349083</text:p>
          </table:table-cell>
          <table:table-cell table:formula="of:=[.C345]/([.H345]-[.H344])" office:value-type="float" office:value="85648.2126718221" calcext:value-type="float">
            <text:p>85648.2126718221</text:p>
          </table:table-cell>
          <table:table-cell table:formula="of:=[.G345]-[.$B345]" office:value-type="float" office:value="10.3397691249847" calcext:value-type="float">
            <text:p>10.339769125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443146041.5324" calcext:value-type="float">
            <text:p>1443146041.5324</text:p>
          </table:table-cell>
          <table:table-cell office:value-type="float" office:value="4320" calcext:value-type="float">
            <text:p>4320</text:p>
          </table:table-cell>
          <table:table-cell table:formula="of:=[.B346]-[.$B$2]" office:value-type="float" office:value="41.5322289466858" calcext:value-type="float">
            <text:p>41.5322289467</text:p>
          </table:table-cell>
          <table:table-cell table:formula="of:=[.C346]/([.D346]-[.D345])" office:value-type="float" office:value="84767.1085120816" calcext:value-type="float">
            <text:p>84767.1085120816</text:p>
          </table:table-cell>
          <table:table-cell/>
          <table:table-cell office:value-type="float" office:value="1443146051.87169" calcext:value-type="float">
            <text:p>1443146051.87169</text:p>
          </table:table-cell>
          <table:table-cell table:formula="of:=[.G346]-[.$B$2]" office:value-type="float" office:value="51.871514081955" calcext:value-type="float">
            <text:p>51.871514082</text:p>
          </table:table-cell>
          <table:table-cell table:formula="of:=[.C346]/([.H346]-[.H345])" office:value-type="float" office:value="85579.8478214665" calcext:value-type="float">
            <text:p>85579.8478214665</text:p>
          </table:table-cell>
          <table:table-cell table:formula="of:=[.G346]-[.$B346]" office:value-type="float" office:value="10.3392851352692" calcext:value-type="float">
            <text:p>10.3392851353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443146041.58337" calcext:value-type="float">
            <text:p>1443146041.58337</text:p>
          </table:table-cell>
          <table:table-cell office:value-type="float" office:value="4320" calcext:value-type="float">
            <text:p>4320</text:p>
          </table:table-cell>
          <table:table-cell table:formula="of:=[.B347]-[.$B$2]" office:value-type="float" office:value="41.5831909179687" calcext:value-type="float">
            <text:p>41.583190918</text:p>
          </table:table-cell>
          <table:table-cell table:formula="of:=[.C347]/([.D347]-[.D346])" office:value-type="float" office:value="84769.0913684211" calcext:value-type="float">
            <text:p>84769.0913684211</text:p>
          </table:table-cell>
          <table:table-cell/>
          <table:table-cell office:value-type="float" office:value="1443146051.92213" calcext:value-type="float">
            <text:p>1443146051.92213</text:p>
          </table:table-cell>
          <table:table-cell table:formula="of:=[.G347]-[.$B$2]" office:value-type="float" office:value="51.9219515323639" calcext:value-type="float">
            <text:p>51.9219515324</text:p>
          </table:table-cell>
          <table:table-cell table:formula="of:=[.C347]/([.H347]-[.H346])" office:value-type="float" office:value="85650.6418340818" calcext:value-type="float">
            <text:p>85650.6418340818</text:p>
          </table:table-cell>
          <table:table-cell table:formula="of:=[.G347]-[.$B347]" office:value-type="float" office:value="10.3387606143951" calcext:value-type="float">
            <text:p>10.3387606144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443146041.63432" calcext:value-type="float">
            <text:p>1443146041.63432</text:p>
          </table:table-cell>
          <table:table-cell office:value-type="float" office:value="4320" calcext:value-type="float">
            <text:p>4320</text:p>
          </table:table-cell>
          <table:table-cell table:formula="of:=[.B348]-[.$B$2]" office:value-type="float" office:value="41.6341505050659" calcext:value-type="float">
            <text:p>41.6341505051</text:p>
          </table:table-cell>
          <table:table-cell table:formula="of:=[.C348]/([.D348]-[.D347])" office:value-type="float" office:value="84773.0573594086" calcext:value-type="float">
            <text:p>84773.0573594086</text:p>
          </table:table-cell>
          <table:table-cell/>
          <table:table-cell office:value-type="float" office:value="1443146051.97253" calcext:value-type="float">
            <text:p>1443146051.97253</text:p>
          </table:table-cell>
          <table:table-cell table:formula="of:=[.G348]-[.$B$2]" office:value-type="float" office:value="51.9723606109619" calcext:value-type="float">
            <text:p>51.972360611</text:p>
          </table:table-cell>
          <table:table-cell table:formula="of:=[.C348]/([.H348]-[.H347])" office:value-type="float" office:value="85698.8487024135" calcext:value-type="float">
            <text:p>85698.8487024135</text:p>
          </table:table-cell>
          <table:table-cell table:formula="of:=[.G348]-[.$B348]" office:value-type="float" office:value="10.338210105896" calcext:value-type="float">
            <text:p>10.3382101059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443146041.68528" calcext:value-type="float">
            <text:p>1443146041.68528</text:p>
          </table:table-cell>
          <table:table-cell office:value-type="float" office:value="4320" calcext:value-type="float">
            <text:p>4320</text:p>
          </table:table-cell>
          <table:table-cell table:formula="of:=[.B349]-[.$B$2]" office:value-type="float" office:value="41.6851024627686" calcext:value-type="float">
            <text:p>41.6851024628</text:p>
          </table:table-cell>
          <table:table-cell table:formula="of:=[.C349]/([.D349]-[.D348])" office:value-type="float" office:value="84785.7510247628" calcext:value-type="float">
            <text:p>84785.7510247628</text:p>
          </table:table-cell>
          <table:table-cell/>
          <table:table-cell office:value-type="float" office:value="1443146052.02318" calcext:value-type="float">
            <text:p>1443146052.02318</text:p>
          </table:table-cell>
          <table:table-cell table:formula="of:=[.G349]-[.$B$2]" office:value-type="float" office:value="52.0230054855347" calcext:value-type="float">
            <text:p>52.0230054855</text:p>
          </table:table-cell>
          <table:table-cell table:formula="of:=[.C349]/([.H349]-[.H348])" office:value-type="float" office:value="85299.84596554" calcext:value-type="float">
            <text:p>85299.84596554</text:p>
          </table:table-cell>
          <table:table-cell table:formula="of:=[.G349]-[.$B349]" office:value-type="float" office:value="10.3379030227661" calcext:value-type="float">
            <text:p>10.3379030228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43146041.73624" calcext:value-type="float">
            <text:p>1443146041.73624</text:p>
          </table:table-cell>
          <table:table-cell office:value-type="float" office:value="4320" calcext:value-type="float">
            <text:p>4320</text:p>
          </table:table-cell>
          <table:table-cell table:formula="of:=[.B350]-[.$B$2]" office:value-type="float" office:value="41.7360641956329" calcext:value-type="float">
            <text:p>41.7360641956</text:p>
          </table:table-cell>
          <table:table-cell table:formula="of:=[.C350]/([.D350]-[.D349])" office:value-type="float" office:value="84769.4879508208" calcext:value-type="float">
            <text:p>84769.4879508208</text:p>
          </table:table-cell>
          <table:table-cell/>
          <table:table-cell office:value-type="float" office:value="1443146052.03895" calcext:value-type="float">
            <text:p>1443146052.03895</text:p>
          </table:table-cell>
          <table:table-cell table:formula="of:=[.G350]-[.$B$2]" office:value-type="float" office:value="52.0387804508209" calcext:value-type="float">
            <text:p>52.0387804508</text:p>
          </table:table-cell>
          <table:table-cell table:formula="of:=[.C350]/([.H350]-[.H349])" office:value-type="float" office:value="273851.632736341" calcext:value-type="float">
            <text:p>273851.632736341</text:p>
          </table:table-cell>
          <table:table-cell table:formula="of:=[.G350]-[.$B350]" office:value-type="float" office:value="10.302716255188" calcext:value-type="float">
            <text:p>10.3027162552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443146041.7872" calcext:value-type="float">
            <text:p>1443146041.7872</text:p>
          </table:table-cell>
          <table:table-cell office:value-type="float" office:value="4320" calcext:value-type="float">
            <text:p>4320</text:p>
          </table:table-cell>
          <table:table-cell table:formula="of:=[.B351]-[.$B$2]" office:value-type="float" office:value="41.7870299816132" calcext:value-type="float">
            <text:p>41.7870299816</text:p>
          </table:table-cell>
          <table:table-cell table:formula="of:=[.C351]/([.D351]-[.D350])" office:value-type="float" office:value="84762.7465546439" calcext:value-type="float">
            <text:p>84762.7465546439</text:p>
          </table:table-cell>
          <table:table-cell/>
          <table:table-cell office:value-type="float" office:value="1443146052.05475" calcext:value-type="float">
            <text:p>1443146052.05475</text:p>
          </table:table-cell>
          <table:table-cell table:formula="of:=[.G351]-[.$B$2]" office:value-type="float" office:value="52.0545787811279" calcext:value-type="float">
            <text:p>52.0545787811</text:p>
          </table:table-cell>
          <table:table-cell table:formula="of:=[.C351]/([.H351]-[.H350])" office:value-type="float" office:value="273446.618474865" calcext:value-type="float">
            <text:p>273446.618474865</text:p>
          </table:table-cell>
          <table:table-cell table:formula="of:=[.G351]-[.$B351]" office:value-type="float" office:value="10.2675487995148" calcext:value-type="float">
            <text:p>10.2675487995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443146041.83817" calcext:value-type="float">
            <text:p>1443146041.83817</text:p>
          </table:table-cell>
          <table:table-cell office:value-type="float" office:value="4320" calcext:value-type="float">
            <text:p>4320</text:p>
          </table:table-cell>
          <table:table-cell table:formula="of:=[.B352]-[.$B$2]" office:value-type="float" office:value="41.8379909992218" calcext:value-type="float">
            <text:p>41.8379909992</text:p>
          </table:table-cell>
          <table:table-cell table:formula="of:=[.C352]/([.D352]-[.D351])" office:value-type="float" office:value="84770.6777202848" calcext:value-type="float">
            <text:p>84770.6777202848</text:p>
          </table:table-cell>
          <table:table-cell/>
          <table:table-cell office:value-type="float" office:value="1443146052.08338" calcext:value-type="float">
            <text:p>1443146052.08338</text:p>
          </table:table-cell>
          <table:table-cell table:formula="of:=[.G352]-[.$B$2]" office:value-type="float" office:value="52.0832023620605" calcext:value-type="float">
            <text:p>52.0832023621</text:p>
          </table:table-cell>
          <table:table-cell table:formula="of:=[.C352]/([.H352]-[.H351])" office:value-type="float" office:value="150924.512560805" calcext:value-type="float">
            <text:p>150924.512560805</text:p>
          </table:table-cell>
          <table:table-cell table:formula="of:=[.G352]-[.$B352]" office:value-type="float" office:value="10.2452113628387" calcext:value-type="float">
            <text:p>10.2452113628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443146041.88921" calcext:value-type="float">
            <text:p>1443146041.88921</text:p>
          </table:table-cell>
          <table:table-cell office:value-type="float" office:value="4320" calcext:value-type="float">
            <text:p>4320</text:p>
          </table:table-cell>
          <table:table-cell table:formula="of:=[.B353]-[.$B$2]" office:value-type="float" office:value="41.8890316486359" calcext:value-type="float">
            <text:p>41.8890316486</text:p>
          </table:table-cell>
          <table:table-cell table:formula="of:=[.C353]/([.D353]-[.D352])" office:value-type="float" office:value="84638.4215246637" calcext:value-type="float">
            <text:p>84638.4215246637</text:p>
          </table:table-cell>
          <table:table-cell/>
          <table:table-cell office:value-type="float" office:value="1443146052.13004" calcext:value-type="float">
            <text:p>1443146052.13004</text:p>
          </table:table-cell>
          <table:table-cell table:formula="of:=[.G353]-[.$B$2]" office:value-type="float" office:value="52.1298689842224" calcext:value-type="float">
            <text:p>52.1298689842</text:p>
          </table:table-cell>
          <table:table-cell table:formula="of:=[.C353]/([.H353]-[.H352])" office:value-type="float" office:value="92571.5168545066" calcext:value-type="float">
            <text:p>92571.5168545066</text:p>
          </table:table-cell>
          <table:table-cell table:formula="of:=[.G353]-[.$B353]" office:value-type="float" office:value="10.2408373355865" calcext:value-type="float">
            <text:p>10.2408373356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443146041.94028" calcext:value-type="float">
            <text:p>1443146041.94028</text:p>
          </table:table-cell>
          <table:table-cell office:value-type="float" office:value="4320" calcext:value-type="float">
            <text:p>4320</text:p>
          </table:table-cell>
          <table:table-cell table:formula="of:=[.B354]-[.$B$2]" office:value-type="float" office:value="41.9401090145111" calcext:value-type="float">
            <text:p>41.9401090145</text:p>
          </table:table-cell>
          <table:table-cell table:formula="of:=[.C354]/([.D354]-[.D353])" office:value-type="float" office:value="84577.5800293137" calcext:value-type="float">
            <text:p>84577.5800293137</text:p>
          </table:table-cell>
          <table:table-cell/>
          <table:table-cell office:value-type="float" office:value="1443146052.17676" calcext:value-type="float">
            <text:p>1443146052.17676</text:p>
          </table:table-cell>
          <table:table-cell table:formula="of:=[.G354]-[.$B$2]" office:value-type="float" office:value="52.1765878200531" calcext:value-type="float">
            <text:p>52.1765878201</text:p>
          </table:table-cell>
          <table:table-cell table:formula="of:=[.C354]/([.H354]-[.H353])" office:value-type="float" office:value="92468.0575444112" calcext:value-type="float">
            <text:p>92468.0575444112</text:p>
          </table:table-cell>
          <table:table-cell table:formula="of:=[.G354]-[.$B354]" office:value-type="float" office:value="10.236478805542" calcext:value-type="float">
            <text:p>10.2364788055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443146041.99124" calcext:value-type="float">
            <text:p>1443146041.99124</text:p>
          </table:table-cell>
          <table:table-cell office:value-type="float" office:value="4320" calcext:value-type="float">
            <text:p>4320</text:p>
          </table:table-cell>
          <table:table-cell table:formula="of:=[.B355]-[.$B$2]" office:value-type="float" office:value="41.9910700321198" calcext:value-type="float">
            <text:p>41.9910700321</text:p>
          </table:table-cell>
          <table:table-cell table:formula="of:=[.C355]/([.D355]-[.D354])" office:value-type="float" office:value="84770.6777202848" calcext:value-type="float">
            <text:p>84770.6777202848</text:p>
          </table:table-cell>
          <table:table-cell/>
          <table:table-cell office:value-type="float" office:value="1443146052.22348" calcext:value-type="float">
            <text:p>1443146052.22348</text:p>
          </table:table-cell>
          <table:table-cell table:formula="of:=[.G355]-[.$B$2]" office:value-type="float" office:value="52.2233014106751" calcext:value-type="float">
            <text:p>52.2233014107</text:p>
          </table:table-cell>
          <table:table-cell table:formula="of:=[.C355]/([.H355]-[.H354])" office:value-type="float" office:value="92478.4402672369" calcext:value-type="float">
            <text:p>92478.4402672369</text:p>
          </table:table-cell>
          <table:table-cell table:formula="of:=[.G355]-[.$B355]" office:value-type="float" office:value="10.2322313785553" calcext:value-type="float">
            <text:p>10.2322313786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443146042.03506" calcext:value-type="float">
            <text:p>1443146042.03506</text:p>
          </table:table-cell>
          <table:table-cell office:value-type="float" office:value="4320" calcext:value-type="float">
            <text:p>4320</text:p>
          </table:table-cell>
          <table:table-cell table:formula="of:=[.B356]-[.$B$2]" office:value-type="float" office:value="42.0348892211914" calcext:value-type="float">
            <text:p>42.0348892212</text:p>
          </table:table-cell>
          <table:table-cell table:formula="of:=[.C356]/([.D356]-[.D355])" office:value-type="float" office:value="98586.9453890561" calcext:value-type="float">
            <text:p>98586.9453890561</text:p>
          </table:table-cell>
          <table:table-cell/>
          <table:table-cell office:value-type="float" office:value="1443146052.27015" calcext:value-type="float">
            <text:p>1443146052.27015</text:p>
          </table:table-cell>
          <table:table-cell table:formula="of:=[.G356]-[.$B$2]" office:value-type="float" office:value="52.2699708938599" calcext:value-type="float">
            <text:p>52.2699708939</text:p>
          </table:table-cell>
          <table:table-cell table:formula="of:=[.C356]/([.H356]-[.H355])" office:value-type="float" office:value="92565.8418562831" calcext:value-type="float">
            <text:p>92565.8418562831</text:p>
          </table:table-cell>
          <table:table-cell table:formula="of:=[.G356]-[.$B356]" office:value-type="float" office:value="10.2350816726685" calcext:value-type="float">
            <text:p>10.2350816727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443146042.07741" calcext:value-type="float">
            <text:p>1443146042.07741</text:p>
          </table:table-cell>
          <table:table-cell office:value-type="float" office:value="4320" calcext:value-type="float">
            <text:p>4320</text:p>
          </table:table-cell>
          <table:table-cell table:formula="of:=[.B357]-[.$B$2]" office:value-type="float" office:value="42.0772366523743" calcext:value-type="float">
            <text:p>42.0772366524</text:p>
          </table:table-cell>
          <table:table-cell table:formula="of:=[.C357]/([.D357]-[.D356])" office:value-type="float" office:value="102013.271627876" calcext:value-type="float">
            <text:p>102013.271627876</text:p>
          </table:table-cell>
          <table:table-cell/>
          <table:table-cell office:value-type="float" office:value="1443146052.31677" calcext:value-type="float">
            <text:p>1443146052.31677</text:p>
          </table:table-cell>
          <table:table-cell table:formula="of:=[.G357]-[.$B$2]" office:value-type="float" office:value="52.316597700119" calcext:value-type="float">
            <text:p>52.3165977001</text:p>
          </table:table-cell>
          <table:table-cell table:formula="of:=[.C357]/([.H357]-[.H356])" office:value-type="float" office:value="92650.566199819" calcext:value-type="float">
            <text:p>92650.566199819</text:p>
          </table:table-cell>
          <table:table-cell table:formula="of:=[.G357]-[.$B357]" office:value-type="float" office:value="10.2393610477448" calcext:value-type="float">
            <text:p>10.2393610477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443146042.11975" calcext:value-type="float">
            <text:p>1443146042.11975</text:p>
          </table:table-cell>
          <table:table-cell office:value-type="float" office:value="4320" calcext:value-type="float">
            <text:p>4320</text:p>
          </table:table-cell>
          <table:table-cell table:formula="of:=[.B358]-[.$B$2]" office:value-type="float" office:value="42.1195712089539" calcext:value-type="float">
            <text:p>42.119571209</text:p>
          </table:table-cell>
          <table:table-cell table:formula="of:=[.C358]/([.D358]-[.D357])" office:value-type="float" office:value="102044.295465297" calcext:value-type="float">
            <text:p>102044.295465297</text:p>
          </table:table-cell>
          <table:table-cell/>
          <table:table-cell office:value-type="float" office:value="1443146052.36351" calcext:value-type="float">
            <text:p>1443146052.36351</text:p>
          </table:table-cell>
          <table:table-cell table:formula="of:=[.G358]-[.$B$2]" office:value-type="float" office:value="52.3633360862732" calcext:value-type="float">
            <text:p>52.3633360863</text:p>
          </table:table-cell>
          <table:table-cell table:formula="of:=[.C358]/([.H358]-[.H357])" office:value-type="float" office:value="92429.378835412" calcext:value-type="float">
            <text:p>92429.378835412</text:p>
          </table:table-cell>
          <table:table-cell table:formula="of:=[.G358]-[.$B358]" office:value-type="float" office:value="10.2437648773193" calcext:value-type="float">
            <text:p>10.2437648773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443146042.16208" calcext:value-type="float">
            <text:p>1443146042.16208</text:p>
          </table:table-cell>
          <table:table-cell office:value-type="float" office:value="4320" calcext:value-type="float">
            <text:p>4320</text:p>
          </table:table-cell>
          <table:table-cell table:formula="of:=[.B359]-[.$B$2]" office:value-type="float" office:value="42.161904335022" calcext:value-type="float">
            <text:p>42.161904335</text:p>
          </table:table-cell>
          <table:table-cell table:formula="of:=[.C359]/([.D359]-[.D358])" office:value-type="float" office:value="102047.743723178" calcext:value-type="float">
            <text:p>102047.743723178</text:p>
          </table:table-cell>
          <table:table-cell/>
          <table:table-cell office:value-type="float" office:value="1443146052.41021" calcext:value-type="float">
            <text:p>1443146052.41021</text:p>
          </table:table-cell>
          <table:table-cell table:formula="of:=[.G359]-[.$B$2]" office:value-type="float" office:value="52.4100368022919" calcext:value-type="float">
            <text:p>52.4100368023</text:p>
          </table:table-cell>
          <table:table-cell table:formula="of:=[.C359]/([.H359]-[.H358])" office:value-type="float" office:value="92503.9350204465" calcext:value-type="float">
            <text:p>92503.9350204465</text:p>
          </table:table-cell>
          <table:table-cell table:formula="of:=[.G359]-[.$B359]" office:value-type="float" office:value="10.2481324672699" calcext:value-type="float">
            <text:p>10.2481324673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443146042.2044" calcext:value-type="float">
            <text:p>1443146042.2044</text:p>
          </table:table-cell>
          <table:table-cell office:value-type="float" office:value="4320" calcext:value-type="float">
            <text:p>4320</text:p>
          </table:table-cell>
          <table:table-cell table:formula="of:=[.B360]-[.$B$2]" office:value-type="float" office:value="42.2042284011841" calcext:value-type="float">
            <text:p>42.2042284012</text:p>
          </table:table-cell>
          <table:table-cell table:formula="of:=[.C360]/([.D360]-[.D359])" office:value-type="float" office:value="102069.588102749" calcext:value-type="float">
            <text:p>102069.588102749</text:p>
          </table:table-cell>
          <table:table-cell/>
          <table:table-cell office:value-type="float" office:value="1443146052.4569" calcext:value-type="float">
            <text:p>1443146052.4569</text:p>
          </table:table-cell>
          <table:table-cell table:formula="of:=[.G360]-[.$B$2]" office:value-type="float" office:value="52.4567284584045" calcext:value-type="float">
            <text:p>52.4567284584</text:p>
          </table:table-cell>
          <table:table-cell table:formula="of:=[.C360]/([.H360]-[.H359])" office:value-type="float" office:value="92521.8842007976" calcext:value-type="float">
            <text:p>92521.8842007976</text:p>
          </table:table-cell>
          <table:table-cell table:formula="of:=[.G360]-[.$B360]" office:value-type="float" office:value="10.2525000572205" calcext:value-type="float">
            <text:p>10.2525000572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443146042.24674" calcext:value-type="float">
            <text:p>1443146042.24674</text:p>
          </table:table-cell>
          <table:table-cell office:value-type="float" office:value="4320" calcext:value-type="float">
            <text:p>4320</text:p>
          </table:table-cell>
          <table:table-cell table:formula="of:=[.B361]-[.$B$2]" office:value-type="float" office:value="42.2465617656708" calcext:value-type="float">
            <text:p>42.2465617657</text:p>
          </table:table-cell>
          <table:table-cell table:formula="of:=[.C361]/([.D361]-[.D360])" office:value-type="float" office:value="102047.168997347" calcext:value-type="float">
            <text:p>102047.168997347</text:p>
          </table:table-cell>
          <table:table-cell/>
          <table:table-cell office:value-type="float" office:value="1443146052.50353" calcext:value-type="float">
            <text:p>1443146052.50353</text:p>
          </table:table-cell>
          <table:table-cell table:formula="of:=[.G361]-[.$B$2]" office:value-type="float" office:value="52.5033605098724" calcext:value-type="float">
            <text:p>52.5033605099</text:p>
          </table:table-cell>
          <table:table-cell table:formula="of:=[.C361]/([.H361]-[.H360])" office:value-type="float" office:value="92640.1447934189" calcext:value-type="float">
            <text:p>92640.1447934189</text:p>
          </table:table-cell>
          <table:table-cell table:formula="of:=[.G361]-[.$B361]" office:value-type="float" office:value="10.2567987442017" calcext:value-type="float">
            <text:p>10.2567987442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443146042.28906" calcext:value-type="float">
            <text:p>1443146042.28906</text:p>
          </table:table-cell>
          <table:table-cell office:value-type="float" office:value="4320" calcext:value-type="float">
            <text:p>4320</text:p>
          </table:table-cell>
          <table:table-cell table:formula="of:=[.B362]-[.$B$2]" office:value-type="float" office:value="42.2888820171356" calcext:value-type="float">
            <text:p>42.2888820171</text:p>
          </table:table-cell>
          <table:table-cell table:formula="of:=[.C362]/([.D362]-[.D361])" office:value-type="float" office:value="102078.788534343" calcext:value-type="float">
            <text:p>102078.788534343</text:p>
          </table:table-cell>
          <table:table-cell/>
          <table:table-cell office:value-type="float" office:value="1443146052.55025" calcext:value-type="float">
            <text:p>1443146052.55025</text:p>
          </table:table-cell>
          <table:table-cell table:formula="of:=[.G362]-[.$B$2]" office:value-type="float" office:value="52.5500793457031" calcext:value-type="float">
            <text:p>52.5500793457</text:p>
          </table:table-cell>
          <table:table-cell table:formula="of:=[.C362]/([.H362]-[.H361])" office:value-type="float" office:value="92468.0575444112" calcext:value-type="float">
            <text:p>92468.0575444112</text:p>
          </table:table-cell>
          <table:table-cell table:formula="of:=[.G362]-[.$B362]" office:value-type="float" office:value="10.2611973285675" calcext:value-type="float">
            <text:p>10.2611973286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443146042.33143" calcext:value-type="float">
            <text:p>1443146042.33143</text:p>
          </table:table-cell>
          <table:table-cell office:value-type="float" office:value="4320" calcext:value-type="float">
            <text:p>4320</text:p>
          </table:table-cell>
          <table:table-cell table:formula="of:=[.B363]-[.$B$2]" office:value-type="float" office:value="42.3312549591064" calcext:value-type="float">
            <text:p>42.3312549591</text:p>
          </table:table-cell>
          <table:table-cell table:formula="of:=[.C363]/([.D363]-[.D362])" office:value-type="float" office:value="101951.854156703" calcext:value-type="float">
            <text:p>101951.854156703</text:p>
          </table:table-cell>
          <table:table-cell/>
          <table:table-cell office:value-type="float" office:value="1443146052.59691" calcext:value-type="float">
            <text:p>1443146052.59691</text:p>
          </table:table-cell>
          <table:table-cell table:formula="of:=[.G363]-[.$B$2]" office:value-type="float" office:value="52.5967395305634" calcext:value-type="float">
            <text:p>52.5967395306</text:p>
          </table:table-cell>
          <table:table-cell table:formula="of:=[.C363]/([.H363]-[.H362])" office:value-type="float" office:value="92584.2881450331" calcext:value-type="float">
            <text:p>92584.2881450331</text:p>
          </table:table-cell>
          <table:table-cell table:formula="of:=[.G363]-[.$B363]" office:value-type="float" office:value="10.2654845714569" calcext:value-type="float">
            <text:p>10.2654845715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443146042.37376" calcext:value-type="float">
            <text:p>1443146042.37376</text:p>
          </table:table-cell>
          <table:table-cell office:value-type="float" office:value="4320" calcext:value-type="float">
            <text:p>4320</text:p>
          </table:table-cell>
          <table:table-cell table:formula="of:=[.B364]-[.$B$2]" office:value-type="float" office:value="42.3735842704773" calcext:value-type="float">
            <text:p>42.3735842705</text:p>
          </table:table-cell>
          <table:table-cell table:formula="of:=[.C364]/([.D364]-[.D363])" office:value-type="float" office:value="102056.940216963" calcext:value-type="float">
            <text:p>102056.940216963</text:p>
          </table:table-cell>
          <table:table-cell/>
          <table:table-cell office:value-type="float" office:value="1443146052.6436" calcext:value-type="float">
            <text:p>1443146052.6436</text:p>
          </table:table-cell>
          <table:table-cell table:formula="of:=[.G364]-[.$B$2]" office:value-type="float" office:value="52.643429517746" calcext:value-type="float">
            <text:p>52.6434295177</text:p>
          </table:table-cell>
          <table:table-cell table:formula="of:=[.C364]/([.H364]-[.H363])" office:value-type="float" office:value="92525.1913885371" calcext:value-type="float">
            <text:p>92525.1913885371</text:p>
          </table:table-cell>
          <table:table-cell table:formula="of:=[.G364]-[.$B364]" office:value-type="float" office:value="10.2698452472687" calcext:value-type="float">
            <text:p>10.2698452473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443146042.41615" calcext:value-type="float">
            <text:p>1443146042.41615</text:p>
          </table:table-cell>
          <table:table-cell office:value-type="float" office:value="4320" calcext:value-type="float">
            <text:p>4320</text:p>
          </table:table-cell>
          <table:table-cell table:formula="of:=[.B365]-[.$B$2]" office:value-type="float" office:value="42.4159758090973" calcext:value-type="float">
            <text:p>42.4159758091</text:p>
          </table:table-cell>
          <table:table-cell table:formula="of:=[.C365]/([.D365]-[.D364])" office:value-type="float" office:value="101907.129126055" calcext:value-type="float">
            <text:p>101907.129126055</text:p>
          </table:table-cell>
          <table:table-cell/>
          <table:table-cell office:value-type="float" office:value="1443146052.69029" calcext:value-type="float">
            <text:p>1443146052.69029</text:p>
          </table:table-cell>
          <table:table-cell table:formula="of:=[.G365]-[.$B$2]" office:value-type="float" office:value="52.6901166439056" calcext:value-type="float">
            <text:p>52.6901166439</text:p>
          </table:table-cell>
          <table:table-cell table:formula="of:=[.C365]/([.H365]-[.H364])" office:value-type="float" office:value="92530.8614033296" calcext:value-type="float">
            <text:p>92530.8614033296</text:p>
          </table:table-cell>
          <table:table-cell table:formula="of:=[.G365]-[.$B365]" office:value-type="float" office:value="10.2741408348084" calcext:value-type="float">
            <text:p>10.2741408348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443146042.45853" calcext:value-type="float">
            <text:p>1443146042.45853</text:p>
          </table:table-cell>
          <table:table-cell office:value-type="float" office:value="4320" calcext:value-type="float">
            <text:p>4320</text:p>
          </table:table-cell>
          <table:table-cell table:formula="of:=[.B366]-[.$B$2]" office:value-type="float" office:value="42.4583580493927" calcext:value-type="float">
            <text:p>42.4583580494</text:p>
          </table:table-cell>
          <table:table-cell table:formula="of:=[.C366]/([.D366]-[.D365])" office:value-type="float" office:value="101929.486735222" calcext:value-type="float">
            <text:p>101929.486735222</text:p>
          </table:table-cell>
          <table:table-cell/>
          <table:table-cell office:value-type="float" office:value="1443146052.73696" calcext:value-type="float">
            <text:p>1443146052.73696</text:p>
          </table:table-cell>
          <table:table-cell table:formula="of:=[.G366]-[.$B$2]" office:value-type="float" office:value="52.7367880344391" calcext:value-type="float">
            <text:p>52.7367880344</text:p>
          </table:table-cell>
          <table:table-cell table:formula="of:=[.C366]/([.H366]-[.H365])" office:value-type="float" office:value="92562.0589106736" calcext:value-type="float">
            <text:p>92562.0589106736</text:p>
          </table:table-cell>
          <table:table-cell table:formula="of:=[.G366]-[.$B366]" office:value-type="float" office:value="10.2784299850464" calcext:value-type="float">
            <text:p>10.278429985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443146042.50082" calcext:value-type="float">
            <text:p>1443146042.50082</text:p>
          </table:table-cell>
          <table:table-cell office:value-type="float" office:value="4320" calcext:value-type="float">
            <text:p>4320</text:p>
          </table:table-cell>
          <table:table-cell table:formula="of:=[.B367]-[.$B$2]" office:value-type="float" office:value="42.5006475448608" calcext:value-type="float">
            <text:p>42.5006475449</text:p>
          </table:table-cell>
          <table:table-cell table:formula="of:=[.C367]/([.D367]-[.D366])" office:value-type="float" office:value="102153.027653277" calcext:value-type="float">
            <text:p>102153.027653277</text:p>
          </table:table-cell>
          <table:table-cell/>
          <table:table-cell office:value-type="float" office:value="1443146052.78359" calcext:value-type="float">
            <text:p>1443146052.78359</text:p>
          </table:table-cell>
          <table:table-cell table:formula="of:=[.G367]-[.$B$2]" office:value-type="float" office:value="52.7834143638611" calcext:value-type="float">
            <text:p>52.7834143639</text:p>
          </table:table-cell>
          <table:table-cell table:formula="of:=[.C367]/([.H367]-[.H366])" office:value-type="float" office:value="92651.5137166671" calcext:value-type="float">
            <text:p>92651.5137166671</text:p>
          </table:table-cell>
          <table:table-cell table:formula="of:=[.G367]-[.$B367]" office:value-type="float" office:value="10.2827668190002" calcext:value-type="float">
            <text:p>10.282766819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443146042.54314" calcext:value-type="float">
            <text:p>1443146042.54314</text:p>
          </table:table-cell>
          <table:table-cell office:value-type="float" office:value="4320" calcext:value-type="float">
            <text:p>4320</text:p>
          </table:table-cell>
          <table:table-cell table:formula="of:=[.B368]-[.$B$2]" office:value-type="float" office:value="42.5429661273956" calcext:value-type="float">
            <text:p>42.5429661274</text:p>
          </table:table-cell>
          <table:table-cell table:formula="of:=[.C368]/([.D368]-[.D367])" office:value-type="float" office:value="102082.814244748" calcext:value-type="float">
            <text:p>102082.814244748</text:p>
          </table:table-cell>
          <table:table-cell/>
          <table:table-cell office:value-type="float" office:value="1443146052.83038" calcext:value-type="float">
            <text:p>1443146052.83038</text:p>
          </table:table-cell>
          <table:table-cell table:formula="of:=[.G368]-[.$B$2]" office:value-type="float" office:value="52.8302056789398" calcext:value-type="float">
            <text:p>52.8302056789</text:p>
          </table:table-cell>
          <table:table-cell table:formula="of:=[.C368]/([.H368]-[.H367])" office:value-type="float" office:value="92324.8255094086" calcext:value-type="float">
            <text:p>92324.8255094086</text:p>
          </table:table-cell>
          <table:table-cell table:formula="of:=[.G368]-[.$B368]" office:value-type="float" office:value="10.2872395515442" calcext:value-type="float">
            <text:p>10.2872395515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443146042.58547" calcext:value-type="float">
            <text:p>1443146042.58547</text:p>
          </table:table-cell>
          <table:table-cell office:value-type="float" office:value="4320" calcext:value-type="float">
            <text:p>4320</text:p>
          </table:table-cell>
          <table:table-cell table:formula="of:=[.B369]-[.$B$2]" office:value-type="float" office:value="42.5852973461151" calcext:value-type="float">
            <text:p>42.5852973461</text:p>
          </table:table-cell>
          <table:table-cell table:formula="of:=[.C369]/([.D369]-[.D368])" office:value-type="float" office:value="102052.341762884" calcext:value-type="float">
            <text:p>102052.341762884</text:p>
          </table:table-cell>
          <table:table-cell/>
          <table:table-cell office:value-type="float" office:value="1443146052.87706" calcext:value-type="float">
            <text:p>1443146052.87706</text:p>
          </table:table-cell>
          <table:table-cell table:formula="of:=[.G369]-[.$B$2]" office:value-type="float" office:value="52.8768863677979" calcext:value-type="float">
            <text:p>52.8768863678</text:p>
          </table:table-cell>
          <table:table-cell table:formula="of:=[.C369]/([.H369]-[.H368])" office:value-type="float" office:value="92543.6214777852" calcext:value-type="float">
            <text:p>92543.6214777852</text:p>
          </table:table-cell>
          <table:table-cell table:formula="of:=[.G369]-[.$B369]" office:value-type="float" office:value="10.2915890216827" calcext:value-type="float">
            <text:p>10.2915890217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443146042.6278" calcext:value-type="float">
            <text:p>1443146042.6278</text:p>
          </table:table-cell>
          <table:table-cell office:value-type="float" office:value="4320" calcext:value-type="float">
            <text:p>4320</text:p>
          </table:table-cell>
          <table:table-cell table:formula="of:=[.B370]-[.$B$2]" office:value-type="float" office:value="42.6276252269745" calcext:value-type="float">
            <text:p>42.627625227</text:p>
          </table:table-cell>
          <table:table-cell table:formula="of:=[.C370]/([.D370]-[.D369])" office:value-type="float" office:value="102060.389329488" calcext:value-type="float">
            <text:p>102060.389329488</text:p>
          </table:table-cell>
          <table:table-cell/>
          <table:table-cell office:value-type="float" office:value="1443146052.9237" calcext:value-type="float">
            <text:p>1443146052.9237</text:p>
          </table:table-cell>
          <table:table-cell table:formula="of:=[.G370]-[.$B$2]" office:value-type="float" office:value="52.9235210418701" calcext:value-type="float">
            <text:p>52.9235210419</text:p>
          </table:table-cell>
          <table:table-cell table:formula="of:=[.C370]/([.H370]-[.H369])" office:value-type="float" office:value="92634.9349693252" calcext:value-type="float">
            <text:p>92634.9349693252</text:p>
          </table:table-cell>
          <table:table-cell table:formula="of:=[.G370]-[.$B370]" office:value-type="float" office:value="10.2958958148956" calcext:value-type="float">
            <text:p>10.2958958149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443146042.67013" calcext:value-type="float">
            <text:p>1443146042.67013</text:p>
          </table:table-cell>
          <table:table-cell office:value-type="float" office:value="4320" calcext:value-type="float">
            <text:p>4320</text:p>
          </table:table-cell>
          <table:table-cell table:formula="of:=[.B371]-[.$B$2]" office:value-type="float" office:value="42.6699604988098" calcext:value-type="float">
            <text:p>42.6699604988</text:p>
          </table:table-cell>
          <table:table-cell table:formula="of:=[.C371]/([.D371]-[.D370])" office:value-type="float" office:value="102042.571423744" calcext:value-type="float">
            <text:p>102042.571423744</text:p>
          </table:table-cell>
          <table:table-cell/>
          <table:table-cell office:value-type="float" office:value="1443146052.97038" calcext:value-type="float">
            <text:p>1443146052.97038</text:p>
          </table:table-cell>
          <table:table-cell table:formula="of:=[.G371]-[.$B$2]" office:value-type="float" office:value="52.9702064990997" calcext:value-type="float">
            <text:p>52.9702064991</text:p>
          </table:table-cell>
          <table:table-cell table:formula="of:=[.C371]/([.H371]-[.H370])" office:value-type="float" office:value="92534.1692328906" calcext:value-type="float">
            <text:p>92534.1692328906</text:p>
          </table:table-cell>
          <table:table-cell table:formula="of:=[.G371]-[.$B371]" office:value-type="float" office:value="10.3002460002899" calcext:value-type="float">
            <text:p>10.3002460003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443146042.71246" calcext:value-type="float">
            <text:p>1443146042.71246</text:p>
          </table:table-cell>
          <table:table-cell office:value-type="float" office:value="4320" calcext:value-type="float">
            <text:p>4320</text:p>
          </table:table-cell>
          <table:table-cell table:formula="of:=[.B372]-[.$B$2]" office:value-type="float" office:value="42.712286233902" calcext:value-type="float">
            <text:p>42.7122862339</text:p>
          </table:table-cell>
          <table:table-cell table:formula="of:=[.C372]/([.D372]-[.D371])" office:value-type="float" office:value="102065.563435421" calcext:value-type="float">
            <text:p>102065.563435421</text:p>
          </table:table-cell>
          <table:table-cell/>
          <table:table-cell office:value-type="float" office:value="1443146053.01703" calcext:value-type="float">
            <text:p>1443146053.01703</text:p>
          </table:table-cell>
          <table:table-cell table:formula="of:=[.G372]-[.$B$2]" office:value-type="float" office:value="53.0168564319611" calcext:value-type="float">
            <text:p>53.016856432</text:p>
          </table:table-cell>
          <table:table-cell table:formula="of:=[.C372]/([.H372]-[.H371])" office:value-type="float" office:value="92604.6348842914" calcext:value-type="float">
            <text:p>92604.6348842914</text:p>
          </table:table-cell>
          <table:table-cell table:formula="of:=[.G372]-[.$B372]" office:value-type="float" office:value="10.3045701980591" calcext:value-type="float">
            <text:p>10.3045701981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443146042.75479" calcext:value-type="float">
            <text:p>1443146042.75479</text:p>
          </table:table-cell>
          <table:table-cell office:value-type="float" office:value="4320" calcext:value-type="float">
            <text:p>4320</text:p>
          </table:table-cell>
          <table:table-cell table:formula="of:=[.B373]-[.$B$2]" office:value-type="float" office:value="42.7546141147614" calcext:value-type="float">
            <text:p>42.7546141148</text:p>
          </table:table-cell>
          <table:table-cell table:formula="of:=[.C373]/([.D373]-[.D372])" office:value-type="float" office:value="102060.389329488" calcext:value-type="float">
            <text:p>102060.389329488</text:p>
          </table:table-cell>
          <table:table-cell/>
          <table:table-cell office:value-type="float" office:value="1443146053.03144" calcext:value-type="float">
            <text:p>1443146053.03144</text:p>
          </table:table-cell>
          <table:table-cell table:formula="of:=[.G373]-[.$B$2]" office:value-type="float" office:value="53.0312702655792" calcext:value-type="float">
            <text:p>53.0312702656</text:p>
          </table:table-cell>
          <table:table-cell table:formula="of:=[.C373]/([.H373]-[.H372])" office:value-type="float" office:value="299712.076220722" calcext:value-type="float">
            <text:p>299712.076220722</text:p>
          </table:table-cell>
          <table:table-cell table:formula="of:=[.G373]-[.$B373]" office:value-type="float" office:value="10.2766561508179" calcext:value-type="float">
            <text:p>10.2766561508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443146042.79714" calcext:value-type="float">
            <text:p>1443146042.79714</text:p>
          </table:table-cell>
          <table:table-cell office:value-type="float" office:value="4320" calcext:value-type="float">
            <text:p>4320</text:p>
          </table:table-cell>
          <table:table-cell table:formula="of:=[.B374]-[.$B$2]" office:value-type="float" office:value="42.7969691753387" calcext:value-type="float">
            <text:p>42.7969691753</text:p>
          </table:table-cell>
          <table:table-cell table:formula="of:=[.C374]/([.D374]-[.D373])" office:value-type="float" office:value="101994.896031523" calcext:value-type="float">
            <text:p>101994.896031523</text:p>
          </table:table-cell>
          <table:table-cell/>
          <table:table-cell office:value-type="float" office:value="1443146053.04588" calcext:value-type="float">
            <text:p>1443146053.04588</text:p>
          </table:table-cell>
          <table:table-cell table:formula="of:=[.G374]-[.$B$2]" office:value-type="float" office:value="53.0457015037537" calcext:value-type="float">
            <text:p>53.0457015038</text:p>
          </table:table-cell>
          <table:table-cell table:formula="of:=[.C374]/([.H374]-[.H373])" office:value-type="float" office:value="299350.61342497" calcext:value-type="float">
            <text:p>299350.61342497</text:p>
          </table:table-cell>
          <table:table-cell table:formula="of:=[.G374]-[.$B374]" office:value-type="float" office:value="10.2487323284149" calcext:value-type="float">
            <text:p>10.2487323284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443146042.83947" calcext:value-type="float">
            <text:p>1443146042.83947</text:p>
          </table:table-cell>
          <table:table-cell office:value-type="float" office:value="4320" calcext:value-type="float">
            <text:p>4320</text:p>
          </table:table-cell>
          <table:table-cell table:formula="of:=[.B375]-[.$B$2]" office:value-type="float" office:value="42.8392922878265" calcext:value-type="float">
            <text:p>42.8392922878</text:p>
          </table:table-cell>
          <table:table-cell table:formula="of:=[.C375]/([.D375]-[.D374])" office:value-type="float" office:value="102071.888055161" calcext:value-type="float">
            <text:p>102071.888055161</text:p>
          </table:table-cell>
          <table:table-cell/>
          <table:table-cell office:value-type="float" office:value="1443146053.0738" calcext:value-type="float">
            <text:p>1443146053.0738</text:p>
          </table:table-cell>
          <table:table-cell table:formula="of:=[.G375]-[.$B$2]" office:value-type="float" office:value="53.0736303329468" calcext:value-type="float">
            <text:p>53.0736303329</text:p>
          </table:table-cell>
          <table:table-cell table:formula="of:=[.C375]/([.H375]-[.H374])" office:value-type="float" office:value="154678.879308873" calcext:value-type="float">
            <text:p>154678.879308873</text:p>
          </table:table-cell>
          <table:table-cell table:formula="of:=[.G375]-[.$B375]" office:value-type="float" office:value="10.2343380451202" calcext:value-type="float">
            <text:p>10.2343380451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443146042.88181" calcext:value-type="float">
            <text:p>1443146042.88181</text:p>
          </table:table-cell>
          <table:table-cell office:value-type="float" office:value="4320" calcext:value-type="float">
            <text:p>4320</text:p>
          </table:table-cell>
          <table:table-cell table:formula="of:=[.B376]-[.$B$2]" office:value-type="float" office:value="42.8816311359406" calcext:value-type="float">
            <text:p>42.8816311359</text:p>
          </table:table-cell>
          <table:table-cell table:formula="of:=[.C376]/([.D376]-[.D375])" office:value-type="float" office:value="102033.952089739" calcext:value-type="float">
            <text:p>102033.952089739</text:p>
          </table:table-cell>
          <table:table-cell/>
          <table:table-cell office:value-type="float" office:value="1443146053.11771" calcext:value-type="float">
            <text:p>1443146053.11771</text:p>
          </table:table-cell>
          <table:table-cell table:formula="of:=[.G376]-[.$B$2]" office:value-type="float" office:value="53.1175374984741" calcext:value-type="float">
            <text:p>53.1175374985</text:p>
          </table:table-cell>
          <table:table-cell table:formula="of:=[.C376]/([.H376]-[.H375])" office:value-type="float" office:value="98389.4074717637" calcext:value-type="float">
            <text:p>98389.4074717637</text:p>
          </table:table-cell>
          <table:table-cell table:formula="of:=[.G376]-[.$B376]" office:value-type="float" office:value="10.2359063625336" calcext:value-type="float">
            <text:p>10.2359063625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443146042.92412" calcext:value-type="float">
            <text:p>1443146042.92412</text:p>
          </table:table-cell>
          <table:table-cell office:value-type="float" office:value="4320" calcext:value-type="float">
            <text:p>4320</text:p>
          </table:table-cell>
          <table:table-cell table:formula="of:=[.B377]-[.$B$2]" office:value-type="float" office:value="42.9239501953125" calcext:value-type="float">
            <text:p>42.9239501953</text:p>
          </table:table-cell>
          <table:table-cell table:formula="of:=[.C377]/([.D377]-[.D376])" office:value-type="float" office:value="102081.664009375" calcext:value-type="float">
            <text:p>102081.664009375</text:p>
          </table:table-cell>
          <table:table-cell/>
          <table:table-cell office:value-type="float" office:value="1443146053.16157" calcext:value-type="float">
            <text:p>1443146053.16157</text:p>
          </table:table-cell>
          <table:table-cell table:formula="of:=[.G377]-[.$B$2]" office:value-type="float" office:value="53.1613938808441" calcext:value-type="float">
            <text:p>53.1613938808</text:p>
          </table:table-cell>
          <table:table-cell table:formula="of:=[.C377]/([.H377]-[.H376])" office:value-type="float" office:value="98503.3367219906" calcext:value-type="float">
            <text:p>98503.3367219906</text:p>
          </table:table-cell>
          <table:table-cell table:formula="of:=[.G377]-[.$B377]" office:value-type="float" office:value="10.2374436855316" calcext:value-type="float">
            <text:p>10.2374436855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443146042.96645" calcext:value-type="float">
            <text:p>1443146042.96645</text:p>
          </table:table-cell>
          <table:table-cell office:value-type="float" office:value="4320" calcext:value-type="float">
            <text:p>4320</text:p>
          </table:table-cell>
          <table:table-cell table:formula="of:=[.B378]-[.$B$2]" office:value-type="float" office:value="42.9662790298462" calcext:value-type="float">
            <text:p>42.9662790298</text:p>
          </table:table-cell>
          <table:table-cell table:formula="of:=[.C378]/([.D378]-[.D377])" office:value-type="float" office:value="102058.089895235" calcext:value-type="float">
            <text:p>102058.089895235</text:p>
          </table:table-cell>
          <table:table-cell/>
          <table:table-cell office:value-type="float" office:value="1443146053.20547" calcext:value-type="float">
            <text:p>1443146053.20547</text:p>
          </table:table-cell>
          <table:table-cell table:formula="of:=[.G378]-[.$B$2]" office:value-type="float" office:value="53.2052929401398" calcext:value-type="float">
            <text:p>53.2052929401</text:p>
          </table:table-cell>
          <table:table-cell table:formula="of:=[.C378]/([.H378]-[.H377])" office:value-type="float" office:value="98407.57568187" calcext:value-type="float">
            <text:p>98407.57568187</text:p>
          </table:table-cell>
          <table:table-cell table:formula="of:=[.G378]-[.$B378]" office:value-type="float" office:value="10.2390139102936" calcext:value-type="float">
            <text:p>10.2390139103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443146043.00902" calcext:value-type="float">
            <text:p>1443146043.00902</text:p>
          </table:table-cell>
          <table:table-cell office:value-type="float" office:value="4320" calcext:value-type="float">
            <text:p>4320</text:p>
          </table:table-cell>
          <table:table-cell table:formula="of:=[.B379]-[.$B$2]" office:value-type="float" office:value="43.008847951889" calcext:value-type="float">
            <text:p>43.0088479519</text:p>
          </table:table-cell>
          <table:table-cell table:formula="of:=[.C379]/([.D379]-[.D378])" office:value-type="float" office:value="101482.485171972" calcext:value-type="float">
            <text:p>101482.485171972</text:p>
          </table:table-cell>
          <table:table-cell/>
          <table:table-cell office:value-type="float" office:value="1443146053.24939" calcext:value-type="float">
            <text:p>1443146053.24939</text:p>
          </table:table-cell>
          <table:table-cell table:formula="of:=[.G379]-[.$B$2]" office:value-type="float" office:value="53.2492113113403" calcext:value-type="float">
            <text:p>53.2492113113</text:p>
          </table:table-cell>
          <table:table-cell table:formula="of:=[.C379]/([.H379]-[.H378])" office:value-type="float" office:value="98364.3036366696" calcext:value-type="float">
            <text:p>98364.3036366696</text:p>
          </table:table-cell>
          <table:table-cell table:formula="of:=[.G379]-[.$B379]" office:value-type="float" office:value="10.2403633594513" calcext:value-type="float">
            <text:p>10.2403633595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443146043.0524" calcext:value-type="float">
            <text:p>1443146043.0524</text:p>
          </table:table-cell>
          <table:table-cell office:value-type="float" office:value="4320" calcext:value-type="float">
            <text:p>4320</text:p>
          </table:table-cell>
          <table:table-cell table:formula="of:=[.B380]-[.$B$2]" office:value-type="float" office:value="43.0522289276123" calcext:value-type="float">
            <text:p>43.0522289276</text:p>
          </table:table-cell>
          <table:table-cell table:formula="of:=[.C380]/([.D380]-[.D379])" office:value-type="float" office:value="99582.8223772073" calcext:value-type="float">
            <text:p>99582.8223772073</text:p>
          </table:table-cell>
          <table:table-cell/>
          <table:table-cell office:value-type="float" office:value="1443146053.29324" calcext:value-type="float">
            <text:p>1443146053.29324</text:p>
          </table:table-cell>
          <table:table-cell table:formula="of:=[.G380]-[.$B$2]" office:value-type="float" office:value="53.2930657863617" calcext:value-type="float">
            <text:p>53.2930657864</text:p>
          </table:table-cell>
          <table:table-cell table:formula="of:=[.C380]/([.H380]-[.H379])" office:value-type="float" office:value="98507.6208960579" calcext:value-type="float">
            <text:p>98507.6208960579</text:p>
          </table:table-cell>
          <table:table-cell table:formula="of:=[.G380]-[.$B380]" office:value-type="float" office:value="10.2408368587494" calcext:value-type="float">
            <text:p>10.2408368587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443146043.09575" calcext:value-type="float">
            <text:p>1443146043.09575</text:p>
          </table:table-cell>
          <table:table-cell office:value-type="float" office:value="4320" calcext:value-type="float">
            <text:p>4320</text:p>
          </table:table-cell>
          <table:table-cell table:formula="of:=[.B381]-[.$B$2]" office:value-type="float" office:value="43.0955731868744" calcext:value-type="float">
            <text:p>43.0955731869</text:p>
          </table:table-cell>
          <table:table-cell table:formula="of:=[.C381]/([.D381]-[.D380])" office:value-type="float" office:value="99667.1779272713" calcext:value-type="float">
            <text:p>99667.1779272713</text:p>
          </table:table-cell>
          <table:table-cell/>
          <table:table-cell office:value-type="float" office:value="1443146053.33706" calcext:value-type="float">
            <text:p>1443146053.33706</text:p>
          </table:table-cell>
          <table:table-cell table:formula="of:=[.G381]-[.$B$2]" office:value-type="float" office:value="53.3368828296661" calcext:value-type="float">
            <text:p>53.3368828297</text:p>
          </table:table-cell>
          <table:table-cell table:formula="of:=[.C381]/([.H381]-[.H380])" office:value-type="float" office:value="98591.7732966232" calcext:value-type="float">
            <text:p>98591.7732966232</text:p>
          </table:table-cell>
          <table:table-cell table:formula="of:=[.G381]-[.$B381]" office:value-type="float" office:value="10.2413096427917" calcext:value-type="float">
            <text:p>10.2413096428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443146043.13908" calcext:value-type="float">
            <text:p>1443146043.13908</text:p>
          </table:table-cell>
          <table:table-cell office:value-type="float" office:value="4320" calcext:value-type="float">
            <text:p>4320</text:p>
          </table:table-cell>
          <table:table-cell table:formula="of:=[.B382]-[.$B$2]" office:value-type="float" office:value="43.1389081478119" calcext:value-type="float">
            <text:p>43.1389081478</text:p>
          </table:table-cell>
          <table:table-cell table:formula="of:=[.C382]/([.D382]-[.D381])" office:value-type="float" office:value="99688.5633802817" calcext:value-type="float">
            <text:p>99688.5633802817</text:p>
          </table:table-cell>
          <table:table-cell/>
          <table:table-cell office:value-type="float" office:value="1443146053.38103" calcext:value-type="float">
            <text:p>1443146053.38103</text:p>
          </table:table-cell>
          <table:table-cell table:formula="of:=[.G382]-[.$B$2]" office:value-type="float" office:value="53.3808546066284" calcext:value-type="float">
            <text:p>53.3808546066</text:p>
          </table:table-cell>
          <table:table-cell table:formula="of:=[.C382]/([.H382]-[.H381])" office:value-type="float" office:value="98244.8356295851" calcext:value-type="float">
            <text:p>98244.8356295851</text:p>
          </table:table-cell>
          <table:table-cell table:formula="of:=[.G382]-[.$B382]" office:value-type="float" office:value="10.2419464588165" calcext:value-type="float">
            <text:p>10.2419464588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443146043.18242" calcext:value-type="float">
            <text:p>1443146043.18242</text:p>
          </table:table-cell>
          <table:table-cell office:value-type="float" office:value="4320" calcext:value-type="float">
            <text:p>4320</text:p>
          </table:table-cell>
          <table:table-cell table:formula="of:=[.B383]-[.$B$2]" office:value-type="float" office:value="43.1822497844696" calcext:value-type="float">
            <text:p>43.1822497845</text:p>
          </table:table-cell>
          <table:table-cell table:formula="of:=[.C383]/([.D383]-[.D382])" office:value-type="float" office:value="99673.2087926596" calcext:value-type="float">
            <text:p>99673.2087926596</text:p>
          </table:table-cell>
          <table:table-cell/>
          <table:table-cell office:value-type="float" office:value="1443146053.4249" calcext:value-type="float">
            <text:p>1443146053.4249</text:p>
          </table:table-cell>
          <table:table-cell table:formula="of:=[.G383]-[.$B$2]" office:value-type="float" office:value="53.4247212409973" calcext:value-type="float">
            <text:p>53.424721241</text:p>
          </table:table-cell>
          <table:table-cell table:formula="of:=[.C383]/([.H383]-[.H382])" office:value-type="float" office:value="98480.3156693299" calcext:value-type="float">
            <text:p>98480.3156693299</text:p>
          </table:table-cell>
          <table:table-cell table:formula="of:=[.G383]-[.$B383]" office:value-type="float" office:value="10.2424714565277" calcext:value-type="float">
            <text:p>10.2424714565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443146043.22576" calcext:value-type="float">
            <text:p>1443146043.22576</text:p>
          </table:table-cell>
          <table:table-cell office:value-type="float" office:value="4320" calcext:value-type="float">
            <text:p>4320</text:p>
          </table:table-cell>
          <table:table-cell table:formula="of:=[.B384]-[.$B$2]" office:value-type="float" office:value="43.225588798523" calcext:value-type="float">
            <text:p>43.2255887985</text:p>
          </table:table-cell>
          <table:table-cell table:formula="of:=[.C384]/([.D384]-[.D383])" office:value-type="float" office:value="99679.2403879479" calcext:value-type="float">
            <text:p>99679.2403879479</text:p>
          </table:table-cell>
          <table:table-cell/>
          <table:table-cell office:value-type="float" office:value="1443146053.46878" calcext:value-type="float">
            <text:p>1443146053.46878</text:p>
          </table:table-cell>
          <table:table-cell table:formula="of:=[.G384]-[.$B$2]" office:value-type="float" office:value="53.4686019420624" calcext:value-type="float">
            <text:p>53.4686019421</text:p>
          </table:table-cell>
          <table:table-cell table:formula="of:=[.C384]/([.H384]-[.H383])" office:value-type="float" office:value="98448.7461491233" calcext:value-type="float">
            <text:p>98448.7461491233</text:p>
          </table:table-cell>
          <table:table-cell table:formula="of:=[.G384]-[.$B384]" office:value-type="float" office:value="10.2430131435394" calcext:value-type="float">
            <text:p>10.2430131435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443146043.26912" calcext:value-type="float">
            <text:p>1443146043.26912</text:p>
          </table:table-cell>
          <table:table-cell office:value-type="float" office:value="4320" calcext:value-type="float">
            <text:p>4320</text:p>
          </table:table-cell>
          <table:table-cell table:formula="of:=[.B385]-[.$B$2]" office:value-type="float" office:value="43.2689504623413" calcext:value-type="float">
            <text:p>43.2689504623</text:p>
          </table:table-cell>
          <table:table-cell table:formula="of:=[.C385]/([.D385]-[.D384])" office:value-type="float" office:value="99627.1733966746" calcext:value-type="float">
            <text:p>99627.1733966746</text:p>
          </table:table-cell>
          <table:table-cell/>
          <table:table-cell office:value-type="float" office:value="1443146053.51259" calcext:value-type="float">
            <text:p>1443146053.51259</text:p>
          </table:table-cell>
          <table:table-cell table:formula="of:=[.G385]-[.$B$2]" office:value-type="float" office:value="53.5124192237854" calcext:value-type="float">
            <text:p>53.5124192238</text:p>
          </table:table-cell>
          <table:table-cell table:formula="of:=[.C385]/([.H385]-[.H384])" office:value-type="float" office:value="98591.2368390983" calcext:value-type="float">
            <text:p>98591.2368390983</text:p>
          </table:table-cell>
          <table:table-cell table:formula="of:=[.G385]-[.$B385]" office:value-type="float" office:value="10.2434687614441" calcext:value-type="float">
            <text:p>10.2434687614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443146043.31252" calcext:value-type="float">
            <text:p>1443146043.31252</text:p>
          </table:table-cell>
          <table:table-cell office:value-type="float" office:value="4320" calcext:value-type="float">
            <text:p>4320</text:p>
          </table:table-cell>
          <table:table-cell table:formula="of:=[.B386]-[.$B$2]" office:value-type="float" office:value="43.3123500347138" calcext:value-type="float">
            <text:p>43.3123500347</text:p>
          </table:table-cell>
          <table:table-cell table:formula="of:=[.C386]/([.D386]-[.D385])" office:value-type="float" office:value="99540.1512929116" calcext:value-type="float">
            <text:p>99540.1512929116</text:p>
          </table:table-cell>
          <table:table-cell/>
          <table:table-cell office:value-type="float" office:value="1443146053.55652" calcext:value-type="float">
            <text:p>1443146053.55652</text:p>
          </table:table-cell>
          <table:table-cell table:formula="of:=[.G386]-[.$B$2]" office:value-type="float" office:value="53.5563488006592" calcext:value-type="float">
            <text:p>53.5563488007</text:p>
          </table:table-cell>
          <table:table-cell table:formula="of:=[.C386]/([.H386]-[.H385])" office:value-type="float" office:value="98339.2126086815" calcext:value-type="float">
            <text:p>98339.2126086815</text:p>
          </table:table-cell>
          <table:table-cell table:formula="of:=[.G386]-[.$B386]" office:value-type="float" office:value="10.2439987659454" calcext:value-type="float">
            <text:p>10.2439987659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443146043.35587" calcext:value-type="float">
            <text:p>1443146043.35587</text:p>
          </table:table-cell>
          <table:table-cell office:value-type="float" office:value="4320" calcext:value-type="float">
            <text:p>4320</text:p>
          </table:table-cell>
          <table:table-cell table:formula="of:=[.B387]-[.$B$2]" office:value-type="float" office:value="43.3556914329529" calcext:value-type="float">
            <text:p>43.355691433</text:p>
          </table:table-cell>
          <table:table-cell table:formula="of:=[.C387]/([.D387]-[.D386])" office:value-type="float" office:value="99673.7570893408" calcext:value-type="float">
            <text:p>99673.7570893408</text:p>
          </table:table-cell>
          <table:table-cell/>
          <table:table-cell office:value-type="float" office:value="1443146053.60044" calcext:value-type="float">
            <text:p>1443146053.60044</text:p>
          </table:table-cell>
          <table:table-cell table:formula="of:=[.G387]-[.$B$2]" office:value-type="float" office:value="53.6002631187439" calcext:value-type="float">
            <text:p>53.6002631187</text:p>
          </table:table-cell>
          <table:table-cell table:formula="of:=[.C387]/([.H387]-[.H386])" office:value-type="float" office:value="98373.3822683099" calcext:value-type="float">
            <text:p>98373.3822683099</text:p>
          </table:table-cell>
          <table:table-cell table:formula="of:=[.G387]-[.$B387]" office:value-type="float" office:value="10.244571685791" calcext:value-type="float">
            <text:p>10.2445716858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443146043.3992" calcext:value-type="float">
            <text:p>1443146043.3992</text:p>
          </table:table-cell>
          <table:table-cell office:value-type="float" office:value="4320" calcext:value-type="float">
            <text:p>4320</text:p>
          </table:table-cell>
          <table:table-cell table:formula="of:=[.B388]-[.$B$2]" office:value-type="float" office:value="43.3990304470062" calcext:value-type="float">
            <text:p>43.399030447</text:p>
          </table:table-cell>
          <table:table-cell table:formula="of:=[.C388]/([.D388]-[.D387])" office:value-type="float" office:value="99679.2403879479" calcext:value-type="float">
            <text:p>99679.2403879479</text:p>
          </table:table-cell>
          <table:table-cell/>
          <table:table-cell office:value-type="float" office:value="1443146053.64431" calcext:value-type="float">
            <text:p>1443146053.64431</text:p>
          </table:table-cell>
          <table:table-cell table:formula="of:=[.G388]-[.$B$2]" office:value-type="float" office:value="53.6441314220428" calcext:value-type="float">
            <text:p>53.644131422</text:p>
          </table:table-cell>
          <table:table-cell table:formula="of:=[.C388]/([.H388]-[.H387])" office:value-type="float" office:value="98476.5690744958" calcext:value-type="float">
            <text:p>98476.5690744958</text:p>
          </table:table-cell>
          <table:table-cell table:formula="of:=[.G388]-[.$B388]" office:value-type="float" office:value="10.2451009750366" calcext:value-type="float">
            <text:p>10.245100975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443146043.44254" calcext:value-type="float">
            <text:p>1443146043.44254</text:p>
          </table:table-cell>
          <table:table-cell office:value-type="float" office:value="4320" calcext:value-type="float">
            <text:p>4320</text:p>
          </table:table-cell>
          <table:table-cell table:formula="of:=[.B389]-[.$B$2]" office:value-type="float" office:value="43.442364692688" calcext:value-type="float">
            <text:p>43.4423646927</text:p>
          </table:table-cell>
          <table:table-cell table:formula="of:=[.C389]/([.D389]-[.D388])" office:value-type="float" office:value="99690.2087952596" calcext:value-type="float">
            <text:p>99690.2087952596</text:p>
          </table:table-cell>
          <table:table-cell/>
          <table:table-cell office:value-type="float" office:value="1443146053.68823" calcext:value-type="float">
            <text:p>1443146053.68823</text:p>
          </table:table-cell>
          <table:table-cell table:formula="of:=[.G389]-[.$B$2]" office:value-type="float" office:value="53.6880595684052" calcext:value-type="float">
            <text:p>53.6880595684</text:p>
          </table:table-cell>
          <table:table-cell table:formula="of:=[.C389]/([.H389]-[.H388])" office:value-type="float" office:value="98342.4150058617" calcext:value-type="float">
            <text:p>98342.4150058617</text:p>
          </table:table-cell>
          <table:table-cell table:formula="of:=[.G389]-[.$B389]" office:value-type="float" office:value="10.2456948757172" calcext:value-type="float">
            <text:p>10.2456948757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443146043.48588" calcext:value-type="float">
            <text:p>1443146043.48588</text:p>
          </table:table-cell>
          <table:table-cell office:value-type="float" office:value="4320" calcext:value-type="float">
            <text:p>4320</text:p>
          </table:table-cell>
          <table:table-cell table:formula="of:=[.B390]-[.$B$2]" office:value-type="float" office:value="43.48570561409" calcext:value-type="float">
            <text:p>43.4857056141</text:p>
          </table:table-cell>
          <table:table-cell table:formula="of:=[.C390]/([.D390]-[.D389])" office:value-type="float" office:value="99674.8537008004" calcext:value-type="float">
            <text:p>99674.8537008004</text:p>
          </table:table-cell>
          <table:table-cell/>
          <table:table-cell office:value-type="float" office:value="1443146053.73204" calcext:value-type="float">
            <text:p>1443146053.73204</text:p>
          </table:table-cell>
          <table:table-cell table:formula="of:=[.G390]-[.$B$2]" office:value-type="float" office:value="53.7318637371063" calcext:value-type="float">
            <text:p>53.7318637371</text:p>
          </table:table-cell>
          <table:table-cell table:formula="of:=[.C390]/([.H390]-[.H389])" office:value-type="float" office:value="98620.7506749108" calcext:value-type="float">
            <text:p>98620.7506749108</text:p>
          </table:table-cell>
          <table:table-cell table:formula="of:=[.G390]-[.$B390]" office:value-type="float" office:value="10.2461581230164" calcext:value-type="float">
            <text:p>10.246158123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443146043.52923" calcext:value-type="float">
            <text:p>1443146043.52923</text:p>
          </table:table-cell>
          <table:table-cell office:value-type="float" office:value="4320" calcext:value-type="float">
            <text:p>4320</text:p>
          </table:table-cell>
          <table:table-cell table:formula="of:=[.B391]-[.$B$2]" office:value-type="float" office:value="43.5290515422821" calcext:value-type="float">
            <text:p>43.5290515423</text:p>
          </table:table-cell>
          <table:table-cell table:formula="of:=[.C391]/([.D391]-[.D390])" office:value-type="float" office:value="99663.3404838124" calcext:value-type="float">
            <text:p>99663.3404838124</text:p>
          </table:table-cell>
          <table:table-cell/>
          <table:table-cell office:value-type="float" office:value="1443146053.77598" calcext:value-type="float">
            <text:p>1443146053.77598</text:p>
          </table:table-cell>
          <table:table-cell table:formula="of:=[.G391]-[.$B$2]" office:value-type="float" office:value="53.7758026123047" calcext:value-type="float">
            <text:p>53.7758026123</text:p>
          </table:table-cell>
          <table:table-cell table:formula="of:=[.C391]/([.H391]-[.H390])" office:value-type="float" office:value="98318.402109684" calcext:value-type="float">
            <text:p>98318.402109684</text:p>
          </table:table-cell>
          <table:table-cell table:formula="of:=[.G391]-[.$B391]" office:value-type="float" office:value="10.2467510700226" calcext:value-type="float">
            <text:p>10.24675107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443146043.57255" calcext:value-type="float">
            <text:p>1443146043.57255</text:p>
          </table:table-cell>
          <table:table-cell office:value-type="float" office:value="4320" calcext:value-type="float">
            <text:p>4320</text:p>
          </table:table-cell>
          <table:table-cell table:formula="of:=[.B392]-[.$B$2]" office:value-type="float" office:value="43.5723745822907" calcext:value-type="float">
            <text:p>43.5723745823</text:p>
          </table:table-cell>
          <table:table-cell table:formula="of:=[.C392]/([.D392]-[.D391])" office:value-type="float" office:value="99715.9940564636" calcext:value-type="float">
            <text:p>99715.9940564636</text:p>
          </table:table-cell>
          <table:table-cell/>
          <table:table-cell office:value-type="float" office:value="1443146053.8199" calcext:value-type="float">
            <text:p>1443146053.8199</text:p>
          </table:table-cell>
          <table:table-cell table:formula="of:=[.G392]-[.$B$2]" office:value-type="float" office:value="53.8197228908539" calcext:value-type="float">
            <text:p>53.8197228909</text:p>
          </table:table-cell>
          <table:table-cell table:formula="of:=[.C392]/([.H392]-[.H391])" office:value-type="float" office:value="98360.0319192248" calcext:value-type="float">
            <text:p>98360.0319192248</text:p>
          </table:table-cell>
          <table:table-cell table:formula="of:=[.G392]-[.$B392]" office:value-type="float" office:value="10.2473483085632" calcext:value-type="float">
            <text:p>10.2473483086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443146043.61589" calcext:value-type="float">
            <text:p>1443146043.61589</text:p>
          </table:table-cell>
          <table:table-cell office:value-type="float" office:value="4320" calcext:value-type="float">
            <text:p>4320</text:p>
          </table:table-cell>
          <table:table-cell table:formula="of:=[.B393]-[.$B$2]" office:value-type="float" office:value="43.6157186031342" calcext:value-type="float">
            <text:p>43.6157186031</text:p>
          </table:table-cell>
          <table:table-cell table:formula="of:=[.C393]/([.D393]-[.D392])" office:value-type="float" office:value="99667.7261576035" calcext:value-type="float">
            <text:p>99667.7261576035</text:p>
          </table:table-cell>
          <table:table-cell/>
          <table:table-cell office:value-type="float" office:value="1443146053.8638" calcext:value-type="float">
            <text:p>1443146053.8638</text:p>
          </table:table-cell>
          <table:table-cell table:formula="of:=[.G393]-[.$B$2]" office:value-type="float" office:value="53.8636271953583" calcext:value-type="float">
            <text:p>53.8636271954</text:p>
          </table:table-cell>
          <table:table-cell table:formula="of:=[.C393]/([.H393]-[.H392])" office:value-type="float" office:value="98395.81901514" calcext:value-type="float">
            <text:p>98395.81901514</text:p>
          </table:table-cell>
          <table:table-cell table:formula="of:=[.G393]-[.$B393]" office:value-type="float" office:value="10.2479085922241" calcext:value-type="float">
            <text:p>10.2479085922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443146043.65924" calcext:value-type="float">
            <text:p>1443146043.65924</text:p>
          </table:table-cell>
          <table:table-cell office:value-type="float" office:value="4320" calcext:value-type="float">
            <text:p>4320</text:p>
          </table:table-cell>
          <table:table-cell table:formula="of:=[.B394]-[.$B$2]" office:value-type="float" office:value="43.6590642929077" calcext:value-type="float">
            <text:p>43.6590642929</text:p>
          </table:table-cell>
          <table:table-cell table:formula="of:=[.C394]/([.D394]-[.D393])" office:value-type="float" office:value="99663.8886719287" calcext:value-type="float">
            <text:p>99663.8886719287</text:p>
          </table:table-cell>
          <table:table-cell/>
          <table:table-cell office:value-type="float" office:value="1443146053.90765" calcext:value-type="float">
            <text:p>1443146053.90765</text:p>
          </table:table-cell>
          <table:table-cell table:formula="of:=[.G394]-[.$B$2]" office:value-type="float" office:value="53.9074745178223" calcext:value-type="float">
            <text:p>53.9074745178</text:p>
          </table:table-cell>
          <table:table-cell table:formula="of:=[.C394]/([.H394]-[.H393])" office:value-type="float" office:value="98523.6898683588" calcext:value-type="float">
            <text:p>98523.6898683588</text:p>
          </table:table-cell>
          <table:table-cell table:formula="of:=[.G394]-[.$B394]" office:value-type="float" office:value="10.2484102249146" calcext:value-type="float">
            <text:p>10.2484102249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443146043.70258" calcext:value-type="float">
            <text:p>1443146043.70258</text:p>
          </table:table-cell>
          <table:table-cell office:value-type="float" office:value="4320" calcext:value-type="float">
            <text:p>4320</text:p>
          </table:table-cell>
          <table:table-cell table:formula="of:=[.B395]-[.$B$2]" office:value-type="float" office:value="43.7024083137512" calcext:value-type="float">
            <text:p>43.7024083138</text:p>
          </table:table-cell>
          <table:table-cell table:formula="of:=[.C395]/([.D395]-[.D394])" office:value-type="float" office:value="99667.7261576035" calcext:value-type="float">
            <text:p>99667.7261576035</text:p>
          </table:table-cell>
          <table:table-cell/>
          <table:table-cell office:value-type="float" office:value="1443146053.95152" calcext:value-type="float">
            <text:p>1443146053.95152</text:p>
          </table:table-cell>
          <table:table-cell table:formula="of:=[.G395]-[.$B$2]" office:value-type="float" office:value="53.9513494968414" calcext:value-type="float">
            <text:p>53.9513494968</text:p>
          </table:table-cell>
          <table:table-cell table:formula="of:=[.C395]/([.H395]-[.H394])" office:value-type="float" office:value="98461.5855454422" calcext:value-type="float">
            <text:p>98461.5855454422</text:p>
          </table:table-cell>
          <table:table-cell table:formula="of:=[.G395]-[.$B395]" office:value-type="float" office:value="10.2489411830902" calcext:value-type="float">
            <text:p>10.2489411831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443146043.74593" calcext:value-type="float">
            <text:p>1443146043.74593</text:p>
          </table:table-cell>
          <table:table-cell office:value-type="float" office:value="4320" calcext:value-type="float">
            <text:p>4320</text:p>
          </table:table-cell>
          <table:table-cell table:formula="of:=[.B396]-[.$B$2]" office:value-type="float" office:value="43.745751619339" calcext:value-type="float">
            <text:p>43.7457516193</text:p>
          </table:table-cell>
          <table:table-cell table:formula="of:=[.C396]/([.D396]-[.D395])" office:value-type="float" office:value="99669.3708847878" calcext:value-type="float">
            <text:p>99669.3708847878</text:p>
          </table:table-cell>
          <table:table-cell/>
          <table:table-cell office:value-type="float" office:value="1443146053.99545" calcext:value-type="float">
            <text:p>1443146053.99545</text:p>
          </table:table-cell>
          <table:table-cell table:formula="of:=[.G396]-[.$B$2]" office:value-type="float" office:value="53.9952766895294" calcext:value-type="float">
            <text:p>53.9952766895</text:p>
          </table:table-cell>
          <table:table-cell table:formula="of:=[.C396]/([.H396]-[.H395])" office:value-type="float" office:value="98344.5500531903" calcext:value-type="float">
            <text:p>98344.5500531903</text:p>
          </table:table-cell>
          <table:table-cell table:formula="of:=[.G396]-[.$B396]" office:value-type="float" office:value="10.2495250701904" calcext:value-type="float">
            <text:p>10.2495250702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443146043.78926" calcext:value-type="float">
            <text:p>1443146043.78926</text:p>
          </table:table-cell>
          <table:table-cell office:value-type="float" office:value="4320" calcext:value-type="float">
            <text:p>4320</text:p>
          </table:table-cell>
          <table:table-cell table:formula="of:=[.B397]-[.$B$2]" office:value-type="float" office:value="43.7890901565552" calcext:value-type="float">
            <text:p>43.7890901566</text:p>
          </table:table-cell>
          <table:table-cell table:formula="of:=[.C397]/([.D397]-[.D396])" office:value-type="float" office:value="99680.337120066" calcext:value-type="float">
            <text:p>99680.337120066</text:p>
          </table:table-cell>
          <table:table-cell/>
          <table:table-cell office:value-type="float" office:value="1443146054.00981" calcext:value-type="float">
            <text:p>1443146054.00981</text:p>
          </table:table-cell>
          <table:table-cell table:formula="of:=[.G397]-[.$B$2]" office:value-type="float" office:value="54.00963139534" calcext:value-type="float">
            <text:p>54.0096313953</text:p>
          </table:table-cell>
          <table:table-cell table:formula="of:=[.C397]/([.H397]-[.H396])" office:value-type="float" office:value="300946.606431039" calcext:value-type="float">
            <text:p>300946.606431039</text:p>
          </table:table-cell>
          <table:table-cell table:formula="of:=[.G397]-[.$B397]" office:value-type="float" office:value="10.2205412387848" calcext:value-type="float">
            <text:p>10.2205412388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443146043.83261" calcext:value-type="float">
            <text:p>1443146043.83261</text:p>
          </table:table-cell>
          <table:table-cell office:value-type="float" office:value="4320" calcext:value-type="float">
            <text:p>4320</text:p>
          </table:table-cell>
          <table:table-cell table:formula="of:=[.B398]-[.$B$2]" office:value-type="float" office:value="43.8324308395386" calcext:value-type="float">
            <text:p>43.8324308395</text:p>
          </table:table-cell>
          <table:table-cell table:formula="of:=[.C398]/([.D398]-[.D397])" office:value-type="float" office:value="99675.4020155789" calcext:value-type="float">
            <text:p>99675.4020155789</text:p>
          </table:table-cell>
          <table:table-cell/>
          <table:table-cell office:value-type="float" office:value="1443146054.02415" calcext:value-type="float">
            <text:p>1443146054.02415</text:p>
          </table:table-cell>
          <table:table-cell table:formula="of:=[.G398]-[.$B$2]" office:value-type="float" office:value="54.0239708423615" calcext:value-type="float">
            <text:p>54.0239708424</text:p>
          </table:table-cell>
          <table:table-cell table:formula="of:=[.C398]/([.H398]-[.H397])" office:value-type="float" office:value="301266.847565842" calcext:value-type="float">
            <text:p>301266.847565842</text:p>
          </table:table-cell>
          <table:table-cell table:formula="of:=[.G398]-[.$B398]" office:value-type="float" office:value="10.1915400028229" calcext:value-type="float">
            <text:p>10.1915400028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443146043.87597" calcext:value-type="float">
            <text:p>1443146043.87597</text:p>
          </table:table-cell>
          <table:table-cell office:value-type="float" office:value="4320" calcext:value-type="float">
            <text:p>4320</text:p>
          </table:table-cell>
          <table:table-cell table:formula="of:=[.B399]-[.$B$2]" office:value-type="float" office:value="43.8757946491242" calcext:value-type="float">
            <text:p>43.8757946491</text:p>
          </table:table-cell>
          <table:table-cell table:formula="of:=[.C399]/([.D399]-[.D398])" office:value-type="float" office:value="99622.2435548518" calcext:value-type="float">
            <text:p>99622.2435548518</text:p>
          </table:table-cell>
          <table:table-cell/>
          <table:table-cell office:value-type="float" office:value="1443146054.05848" calcext:value-type="float">
            <text:p>1443146054.05848</text:p>
          </table:table-cell>
          <table:table-cell table:formula="of:=[.G399]-[.$B$2]" office:value-type="float" office:value="54.0583062171936" calcext:value-type="float">
            <text:p>54.0583062172</text:p>
          </table:table-cell>
          <table:table-cell table:formula="of:=[.C399]/([.H399]-[.H398])" office:value-type="float" office:value="125817.761452091" calcext:value-type="float">
            <text:p>125817.761452091</text:p>
          </table:table-cell>
          <table:table-cell table:formula="of:=[.G399]-[.$B399]" office:value-type="float" office:value="10.1825115680695" calcext:value-type="float">
            <text:p>10.1825115681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443146043.91931" calcext:value-type="float">
            <text:p>1443146043.91931</text:p>
          </table:table-cell>
          <table:table-cell office:value-type="float" office:value="4320" calcext:value-type="float">
            <text:p>4320</text:p>
          </table:table-cell>
          <table:table-cell table:formula="of:=[.B400]-[.$B$2]" office:value-type="float" office:value="43.9191393852234" calcext:value-type="float">
            <text:p>43.9191393852</text:p>
          </table:table-cell>
          <table:table-cell table:formula="of:=[.C400]/([.D400]-[.D399])" office:value-type="float" office:value="99666.0814847003" calcext:value-type="float">
            <text:p>99666.0814847003</text:p>
          </table:table-cell>
          <table:table-cell/>
          <table:table-cell office:value-type="float" office:value="1443146054.10727" calcext:value-type="float">
            <text:p>1443146054.10727</text:p>
          </table:table-cell>
          <table:table-cell table:formula="of:=[.G400]-[.$B$2]" office:value-type="float" office:value="54.1070919036865" calcext:value-type="float">
            <text:p>54.1070919037</text:p>
          </table:table-cell>
          <table:table-cell table:formula="of:=[.C400]/([.H400]-[.H399])" office:value-type="float" office:value="88550.5628915757" calcext:value-type="float">
            <text:p>88550.5628915757</text:p>
          </table:table-cell>
          <table:table-cell table:formula="of:=[.G400]-[.$B400]" office:value-type="float" office:value="10.1879525184631" calcext:value-type="float">
            <text:p>10.1879525185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443146043.96266" calcext:value-type="float">
            <text:p>1443146043.96266</text:p>
          </table:table-cell>
          <table:table-cell office:value-type="float" office:value="4320" calcext:value-type="float">
            <text:p>4320</text:p>
          </table:table-cell>
          <table:table-cell table:formula="of:=[.B401]-[.$B$2]" office:value-type="float" office:value="43.9624826908112" calcext:value-type="float">
            <text:p>43.9624826908</text:p>
          </table:table-cell>
          <table:table-cell table:formula="of:=[.C401]/([.D401]-[.D400])" office:value-type="float" office:value="99669.3708847878" calcext:value-type="float">
            <text:p>99669.3708847878</text:p>
          </table:table-cell>
          <table:table-cell/>
          <table:table-cell office:value-type="float" office:value="1443146054.15601" calcext:value-type="float">
            <text:p>1443146054.15601</text:p>
          </table:table-cell>
          <table:table-cell table:formula="of:=[.G401]-[.$B$2]" office:value-type="float" office:value="54.1558353900909" calcext:value-type="float">
            <text:p>54.1558353901</text:p>
          </table:table-cell>
          <table:table-cell table:formula="of:=[.C401]/([.H401]-[.H400])" office:value-type="float" office:value="88627.2262955807" calcext:value-type="float">
            <text:p>88627.2262955807</text:p>
          </table:table-cell>
          <table:table-cell table:formula="of:=[.G401]-[.$B401]" office:value-type="float" office:value="10.1933526992798" calcext:value-type="float">
            <text:p>10.1933526993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443146044.00595" calcext:value-type="float">
            <text:p>1443146044.00595</text:p>
          </table:table-cell>
          <table:table-cell office:value-type="float" office:value="4320" calcext:value-type="float">
            <text:p>4320</text:p>
          </table:table-cell>
          <table:table-cell table:formula="of:=[.B402]-[.$B$2]" office:value-type="float" office:value="44.0057752132416" calcext:value-type="float">
            <text:p>44.0057752132</text:p>
          </table:table-cell>
          <table:table-cell table:formula="of:=[.C402]/([.D402]-[.D401])" office:value-type="float" office:value="99786.2854247668" calcext:value-type="float">
            <text:p>99786.2854247668</text:p>
          </table:table-cell>
          <table:table-cell/>
          <table:table-cell office:value-type="float" office:value="1443146054.20471" calcext:value-type="float">
            <text:p>1443146054.20471</text:p>
          </table:table-cell>
          <table:table-cell table:formula="of:=[.G402]-[.$B$2]" office:value-type="float" office:value="54.204537153244" calcext:value-type="float">
            <text:p>54.2045371532</text:p>
          </table:table-cell>
          <table:table-cell table:formula="of:=[.C402]/([.H402]-[.H401])" office:value-type="float" office:value="88703.1540608019" calcext:value-type="float">
            <text:p>88703.1540608019</text:p>
          </table:table-cell>
          <table:table-cell table:formula="of:=[.G402]-[.$B402]" office:value-type="float" office:value="10.1987619400024" calcext:value-type="float">
            <text:p>10.19876194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443146044.04911" calcext:value-type="float">
            <text:p>1443146044.04911</text:p>
          </table:table-cell>
          <table:table-cell office:value-type="float" office:value="4320" calcext:value-type="float">
            <text:p>4320</text:p>
          </table:table-cell>
          <table:table-cell table:formula="of:=[.B403]-[.$B$2]" office:value-type="float" office:value="44.0489344596863" calcext:value-type="float">
            <text:p>44.0489344597</text:p>
          </table:table-cell>
          <table:table-cell table:formula="of:=[.C403]/([.D403]-[.D402])" office:value-type="float" office:value="100094.426012164" calcext:value-type="float">
            <text:p>100094.426012164</text:p>
          </table:table-cell>
          <table:table-cell/>
          <table:table-cell office:value-type="float" office:value="1443146054.25351" calcext:value-type="float">
            <text:p>1443146054.25351</text:p>
          </table:table-cell>
          <table:table-cell table:formula="of:=[.G403]-[.$B$2]" office:value-type="float" office:value="54.2533404827118" calcext:value-type="float">
            <text:p>54.2533404827</text:p>
          </table:table-cell>
          <table:table-cell table:formula="of:=[.C403]/([.H403]-[.H402])" office:value-type="float" office:value="88518.5508265916" calcext:value-type="float">
            <text:p>88518.5508265916</text:p>
          </table:table-cell>
          <table:table-cell table:formula="of:=[.G403]-[.$B403]" office:value-type="float" office:value="10.2044060230255" calcext:value-type="float">
            <text:p>10.204406023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443146044.0923" calcext:value-type="float">
            <text:p>1443146044.0923</text:p>
          </table:table-cell>
          <table:table-cell office:value-type="float" office:value="4320" calcext:value-type="float">
            <text:p>4320</text:p>
          </table:table-cell>
          <table:table-cell table:formula="of:=[.B404]-[.$B$2]" office:value-type="float" office:value="44.0921294689178" calcext:value-type="float">
            <text:p>44.0921294689</text:p>
          </table:table-cell>
          <table:table-cell table:formula="of:=[.C404]/([.D404]-[.D403])" office:value-type="float" office:value="100011.554039509" calcext:value-type="float">
            <text:p>100011.554039509</text:p>
          </table:table-cell>
          <table:table-cell/>
          <table:table-cell office:value-type="float" office:value="1443146054.30231" calcext:value-type="float">
            <text:p>1443146054.30231</text:p>
          </table:table-cell>
          <table:table-cell table:formula="of:=[.G404]-[.$B$2]" office:value-type="float" office:value="54.3021366596222" calcext:value-type="float">
            <text:p>54.3021366596</text:p>
          </table:table-cell>
          <table:table-cell table:formula="of:=[.C404]/([.H404]-[.H403])" office:value-type="float" office:value="88531.5259007358" calcext:value-type="float">
            <text:p>88531.5259007358</text:p>
          </table:table-cell>
          <table:table-cell table:formula="of:=[.G404]-[.$B404]" office:value-type="float" office:value="10.2100071907043" calcext:value-type="float">
            <text:p>10.2100071907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443146044.13544" calcext:value-type="float">
            <text:p>1443146044.13544</text:p>
          </table:table-cell>
          <table:table-cell office:value-type="float" office:value="4320" calcext:value-type="float">
            <text:p>4320</text:p>
          </table:table-cell>
          <table:table-cell table:formula="of:=[.B405]-[.$B$2]" office:value-type="float" office:value="44.1352615356445" calcext:value-type="float">
            <text:p>44.1352615356</text:p>
          </table:table-cell>
          <table:table-cell table:formula="of:=[.C405]/([.D405]-[.D404])" office:value-type="float" office:value="100157.50062186" calcext:value-type="float">
            <text:p>100157.50062186</text:p>
          </table:table-cell>
          <table:table-cell/>
          <table:table-cell office:value-type="float" office:value="1443146054.35109" calcext:value-type="float">
            <text:p>1443146054.35109</text:p>
          </table:table-cell>
          <table:table-cell table:formula="of:=[.G405]-[.$B$2]" office:value-type="float" office:value="54.350917339325" calcext:value-type="float">
            <text:p>54.3509173393</text:p>
          </table:table-cell>
          <table:table-cell table:formula="of:=[.C405]/([.H405]-[.H404])" office:value-type="float" office:value="88559.651614606" calcext:value-type="float">
            <text:p>88559.651614606</text:p>
          </table:table-cell>
          <table:table-cell table:formula="of:=[.G405]-[.$B405]" office:value-type="float" office:value="10.2156558036804" calcext:value-type="float">
            <text:p>10.2156558037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443146044.17858" calcext:value-type="float">
            <text:p>1443146044.17858</text:p>
          </table:table-cell>
          <table:table-cell office:value-type="float" office:value="4320" calcext:value-type="float">
            <text:p>4320</text:p>
          </table:table-cell>
          <table:table-cell table:formula="of:=[.B406]-[.$B$2]" office:value-type="float" office:value="44.1784009933472" calcext:value-type="float">
            <text:p>44.1784009933</text:p>
          </table:table-cell>
          <table:table-cell table:formula="of:=[.C406]/([.D406]-[.D405])" office:value-type="float" office:value="100140.340886482" calcext:value-type="float">
            <text:p>100140.340886482</text:p>
          </table:table-cell>
          <table:table-cell/>
          <table:table-cell office:value-type="float" office:value="1443146054.39986" calcext:value-type="float">
            <text:p>1443146054.39986</text:p>
          </table:table-cell>
          <table:table-cell table:formula="of:=[.G406]-[.$B$2]" office:value-type="float" office:value="54.3996901512146" calcext:value-type="float">
            <text:p>54.3996901512</text:p>
          </table:table-cell>
          <table:table-cell table:formula="of:=[.C406]/([.H406]-[.H405])" office:value-type="float" office:value="88573.9376637597" calcext:value-type="float">
            <text:p>88573.9376637597</text:p>
          </table:table-cell>
          <table:table-cell table:formula="of:=[.G406]-[.$B406]" office:value-type="float" office:value="10.2212891578674" calcext:value-type="float">
            <text:p>10.2212891579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443146044.2217" calcext:value-type="float">
            <text:p>1443146044.2217</text:p>
          </table:table-cell>
          <table:table-cell office:value-type="float" office:value="4320" calcext:value-type="float">
            <text:p>4320</text:p>
          </table:table-cell>
          <table:table-cell table:formula="of:=[.B407]-[.$B$2]" office:value-type="float" office:value="44.2215216159821" calcext:value-type="float">
            <text:p>44.221521616</text:p>
          </table:table-cell>
          <table:table-cell table:formula="of:=[.C407]/([.D407]-[.D406])" office:value-type="float" office:value="100184.082140428" calcext:value-type="float">
            <text:p>100184.082140428</text:p>
          </table:table-cell>
          <table:table-cell/>
          <table:table-cell office:value-type="float" office:value="1443146054.44859" calcext:value-type="float">
            <text:p>1443146054.44859</text:p>
          </table:table-cell>
          <table:table-cell table:formula="of:=[.G407]-[.$B$2]" office:value-type="float" office:value="54.4484140872955" calcext:value-type="float">
            <text:p>54.4484140873</text:p>
          </table:table-cell>
          <table:table-cell table:formula="of:=[.C407]/([.H407]-[.H406])" office:value-type="float" office:value="88662.7876866165" calcext:value-type="float">
            <text:p>88662.7876866165</text:p>
          </table:table-cell>
          <table:table-cell table:formula="of:=[.G407]-[.$B407]" office:value-type="float" office:value="10.2268924713135" calcext:value-type="float">
            <text:p>10.2268924713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443146044.26484" calcext:value-type="float">
            <text:p>1443146044.26484</text:p>
          </table:table-cell>
          <table:table-cell office:value-type="float" office:value="4320" calcext:value-type="float">
            <text:p>4320</text:p>
          </table:table-cell>
          <table:table-cell table:formula="of:=[.B408]-[.$B$2]" office:value-type="float" office:value="44.2646670341492" calcext:value-type="float">
            <text:p>44.2646670341</text:p>
          </table:table-cell>
          <table:table-cell table:formula="of:=[.C408]/([.D408]-[.D407])" office:value-type="float" office:value="100126.506672561" calcext:value-type="float">
            <text:p>100126.506672561</text:p>
          </table:table-cell>
          <table:table-cell/>
          <table:table-cell office:value-type="float" office:value="1443146054.49737" calcext:value-type="float">
            <text:p>1443146054.49737</text:p>
          </table:table-cell>
          <table:table-cell table:formula="of:=[.G408]-[.$B$2]" office:value-type="float" office:value="54.4971945285797" calcext:value-type="float">
            <text:p>54.4971945286</text:p>
          </table:table-cell>
          <table:table-cell table:formula="of:=[.C408]/([.H408]-[.H407])" office:value-type="float" office:value="88560.084457478" calcext:value-type="float">
            <text:p>88560.084457478</text:p>
          </table:table-cell>
          <table:table-cell table:formula="of:=[.G408]-[.$B408]" office:value-type="float" office:value="10.2325274944305" calcext:value-type="float">
            <text:p>10.2325274944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443146044.30798" calcext:value-type="float">
            <text:p>1443146044.30798</text:p>
          </table:table-cell>
          <table:table-cell office:value-type="float" office:value="4320" calcext:value-type="float">
            <text:p>4320</text:p>
          </table:table-cell>
          <table:table-cell table:formula="of:=[.B409]-[.$B$2]" office:value-type="float" office:value="44.3078081607819" calcext:value-type="float">
            <text:p>44.3078081608</text:p>
          </table:table-cell>
          <table:table-cell table:formula="of:=[.C409]/([.D409]-[.D408])" office:value-type="float" office:value="100136.466921253" calcext:value-type="float">
            <text:p>100136.466921253</text:p>
          </table:table-cell>
          <table:table-cell/>
          <table:table-cell office:value-type="float" office:value="1443146054.54611" calcext:value-type="float">
            <text:p>1443146054.54611</text:p>
          </table:table-cell>
          <table:table-cell table:formula="of:=[.G409]-[.$B$2]" office:value-type="float" office:value="54.5459394454956" calcext:value-type="float">
            <text:p>54.5459394455</text:p>
          </table:table-cell>
          <table:table-cell table:formula="of:=[.C409]/([.H409]-[.H408])" office:value-type="float" office:value="88624.6253625563" calcext:value-type="float">
            <text:p>88624.6253625563</text:p>
          </table:table-cell>
          <table:table-cell table:formula="of:=[.G409]-[.$B409]" office:value-type="float" office:value="10.2381312847137" calcext:value-type="float">
            <text:p>10.2381312847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443146044.35108" calcext:value-type="float">
            <text:p>1443146044.35108</text:p>
          </table:table-cell>
          <table:table-cell office:value-type="float" office:value="4320" calcext:value-type="float">
            <text:p>4320</text:p>
          </table:table-cell>
          <table:table-cell table:formula="of:=[.B410]-[.$B$2]" office:value-type="float" office:value="44.3509101867676" calcext:value-type="float">
            <text:p>44.3509101868</text:p>
          </table:table-cell>
          <table:table-cell table:formula="of:=[.C410]/([.D410]-[.D409])" office:value-type="float" office:value="100227.307213621" calcext:value-type="float">
            <text:p>100227.307213621</text:p>
          </table:table-cell>
          <table:table-cell/>
          <table:table-cell office:value-type="float" office:value="1443146054.59487" calcext:value-type="float">
            <text:p>1443146054.59487</text:p>
          </table:table-cell>
          <table:table-cell table:formula="of:=[.G410]-[.$B$2]" office:value-type="float" office:value="54.5946922302246" calcext:value-type="float">
            <text:p>54.5946922302</text:p>
          </table:table-cell>
          <table:table-cell table:formula="of:=[.C410]/([.H410]-[.H409])" office:value-type="float" office:value="88610.3229592535" calcext:value-type="float">
            <text:p>88610.3229592535</text:p>
          </table:table-cell>
          <table:table-cell table:formula="of:=[.G410]-[.$B410]" office:value-type="float" office:value="10.243782043457" calcext:value-type="float">
            <text:p>10.2437820435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443146044.39422" calcext:value-type="float">
            <text:p>1443146044.39422</text:p>
          </table:table-cell>
          <table:table-cell office:value-type="float" office:value="4320" calcext:value-type="float">
            <text:p>4320</text:p>
          </table:table-cell>
          <table:table-cell table:formula="of:=[.B411]-[.$B$2]" office:value-type="float" office:value="44.3940415382385" calcext:value-type="float">
            <text:p>44.3940415382</text:p>
          </table:table-cell>
          <table:table-cell table:formula="of:=[.C411]/([.D411]-[.D410])" office:value-type="float" office:value="100159.161553514" calcext:value-type="float">
            <text:p>100159.161553514</text:p>
          </table:table-cell>
          <table:table-cell/>
          <table:table-cell office:value-type="float" office:value="1443146054.64364" calcext:value-type="float">
            <text:p>1443146054.64364</text:p>
          </table:table-cell>
          <table:table-cell table:formula="of:=[.G411]-[.$B$2]" office:value-type="float" office:value="54.6434636116028" calcext:value-type="float">
            <text:p>54.6434636116</text:p>
          </table:table-cell>
          <table:table-cell table:formula="of:=[.C411]/([.H411]-[.H410])" office:value-type="float" office:value="88576.5356224519" calcext:value-type="float">
            <text:p>88576.5356224519</text:p>
          </table:table-cell>
          <table:table-cell table:formula="of:=[.G411]-[.$B411]" office:value-type="float" office:value="10.2494220733643" calcext:value-type="float">
            <text:p>10.2494220734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443146044.43735" calcext:value-type="float">
            <text:p>1443146044.43735</text:p>
          </table:table-cell>
          <table:table-cell office:value-type="float" office:value="4320" calcext:value-type="float">
            <text:p>4320</text:p>
          </table:table-cell>
          <table:table-cell table:formula="of:=[.B412]-[.$B$2]" office:value-type="float" office:value="44.4371762275696" calcext:value-type="float">
            <text:p>44.4371762276</text:p>
          </table:table-cell>
          <table:table-cell table:formula="of:=[.C412]/([.D412]-[.D411])" office:value-type="float" office:value="100151.411010391" calcext:value-type="float">
            <text:p>100151.411010391</text:p>
          </table:table-cell>
          <table:table-cell/>
          <table:table-cell office:value-type="float" office:value="1443146054.69241" calcext:value-type="float">
            <text:p>1443146054.69241</text:p>
          </table:table-cell>
          <table:table-cell table:formula="of:=[.G412]-[.$B$2]" office:value-type="float" office:value="54.6922345161438" calcext:value-type="float">
            <text:p>54.6922345161</text:p>
          </table:table-cell>
          <table:table-cell table:formula="of:=[.C412]/([.H412]-[.H411])" office:value-type="float" office:value="88577.4016425499" calcext:value-type="float">
            <text:p>88577.4016425499</text:p>
          </table:table-cell>
          <table:table-cell table:formula="of:=[.G412]-[.$B412]" office:value-type="float" office:value="10.2550582885742" calcext:value-type="float">
            <text:p>10.2550582886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443146044.48043" calcext:value-type="float">
            <text:p>1443146044.48043</text:p>
          </table:table-cell>
          <table:table-cell office:value-type="float" office:value="4320" calcext:value-type="float">
            <text:p>4320</text:p>
          </table:table-cell>
          <table:table-cell table:formula="of:=[.B413]-[.$B$2]" office:value-type="float" office:value="44.4802558422089" calcext:value-type="float">
            <text:p>44.4802558422</text:p>
          </table:table-cell>
          <table:table-cell table:formula="of:=[.C413]/([.D413]-[.D412])" office:value-type="float" office:value="100279.448555252" calcext:value-type="float">
            <text:p>100279.448555252</text:p>
          </table:table-cell>
          <table:table-cell/>
          <table:table-cell office:value-type="float" office:value="1443146054.74116" calcext:value-type="float">
            <text:p>1443146054.74116</text:p>
          </table:table-cell>
          <table:table-cell table:formula="of:=[.G413]-[.$B$2]" office:value-type="float" office:value="54.7409899234772" calcext:value-type="float">
            <text:p>54.7409899235</text:p>
          </table:table-cell>
          <table:table-cell table:formula="of:=[.C413]/([.H413]-[.H412])" office:value-type="float" office:value="88605.5565172743" calcext:value-type="float">
            <text:p>88605.5565172743</text:p>
          </table:table-cell>
          <table:table-cell table:formula="of:=[.G413]-[.$B413]" office:value-type="float" office:value="10.2607340812683" calcext:value-type="float">
            <text:p>10.2607340813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443146044.52356" calcext:value-type="float">
            <text:p>1443146044.52356</text:p>
          </table:table-cell>
          <table:table-cell office:value-type="float" office:value="4320" calcext:value-type="float">
            <text:p>4320</text:p>
          </table:table-cell>
          <table:table-cell table:formula="of:=[.B414]-[.$B$2]" office:value-type="float" office:value="44.5233838558197" calcext:value-type="float">
            <text:p>44.5233838558</text:p>
          </table:table-cell>
          <table:table-cell table:formula="of:=[.C414]/([.D414]-[.D413])" office:value-type="float" office:value="100166.913296332" calcext:value-type="float">
            <text:p>100166.913296332</text:p>
          </table:table-cell>
          <table:table-cell/>
          <table:table-cell office:value-type="float" office:value="1443146054.78991" calcext:value-type="float">
            <text:p>1443146054.78991</text:p>
          </table:table-cell>
          <table:table-cell table:formula="of:=[.G414]-[.$B$2]" office:value-type="float" office:value="54.789737701416" calcext:value-type="float">
            <text:p>54.7897377014</text:p>
          </table:table-cell>
          <table:table-cell table:formula="of:=[.C414]/([.H414]-[.H413])" office:value-type="float" office:value="88619.4239544563" calcext:value-type="float">
            <text:p>88619.4239544563</text:p>
          </table:table-cell>
          <table:table-cell table:formula="of:=[.G414]-[.$B414]" office:value-type="float" office:value="10.2663538455963" calcext:value-type="float">
            <text:p>10.2663538456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443146044.56667" calcext:value-type="float">
            <text:p>1443146044.56667</text:p>
          </table:table-cell>
          <table:table-cell office:value-type="float" office:value="4320" calcext:value-type="float">
            <text:p>4320</text:p>
          </table:table-cell>
          <table:table-cell table:formula="of:=[.B415]-[.$B$2]" office:value-type="float" office:value="44.5664937496185" calcext:value-type="float">
            <text:p>44.5664937496</text:p>
          </table:table-cell>
          <table:table-cell table:formula="of:=[.C415]/([.D415]-[.D414])" office:value-type="float" office:value="100209.015131404" calcext:value-type="float">
            <text:p>100209.015131404</text:p>
          </table:table-cell>
          <table:table-cell/>
          <table:table-cell office:value-type="float" office:value="1443146054.83865" calcext:value-type="float">
            <text:p>1443146054.83865</text:p>
          </table:table-cell>
          <table:table-cell table:formula="of:=[.G415]-[.$B$2]" office:value-type="float" office:value="54.8384709358215" calcext:value-type="float">
            <text:p>54.8384709358</text:p>
          </table:table-cell>
          <table:table-cell table:formula="of:=[.C415]/([.H415]-[.H414])" office:value-type="float" office:value="88645.8707840432" calcext:value-type="float">
            <text:p>88645.8707840432</text:p>
          </table:table-cell>
          <table:table-cell table:formula="of:=[.G415]-[.$B415]" office:value-type="float" office:value="10.271977186203" calcext:value-type="float">
            <text:p>10.2719771862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443146044.60977" calcext:value-type="float">
            <text:p>1443146044.60977</text:p>
          </table:table-cell>
          <table:table-cell office:value-type="float" office:value="4320" calcext:value-type="float">
            <text:p>4320</text:p>
          </table:table-cell>
          <table:table-cell table:formula="of:=[.B416]-[.$B$2]" office:value-type="float" office:value="44.60959649086" calcext:value-type="float">
            <text:p>44.6095964909</text:p>
          </table:table-cell>
          <table:table-cell table:formula="of:=[.C416]/([.D416]-[.D415])" office:value-type="float" office:value="100225.644021108" calcext:value-type="float">
            <text:p>100225.644021108</text:p>
          </table:table-cell>
          <table:table-cell/>
          <table:table-cell office:value-type="float" office:value="1443146054.88747" calcext:value-type="float">
            <text:p>1443146054.88747</text:p>
          </table:table-cell>
          <table:table-cell table:formula="of:=[.G416]-[.$B$2]" office:value-type="float" office:value="54.8872928619385" calcext:value-type="float">
            <text:p>54.8872928619</text:p>
          </table:table-cell>
          <table:table-cell table:formula="of:=[.C416]/([.H416]-[.H415])" office:value-type="float" office:value="88484.8334261186" calcext:value-type="float">
            <text:p>88484.8334261186</text:p>
          </table:table-cell>
          <table:table-cell table:formula="of:=[.G416]-[.$B416]" office:value-type="float" office:value="10.2776963710785" calcext:value-type="float">
            <text:p>10.2776963711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443146044.6529" calcext:value-type="float">
            <text:p>1443146044.6529</text:p>
          </table:table-cell>
          <table:table-cell office:value-type="float" office:value="4320" calcext:value-type="float">
            <text:p>4320</text:p>
          </table:table-cell>
          <table:table-cell table:formula="of:=[.B417]-[.$B$2]" office:value-type="float" office:value="44.6527211666107" calcext:value-type="float">
            <text:p>44.6527211666</text:p>
          </table:table-cell>
          <table:table-cell table:formula="of:=[.C417]/([.D417]-[.D416])" office:value-type="float" office:value="100174.666239123" calcext:value-type="float">
            <text:p>100174.666239123</text:p>
          </table:table-cell>
          <table:table-cell/>
          <table:table-cell office:value-type="float" office:value="1443146054.9362" calcext:value-type="float">
            <text:p>1443146054.9362</text:p>
          </table:table-cell>
          <table:table-cell table:formula="of:=[.G417]-[.$B$2]" office:value-type="float" office:value="54.9360225200653" calcext:value-type="float">
            <text:p>54.9360225201</text:p>
          </table:table-cell>
          <table:table-cell table:formula="of:=[.C417]/([.H417]-[.H416])" office:value-type="float" office:value="88652.3765210116" calcext:value-type="float">
            <text:p>88652.3765210116</text:p>
          </table:table-cell>
          <table:table-cell table:formula="of:=[.G417]-[.$B417]" office:value-type="float" office:value="10.2833013534546" calcext:value-type="float">
            <text:p>10.2833013535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443146044.69601" calcext:value-type="float">
            <text:p>1443146044.69601</text:p>
          </table:table-cell>
          <table:table-cell office:value-type="float" office:value="4320" calcext:value-type="float">
            <text:p>4320</text:p>
          </table:table-cell>
          <table:table-cell table:formula="of:=[.B418]-[.$B$2]" office:value-type="float" office:value="44.6958360671997" calcext:value-type="float">
            <text:p>44.6958360672</text:p>
          </table:table-cell>
          <table:table-cell table:formula="of:=[.C418]/([.D418]-[.D417])" office:value-type="float" office:value="100197.37819141" calcext:value-type="float">
            <text:p>100197.37819141</text:p>
          </table:table-cell>
          <table:table-cell/>
          <table:table-cell office:value-type="float" office:value="1443146054.98489" calcext:value-type="float">
            <text:p>1443146054.98489</text:p>
          </table:table-cell>
          <table:table-cell table:formula="of:=[.G418]-[.$B$2]" office:value-type="float" office:value="54.9847183227539" calcext:value-type="float">
            <text:p>54.9847183228</text:p>
          </table:table-cell>
          <table:table-cell table:formula="of:=[.C418]/([.H418]-[.H417])" office:value-type="float" office:value="88714.0115057896" calcext:value-type="float">
            <text:p>88714.0115057896</text:p>
          </table:table-cell>
          <table:table-cell table:formula="of:=[.G418]-[.$B418]" office:value-type="float" office:value="10.2888822555542" calcext:value-type="float">
            <text:p>10.2888822556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443146044.73909" calcext:value-type="float">
            <text:p>1443146044.73909</text:p>
          </table:table-cell>
          <table:table-cell office:value-type="float" office:value="4320" calcext:value-type="float">
            <text:p>4320</text:p>
          </table:table-cell>
          <table:table-cell table:formula="of:=[.B419]-[.$B$2]" office:value-type="float" office:value="44.7389171123505" calcext:value-type="float">
            <text:p>44.7389171124</text:p>
          </table:table-cell>
          <table:table-cell table:formula="of:=[.C419]/([.D419]-[.D418])" office:value-type="float" office:value="100276.118763663" calcext:value-type="float">
            <text:p>100276.118763663</text:p>
          </table:table-cell>
          <table:table-cell/>
          <table:table-cell office:value-type="float" office:value="1443146055.03366" calcext:value-type="float">
            <text:p>1443146055.03366</text:p>
          </table:table-cell>
          <table:table-cell table:formula="of:=[.G419]-[.$B$2]" office:value-type="float" office:value="55.0334887504578" calcext:value-type="float">
            <text:p>55.0334887505</text:p>
          </table:table-cell>
          <table:table-cell table:formula="of:=[.C419]/([.H419]-[.H418])" office:value-type="float" office:value="88578.2676795823" calcext:value-type="float">
            <text:p>88578.2676795823</text:p>
          </table:table-cell>
          <table:table-cell table:formula="of:=[.G419]-[.$B419]" office:value-type="float" office:value="10.2945716381073" calcext:value-type="float">
            <text:p>10.2945716381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443146044.78219" calcext:value-type="float">
            <text:p>1443146044.78219</text:p>
          </table:table-cell>
          <table:table-cell office:value-type="float" office:value="4320" calcext:value-type="float">
            <text:p>4320</text:p>
          </table:table-cell>
          <table:table-cell table:formula="of:=[.B420]-[.$B$2]" office:value-type="float" office:value="44.7820165157318" calcext:value-type="float">
            <text:p>44.7820165157</text:p>
          </table:table-cell>
          <table:table-cell table:formula="of:=[.C420]/([.D420]-[.D419])" office:value-type="float" office:value="100233.40605846" calcext:value-type="float">
            <text:p>100233.40605846</text:p>
          </table:table-cell>
          <table:table-cell/>
          <table:table-cell office:value-type="float" office:value="1443146055.04681" calcext:value-type="float">
            <text:p>1443146055.04681</text:p>
          </table:table-cell>
          <table:table-cell table:formula="of:=[.G420]-[.$B$2]" office:value-type="float" office:value="55.0466401576996" calcext:value-type="float">
            <text:p>55.0466401577</text:p>
          </table:table-cell>
          <table:table-cell table:formula="of:=[.C420]/([.H420]-[.H419])" office:value-type="float" office:value="328481.957905042" calcext:value-type="float">
            <text:p>328481.957905042</text:p>
          </table:table-cell>
          <table:table-cell table:formula="of:=[.G420]-[.$B420]" office:value-type="float" office:value="10.2646236419678" calcext:value-type="float">
            <text:p>10.264623642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443146044.82529" calcext:value-type="float">
            <text:p>1443146044.82529</text:p>
          </table:table-cell>
          <table:table-cell office:value-type="float" office:value="4320" calcext:value-type="float">
            <text:p>4320</text:p>
          </table:table-cell>
          <table:table-cell table:formula="of:=[.B421]-[.$B$2]" office:value-type="float" office:value="44.8251173496246" calcext:value-type="float">
            <text:p>44.8251173496</text:p>
          </table:table-cell>
          <table:table-cell table:formula="of:=[.C421]/([.D421]-[.D420])" office:value-type="float" office:value="100230.079323812" calcext:value-type="float">
            <text:p>100230.079323812</text:p>
          </table:table-cell>
          <table:table-cell/>
          <table:table-cell office:value-type="float" office:value="1443146055.05996" calcext:value-type="float">
            <text:p>1443146055.05996</text:p>
          </table:table-cell>
          <table:table-cell table:formula="of:=[.G421]-[.$B$2]" office:value-type="float" office:value="55.0597877502441" calcext:value-type="float">
            <text:p>55.0597877502</text:p>
          </table:table-cell>
          <table:table-cell table:formula="of:=[.C421]/([.H421]-[.H420])" office:value-type="float" office:value="328577.265028561" calcext:value-type="float">
            <text:p>328577.265028561</text:p>
          </table:table-cell>
          <table:table-cell table:formula="of:=[.G421]-[.$B421]" office:value-type="float" office:value="10.2346704006195" calcext:value-type="float">
            <text:p>10.2346704006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443146044.86839" calcext:value-type="float">
            <text:p>1443146044.86839</text:p>
          </table:table-cell>
          <table:table-cell office:value-type="float" office:value="4320" calcext:value-type="float">
            <text:p>4320</text:p>
          </table:table-cell>
          <table:table-cell table:formula="of:=[.B422]-[.$B$2]" office:value-type="float" office:value="44.8682131767273" calcext:value-type="float">
            <text:p>44.8682131767</text:p>
          </table:table-cell>
          <table:table-cell table:formula="of:=[.C422]/([.D422]-[.D421])" office:value-type="float" office:value="100241.723861317" calcext:value-type="float">
            <text:p>100241.723861317</text:p>
          </table:table-cell>
          <table:table-cell/>
          <table:table-cell office:value-type="float" office:value="1443146055.08533" calcext:value-type="float">
            <text:p>1443146055.08533</text:p>
          </table:table-cell>
          <table:table-cell table:formula="of:=[.G422]-[.$B$2]" office:value-type="float" office:value="55.0851526260376" calcext:value-type="float">
            <text:p>55.085152626</text:p>
          </table:table-cell>
          <table:table-cell table:formula="of:=[.C422]/([.H422]-[.H421])" office:value-type="float" office:value="170314.257999022" calcext:value-type="float">
            <text:p>170314.257999022</text:p>
          </table:table-cell>
          <table:table-cell table:formula="of:=[.G422]-[.$B422]" office:value-type="float" office:value="10.2169394493103" calcext:value-type="float">
            <text:p>10.2169394493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443146044.9115" calcext:value-type="float">
            <text:p>1443146044.9115</text:p>
          </table:table-cell>
          <table:table-cell office:value-type="float" office:value="4320" calcext:value-type="float">
            <text:p>4320</text:p>
          </table:table-cell>
          <table:table-cell table:formula="of:=[.B423]-[.$B$2]" office:value-type="float" office:value="44.9113306999207" calcext:value-type="float">
            <text:p>44.9113306999</text:p>
          </table:table-cell>
          <table:table-cell table:formula="of:=[.C423]/([.D423]-[.D422])" office:value-type="float" office:value="100191.283729983" calcext:value-type="float">
            <text:p>100191.283729983</text:p>
          </table:table-cell>
          <table:table-cell/>
          <table:table-cell office:value-type="float" office:value="1443146055.1252" calcext:value-type="float">
            <text:p>1443146055.1252</text:p>
          </table:table-cell>
          <table:table-cell table:formula="of:=[.G423]-[.$B$2]" office:value-type="float" office:value="55.125020980835" calcext:value-type="float">
            <text:p>55.1250209808</text:p>
          </table:table-cell>
          <table:table-cell table:formula="of:=[.C423]/([.H423]-[.H422])" office:value-type="float" office:value="108356.615715823" calcext:value-type="float">
            <text:p>108356.615715823</text:p>
          </table:table-cell>
          <table:table-cell table:formula="of:=[.G423]-[.$B423]" office:value-type="float" office:value="10.2136902809143" calcext:value-type="float">
            <text:p>10.2136902809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443146044.95466" calcext:value-type="float">
            <text:p>1443146044.95466</text:p>
          </table:table-cell>
          <table:table-cell office:value-type="float" office:value="4320" calcext:value-type="float">
            <text:p>4320</text:p>
          </table:table-cell>
          <table:table-cell table:formula="of:=[.B424]-[.$B$2]" office:value-type="float" office:value="44.9544816017151" calcext:value-type="float">
            <text:p>44.9544816017</text:p>
          </table:table-cell>
          <table:table-cell table:formula="of:=[.C424]/([.D424]-[.D423])" office:value-type="float" office:value="100113.78257122" calcext:value-type="float">
            <text:p>100113.78257122</text:p>
          </table:table-cell>
          <table:table-cell/>
          <table:table-cell office:value-type="float" office:value="1443146055.16509" calcext:value-type="float">
            <text:p>1443146055.16509</text:p>
          </table:table-cell>
          <table:table-cell table:formula="of:=[.G424]-[.$B$2]" office:value-type="float" office:value="55.1649196147919" calcext:value-type="float">
            <text:p>55.1649196148</text:p>
          </table:table-cell>
          <table:table-cell table:formula="of:=[.C424]/([.H424]-[.H423])" office:value-type="float" office:value="108274.383645957" calcext:value-type="float">
            <text:p>108274.383645957</text:p>
          </table:table-cell>
          <table:table-cell table:formula="of:=[.G424]-[.$B424]" office:value-type="float" office:value="10.2104380130768" calcext:value-type="float">
            <text:p>10.2104380131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443146044.99775" calcext:value-type="float">
            <text:p>1443146044.99775</text:p>
          </table:table-cell>
          <table:table-cell office:value-type="float" office:value="4320" calcext:value-type="float">
            <text:p>4320</text:p>
          </table:table-cell>
          <table:table-cell table:formula="of:=[.B425]-[.$B$2]" office:value-type="float" office:value="44.9975788593292" calcext:value-type="float">
            <text:p>44.9975788593</text:p>
          </table:table-cell>
          <table:table-cell table:formula="of:=[.C425]/([.D425]-[.D424])" office:value-type="float" office:value="100238.39657452" calcext:value-type="float">
            <text:p>100238.39657452</text:p>
          </table:table-cell>
          <table:table-cell/>
          <table:table-cell office:value-type="float" office:value="1443146055.20497" calcext:value-type="float">
            <text:p>1443146055.20497</text:p>
          </table:table-cell>
          <table:table-cell table:formula="of:=[.G425]-[.$B$2]" office:value-type="float" office:value="55.2047967910767" calcext:value-type="float">
            <text:p>55.2047967911</text:p>
          </table:table-cell>
          <table:table-cell table:formula="of:=[.C425]/([.H425]-[.H424])" office:value-type="float" office:value="108332.645449817" calcext:value-type="float">
            <text:p>108332.645449817</text:p>
          </table:table-cell>
          <table:table-cell table:formula="of:=[.G425]-[.$B425]" office:value-type="float" office:value="10.2072179317474" calcext:value-type="float">
            <text:p>10.2072179317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443146045.03912" calcext:value-type="float">
            <text:p>1443146045.03912</text:p>
          </table:table-cell>
          <table:table-cell office:value-type="float" office:value="4320" calcext:value-type="float">
            <text:p>4320</text:p>
          </table:table-cell>
          <table:table-cell table:formula="of:=[.B426]-[.$B$2]" office:value-type="float" office:value="45.0389492511749" calcext:value-type="float">
            <text:p>45.0389492512</text:p>
          </table:table-cell>
          <table:table-cell table:formula="of:=[.C426]/([.D426]-[.D425])" office:value-type="float" office:value="104422.506224066" calcext:value-type="float">
            <text:p>104422.506224066</text:p>
          </table:table-cell>
          <table:table-cell/>
          <table:table-cell office:value-type="float" office:value="1443146055.24488" calcext:value-type="float">
            <text:p>1443146055.24488</text:p>
          </table:table-cell>
          <table:table-cell table:formula="of:=[.G426]-[.$B$2]" office:value-type="float" office:value="55.2447016239166" calcext:value-type="float">
            <text:p>55.2447016239</text:p>
          </table:table-cell>
          <table:table-cell table:formula="of:=[.C426]/([.H426]-[.H425])" office:value-type="float" office:value="108257.564123246" calcext:value-type="float">
            <text:p>108257.564123246</text:p>
          </table:table-cell>
          <table:table-cell table:formula="of:=[.G426]-[.$B426]" office:value-type="float" office:value="10.2057523727417" calcext:value-type="float">
            <text:p>10.2057523727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443146045.08039" calcext:value-type="float">
            <text:p>1443146045.08039</text:p>
          </table:table-cell>
          <table:table-cell office:value-type="float" office:value="4320" calcext:value-type="float">
            <text:p>4320</text:p>
          </table:table-cell>
          <table:table-cell table:formula="of:=[.B427]-[.$B$2]" office:value-type="float" office:value="45.0802159309387" calcext:value-type="float">
            <text:p>45.0802159309</text:p>
          </table:table-cell>
          <table:table-cell table:formula="of:=[.C427]/([.D427]-[.D426])" office:value-type="float" office:value="104684.942542681" calcext:value-type="float">
            <text:p>104684.942542681</text:p>
          </table:table-cell>
          <table:table-cell/>
          <table:table-cell office:value-type="float" office:value="1443146055.28475" calcext:value-type="float">
            <text:p>1443146055.28475</text:p>
          </table:table-cell>
          <table:table-cell table:formula="of:=[.G427]-[.$B$2]" office:value-type="float" office:value="55.284574508667" calcext:value-type="float">
            <text:p>55.2845745087</text:p>
          </table:table-cell>
          <table:table-cell table:formula="of:=[.C427]/([.H427]-[.H426])" office:value-type="float" office:value="108344.305335478" calcext:value-type="float">
            <text:p>108344.305335478</text:p>
          </table:table-cell>
          <table:table-cell table:formula="of:=[.G427]-[.$B427]" office:value-type="float" office:value="10.2043585777283" calcext:value-type="float">
            <text:p>10.2043585777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443146045.12169" calcext:value-type="float">
            <text:p>1443146045.12169</text:p>
          </table:table-cell>
          <table:table-cell office:value-type="float" office:value="4320" calcext:value-type="float">
            <text:p>4320</text:p>
          </table:table-cell>
          <table:table-cell table:formula="of:=[.B428]-[.$B$2]" office:value-type="float" office:value="45.1215178966522" calcext:value-type="float">
            <text:p>45.1215178967</text:p>
          </table:table-cell>
          <table:table-cell table:formula="of:=[.C428]/([.D428]-[.D427])" office:value-type="float" office:value="104595.505937091" calcext:value-type="float">
            <text:p>104595.505937091</text:p>
          </table:table-cell>
          <table:table-cell/>
          <table:table-cell office:value-type="float" office:value="1443146055.3247" calcext:value-type="float">
            <text:p>1443146055.3247</text:p>
          </table:table-cell>
          <table:table-cell table:formula="of:=[.G428]-[.$B$2]" office:value-type="float" office:value="55.3245239257813" calcext:value-type="float">
            <text:p>55.3245239258</text:p>
          </table:table-cell>
          <table:table-cell table:formula="of:=[.C428]/([.H428]-[.H427])" office:value-type="float" office:value="108136.746717594" calcext:value-type="float">
            <text:p>108136.746717594</text:p>
          </table:table-cell>
          <table:table-cell table:formula="of:=[.G428]-[.$B428]" office:value-type="float" office:value="10.203006029129" calcext:value-type="float">
            <text:p>10.2030060291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443146045.16298" calcext:value-type="float">
            <text:p>1443146045.16298</text:p>
          </table:table-cell>
          <table:table-cell office:value-type="float" office:value="4320" calcext:value-type="float">
            <text:p>4320</text:p>
          </table:table-cell>
          <table:table-cell table:formula="of:=[.B429]-[.$B$2]" office:value-type="float" office:value="45.1628057956696" calcext:value-type="float">
            <text:p>45.1628057957</text:p>
          </table:table-cell>
          <table:table-cell table:formula="of:=[.C429]/([.D429]-[.D428])" office:value-type="float" office:value="104631.14139536" calcext:value-type="float">
            <text:p>104631.14139536</text:p>
          </table:table-cell>
          <table:table-cell/>
          <table:table-cell office:value-type="float" office:value="1443146055.36454" calcext:value-type="float">
            <text:p>1443146055.36454</text:p>
          </table:table-cell>
          <table:table-cell table:formula="of:=[.G429]-[.$B$2]" office:value-type="float" office:value="55.3643612861633" calcext:value-type="float">
            <text:p>55.3643612862</text:p>
          </table:table-cell>
          <table:table-cell table:formula="of:=[.C429]/([.H429]-[.H428])" office:value-type="float" office:value="108440.919743851" calcext:value-type="float">
            <text:p>108440.919743851</text:p>
          </table:table-cell>
          <table:table-cell table:formula="of:=[.G429]-[.$B429]" office:value-type="float" office:value="10.2015554904938" calcext:value-type="float">
            <text:p>10.2015554905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443146045.20422" calcext:value-type="float">
            <text:p>1443146045.20422</text:p>
          </table:table-cell>
          <table:table-cell office:value-type="float" office:value="4320" calcext:value-type="float">
            <text:p>4320</text:p>
          </table:table-cell>
          <table:table-cell table:formula="of:=[.B430]-[.$B$2]" office:value-type="float" office:value="45.2040421962738" calcext:value-type="float">
            <text:p>45.2040421963</text:p>
          </table:table-cell>
          <table:table-cell table:formula="of:=[.C430]/([.D430]-[.D429])" office:value-type="float" office:value="104761.810844251" calcext:value-type="float">
            <text:p>104761.810844251</text:p>
          </table:table-cell>
          <table:table-cell/>
          <table:table-cell office:value-type="float" office:value="1443146055.40447" calcext:value-type="float">
            <text:p>1443146055.40447</text:p>
          </table:table-cell>
          <table:table-cell table:formula="of:=[.G430]-[.$B$2]" office:value-type="float" office:value="55.4042911529541" calcext:value-type="float">
            <text:p>55.404291153</text:p>
          </table:table-cell>
          <table:table-cell table:formula="of:=[.C430]/([.H430]-[.H429])" office:value-type="float" office:value="108189.692258088" calcext:value-type="float">
            <text:p>108189.692258088</text:p>
          </table:table-cell>
          <table:table-cell table:formula="of:=[.G430]-[.$B430]" office:value-type="float" office:value="10.2002489566803" calcext:value-type="float">
            <text:p>10.2002489567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443146045.24551" calcext:value-type="float">
            <text:p>1443146045.24551</text:p>
          </table:table-cell>
          <table:table-cell office:value-type="float" office:value="4320" calcext:value-type="float">
            <text:p>4320</text:p>
          </table:table-cell>
          <table:table-cell table:formula="of:=[.B431]-[.$B$2]" office:value-type="float" office:value="45.2453405857086" calcext:value-type="float">
            <text:p>45.2453405857</text:p>
          </table:table-cell>
          <table:table-cell table:formula="of:=[.C431]/([.D431]-[.D430])" office:value-type="float" office:value="104604.56349802" calcext:value-type="float">
            <text:p>104604.56349802</text:p>
          </table:table-cell>
          <table:table-cell/>
          <table:table-cell office:value-type="float" office:value="1443146055.44436" calcext:value-type="float">
            <text:p>1443146055.44436</text:p>
          </table:table-cell>
          <table:table-cell table:formula="of:=[.G431]-[.$B$2]" office:value-type="float" office:value="55.4441833496094" calcext:value-type="float">
            <text:p>55.4441833496</text:p>
          </table:table-cell>
          <table:table-cell table:formula="of:=[.C431]/([.H431]-[.H430])" office:value-type="float" office:value="108291.855606024" calcext:value-type="float">
            <text:p>108291.855606024</text:p>
          </table:table-cell>
          <table:table-cell table:formula="of:=[.G431]-[.$B431]" office:value-type="float" office:value="10.1988427639008" calcext:value-type="float">
            <text:p>10.1988427639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443146045.2868" calcext:value-type="float">
            <text:p>1443146045.2868</text:p>
          </table:table-cell>
          <table:table-cell office:value-type="float" office:value="4320" calcext:value-type="float">
            <text:p>4320</text:p>
          </table:table-cell>
          <table:table-cell table:formula="of:=[.B432]-[.$B$2]" office:value-type="float" office:value="45.2866303920746" calcext:value-type="float">
            <text:p>45.2866303921</text:p>
          </table:table-cell>
          <table:table-cell table:formula="of:=[.C432]/([.D432]-[.D431])" office:value-type="float" office:value="104626.308045871" calcext:value-type="float">
            <text:p>104626.308045871</text:p>
          </table:table-cell>
          <table:table-cell/>
          <table:table-cell office:value-type="float" office:value="1443146055.48425" calcext:value-type="float">
            <text:p>1443146055.48425</text:p>
          </table:table-cell>
          <table:table-cell table:formula="of:=[.G432]-[.$B$2]" office:value-type="float" office:value="55.4840731620789" calcext:value-type="float">
            <text:p>55.4840731621</text:p>
          </table:table-cell>
          <table:table-cell table:formula="of:=[.C432]/([.H432]-[.H431])" office:value-type="float" office:value="108298.328133405" calcext:value-type="float">
            <text:p>108298.328133405</text:p>
          </table:table-cell>
          <table:table-cell table:formula="of:=[.G432]-[.$B432]" office:value-type="float" office:value="10.1974427700043" calcext:value-type="float">
            <text:p>10.19744277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443146045.32809" calcext:value-type="float">
            <text:p>1443146045.32809</text:p>
          </table:table-cell>
          <table:table-cell office:value-type="float" office:value="4320" calcext:value-type="float">
            <text:p>4320</text:p>
          </table:table-cell>
          <table:table-cell table:formula="of:=[.B433]-[.$B$2]" office:value-type="float" office:value="45.3279168605804" calcext:value-type="float">
            <text:p>45.3279168606</text:p>
          </table:table-cell>
          <table:table-cell table:formula="of:=[.C433]/([.D433]-[.D432])" office:value-type="float" office:value="104634.766700545" calcext:value-type="float">
            <text:p>104634.766700545</text:p>
          </table:table-cell>
          <table:table-cell/>
          <table:table-cell office:value-type="float" office:value="1443146055.52417" calcext:value-type="float">
            <text:p>1443146055.52417</text:p>
          </table:table-cell>
          <table:table-cell table:formula="of:=[.G433]-[.$B$2]" office:value-type="float" office:value="55.5239984989166" calcext:value-type="float">
            <text:p>55.5239984989</text:p>
          </table:table-cell>
          <table:table-cell table:formula="of:=[.C433]/([.H433]-[.H432])" office:value-type="float" office:value="108201.96752638" calcext:value-type="float">
            <text:p>108201.96752638</text:p>
          </table:table-cell>
          <table:table-cell table:formula="of:=[.G433]-[.$B433]" office:value-type="float" office:value="10.1960816383362" calcext:value-type="float">
            <text:p>10.1960816383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443146045.36938" calcext:value-type="float">
            <text:p>1443146045.36938</text:p>
          </table:table-cell>
          <table:table-cell office:value-type="float" office:value="4320" calcext:value-type="float">
            <text:p>4320</text:p>
          </table:table-cell>
          <table:table-cell table:formula="of:=[.B434]-[.$B$2]" office:value-type="float" office:value="45.3692009449005" calcext:value-type="float">
            <text:p>45.3692009449</text:p>
          </table:table-cell>
          <table:table-cell table:formula="of:=[.C434]/([.D434]-[.D433])" office:value-type="float" office:value="104640.809434158" calcext:value-type="float">
            <text:p>104640.809434158</text:p>
          </table:table-cell>
          <table:table-cell/>
          <table:table-cell office:value-type="float" office:value="1443146055.56404" calcext:value-type="float">
            <text:p>1443146055.56404</text:p>
          </table:table-cell>
          <table:table-cell table:formula="of:=[.G434]-[.$B$2]" office:value-type="float" office:value="55.5638651847839" calcext:value-type="float">
            <text:p>55.5638651848</text:p>
          </table:table-cell>
          <table:table-cell table:formula="of:=[.C434]/([.H434]-[.H433])" office:value-type="float" office:value="108361.15182432" calcext:value-type="float">
            <text:p>108361.15182432</text:p>
          </table:table-cell>
          <table:table-cell table:formula="of:=[.G434]-[.$B434]" office:value-type="float" office:value="10.1946642398834" calcext:value-type="float">
            <text:p>10.1946642399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443146045.41066" calcext:value-type="float">
            <text:p>1443146045.41066</text:p>
          </table:table-cell>
          <table:table-cell office:value-type="float" office:value="4320" calcext:value-type="float">
            <text:p>4320</text:p>
          </table:table-cell>
          <table:table-cell table:formula="of:=[.B435]-[.$B$2]" office:value-type="float" office:value="45.4104824066162" calcext:value-type="float">
            <text:p>45.4104824066</text:p>
          </table:table-cell>
          <table:table-cell table:formula="of:=[.C435]/([.D435]-[.D434])" office:value-type="float" office:value="104647.45724731" calcext:value-type="float">
            <text:p>104647.45724731</text:p>
          </table:table-cell>
          <table:table-cell/>
          <table:table-cell office:value-type="float" office:value="1443146055.60387" calcext:value-type="float">
            <text:p>1443146055.60387</text:p>
          </table:table-cell>
          <table:table-cell table:formula="of:=[.G435]-[.$B$2]" office:value-type="float" office:value="55.6036961078644" calcext:value-type="float">
            <text:p>55.6036961079</text:p>
          </table:table-cell>
          <table:table-cell table:formula="of:=[.C435]/([.H435]-[.H434])" office:value-type="float" office:value="108458.445496609" calcext:value-type="float">
            <text:p>108458.445496609</text:p>
          </table:table-cell>
          <table:table-cell table:formula="of:=[.G435]-[.$B435]" office:value-type="float" office:value="10.1932137012482" calcext:value-type="float">
            <text:p>10.1932137012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443146045.45194" calcext:value-type="float">
            <text:p>1443146045.45194</text:p>
          </table:table-cell>
          <table:table-cell office:value-type="float" office:value="4320" calcext:value-type="float">
            <text:p>4320</text:p>
          </table:table-cell>
          <table:table-cell table:formula="of:=[.B436]-[.$B$2]" office:value-type="float" office:value="45.4517607688904" calcext:value-type="float">
            <text:p>45.4517607689</text:p>
          </table:table-cell>
          <table:table-cell table:formula="of:=[.C436]/([.D436]-[.D435])" office:value-type="float" office:value="104655.314842839" calcext:value-type="float">
            <text:p>104655.314842839</text:p>
          </table:table-cell>
          <table:table-cell/>
          <table:table-cell office:value-type="float" office:value="1443146055.64387" calcext:value-type="float">
            <text:p>1443146055.64387</text:p>
          </table:table-cell>
          <table:table-cell table:formula="of:=[.G436]-[.$B$2]" office:value-type="float" office:value="55.6436948776245" calcext:value-type="float">
            <text:p>55.6436948776</text:p>
          </table:table-cell>
          <table:table-cell table:formula="of:=[.C436]/([.H436]-[.H435])" office:value-type="float" office:value="108003.321749808" calcext:value-type="float">
            <text:p>108003.321749808</text:p>
          </table:table-cell>
          <table:table-cell table:formula="of:=[.G436]-[.$B436]" office:value-type="float" office:value="10.1919341087341" calcext:value-type="float">
            <text:p>10.1919341087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443146045.49322" calcext:value-type="float">
            <text:p>1443146045.49322</text:p>
          </table:table-cell>
          <table:table-cell office:value-type="float" office:value="4320" calcext:value-type="float">
            <text:p>4320</text:p>
          </table:table-cell>
          <table:table-cell table:formula="of:=[.B437]-[.$B$2]" office:value-type="float" office:value="45.4930489063263" calcext:value-type="float">
            <text:p>45.4930489063</text:p>
          </table:table-cell>
          <table:table-cell table:formula="of:=[.C437]/([.D437]-[.D436])" office:value-type="float" office:value="104630.537202252" calcext:value-type="float">
            <text:p>104630.537202252</text:p>
          </table:table-cell>
          <table:table-cell/>
          <table:table-cell office:value-type="float" office:value="1443146055.68373" calcext:value-type="float">
            <text:p>1443146055.68373</text:p>
          </table:table-cell>
          <table:table-cell table:formula="of:=[.G437]-[.$B$2]" office:value-type="float" office:value="55.6835567951202" calcext:value-type="float">
            <text:p>55.6835567951</text:p>
          </table:table-cell>
          <table:table-cell table:formula="of:=[.C437]/([.H437]-[.H436])" office:value-type="float" office:value="108374.11422727" calcext:value-type="float">
            <text:p>108374.11422727</text:p>
          </table:table-cell>
          <table:table-cell table:formula="of:=[.G437]-[.$B437]" office:value-type="float" office:value="10.1905078887939" calcext:value-type="float">
            <text:p>10.1905078888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443146045.53451" calcext:value-type="float">
            <text:p>1443146045.53451</text:p>
          </table:table-cell>
          <table:table-cell office:value-type="float" office:value="4320" calcext:value-type="float">
            <text:p>4320</text:p>
          </table:table-cell>
          <table:table-cell table:formula="of:=[.B438]-[.$B$2]" office:value-type="float" office:value="45.5343329906464" calcext:value-type="float">
            <text:p>45.5343329906</text:p>
          </table:table-cell>
          <table:table-cell table:formula="of:=[.C438]/([.D438]-[.D437])" office:value-type="float" office:value="104640.809434158" calcext:value-type="float">
            <text:p>104640.809434158</text:p>
          </table:table-cell>
          <table:table-cell/>
          <table:table-cell office:value-type="float" office:value="1443146055.72362" calcext:value-type="float">
            <text:p>1443146055.72362</text:p>
          </table:table-cell>
          <table:table-cell table:formula="of:=[.G438]-[.$B$2]" office:value-type="float" office:value="55.723443031311" calcext:value-type="float">
            <text:p>55.7234430313</text:p>
          </table:table-cell>
          <table:table-cell table:formula="of:=[.C438]/([.H438]-[.H437])" office:value-type="float" office:value="108308.038375325" calcext:value-type="float">
            <text:p>108308.038375325</text:p>
          </table:table-cell>
          <table:table-cell table:formula="of:=[.G438]-[.$B438]" office:value-type="float" office:value="10.1891100406647" calcext:value-type="float">
            <text:p>10.1891100407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443146045.57577" calcext:value-type="float">
            <text:p>1443146045.57577</text:p>
          </table:table-cell>
          <table:table-cell office:value-type="float" office:value="4320" calcext:value-type="float">
            <text:p>4320</text:p>
          </table:table-cell>
          <table:table-cell table:formula="of:=[.B439]-[.$B$2]" office:value-type="float" office:value="45.5755958557129" calcext:value-type="float">
            <text:p>45.5755958557</text:p>
          </table:table-cell>
          <table:table-cell table:formula="of:=[.C439]/([.D439]-[.D438])" office:value-type="float" office:value="104694.620527073" calcext:value-type="float">
            <text:p>104694.620527073</text:p>
          </table:table-cell>
          <table:table-cell/>
          <table:table-cell office:value-type="float" office:value="1443146055.76352" calcext:value-type="float">
            <text:p>1443146055.76352</text:p>
          </table:table-cell>
          <table:table-cell table:formula="of:=[.G439]-[.$B$2]" office:value-type="float" office:value="55.7633457183838" calcext:value-type="float">
            <text:p>55.7633457184</text:p>
          </table:table-cell>
          <table:table-cell table:formula="of:=[.C439]/([.H439]-[.H438])" office:value-type="float" office:value="108263.385674339" calcext:value-type="float">
            <text:p>108263.385674339</text:p>
          </table:table-cell>
          <table:table-cell table:formula="of:=[.G439]-[.$B439]" office:value-type="float" office:value="10.1877498626709" calcext:value-type="float">
            <text:p>10.1877498627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443146045.61708" calcext:value-type="float">
            <text:p>1443146045.61708</text:p>
          </table:table-cell>
          <table:table-cell office:value-type="float" office:value="4320" calcext:value-type="float">
            <text:p>4320</text:p>
          </table:table-cell>
          <table:table-cell table:formula="of:=[.B440]-[.$B$2]" office:value-type="float" office:value="45.6169030666351" calcext:value-type="float">
            <text:p>45.6169030666</text:p>
          </table:table-cell>
          <table:table-cell table:formula="of:=[.C440]/([.D440]-[.D439])" office:value-type="float" office:value="104582.22435139" calcext:value-type="float">
            <text:p>104582.22435139</text:p>
          </table:table-cell>
          <table:table-cell/>
          <table:table-cell office:value-type="float" office:value="1443146055.80342" calcext:value-type="float">
            <text:p>1443146055.80342</text:p>
          </table:table-cell>
          <table:table-cell table:formula="of:=[.G440]-[.$B$2]" office:value-type="float" office:value="55.803248167038" calcext:value-type="float">
            <text:p>55.803248167</text:p>
          </table:table-cell>
          <table:table-cell table:formula="of:=[.C440]/([.H440]-[.H439])" office:value-type="float" office:value="108264.032551998" calcext:value-type="float">
            <text:p>108264.032551998</text:p>
          </table:table-cell>
          <table:table-cell table:formula="of:=[.G440]-[.$B440]" office:value-type="float" office:value="10.1863451004028" calcext:value-type="float">
            <text:p>10.1863451004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443146045.65836" calcext:value-type="float">
            <text:p>1443146045.65836</text:p>
          </table:table-cell>
          <table:table-cell office:value-type="float" office:value="4320" calcext:value-type="float">
            <text:p>4320</text:p>
          </table:table-cell>
          <table:table-cell table:formula="of:=[.B441]-[.$B$2]" office:value-type="float" office:value="45.6581888198853" calcext:value-type="float">
            <text:p>45.6581888199</text:p>
          </table:table-cell>
          <table:table-cell table:formula="of:=[.C441]/([.D441]-[.D440])" office:value-type="float" office:value="104636.579447348" calcext:value-type="float">
            <text:p>104636.579447348</text:p>
          </table:table-cell>
          <table:table-cell/>
          <table:table-cell office:value-type="float" office:value="1443146055.84329" calcext:value-type="float">
            <text:p>1443146055.84329</text:p>
          </table:table-cell>
          <table:table-cell table:formula="of:=[.G441]-[.$B$2]" office:value-type="float" office:value="55.8431136608124" calcext:value-type="float">
            <text:p>55.8431136608</text:p>
          </table:table-cell>
          <table:table-cell table:formula="of:=[.C441]/([.H441]-[.H440])" office:value-type="float" office:value="108364.392134348" calcext:value-type="float">
            <text:p>108364.392134348</text:p>
          </table:table-cell>
          <table:table-cell table:formula="of:=[.G441]-[.$B441]" office:value-type="float" office:value="10.1849248409271" calcext:value-type="float">
            <text:p>10.1849248409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443146045.69965" calcext:value-type="float">
            <text:p>1443146045.69965</text:p>
          </table:table-cell>
          <table:table-cell office:value-type="float" office:value="4320" calcext:value-type="float">
            <text:p>4320</text:p>
          </table:table-cell>
          <table:table-cell table:formula="of:=[.B442]-[.$B$2]" office:value-type="float" office:value="45.6994714736939" calcext:value-type="float">
            <text:p>45.6994714737</text:p>
          </table:table-cell>
          <table:table-cell table:formula="of:=[.C442]/([.D442]-[.D441])" office:value-type="float" office:value="104644.435409351" calcext:value-type="float">
            <text:p>104644.435409351</text:p>
          </table:table-cell>
          <table:table-cell/>
          <table:table-cell office:value-type="float" office:value="1443146055.8832" calcext:value-type="float">
            <text:p>1443146055.8832</text:p>
          </table:table-cell>
          <table:table-cell table:formula="of:=[.G442]-[.$B$2]" office:value-type="float" office:value="55.8830218315125" calcext:value-type="float">
            <text:p>55.8830218315</text:p>
          </table:table-cell>
          <table:table-cell table:formula="of:=[.C442]/([.H442]-[.H441])" office:value-type="float" office:value="108248.509621416" calcext:value-type="float">
            <text:p>108248.509621416</text:p>
          </table:table-cell>
          <table:table-cell table:formula="of:=[.G442]-[.$B442]" office:value-type="float" office:value="10.1835503578186" calcext:value-type="float">
            <text:p>10.1835503578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443146045.74093" calcext:value-type="float">
            <text:p>1443146045.74093</text:p>
          </table:table-cell>
          <table:table-cell office:value-type="float" office:value="4320" calcext:value-type="float">
            <text:p>4320</text:p>
          </table:table-cell>
          <table:table-cell table:formula="of:=[.B443]-[.$B$2]" office:value-type="float" office:value="45.7407584190369" calcext:value-type="float">
            <text:p>45.740758419</text:p>
          </table:table-cell>
          <table:table-cell table:formula="of:=[.C443]/([.D443]-[.D442])" office:value-type="float" office:value="104633.55823757" calcext:value-type="float">
            <text:p>104633.55823757</text:p>
          </table:table-cell>
          <table:table-cell/>
          <table:table-cell office:value-type="float" office:value="1443146055.92307" calcext:value-type="float">
            <text:p>1443146055.92307</text:p>
          </table:table-cell>
          <table:table-cell table:formula="of:=[.G443]-[.$B$2]" office:value-type="float" office:value="55.9228916168213" calcext:value-type="float">
            <text:p>55.9228916168</text:p>
          </table:table-cell>
          <table:table-cell table:formula="of:=[.C443]/([.H443]-[.H442])" office:value-type="float" office:value="108352.727925083" calcext:value-type="float">
            <text:p>108352.727925083</text:p>
          </table:table-cell>
          <table:table-cell table:formula="of:=[.G443]-[.$B443]" office:value-type="float" office:value="10.1821331977844" calcext:value-type="float">
            <text:p>10.1821331978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443146045.7822" calcext:value-type="float">
            <text:p>1443146045.7822</text:p>
          </table:table-cell>
          <table:table-cell office:value-type="float" office:value="4320" calcext:value-type="float">
            <text:p>4320</text:p>
          </table:table-cell>
          <table:table-cell table:formula="of:=[.B444]-[.$B$2]" office:value-type="float" office:value="45.7820246219635" calcext:value-type="float">
            <text:p>45.782024622</text:p>
          </table:table-cell>
          <table:table-cell table:formula="of:=[.C444]/([.D444]-[.D443])" office:value-type="float" office:value="104686.152192879" calcext:value-type="float">
            <text:p>104686.152192879</text:p>
          </table:table-cell>
          <table:table-cell/>
          <table:table-cell office:value-type="float" office:value="1443146055.96295" calcext:value-type="float">
            <text:p>1443146055.96295</text:p>
          </table:table-cell>
          <table:table-cell table:formula="of:=[.G444]-[.$B$2]" office:value-type="float" office:value="55.9627771377564" calcext:value-type="float">
            <text:p>55.9627771378</text:p>
          </table:table-cell>
          <table:table-cell table:formula="of:=[.C444]/([.H444]-[.H443])" office:value-type="float" office:value="108309.980632666" calcext:value-type="float">
            <text:p>108309.980632666</text:p>
          </table:table-cell>
          <table:table-cell table:formula="of:=[.G444]-[.$B444]" office:value-type="float" office:value="10.1807525157928" calcext:value-type="float">
            <text:p>10.1807525158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443146045.82349" calcext:value-type="float">
            <text:p>1443146045.82349</text:p>
          </table:table-cell>
          <table:table-cell office:value-type="float" office:value="4320" calcext:value-type="float">
            <text:p>4320</text:p>
          </table:table-cell>
          <table:table-cell table:formula="of:=[.B445]-[.$B$2]" office:value-type="float" office:value="45.8233118057251" calcext:value-type="float">
            <text:p>45.8233118057</text:p>
          </table:table-cell>
          <table:table-cell table:formula="of:=[.C445]/([.D445]-[.D444])" office:value-type="float" office:value="104632.95401655" calcext:value-type="float">
            <text:p>104632.95401655</text:p>
          </table:table-cell>
          <table:table-cell/>
          <table:table-cell office:value-type="float" office:value="1443146056.00284" calcext:value-type="float">
            <text:p>1443146056.00284</text:p>
          </table:table-cell>
          <table:table-cell table:formula="of:=[.G445]-[.$B$2]" office:value-type="float" office:value="56.0026612281799" calcext:value-type="float">
            <text:p>56.0026612282</text:p>
          </table:table-cell>
          <table:table-cell table:formula="of:=[.C445]/([.H445]-[.H444])" office:value-type="float" office:value="108313.865356336" calcext:value-type="float">
            <text:p>108313.865356336</text:p>
          </table:table-cell>
          <table:table-cell table:formula="of:=[.G445]-[.$B445]" office:value-type="float" office:value="10.1793494224548" calcext:value-type="float">
            <text:p>10.1793494225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443146045.86478" calcext:value-type="float">
            <text:p>1443146045.86478</text:p>
          </table:table-cell>
          <table:table-cell office:value-type="float" office:value="4320" calcext:value-type="float">
            <text:p>4320</text:p>
          </table:table-cell>
          <table:table-cell table:formula="of:=[.B446]-[.$B$2]" office:value-type="float" office:value="45.8646085262299" calcext:value-type="float">
            <text:p>45.8646085262</text:p>
          </table:table-cell>
          <table:table-cell table:formula="of:=[.C446]/([.D446]-[.D445])" office:value-type="float" office:value="104608.790896652" calcext:value-type="float">
            <text:p>104608.790896652</text:p>
          </table:table-cell>
          <table:table-cell/>
          <table:table-cell office:value-type="float" office:value="1443146056.01494" calcext:value-type="float">
            <text:p>1443146056.01494</text:p>
          </table:table-cell>
          <table:table-cell table:formula="of:=[.G446]-[.$B$2]" office:value-type="float" office:value="56.0147664546967" calcext:value-type="float">
            <text:p>56.0147664547</text:p>
          </table:table-cell>
          <table:table-cell table:formula="of:=[.C446]/([.H446]-[.H445])" office:value-type="float" office:value="356870.645421779" calcext:value-type="float">
            <text:p>356870.645421779</text:p>
          </table:table-cell>
          <table:table-cell table:formula="of:=[.G446]-[.$B446]" office:value-type="float" office:value="10.1501579284668" calcext:value-type="float">
            <text:p>10.1501579285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443146045.90607" calcext:value-type="float">
            <text:p>1443146045.90607</text:p>
          </table:table-cell>
          <table:table-cell office:value-type="float" office:value="4320" calcext:value-type="float">
            <text:p>4320</text:p>
          </table:table-cell>
          <table:table-cell table:formula="of:=[.B447]-[.$B$2]" office:value-type="float" office:value="45.9058933258057" calcext:value-type="float">
            <text:p>45.9058933258</text:p>
          </table:table-cell>
          <table:table-cell table:formula="of:=[.C447]/([.D447]-[.D446])" office:value-type="float" office:value="104638.996540792" calcext:value-type="float">
            <text:p>104638.996540792</text:p>
          </table:table-cell>
          <table:table-cell/>
          <table:table-cell office:value-type="float" office:value="1443146056.02708" calcext:value-type="float">
            <text:p>1443146056.02708</text:p>
          </table:table-cell>
          <table:table-cell table:formula="of:=[.G447]-[.$B$2]" office:value-type="float" office:value="56.0269024372101" calcext:value-type="float">
            <text:p>56.0269024372</text:p>
          </table:table-cell>
          <table:table-cell table:formula="of:=[.C447]/([.H447]-[.H446])" office:value-type="float" office:value="355966.234725551" calcext:value-type="float">
            <text:p>355966.234725551</text:p>
          </table:table-cell>
          <table:table-cell table:formula="of:=[.G447]-[.$B447]" office:value-type="float" office:value="10.1210091114044" calcext:value-type="float">
            <text:p>10.1210091114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443146045.94734" calcext:value-type="float">
            <text:p>1443146045.94734</text:p>
          </table:table-cell>
          <table:table-cell office:value-type="float" office:value="4320" calcext:value-type="float">
            <text:p>4320</text:p>
          </table:table-cell>
          <table:table-cell table:formula="of:=[.B448]-[.$B$2]" office:value-type="float" office:value="45.9471614360809" calcext:value-type="float">
            <text:p>45.9471614361</text:p>
          </table:table-cell>
          <table:table-cell table:formula="of:=[.C448]/([.D448]-[.D447])" office:value-type="float" office:value="104681.313759814" calcext:value-type="float">
            <text:p>104681.313759814</text:p>
          </table:table-cell>
          <table:table-cell/>
          <table:table-cell office:value-type="float" office:value="1443146056.0502" calcext:value-type="float">
            <text:p>1443146056.0502</text:p>
          </table:table-cell>
          <table:table-cell table:formula="of:=[.G448]-[.$B$2]" office:value-type="float" office:value="56.0500252246857" calcext:value-type="float">
            <text:p>56.0500252247</text:p>
          </table:table-cell>
          <table:table-cell table:formula="of:=[.C448]/([.H448]-[.H447])" office:value-type="float" office:value="186828.68596882" calcext:value-type="float">
            <text:p>186828.68596882</text:p>
          </table:table-cell>
          <table:table-cell table:formula="of:=[.G448]-[.$B448]" office:value-type="float" office:value="10.1028637886047" calcext:value-type="float">
            <text:p>10.1028637886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443146045.98863" calcext:value-type="float">
            <text:p>1443146045.98863</text:p>
          </table:table-cell>
          <table:table-cell office:value-type="float" office:value="4320" calcext:value-type="float">
            <text:p>4320</text:p>
          </table:table-cell>
          <table:table-cell table:formula="of:=[.B449]-[.$B$2]" office:value-type="float" office:value="45.9884583950043" calcext:value-type="float">
            <text:p>45.988458395</text:p>
          </table:table-cell>
          <table:table-cell table:formula="of:=[.C449]/([.D449]-[.D448])" office:value-type="float" office:value="104608.186961642" calcext:value-type="float">
            <text:p>104608.186961642</text:p>
          </table:table-cell>
          <table:table-cell/>
          <table:table-cell office:value-type="float" office:value="1443146056.08674" calcext:value-type="float">
            <text:p>1443146056.08674</text:p>
          </table:table-cell>
          <table:table-cell table:formula="of:=[.G449]-[.$B$2]" office:value-type="float" office:value="56.0865688323975" calcext:value-type="float">
            <text:p>56.0865688324</text:p>
          </table:table-cell>
          <table:table-cell table:formula="of:=[.C449]/([.H449]-[.H448])" office:value-type="float" office:value="118214.929244821" calcext:value-type="float">
            <text:p>118214.929244821</text:p>
          </table:table-cell>
          <table:table-cell table:formula="of:=[.G449]-[.$B449]" office:value-type="float" office:value="10.0981104373932" calcext:value-type="float">
            <text:p>10.0981104374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443146046.02855" calcext:value-type="float">
            <text:p>1443146046.02855</text:p>
          </table:table-cell>
          <table:table-cell office:value-type="float" office:value="4320" calcext:value-type="float">
            <text:p>4320</text:p>
          </table:table-cell>
          <table:table-cell table:formula="of:=[.B450]-[.$B$2]" office:value-type="float" office:value="46.0283780097961" calcext:value-type="float">
            <text:p>46.0283780098</text:p>
          </table:table-cell>
          <table:table-cell table:formula="of:=[.C450]/([.D450]-[.D449])" office:value-type="float" office:value="108217.477110521" calcext:value-type="float">
            <text:p>108217.477110521</text:p>
          </table:table-cell>
          <table:table-cell/>
          <table:table-cell office:value-type="float" office:value="1443146056.1233" calcext:value-type="float">
            <text:p>1443146056.1233</text:p>
          </table:table-cell>
          <table:table-cell table:formula="of:=[.G450]-[.$B$2]" office:value-type="float" office:value="56.1231224536896" calcext:value-type="float">
            <text:p>56.1231224537</text:p>
          </table:table-cell>
          <table:table-cell table:formula="of:=[.C450]/([.H450]-[.H449])" office:value-type="float" office:value="118182.545184161" calcext:value-type="float">
            <text:p>118182.545184161</text:p>
          </table:table-cell>
          <table:table-cell table:formula="of:=[.G450]-[.$B450]" office:value-type="float" office:value="10.0947444438934" calcext:value-type="float">
            <text:p>10.0947444439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443146046.06796" calcext:value-type="float">
            <text:p>1443146046.06796</text:p>
          </table:table-cell>
          <table:table-cell office:value-type="float" office:value="4320" calcext:value-type="float">
            <text:p>4320</text:p>
          </table:table-cell>
          <table:table-cell table:formula="of:=[.B451]-[.$B$2]" office:value-type="float" office:value="46.0677857398987" calcext:value-type="float">
            <text:p>46.0677857399</text:p>
          </table:table-cell>
          <table:table-cell table:formula="of:=[.C451]/([.D451]-[.D450])" office:value-type="float" office:value="109623.162480035" calcext:value-type="float">
            <text:p>109623.162480035</text:p>
          </table:table-cell>
          <table:table-cell/>
          <table:table-cell office:value-type="float" office:value="1443146056.15987" calcext:value-type="float">
            <text:p>1443146056.15987</text:p>
          </table:table-cell>
          <table:table-cell table:formula="of:=[.G451]-[.$B$2]" office:value-type="float" office:value="56.1596970558167" calcext:value-type="float">
            <text:p>56.1596970558</text:p>
          </table:table-cell>
          <table:table-cell table:formula="of:=[.C451]/([.H451]-[.H450])" office:value-type="float" office:value="118114.750366676" calcext:value-type="float">
            <text:p>118114.750366676</text:p>
          </table:table-cell>
          <table:table-cell table:formula="of:=[.G451]-[.$B451]" office:value-type="float" office:value="10.091911315918" calcext:value-type="float">
            <text:p>10.0919113159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443146046.10737" calcext:value-type="float">
            <text:p>1443146046.10737</text:p>
          </table:table-cell>
          <table:table-cell office:value-type="float" office:value="4320" calcext:value-type="float">
            <text:p>4320</text:p>
          </table:table-cell>
          <table:table-cell table:formula="of:=[.B452]-[.$B$2]" office:value-type="float" office:value="46.1071939468384" calcext:value-type="float">
            <text:p>46.1071939468</text:p>
          </table:table-cell>
          <table:table-cell table:formula="of:=[.C452]/([.D452]-[.D451])" office:value-type="float" office:value="109621.836045738" calcext:value-type="float">
            <text:p>109621.836045738</text:p>
          </table:table-cell>
          <table:table-cell/>
          <table:table-cell office:value-type="float" office:value="1443146056.1965" calcext:value-type="float">
            <text:p>1443146056.1965</text:p>
          </table:table-cell>
          <table:table-cell table:formula="of:=[.G452]-[.$B$2]" office:value-type="float" office:value="56.1963307857513" calcext:value-type="float">
            <text:p>56.1963307858</text:p>
          </table:table-cell>
          <table:table-cell table:formula="of:=[.C452]/([.H452]-[.H451])" office:value-type="float" office:value="117924.110040155" calcext:value-type="float">
            <text:p>117924.110040155</text:p>
          </table:table-cell>
          <table:table-cell table:formula="of:=[.G452]-[.$B452]" office:value-type="float" office:value="10.089136838913" calcext:value-type="float">
            <text:p>10.0891368389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443146046.14678" calcext:value-type="float">
            <text:p>1443146046.14678</text:p>
          </table:table-cell>
          <table:table-cell office:value-type="float" office:value="4320" calcext:value-type="float">
            <text:p>4320</text:p>
          </table:table-cell>
          <table:table-cell table:formula="of:=[.B453]-[.$B$2]" office:value-type="float" office:value="46.1466093063355" calcext:value-type="float">
            <text:p>46.1466093063</text:p>
          </table:table-cell>
          <table:table-cell table:formula="of:=[.C453]/([.D453]-[.D452])" office:value-type="float" office:value="109601.943382531" calcext:value-type="float">
            <text:p>109601.943382531</text:p>
          </table:table-cell>
          <table:table-cell/>
          <table:table-cell office:value-type="float" office:value="1443146056.23297" calcext:value-type="float">
            <text:p>1443146056.23297</text:p>
          </table:table-cell>
          <table:table-cell table:formula="of:=[.G453]-[.$B$2]" office:value-type="float" office:value="56.2327978610992" calcext:value-type="float">
            <text:p>56.2327978611</text:p>
          </table:table-cell>
          <table:table-cell table:formula="of:=[.C453]/([.H453]-[.H452])" office:value-type="float" office:value="118463.023392654" calcext:value-type="float">
            <text:p>118463.023392654</text:p>
          </table:table-cell>
          <table:table-cell table:formula="of:=[.G453]-[.$B453]" office:value-type="float" office:value="10.0861885547638" calcext:value-type="float">
            <text:p>10.0861885548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443146046.1862" calcext:value-type="float">
            <text:p>1443146046.1862</text:p>
          </table:table-cell>
          <table:table-cell office:value-type="float" office:value="4320" calcext:value-type="float">
            <text:p>4320</text:p>
          </table:table-cell>
          <table:table-cell table:formula="of:=[.B454]-[.$B$2]" office:value-type="float" office:value="46.1860268115997" calcext:value-type="float">
            <text:p>46.1860268116</text:p>
          </table:table-cell>
          <table:table-cell table:formula="of:=[.C454]/([.D454]-[.D453])" office:value-type="float" office:value="109595.976991332" calcext:value-type="float">
            <text:p>109595.976991332</text:p>
          </table:table-cell>
          <table:table-cell/>
          <table:table-cell office:value-type="float" office:value="1443146056.2696" calcext:value-type="float">
            <text:p>1443146056.2696</text:p>
          </table:table-cell>
          <table:table-cell table:formula="of:=[.G454]-[.$B$2]" office:value-type="float" office:value="56.2694232463837" calcext:value-type="float">
            <text:p>56.2694232464</text:p>
          </table:table-cell>
          <table:table-cell table:formula="of:=[.C454]/([.H454]-[.H453])" office:value-type="float" office:value="117950.97761981" calcext:value-type="float">
            <text:p>117950.97761981</text:p>
          </table:table-cell>
          <table:table-cell table:formula="of:=[.G454]-[.$B454]" office:value-type="float" office:value="10.0833964347839" calcext:value-type="float">
            <text:p>10.0833964348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443146046.22561" calcext:value-type="float">
            <text:p>1443146046.22561</text:p>
          </table:table-cell>
          <table:table-cell office:value-type="float" office:value="4320" calcext:value-type="float">
            <text:p>4320</text:p>
          </table:table-cell>
          <table:table-cell table:formula="of:=[.B455]-[.$B$2]" office:value-type="float" office:value="46.2254369258881" calcext:value-type="float">
            <text:p>46.2254369259</text:p>
          </table:table-cell>
          <table:table-cell table:formula="of:=[.C455]/([.D455]-[.D454])" office:value-type="float" office:value="109616.53062953" calcext:value-type="float">
            <text:p>109616.53062953</text:p>
          </table:table-cell>
          <table:table-cell/>
          <table:table-cell office:value-type="float" office:value="1443146056.30629" calcext:value-type="float">
            <text:p>1443146056.30629</text:p>
          </table:table-cell>
          <table:table-cell table:formula="of:=[.G455]-[.$B$2]" office:value-type="float" office:value="56.3061139583588" calcext:value-type="float">
            <text:p>56.3061139584</text:p>
          </table:table-cell>
          <table:table-cell table:formula="of:=[.C455]/([.H455]-[.H454])" office:value-type="float" office:value="117740.969511086" calcext:value-type="float">
            <text:p>117740.969511086</text:p>
          </table:table-cell>
          <table:table-cell table:formula="of:=[.G455]-[.$B455]" office:value-type="float" office:value="10.0806770324707" calcext:value-type="float">
            <text:p>10.0806770325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443146046.26506" calcext:value-type="float">
            <text:p>1443146046.26506</text:p>
          </table:table-cell>
          <table:table-cell office:value-type="float" office:value="4320" calcext:value-type="float">
            <text:p>4320</text:p>
          </table:table-cell>
          <table:table-cell table:formula="of:=[.B456]-[.$B$2]" office:value-type="float" office:value="46.2648847103119" calcext:value-type="float">
            <text:p>46.2648847103</text:p>
          </table:table-cell>
          <table:table-cell table:formula="of:=[.C456]/([.D456]-[.D455])" office:value-type="float" office:value="109511.853785901" calcext:value-type="float">
            <text:p>109511.853785901</text:p>
          </table:table-cell>
          <table:table-cell/>
          <table:table-cell office:value-type="float" office:value="1443146056.34265" calcext:value-type="float">
            <text:p>1443146056.34265</text:p>
          </table:table-cell>
          <table:table-cell table:formula="of:=[.G456]-[.$B$2]" office:value-type="float" office:value="56.3424725532532" calcext:value-type="float">
            <text:p>56.3424725533</text:p>
          </table:table-cell>
          <table:table-cell table:formula="of:=[.C456]/([.H456]-[.H455])" office:value-type="float" office:value="118816.472763756" calcext:value-type="float">
            <text:p>118816.472763756</text:p>
          </table:table-cell>
          <table:table-cell table:formula="of:=[.G456]-[.$B456]" office:value-type="float" office:value="10.0775878429413" calcext:value-type="float">
            <text:p>10.0775878429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443146046.3045" calcext:value-type="float">
            <text:p>1443146046.3045</text:p>
          </table:table-cell>
          <table:table-cell office:value-type="float" office:value="4320" calcext:value-type="float">
            <text:p>4320</text:p>
          </table:table-cell>
          <table:table-cell table:formula="of:=[.B457]-[.$B$2]" office:value-type="float" office:value="46.3043267726898" calcext:value-type="float">
            <text:p>46.3043267727</text:p>
          </table:table-cell>
          <table:table-cell table:formula="of:=[.C457]/([.D457]-[.D456])" office:value-type="float" office:value="109527.741186711" calcext:value-type="float">
            <text:p>109527.741186711</text:p>
          </table:table-cell>
          <table:table-cell/>
          <table:table-cell office:value-type="float" office:value="1443146056.37924" calcext:value-type="float">
            <text:p>1443146056.37924</text:p>
          </table:table-cell>
          <table:table-cell table:formula="of:=[.G457]-[.$B$2]" office:value-type="float" office:value="56.3790700435638" calcext:value-type="float">
            <text:p>56.3790700436</text:p>
          </table:table-cell>
          <table:table-cell table:formula="of:=[.C457]/([.H457]-[.H456])" office:value-type="float" office:value="118040.881036606" calcext:value-type="float">
            <text:p>118040.881036606</text:p>
          </table:table-cell>
          <table:table-cell table:formula="of:=[.G457]-[.$B457]" office:value-type="float" office:value="10.074743270874" calcext:value-type="float">
            <text:p>10.0747432709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443146046.34391" calcext:value-type="float">
            <text:p>1443146046.34391</text:p>
          </table:table-cell>
          <table:table-cell office:value-type="float" office:value="4320" calcext:value-type="float">
            <text:p>4320</text:p>
          </table:table-cell>
          <table:table-cell table:formula="of:=[.B458]-[.$B$2]" office:value-type="float" office:value="46.3437397480011" calcext:value-type="float">
            <text:p>46.343739748</text:p>
          </table:table-cell>
          <table:table-cell table:formula="of:=[.C458]/([.D458]-[.D457])" office:value-type="float" office:value="109608.57346803" calcext:value-type="float">
            <text:p>109608.57346803</text:p>
          </table:table-cell>
          <table:table-cell/>
          <table:table-cell office:value-type="float" office:value="1443146056.41588" calcext:value-type="float">
            <text:p>1443146056.41588</text:p>
          </table:table-cell>
          <table:table-cell table:formula="of:=[.G458]-[.$B$2]" office:value-type="float" office:value="56.4157083034515" calcext:value-type="float">
            <text:p>56.4157083035</text:p>
          </table:table-cell>
          <table:table-cell table:formula="of:=[.C458]/([.H458]-[.H457])" office:value-type="float" office:value="117909.529907856" calcext:value-type="float">
            <text:p>117909.529907856</text:p>
          </table:table-cell>
          <table:table-cell table:formula="of:=[.G458]-[.$B458]" office:value-type="float" office:value="10.0719685554504" calcext:value-type="float">
            <text:p>10.0719685555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443146046.38333" calcext:value-type="float">
            <text:p>1443146046.38333</text:p>
          </table:table-cell>
          <table:table-cell office:value-type="float" office:value="4320" calcext:value-type="float">
            <text:p>4320</text:p>
          </table:table-cell>
          <table:table-cell table:formula="of:=[.B459]-[.$B$2]" office:value-type="float" office:value="46.383152961731" calcext:value-type="float">
            <text:p>46.3831529617</text:p>
          </table:table-cell>
          <table:table-cell table:formula="of:=[.C459]/([.D459]-[.D458])" office:value-type="float" office:value="109607.910423384" calcext:value-type="float">
            <text:p>109607.910423384</text:p>
          </table:table-cell>
          <table:table-cell/>
          <table:table-cell office:value-type="float" office:value="1443146056.45245" calcext:value-type="float">
            <text:p>1443146056.45245</text:p>
          </table:table-cell>
          <table:table-cell table:formula="of:=[.G459]-[.$B$2]" office:value-type="float" office:value="56.4522745609284" calcext:value-type="float">
            <text:p>56.4522745609</text:p>
          </table:table-cell>
          <table:table-cell table:formula="of:=[.C459]/([.H459]-[.H458])" office:value-type="float" office:value="118141.704896655" calcext:value-type="float">
            <text:p>118141.704896655</text:p>
          </table:table-cell>
          <table:table-cell table:formula="of:=[.G459]-[.$B459]" office:value-type="float" office:value="10.0691215991974" calcext:value-type="float">
            <text:p>10.0691215992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443146046.42274" calcext:value-type="float">
            <text:p>1443146046.42274</text:p>
          </table:table-cell>
          <table:table-cell office:value-type="float" office:value="4320" calcext:value-type="float">
            <text:p>4320</text:p>
          </table:table-cell>
          <table:table-cell table:formula="of:=[.B460]-[.$B$2]" office:value-type="float" office:value="46.4225649833679" calcext:value-type="float">
            <text:p>46.4225649834</text:p>
          </table:table-cell>
          <table:table-cell table:formula="of:=[.C460]/([.D460]-[.D459])" office:value-type="float" office:value="109611.225726834" calcext:value-type="float">
            <text:p>109611.225726834</text:p>
          </table:table-cell>
          <table:table-cell/>
          <table:table-cell office:value-type="float" office:value="1443146056.48903" calcext:value-type="float">
            <text:p>1443146056.48903</text:p>
          </table:table-cell>
          <table:table-cell table:formula="of:=[.G460]-[.$B$2]" office:value-type="float" office:value="56.4888513088226" calcext:value-type="float">
            <text:p>56.4888513088</text:p>
          </table:table-cell>
          <table:table-cell table:formula="of:=[.C460]/([.H460]-[.H459])" office:value-type="float" office:value="118107.821189722" calcext:value-type="float">
            <text:p>118107.821189722</text:p>
          </table:table-cell>
          <table:table-cell table:formula="of:=[.G460]-[.$B460]" office:value-type="float" office:value="10.0662863254547" calcext:value-type="float">
            <text:p>10.0662863255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443146046.46219" calcext:value-type="float">
            <text:p>1443146046.46219</text:p>
          </table:table-cell>
          <table:table-cell office:value-type="float" office:value="4320" calcext:value-type="float">
            <text:p>4320</text:p>
          </table:table-cell>
          <table:table-cell table:formula="of:=[.B461]-[.$B$2]" office:value-type="float" office:value="46.462016582489" calcext:value-type="float">
            <text:p>46.4620165825</text:p>
          </table:table-cell>
          <table:table-cell table:formula="of:=[.C461]/([.D461]-[.D460])" office:value-type="float" office:value="109501.264745697" calcext:value-type="float">
            <text:p>109501.264745697</text:p>
          </table:table-cell>
          <table:table-cell/>
          <table:table-cell office:value-type="float" office:value="1443146056.52556" calcext:value-type="float">
            <text:p>1443146056.52556</text:p>
          </table:table-cell>
          <table:table-cell table:formula="of:=[.G461]-[.$B$2]" office:value-type="float" office:value="56.525381565094" calcext:value-type="float">
            <text:p>56.5253815651</text:p>
          </table:table-cell>
          <table:table-cell table:formula="of:=[.C461]/([.H461]-[.H460])" office:value-type="float" office:value="118258.135609813" calcext:value-type="float">
            <text:p>118258.135609813</text:p>
          </table:table-cell>
          <table:table-cell table:formula="of:=[.G461]-[.$B461]" office:value-type="float" office:value="10.063364982605" calcext:value-type="float">
            <text:p>10.0633649826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443146046.5016" calcext:value-type="float">
            <text:p>1443146046.5016</text:p>
          </table:table-cell>
          <table:table-cell office:value-type="float" office:value="4320" calcext:value-type="float">
            <text:p>4320</text:p>
          </table:table-cell>
          <table:table-cell table:formula="of:=[.B462]-[.$B$2]" office:value-type="float" office:value="46.501424074173" calcext:value-type="float">
            <text:p>46.5014240742</text:p>
          </table:table-cell>
          <table:table-cell table:formula="of:=[.C462]/([.D462]-[.D461])" office:value-type="float" office:value="109623.825709221" calcext:value-type="float">
            <text:p>109623.825709221</text:p>
          </table:table-cell>
          <table:table-cell/>
          <table:table-cell office:value-type="float" office:value="1443146056.56212" calcext:value-type="float">
            <text:p>1443146056.56212</text:p>
          </table:table-cell>
          <table:table-cell table:formula="of:=[.G462]-[.$B$2]" office:value-type="float" office:value="56.5619418621063" calcext:value-type="float">
            <text:p>56.5619418621</text:p>
          </table:table-cell>
          <table:table-cell table:formula="of:=[.C462]/([.H462]-[.H461])" office:value-type="float" office:value="118160.965665656" calcext:value-type="float">
            <text:p>118160.965665656</text:p>
          </table:table-cell>
          <table:table-cell table:formula="of:=[.G462]-[.$B462]" office:value-type="float" office:value="10.0605177879334" calcext:value-type="float">
            <text:p>10.0605177879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443146046.54105" calcext:value-type="float">
            <text:p>1443146046.54105</text:p>
          </table:table-cell>
          <table:table-cell office:value-type="float" office:value="4320" calcext:value-type="float">
            <text:p>4320</text:p>
          </table:table-cell>
          <table:table-cell table:formula="of:=[.B463]-[.$B$2]" office:value-type="float" office:value="46.5408716201782" calcext:value-type="float">
            <text:p>46.5408716202</text:p>
          </table:table-cell>
          <table:table-cell table:formula="of:=[.C463]/([.D463]-[.D462])" office:value-type="float" office:value="109512.515668913" calcext:value-type="float">
            <text:p>109512.515668913</text:p>
          </table:table-cell>
          <table:table-cell/>
          <table:table-cell office:value-type="float" office:value="1443146056.59867" calcext:value-type="float">
            <text:p>1443146056.59867</text:p>
          </table:table-cell>
          <table:table-cell table:formula="of:=[.G463]-[.$B$2]" office:value-type="float" office:value="56.5984914302826" calcext:value-type="float">
            <text:p>56.5984914303</text:p>
          </table:table-cell>
          <table:table-cell table:formula="of:=[.C463]/([.H463]-[.H462])" office:value-type="float" office:value="118195.650880626" calcext:value-type="float">
            <text:p>118195.650880626</text:p>
          </table:table-cell>
          <table:table-cell table:formula="of:=[.G463]-[.$B463]" office:value-type="float" office:value="10.0576198101044" calcext:value-type="float">
            <text:p>10.0576198101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443146046.58046" calcext:value-type="float">
            <text:p>1443146046.58046</text:p>
          </table:table-cell>
          <table:table-cell office:value-type="float" office:value="4320" calcext:value-type="float">
            <text:p>4320</text:p>
          </table:table-cell>
          <table:table-cell table:formula="of:=[.B464]-[.$B$2]" office:value-type="float" office:value="46.5802848339081" calcext:value-type="float">
            <text:p>46.5802848339</text:p>
          </table:table-cell>
          <table:table-cell table:formula="of:=[.C464]/([.D464]-[.D463])" office:value-type="float" office:value="109607.910423384" calcext:value-type="float">
            <text:p>109607.910423384</text:p>
          </table:table-cell>
          <table:table-cell/>
          <table:table-cell office:value-type="float" office:value="1443146056.63528" calcext:value-type="float">
            <text:p>1443146056.63528</text:p>
          </table:table-cell>
          <table:table-cell table:formula="of:=[.G464]-[.$B$2]" office:value-type="float" office:value="56.635110616684" calcext:value-type="float">
            <text:p>56.6351106167</text:p>
          </table:table-cell>
          <table:table-cell table:formula="of:=[.C464]/([.H464]-[.H463])" office:value-type="float" office:value="117970.944320017" calcext:value-type="float">
            <text:p>117970.944320017</text:p>
          </table:table-cell>
          <table:table-cell table:formula="of:=[.G464]-[.$B464]" office:value-type="float" office:value="10.0548257827759" calcext:value-type="float">
            <text:p>10.0548257828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443146046.61988" calcext:value-type="float">
            <text:p>1443146046.61988</text:p>
          </table:table-cell>
          <table:table-cell office:value-type="float" office:value="4320" calcext:value-type="float">
            <text:p>4320</text:p>
          </table:table-cell>
          <table:table-cell table:formula="of:=[.B465]-[.$B$2]" office:value-type="float" office:value="46.6197013854981" calcext:value-type="float">
            <text:p>46.6197013855</text:p>
          </table:table-cell>
          <table:table-cell table:formula="of:=[.C465]/([.D465]-[.D464])" office:value-type="float" office:value="109598.628640556" calcext:value-type="float">
            <text:p>109598.628640556</text:p>
          </table:table-cell>
          <table:table-cell/>
          <table:table-cell office:value-type="float" office:value="1443146056.67183" calcext:value-type="float">
            <text:p>1443146056.67183</text:p>
          </table:table-cell>
          <table:table-cell table:formula="of:=[.G465]-[.$B$2]" office:value-type="float" office:value="56.6716520786285" calcext:value-type="float">
            <text:p>56.6716520786</text:p>
          </table:table-cell>
          <table:table-cell table:formula="of:=[.C465]/([.H465]-[.H464])" office:value-type="float" office:value="118221.870995524" calcext:value-type="float">
            <text:p>118221.870995524</text:p>
          </table:table-cell>
          <table:table-cell table:formula="of:=[.G465]-[.$B465]" office:value-type="float" office:value="10.0519506931305" calcext:value-type="float">
            <text:p>10.0519506931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443146046.65929" calcext:value-type="float">
            <text:p>1443146046.65929</text:p>
          </table:table-cell>
          <table:table-cell office:value-type="float" office:value="4320" calcext:value-type="float">
            <text:p>4320</text:p>
          </table:table-cell>
          <table:table-cell table:formula="of:=[.B466]-[.$B$2]" office:value-type="float" office:value="46.6591172218323" calcext:value-type="float">
            <text:p>46.6591172218</text:p>
          </table:table-cell>
          <table:table-cell table:formula="of:=[.C466]/([.D466]-[.D465])" office:value-type="float" office:value="109600.617461681" calcext:value-type="float">
            <text:p>109600.617461681</text:p>
          </table:table-cell>
          <table:table-cell/>
          <table:table-cell office:value-type="float" office:value="1443146056.70841" calcext:value-type="float">
            <text:p>1443146056.70841</text:p>
          </table:table-cell>
          <table:table-cell table:formula="of:=[.G466]-[.$B$2]" office:value-type="float" office:value="56.7082335948944" calcext:value-type="float">
            <text:p>56.7082335949</text:p>
          </table:table-cell>
          <table:table-cell table:formula="of:=[.C466]/([.H466]-[.H465])" office:value-type="float" office:value="118092.425929064" calcext:value-type="float">
            <text:p>118092.425929064</text:p>
          </table:table-cell>
          <table:table-cell table:formula="of:=[.G466]-[.$B466]" office:value-type="float" office:value="10.0491163730621" calcext:value-type="float">
            <text:p>10.0491163731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443146046.69871" calcext:value-type="float">
            <text:p>1443146046.69871</text:p>
          </table:table-cell>
          <table:table-cell office:value-type="float" office:value="4320" calcext:value-type="float">
            <text:p>4320</text:p>
          </table:table-cell>
          <table:table-cell table:formula="of:=[.B467]-[.$B$2]" office:value-type="float" office:value="46.6985323429108" calcext:value-type="float">
            <text:p>46.6985323429</text:p>
          </table:table-cell>
          <table:table-cell table:formula="of:=[.C467]/([.D467]-[.D466])" office:value-type="float" office:value="109602.606354986" calcext:value-type="float">
            <text:p>109602.606354986</text:p>
          </table:table-cell>
          <table:table-cell/>
          <table:table-cell office:value-type="float" office:value="1443146056.74506" calcext:value-type="float">
            <text:p>1443146056.74506</text:p>
          </table:table-cell>
          <table:table-cell table:formula="of:=[.G467]-[.$B$2]" office:value-type="float" office:value="56.7448856830597" calcext:value-type="float">
            <text:p>56.7448856831</text:p>
          </table:table-cell>
          <table:table-cell table:formula="of:=[.C467]/([.H467]-[.H466])" office:value-type="float" office:value="117865.044428544" calcext:value-type="float">
            <text:p>117865.044428544</text:p>
          </table:table-cell>
          <table:table-cell table:formula="of:=[.G467]-[.$B467]" office:value-type="float" office:value="10.0463533401489" calcext:value-type="float">
            <text:p>10.0463533401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443146046.73812" calcext:value-type="float">
            <text:p>1443146046.73812</text:p>
          </table:table-cell>
          <table:table-cell office:value-type="float" office:value="4320" calcext:value-type="float">
            <text:p>4320</text:p>
          </table:table-cell>
          <table:table-cell table:formula="of:=[.B468]-[.$B$2]" office:value-type="float" office:value="46.737943649292" calcext:value-type="float">
            <text:p>46.7379436493</text:p>
          </table:table-cell>
          <table:table-cell table:formula="of:=[.C468]/([.D468]-[.D467])" office:value-type="float" office:value="109613.215005172" calcext:value-type="float">
            <text:p>109613.215005172</text:p>
          </table:table-cell>
          <table:table-cell/>
          <table:table-cell office:value-type="float" office:value="1443146056.78157" calcext:value-type="float">
            <text:p>1443146056.78157</text:p>
          </table:table-cell>
          <table:table-cell table:formula="of:=[.G468]-[.$B$2]" office:value-type="float" office:value="56.7813954353333" calcext:value-type="float">
            <text:p>56.7813954353</text:p>
          </table:table-cell>
          <table:table-cell table:formula="of:=[.C468]/([.H468]-[.H467])" office:value-type="float" office:value="118324.549770461" calcext:value-type="float">
            <text:p>118324.549770461</text:p>
          </table:table-cell>
          <table:table-cell table:formula="of:=[.G468]-[.$B468]" office:value-type="float" office:value="10.0434517860413" calcext:value-type="float">
            <text:p>10.043451786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443146046.77751" calcext:value-type="float">
            <text:p>1443146046.77751</text:p>
          </table:table-cell>
          <table:table-cell office:value-type="float" office:value="4320" calcext:value-type="float">
            <text:p>4320</text:p>
          </table:table-cell>
          <table:table-cell table:formula="of:=[.B469]-[.$B$2]" office:value-type="float" office:value="46.7773387432098" calcext:value-type="float">
            <text:p>46.7773387432</text:p>
          </table:table-cell>
          <table:table-cell table:formula="of:=[.C469]/([.D469]-[.D468])" office:value-type="float" office:value="109658.324689079" calcext:value-type="float">
            <text:p>109658.324689079</text:p>
          </table:table-cell>
          <table:table-cell/>
          <table:table-cell office:value-type="float" office:value="1443146056.81812" calcext:value-type="float">
            <text:p>1443146056.81812</text:p>
          </table:table-cell>
          <table:table-cell table:formula="of:=[.G469]-[.$B$2]" office:value-type="float" office:value="56.8179461956024" calcext:value-type="float">
            <text:p>56.8179461956</text:p>
          </table:table-cell>
          <table:table-cell table:formula="of:=[.C469]/([.H469]-[.H468])" office:value-type="float" office:value="118191.795962297" calcext:value-type="float">
            <text:p>118191.795962297</text:p>
          </table:table-cell>
          <table:table-cell table:formula="of:=[.G469]-[.$B469]" office:value-type="float" office:value="10.0406074523926" calcext:value-type="float">
            <text:p>10.0406074524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443146046.81693" calcext:value-type="float">
            <text:p>1443146046.81693</text:p>
          </table:table-cell>
          <table:table-cell office:value-type="float" office:value="4320" calcext:value-type="float">
            <text:p>4320</text:p>
          </table:table-cell>
          <table:table-cell table:formula="of:=[.B470]-[.$B$2]" office:value-type="float" office:value="46.8167552947998" calcext:value-type="float">
            <text:p>46.8167552948</text:p>
          </table:table-cell>
          <table:table-cell table:formula="of:=[.C470]/([.D470]-[.D469])" office:value-type="float" office:value="109598.628640556" calcext:value-type="float">
            <text:p>109598.628640556</text:p>
          </table:table-cell>
          <table:table-cell/>
          <table:table-cell office:value-type="float" office:value="1443146056.85471" calcext:value-type="float">
            <text:p>1443146056.85471</text:p>
          </table:table-cell>
          <table:table-cell table:formula="of:=[.G470]-[.$B$2]" office:value-type="float" office:value="56.8545405864716" calcext:value-type="float">
            <text:p>56.8545405865</text:p>
          </table:table-cell>
          <table:table-cell table:formula="of:=[.C470]/([.H470]-[.H469])" office:value-type="float" office:value="118050.878765767" calcext:value-type="float">
            <text:p>118050.878765767</text:p>
          </table:table-cell>
          <table:table-cell table:formula="of:=[.G470]-[.$B470]" office:value-type="float" office:value="10.0377852916718" calcext:value-type="float">
            <text:p>10.0377852917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443146046.85633" calcext:value-type="float">
            <text:p>1443146046.85633</text:p>
          </table:table-cell>
          <table:table-cell office:value-type="float" office:value="4320" calcext:value-type="float">
            <text:p>4320</text:p>
          </table:table-cell>
          <table:table-cell table:formula="of:=[.B471]-[.$B$2]" office:value-type="float" office:value="46.8561599254608" calcext:value-type="float">
            <text:p>46.8561599255</text:p>
          </table:table-cell>
          <table:table-cell table:formula="of:=[.C471]/([.D471]-[.D470])" office:value-type="float" office:value="109631.785085464" calcext:value-type="float">
            <text:p>109631.785085464</text:p>
          </table:table-cell>
          <table:table-cell/>
          <table:table-cell office:value-type="float" office:value="1443146056.8912" calcext:value-type="float">
            <text:p>1443146056.8912</text:p>
          </table:table-cell>
          <table:table-cell table:formula="of:=[.G471]-[.$B$2]" office:value-type="float" office:value="56.8910241127014" calcext:value-type="float">
            <text:p>56.8910241127</text:p>
          </table:table-cell>
          <table:table-cell table:formula="of:=[.C471]/([.H471]-[.H470])" office:value-type="float" office:value="118409.606921835" calcext:value-type="float">
            <text:p>118409.606921835</text:p>
          </table:table-cell>
          <table:table-cell table:formula="of:=[.G471]-[.$B471]" office:value-type="float" office:value="10.0348641872406" calcext:value-type="float">
            <text:p>10.0348641872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443146046.89576" calcext:value-type="float">
            <text:p>1443146046.89576</text:p>
          </table:table-cell>
          <table:table-cell office:value-type="float" office:value="4320" calcext:value-type="float">
            <text:p>4320</text:p>
          </table:table-cell>
          <table:table-cell table:formula="of:=[.B472]-[.$B$2]" office:value-type="float" office:value="46.8955826759338" calcext:value-type="float">
            <text:p>46.8955826759</text:p>
          </table:table-cell>
          <table:table-cell table:formula="of:=[.C472]/([.D472]-[.D471])" office:value-type="float" office:value="109581.395213818" calcext:value-type="float">
            <text:p>109581.395213818</text:p>
          </table:table-cell>
          <table:table-cell/>
          <table:table-cell office:value-type="float" office:value="1443146056.92776" calcext:value-type="float">
            <text:p>1443146056.92776</text:p>
          </table:table-cell>
          <table:table-cell table:formula="of:=[.G472]-[.$B$2]" office:value-type="float" office:value="56.9275848865509" calcext:value-type="float">
            <text:p>56.9275848866</text:p>
          </table:table-cell>
          <table:table-cell table:formula="of:=[.C472]/([.H472]-[.H471])" office:value-type="float" office:value="118159.424573027" calcext:value-type="float">
            <text:p>118159.424573027</text:p>
          </table:table-cell>
          <table:table-cell table:formula="of:=[.G472]-[.$B472]" office:value-type="float" office:value="10.0320022106171" calcext:value-type="float">
            <text:p>10.0320022106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443146046.93517" calcext:value-type="float">
            <text:p>1443146046.93517</text:p>
          </table:table-cell>
          <table:table-cell office:value-type="float" office:value="4320" calcext:value-type="float">
            <text:p>4320</text:p>
          </table:table-cell>
          <table:table-cell table:formula="of:=[.B473]-[.$B$2]" office:value-type="float" office:value="46.9349939823151" calcext:value-type="float">
            <text:p>46.9349939823</text:p>
          </table:table-cell>
          <table:table-cell table:formula="of:=[.C473]/([.D473]-[.D472])" office:value-type="float" office:value="109613.215005172" calcext:value-type="float">
            <text:p>109613.215005172</text:p>
          </table:table-cell>
          <table:table-cell/>
          <table:table-cell office:value-type="float" office:value="1443146056.9644" calcext:value-type="float">
            <text:p>1443146056.9644</text:p>
          </table:table-cell>
          <table:table-cell table:formula="of:=[.G473]-[.$B$2]" office:value-type="float" office:value="56.9642279148102" calcext:value-type="float">
            <text:p>56.9642279148</text:p>
          </table:table-cell>
          <table:table-cell table:formula="of:=[.C473]/([.H473]-[.H472])" office:value-type="float" office:value="117894.186294667" calcext:value-type="float">
            <text:p>117894.186294667</text:p>
          </table:table-cell>
          <table:table-cell table:formula="of:=[.G473]-[.$B473]" office:value-type="float" office:value="10.0292339324951" calcext:value-type="float">
            <text:p>10.0292339325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443146046.97459" calcext:value-type="float">
            <text:p>1443146046.97459</text:p>
          </table:table-cell>
          <table:table-cell office:value-type="float" office:value="4320" calcext:value-type="float">
            <text:p>4320</text:p>
          </table:table-cell>
          <table:table-cell table:formula="of:=[.B474]-[.$B$2]" office:value-type="float" office:value="46.9744167327881" calcext:value-type="float">
            <text:p>46.9744167328</text:p>
          </table:table-cell>
          <table:table-cell table:formula="of:=[.C474]/([.D474]-[.D473])" office:value-type="float" office:value="109581.395213818" calcext:value-type="float">
            <text:p>109581.395213818</text:p>
          </table:table-cell>
          <table:table-cell/>
          <table:table-cell office:value-type="float" office:value="1443146057.00106" calcext:value-type="float">
            <text:p>1443146057.00106</text:p>
          </table:table-cell>
          <table:table-cell table:formula="of:=[.G474]-[.$B$2]" office:value-type="float" office:value="57.0008823871613" calcext:value-type="float">
            <text:p>57.0008823872</text:p>
          </table:table-cell>
          <table:table-cell table:formula="of:=[.C474]/([.H474]-[.H473])" office:value-type="float" office:value="117857.377910758" calcext:value-type="float">
            <text:p>117857.377910758</text:p>
          </table:table-cell>
          <table:table-cell table:formula="of:=[.G474]-[.$B474]" office:value-type="float" office:value="10.0264656543732" calcext:value-type="float">
            <text:p>10.0264656544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443146060.01918" calcext:value-type="float">
            <text:p>1443146060.01918</text:p>
          </table:table-cell>
          <table:table-cell office:value-type="float" office:value="4320" calcext:value-type="float">
            <text:p>4320</text:p>
          </table:table-cell>
          <table:table-cell table:formula="of:=[.B475]-[.$B$2]" office:value-type="float" office:value="60.0190086364746" calcext:value-type="float">
            <text:p>60.0190086365</text:p>
          </table:table-cell>
          <table:table-cell table:formula="of:=[.C475]/([.D475]-[.D474])" office:value-type="float" office:value="331.171724795708" calcext:value-type="float">
            <text:p>331.1717247957</text:p>
          </table:table-cell>
          <table:table-cell/>
          <table:table-cell office:value-type="float" office:value="1443146060.209" calcext:value-type="float">
            <text:p>1443146060.209</text:p>
          </table:table-cell>
          <table:table-cell table:formula="of:=[.G475]-[.$B$2]" office:value-type="float" office:value="60.2088248729706" calcext:value-type="float">
            <text:p>60.208824873</text:p>
          </table:table-cell>
          <table:table-cell table:formula="of:=[.C475]/([.H475]-[.H474])" office:value-type="float" office:value="1346.65755982533" calcext:value-type="float">
            <text:p>1346.6575598253</text:p>
          </table:table-cell>
          <table:table-cell table:formula="of:=[.G475]-[.$B475]" office:value-type="float" office:value="0.189816236495972" calcext:value-type="float">
            <text:p>0.1898162365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443146060.07334" calcext:value-type="float">
            <text:p>1443146060.07334</text:p>
          </table:table-cell>
          <table:table-cell office:value-type="float" office:value="4320" calcext:value-type="float">
            <text:p>4320</text:p>
          </table:table-cell>
          <table:table-cell table:formula="of:=[.B476]-[.$B$2]" office:value-type="float" office:value="60.0731661319733" calcext:value-type="float">
            <text:p>60.073166132</text:p>
          </table:table-cell>
          <table:table-cell table:formula="of:=[.C476]/([.D476]-[.D475])" office:value-type="float" office:value="79767.3518729667" calcext:value-type="float">
            <text:p>79767.3518729667</text:p>
          </table:table-cell>
          <table:table-cell/>
          <table:table-cell office:value-type="float" office:value="1443146060.26318" calcext:value-type="float">
            <text:p>1443146060.26318</text:p>
          </table:table-cell>
          <table:table-cell table:formula="of:=[.G476]-[.$B$2]" office:value-type="float" office:value="60.2630043029785" calcext:value-type="float">
            <text:p>60.263004303</text:p>
          </table:table-cell>
          <table:table-cell table:formula="of:=[.C476]/([.H476]-[.H475])" office:value-type="float" office:value="79735.0581090893" calcext:value-type="float">
            <text:p>79735.0581090893</text:p>
          </table:table-cell>
          <table:table-cell table:formula="of:=[.G476]-[.$B476]" office:value-type="float" office:value="0.189838171005249" calcext:value-type="float">
            <text:p>0.189838171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443146060.12748" calcext:value-type="float">
            <text:p>1443146060.12748</text:p>
          </table:table-cell>
          <table:table-cell office:value-type="float" office:value="4320" calcext:value-type="float">
            <text:p>4320</text:p>
          </table:table-cell>
          <table:table-cell table:formula="of:=[.B477]-[.$B$2]" office:value-type="float" office:value="60.1273105144501" calcext:value-type="float">
            <text:p>60.1273105145</text:p>
          </table:table-cell>
          <table:table-cell table:formula="of:=[.C477]/([.D477]-[.D476])" office:value-type="float" office:value="79786.6704242222" calcext:value-type="float">
            <text:p>79786.6704242222</text:p>
          </table:table-cell>
          <table:table-cell/>
          <table:table-cell office:value-type="float" office:value="1443146060.37145" calcext:value-type="float">
            <text:p>1443146060.37145</text:p>
          </table:table-cell>
          <table:table-cell table:formula="of:=[.G477]-[.$B$2]" office:value-type="float" office:value="60.3712742328644" calcext:value-type="float">
            <text:p>60.3712742329</text:p>
          </table:table-cell>
          <table:table-cell table:formula="of:=[.C477]/([.H477]-[.H476])" office:value-type="float" office:value="39900.2752154181" calcext:value-type="float">
            <text:p>39900.2752154181</text:p>
          </table:table-cell>
          <table:table-cell table:formula="of:=[.G477]-[.$B477]" office:value-type="float" office:value="0.243963718414307" calcext:value-type="float">
            <text:p>0.2439637184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443146060.18163" calcext:value-type="float">
            <text:p>1443146060.18163</text:p>
          </table:table-cell>
          <table:table-cell office:value-type="float" office:value="4320" calcext:value-type="float">
            <text:p>4320</text:p>
          </table:table-cell>
          <table:table-cell table:formula="of:=[.B478]-[.$B$2]" office:value-type="float" office:value="60.1814544200897" calcext:value-type="float">
            <text:p>60.1814544201</text:p>
          </table:table-cell>
          <table:table-cell table:formula="of:=[.C478]/([.D478]-[.D477])" office:value-type="float" office:value="79787.3730933174" calcext:value-type="float">
            <text:p>79787.3730933174</text:p>
          </table:table-cell>
          <table:table-cell/>
          <table:table-cell office:value-type="float" office:value="1443146060.85877" calcext:value-type="float">
            <text:p>1443146060.85877</text:p>
          </table:table-cell>
          <table:table-cell table:formula="of:=[.G478]-[.$B$2]" office:value-type="float" office:value="60.858594417572" calcext:value-type="float">
            <text:p>60.8585944176</text:p>
          </table:table-cell>
          <table:table-cell table:formula="of:=[.C478]/([.H478]-[.H477])" office:value-type="float" office:value="8864.80826274762" calcext:value-type="float">
            <text:p>8864.8082627476</text:p>
          </table:table-cell>
          <table:table-cell table:formula="of:=[.G478]-[.$B478]" office:value-type="float" office:value="0.6771399974823" calcext:value-type="float">
            <text:p>0.6771399975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443146060.23577" calcext:value-type="float">
            <text:p>1443146060.23577</text:p>
          </table:table-cell>
          <table:table-cell office:value-type="float" office:value="4320" calcext:value-type="float">
            <text:p>4320</text:p>
          </table:table-cell>
          <table:table-cell table:formula="of:=[.B479]-[.$B$2]" office:value-type="float" office:value="60.2355983257294" calcext:value-type="float">
            <text:p>60.2355983257</text:p>
          </table:table-cell>
          <table:table-cell table:formula="of:=[.C479]/([.D479]-[.D478])" office:value-type="float" office:value="79787.3730933174" calcext:value-type="float">
            <text:p>79787.3730933174</text:p>
          </table:table-cell>
          <table:table-cell/>
          <table:table-cell office:value-type="float" office:value="1443146061.02118" calcext:value-type="float">
            <text:p>1443146061.02118</text:p>
          </table:table-cell>
          <table:table-cell table:formula="of:=[.G479]-[.$B$2]" office:value-type="float" office:value="61.0210077762604" calcext:value-type="float">
            <text:p>61.0210077763</text:p>
          </table:table-cell>
          <table:table-cell table:formula="of:=[.C479]/([.H479]-[.H478])" office:value-type="float" office:value="26598.7972595862" calcext:value-type="float">
            <text:p>26598.7972595862</text:p>
          </table:table-cell>
          <table:table-cell table:formula="of:=[.G479]-[.$B479]" office:value-type="float" office:value="0.785409450531006" calcext:value-type="float">
            <text:p>0.7854094505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443146060.28992" calcext:value-type="float">
            <text:p>1443146060.28992</text:p>
          </table:table-cell>
          <table:table-cell office:value-type="float" office:value="4320" calcext:value-type="float">
            <text:p>4320</text:p>
          </table:table-cell>
          <table:table-cell table:formula="of:=[.B480]-[.$B$2]" office:value-type="float" office:value="60.2897419929504" calcext:value-type="float">
            <text:p>60.289741993</text:p>
          </table:table-cell>
          <table:table-cell table:formula="of:=[.C480]/([.D480]-[.D479])" office:value-type="float" office:value="79787.7244325062" calcext:value-type="float">
            <text:p>79787.7244325062</text:p>
          </table:table-cell>
          <table:table-cell/>
          <table:table-cell office:value-type="float" office:value="1443146061.54081" calcext:value-type="float">
            <text:p>1443146061.54081</text:p>
          </table:table-cell>
          <table:table-cell table:formula="of:=[.G480]-[.$B$2]" office:value-type="float" office:value="61.5406365394592" calcext:value-type="float">
            <text:p>61.5406365395</text:p>
          </table:table-cell>
          <table:table-cell table:formula="of:=[.C480]/([.H480]-[.H479])" office:value-type="float" office:value="8313.62754710869" calcext:value-type="float">
            <text:p>8313.6275471087</text:p>
          </table:table-cell>
          <table:table-cell table:formula="of:=[.G480]-[.$B480]" office:value-type="float" office:value="1.25089454650879" calcext:value-type="float">
            <text:p>1.2508945465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443146060.34407" calcext:value-type="float">
            <text:p>1443146060.34407</text:p>
          </table:table-cell>
          <table:table-cell office:value-type="float" office:value="4320" calcext:value-type="float">
            <text:p>4320</text:p>
          </table:table-cell>
          <table:table-cell table:formula="of:=[.B481]-[.$B$2]" office:value-type="float" office:value="60.3438942432404" calcext:value-type="float">
            <text:p>60.3438942432</text:p>
          </table:table-cell>
          <table:table-cell table:formula="of:=[.C481]/([.D481]-[.D480])" office:value-type="float" office:value="79775.0781707473" calcext:value-type="float">
            <text:p>79775.0781707473</text:p>
          </table:table-cell>
          <table:table-cell/>
          <table:table-cell office:value-type="float" office:value="1443146061.99955" calcext:value-type="float">
            <text:p>1443146061.99955</text:p>
          </table:table-cell>
          <table:table-cell table:formula="of:=[.G481]-[.$B$2]" office:value-type="float" office:value="61.9993760585785" calcext:value-type="float">
            <text:p>61.9993760586</text:p>
          </table:table-cell>
          <table:table-cell table:formula="of:=[.C481]/([.H481]-[.H480])" office:value-type="float" office:value="9417.10888195113" calcext:value-type="float">
            <text:p>9417.1088819511</text:p>
          </table:table-cell>
          <table:table-cell table:formula="of:=[.G481]-[.$B481]" office:value-type="float" office:value="1.65548181533813" calcext:value-type="float">
            <text:p>1.6554818153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443146060.39821" calcext:value-type="float">
            <text:p>1443146060.39821</text:p>
          </table:table-cell>
          <table:table-cell office:value-type="float" office:value="4320" calcext:value-type="float">
            <text:p>4320</text:p>
          </table:table-cell>
          <table:table-cell table:formula="of:=[.B482]-[.$B$2]" office:value-type="float" office:value="60.3980383872986" calcext:value-type="float">
            <text:p>60.3980383873</text:p>
          </table:table-cell>
          <table:table-cell table:formula="of:=[.C482]/([.D482]-[.D481])" office:value-type="float" office:value="79787.0217572227" calcext:value-type="float">
            <text:p>79787.0217572227</text:p>
          </table:table-cell>
          <table:table-cell/>
          <table:table-cell office:value-type="float" office:value="1443146062.20106" calcext:value-type="float">
            <text:p>1443146062.20106</text:p>
          </table:table-cell>
          <table:table-cell table:formula="of:=[.G482]-[.$B$2]" office:value-type="float" office:value="62.200888633728" calcext:value-type="float">
            <text:p>62.2008886337</text:p>
          </table:table-cell>
          <table:table-cell table:formula="of:=[.C482]/([.H482]-[.H481])" office:value-type="float" office:value="21437.8680675102" calcext:value-type="float">
            <text:p>21437.8680675102</text:p>
          </table:table-cell>
          <table:table-cell table:formula="of:=[.G482]-[.$B482]" office:value-type="float" office:value="1.80285024642944" calcext:value-type="float">
            <text:p>1.8028502464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443146060.45235" calcext:value-type="float">
            <text:p>1443146060.45235</text:p>
          </table:table-cell>
          <table:table-cell office:value-type="float" office:value="4320" calcext:value-type="float">
            <text:p>4320</text:p>
          </table:table-cell>
          <table:table-cell table:formula="of:=[.B483]-[.$B$2]" office:value-type="float" office:value="60.4521780014038" calcext:value-type="float">
            <text:p>60.4521780014</text:p>
          </table:table-cell>
          <table:table-cell table:formula="of:=[.C483]/([.D483]-[.D482])" office:value-type="float" office:value="79793.6976721655" calcext:value-type="float">
            <text:p>79793.6976721655</text:p>
          </table:table-cell>
          <table:table-cell/>
          <table:table-cell office:value-type="float" office:value="1443146066.11429" calcext:value-type="float">
            <text:p>1443146066.11429</text:p>
          </table:table-cell>
          <table:table-cell table:formula="of:=[.G483]-[.$B$2]" office:value-type="float" office:value="66.1141114234924" calcext:value-type="float">
            <text:p>66.1141114235</text:p>
          </table:table-cell>
          <table:table-cell table:formula="of:=[.C483]/([.H483]-[.H482])" office:value-type="float" office:value="1103.94941256592" calcext:value-type="float">
            <text:p>1103.9494125659</text:p>
          </table:table-cell>
          <table:table-cell table:formula="of:=[.G483]-[.$B483]" office:value-type="float" office:value="5.66193342208862" calcext:value-type="float">
            <text:p>5.6619334221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443146060.50654" calcext:value-type="float">
            <text:p>1443146060.50654</text:p>
          </table:table-cell>
          <table:table-cell office:value-type="float" office:value="4320" calcext:value-type="float">
            <text:p>4320</text:p>
          </table:table-cell>
          <table:table-cell table:formula="of:=[.B484]-[.$B$2]" office:value-type="float" office:value="60.5063698291779" calcext:value-type="float">
            <text:p>60.5063698292</text:p>
          </table:table-cell>
          <table:table-cell table:formula="of:=[.C484]/([.D484]-[.D483])" office:value-type="float" office:value="79716.816675979" calcext:value-type="float">
            <text:p>79716.816675979</text:p>
          </table:table-cell>
          <table:table-cell/>
          <table:table-cell office:value-type="float" office:value="1443146066.55128" calcext:value-type="float">
            <text:p>1443146066.55128</text:p>
          </table:table-cell>
          <table:table-cell table:formula="of:=[.G484]-[.$B$2]" office:value-type="float" office:value="66.5511045455933" calcext:value-type="float">
            <text:p>66.5511045456</text:p>
          </table:table-cell>
          <table:table-cell table:formula="of:=[.C484]/([.H484]-[.H483])" office:value-type="float" office:value="9885.73911468387" calcext:value-type="float">
            <text:p>9885.7391146839</text:p>
          </table:table-cell>
          <table:table-cell table:formula="of:=[.G484]-[.$B484]" office:value-type="float" office:value="6.04473471641541" calcext:value-type="float">
            <text:p>6.0447347164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443146060.56068" calcext:value-type="float">
            <text:p>1443146060.56068</text:p>
          </table:table-cell>
          <table:table-cell office:value-type="float" office:value="4320" calcext:value-type="float">
            <text:p>4320</text:p>
          </table:table-cell>
          <table:table-cell table:formula="of:=[.B485]-[.$B$2]" office:value-type="float" office:value="60.5605080127716" calcext:value-type="float">
            <text:p>60.5605080128</text:p>
          </table:table-cell>
          <table:table-cell table:formula="of:=[.C485]/([.D485]-[.D484])" office:value-type="float" office:value="79795.8060879369" calcext:value-type="float">
            <text:p>79795.8060879369</text:p>
          </table:table-cell>
          <table:table-cell/>
          <table:table-cell office:value-type="float" office:value="1443146066.99058" calcext:value-type="float">
            <text:p>1443146066.99058</text:p>
          </table:table-cell>
          <table:table-cell table:formula="of:=[.G485]-[.$B$2]" office:value-type="float" office:value="66.9904079437256" calcext:value-type="float">
            <text:p>66.9904079437</text:p>
          </table:table-cell>
          <table:table-cell table:formula="of:=[.C485]/([.H485]-[.H484])" office:value-type="float" office:value="9833.75047487968" calcext:value-type="float">
            <text:p>9833.7504748797</text:p>
          </table:table-cell>
          <table:table-cell table:formula="of:=[.G485]-[.$B485]" office:value-type="float" office:value="6.42989993095398" calcext:value-type="float">
            <text:p>6.429899931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443146060.61482" calcext:value-type="float">
            <text:p>1443146060.61482</text:p>
          </table:table-cell>
          <table:table-cell office:value-type="float" office:value="4320" calcext:value-type="float">
            <text:p>4320</text:p>
          </table:table-cell>
          <table:table-cell table:formula="of:=[.B486]-[.$B$2]" office:value-type="float" office:value="60.6146485805512" calcext:value-type="float">
            <text:p>60.6146485806</text:p>
          </table:table-cell>
          <table:table-cell table:formula="of:=[.C486]/([.D486]-[.D485])" office:value-type="float" office:value="79792.2921235501" calcext:value-type="float">
            <text:p>79792.2921235501</text:p>
          </table:table-cell>
          <table:table-cell/>
          <table:table-cell office:value-type="float" office:value="1443146071.0143" calcext:value-type="float">
            <text:p>1443146071.0143</text:p>
          </table:table-cell>
          <table:table-cell table:formula="of:=[.G486]-[.$B$2]" office:value-type="float" office:value="71.0141279697418" calcext:value-type="float">
            <text:p>71.0141279697</text:p>
          </table:table-cell>
          <table:table-cell table:formula="of:=[.C486]/([.H486]-[.H485])" office:value-type="float" office:value="1073.63334726773" calcext:value-type="float">
            <text:p>1073.6333472677</text:p>
          </table:table-cell>
          <table:table-cell table:formula="of:=[.G486]-[.$B486]" office:value-type="float" office:value="10.3994793891907" calcext:value-type="float">
            <text:p>10.3994793892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443146060.66896" calcext:value-type="float">
            <text:p>1443146060.66896</text:p>
          </table:table-cell>
          <table:table-cell office:value-type="float" office:value="4320" calcext:value-type="float">
            <text:p>4320</text:p>
          </table:table-cell>
          <table:table-cell table:formula="of:=[.B487]-[.$B$2]" office:value-type="float" office:value="60.6687862873077" calcext:value-type="float">
            <text:p>60.6687862873</text:p>
          </table:table-cell>
          <table:table-cell table:formula="of:=[.C487]/([.D487]-[.D486])" office:value-type="float" office:value="79796.5089179548" calcext:value-type="float">
            <text:p>79796.5089179548</text:p>
          </table:table-cell>
          <table:table-cell/>
          <table:table-cell office:value-type="float" office:value="1443146071.06454" calcext:value-type="float">
            <text:p>1443146071.06454</text:p>
          </table:table-cell>
          <table:table-cell table:formula="of:=[.G487]-[.$B$2]" office:value-type="float" office:value="71.0643625259399" calcext:value-type="float">
            <text:p>71.0643625259</text:p>
          </table:table-cell>
          <table:table-cell table:formula="of:=[.C487]/([.H487]-[.H486])" office:value-type="float" office:value="85996.5793857588" calcext:value-type="float">
            <text:p>85996.5793857588</text:p>
          </table:table-cell>
          <table:table-cell table:formula="of:=[.G487]-[.$B487]" office:value-type="float" office:value="10.3955762386322" calcext:value-type="float">
            <text:p>10.3955762386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443146060.72312" calcext:value-type="float">
            <text:p>1443146060.72312</text:p>
          </table:table-cell>
          <table:table-cell office:value-type="float" office:value="4320" calcext:value-type="float">
            <text:p>4320</text:p>
          </table:table-cell>
          <table:table-cell table:formula="of:=[.B488]-[.$B$2]" office:value-type="float" office:value="60.7229421138763" calcext:value-type="float">
            <text:p>60.7229421139</text:p>
          </table:table-cell>
          <table:table-cell table:formula="of:=[.C488]/([.D488]-[.D487])" office:value-type="float" office:value="79769.8100780996" calcext:value-type="float">
            <text:p>79769.8100780996</text:p>
          </table:table-cell>
          <table:table-cell/>
          <table:table-cell office:value-type="float" office:value="1443146071.11492" calcext:value-type="float">
            <text:p>1443146071.11492</text:p>
          </table:table-cell>
          <table:table-cell table:formula="of:=[.G488]-[.$B$2]" office:value-type="float" office:value="71.1147425174713" calcext:value-type="float">
            <text:p>71.1147425175</text:p>
          </table:table-cell>
          <table:table-cell table:formula="of:=[.C488]/([.H488]-[.H487])" office:value-type="float" office:value="85748.3272364168" calcext:value-type="float">
            <text:p>85748.3272364168</text:p>
          </table:table-cell>
          <table:table-cell table:formula="of:=[.G488]-[.$B488]" office:value-type="float" office:value="10.391800403595" calcext:value-type="float">
            <text:p>10.3918004036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443146060.77726" calcext:value-type="float">
            <text:p>1443146060.77726</text:p>
          </table:table-cell>
          <table:table-cell office:value-type="float" office:value="4320" calcext:value-type="float">
            <text:p>4320</text:p>
          </table:table-cell>
          <table:table-cell table:formula="of:=[.B489]-[.$B$2]" office:value-type="float" office:value="60.7770898342133" calcext:value-type="float">
            <text:p>60.7770898342</text:p>
          </table:table-cell>
          <table:table-cell table:formula="of:=[.C489]/([.D489]-[.D488])" office:value-type="float" office:value="79781.752087076" calcext:value-type="float">
            <text:p>79781.752087076</text:p>
          </table:table-cell>
          <table:table-cell/>
          <table:table-cell office:value-type="float" office:value="1443146071.16543" calcext:value-type="float">
            <text:p>1443146071.16543</text:p>
          </table:table-cell>
          <table:table-cell table:formula="of:=[.G489]-[.$B$2]" office:value-type="float" office:value="71.1652548313141" calcext:value-type="float">
            <text:p>71.1652548313</text:p>
          </table:table-cell>
          <table:table-cell table:formula="of:=[.C489]/([.H489]-[.H488])" office:value-type="float" office:value="85523.7004871049" calcext:value-type="float">
            <text:p>85523.7004871049</text:p>
          </table:table-cell>
          <table:table-cell table:formula="of:=[.G489]-[.$B489]" office:value-type="float" office:value="10.3881649971008" calcext:value-type="float">
            <text:p>10.3881649971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443146060.83141" calcext:value-type="float">
            <text:p>1443146060.83141</text:p>
          </table:table-cell>
          <table:table-cell office:value-type="float" office:value="4320" calcext:value-type="float">
            <text:p>4320</text:p>
          </table:table-cell>
          <table:table-cell table:formula="of:=[.B490]-[.$B$2]" office:value-type="float" office:value="60.8312389850616" calcext:value-type="float">
            <text:p>60.8312389851</text:p>
          </table:table-cell>
          <table:table-cell table:formula="of:=[.C490]/([.D490]-[.D489])" office:value-type="float" office:value="79779.644413917" calcext:value-type="float">
            <text:p>79779.644413917</text:p>
          </table:table-cell>
          <table:table-cell/>
          <table:table-cell office:value-type="float" office:value="1443146071.21585" calcext:value-type="float">
            <text:p>1443146071.21585</text:p>
          </table:table-cell>
          <table:table-cell table:formula="of:=[.G490]-[.$B$2]" office:value-type="float" office:value="71.215677022934" calcext:value-type="float">
            <text:p>71.2156770229</text:p>
          </table:table-cell>
          <table:table-cell table:formula="of:=[.C490]/([.H490]-[.H489])" office:value-type="float" office:value="85676.5614745184" calcext:value-type="float">
            <text:p>85676.5614745184</text:p>
          </table:table-cell>
          <table:table-cell table:formula="of:=[.G490]-[.$B490]" office:value-type="float" office:value="10.3844380378723" calcext:value-type="float">
            <text:p>10.3844380379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443146060.88556" calcext:value-type="float">
            <text:p>1443146060.88556</text:p>
          </table:table-cell>
          <table:table-cell office:value-type="float" office:value="4320" calcext:value-type="float">
            <text:p>4320</text:p>
          </table:table-cell>
          <table:table-cell table:formula="of:=[.B491]-[.$B$2]" office:value-type="float" office:value="60.8853831291199" calcext:value-type="float">
            <text:p>60.8853831291</text:p>
          </table:table-cell>
          <table:table-cell table:formula="of:=[.C491]/([.D491]-[.D490])" office:value-type="float" office:value="79787.0217572227" calcext:value-type="float">
            <text:p>79787.0217572227</text:p>
          </table:table-cell>
          <table:table-cell/>
          <table:table-cell office:value-type="float" office:value="1443146071.26625" calcext:value-type="float">
            <text:p>1443146071.26625</text:p>
          </table:table-cell>
          <table:table-cell table:formula="of:=[.G491]-[.$B$2]" office:value-type="float" office:value="71.2660789489746" calcext:value-type="float">
            <text:p>71.266078949</text:p>
          </table:table-cell>
          <table:table-cell table:formula="of:=[.C491]/([.H491]-[.H490])" office:value-type="float" office:value="85711.0102601218" calcext:value-type="float">
            <text:p>85711.0102601218</text:p>
          </table:table-cell>
          <table:table-cell table:formula="of:=[.G491]-[.$B491]" office:value-type="float" office:value="10.3806958198547" calcext:value-type="float">
            <text:p>10.3806958199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443146060.93972" calcext:value-type="float">
            <text:p>1443146060.93972</text:p>
          </table:table-cell>
          <table:table-cell office:value-type="float" office:value="4320" calcext:value-type="float">
            <text:p>4320</text:p>
          </table:table-cell>
          <table:table-cell table:formula="of:=[.B492]-[.$B$2]" office:value-type="float" office:value="60.9395470619202" calcext:value-type="float">
            <text:p>60.9395470619</text:p>
          </table:table-cell>
          <table:table-cell table:formula="of:=[.C492]/([.D492]-[.D491])" office:value-type="float" office:value="79757.8716436306" calcext:value-type="float">
            <text:p>79757.8716436306</text:p>
          </table:table-cell>
          <table:table-cell/>
          <table:table-cell office:value-type="float" office:value="1443146071.31674" calcext:value-type="float">
            <text:p>1443146071.31674</text:p>
          </table:table-cell>
          <table:table-cell table:formula="of:=[.G492]-[.$B$2]" office:value-type="float" office:value="71.3165609836578" calcext:value-type="float">
            <text:p>71.3165609837</text:p>
          </table:table-cell>
          <table:table-cell table:formula="of:=[.C492]/([.H492]-[.H491])" office:value-type="float" office:value="85574.9976621941" calcext:value-type="float">
            <text:p>85574.9976621941</text:p>
          </table:table-cell>
          <table:table-cell table:formula="of:=[.G492]-[.$B492]" office:value-type="float" office:value="10.3770139217377" calcext:value-type="float">
            <text:p>10.3770139217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443146060.99387" calcext:value-type="float">
            <text:p>1443146060.99387</text:p>
          </table:table-cell>
          <table:table-cell office:value-type="float" office:value="4320" calcext:value-type="float">
            <text:p>4320</text:p>
          </table:table-cell>
          <table:table-cell table:formula="of:=[.B493]-[.$B$2]" office:value-type="float" office:value="60.9936909675598" calcext:value-type="float">
            <text:p>60.9936909676</text:p>
          </table:table-cell>
          <table:table-cell table:formula="of:=[.C493]/([.D493]-[.D492])" office:value-type="float" office:value="79787.3730933174" calcext:value-type="float">
            <text:p>79787.3730933174</text:p>
          </table:table-cell>
          <table:table-cell/>
          <table:table-cell office:value-type="float" office:value="1443146071.36717" calcext:value-type="float">
            <text:p>1443146071.36717</text:p>
          </table:table-cell>
          <table:table-cell table:formula="of:=[.G493]-[.$B$2]" office:value-type="float" office:value="71.3669972419739" calcext:value-type="float">
            <text:p>71.366997242</text:p>
          </table:table-cell>
          <table:table-cell table:formula="of:=[.C493]/([.H493]-[.H492])" office:value-type="float" office:value="85652.6662412253" calcext:value-type="float">
            <text:p>85652.6662412253</text:p>
          </table:table-cell>
          <table:table-cell table:formula="of:=[.G493]-[.$B493]" office:value-type="float" office:value="10.3733062744141" calcext:value-type="float">
            <text:p>10.3733062744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443146061.04518" calcext:value-type="float">
            <text:p>1443146061.04518</text:p>
          </table:table-cell>
          <table:table-cell office:value-type="float" office:value="4320" calcext:value-type="float">
            <text:p>4320</text:p>
          </table:table-cell>
          <table:table-cell table:formula="of:=[.B494]-[.$B$2]" office:value-type="float" office:value="61.0450048446655" calcext:value-type="float">
            <text:p>61.0450048447</text:p>
          </table:table-cell>
          <table:table-cell table:formula="of:=[.C494]/([.D494]-[.D493])" office:value-type="float" office:value="84187.7527807979" calcext:value-type="float">
            <text:p>84187.7527807979</text:p>
          </table:table-cell>
          <table:table-cell/>
          <table:table-cell office:value-type="float" office:value="1443146071.41766" calcext:value-type="float">
            <text:p>1443146071.41766</text:p>
          </table:table-cell>
          <table:table-cell table:formula="of:=[.G494]-[.$B$2]" office:value-type="float" office:value="71.417487859726" calcext:value-type="float">
            <text:p>71.4174878597</text:p>
          </table:table-cell>
          <table:table-cell table:formula="of:=[.C494]/([.H494]-[.H493])" office:value-type="float" office:value="85560.4504823561" calcext:value-type="float">
            <text:p>85560.4504823561</text:p>
          </table:table-cell>
          <table:table-cell table:formula="of:=[.G494]-[.$B494]" office:value-type="float" office:value="10.3724830150604" calcext:value-type="float">
            <text:p>10.3724830151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443146061.09615" calcext:value-type="float">
            <text:p>1443146061.09615</text:p>
          </table:table-cell>
          <table:table-cell office:value-type="float" office:value="4320" calcext:value-type="float">
            <text:p>4320</text:p>
          </table:table-cell>
          <table:table-cell table:formula="of:=[.B495]-[.$B$2]" office:value-type="float" office:value="61.0959756374359" calcext:value-type="float">
            <text:p>61.0959756374</text:p>
          </table:table-cell>
          <table:table-cell table:formula="of:=[.C495]/([.D495]-[.D494])" office:value-type="float" office:value="84754.420427809" calcext:value-type="float">
            <text:p>84754.420427809</text:p>
          </table:table-cell>
          <table:table-cell/>
          <table:table-cell office:value-type="float" office:value="1443146071.46807" calcext:value-type="float">
            <text:p>1443146071.46807</text:p>
          </table:table-cell>
          <table:table-cell table:formula="of:=[.G495]-[.$B$2]" office:value-type="float" office:value="71.4678916931152" calcext:value-type="float">
            <text:p>71.4678916931</text:p>
          </table:table-cell>
          <table:table-cell table:formula="of:=[.C495]/([.H495]-[.H494])" office:value-type="float" office:value="85707.7668405792" calcext:value-type="float">
            <text:p>85707.7668405792</text:p>
          </table:table-cell>
          <table:table-cell table:formula="of:=[.G495]-[.$B495]" office:value-type="float" office:value="10.3719160556793" calcext:value-type="float">
            <text:p>10.3719160557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443146061.14712" calcext:value-type="float">
            <text:p>1443146061.14712</text:p>
          </table:table-cell>
          <table:table-cell office:value-type="float" office:value="4320" calcext:value-type="float">
            <text:p>4320</text:p>
          </table:table-cell>
          <table:table-cell table:formula="of:=[.B496]-[.$B$2]" office:value-type="float" office:value="61.1469449996948" calcext:value-type="float">
            <text:p>61.1469449997</text:p>
          </table:table-cell>
          <table:table-cell table:formula="of:=[.C496]/([.D496]-[.D495])" office:value-type="float" office:value="84756.7991542747" calcext:value-type="float">
            <text:p>84756.7991542747</text:p>
          </table:table-cell>
          <table:table-cell/>
          <table:table-cell office:value-type="float" office:value="1443146071.51844" calcext:value-type="float">
            <text:p>1443146071.51844</text:p>
          </table:table-cell>
          <table:table-cell table:formula="of:=[.G496]-[.$B$2]" office:value-type="float" office:value="71.5182683467865" calcext:value-type="float">
            <text:p>71.5182683468</text:p>
          </table:table-cell>
          <table:table-cell table:formula="of:=[.C496]/([.H496]-[.H495])" office:value-type="float" office:value="85754.0087555314" calcext:value-type="float">
            <text:p>85754.0087555314</text:p>
          </table:table-cell>
          <table:table-cell table:formula="of:=[.G496]-[.$B496]" office:value-type="float" office:value="10.3713233470917" calcext:value-type="float">
            <text:p>10.3713233471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443146061.19809" calcext:value-type="float">
            <text:p>1443146061.19809</text:p>
          </table:table-cell>
          <table:table-cell office:value-type="float" office:value="4320" calcext:value-type="float">
            <text:p>4320</text:p>
          </table:table-cell>
          <table:table-cell table:formula="of:=[.B497]-[.$B$2]" office:value-type="float" office:value="61.1979148387909" calcext:value-type="float">
            <text:p>61.1979148388</text:p>
          </table:table-cell>
          <table:table-cell table:formula="of:=[.C497]/([.D497]-[.D496])" office:value-type="float" office:value="84756.006230617" calcext:value-type="float">
            <text:p>84756.006230617</text:p>
          </table:table-cell>
          <table:table-cell/>
          <table:table-cell office:value-type="float" office:value="1443146071.56895" calcext:value-type="float">
            <text:p>1443146071.56895</text:p>
          </table:table-cell>
          <table:table-cell table:formula="of:=[.G497]-[.$B$2]" office:value-type="float" office:value="71.5687766075134" calcext:value-type="float">
            <text:p>71.5687766075</text:p>
          </table:table-cell>
          <table:table-cell table:formula="of:=[.C497]/([.H497]-[.H496])" office:value-type="float" office:value="85530.5634726949" calcext:value-type="float">
            <text:p>85530.5634726949</text:p>
          </table:table-cell>
          <table:table-cell table:formula="of:=[.G497]-[.$B497]" office:value-type="float" office:value="10.3708617687225" calcext:value-type="float">
            <text:p>10.3708617687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443146061.24905" calcext:value-type="float">
            <text:p>1443146061.24905</text:p>
          </table:table-cell>
          <table:table-cell office:value-type="float" office:value="4320" calcext:value-type="float">
            <text:p>4320</text:p>
          </table:table-cell>
          <table:table-cell table:formula="of:=[.B498]-[.$B$2]" office:value-type="float" office:value="61.2488780021667" calcext:value-type="float">
            <text:p>61.2488780022</text:p>
          </table:table-cell>
          <table:table-cell table:formula="of:=[.C498]/([.D498]-[.D497])" office:value-type="float" office:value="84767.1085120816" calcext:value-type="float">
            <text:p>84767.1085120816</text:p>
          </table:table-cell>
          <table:table-cell/>
          <table:table-cell office:value-type="float" office:value="1443146071.6194" calcext:value-type="float">
            <text:p>1443146071.6194</text:p>
          </table:table-cell>
          <table:table-cell table:formula="of:=[.G498]-[.$B$2]" office:value-type="float" office:value="71.6192269325256" calcext:value-type="float">
            <text:p>71.6192269325</text:p>
          </table:table-cell>
          <table:table-cell table:formula="of:=[.C498]/([.H498]-[.H497])" office:value-type="float" office:value="85628.7843329994" calcext:value-type="float">
            <text:p>85628.7843329994</text:p>
          </table:table-cell>
          <table:table-cell table:formula="of:=[.G498]-[.$B498]" office:value-type="float" office:value="10.3703489303589" calcext:value-type="float">
            <text:p>10.3703489304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443146061.30003" calcext:value-type="float">
            <text:p>1443146061.30003</text:p>
          </table:table-cell>
          <table:table-cell office:value-type="float" office:value="4320" calcext:value-type="float">
            <text:p>4320</text:p>
          </table:table-cell>
          <table:table-cell table:formula="of:=[.B499]-[.$B$2]" office:value-type="float" office:value="61.2998585700989" calcext:value-type="float">
            <text:p>61.2998585701</text:p>
          </table:table-cell>
          <table:table-cell table:formula="of:=[.C499]/([.D499]-[.D498])" office:value-type="float" office:value="84738.1693697738" calcext:value-type="float">
            <text:p>84738.1693697738</text:p>
          </table:table-cell>
          <table:table-cell/>
          <table:table-cell office:value-type="float" office:value="1443146071.66991" calcext:value-type="float">
            <text:p>1443146071.66991</text:p>
          </table:table-cell>
          <table:table-cell table:formula="of:=[.G499]-[.$B$2]" office:value-type="float" office:value="71.6697337627411" calcext:value-type="float">
            <text:p>71.6697337627</text:p>
          </table:table-cell>
          <table:table-cell table:formula="of:=[.C499]/([.H499]-[.H498])" office:value-type="float" office:value="85532.9859658895" calcext:value-type="float">
            <text:p>85532.9859658895</text:p>
          </table:table-cell>
          <table:table-cell table:formula="of:=[.G499]-[.$B499]" office:value-type="float" office:value="10.3698751926422" calcext:value-type="float">
            <text:p>10.3698751926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443146061.351" calcext:value-type="float">
            <text:p>1443146061.351</text:p>
          </table:table-cell>
          <table:table-cell office:value-type="float" office:value="4320" calcext:value-type="float">
            <text:p>4320</text:p>
          </table:table-cell>
          <table:table-cell table:formula="of:=[.B500]-[.$B$2]" office:value-type="float" office:value="61.3508250713348" calcext:value-type="float">
            <text:p>61.3508250713</text:p>
          </table:table-cell>
          <table:table-cell table:formula="of:=[.C500]/([.D500]-[.D499])" office:value-type="float" office:value="84761.5570077981" calcext:value-type="float">
            <text:p>84761.5570077981</text:p>
          </table:table-cell>
          <table:table-cell/>
          <table:table-cell office:value-type="float" office:value="1443146071.72026" calcext:value-type="float">
            <text:p>1443146071.72026</text:p>
          </table:table-cell>
          <table:table-cell table:formula="of:=[.G500]-[.$B$2]" office:value-type="float" office:value="71.7200899124146" calcext:value-type="float">
            <text:p>71.7200899124</text:p>
          </table:table-cell>
          <table:table-cell table:formula="of:=[.C500]/([.H500]-[.H499])" office:value-type="float" office:value="85788.9260400835" calcext:value-type="float">
            <text:p>85788.9260400835</text:p>
          </table:table-cell>
          <table:table-cell table:formula="of:=[.G500]-[.$B500]" office:value-type="float" office:value="10.3692648410797" calcext:value-type="float">
            <text:p>10.3692648411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443146061.40196" calcext:value-type="float">
            <text:p>1443146061.40196</text:p>
          </table:table-cell>
          <table:table-cell office:value-type="float" office:value="4320" calcext:value-type="float">
            <text:p>4320</text:p>
          </table:table-cell>
          <table:table-cell table:formula="of:=[.B501]-[.$B$2]" office:value-type="float" office:value="61.4017894268036" calcext:value-type="float">
            <text:p>61.4017894268</text:p>
          </table:table-cell>
          <table:table-cell table:formula="of:=[.C501]/([.D501]-[.D500])" office:value-type="float" office:value="84765.125748503" calcext:value-type="float">
            <text:p>84765.125748503</text:p>
          </table:table-cell>
          <table:table-cell/>
          <table:table-cell office:value-type="float" office:value="1443146071.77068" calcext:value-type="float">
            <text:p>1443146071.77068</text:p>
          </table:table-cell>
          <table:table-cell table:formula="of:=[.G501]-[.$B$2]" office:value-type="float" office:value="71.7705080509186" calcext:value-type="float">
            <text:p>71.7705080509</text:p>
          </table:table-cell>
          <table:table-cell table:formula="of:=[.C501]/([.H501]-[.H500])" office:value-type="float" office:value="85683.4490161679" calcext:value-type="float">
            <text:p>85683.4490161679</text:p>
          </table:table-cell>
          <table:table-cell table:formula="of:=[.G501]-[.$B501]" office:value-type="float" office:value="10.368718624115" calcext:value-type="float">
            <text:p>10.3687186241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443146061.45293" calcext:value-type="float">
            <text:p>1443146061.45293</text:p>
          </table:table-cell>
          <table:table-cell office:value-type="float" office:value="4320" calcext:value-type="float">
            <text:p>4320</text:p>
          </table:table-cell>
          <table:table-cell table:formula="of:=[.B502]-[.$B$2]" office:value-type="float" office:value="61.4527544975281" calcext:value-type="float">
            <text:p>61.4527544975</text:p>
          </table:table-cell>
          <table:table-cell table:formula="of:=[.C502]/([.D502]-[.D501])" office:value-type="float" office:value="84763.9361348783" calcext:value-type="float">
            <text:p>84763.9361348783</text:p>
          </table:table-cell>
          <table:table-cell/>
          <table:table-cell office:value-type="float" office:value="1443146071.82116" calcext:value-type="float">
            <text:p>1443146071.82116</text:p>
          </table:table-cell>
          <table:table-cell table:formula="of:=[.G502]-[.$B$2]" office:value-type="float" office:value="71.8209838867188" calcext:value-type="float">
            <text:p>71.8209838867</text:p>
          </table:table-cell>
          <table:table-cell table:formula="of:=[.C502]/([.H502]-[.H501])" office:value-type="float" office:value="85585.5070355343" calcext:value-type="float">
            <text:p>85585.5070355343</text:p>
          </table:table-cell>
          <table:table-cell table:formula="of:=[.G502]-[.$B502]" office:value-type="float" office:value="10.3682293891907" calcext:value-type="float">
            <text:p>10.3682293892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443146061.50388" calcext:value-type="float">
            <text:p>1443146061.50388</text:p>
          </table:table-cell>
          <table:table-cell office:value-type="float" office:value="4320" calcext:value-type="float">
            <text:p>4320</text:p>
          </table:table-cell>
          <table:table-cell table:formula="of:=[.B503]-[.$B$2]" office:value-type="float" office:value="61.5037100315094" calcext:value-type="float">
            <text:p>61.5037100315</text:p>
          </table:table-cell>
          <table:table-cell table:formula="of:=[.C503]/([.D503]-[.D502])" office:value-type="float" office:value="84779.8003958395" calcext:value-type="float">
            <text:p>84779.8003958395</text:p>
          </table:table-cell>
          <table:table-cell/>
          <table:table-cell office:value-type="float" office:value="1443146071.87163" calcext:value-type="float">
            <text:p>1443146071.87163</text:p>
          </table:table-cell>
          <table:table-cell table:formula="of:=[.G503]-[.$B$2]" office:value-type="float" office:value="71.8714513778687" calcext:value-type="float">
            <text:p>71.8714513779</text:p>
          </table:table-cell>
          <table:table-cell table:formula="of:=[.C503]/([.H503]-[.H502])" office:value-type="float" office:value="85599.6583457737" calcext:value-type="float">
            <text:p>85599.6583457737</text:p>
          </table:table-cell>
          <table:table-cell table:formula="of:=[.G503]-[.$B503]" office:value-type="float" office:value="10.3677413463593" calcext:value-type="float">
            <text:p>10.3677413464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443146061.55485" calcext:value-type="float">
            <text:p>1443146061.55485</text:p>
          </table:table-cell>
          <table:table-cell office:value-type="float" office:value="4320" calcext:value-type="float">
            <text:p>4320</text:p>
          </table:table-cell>
          <table:table-cell table:formula="of:=[.B504]-[.$B$2]" office:value-type="float" office:value="61.5546727180481" calcext:value-type="float">
            <text:p>61.554672718</text:p>
          </table:table-cell>
          <table:table-cell table:formula="of:=[.C504]/([.D504]-[.D503])" office:value-type="float" office:value="84767.9016434857" calcext:value-type="float">
            <text:p>84767.9016434857</text:p>
          </table:table-cell>
          <table:table-cell/>
          <table:table-cell office:value-type="float" office:value="1443146071.92201" calcext:value-type="float">
            <text:p>1443146071.92201</text:p>
          </table:table-cell>
          <table:table-cell table:formula="of:=[.G504]-[.$B$2]" office:value-type="float" office:value="71.9218380451202" calcext:value-type="float">
            <text:p>71.9218380451</text:p>
          </table:table-cell>
          <table:table-cell table:formula="of:=[.C504]/([.H504]-[.H503])" office:value-type="float" office:value="85736.966456418" calcext:value-type="float">
            <text:p>85736.966456418</text:p>
          </table:table-cell>
          <table:table-cell table:formula="of:=[.G504]-[.$B504]" office:value-type="float" office:value="10.3671653270721" calcext:value-type="float">
            <text:p>10.3671653271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443146061.60581" calcext:value-type="float">
            <text:p>1443146061.60581</text:p>
          </table:table-cell>
          <table:table-cell office:value-type="float" office:value="4320" calcext:value-type="float">
            <text:p>4320</text:p>
          </table:table-cell>
          <table:table-cell table:formula="of:=[.B505]-[.$B$2]" office:value-type="float" office:value="61.6056308746338" calcext:value-type="float">
            <text:p>61.6056308746</text:p>
          </table:table-cell>
          <table:table-cell table:formula="of:=[.C505]/([.D505]-[.D504])" office:value-type="float" office:value="84775.4371321362" calcext:value-type="float">
            <text:p>84775.4371321362</text:p>
          </table:table-cell>
          <table:table-cell/>
          <table:table-cell office:value-type="float" office:value="1443146071.97246" calcext:value-type="float">
            <text:p>1443146071.97246</text:p>
          </table:table-cell>
          <table:table-cell table:formula="of:=[.G505]-[.$B$2]" office:value-type="float" office:value="71.9722812175751" calcext:value-type="float">
            <text:p>71.9722812176</text:p>
          </table:table-cell>
          <table:table-cell table:formula="of:=[.C505]/([.H505]-[.H504])" office:value-type="float" office:value="85640.9260117028" calcext:value-type="float">
            <text:p>85640.9260117028</text:p>
          </table:table-cell>
          <table:table-cell table:formula="of:=[.G505]-[.$B505]" office:value-type="float" office:value="10.3666503429413" calcext:value-type="float">
            <text:p>10.3666503429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443146061.65677" calcext:value-type="float">
            <text:p>1443146061.65677</text:p>
          </table:table-cell>
          <table:table-cell office:value-type="float" office:value="4320" calcext:value-type="float">
            <text:p>4320</text:p>
          </table:table-cell>
          <table:table-cell table:formula="of:=[.B506]-[.$B$2]" office:value-type="float" office:value="61.656596660614" calcext:value-type="float">
            <text:p>61.6565966606</text:p>
          </table:table-cell>
          <table:table-cell table:formula="of:=[.C506]/([.D506]-[.D505])" office:value-type="float" office:value="84762.7465546439" calcext:value-type="float">
            <text:p>84762.7465546439</text:p>
          </table:table-cell>
          <table:table-cell/>
          <table:table-cell office:value-type="float" office:value="1443146072.02292" calcext:value-type="float">
            <text:p>1443146072.02292</text:p>
          </table:table-cell>
          <table:table-cell table:formula="of:=[.G506]-[.$B$2]" office:value-type="float" office:value="72.022748708725" calcext:value-type="float">
            <text:p>72.0227487087</text:p>
          </table:table-cell>
          <table:table-cell table:formula="of:=[.C506]/([.H506]-[.H505])" office:value-type="float" office:value="85599.6583457737" calcext:value-type="float">
            <text:p>85599.6583457737</text:p>
          </table:table-cell>
          <table:table-cell table:formula="of:=[.G506]-[.$B506]" office:value-type="float" office:value="10.366152048111" calcext:value-type="float">
            <text:p>10.3661520481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443146061.70773" calcext:value-type="float">
            <text:p>1443146061.70773</text:p>
          </table:table-cell>
          <table:table-cell office:value-type="float" office:value="4320" calcext:value-type="float">
            <text:p>4320</text:p>
          </table:table-cell>
          <table:table-cell table:formula="of:=[.B507]-[.$B$2]" office:value-type="float" office:value="61.7075591087341" calcext:value-type="float">
            <text:p>61.7075591087</text:p>
          </table:table-cell>
          <table:table-cell table:formula="of:=[.C507]/([.D507]-[.D506])" office:value-type="float" office:value="84768.2982147536" calcext:value-type="float">
            <text:p>84768.2982147536</text:p>
          </table:table-cell>
          <table:table-cell/>
          <table:table-cell office:value-type="float" office:value="1443146072.03872" calcext:value-type="float">
            <text:p>1443146072.03872</text:p>
          </table:table-cell>
          <table:table-cell table:formula="of:=[.G507]-[.$B$2]" office:value-type="float" office:value="72.0385468006134" calcext:value-type="float">
            <text:p>72.0385468006</text:p>
          </table:table-cell>
          <table:table-cell table:formula="of:=[.C507]/([.H507]-[.H506])" office:value-type="float" office:value="273450.745223507" calcext:value-type="float">
            <text:p>273450.745223507</text:p>
          </table:table-cell>
          <table:table-cell table:formula="of:=[.G507]-[.$B507]" office:value-type="float" office:value="10.3309876918793" calcext:value-type="float">
            <text:p>10.3309876919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443146061.75869" calcext:value-type="float">
            <text:p>1443146061.75869</text:p>
          </table:table-cell>
          <table:table-cell office:value-type="float" office:value="4320" calcext:value-type="float">
            <text:p>4320</text:p>
          </table:table-cell>
          <table:table-cell table:formula="of:=[.B508]-[.$B$2]" office:value-type="float" office:value="61.7585127353668" calcext:value-type="float">
            <text:p>61.7585127354</text:p>
          </table:table-cell>
          <table:table-cell table:formula="of:=[.C508]/([.D508]-[.D507])" office:value-type="float" office:value="84782.9739606485" calcext:value-type="float">
            <text:p>84782.9739606485</text:p>
          </table:table-cell>
          <table:table-cell/>
          <table:table-cell office:value-type="float" office:value="1443146072.05453" calcext:value-type="float">
            <text:p>1443146072.05453</text:p>
          </table:table-cell>
          <table:table-cell table:formula="of:=[.G508]-[.$B$2]" office:value-type="float" office:value="72.0543520450592" calcext:value-type="float">
            <text:p>72.0543520451</text:p>
          </table:table-cell>
          <table:table-cell table:formula="of:=[.C508]/([.H508]-[.H507])" office:value-type="float" office:value="273326.996922706" calcext:value-type="float">
            <text:p>273326.996922706</text:p>
          </table:table-cell>
          <table:table-cell table:formula="of:=[.G508]-[.$B508]" office:value-type="float" office:value="10.2958393096924" calcext:value-type="float">
            <text:p>10.2958393097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443146061.80971" calcext:value-type="float">
            <text:p>1443146061.80971</text:p>
          </table:table-cell>
          <table:table-cell office:value-type="float" office:value="4320" calcext:value-type="float">
            <text:p>4320</text:p>
          </table:table-cell>
          <table:table-cell table:formula="of:=[.B509]-[.$B$2]" office:value-type="float" office:value="61.8095397949219" calcext:value-type="float">
            <text:p>61.8095397949</text:p>
          </table:table-cell>
          <table:table-cell table:formula="of:=[.C509]/([.D509]-[.D508])" office:value-type="float" office:value="84660.9629806142" calcext:value-type="float">
            <text:p>84660.9629806142</text:p>
          </table:table-cell>
          <table:table-cell/>
          <table:table-cell office:value-type="float" office:value="1443146072.0833" calcext:value-type="float">
            <text:p>1443146072.0833</text:p>
          </table:table-cell>
          <table:table-cell table:formula="of:=[.G509]-[.$B$2]" office:value-type="float" office:value="72.0831241607666" calcext:value-type="float">
            <text:p>72.0831241608</text:p>
          </table:table-cell>
          <table:table-cell table:formula="of:=[.C509]/([.H509]-[.H508])" office:value-type="float" office:value="150145.371439936" calcext:value-type="float">
            <text:p>150145.371439936</text:p>
          </table:table-cell>
          <table:table-cell table:formula="of:=[.G509]-[.$B509]" office:value-type="float" office:value="10.2735843658447" calcext:value-type="float">
            <text:p>10.2735843658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443146061.86068" calcext:value-type="float">
            <text:p>1443146061.86068</text:p>
          </table:table-cell>
          <table:table-cell office:value-type="float" office:value="4320" calcext:value-type="float">
            <text:p>4320</text:p>
          </table:table-cell>
          <table:table-cell table:formula="of:=[.B510]-[.$B$2]" office:value-type="float" office:value="61.8605070114136" calcext:value-type="float">
            <text:p>61.8605070114</text:p>
          </table:table-cell>
          <table:table-cell table:formula="of:=[.C510]/([.D510]-[.D509])" office:value-type="float" office:value="84760.3674943398" calcext:value-type="float">
            <text:p>84760.3674943398</text:p>
          </table:table-cell>
          <table:table-cell/>
          <table:table-cell office:value-type="float" office:value="1443146072.12999" calcext:value-type="float">
            <text:p>1443146072.12999</text:p>
          </table:table-cell>
          <table:table-cell table:formula="of:=[.G510]-[.$B$2]" office:value-type="float" office:value="72.1298179626465" calcext:value-type="float">
            <text:p>72.1298179626</text:p>
          </table:table-cell>
          <table:table-cell table:formula="of:=[.C510]/([.H510]-[.H509])" office:value-type="float" office:value="92517.6324496548" calcext:value-type="float">
            <text:p>92517.6324496548</text:p>
          </table:table-cell>
          <table:table-cell table:formula="of:=[.G510]-[.$B510]" office:value-type="float" office:value="10.2693109512329" calcext:value-type="float">
            <text:p>10.2693109512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443146061.91165" calcext:value-type="float">
            <text:p>1443146061.91165</text:p>
          </table:table-cell>
          <table:table-cell office:value-type="float" office:value="4320" calcext:value-type="float">
            <text:p>4320</text:p>
          </table:table-cell>
          <table:table-cell table:formula="of:=[.B511]-[.$B$2]" office:value-type="float" office:value="61.9114727973938" calcext:value-type="float">
            <text:p>61.9114727974</text:p>
          </table:table-cell>
          <table:table-cell table:formula="of:=[.C511]/([.D511]-[.D510])" office:value-type="float" office:value="84762.7465546439" calcext:value-type="float">
            <text:p>84762.7465546439</text:p>
          </table:table-cell>
          <table:table-cell/>
          <table:table-cell office:value-type="float" office:value="1443146072.17665" calcext:value-type="float">
            <text:p>1443146072.17665</text:p>
          </table:table-cell>
          <table:table-cell table:formula="of:=[.G511]-[.$B$2]" office:value-type="float" office:value="72.176479101181" calcext:value-type="float">
            <text:p>72.1764791012</text:p>
          </table:table-cell>
          <table:table-cell table:formula="of:=[.C511]/([.H511]-[.H510])" office:value-type="float" office:value="92582.3958796389" calcext:value-type="float">
            <text:p>92582.3958796389</text:p>
          </table:table-cell>
          <table:table-cell table:formula="of:=[.G511]-[.$B511]" office:value-type="float" office:value="10.2650063037872" calcext:value-type="float">
            <text:p>10.2650063038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443146061.96262" calcext:value-type="float">
            <text:p>1443146061.96262</text:p>
          </table:table-cell>
          <table:table-cell office:value-type="float" office:value="4320" calcext:value-type="float">
            <text:p>4320</text:p>
          </table:table-cell>
          <table:table-cell table:formula="of:=[.B512]-[.$B$2]" office:value-type="float" office:value="61.96244597435" calcext:value-type="float">
            <text:p>61.9624459744</text:p>
          </table:table-cell>
          <table:table-cell table:formula="of:=[.C512]/([.D512]-[.D511])" office:value-type="float" office:value="84750.4561803954" calcext:value-type="float">
            <text:p>84750.4561803954</text:p>
          </table:table-cell>
          <table:table-cell/>
          <table:table-cell office:value-type="float" office:value="1443146072.22334" calcext:value-type="float">
            <text:p>1443146072.22334</text:p>
          </table:table-cell>
          <table:table-cell table:formula="of:=[.G512]-[.$B$2]" office:value-type="float" office:value="72.2231619358063" calcext:value-type="float">
            <text:p>72.2231619358</text:p>
          </table:table-cell>
          <table:table-cell table:formula="of:=[.C512]/([.H512]-[.H511])" office:value-type="float" office:value="92539.3677286238" calcext:value-type="float">
            <text:p>92539.3677286238</text:p>
          </table:table-cell>
          <table:table-cell table:formula="of:=[.G512]-[.$B512]" office:value-type="float" office:value="10.2607159614563" calcext:value-type="float">
            <text:p>10.2607159615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443146062.01132" calcext:value-type="float">
            <text:p>1443146062.01132</text:p>
          </table:table-cell>
          <table:table-cell office:value-type="float" office:value="4320" calcext:value-type="float">
            <text:p>4320</text:p>
          </table:table-cell>
          <table:table-cell table:formula="of:=[.B513]-[.$B$2]" office:value-type="float" office:value="62.0111474990845" calcext:value-type="float">
            <text:p>62.0111474991</text:p>
          </table:table-cell>
          <table:table-cell table:formula="of:=[.C513]/([.D513]-[.D512])" office:value-type="float" office:value="88703.5883075748" calcext:value-type="float">
            <text:p>88703.5883075748</text:p>
          </table:table-cell>
          <table:table-cell/>
          <table:table-cell office:value-type="float" office:value="1443146072.27006" calcext:value-type="float">
            <text:p>1443146072.27006</text:p>
          </table:table-cell>
          <table:table-cell table:formula="of:=[.G513]-[.$B$2]" office:value-type="float" office:value="72.2698843479157" calcext:value-type="float">
            <text:p>72.2698843479</text:p>
          </table:table-cell>
          <table:table-cell table:formula="of:=[.C513]/([.H513]-[.H512])" office:value-type="float" office:value="92460.9797517962" calcext:value-type="float">
            <text:p>92460.9797517962</text:p>
          </table:table-cell>
          <table:table-cell table:formula="of:=[.G513]-[.$B513]" office:value-type="float" office:value="10.2587368488312" calcext:value-type="float">
            <text:p>10.2587368488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443146062.05369" calcext:value-type="float">
            <text:p>1443146062.05369</text:p>
          </table:table-cell>
          <table:table-cell office:value-type="float" office:value="4320" calcext:value-type="float">
            <text:p>4320</text:p>
          </table:table-cell>
          <table:table-cell table:formula="of:=[.B514]-[.$B$2]" office:value-type="float" office:value="62.0535178184509" calcext:value-type="float">
            <text:p>62.0535178185</text:p>
          </table:table-cell>
          <table:table-cell table:formula="of:=[.C514]/([.D514]-[.D513])" office:value-type="float" office:value="101958.164691583" calcext:value-type="float">
            <text:p>101958.164691583</text:p>
          </table:table-cell>
          <table:table-cell/>
          <table:table-cell office:value-type="float" office:value="1443146072.31673" calcext:value-type="float">
            <text:p>1443146072.31673</text:p>
          </table:table-cell>
          <table:table-cell table:formula="of:=[.G514]-[.$B$2]" office:value-type="float" office:value="72.3165571689606" calcext:value-type="float">
            <text:p>72.316557169</text:p>
          </table:table-cell>
          <table:table-cell table:formula="of:=[.C514]/([.H514]-[.H513])" office:value-type="float" office:value="92559.2219043727" calcext:value-type="float">
            <text:p>92559.2219043727</text:p>
          </table:table-cell>
          <table:table-cell table:formula="of:=[.G514]-[.$B514]" office:value-type="float" office:value="10.2630393505096" calcext:value-type="float">
            <text:p>10.2630393505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443146062.09603" calcext:value-type="float">
            <text:p>1443146062.09603</text:p>
          </table:table-cell>
          <table:table-cell office:value-type="float" office:value="4320" calcext:value-type="float">
            <text:p>4320</text:p>
          </table:table-cell>
          <table:table-cell table:formula="of:=[.B515]-[.$B$2]" office:value-type="float" office:value="62.0958530902863" calcext:value-type="float">
            <text:p>62.0958530903</text:p>
          </table:table-cell>
          <table:table-cell table:formula="of:=[.C515]/([.D515]-[.D514])" office:value-type="float" office:value="102042.571423744" calcext:value-type="float">
            <text:p>102042.571423744</text:p>
          </table:table-cell>
          <table:table-cell/>
          <table:table-cell office:value-type="float" office:value="1443146072.3634" calcext:value-type="float">
            <text:p>1443146072.3634</text:p>
          </table:table-cell>
          <table:table-cell table:formula="of:=[.G515]-[.$B$2]" office:value-type="float" office:value="72.3632273674011" calcext:value-type="float">
            <text:p>72.3632273674</text:p>
          </table:table-cell>
          <table:table-cell table:formula="of:=[.C515]/([.H515]-[.H514])" office:value-type="float" office:value="92564.4232154443" calcext:value-type="float">
            <text:p>92564.4232154443</text:p>
          </table:table-cell>
          <table:table-cell table:formula="of:=[.G515]-[.$B515]" office:value-type="float" office:value="10.2673742771149" calcext:value-type="float">
            <text:p>10.2673742771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443146062.13836" calcext:value-type="float">
            <text:p>1443146062.13836</text:p>
          </table:table-cell>
          <table:table-cell office:value-type="float" office:value="4320" calcext:value-type="float">
            <text:p>4320</text:p>
          </table:table-cell>
          <table:table-cell table:formula="of:=[.B516]-[.$B$2]" office:value-type="float" office:value="62.1381824016571" calcext:value-type="float">
            <text:p>62.1381824017</text:p>
          </table:table-cell>
          <table:table-cell table:formula="of:=[.C516]/([.D516]-[.D515])" office:value-type="float" office:value="102056.940216963" calcext:value-type="float">
            <text:p>102056.940216963</text:p>
          </table:table-cell>
          <table:table-cell/>
          <table:table-cell office:value-type="float" office:value="1443146072.41009" calcext:value-type="float">
            <text:p>1443146072.41009</text:p>
          </table:table-cell>
          <table:table-cell table:formula="of:=[.G516]-[.$B$2]" office:value-type="float" office:value="72.4099168777466" calcext:value-type="float">
            <text:p>72.4099168777</text:p>
          </table:table-cell>
          <table:table-cell table:formula="of:=[.C516]/([.H516]-[.H515])" office:value-type="float" office:value="92526.1363427463" calcext:value-type="float">
            <text:p>92526.1363427463</text:p>
          </table:table-cell>
          <table:table-cell table:formula="of:=[.G516]-[.$B516]" office:value-type="float" office:value="10.2717344760895" calcext:value-type="float">
            <text:p>10.2717344761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443146062.1807" calcext:value-type="float">
            <text:p>1443146062.1807</text:p>
          </table:table-cell>
          <table:table-cell office:value-type="float" office:value="4320" calcext:value-type="float">
            <text:p>4320</text:p>
          </table:table-cell>
          <table:table-cell table:formula="of:=[.B517]-[.$B$2]" office:value-type="float" office:value="62.1805250644684" calcext:value-type="float">
            <text:p>62.1805250645</text:p>
          </table:table-cell>
          <table:table-cell table:formula="of:=[.C517]/([.D517]-[.D516])" office:value-type="float" office:value="102024.759738285" calcext:value-type="float">
            <text:p>102024.759738285</text:p>
          </table:table-cell>
          <table:table-cell/>
          <table:table-cell office:value-type="float" office:value="1443146072.45676" calcext:value-type="float">
            <text:p>1443146072.45676</text:p>
          </table:table-cell>
          <table:table-cell table:formula="of:=[.G517]-[.$B$2]" office:value-type="float" office:value="72.4565906524658" calcext:value-type="float">
            <text:p>72.4565906525</text:p>
          </table:table-cell>
          <table:table-cell table:formula="of:=[.C517]/([.H517]-[.H516])" office:value-type="float" office:value="92557.3306634519" calcext:value-type="float">
            <text:p>92557.3306634519</text:p>
          </table:table-cell>
          <table:table-cell table:formula="of:=[.G517]-[.$B517]" office:value-type="float" office:value="10.2760655879974" calcext:value-type="float">
            <text:p>10.276065588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443146062.22304" calcext:value-type="float">
            <text:p>1443146062.22304</text:p>
          </table:table-cell>
          <table:table-cell office:value-type="float" office:value="4320" calcext:value-type="float">
            <text:p>4320</text:p>
          </table:table-cell>
          <table:table-cell table:formula="of:=[.B518]-[.$B$2]" office:value-type="float" office:value="62.222864151001" calcext:value-type="float">
            <text:p>62.222864151</text:p>
          </table:table-cell>
          <table:table-cell table:formula="of:=[.C518]/([.D518]-[.D517])" office:value-type="float" office:value="102033.377519245" calcext:value-type="float">
            <text:p>102033.377519245</text:p>
          </table:table-cell>
          <table:table-cell/>
          <table:table-cell office:value-type="float" office:value="1443146072.50345" calcext:value-type="float">
            <text:p>1443146072.50345</text:p>
          </table:table-cell>
          <table:table-cell table:formula="of:=[.G518]-[.$B$2]" office:value-type="float" office:value="72.5032806396484" calcext:value-type="float">
            <text:p>72.5032806396</text:p>
          </table:table-cell>
          <table:table-cell table:formula="of:=[.C518]/([.H518]-[.H517])" office:value-type="float" office:value="92525.1913885371" calcext:value-type="float">
            <text:p>92525.1913885371</text:p>
          </table:table-cell>
          <table:table-cell table:formula="of:=[.G518]-[.$B518]" office:value-type="float" office:value="10.2804164886475" calcext:value-type="float">
            <text:p>10.2804164886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443146062.26538" calcext:value-type="float">
            <text:p>1443146062.26538</text:p>
          </table:table-cell>
          <table:table-cell office:value-type="float" office:value="4320" calcext:value-type="float">
            <text:p>4320</text:p>
          </table:table-cell>
          <table:table-cell table:formula="of:=[.B519]-[.$B$2]" office:value-type="float" office:value="62.2652022838593" calcext:value-type="float">
            <text:p>62.2652022839</text:p>
          </table:table-cell>
          <table:table-cell table:formula="of:=[.C519]/([.D519]-[.D518])" office:value-type="float" office:value="102035.675840049" calcext:value-type="float">
            <text:p>102035.675840049</text:p>
          </table:table-cell>
          <table:table-cell/>
          <table:table-cell office:value-type="float" office:value="1443146072.55013" calcext:value-type="float">
            <text:p>1443146072.55013</text:p>
          </table:table-cell>
          <table:table-cell table:formula="of:=[.G519]-[.$B$2]" office:value-type="float" office:value="72.5499532222748" calcext:value-type="float">
            <text:p>72.5499532223</text:p>
          </table:table-cell>
          <table:table-cell table:formula="of:=[.C519]/([.H519]-[.H518])" office:value-type="float" office:value="92559.6947266792" calcext:value-type="float">
            <text:p>92559.6947266792</text:p>
          </table:table-cell>
          <table:table-cell table:formula="of:=[.G519]-[.$B519]" office:value-type="float" office:value="10.2847509384155" calcext:value-type="float">
            <text:p>10.2847509384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443146062.30771" calcext:value-type="float">
            <text:p>1443146062.30771</text:p>
          </table:table-cell>
          <table:table-cell office:value-type="float" office:value="4320" calcext:value-type="float">
            <text:p>4320</text:p>
          </table:table-cell>
          <table:table-cell table:formula="of:=[.B520]-[.$B$2]" office:value-type="float" office:value="62.3075368404388" calcext:value-type="float">
            <text:p>62.3075368404</text:p>
          </table:table-cell>
          <table:table-cell table:formula="of:=[.C520]/([.D520]-[.D519])" office:value-type="float" office:value="102044.295465297" calcext:value-type="float">
            <text:p>102044.295465297</text:p>
          </table:table-cell>
          <table:table-cell/>
          <table:table-cell office:value-type="float" office:value="1443146072.59682" calcext:value-type="float">
            <text:p>1443146072.59682</text:p>
          </table:table-cell>
          <table:table-cell table:formula="of:=[.G520]-[.$B$2]" office:value-type="float" office:value="72.5966420173645" calcext:value-type="float">
            <text:p>72.5966420174</text:p>
          </table:table-cell>
          <table:table-cell table:formula="of:=[.C520]/([.H520]-[.H519])" office:value-type="float" office:value="92527.5538102509" calcext:value-type="float">
            <text:p>92527.5538102509</text:p>
          </table:table-cell>
          <table:table-cell table:formula="of:=[.G520]-[.$B520]" office:value-type="float" office:value="10.2891051769257" calcext:value-type="float">
            <text:p>10.2891051769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443146062.35015" calcext:value-type="float">
            <text:p>1443146062.35015</text:p>
          </table:table-cell>
          <table:table-cell office:value-type="float" office:value="4320" calcext:value-type="float">
            <text:p>4320</text:p>
          </table:table-cell>
          <table:table-cell table:formula="of:=[.B521]-[.$B$2]" office:value-type="float" office:value="62.3499782085419" calcext:value-type="float">
            <text:p>62.3499782085</text:p>
          </table:table-cell>
          <table:table-cell table:formula="of:=[.C521]/([.D521]-[.D520])" office:value-type="float" office:value="101787.482192212" calcext:value-type="float">
            <text:p>101787.482192212</text:p>
          </table:table-cell>
          <table:table-cell/>
          <table:table-cell office:value-type="float" office:value="1443146072.64351" calcext:value-type="float">
            <text:p>1443146072.64351</text:p>
          </table:table-cell>
          <table:table-cell table:formula="of:=[.G521]-[.$B$2]" office:value-type="float" office:value="72.6433398723602" calcext:value-type="float">
            <text:p>72.6433398724</text:p>
          </table:table-cell>
          <table:table-cell table:formula="of:=[.C521]/([.H521]-[.H520])" office:value-type="float" office:value="92509.6024302453" calcext:value-type="float">
            <text:p>92509.6024302453</text:p>
          </table:table-cell>
          <table:table-cell table:formula="of:=[.G521]-[.$B521]" office:value-type="float" office:value="10.2933616638184" calcext:value-type="float">
            <text:p>10.2933616638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443146062.39245" calcext:value-type="float">
            <text:p>1443146062.39245</text:p>
          </table:table-cell>
          <table:table-cell office:value-type="float" office:value="4320" calcext:value-type="float">
            <text:p>4320</text:p>
          </table:table-cell>
          <table:table-cell table:formula="of:=[.B522]-[.$B$2]" office:value-type="float" office:value="62.3922786712646" calcext:value-type="float">
            <text:p>62.3922786713</text:p>
          </table:table-cell>
          <table:table-cell table:formula="of:=[.C522]/([.D522]-[.D521])" office:value-type="float" office:value="102126.542404789" calcext:value-type="float">
            <text:p>102126.542404789</text:p>
          </table:table-cell>
          <table:table-cell/>
          <table:table-cell office:value-type="float" office:value="1443146072.6902" calcext:value-type="float">
            <text:p>1443146072.6902</text:p>
          </table:table-cell>
          <table:table-cell table:formula="of:=[.G522]-[.$B$2]" office:value-type="float" office:value="72.6900253295898" calcext:value-type="float">
            <text:p>72.6900253296</text:p>
          </table:table-cell>
          <table:table-cell table:formula="of:=[.C522]/([.H522]-[.H521])" office:value-type="float" office:value="92534.1692328906" calcext:value-type="float">
            <text:p>92534.1692328906</text:p>
          </table:table-cell>
          <table:table-cell table:formula="of:=[.G522]-[.$B522]" office:value-type="float" office:value="10.2977466583252" calcext:value-type="float">
            <text:p>10.2977466583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443146062.43478" calcext:value-type="float">
            <text:p>1443146062.43478</text:p>
          </table:table-cell>
          <table:table-cell office:value-type="float" office:value="4320" calcext:value-type="float">
            <text:p>4320</text:p>
          </table:table-cell>
          <table:table-cell table:formula="of:=[.B523]-[.$B$2]" office:value-type="float" office:value="62.4346015453339" calcext:value-type="float">
            <text:p>62.4346015453</text:p>
          </table:table-cell>
          <table:table-cell table:formula="of:=[.C523]/([.D523]-[.D522])" office:value-type="float" office:value="102072.46305946" calcext:value-type="float">
            <text:p>102072.46305946</text:p>
          </table:table-cell>
          <table:table-cell/>
          <table:table-cell office:value-type="float" office:value="1443146072.73684" calcext:value-type="float">
            <text:p>1443146072.73684</text:p>
          </table:table-cell>
          <table:table-cell table:formula="of:=[.G523]-[.$B$2]" office:value-type="float" office:value="72.7366669178009" calcext:value-type="float">
            <text:p>72.7366669178</text:p>
          </table:table-cell>
          <table:table-cell table:formula="of:=[.C523]/([.H523]-[.H522])" office:value-type="float" office:value="92621.2027869079" calcext:value-type="float">
            <text:p>92621.2027869079</text:p>
          </table:table-cell>
          <table:table-cell table:formula="of:=[.G523]-[.$B523]" office:value-type="float" office:value="10.302065372467" calcext:value-type="float">
            <text:p>10.3020653725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443146062.47711" calcext:value-type="float">
            <text:p>1443146062.47711</text:p>
          </table:table-cell>
          <table:table-cell office:value-type="float" office:value="4320" calcext:value-type="float">
            <text:p>4320</text:p>
          </table:table-cell>
          <table:table-cell table:formula="of:=[.B524]-[.$B$2]" office:value-type="float" office:value="62.4769310951233" calcext:value-type="float">
            <text:p>62.4769310951</text:p>
          </table:table-cell>
          <table:table-cell table:formula="of:=[.C524]/([.D524]-[.D523])" office:value-type="float" office:value="102056.36538754" calcext:value-type="float">
            <text:p>102056.36538754</text:p>
          </table:table-cell>
          <table:table-cell/>
          <table:table-cell office:value-type="float" office:value="1443146072.78358" calcext:value-type="float">
            <text:p>1443146072.78358</text:p>
          </table:table-cell>
          <table:table-cell table:formula="of:=[.G524]-[.$B$2]" office:value-type="float" office:value="72.7834053039551" calcext:value-type="float">
            <text:p>72.783405304</text:p>
          </table:table-cell>
          <table:table-cell table:formula="of:=[.C524]/([.H524]-[.H523])" office:value-type="float" office:value="92429.378835412" calcext:value-type="float">
            <text:p>92429.378835412</text:p>
          </table:table-cell>
          <table:table-cell table:formula="of:=[.G524]-[.$B524]" office:value-type="float" office:value="10.3064742088318" calcext:value-type="float">
            <text:p>10.3064742088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443146062.51943" calcext:value-type="float">
            <text:p>1443146062.51943</text:p>
          </table:table-cell>
          <table:table-cell office:value-type="float" office:value="4320" calcext:value-type="float">
            <text:p>4320</text:p>
          </table:table-cell>
          <table:table-cell table:formula="of:=[.B525]-[.$B$2]" office:value-type="float" office:value="62.5192580223083" calcext:value-type="float">
            <text:p>62.5192580223</text:p>
          </table:table-cell>
          <table:table-cell table:formula="of:=[.C525]/([.D525]-[.D524])" office:value-type="float" office:value="102062.688867359" calcext:value-type="float">
            <text:p>102062.688867359</text:p>
          </table:table-cell>
          <table:table-cell/>
          <table:table-cell office:value-type="float" office:value="1443146072.83022" calcext:value-type="float">
            <text:p>1443146072.83022</text:p>
          </table:table-cell>
          <table:table-cell table:formula="of:=[.G525]-[.$B$2]" office:value-type="float" office:value="72.8300492763519" calcext:value-type="float">
            <text:p>72.8300492764</text:p>
          </table:table-cell>
          <table:table-cell table:formula="of:=[.C525]/([.H525]-[.H524])" office:value-type="float" office:value="92616.4684955454" calcext:value-type="float">
            <text:p>92616.4684955454</text:p>
          </table:table-cell>
          <table:table-cell table:formula="of:=[.G525]-[.$B525]" office:value-type="float" office:value="10.3107912540436" calcext:value-type="float">
            <text:p>10.310791254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443146062.56177" calcext:value-type="float">
            <text:p>1443146062.56177</text:p>
          </table:table-cell>
          <table:table-cell office:value-type="float" office:value="4320" calcext:value-type="float">
            <text:p>4320</text:p>
          </table:table-cell>
          <table:table-cell table:formula="of:=[.B526]-[.$B$2]" office:value-type="float" office:value="62.5615952014923" calcext:value-type="float">
            <text:p>62.5615952015</text:p>
          </table:table-cell>
          <table:table-cell table:formula="of:=[.C526]/([.D526]-[.D525])" office:value-type="float" office:value="102037.974264395" calcext:value-type="float">
            <text:p>102037.974264395</text:p>
          </table:table-cell>
          <table:table-cell/>
          <table:table-cell office:value-type="float" office:value="1443146072.87689" calcext:value-type="float">
            <text:p>1443146072.87689</text:p>
          </table:table-cell>
          <table:table-cell table:formula="of:=[.G526]-[.$B$2]" office:value-type="float" office:value="72.8767161369324" calcext:value-type="float">
            <text:p>72.8767161369</text:p>
          </table:table-cell>
          <table:table-cell table:formula="of:=[.C526]/([.H526]-[.H525])" office:value-type="float" office:value="92571.0439114108" calcext:value-type="float">
            <text:p>92571.0439114108</text:p>
          </table:table-cell>
          <table:table-cell table:formula="of:=[.G526]-[.$B526]" office:value-type="float" office:value="10.3151209354401" calcext:value-type="float">
            <text:p>10.3151209354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443146062.60411" calcext:value-type="float">
            <text:p>1443146062.60411</text:p>
          </table:table-cell>
          <table:table-cell office:value-type="float" office:value="4320" calcext:value-type="float">
            <text:p>4320</text:p>
          </table:table-cell>
          <table:table-cell table:formula="of:=[.B527]-[.$B$2]" office:value-type="float" office:value="62.603931427002" calcext:value-type="float">
            <text:p>62.603931427</text:p>
          </table:table-cell>
          <table:table-cell table:formula="of:=[.C527]/([.D527]-[.D526])" office:value-type="float" office:value="102040.272792292" calcext:value-type="float">
            <text:p>102040.272792292</text:p>
          </table:table-cell>
          <table:table-cell/>
          <table:table-cell office:value-type="float" office:value="1443146072.92361" calcext:value-type="float">
            <text:p>1443146072.92361</text:p>
          </table:table-cell>
          <table:table-cell table:formula="of:=[.G527]-[.$B$2]" office:value-type="float" office:value="72.923433303833" calcext:value-type="float">
            <text:p>72.9234333038</text:p>
          </table:table-cell>
          <table:table-cell table:formula="of:=[.C527]/([.H527]-[.H526])" office:value-type="float" office:value="92471.3608851418" calcext:value-type="float">
            <text:p>92471.3608851418</text:p>
          </table:table-cell>
          <table:table-cell table:formula="of:=[.G527]-[.$B527]" office:value-type="float" office:value="10.3195018768311" calcext:value-type="float">
            <text:p>10.3195018768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443146062.64644" calcext:value-type="float">
            <text:p>1443146062.64644</text:p>
          </table:table-cell>
          <table:table-cell office:value-type="float" office:value="4320" calcext:value-type="float">
            <text:p>4320</text:p>
          </table:table-cell>
          <table:table-cell table:formula="of:=[.B528]-[.$B$2]" office:value-type="float" office:value="62.6462676525116" calcext:value-type="float">
            <text:p>62.6462676525</text:p>
          </table:table-cell>
          <table:table-cell table:formula="of:=[.C528]/([.D528]-[.D527])" office:value-type="float" office:value="102040.272792292" calcext:value-type="float">
            <text:p>102040.272792292</text:p>
          </table:table-cell>
          <table:table-cell/>
          <table:table-cell office:value-type="float" office:value="1443146072.97031" calcext:value-type="float">
            <text:p>1443146072.97031</text:p>
          </table:table-cell>
          <table:table-cell table:formula="of:=[.G528]-[.$B$2]" office:value-type="float" office:value="72.9701366424561" calcext:value-type="float">
            <text:p>72.9701366425</text:p>
          </table:table-cell>
          <table:table-cell table:formula="of:=[.C528]/([.H528]-[.H527])" office:value-type="float" office:value="92498.7405047782" calcext:value-type="float">
            <text:p>92498.7405047782</text:p>
          </table:table-cell>
          <table:table-cell table:formula="of:=[.G528]-[.$B528]" office:value-type="float" office:value="10.3238689899445" calcext:value-type="float">
            <text:p>10.3238689899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443146062.68876" calcext:value-type="float">
            <text:p>1443146062.68876</text:p>
          </table:table-cell>
          <table:table-cell office:value-type="float" office:value="4320" calcext:value-type="float">
            <text:p>4320</text:p>
          </table:table-cell>
          <table:table-cell table:formula="of:=[.B529]-[.$B$2]" office:value-type="float" office:value="62.6885862350464" calcext:value-type="float">
            <text:p>62.688586235</text:p>
          </table:table-cell>
          <table:table-cell table:formula="of:=[.C529]/([.D529]-[.D528])" office:value-type="float" office:value="102082.814244748" calcext:value-type="float">
            <text:p>102082.814244748</text:p>
          </table:table-cell>
          <table:table-cell/>
          <table:table-cell office:value-type="float" office:value="1443146073.01699" calcext:value-type="float">
            <text:p>1443146073.01699</text:p>
          </table:table-cell>
          <table:table-cell table:formula="of:=[.G529]-[.$B$2]" office:value-type="float" office:value="73.0168125629425" calcext:value-type="float">
            <text:p>73.0168125629</text:p>
          </table:table-cell>
          <table:table-cell table:formula="of:=[.C529]/([.H529]-[.H528])" office:value-type="float" office:value="92553.0756539462" calcext:value-type="float">
            <text:p>92553.0756539462</text:p>
          </table:table-cell>
          <table:table-cell table:formula="of:=[.G529]-[.$B529]" office:value-type="float" office:value="10.3282263278961" calcext:value-type="float">
            <text:p>10.3282263279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443146062.73109" calcext:value-type="float">
            <text:p>1443146062.73109</text:p>
          </table:table-cell>
          <table:table-cell office:value-type="float" office:value="4320" calcext:value-type="float">
            <text:p>4320</text:p>
          </table:table-cell>
          <table:table-cell table:formula="of:=[.B530]-[.$B$2]" office:value-type="float" office:value="62.7309150695801" calcext:value-type="float">
            <text:p>62.7309150696</text:p>
          </table:table-cell>
          <table:table-cell table:formula="of:=[.C530]/([.D530]-[.D529])" office:value-type="float" office:value="102058.089895235" calcext:value-type="float">
            <text:p>102058.089895235</text:p>
          </table:table-cell>
          <table:table-cell/>
          <table:table-cell office:value-type="float" office:value="1443146073.03143" calcext:value-type="float">
            <text:p>1443146073.03143</text:p>
          </table:table-cell>
          <table:table-cell table:formula="of:=[.G530]-[.$B$2]" office:value-type="float" office:value="73.0312535762787" calcext:value-type="float">
            <text:p>73.0312535763</text:p>
          </table:table-cell>
          <table:table-cell table:formula="of:=[.C530]/([.H530]-[.H529])" office:value-type="float" office:value="299147.982169391" calcext:value-type="float">
            <text:p>299147.982169391</text:p>
          </table:table-cell>
          <table:table-cell table:formula="of:=[.G530]-[.$B530]" office:value-type="float" office:value="10.3003385066986" calcext:value-type="float">
            <text:p>10.3003385067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443146062.77341" calcext:value-type="float">
            <text:p>1443146062.77341</text:p>
          </table:table-cell>
          <table:table-cell office:value-type="float" office:value="4320" calcext:value-type="float">
            <text:p>4320</text:p>
          </table:table-cell>
          <table:table-cell table:formula="of:=[.B531]-[.$B$2]" office:value-type="float" office:value="62.7732388973236" calcext:value-type="float">
            <text:p>62.7732388973</text:p>
          </table:table-cell>
          <table:table-cell table:formula="of:=[.C531]/([.D531]-[.D530])" office:value-type="float" office:value="102070.163081135" calcext:value-type="float">
            <text:p>102070.163081135</text:p>
          </table:table-cell>
          <table:table-cell/>
          <table:table-cell office:value-type="float" office:value="1443146073.04586" calcext:value-type="float">
            <text:p>1443146073.04586</text:p>
          </table:table-cell>
          <table:table-cell table:formula="of:=[.G531]-[.$B$2]" office:value-type="float" office:value="73.0456867218018" calcext:value-type="float">
            <text:p>73.0456867218</text:p>
          </table:table-cell>
          <table:table-cell table:formula="of:=[.C531]/([.H531]-[.H530])" office:value-type="float" office:value="299311.054066108" calcext:value-type="float">
            <text:p>299311.054066108</text:p>
          </table:table-cell>
          <table:table-cell table:formula="of:=[.G531]-[.$B531]" office:value-type="float" office:value="10.2724478244782" calcext:value-type="float">
            <text:p>10.2724478245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443146062.81574" calcext:value-type="float">
            <text:p>1443146062.81574</text:p>
          </table:table-cell>
          <table:table-cell office:value-type="float" office:value="4320" calcext:value-type="float">
            <text:p>4320</text:p>
          </table:table-cell>
          <table:table-cell table:formula="of:=[.B532]-[.$B$2]" office:value-type="float" office:value="62.8155663013458" calcext:value-type="float">
            <text:p>62.8155663013</text:p>
          </table:table-cell>
          <table:table-cell table:formula="of:=[.C532]/([.D532]-[.D531])" office:value-type="float" office:value="102061.539085471" calcext:value-type="float">
            <text:p>102061.539085471</text:p>
          </table:table-cell>
          <table:table-cell/>
          <table:table-cell office:value-type="float" office:value="1443146073.07375" calcext:value-type="float">
            <text:p>1443146073.07375</text:p>
          </table:table-cell>
          <table:table-cell table:formula="of:=[.G532]-[.$B$2]" office:value-type="float" office:value="73.0735790729523" calcext:value-type="float">
            <text:p>73.073579073</text:p>
          </table:table-cell>
          <table:table-cell table:formula="of:=[.C532]/([.H532]-[.H531])" office:value-type="float" office:value="154881.170708357" calcext:value-type="float">
            <text:p>154881.170708357</text:p>
          </table:table-cell>
          <table:table-cell table:formula="of:=[.G532]-[.$B532]" office:value-type="float" office:value="10.2580127716064" calcext:value-type="float">
            <text:p>10.2580127716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443146062.85806" calcext:value-type="float">
            <text:p>1443146062.85806</text:p>
          </table:table-cell>
          <table:table-cell office:value-type="float" office:value="4320" calcext:value-type="float">
            <text:p>4320</text:p>
          </table:table-cell>
          <table:table-cell table:formula="of:=[.B533]-[.$B$2]" office:value-type="float" office:value="62.8578889369965" calcext:value-type="float">
            <text:p>62.857888937</text:p>
          </table:table-cell>
          <table:table-cell table:formula="of:=[.C533]/([.D533]-[.D532])" office:value-type="float" office:value="102073.038070237" calcext:value-type="float">
            <text:p>102073.038070237</text:p>
          </table:table-cell>
          <table:table-cell/>
          <table:table-cell office:value-type="float" office:value="1443146073.11763" calcext:value-type="float">
            <text:p>1443146073.11763</text:p>
          </table:table-cell>
          <table:table-cell table:formula="of:=[.G533]-[.$B$2]" office:value-type="float" office:value="73.1174600124359" calcext:value-type="float">
            <text:p>73.1174600124</text:p>
          </table:table-cell>
          <table:table-cell table:formula="of:=[.C533]/([.H533]-[.H532])" office:value-type="float" office:value="98448.2112469438" calcext:value-type="float">
            <text:p>98448.2112469438</text:p>
          </table:table-cell>
          <table:table-cell table:formula="of:=[.G533]-[.$B533]" office:value-type="float" office:value="10.2595710754395" calcext:value-type="float">
            <text:p>10.2595710754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443146062.90041" calcext:value-type="float">
            <text:p>1443146062.90041</text:p>
          </table:table-cell>
          <table:table-cell office:value-type="float" office:value="4320" calcext:value-type="float">
            <text:p>4320</text:p>
          </table:table-cell>
          <table:table-cell table:formula="of:=[.B534]-[.$B$2]" office:value-type="float" office:value="62.9002327919006" calcext:value-type="float">
            <text:p>62.9002327919</text:p>
          </table:table-cell>
          <table:table-cell table:formula="of:=[.C534]/([.D534]-[.D533])" office:value-type="float" office:value="102021.887468117" calcext:value-type="float">
            <text:p>102021.887468117</text:p>
          </table:table-cell>
          <table:table-cell/>
          <table:table-cell office:value-type="float" office:value="1443146073.16161" calcext:value-type="float">
            <text:p>1443146073.16161</text:p>
          </table:table-cell>
          <table:table-cell table:formula="of:=[.G534]-[.$B$2]" office:value-type="float" office:value="73.161434173584" calcext:value-type="float">
            <text:p>73.1614341736</text:p>
          </table:table-cell>
          <table:table-cell table:formula="of:=[.C534]/([.H534]-[.H533])" office:value-type="float" office:value="98239.509002879" calcext:value-type="float">
            <text:p>98239.509002879</text:p>
          </table:table-cell>
          <table:table-cell table:formula="of:=[.G534]-[.$B534]" office:value-type="float" office:value="10.2612013816834" calcext:value-type="float">
            <text:p>10.2612013817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443146062.94273" calcext:value-type="float">
            <text:p>1443146062.94273</text:p>
          </table:table-cell>
          <table:table-cell office:value-type="float" office:value="4320" calcext:value-type="float">
            <text:p>4320</text:p>
          </table:table-cell>
          <table:table-cell table:formula="of:=[.B535]-[.$B$2]" office:value-type="float" office:value="62.9425604343414" calcext:value-type="float">
            <text:p>62.9425604343</text:p>
          </table:table-cell>
          <table:table-cell table:formula="of:=[.C535]/([.D535]-[.D534])" office:value-type="float" office:value="102060.964204241" calcext:value-type="float">
            <text:p>102060.964204241</text:p>
          </table:table-cell>
          <table:table-cell/>
          <table:table-cell office:value-type="float" office:value="1443146073.20544" calcext:value-type="float">
            <text:p>1443146073.20544</text:p>
          </table:table-cell>
          <table:table-cell table:formula="of:=[.G535]-[.$B$2]" office:value-type="float" office:value="73.2052621841431" calcext:value-type="float">
            <text:p>73.2052621841</text:p>
          </table:table-cell>
          <table:table-cell table:formula="of:=[.C535]/([.H535]-[.H534])" office:value-type="float" office:value="98567.1022912723" calcext:value-type="float">
            <text:p>98567.1022912723</text:p>
          </table:table-cell>
          <table:table-cell table:formula="of:=[.G535]-[.$B535]" office:value-type="float" office:value="10.2627017498016" calcext:value-type="float">
            <text:p>10.2627017498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443146062.98507" calcext:value-type="float">
            <text:p>1443146062.98507</text:p>
          </table:table-cell>
          <table:table-cell office:value-type="float" office:value="4320" calcext:value-type="float">
            <text:p>4320</text:p>
          </table:table-cell>
          <table:table-cell table:formula="of:=[.B536]-[.$B$2]" office:value-type="float" office:value="62.9848918914795" calcext:value-type="float">
            <text:p>62.9848918915</text:p>
          </table:table-cell>
          <table:table-cell table:formula="of:=[.C536]/([.D536]-[.D535])" office:value-type="float" office:value="102051.766985261" calcext:value-type="float">
            <text:p>102051.766985261</text:p>
          </table:table-cell>
          <table:table-cell/>
          <table:table-cell office:value-type="float" office:value="1443146073.24935" calcext:value-type="float">
            <text:p>1443146073.24935</text:p>
          </table:table-cell>
          <table:table-cell table:formula="of:=[.G536]-[.$B$2]" office:value-type="float" office:value="73.2491781711578" calcext:value-type="float">
            <text:p>73.2491781712</text:p>
          </table:table-cell>
          <table:table-cell table:formula="of:=[.C536]/([.H536]-[.H535])" office:value-type="float" office:value="98369.6438052737" calcext:value-type="float">
            <text:p>98369.6438052737</text:p>
          </table:table-cell>
          <table:table-cell table:formula="of:=[.G536]-[.$B536]" office:value-type="float" office:value="10.2642862796783" calcext:value-type="float">
            <text:p>10.2642862797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443146063.02806" calcext:value-type="float">
            <text:p>1443146063.02806</text:p>
          </table:table-cell>
          <table:table-cell office:value-type="float" office:value="4320" calcext:value-type="float">
            <text:p>4320</text:p>
          </table:table-cell>
          <table:table-cell table:formula="of:=[.B537]-[.$B$2]" office:value-type="float" office:value="63.0278871059418" calcext:value-type="float">
            <text:p>63.0278871059</text:p>
          </table:table-cell>
          <table:table-cell table:formula="of:=[.C537]/([.D537]-[.D536])" office:value-type="float" office:value="100476.298444562" calcext:value-type="float">
            <text:p>100476.298444562</text:p>
          </table:table-cell>
          <table:table-cell/>
          <table:table-cell office:value-type="float" office:value="1443146073.29316" calcext:value-type="float">
            <text:p>1443146073.29316</text:p>
          </table:table-cell>
          <table:table-cell table:formula="of:=[.G537]-[.$B$2]" office:value-type="float" office:value="73.2929887771607" calcext:value-type="float">
            <text:p>73.2929887772</text:p>
          </table:table-cell>
          <table:table-cell table:formula="of:=[.C537]/([.H537]-[.H536])" office:value-type="float" office:value="98606.2598568747" calcext:value-type="float">
            <text:p>98606.2598568747</text:p>
          </table:table-cell>
          <table:table-cell table:formula="of:=[.G537]-[.$B537]" office:value-type="float" office:value="10.2651016712189" calcext:value-type="float">
            <text:p>10.2651016712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443146063.07141" calcext:value-type="float">
            <text:p>1443146063.07141</text:p>
          </table:table-cell>
          <table:table-cell office:value-type="float" office:value="4320" calcext:value-type="float">
            <text:p>4320</text:p>
          </table:table-cell>
          <table:table-cell table:formula="of:=[.B538]-[.$B$2]" office:value-type="float" office:value="63.0712375640869" calcext:value-type="float">
            <text:p>63.0712375641</text:p>
          </table:table-cell>
          <table:table-cell table:formula="of:=[.C538]/([.D538]-[.D537])" office:value-type="float" office:value="99652.9260552729" calcext:value-type="float">
            <text:p>99652.9260552729</text:p>
          </table:table-cell>
          <table:table-cell/>
          <table:table-cell office:value-type="float" office:value="1443146073.33707" calcext:value-type="float">
            <text:p>1443146073.33707</text:p>
          </table:table-cell>
          <table:table-cell table:formula="of:=[.G538]-[.$B$2]" office:value-type="float" office:value="73.3368978500366" calcext:value-type="float">
            <text:p>73.33689785</text:p>
          </table:table-cell>
          <table:table-cell table:formula="of:=[.C538]/([.H538]-[.H537])" office:value-type="float" office:value="98385.1335736936" calcext:value-type="float">
            <text:p>98385.1335736936</text:p>
          </table:table-cell>
          <table:table-cell table:formula="of:=[.G538]-[.$B538]" office:value-type="float" office:value="10.2656602859497" calcext:value-type="float">
            <text:p>10.2656602859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443146063.11476" calcext:value-type="float">
            <text:p>1443146063.11476</text:p>
          </table:table-cell>
          <table:table-cell office:value-type="float" office:value="4320" calcext:value-type="float">
            <text:p>4320</text:p>
          </table:table-cell>
          <table:table-cell table:formula="of:=[.B539]-[.$B$2]" office:value-type="float" office:value="63.1145827770233" calcext:value-type="float">
            <text:p>63.114582777</text:p>
          </table:table-cell>
          <table:table-cell table:formula="of:=[.C539]/([.D539]-[.D538])" office:value-type="float" office:value="99664.985066253" calcext:value-type="float">
            <text:p>99664.985066253</text:p>
          </table:table-cell>
          <table:table-cell/>
          <table:table-cell office:value-type="float" office:value="1443146073.38092" calcext:value-type="float">
            <text:p>1443146073.38092</text:p>
          </table:table-cell>
          <table:table-cell table:formula="of:=[.G539]-[.$B$2]" office:value-type="float" office:value="73.3807480335236" calcext:value-type="float">
            <text:p>73.3807480335</text:p>
          </table:table-cell>
          <table:table-cell table:formula="of:=[.C539]/([.H539]-[.H538])" office:value-type="float" office:value="98517.2616503825" calcext:value-type="float">
            <text:p>98517.2616503825</text:p>
          </table:table-cell>
          <table:table-cell table:formula="of:=[.G539]-[.$B539]" office:value-type="float" office:value="10.2661652565002" calcext:value-type="float">
            <text:p>10.2661652565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443146063.1581" calcext:value-type="float">
            <text:p>1443146063.1581</text:p>
          </table:table-cell>
          <table:table-cell office:value-type="float" office:value="4320" calcext:value-type="float">
            <text:p>4320</text:p>
          </table:table-cell>
          <table:table-cell table:formula="of:=[.B540]-[.$B$2]" office:value-type="float" office:value="63.157922744751" calcext:value-type="float">
            <text:p>63.1579227448</text:p>
          </table:table-cell>
          <table:table-cell table:formula="of:=[.C540]/([.D540]-[.D539])" office:value-type="float" office:value="99677.0469961107" calcext:value-type="float">
            <text:p>99677.0469961107</text:p>
          </table:table-cell>
          <table:table-cell/>
          <table:table-cell office:value-type="float" office:value="1443146073.42484" calcext:value-type="float">
            <text:p>1443146073.42484</text:p>
          </table:table-cell>
          <table:table-cell table:formula="of:=[.G540]-[.$B$2]" office:value-type="float" office:value="73.4246640205383" calcext:value-type="float">
            <text:p>73.4246640205</text:p>
          </table:table-cell>
          <table:table-cell table:formula="of:=[.C540]/([.H540]-[.H539])" office:value-type="float" office:value="98369.6438052737" calcext:value-type="float">
            <text:p>98369.6438052737</text:p>
          </table:table-cell>
          <table:table-cell table:formula="of:=[.G540]-[.$B540]" office:value-type="float" office:value="10.2667412757874" calcext:value-type="float">
            <text:p>10.2667412758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443146063.20143" calcext:value-type="float">
            <text:p>1443146063.20143</text:p>
          </table:table-cell>
          <table:table-cell office:value-type="float" office:value="4320" calcext:value-type="float">
            <text:p>4320</text:p>
          </table:table-cell>
          <table:table-cell table:formula="of:=[.B541]-[.$B$2]" office:value-type="float" office:value="63.2012519836426" calcext:value-type="float">
            <text:p>63.2012519836</text:p>
          </table:table-cell>
          <table:table-cell table:formula="of:=[.C541]/([.D541]-[.D540])" office:value-type="float" office:value="99701.728221156" calcext:value-type="float">
            <text:p>99701.728221156</text:p>
          </table:table-cell>
          <table:table-cell/>
          <table:table-cell office:value-type="float" office:value="1443146073.46873" calcext:value-type="float">
            <text:p>1443146073.46873</text:p>
          </table:table-cell>
          <table:table-cell table:formula="of:=[.G541]-[.$B$2]" office:value-type="float" office:value="73.4685544967651" calcext:value-type="float">
            <text:p>73.4685544968</text:p>
          </table:table-cell>
          <table:table-cell table:formula="of:=[.C541]/([.H541]-[.H540])" office:value-type="float" office:value="98426.8199250367" calcext:value-type="float">
            <text:p>98426.8199250367</text:p>
          </table:table-cell>
          <table:table-cell table:formula="of:=[.G541]-[.$B541]" office:value-type="float" office:value="10.2673025131226" calcext:value-type="float">
            <text:p>10.2673025131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443146063.24477" calcext:value-type="float">
            <text:p>1443146063.24477</text:p>
          </table:table-cell>
          <table:table-cell office:value-type="float" office:value="4320" calcext:value-type="float">
            <text:p>4320</text:p>
          </table:table-cell>
          <table:table-cell table:formula="of:=[.B542]-[.$B$2]" office:value-type="float" office:value="63.2445960044861" calcext:value-type="float">
            <text:p>63.2445960045</text:p>
          </table:table-cell>
          <table:table-cell table:formula="of:=[.C542]/([.D542]-[.D541])" office:value-type="float" office:value="99667.7261576035" calcext:value-type="float">
            <text:p>99667.7261576035</text:p>
          </table:table-cell>
          <table:table-cell/>
          <table:table-cell office:value-type="float" office:value="1443146073.51252" calcext:value-type="float">
            <text:p>1443146073.51252</text:p>
          </table:table-cell>
          <table:table-cell table:formula="of:=[.G542]-[.$B$2]" office:value-type="float" office:value="73.5123488903046" calcext:value-type="float">
            <text:p>73.5123488903</text:p>
          </table:table-cell>
          <table:table-cell table:formula="of:=[.C542]/([.H542]-[.H541])" office:value-type="float" office:value="98642.7633964298" calcext:value-type="float">
            <text:p>98642.7633964298</text:p>
          </table:table-cell>
          <table:table-cell table:formula="of:=[.G542]-[.$B542]" office:value-type="float" office:value="10.2677528858185" calcext:value-type="float">
            <text:p>10.2677528858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443146063.28812" calcext:value-type="float">
            <text:p>1443146063.28812</text:p>
          </table:table-cell>
          <table:table-cell office:value-type="float" office:value="4320" calcext:value-type="float">
            <text:p>4320</text:p>
          </table:table-cell>
          <table:table-cell table:formula="of:=[.B543]-[.$B$2]" office:value-type="float" office:value="63.2879414558411" calcext:value-type="float">
            <text:p>63.2879414558</text:p>
          </table:table-cell>
          <table:table-cell table:formula="of:=[.C543]/([.D543]-[.D542])" office:value-type="float" office:value="99664.4368660756" calcext:value-type="float">
            <text:p>99664.4368660756</text:p>
          </table:table-cell>
          <table:table-cell/>
          <table:table-cell office:value-type="float" office:value="1443146073.55642" calcext:value-type="float">
            <text:p>1443146073.55642</text:p>
          </table:table-cell>
          <table:table-cell table:formula="of:=[.G543]-[.$B$2]" office:value-type="float" office:value="73.5562469959259" calcext:value-type="float">
            <text:p>73.5562469959</text:p>
          </table:table-cell>
          <table:table-cell table:formula="of:=[.C543]/([.H543]-[.H542])" office:value-type="float" office:value="98409.7135594877" calcext:value-type="float">
            <text:p>98409.7135594877</text:p>
          </table:table-cell>
          <table:table-cell table:formula="of:=[.G543]-[.$B543]" office:value-type="float" office:value="10.2683055400848" calcext:value-type="float">
            <text:p>10.2683055401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443146063.33147" calcext:value-type="float">
            <text:p>1443146063.33147</text:p>
          </table:table-cell>
          <table:table-cell office:value-type="float" office:value="4320" calcext:value-type="float">
            <text:p>4320</text:p>
          </table:table-cell>
          <table:table-cell table:formula="of:=[.B544]-[.$B$2]" office:value-type="float" office:value="63.3312945365906" calcext:value-type="float">
            <text:p>63.3312945366</text:p>
          </table:table-cell>
          <table:table-cell table:formula="of:=[.C544]/([.D544]-[.D543])" office:value-type="float" office:value="99646.8976440309" calcext:value-type="float">
            <text:p>99646.8976440309</text:p>
          </table:table-cell>
          <table:table-cell/>
          <table:table-cell office:value-type="float" office:value="1443146073.60032" calcext:value-type="float">
            <text:p>1443146073.60032</text:p>
          </table:table-cell>
          <table:table-cell table:formula="of:=[.G544]-[.$B$2]" office:value-type="float" office:value="73.6001493930817" calcext:value-type="float">
            <text:p>73.6001493931</text:p>
          </table:table-cell>
          <table:table-cell table:formula="of:=[.C544]/([.H544]-[.H543])" office:value-type="float" office:value="98400.0938416422" calcext:value-type="float">
            <text:p>98400.0938416422</text:p>
          </table:table-cell>
          <table:table-cell table:formula="of:=[.G544]-[.$B544]" office:value-type="float" office:value="10.2688548564911" calcext:value-type="float">
            <text:p>10.2688548565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443146063.37482" calcext:value-type="float">
            <text:p>1443146063.37482</text:p>
          </table:table-cell>
          <table:table-cell office:value-type="float" office:value="4320" calcext:value-type="float">
            <text:p>4320</text:p>
          </table:table-cell>
          <table:table-cell table:formula="of:=[.B545]-[.$B$2]" office:value-type="float" office:value="63.3746411800385" calcext:value-type="float">
            <text:p>63.37464118</text:p>
          </table:table-cell>
          <table:table-cell table:formula="of:=[.C545]/([.D545]-[.D544])" office:value-type="float" office:value="99661.6959556458" calcext:value-type="float">
            <text:p>99661.6959556458</text:p>
          </table:table-cell>
          <table:table-cell/>
          <table:table-cell office:value-type="float" office:value="1443146073.64426" calcext:value-type="float">
            <text:p>1443146073.64426</text:p>
          </table:table-cell>
          <table:table-cell table:formula="of:=[.G545]-[.$B$2]" office:value-type="float" office:value="73.6440880298615" calcext:value-type="float">
            <text:p>73.6440880299</text:p>
          </table:table-cell>
          <table:table-cell table:formula="of:=[.C545]/([.H545]-[.H544])" office:value-type="float" office:value="98318.9356021965" calcext:value-type="float">
            <text:p>98318.9356021965</text:p>
          </table:table-cell>
          <table:table-cell table:formula="of:=[.G545]-[.$B545]" office:value-type="float" office:value="10.269446849823" calcext:value-type="float">
            <text:p>10.2694468498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443146063.41816" calcext:value-type="float">
            <text:p>1443146063.41816</text:p>
          </table:table-cell>
          <table:table-cell office:value-type="float" office:value="4320" calcext:value-type="float">
            <text:p>4320</text:p>
          </table:table-cell>
          <table:table-cell table:formula="of:=[.B546]-[.$B$2]" office:value-type="float" office:value="63.4179828166962" calcext:value-type="float">
            <text:p>63.4179828167</text:p>
          </table:table-cell>
          <table:table-cell table:formula="of:=[.C546]/([.D546]-[.D545])" office:value-type="float" office:value="99673.2087926596" calcext:value-type="float">
            <text:p>99673.2087926596</text:p>
          </table:table-cell>
          <table:table-cell/>
          <table:table-cell office:value-type="float" office:value="1443146073.68809" calcext:value-type="float">
            <text:p>1443146073.68809</text:p>
          </table:table-cell>
          <table:table-cell table:formula="of:=[.G546]-[.$B$2]" office:value-type="float" office:value="73.6879148483276" calcext:value-type="float">
            <text:p>73.6879148483</text:p>
          </table:table-cell>
          <table:table-cell table:formula="of:=[.C546]/([.H546]-[.H545])" office:value-type="float" office:value="98569.783324176" calcext:value-type="float">
            <text:p>98569.783324176</text:p>
          </table:table-cell>
          <table:table-cell table:formula="of:=[.G546]-[.$B546]" office:value-type="float" office:value="10.2699320316315" calcext:value-type="float">
            <text:p>10.2699320316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443146063.4615" calcext:value-type="float">
            <text:p>1443146063.4615</text:p>
          </table:table-cell>
          <table:table-cell office:value-type="float" office:value="4320" calcext:value-type="float">
            <text:p>4320</text:p>
          </table:table-cell>
          <table:table-cell table:formula="of:=[.B547]-[.$B$2]" office:value-type="float" office:value="63.4613275527954" calcext:value-type="float">
            <text:p>63.4613275528</text:p>
          </table:table-cell>
          <table:table-cell table:formula="of:=[.C547]/([.D547]-[.D546])" office:value-type="float" office:value="99666.0814847003" calcext:value-type="float">
            <text:p>99666.0814847003</text:p>
          </table:table-cell>
          <table:table-cell/>
          <table:table-cell office:value-type="float" office:value="1443146073.73212" calcext:value-type="float">
            <text:p>1443146073.73212</text:p>
          </table:table-cell>
          <table:table-cell table:formula="of:=[.G547]-[.$B$2]" office:value-type="float" office:value="73.7319433689117" calcext:value-type="float">
            <text:p>73.7319433689</text:p>
          </table:table-cell>
          <table:table-cell table:formula="of:=[.C547]/([.H547]-[.H546])" office:value-type="float" office:value="98118.2184340631" calcext:value-type="float">
            <text:p>98118.2184340631</text:p>
          </table:table-cell>
          <table:table-cell table:formula="of:=[.G547]-[.$B547]" office:value-type="float" office:value="10.2706158161163" calcext:value-type="float">
            <text:p>10.2706158161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443146063.50484" calcext:value-type="float">
            <text:p>1443146063.50484</text:p>
          </table:table-cell>
          <table:table-cell office:value-type="float" office:value="4320" calcext:value-type="float">
            <text:p>4320</text:p>
          </table:table-cell>
          <table:table-cell table:formula="of:=[.B548]-[.$B$2]" office:value-type="float" office:value="63.5046637058258" calcext:value-type="float">
            <text:p>63.5046637058</text:p>
          </table:table-cell>
          <table:table-cell table:formula="of:=[.C548]/([.D548]-[.D547])" office:value-type="float" office:value="99685.8211426842" calcext:value-type="float">
            <text:p>99685.8211426842</text:p>
          </table:table-cell>
          <table:table-cell/>
          <table:table-cell office:value-type="float" office:value="1443146073.77589" calcext:value-type="float">
            <text:p>1443146073.77589</text:p>
          </table:table-cell>
          <table:table-cell table:formula="of:=[.G548]-[.$B$2]" office:value-type="float" office:value="73.7757151126862" calcext:value-type="float">
            <text:p>73.7757151127</text:p>
          </table:table-cell>
          <table:table-cell table:formula="of:=[.C548]/([.H548]-[.H547])" office:value-type="float" office:value="98693.8062660682" calcext:value-type="float">
            <text:p>98693.8062660682</text:p>
          </table:table-cell>
          <table:table-cell table:formula="of:=[.G548]-[.$B548]" office:value-type="float" office:value="10.2710514068604" calcext:value-type="float">
            <text:p>10.2710514069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443146063.54818" calcext:value-type="float">
            <text:p>1443146063.54818</text:p>
          </table:table-cell>
          <table:table-cell office:value-type="float" office:value="4320" calcext:value-type="float">
            <text:p>4320</text:p>
          </table:table-cell>
          <table:table-cell table:formula="of:=[.B549]-[.$B$2]" office:value-type="float" office:value="63.5480084419251" calcext:value-type="float">
            <text:p>63.5480084419</text:p>
          </table:table-cell>
          <table:table-cell table:formula="of:=[.C549]/([.D549]-[.D548])" office:value-type="float" office:value="99666.0814847003" calcext:value-type="float">
            <text:p>99666.0814847003</text:p>
          </table:table-cell>
          <table:table-cell/>
          <table:table-cell office:value-type="float" office:value="1443146073.81978" calcext:value-type="float">
            <text:p>1443146073.81978</text:p>
          </table:table-cell>
          <table:table-cell table:formula="of:=[.G549]-[.$B$2]" office:value-type="float" office:value="73.8196063041687" calcext:value-type="float">
            <text:p>73.8196063042</text:p>
          </table:table-cell>
          <table:table-cell table:formula="of:=[.C549]/([.H549]-[.H548])" office:value-type="float" office:value="98425.2159506337" calcext:value-type="float">
            <text:p>98425.2159506337</text:p>
          </table:table-cell>
          <table:table-cell table:formula="of:=[.G549]-[.$B549]" office:value-type="float" office:value="10.2715978622437" calcext:value-type="float">
            <text:p>10.2715978622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443146063.59157" calcext:value-type="float">
            <text:p>1443146063.59157</text:p>
          </table:table-cell>
          <table:table-cell office:value-type="float" office:value="4320" calcext:value-type="float">
            <text:p>4320</text:p>
          </table:table-cell>
          <table:table-cell table:formula="of:=[.B550]-[.$B$2]" office:value-type="float" office:value="63.5913920402527" calcext:value-type="float">
            <text:p>63.5913920403</text:p>
          </table:table-cell>
          <table:table-cell table:formula="of:=[.C550]/([.D550]-[.D549])" office:value-type="float" office:value="99576.8024444396" calcext:value-type="float">
            <text:p>99576.8024444396</text:p>
          </table:table-cell>
          <table:table-cell/>
          <table:table-cell office:value-type="float" office:value="1443146073.86365" calcext:value-type="float">
            <text:p>1443146073.86365</text:p>
          </table:table-cell>
          <table:table-cell table:formula="of:=[.G550]-[.$B$2]" office:value-type="float" office:value="73.863472700119" calcext:value-type="float">
            <text:p>73.8634727001</text:p>
          </table:table-cell>
          <table:table-cell table:formula="of:=[.C550]/([.H550]-[.H549])" office:value-type="float" office:value="98480.8509204355" calcext:value-type="float">
            <text:p>98480.8509204355</text:p>
          </table:table-cell>
          <table:table-cell table:formula="of:=[.G550]-[.$B550]" office:value-type="float" office:value="10.2720806598663" calcext:value-type="float">
            <text:p>10.2720806599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443146063.63492" calcext:value-type="float">
            <text:p>1443146063.63492</text:p>
          </table:table-cell>
          <table:table-cell office:value-type="float" office:value="4320" calcext:value-type="float">
            <text:p>4320</text:p>
          </table:table-cell>
          <table:table-cell table:formula="of:=[.B551]-[.$B$2]" office:value-type="float" office:value="63.6347484588623" calcext:value-type="float">
            <text:p>63.6347484589</text:p>
          </table:table-cell>
          <table:table-cell table:formula="of:=[.C551]/([.D551]-[.D550])" office:value-type="float" office:value="99639.2261754193" calcext:value-type="float">
            <text:p>99639.2261754193</text:p>
          </table:table-cell>
          <table:table-cell/>
          <table:table-cell office:value-type="float" office:value="1443146073.90759" calcext:value-type="float">
            <text:p>1443146073.90759</text:p>
          </table:table-cell>
          <table:table-cell table:formula="of:=[.G551]-[.$B$2]" office:value-type="float" office:value="73.9074141979218" calcext:value-type="float">
            <text:p>73.9074141979</text:p>
          </table:table-cell>
          <table:table-cell table:formula="of:=[.C551]/([.H551]-[.H550])" office:value-type="float" office:value="98312.5340741384" calcext:value-type="float">
            <text:p>98312.5340741384</text:p>
          </table:table-cell>
          <table:table-cell table:formula="of:=[.G551]-[.$B551]" office:value-type="float" office:value="10.2726657390594" calcext:value-type="float">
            <text:p>10.2726657391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443146063.67827" calcext:value-type="float">
            <text:p>1443146063.67827</text:p>
          </table:table-cell>
          <table:table-cell office:value-type="float" office:value="4320" calcext:value-type="float">
            <text:p>4320</text:p>
          </table:table-cell>
          <table:table-cell table:formula="of:=[.B552]-[.$B$2]" office:value-type="float" office:value="63.678094625473" calcext:value-type="float">
            <text:p>63.6780946255</text:p>
          </table:table-cell>
          <table:table-cell table:formula="of:=[.C552]/([.D552]-[.D551])" office:value-type="float" office:value="99662.7923017266" calcext:value-type="float">
            <text:p>99662.7923017266</text:p>
          </table:table-cell>
          <table:table-cell/>
          <table:table-cell office:value-type="float" office:value="1443146073.95145" calcext:value-type="float">
            <text:p>1443146073.95145</text:p>
          </table:table-cell>
          <table:table-cell table:formula="of:=[.G552]-[.$B$2]" office:value-type="float" office:value="73.9512729644775" calcext:value-type="float">
            <text:p>73.9512729645</text:p>
          </table:table-cell>
          <table:table-cell table:formula="of:=[.C552]/([.H552]-[.H551])" office:value-type="float" office:value="98497.9820284088" calcext:value-type="float">
            <text:p>98497.9820284088</text:p>
          </table:table-cell>
          <table:table-cell table:formula="of:=[.G552]-[.$B552]" office:value-type="float" office:value="10.2731783390045" calcext:value-type="float">
            <text:p>10.273178339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443146063.72161" calcext:value-type="float">
            <text:p>1443146063.72161</text:p>
          </table:table-cell>
          <table:table-cell office:value-type="float" office:value="4320" calcext:value-type="float">
            <text:p>4320</text:p>
          </table:table-cell>
          <table:table-cell table:formula="of:=[.B553]-[.$B$2]" office:value-type="float" office:value="63.7214381694794" calcext:value-type="float">
            <text:p>63.7214381695</text:p>
          </table:table-cell>
          <table:table-cell table:formula="of:=[.C553]/([.D553]-[.D552])" office:value-type="float" office:value="99668.8226363616" calcext:value-type="float">
            <text:p>99668.8226363616</text:p>
          </table:table-cell>
          <table:table-cell/>
          <table:table-cell office:value-type="float" office:value="1443146073.99537" calcext:value-type="float">
            <text:p>1443146073.99537</text:p>
          </table:table-cell>
          <table:table-cell table:formula="of:=[.G553]-[.$B$2]" office:value-type="float" office:value="73.9951972961426" calcext:value-type="float">
            <text:p>73.9951972961</text:p>
          </table:table-cell>
          <table:table-cell table:formula="of:=[.C553]/([.H553]-[.H552])" office:value-type="float" office:value="98350.9557514438" calcext:value-type="float">
            <text:p>98350.9557514438</text:p>
          </table:table-cell>
          <table:table-cell table:formula="of:=[.G553]-[.$B553]" office:value-type="float" office:value="10.2737591266632" calcext:value-type="float">
            <text:p>10.2737591267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443146063.76496" calcext:value-type="float">
            <text:p>1443146063.76496</text:p>
          </table:table-cell>
          <table:table-cell office:value-type="float" office:value="4320" calcext:value-type="float">
            <text:p>4320</text:p>
          </table:table-cell>
          <table:table-cell table:formula="of:=[.B554]-[.$B$2]" office:value-type="float" office:value="63.7647807598114" calcext:value-type="float">
            <text:p>63.7647807598</text:p>
          </table:table-cell>
          <table:table-cell table:formula="of:=[.C554]/([.D554]-[.D553])" office:value-type="float" office:value="99671.0156662559" calcext:value-type="float">
            <text:p>99671.0156662559</text:p>
          </table:table-cell>
          <table:table-cell/>
          <table:table-cell office:value-type="float" office:value="1443146074.00972" calcext:value-type="float">
            <text:p>1443146074.00972</text:p>
          </table:table-cell>
          <table:table-cell table:formula="of:=[.G554]-[.$B$2]" office:value-type="float" office:value="74.0095491409302" calcext:value-type="float">
            <text:p>74.0095491409</text:p>
          </table:table-cell>
          <table:table-cell table:formula="of:=[.C554]/([.H554]-[.H553])" office:value-type="float" office:value="301006.599774071" calcext:value-type="float">
            <text:p>301006.599774071</text:p>
          </table:table-cell>
          <table:table-cell table:formula="of:=[.G554]-[.$B554]" office:value-type="float" office:value="10.2447683811188" calcext:value-type="float">
            <text:p>10.2447683811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443146063.80831" calcext:value-type="float">
            <text:p>1443146063.80831</text:p>
          </table:table-cell>
          <table:table-cell office:value-type="float" office:value="4320" calcext:value-type="float">
            <text:p>4320</text:p>
          </table:table-cell>
          <table:table-cell table:formula="of:=[.B555]-[.$B$2]" office:value-type="float" office:value="63.8081340789795" calcext:value-type="float">
            <text:p>63.808134079</text:p>
          </table:table-cell>
          <table:table-cell table:formula="of:=[.C555]/([.D555]-[.D554])" office:value-type="float" office:value="99646.349642812" calcext:value-type="float">
            <text:p>99646.349642812</text:p>
          </table:table-cell>
          <table:table-cell/>
          <table:table-cell office:value-type="float" office:value="1443146074.02408" calcext:value-type="float">
            <text:p>1443146074.02408</text:p>
          </table:table-cell>
          <table:table-cell table:formula="of:=[.G555]-[.$B$2]" office:value-type="float" office:value="74.0239069461823" calcext:value-type="float">
            <text:p>74.0239069462</text:p>
          </table:table-cell>
          <table:table-cell table:formula="of:=[.C555]/([.H555]-[.H554])" office:value-type="float" office:value="300881.640623703" calcext:value-type="float">
            <text:p>300881.640623703</text:p>
          </table:table-cell>
          <table:table-cell table:formula="of:=[.G555]-[.$B555]" office:value-type="float" office:value="10.2157728672028" calcext:value-type="float">
            <text:p>10.2157728672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443146063.85165" calcext:value-type="float">
            <text:p>1443146063.85165</text:p>
          </table:table-cell>
          <table:table-cell office:value-type="float" office:value="4320" calcext:value-type="float">
            <text:p>4320</text:p>
          </table:table-cell>
          <table:table-cell table:formula="of:=[.B556]-[.$B$2]" office:value-type="float" office:value="63.8514750003815" calcext:value-type="float">
            <text:p>63.8514750004</text:p>
          </table:table-cell>
          <table:table-cell table:formula="of:=[.C556]/([.D556]-[.D555])" office:value-type="float" office:value="99674.8537008004" calcext:value-type="float">
            <text:p>99674.8537008004</text:p>
          </table:table-cell>
          <table:table-cell/>
          <table:table-cell office:value-type="float" office:value="1443146074.05845" calcext:value-type="float">
            <text:p>1443146074.05845</text:p>
          </table:table-cell>
          <table:table-cell table:formula="of:=[.G556]-[.$B$2]" office:value-type="float" office:value="74.058278799057" calcext:value-type="float">
            <text:p>74.0582787991</text:p>
          </table:table-cell>
          <table:table-cell table:formula="of:=[.C556]/([.H556]-[.H555])" office:value-type="float" office:value="125684.234008019" calcext:value-type="float">
            <text:p>125684.234008019</text:p>
          </table:table-cell>
          <table:table-cell table:formula="of:=[.G556]-[.$B556]" office:value-type="float" office:value="10.2068037986755" calcext:value-type="float">
            <text:p>10.2068037987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443146063.895" calcext:value-type="float">
            <text:p>1443146063.895</text:p>
          </table:table-cell>
          <table:table-cell office:value-type="float" office:value="4320" calcext:value-type="float">
            <text:p>4320</text:p>
          </table:table-cell>
          <table:table-cell table:formula="of:=[.B557]-[.$B$2]" office:value-type="float" office:value="63.8948249816895" calcext:value-type="float">
            <text:p>63.8948249817</text:p>
          </table:table-cell>
          <table:table-cell table:formula="of:=[.C557]/([.D557]-[.D556])" office:value-type="float" office:value="99654.0222084115" calcext:value-type="float">
            <text:p>99654.0222084115</text:p>
          </table:table-cell>
          <table:table-cell/>
          <table:table-cell office:value-type="float" office:value="1443146074.10722" calcext:value-type="float">
            <text:p>1443146074.10722</text:p>
          </table:table-cell>
          <table:table-cell table:formula="of:=[.G557]-[.$B$2]" office:value-type="float" office:value="74.1070492267609" calcext:value-type="float">
            <text:p>74.1070492268</text:p>
          </table:table-cell>
          <table:table-cell table:formula="of:=[.C557]/([.H557]-[.H556])" office:value-type="float" office:value="88578.2676795823" calcext:value-type="float">
            <text:p>88578.2676795823</text:p>
          </table:table-cell>
          <table:table-cell table:formula="of:=[.G557]-[.$B557]" office:value-type="float" office:value="10.2122242450714" calcext:value-type="float">
            <text:p>10.2122242451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443146063.93834" calcext:value-type="float">
            <text:p>1443146063.93834</text:p>
          </table:table-cell>
          <table:table-cell office:value-type="float" office:value="4320" calcext:value-type="float">
            <text:p>4320</text:p>
          </table:table-cell>
          <table:table-cell table:formula="of:=[.B558]-[.$B$2]" office:value-type="float" office:value="63.9381618499756" calcext:value-type="float">
            <text:p>63.93816185</text:p>
          </table:table-cell>
          <table:table-cell table:formula="of:=[.C558]/([.D558]-[.D557])" office:value-type="float" office:value="99684.1758725408" calcext:value-type="float">
            <text:p>99684.1758725408</text:p>
          </table:table-cell>
          <table:table-cell/>
          <table:table-cell office:value-type="float" office:value="1443146074.15597" calcext:value-type="float">
            <text:p>1443146074.15597</text:p>
          </table:table-cell>
          <table:table-cell table:formula="of:=[.G558]-[.$B$2]" office:value-type="float" office:value="74.1557981967926" calcext:value-type="float">
            <text:p>74.1557981968</text:p>
          </table:table-cell>
          <table:table-cell table:formula="of:=[.C558]/([.H558]-[.H557])" office:value-type="float" office:value="88617.2568812724" calcext:value-type="float">
            <text:p>88617.2568812724</text:p>
          </table:table-cell>
          <table:table-cell table:formula="of:=[.G558]-[.$B558]" office:value-type="float" office:value="10.217636346817" calcext:value-type="float">
            <text:p>10.2176363468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443146063.98167" calcext:value-type="float">
            <text:p>1443146063.98167</text:p>
          </table:table-cell>
          <table:table-cell office:value-type="float" office:value="4320" calcext:value-type="float">
            <text:p>4320</text:p>
          </table:table-cell>
          <table:table-cell table:formula="of:=[.B559]-[.$B$2]" office:value-type="float" office:value="63.9815008640289" calcext:value-type="float">
            <text:p>63.981500864</text:p>
          </table:table-cell>
          <table:table-cell table:formula="of:=[.C559]/([.D559]-[.D558])" office:value-type="float" office:value="99679.2403879479" calcext:value-type="float">
            <text:p>99679.2403879479</text:p>
          </table:table-cell>
          <table:table-cell/>
          <table:table-cell office:value-type="float" office:value="1443146074.20476" calcext:value-type="float">
            <text:p>1443146074.20476</text:p>
          </table:table-cell>
          <table:table-cell table:formula="of:=[.G559]-[.$B$2]" office:value-type="float" office:value="74.2045855522156" calcext:value-type="float">
            <text:p>74.2045855522</text:p>
          </table:table-cell>
          <table:table-cell table:formula="of:=[.C559]/([.H559]-[.H558])" office:value-type="float" office:value="88547.533731778" calcext:value-type="float">
            <text:p>88547.533731778</text:p>
          </table:table-cell>
          <table:table-cell table:formula="of:=[.G559]-[.$B559]" office:value-type="float" office:value="10.2230846881866" calcext:value-type="float">
            <text:p>10.2230846882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443146064.02488" calcext:value-type="float">
            <text:p>1443146064.02488</text:p>
          </table:table-cell>
          <table:table-cell office:value-type="float" office:value="4320" calcext:value-type="float">
            <text:p>4320</text:p>
          </table:table-cell>
          <table:table-cell table:formula="of:=[.B560]-[.$B$2]" office:value-type="float" office:value="64.0247032642364" calcext:value-type="float">
            <text:p>64.0247032642</text:p>
          </table:table-cell>
          <table:table-cell table:formula="of:=[.C560]/([.D560]-[.D559])" office:value-type="float" office:value="99994.4442727534" calcext:value-type="float">
            <text:p>99994.4442727534</text:p>
          </table:table-cell>
          <table:table-cell/>
          <table:table-cell office:value-type="float" office:value="1443146074.25353" calcext:value-type="float">
            <text:p>1443146074.25353</text:p>
          </table:table-cell>
          <table:table-cell table:formula="of:=[.G560]-[.$B$2]" office:value-type="float" office:value="74.2533526420593" calcext:value-type="float">
            <text:p>74.2533526421</text:p>
          </table:table-cell>
          <table:table-cell table:formula="of:=[.C560]/([.H560]-[.H559])" office:value-type="float" office:value="88584.3304130163" calcext:value-type="float">
            <text:p>88584.3304130163</text:p>
          </table:table-cell>
          <table:table-cell table:formula="of:=[.G560]-[.$B560]" office:value-type="float" office:value="10.2286493778229" calcext:value-type="float">
            <text:p>10.2286493778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443146064.06801" calcext:value-type="float">
            <text:p>1443146064.06801</text:p>
          </table:table-cell>
          <table:table-cell office:value-type="float" office:value="4320" calcext:value-type="float">
            <text:p>4320</text:p>
          </table:table-cell>
          <table:table-cell table:formula="of:=[.B561]-[.$B$2]" office:value-type="float" office:value="64.0678372383118" calcext:value-type="float">
            <text:p>64.0678372383</text:p>
          </table:table-cell>
          <table:table-cell table:formula="of:=[.C561]/([.D561]-[.D560])" office:value-type="float" office:value="100153.07174008" calcext:value-type="float">
            <text:p>100153.07174008</text:p>
          </table:table-cell>
          <table:table-cell/>
          <table:table-cell office:value-type="float" office:value="1443146074.30223" calcext:value-type="float">
            <text:p>1443146074.30223</text:p>
          </table:table-cell>
          <table:table-cell table:formula="of:=[.G561]-[.$B$2]" office:value-type="float" office:value="74.3020584583283" calcext:value-type="float">
            <text:p>74.3020584583</text:p>
          </table:table-cell>
          <table:table-cell table:formula="of:=[.C561]/([.H561]-[.H560])" office:value-type="float" office:value="88695.772516117" calcext:value-type="float">
            <text:p>88695.772516117</text:p>
          </table:table-cell>
          <table:table-cell table:formula="of:=[.G561]-[.$B561]" office:value-type="float" office:value="10.2342212200165" calcext:value-type="float">
            <text:p>10.23422122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443146064.11114" calcext:value-type="float">
            <text:p>1443146064.11114</text:p>
          </table:table-cell>
          <table:table-cell office:value-type="float" office:value="4320" calcext:value-type="float">
            <text:p>4320</text:p>
          </table:table-cell>
          <table:table-cell table:formula="of:=[.B562]-[.$B$2]" office:value-type="float" office:value="64.1109640598297" calcext:value-type="float">
            <text:p>64.1109640598</text:p>
          </table:table-cell>
          <table:table-cell table:formula="of:=[.C562]/([.D562]-[.D561])" office:value-type="float" office:value="100169.682066705" calcext:value-type="float">
            <text:p>100169.682066705</text:p>
          </table:table-cell>
          <table:table-cell/>
          <table:table-cell office:value-type="float" office:value="1443146074.35097" calcext:value-type="float">
            <text:p>1443146074.35097</text:p>
          </table:table-cell>
          <table:table-cell table:formula="of:=[.G562]-[.$B$2]" office:value-type="float" office:value="74.3507945537567" calcext:value-type="float">
            <text:p>74.3507945538</text:p>
          </table:table-cell>
          <table:table-cell table:formula="of:=[.C562]/([.H562]-[.H561])" office:value-type="float" office:value="88640.6668819161" calcext:value-type="float">
            <text:p>88640.6668819161</text:p>
          </table:table-cell>
          <table:table-cell table:formula="of:=[.G562]-[.$B562]" office:value-type="float" office:value="10.239830493927" calcext:value-type="float">
            <text:p>10.2398304939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443146064.15426" calcext:value-type="float">
            <text:p>1443146064.15426</text:p>
          </table:table-cell>
          <table:table-cell office:value-type="float" office:value="4320" calcext:value-type="float">
            <text:p>4320</text:p>
          </table:table-cell>
          <table:table-cell table:formula="of:=[.B563]-[.$B$2]" office:value-type="float" office:value="64.1540877819061" calcext:value-type="float">
            <text:p>64.1540877819</text:p>
          </table:table-cell>
          <table:table-cell table:formula="of:=[.C563]/([.D563]-[.D562])" office:value-type="float" office:value="100176.881586077" calcext:value-type="float">
            <text:p>100176.881586077</text:p>
          </table:table-cell>
          <table:table-cell/>
          <table:table-cell office:value-type="float" office:value="1443146074.39975" calcext:value-type="float">
            <text:p>1443146074.39975</text:p>
          </table:table-cell>
          <table:table-cell table:formula="of:=[.G563]-[.$B$2]" office:value-type="float" office:value="74.3995776176453" calcext:value-type="float">
            <text:p>74.3995776176</text:p>
          </table:table-cell>
          <table:table-cell table:formula="of:=[.C563]/([.H563]-[.H562])" office:value-type="float" office:value="88555.3234185845" calcext:value-type="float">
            <text:p>88555.3234185845</text:p>
          </table:table-cell>
          <table:table-cell table:formula="of:=[.G563]-[.$B563]" office:value-type="float" office:value="10.2454898357391" calcext:value-type="float">
            <text:p>10.2454898357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443146064.19738" calcext:value-type="float">
            <text:p>1443146064.19738</text:p>
          </table:table-cell>
          <table:table-cell office:value-type="float" office:value="4320" calcext:value-type="float">
            <text:p>4320</text:p>
          </table:table-cell>
          <table:table-cell table:formula="of:=[.B564]-[.$B$2]" office:value-type="float" office:value="64.1972103118897" calcext:value-type="float">
            <text:p>64.1972103119</text:p>
          </table:table-cell>
          <table:table-cell table:formula="of:=[.C564]/([.D564]-[.D563])" office:value-type="float" office:value="100179.650907563" calcext:value-type="float">
            <text:p>100179.650907563</text:p>
          </table:table-cell>
          <table:table-cell/>
          <table:table-cell office:value-type="float" office:value="1443146074.44849" calcext:value-type="float">
            <text:p>1443146074.44849</text:p>
          </table:table-cell>
          <table:table-cell table:formula="of:=[.G564]-[.$B$2]" office:value-type="float" office:value="74.4483113288879" calcext:value-type="float">
            <text:p>74.4483113289</text:p>
          </table:table-cell>
          <table:table-cell table:formula="of:=[.C564]/([.H564]-[.H563])" office:value-type="float" office:value="88645.0034245905" calcext:value-type="float">
            <text:p>88645.0034245905</text:p>
          </table:table-cell>
          <table:table-cell table:formula="of:=[.G564]-[.$B564]" office:value-type="float" office:value="10.2511010169983" calcext:value-type="float">
            <text:p>10.251101017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443146064.2405" calcext:value-type="float">
            <text:p>1443146064.2405</text:p>
          </table:table-cell>
          <table:table-cell office:value-type="float" office:value="4320" calcext:value-type="float">
            <text:p>4320</text:p>
          </table:table-cell>
          <table:table-cell table:formula="of:=[.B565]-[.$B$2]" office:value-type="float" office:value="64.240327835083" calcext:value-type="float">
            <text:p>64.2403278351</text:p>
          </table:table-cell>
          <table:table-cell table:formula="of:=[.C565]/([.D565]-[.D564])" office:value-type="float" office:value="100191.283729983" calcext:value-type="float">
            <text:p>100191.283729983</text:p>
          </table:table-cell>
          <table:table-cell/>
          <table:table-cell office:value-type="float" office:value="1443146074.49722" calcext:value-type="float">
            <text:p>1443146074.49722</text:p>
          </table:table-cell>
          <table:table-cell table:formula="of:=[.G565]-[.$B$2]" office:value-type="float" office:value="74.4970417022705" calcext:value-type="float">
            <text:p>74.4970417023</text:p>
          </table:table-cell>
          <table:table-cell table:formula="of:=[.C565]/([.H565]-[.H564])" office:value-type="float" office:value="88651.0752972259" calcext:value-type="float">
            <text:p>88651.0752972259</text:p>
          </table:table-cell>
          <table:table-cell table:formula="of:=[.G565]-[.$B565]" office:value-type="float" office:value="10.2567138671875" calcext:value-type="float">
            <text:p>10.2567138672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443146064.28363" calcext:value-type="float">
            <text:p>1443146064.28363</text:p>
          </table:table-cell>
          <table:table-cell office:value-type="float" office:value="4320" calcext:value-type="float">
            <text:p>4320</text:p>
          </table:table-cell>
          <table:table-cell table:formula="of:=[.B566]-[.$B$2]" office:value-type="float" office:value="64.2834575176239" calcext:value-type="float">
            <text:p>64.2834575176</text:p>
          </table:table-cell>
          <table:table-cell table:formula="of:=[.C566]/([.D566]-[.D565])" office:value-type="float" office:value="100163.037274943" calcext:value-type="float">
            <text:p>100163.037274943</text:p>
          </table:table-cell>
          <table:table-cell/>
          <table:table-cell office:value-type="float" office:value="1443146074.546" calcext:value-type="float">
            <text:p>1443146074.546</text:p>
          </table:table-cell>
          <table:table-cell table:formula="of:=[.G566]-[.$B$2]" office:value-type="float" office:value="74.5458252429962" calcext:value-type="float">
            <text:p>74.545825243</text:p>
          </table:table-cell>
          <table:table-cell table:formula="of:=[.C566]/([.H566]-[.H565])" office:value-type="float" office:value="88554.4578301476" calcext:value-type="float">
            <text:p>88554.4578301476</text:p>
          </table:table-cell>
          <table:table-cell table:formula="of:=[.G566]-[.$B566]" office:value-type="float" office:value="10.2623677253723" calcext:value-type="float">
            <text:p>10.2623677254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443146064.32676" calcext:value-type="float">
            <text:p>1443146064.32676</text:p>
          </table:table-cell>
          <table:table-cell office:value-type="float" office:value="4320" calcext:value-type="float">
            <text:p>4320</text:p>
          </table:table-cell>
          <table:table-cell table:formula="of:=[.B567]-[.$B$2]" office:value-type="float" office:value="64.3265862464905" calcext:value-type="float">
            <text:p>64.3265862465</text:p>
          </table:table-cell>
          <table:table-cell table:formula="of:=[.C567]/([.D567]-[.D566])" office:value-type="float" office:value="100165.252107576" calcext:value-type="float">
            <text:p>100165.252107576</text:p>
          </table:table-cell>
          <table:table-cell/>
          <table:table-cell office:value-type="float" office:value="1443146074.59477" calcext:value-type="float">
            <text:p>1443146074.59477</text:p>
          </table:table-cell>
          <table:table-cell table:formula="of:=[.G567]-[.$B$2]" office:value-type="float" office:value="74.5945966243744" calcext:value-type="float">
            <text:p>74.5945966244</text:p>
          </table:table-cell>
          <table:table-cell table:formula="of:=[.C567]/([.H567]-[.H566])" office:value-type="float" office:value="88576.5356224519" calcext:value-type="float">
            <text:p>88576.5356224519</text:p>
          </table:table-cell>
          <table:table-cell table:formula="of:=[.G567]-[.$B567]" office:value-type="float" office:value="10.2680103778839" calcext:value-type="float">
            <text:p>10.2680103779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443146064.3699" calcext:value-type="float">
            <text:p>1443146064.3699</text:p>
          </table:table-cell>
          <table:table-cell office:value-type="float" office:value="4320" calcext:value-type="float">
            <text:p>4320</text:p>
          </table:table-cell>
          <table:table-cell table:formula="of:=[.B568]-[.$B$2]" office:value-type="float" office:value="64.3697214126587" calcext:value-type="float">
            <text:p>64.3697214127</text:p>
          </table:table-cell>
          <table:table-cell table:formula="of:=[.C568]/([.D568]-[.D567])" office:value-type="float" office:value="100150.303887863" calcext:value-type="float">
            <text:p>100150.303887863</text:p>
          </table:table-cell>
          <table:table-cell/>
          <table:table-cell office:value-type="float" office:value="1443146074.64359" calcext:value-type="float">
            <text:p>1443146074.64359</text:p>
          </table:table-cell>
          <table:table-cell table:formula="of:=[.G568]-[.$B$2]" office:value-type="float" office:value="74.643411397934" calcext:value-type="float">
            <text:p>74.6434113979</text:p>
          </table:table-cell>
          <table:table-cell table:formula="of:=[.C568]/([.H568]-[.H567])" office:value-type="float" office:value="88497.7986168093" calcext:value-type="float">
            <text:p>88497.7986168093</text:p>
          </table:table-cell>
          <table:table-cell table:formula="of:=[.G568]-[.$B568]" office:value-type="float" office:value="10.2736899852753" calcext:value-type="float">
            <text:p>10.2736899853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443146064.41302" calcext:value-type="float">
            <text:p>1443146064.41302</text:p>
          </table:table-cell>
          <table:table-cell office:value-type="float" office:value="4320" calcext:value-type="float">
            <text:p>4320</text:p>
          </table:table-cell>
          <table:table-cell table:formula="of:=[.B569]-[.$B$2]" office:value-type="float" office:value="64.4128479957581" calcext:value-type="float">
            <text:p>64.4128479958</text:p>
          </table:table-cell>
          <table:table-cell table:formula="of:=[.C569]/([.D569]-[.D568])" office:value-type="float" office:value="100170.235839147" calcext:value-type="float">
            <text:p>100170.235839147</text:p>
          </table:table-cell>
          <table:table-cell/>
          <table:table-cell office:value-type="float" office:value="1443146074.69233" calcext:value-type="float">
            <text:p>1443146074.69233</text:p>
          </table:table-cell>
          <table:table-cell table:formula="of:=[.G569]-[.$B$2]" office:value-type="float" office:value="74.6921608448029" calcext:value-type="float">
            <text:p>74.6921608448</text:p>
          </table:table-cell>
          <table:table-cell table:formula="of:=[.C569]/([.H569]-[.H568])" office:value-type="float" office:value="88616.3900816746" calcext:value-type="float">
            <text:p>88616.3900816746</text:p>
          </table:table-cell>
          <table:table-cell table:formula="of:=[.G569]-[.$B569]" office:value-type="float" office:value="10.2793128490448" calcext:value-type="float">
            <text:p>10.279312849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443146064.45619" calcext:value-type="float">
            <text:p>1443146064.45619</text:p>
          </table:table-cell>
          <table:table-cell office:value-type="float" office:value="4320" calcext:value-type="float">
            <text:p>4320</text:p>
          </table:table-cell>
          <table:table-cell table:formula="of:=[.B570]-[.$B$2]" office:value-type="float" office:value="64.4560203552246" calcext:value-type="float">
            <text:p>64.4560203552</text:p>
          </table:table-cell>
          <table:table-cell table:formula="of:=[.C570]/([.D570]-[.D569])" office:value-type="float" office:value="100064.023680403" calcext:value-type="float">
            <text:p>100064.023680403</text:p>
          </table:table-cell>
          <table:table-cell/>
          <table:table-cell office:value-type="float" office:value="1443146074.74109" calcext:value-type="float">
            <text:p>1443146074.74109</text:p>
          </table:table-cell>
          <table:table-cell table:formula="of:=[.G570]-[.$B$2]" office:value-type="float" office:value="74.7409148216248" calcext:value-type="float">
            <text:p>74.7409148216</text:p>
          </table:table-cell>
          <table:table-cell table:formula="of:=[.C570]/([.H570]-[.H569])" office:value-type="float" office:value="88608.1563311474" calcext:value-type="float">
            <text:p>88608.1563311474</text:p>
          </table:table-cell>
          <table:table-cell table:formula="of:=[.G570]-[.$B570]" office:value-type="float" office:value="10.2848944664001" calcext:value-type="float">
            <text:p>10.2848944664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443146064.49934" calcext:value-type="float">
            <text:p>1443146064.49934</text:p>
          </table:table-cell>
          <table:table-cell office:value-type="float" office:value="4320" calcext:value-type="float">
            <text:p>4320</text:p>
          </table:table-cell>
          <table:table-cell table:formula="of:=[.B571]-[.$B$2]" office:value-type="float" office:value="64.4991614818573" calcext:value-type="float">
            <text:p>64.4991614819</text:p>
          </table:table-cell>
          <table:table-cell table:formula="of:=[.C571]/([.D571]-[.D570])" office:value-type="float" office:value="100136.466921253" calcext:value-type="float">
            <text:p>100136.466921253</text:p>
          </table:table-cell>
          <table:table-cell/>
          <table:table-cell office:value-type="float" office:value="1443146074.78984" calcext:value-type="float">
            <text:p>1443146074.78984</text:p>
          </table:table-cell>
          <table:table-cell table:formula="of:=[.G571]-[.$B$2]" office:value-type="float" office:value="74.7896645069122" calcext:value-type="float">
            <text:p>74.7896645069</text:p>
          </table:table-cell>
          <table:table-cell table:formula="of:=[.C571]/([.H571]-[.H570])" office:value-type="float" office:value="88615.9566882345" calcext:value-type="float">
            <text:p>88615.9566882345</text:p>
          </table:table-cell>
          <table:table-cell table:formula="of:=[.G571]-[.$B571]" office:value-type="float" office:value="10.2905030250549" calcext:value-type="float">
            <text:p>10.2905030251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443146064.54246" calcext:value-type="float">
            <text:p>1443146064.54246</text:p>
          </table:table-cell>
          <table:table-cell office:value-type="float" office:value="4320" calcext:value-type="float">
            <text:p>4320</text:p>
          </table:table-cell>
          <table:table-cell table:formula="of:=[.B572]-[.$B$2]" office:value-type="float" office:value="64.5422902107239" calcext:value-type="float">
            <text:p>64.5422902107</text:p>
          </table:table-cell>
          <table:table-cell table:formula="of:=[.C572]/([.D572]-[.D571])" office:value-type="float" office:value="100165.252107576" calcext:value-type="float">
            <text:p>100165.252107576</text:p>
          </table:table-cell>
          <table:table-cell/>
          <table:table-cell office:value-type="float" office:value="1443146074.83856" calcext:value-type="float">
            <text:p>1443146074.83856</text:p>
          </table:table-cell>
          <table:table-cell table:formula="of:=[.G572]-[.$B$2]" office:value-type="float" office:value="74.8383841514587" calcext:value-type="float">
            <text:p>74.8383841515</text:p>
          </table:table-cell>
          <table:table-cell table:formula="of:=[.C572]/([.H572]-[.H571])" office:value-type="float" office:value="88670.5976657124" calcext:value-type="float">
            <text:p>88670.5976657124</text:p>
          </table:table-cell>
          <table:table-cell table:formula="of:=[.G572]-[.$B572]" office:value-type="float" office:value="10.2960939407349" calcext:value-type="float">
            <text:p>10.2960939407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443146064.58559" calcext:value-type="float">
            <text:p>1443146064.58559</text:p>
          </table:table-cell>
          <table:table-cell office:value-type="float" office:value="4320" calcext:value-type="float">
            <text:p>4320</text:p>
          </table:table-cell>
          <table:table-cell table:formula="of:=[.B573]-[.$B$2]" office:value-type="float" office:value="64.5854156017303" calcext:value-type="float">
            <text:p>64.5854156017</text:p>
          </table:table-cell>
          <table:table-cell table:formula="of:=[.C573]/([.D573]-[.D572])" office:value-type="float" office:value="100173.004793207" calcext:value-type="float">
            <text:p>100173.004793207</text:p>
          </table:table-cell>
          <table:table-cell/>
          <table:table-cell office:value-type="float" office:value="1443146074.88736" calcext:value-type="float">
            <text:p>1443146074.88736</text:p>
          </table:table-cell>
          <table:table-cell table:formula="of:=[.G573]-[.$B$2]" office:value-type="float" office:value="74.8871884346008" calcext:value-type="float">
            <text:p>74.8871884346</text:p>
          </table:table-cell>
          <table:table-cell table:formula="of:=[.C573]/([.H573]-[.H572])" office:value-type="float" office:value="88516.8211040547" calcext:value-type="float">
            <text:p>88516.8211040547</text:p>
          </table:table-cell>
          <table:table-cell table:formula="of:=[.G573]-[.$B573]" office:value-type="float" office:value="10.3017728328705" calcext:value-type="float">
            <text:p>10.3017728329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443146064.62873" calcext:value-type="float">
            <text:p>1443146064.62873</text:p>
          </table:table-cell>
          <table:table-cell office:value-type="float" office:value="4320" calcext:value-type="float">
            <text:p>4320</text:p>
          </table:table-cell>
          <table:table-cell table:formula="of:=[.B574]-[.$B$2]" office:value-type="float" office:value="64.6285526752472" calcext:value-type="float">
            <text:p>64.6285526752</text:p>
          </table:table-cell>
          <table:table-cell table:formula="of:=[.C574]/([.D574]-[.D573])" office:value-type="float" office:value="100145.875642514" calcext:value-type="float">
            <text:p>100145.875642514</text:p>
          </table:table-cell>
          <table:table-cell/>
          <table:table-cell office:value-type="float" office:value="1443146074.9361" calcext:value-type="float">
            <text:p>1443146074.9361</text:p>
          </table:table-cell>
          <table:table-cell table:formula="of:=[.G574]-[.$B$2]" office:value-type="float" office:value="74.9359259605408" calcext:value-type="float">
            <text:p>74.9359259605</text:p>
          </table:table-cell>
          <table:table-cell table:formula="of:=[.C574]/([.H574]-[.H573])" office:value-type="float" office:value="88638.0651599648" calcext:value-type="float">
            <text:p>88638.0651599648</text:p>
          </table:table-cell>
          <table:table-cell table:formula="of:=[.G574]-[.$B574]" office:value-type="float" office:value="10.3073732852936" calcext:value-type="float">
            <text:p>10.3073732853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443146064.67184" calcext:value-type="float">
            <text:p>1443146064.67184</text:p>
          </table:table-cell>
          <table:table-cell office:value-type="float" office:value="4320" calcext:value-type="float">
            <text:p>4320</text:p>
          </table:table-cell>
          <table:table-cell table:formula="of:=[.B575]-[.$B$2]" office:value-type="float" office:value="64.6716635227203" calcext:value-type="float">
            <text:p>64.6716635227</text:p>
          </table:table-cell>
          <table:table-cell table:formula="of:=[.C575]/([.D575]-[.D574])" office:value-type="float" office:value="100206.798363013" calcext:value-type="float">
            <text:p>100206.798363013</text:p>
          </table:table-cell>
          <table:table-cell/>
          <table:table-cell office:value-type="float" office:value="1443146074.98484" calcext:value-type="float">
            <text:p>1443146074.98484</text:p>
          </table:table-cell>
          <table:table-cell table:formula="of:=[.G575]-[.$B$2]" office:value-type="float" office:value="74.9846649169922" calcext:value-type="float">
            <text:p>74.984664917</text:p>
          </table:table-cell>
          <table:table-cell table:formula="of:=[.C575]/([.H575]-[.H574])" office:value-type="float" office:value="88635.463590737" calcext:value-type="float">
            <text:p>88635.463590737</text:p>
          </table:table-cell>
          <table:table-cell table:formula="of:=[.G575]-[.$B575]" office:value-type="float" office:value="10.3130013942719" calcext:value-type="float">
            <text:p>10.3130013943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443146064.71496" calcext:value-type="float">
            <text:p>1443146064.71496</text:p>
          </table:table-cell>
          <table:table-cell office:value-type="float" office:value="4320" calcext:value-type="float">
            <text:p>4320</text:p>
          </table:table-cell>
          <table:table-cell table:formula="of:=[.B576]-[.$B$2]" office:value-type="float" office:value="64.7147896289826" calcext:value-type="float">
            <text:p>64.714789629</text:p>
          </table:table-cell>
          <table:table-cell table:formula="of:=[.C576]/([.D576]-[.D575])" office:value-type="float" office:value="100171.343402402" calcext:value-type="float">
            <text:p>100171.343402402</text:p>
          </table:table-cell>
          <table:table-cell/>
          <table:table-cell office:value-type="float" office:value="1443146075.03364" calcext:value-type="float">
            <text:p>1443146075.03364</text:p>
          </table:table-cell>
          <table:table-cell table:formula="of:=[.G576]-[.$B$2]" office:value-type="float" office:value="75.0334615707398" calcext:value-type="float">
            <text:p>75.0334615707</text:p>
          </table:table-cell>
          <table:table-cell table:formula="of:=[.C576]/([.H576]-[.H575])" office:value-type="float" office:value="88530.6607774542" calcext:value-type="float">
            <text:p>88530.6607774542</text:p>
          </table:table-cell>
          <table:table-cell table:formula="of:=[.G576]-[.$B576]" office:value-type="float" office:value="10.3186719417572" calcext:value-type="float">
            <text:p>10.3186719418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443146064.75809" calcext:value-type="float">
            <text:p>1443146064.75809</text:p>
          </table:table-cell>
          <table:table-cell office:value-type="float" office:value="4320" calcext:value-type="float">
            <text:p>4320</text:p>
          </table:table-cell>
          <table:table-cell table:formula="of:=[.B577]-[.$B$2]" office:value-type="float" office:value="64.7579157352448" calcext:value-type="float">
            <text:p>64.7579157352</text:p>
          </table:table-cell>
          <table:table-cell table:formula="of:=[.C577]/([.D577]-[.D576])" office:value-type="float" office:value="100171.343402402" calcext:value-type="float">
            <text:p>100171.343402402</text:p>
          </table:table-cell>
          <table:table-cell/>
          <table:table-cell office:value-type="float" office:value="1443146075.0468" calcext:value-type="float">
            <text:p>1443146075.0468</text:p>
          </table:table-cell>
          <table:table-cell table:formula="of:=[.G577]-[.$B$2]" office:value-type="float" office:value="75.0466279983521" calcext:value-type="float">
            <text:p>75.0466279984</text:p>
          </table:table-cell>
          <table:table-cell table:formula="of:=[.C577]/([.H577]-[.H576])" office:value-type="float" office:value="328107.222946545" calcext:value-type="float">
            <text:p>328107.222946545</text:p>
          </table:table-cell>
          <table:table-cell table:formula="of:=[.G577]-[.$B577]" office:value-type="float" office:value="10.2887122631073" calcext:value-type="float">
            <text:p>10.2887122631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443146064.80122" calcext:value-type="float">
            <text:p>1443146064.80122</text:p>
          </table:table-cell>
          <table:table-cell office:value-type="float" office:value="4320" calcext:value-type="float">
            <text:p>4320</text:p>
          </table:table-cell>
          <table:table-cell table:formula="of:=[.B578]-[.$B$2]" office:value-type="float" office:value="64.8010416030884" calcext:value-type="float">
            <text:p>64.8010416031</text:p>
          </table:table-cell>
          <table:table-cell table:formula="of:=[.C578]/([.D578]-[.D577])" office:value-type="float" office:value="100171.897193213" calcext:value-type="float">
            <text:p>100171.897193213</text:p>
          </table:table-cell>
          <table:table-cell/>
          <table:table-cell office:value-type="float" office:value="1443146075.05996" calcext:value-type="float">
            <text:p>1443146075.05996</text:p>
          </table:table-cell>
          <table:table-cell table:formula="of:=[.G578]-[.$B$2]" office:value-type="float" office:value="75.0597813129425" calcext:value-type="float">
            <text:p>75.0597813129</text:p>
          </table:table-cell>
          <table:table-cell table:formula="of:=[.C578]/([.H578]-[.H577])" office:value-type="float" office:value="328434.325073864" calcext:value-type="float">
            <text:p>328434.325073864</text:p>
          </table:table-cell>
          <table:table-cell table:formula="of:=[.G578]-[.$B578]" office:value-type="float" office:value="10.2587397098541" calcext:value-type="float">
            <text:p>10.2587397099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443146064.84435" calcext:value-type="float">
            <text:p>1443146064.84435</text:p>
          </table:table-cell>
          <table:table-cell office:value-type="float" office:value="4320" calcext:value-type="float">
            <text:p>4320</text:p>
          </table:table-cell>
          <table:table-cell table:formula="of:=[.B579]-[.$B$2]" office:value-type="float" office:value="64.8441712856293" calcext:value-type="float">
            <text:p>64.8441712856</text:p>
          </table:table-cell>
          <table:table-cell table:formula="of:=[.C579]/([.D579]-[.D578])" office:value-type="float" office:value="100163.037274943" calcext:value-type="float">
            <text:p>100163.037274943</text:p>
          </table:table-cell>
          <table:table-cell/>
          <table:table-cell office:value-type="float" office:value="1443146075.08529" calcext:value-type="float">
            <text:p>1443146075.08529</text:p>
          </table:table-cell>
          <table:table-cell table:formula="of:=[.G579]-[.$B$2]" office:value-type="float" office:value="75.0851163864136" calcext:value-type="float">
            <text:p>75.0851163864</text:p>
          </table:table-cell>
          <table:table-cell table:formula="of:=[.C579]/([.H579]-[.H578])" office:value-type="float" office:value="170514.603201491" calcext:value-type="float">
            <text:p>170514.603201491</text:p>
          </table:table-cell>
          <table:table-cell table:formula="of:=[.G579]-[.$B579]" office:value-type="float" office:value="10.2409451007843" calcext:value-type="float">
            <text:p>10.2409451008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443146064.88745" calcext:value-type="float">
            <text:p>1443146064.88745</text:p>
          </table:table-cell>
          <table:table-cell office:value-type="float" office:value="4320" calcext:value-type="float">
            <text:p>4320</text:p>
          </table:table-cell>
          <table:table-cell table:formula="of:=[.B580]-[.$B$2]" office:value-type="float" office:value="64.8872787952423" calcext:value-type="float">
            <text:p>64.8872787952</text:p>
          </table:table-cell>
          <table:table-cell table:formula="of:=[.C580]/([.D580]-[.D579])" office:value-type="float" office:value="100214.5574815" calcext:value-type="float">
            <text:p>100214.5574815</text:p>
          </table:table-cell>
          <table:table-cell/>
          <table:table-cell office:value-type="float" office:value="1443146075.12516" calcext:value-type="float">
            <text:p>1443146075.12516</text:p>
          </table:table-cell>
          <table:table-cell table:formula="of:=[.G580]-[.$B$2]" office:value-type="float" office:value="75.1249840259552" calcext:value-type="float">
            <text:p>75.124984026</text:p>
          </table:table-cell>
          <table:table-cell table:formula="of:=[.C580]/([.H580]-[.H579])" office:value-type="float" office:value="108358.559715818" calcext:value-type="float">
            <text:p>108358.559715818</text:p>
          </table:table-cell>
          <table:table-cell table:formula="of:=[.G580]-[.$B580]" office:value-type="float" office:value="10.2377052307129" calcext:value-type="float">
            <text:p>10.2377052307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443146064.93054" calcext:value-type="float">
            <text:p>1443146064.93054</text:p>
          </table:table-cell>
          <table:table-cell office:value-type="float" office:value="4320" calcext:value-type="float">
            <text:p>4320</text:p>
          </table:table-cell>
          <table:table-cell table:formula="of:=[.B581]-[.$B$2]" office:value-type="float" office:value="64.9303698539734" calcext:value-type="float">
            <text:p>64.930369854</text:p>
          </table:table-cell>
          <table:table-cell table:formula="of:=[.C581]/([.D581]-[.D580])" office:value-type="float" office:value="100252.816412799" calcext:value-type="float">
            <text:p>100252.816412799</text:p>
          </table:table-cell>
          <table:table-cell/>
          <table:table-cell office:value-type="float" office:value="1443146075.16505" calcext:value-type="float">
            <text:p>1443146075.16505</text:p>
          </table:table-cell>
          <table:table-cell table:formula="of:=[.G581]-[.$B$2]" office:value-type="float" office:value="75.1648745536804" calcext:value-type="float">
            <text:p>75.1648745537</text:p>
          </table:table-cell>
          <table:table-cell table:formula="of:=[.C581]/([.H581]-[.H580])" office:value-type="float" office:value="108296.386293952" calcext:value-type="float">
            <text:p>108296.386293952</text:p>
          </table:table-cell>
          <table:table-cell table:formula="of:=[.G581]-[.$B581]" office:value-type="float" office:value="10.234504699707" calcext:value-type="float">
            <text:p>10.2345046997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443146064.97365" calcext:value-type="float">
            <text:p>1443146064.97365</text:p>
          </table:table-cell>
          <table:table-cell office:value-type="float" office:value="4320" calcext:value-type="float">
            <text:p>4320</text:p>
          </table:table-cell>
          <table:table-cell table:formula="of:=[.B582]-[.$B$2]" office:value-type="float" office:value="64.9734785556793" calcext:value-type="float">
            <text:p>64.9734785557</text:p>
          </table:table-cell>
          <table:table-cell table:formula="of:=[.C582]/([.D582]-[.D581])" office:value-type="float" office:value="100211.78622982" calcext:value-type="float">
            <text:p>100211.78622982</text:p>
          </table:table-cell>
          <table:table-cell/>
          <table:table-cell office:value-type="float" office:value="1443146075.20492" calcext:value-type="float">
            <text:p>1443146075.20492</text:p>
          </table:table-cell>
          <table:table-cell table:formula="of:=[.G582]-[.$B$2]" office:value-type="float" office:value="75.2047467231751" calcext:value-type="float">
            <text:p>75.2047467232</text:p>
          </table:table-cell>
          <table:table-cell table:formula="of:=[.C582]/([.H582]-[.H581])" office:value-type="float" office:value="108346.248893779" calcext:value-type="float">
            <text:p>108346.248893779</text:p>
          </table:table-cell>
          <table:table-cell table:formula="of:=[.G582]-[.$B582]" office:value-type="float" office:value="10.2312681674957" calcext:value-type="float">
            <text:p>10.2312681675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443146065.0161" calcext:value-type="float">
            <text:p>1443146065.0161</text:p>
          </table:table-cell>
          <table:table-cell office:value-type="float" office:value="4320" calcext:value-type="float">
            <text:p>4320</text:p>
          </table:table-cell>
          <table:table-cell table:formula="of:=[.B583]-[.$B$2]" office:value-type="float" office:value="65.0159277915955" calcext:value-type="float">
            <text:p>65.0159277916</text:p>
          </table:table-cell>
          <table:table-cell table:formula="of:=[.C583]/([.D583]-[.D582])" office:value-type="float" office:value="101768.616248701" calcext:value-type="float">
            <text:p>101768.616248701</text:p>
          </table:table-cell>
          <table:table-cell/>
          <table:table-cell office:value-type="float" office:value="1443146075.24478" calcext:value-type="float">
            <text:p>1443146075.24478</text:p>
          </table:table-cell>
          <table:table-cell table:formula="of:=[.G583]-[.$B$2]" office:value-type="float" office:value="75.2446036338806" calcext:value-type="float">
            <text:p>75.2446036339</text:p>
          </table:table-cell>
          <table:table-cell table:formula="of:=[.C583]/([.H583]-[.H582])" office:value-type="float" office:value="108387.728088436" calcext:value-type="float">
            <text:p>108387.728088436</text:p>
          </table:table-cell>
          <table:table-cell table:formula="of:=[.G583]-[.$B583]" office:value-type="float" office:value="10.2286758422852" calcext:value-type="float">
            <text:p>10.2286758423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443146065.05741" calcext:value-type="float">
            <text:p>1443146065.05741</text:p>
          </table:table-cell>
          <table:table-cell office:value-type="float" office:value="4320" calcext:value-type="float">
            <text:p>4320</text:p>
          </table:table-cell>
          <table:table-cell table:formula="of:=[.B584]-[.$B$2]" office:value-type="float" office:value="65.0572364330292" calcext:value-type="float">
            <text:p>65.057236433</text:p>
          </table:table-cell>
          <table:table-cell table:formula="of:=[.C584]/([.D584]-[.D583])" office:value-type="float" office:value="104578.602686121" calcext:value-type="float">
            <text:p>104578.602686121</text:p>
          </table:table-cell>
          <table:table-cell/>
          <table:table-cell office:value-type="float" office:value="1443146075.28471" calcext:value-type="float">
            <text:p>1443146075.28471</text:p>
          </table:table-cell>
          <table:table-cell table:formula="of:=[.G584]-[.$B$2]" office:value-type="float" office:value="75.2845323085785" calcext:value-type="float">
            <text:p>75.2845323086</text:p>
          </table:table-cell>
          <table:table-cell table:formula="of:=[.C584]/([.H584]-[.H583])" office:value-type="float" office:value="108192.922321807" calcext:value-type="float">
            <text:p>108192.922321807</text:p>
          </table:table-cell>
          <table:table-cell table:formula="of:=[.G584]-[.$B584]" office:value-type="float" office:value="10.2272958755493" calcext:value-type="float">
            <text:p>10.2272958755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443146065.0987" calcext:value-type="float">
            <text:p>1443146065.0987</text:p>
          </table:table-cell>
          <table:table-cell office:value-type="float" office:value="4320" calcext:value-type="float">
            <text:p>4320</text:p>
          </table:table-cell>
          <table:table-cell table:formula="of:=[.B585]-[.$B$2]" office:value-type="float" office:value="65.0985281467438" calcext:value-type="float">
            <text:p>65.0985281467</text:p>
          </table:table-cell>
          <table:table-cell table:formula="of:=[.C585]/([.D585]-[.D584])" office:value-type="float" office:value="104621.475142907" calcext:value-type="float">
            <text:p>104621.475142907</text:p>
          </table:table-cell>
          <table:table-cell/>
          <table:table-cell office:value-type="float" office:value="1443146075.3246" calcext:value-type="float">
            <text:p>1443146075.3246</text:p>
          </table:table-cell>
          <table:table-cell table:formula="of:=[.G585]-[.$B$2]" office:value-type="float" office:value="75.3244235515595" calcext:value-type="float">
            <text:p>75.3244235516</text:p>
          </table:table-cell>
          <table:table-cell table:formula="of:=[.C585]/([.H585]-[.H584])" office:value-type="float" office:value="108294.444524134" calcext:value-type="float">
            <text:p>108294.444524134</text:p>
          </table:table-cell>
          <table:table-cell table:formula="of:=[.G585]-[.$B585]" office:value-type="float" office:value="10.2258954048157" calcext:value-type="float">
            <text:p>10.2258954048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443146065.14001" calcext:value-type="float">
            <text:p>1443146065.14001</text:p>
          </table:table-cell>
          <table:table-cell office:value-type="float" office:value="4320" calcext:value-type="float">
            <text:p>4320</text:p>
          </table:table-cell>
          <table:table-cell table:formula="of:=[.B586]-[.$B$2]" office:value-type="float" office:value="65.1398329734802" calcext:value-type="float">
            <text:p>65.1398329735</text:p>
          </table:table-cell>
          <table:table-cell table:formula="of:=[.C586]/([.D586]-[.D585])" office:value-type="float" office:value="104588.261017634" calcext:value-type="float">
            <text:p>104588.261017634</text:p>
          </table:table-cell>
          <table:table-cell/>
          <table:table-cell office:value-type="float" office:value="1443146075.36453" calcext:value-type="float">
            <text:p>1443146075.36453</text:p>
          </table:table-cell>
          <table:table-cell table:formula="of:=[.G586]-[.$B$2]" office:value-type="float" office:value="75.3643546104431" calcext:value-type="float">
            <text:p>75.3643546104</text:p>
          </table:table-cell>
          <table:table-cell table:formula="of:=[.C586]/([.H586]-[.H585])" office:value-type="float" office:value="108186.462387227" calcext:value-type="float">
            <text:p>108186.462387227</text:p>
          </table:table-cell>
          <table:table-cell table:formula="of:=[.G586]-[.$B586]" office:value-type="float" office:value="10.2245216369629" calcext:value-type="float">
            <text:p>10.224521637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443146065.1813" calcext:value-type="float">
            <text:p>1443146065.1813</text:p>
          </table:table-cell>
          <table:table-cell office:value-type="float" office:value="4320" calcext:value-type="float">
            <text:p>4320</text:p>
          </table:table-cell>
          <table:table-cell table:formula="of:=[.B587]-[.$B$2]" office:value-type="float" office:value="65.1811232566834" calcext:value-type="float">
            <text:p>65.1811232567</text:p>
          </table:table-cell>
          <table:table-cell table:formula="of:=[.C587]/([.D587]-[.D586])" office:value-type="float" office:value="104625.099778271" calcext:value-type="float">
            <text:p>104625.099778271</text:p>
          </table:table-cell>
          <table:table-cell/>
          <table:table-cell office:value-type="float" office:value="1443146075.40437" calcext:value-type="float">
            <text:p>1443146075.40437</text:p>
          </table:table-cell>
          <table:table-cell table:formula="of:=[.G587]-[.$B$2]" office:value-type="float" office:value="75.4041979312897" calcext:value-type="float">
            <text:p>75.4041979313</text:p>
          </table:table-cell>
          <table:table-cell table:formula="of:=[.C587]/([.H587]-[.H586])" office:value-type="float" office:value="108424.697244413" calcext:value-type="float">
            <text:p>108424.697244413</text:p>
          </table:table-cell>
          <table:table-cell table:formula="of:=[.G587]-[.$B587]" office:value-type="float" office:value="10.2230746746063" calcext:value-type="float">
            <text:p>10.2230746746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443146065.22258" calcext:value-type="float">
            <text:p>1443146065.22258</text:p>
          </table:table-cell>
          <table:table-cell office:value-type="float" office:value="4320" calcext:value-type="float">
            <text:p>4320</text:p>
          </table:table-cell>
          <table:table-cell table:formula="of:=[.B588]-[.$B$2]" office:value-type="float" office:value="65.2224066257477" calcext:value-type="float">
            <text:p>65.2224066257</text:p>
          </table:table-cell>
          <table:table-cell table:formula="of:=[.C588]/([.D588]-[.D587])" office:value-type="float" office:value="104642.622390344" calcext:value-type="float">
            <text:p>104642.622390344</text:p>
          </table:table-cell>
          <table:table-cell/>
          <table:table-cell office:value-type="float" office:value="1443146075.44428" calcext:value-type="float">
            <text:p>1443146075.44428</text:p>
          </table:table-cell>
          <table:table-cell table:formula="of:=[.G588]-[.$B$2]" office:value-type="float" office:value="75.4441068172455" calcext:value-type="float">
            <text:p>75.4441068172</text:p>
          </table:table-cell>
          <table:table-cell table:formula="of:=[.C588]/([.H588]-[.H587])" office:value-type="float" office:value="108246.569568075" calcext:value-type="float">
            <text:p>108246.569568075</text:p>
          </table:table-cell>
          <table:table-cell table:formula="of:=[.G588]-[.$B588]" office:value-type="float" office:value="10.2217001914978" calcext:value-type="float">
            <text:p>10.2217001915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443146065.26386" calcext:value-type="float">
            <text:p>1443146065.26386</text:p>
          </table:table-cell>
          <table:table-cell office:value-type="float" office:value="4320" calcext:value-type="float">
            <text:p>4320</text:p>
          </table:table-cell>
          <table:table-cell table:formula="of:=[.B589]-[.$B$2]" office:value-type="float" office:value="65.2636907100677" calcext:value-type="float">
            <text:p>65.2636907101</text:p>
          </table:table-cell>
          <table:table-cell table:formula="of:=[.C589]/([.D589]-[.D588])" office:value-type="float" office:value="104640.809434158" calcext:value-type="float">
            <text:p>104640.809434158</text:p>
          </table:table-cell>
          <table:table-cell/>
          <table:table-cell office:value-type="float" office:value="1443146075.48415" calcext:value-type="float">
            <text:p>1443146075.48415</text:p>
          </table:table-cell>
          <table:table-cell table:formula="of:=[.G589]-[.$B$2]" office:value-type="float" office:value="75.4839761257172" calcext:value-type="float">
            <text:p>75.4839761257</text:p>
          </table:table-cell>
          <table:table-cell table:formula="of:=[.C589]/([.H589]-[.H588])" office:value-type="float" office:value="108354.023824331" calcext:value-type="float">
            <text:p>108354.023824331</text:p>
          </table:table-cell>
          <table:table-cell table:formula="of:=[.G589]-[.$B589]" office:value-type="float" office:value="10.2202854156494" calcext:value-type="float">
            <text:p>10.2202854156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443146065.30516" calcext:value-type="float">
            <text:p>1443146065.30516</text:p>
          </table:table-cell>
          <table:table-cell office:value-type="float" office:value="4320" calcext:value-type="float">
            <text:p>4320</text:p>
          </table:table-cell>
          <table:table-cell table:formula="of:=[.B590]-[.$B$2]" office:value-type="float" office:value="65.3049890995026" calcext:value-type="float">
            <text:p>65.3049890995</text:p>
          </table:table-cell>
          <table:table-cell table:formula="of:=[.C590]/([.D590]-[.D589])" office:value-type="float" office:value="104604.56349802" calcext:value-type="float">
            <text:p>104604.56349802</text:p>
          </table:table-cell>
          <table:table-cell/>
          <table:table-cell office:value-type="float" office:value="1443146075.52405" calcext:value-type="float">
            <text:p>1443146075.52405</text:p>
          </table:table-cell>
          <table:table-cell table:formula="of:=[.G590]-[.$B$2]" office:value-type="float" office:value="75.5238752365112" calcext:value-type="float">
            <text:p>75.5238752365</text:p>
          </table:table-cell>
          <table:table-cell table:formula="of:=[.C590]/([.H590]-[.H589])" office:value-type="float" office:value="108273.089650969" calcext:value-type="float">
            <text:p>108273.089650969</text:p>
          </table:table-cell>
          <table:table-cell table:formula="of:=[.G590]-[.$B590]" office:value-type="float" office:value="10.2188861370087" calcext:value-type="float">
            <text:p>10.218886137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443146065.34649" calcext:value-type="float">
            <text:p>1443146065.34649</text:p>
          </table:table-cell>
          <table:table-cell office:value-type="float" office:value="4320" calcext:value-type="float">
            <text:p>4320</text:p>
          </table:table-cell>
          <table:table-cell table:formula="of:=[.B591]-[.$B$2]" office:value-type="float" office:value="65.3463151454926" calcext:value-type="float">
            <text:p>65.3463151455</text:p>
          </table:table-cell>
          <table:table-cell table:formula="of:=[.C591]/([.D591]-[.D590])" office:value-type="float" office:value="104534.559174772" calcext:value-type="float">
            <text:p>104534.559174772</text:p>
          </table:table-cell>
          <table:table-cell/>
          <table:table-cell office:value-type="float" office:value="1443146075.56396" calcext:value-type="float">
            <text:p>1443146075.56396</text:p>
          </table:table-cell>
          <table:table-cell table:formula="of:=[.G591]-[.$B$2]" office:value-type="float" office:value="75.5637874603272" calcext:value-type="float">
            <text:p>75.5637874603</text:p>
          </table:table-cell>
          <table:table-cell table:formula="of:=[.C591]/([.H591]-[.H590])" office:value-type="float" office:value="108237.516905211" calcext:value-type="float">
            <text:p>108237.516905211</text:p>
          </table:table-cell>
          <table:table-cell table:formula="of:=[.G591]-[.$B591]" office:value-type="float" office:value="10.2174723148346" calcext:value-type="float">
            <text:p>10.2174723148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443146065.38778" calcext:value-type="float">
            <text:p>1443146065.38778</text:p>
          </table:table-cell>
          <table:table-cell office:value-type="float" office:value="4320" calcext:value-type="float">
            <text:p>4320</text:p>
          </table:table-cell>
          <table:table-cell table:formula="of:=[.B592]-[.$B$2]" office:value-type="float" office:value="65.3876056671143" calcext:value-type="float">
            <text:p>65.3876056671</text:p>
          </table:table-cell>
          <table:table-cell table:formula="of:=[.C592]/([.D592]-[.D591])" office:value-type="float" office:value="104624.495654935" calcext:value-type="float">
            <text:p>104624.495654935</text:p>
          </table:table-cell>
          <table:table-cell/>
          <table:table-cell office:value-type="float" office:value="1443146075.60386" calcext:value-type="float">
            <text:p>1443146075.60386</text:p>
          </table:table-cell>
          <table:table-cell table:formula="of:=[.G592]-[.$B$2]" office:value-type="float" office:value="75.6036815643311" calcext:value-type="float">
            <text:p>75.6036815643</text:p>
          </table:table-cell>
          <table:table-cell table:formula="of:=[.C592]/([.H592]-[.H591])" office:value-type="float" office:value="108286.678141136" calcext:value-type="float">
            <text:p>108286.678141136</text:p>
          </table:table-cell>
          <table:table-cell table:formula="of:=[.G592]-[.$B592]" office:value-type="float" office:value="10.2160758972168" calcext:value-type="float">
            <text:p>10.2160758972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443146065.42904" calcext:value-type="float">
            <text:p>1443146065.42904</text:p>
          </table:table-cell>
          <table:table-cell office:value-type="float" office:value="4320" calcext:value-type="float">
            <text:p>4320</text:p>
          </table:table-cell>
          <table:table-cell table:formula="of:=[.B593]-[.$B$2]" office:value-type="float" office:value="65.4288656711578" calcext:value-type="float">
            <text:p>65.4288656712</text:p>
          </table:table-cell>
          <table:table-cell table:formula="of:=[.C593]/([.D593]-[.D592])" office:value-type="float" office:value="104701.880189764" calcext:value-type="float">
            <text:p>104701.880189764</text:p>
          </table:table-cell>
          <table:table-cell/>
          <table:table-cell office:value-type="float" office:value="1443146075.64377" calcext:value-type="float">
            <text:p>1443146075.64377</text:p>
          </table:table-cell>
          <table:table-cell table:formula="of:=[.G593]-[.$B$2]" office:value-type="float" office:value="75.6435973644257" calcext:value-type="float">
            <text:p>75.6435973644</text:p>
          </table:table-cell>
          <table:table-cell table:formula="of:=[.C593]/([.H593]-[.H592])" office:value-type="float" office:value="108227.819303663" calcext:value-type="float">
            <text:p>108227.819303663</text:p>
          </table:table-cell>
          <table:table-cell table:formula="of:=[.G593]-[.$B593]" office:value-type="float" office:value="10.2147316932678" calcext:value-type="float">
            <text:p>10.2147316933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443146065.47032" calcext:value-type="float">
            <text:p>1443146065.47032</text:p>
          </table:table-cell>
          <table:table-cell office:value-type="float" office:value="4320" calcext:value-type="float">
            <text:p>4320</text:p>
          </table:table-cell>
          <table:table-cell table:formula="of:=[.B594]-[.$B$2]" office:value-type="float" office:value="65.4701499938965" calcext:value-type="float">
            <text:p>65.4701499939</text:p>
          </table:table-cell>
          <table:table-cell table:formula="of:=[.C594]/([.D594]-[.D593])" office:value-type="float" office:value="104640.20512939" calcext:value-type="float">
            <text:p>104640.20512939</text:p>
          </table:table-cell>
          <table:table-cell/>
          <table:table-cell office:value-type="float" office:value="1443146075.68374" calcext:value-type="float">
            <text:p>1443146075.68374</text:p>
          </table:table-cell>
          <table:table-cell table:formula="of:=[.G594]-[.$B$2]" office:value-type="float" office:value="75.683562040329" calcext:value-type="float">
            <text:p>75.6835620403</text:p>
          </table:table-cell>
          <table:table-cell table:formula="of:=[.C594]/([.H594]-[.H593])" office:value-type="float" office:value="108095.459361428" calcext:value-type="float">
            <text:p>108095.459361428</text:p>
          </table:table-cell>
          <table:table-cell table:formula="of:=[.G594]-[.$B594]" office:value-type="float" office:value="10.2134120464325" calcext:value-type="float">
            <text:p>10.2134120464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443146065.51162" calcext:value-type="float">
            <text:p>1443146065.51162</text:p>
          </table:table-cell>
          <table:table-cell office:value-type="float" office:value="4320" calcext:value-type="float">
            <text:p>4320</text:p>
          </table:table-cell>
          <table:table-cell table:formula="of:=[.B595]-[.$B$2]" office:value-type="float" office:value="65.5114459991455" calcext:value-type="float">
            <text:p>65.5114459991</text:p>
          </table:table-cell>
          <table:table-cell table:formula="of:=[.C595]/([.D595]-[.D594])" office:value-type="float" office:value="104610.602743522" calcext:value-type="float">
            <text:p>104610.602743522</text:p>
          </table:table-cell>
          <table:table-cell/>
          <table:table-cell office:value-type="float" office:value="1443146075.72354" calcext:value-type="float">
            <text:p>1443146075.72354</text:p>
          </table:table-cell>
          <table:table-cell table:formula="of:=[.G595]-[.$B$2]" office:value-type="float" office:value="75.7233674526215" calcext:value-type="float">
            <text:p>75.7233674526</text:p>
          </table:table-cell>
          <table:table-cell table:formula="of:=[.C595]/([.H595]-[.H594])" office:value-type="float" office:value="108527.95514986" calcext:value-type="float">
            <text:p>108527.95514986</text:p>
          </table:table-cell>
          <table:table-cell table:formula="of:=[.G595]-[.$B595]" office:value-type="float" office:value="10.211921453476" calcext:value-type="float">
            <text:p>10.2119214535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443146065.55291" calcext:value-type="float">
            <text:p>1443146065.55291</text:p>
          </table:table-cell>
          <table:table-cell office:value-type="float" office:value="4320" calcext:value-type="float">
            <text:p>4320</text:p>
          </table:table-cell>
          <table:table-cell table:formula="of:=[.B596]-[.$B$2]" office:value-type="float" office:value="65.5527307987213" calcext:value-type="float">
            <text:p>65.5527307987</text:p>
          </table:table-cell>
          <table:table-cell table:formula="of:=[.C596]/([.D596]-[.D595])" office:value-type="float" office:value="104638.996540792" calcext:value-type="float">
            <text:p>104638.996540792</text:p>
          </table:table-cell>
          <table:table-cell/>
          <table:table-cell office:value-type="float" office:value="1443146075.76343" calcext:value-type="float">
            <text:p>1443146075.76343</text:p>
          </table:table-cell>
          <table:table-cell table:formula="of:=[.G596]-[.$B$2]" office:value-type="float" office:value="75.7632536888123" calcext:value-type="float">
            <text:p>75.7632536888</text:p>
          </table:table-cell>
          <table:table-cell table:formula="of:=[.C596]/([.H596]-[.H595])" office:value-type="float" office:value="108308.038375325" calcext:value-type="float">
            <text:p>108308.038375325</text:p>
          </table:table-cell>
          <table:table-cell table:formula="of:=[.G596]-[.$B596]" office:value-type="float" office:value="10.2105228900909" calcext:value-type="float">
            <text:p>10.2105228901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443146065.59419" calcext:value-type="float">
            <text:p>1443146065.59419</text:p>
          </table:table-cell>
          <table:table-cell office:value-type="float" office:value="4320" calcext:value-type="float">
            <text:p>4320</text:p>
          </table:table-cell>
          <table:table-cell table:formula="of:=[.B597]-[.$B$2]" office:value-type="float" office:value="65.5940139293671" calcext:value-type="float">
            <text:p>65.5940139294</text:p>
          </table:table-cell>
          <table:table-cell table:formula="of:=[.C597]/([.D597]-[.D596])" office:value-type="float" office:value="104643.226723033" calcext:value-type="float">
            <text:p>104643.226723033</text:p>
          </table:table-cell>
          <table:table-cell/>
          <table:table-cell office:value-type="float" office:value="1443146075.80333" calcext:value-type="float">
            <text:p>1443146075.80333</text:p>
          </table:table-cell>
          <table:table-cell table:formula="of:=[.G597]-[.$B$2]" office:value-type="float" office:value="75.8031570911408" calcext:value-type="float">
            <text:p>75.8031570911</text:p>
          </table:table-cell>
          <table:table-cell table:formula="of:=[.C597]/([.H597]-[.H596])" office:value-type="float" office:value="108261.445087741" calcext:value-type="float">
            <text:p>108261.445087741</text:p>
          </table:table-cell>
          <table:table-cell table:formula="of:=[.G597]-[.$B597]" office:value-type="float" office:value="10.2091431617737" calcext:value-type="float">
            <text:p>10.2091431618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443146065.63547" calcext:value-type="float">
            <text:p>1443146065.63547</text:p>
          </table:table-cell>
          <table:table-cell office:value-type="float" office:value="4320" calcext:value-type="float">
            <text:p>4320</text:p>
          </table:table-cell>
          <table:table-cell table:formula="of:=[.B598]-[.$B$2]" office:value-type="float" office:value="65.6352972984314" calcext:value-type="float">
            <text:p>65.6352972984</text:p>
          </table:table-cell>
          <table:table-cell table:formula="of:=[.C598]/([.D598]-[.D597])" office:value-type="float" office:value="104642.622390344" calcext:value-type="float">
            <text:p>104642.622390344</text:p>
          </table:table-cell>
          <table:table-cell/>
          <table:table-cell office:value-type="float" office:value="1443146075.8432" calcext:value-type="float">
            <text:p>1443146075.8432</text:p>
          </table:table-cell>
          <table:table-cell table:formula="of:=[.G598]-[.$B$2]" office:value-type="float" office:value="75.8430252075195" calcext:value-type="float">
            <text:p>75.8430252075</text:p>
          </table:table-cell>
          <table:table-cell table:formula="of:=[.C598]/([.H598]-[.H597])" office:value-type="float" office:value="108357.263708071" calcext:value-type="float">
            <text:p>108357.263708071</text:p>
          </table:table-cell>
          <table:table-cell table:formula="of:=[.G598]-[.$B598]" office:value-type="float" office:value="10.2077279090881" calcext:value-type="float">
            <text:p>10.2077279091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443146065.67675" calcext:value-type="float">
            <text:p>1443146065.67675</text:p>
          </table:table-cell>
          <table:table-cell office:value-type="float" office:value="4320" calcext:value-type="float">
            <text:p>4320</text:p>
          </table:table-cell>
          <table:table-cell table:formula="of:=[.B599]-[.$B$2]" office:value-type="float" office:value="65.6765756607056" calcext:value-type="float">
            <text:p>65.6765756607</text:p>
          </table:table-cell>
          <table:table-cell table:formula="of:=[.C599]/([.D599]-[.D598])" office:value-type="float" office:value="104655.314842839" calcext:value-type="float">
            <text:p>104655.314842839</text:p>
          </table:table-cell>
          <table:table-cell/>
          <table:table-cell office:value-type="float" office:value="1443146075.88313" calcext:value-type="float">
            <text:p>1443146075.88313</text:p>
          </table:table-cell>
          <table:table-cell table:formula="of:=[.G599]-[.$B$2]" office:value-type="float" office:value="75.8829510211945" calcext:value-type="float">
            <text:p>75.8829510212</text:p>
          </table:table-cell>
          <table:table-cell table:formula="of:=[.C599]/([.H599]-[.H598])" office:value-type="float" office:value="108200.675261703" calcext:value-type="float">
            <text:p>108200.675261703</text:p>
          </table:table-cell>
          <table:table-cell table:formula="of:=[.G599]-[.$B599]" office:value-type="float" office:value="10.2063753604889" calcext:value-type="float">
            <text:p>10.2063753605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443146065.71803" calcext:value-type="float">
            <text:p>1443146065.71803</text:p>
          </table:table-cell>
          <table:table-cell office:value-type="float" office:value="4320" calcext:value-type="float">
            <text:p>4320</text:p>
          </table:table-cell>
          <table:table-cell table:formula="of:=[.B600]-[.$B$2]" office:value-type="float" office:value="65.7178587913513" calcext:value-type="float">
            <text:p>65.7178587914</text:p>
          </table:table-cell>
          <table:table-cell table:formula="of:=[.C600]/([.D600]-[.D599])" office:value-type="float" office:value="104643.226723033" calcext:value-type="float">
            <text:p>104643.226723033</text:p>
          </table:table-cell>
          <table:table-cell/>
          <table:table-cell office:value-type="float" office:value="1443146075.923" calcext:value-type="float">
            <text:p>1443146075.923</text:p>
          </table:table-cell>
          <table:table-cell table:formula="of:=[.G600]-[.$B$2]" office:value-type="float" office:value="75.922830581665" calcext:value-type="float">
            <text:p>75.9228305817</text:p>
          </table:table-cell>
          <table:table-cell table:formula="of:=[.C600]/([.H600]-[.H599])" office:value-type="float" office:value="108326.168819911" calcext:value-type="float">
            <text:p>108326.168819911</text:p>
          </table:table-cell>
          <table:table-cell table:formula="of:=[.G600]-[.$B600]" office:value-type="float" office:value="10.2049717903137" calcext:value-type="float">
            <text:p>10.2049717903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443146065.75932" calcext:value-type="float">
            <text:p>1443146065.75932</text:p>
          </table:table-cell>
          <table:table-cell office:value-type="float" office:value="4320" calcext:value-type="float">
            <text:p>4320</text:p>
          </table:table-cell>
          <table:table-cell table:formula="of:=[.B601]-[.$B$2]" office:value-type="float" office:value="65.7591495513916" calcext:value-type="float">
            <text:p>65.7591495514</text:p>
          </table:table-cell>
          <table:table-cell table:formula="of:=[.C601]/([.D601]-[.D600])" office:value-type="float" office:value="104623.891538577" calcext:value-type="float">
            <text:p>104623.891538577</text:p>
          </table:table-cell>
          <table:table-cell/>
          <table:table-cell office:value-type="float" office:value="1443146075.96286" calcext:value-type="float">
            <text:p>1443146075.96286</text:p>
          </table:table-cell>
          <table:table-cell table:formula="of:=[.G601]-[.$B$2]" office:value-type="float" office:value="75.9626839160919" calcext:value-type="float">
            <text:p>75.9626839161</text:p>
          </table:table-cell>
          <table:table-cell table:formula="of:=[.C601]/([.H601]-[.H600])" office:value-type="float" office:value="108397.454369246" calcext:value-type="float">
            <text:p>108397.454369246</text:p>
          </table:table-cell>
          <table:table-cell table:formula="of:=[.G601]-[.$B601]" office:value-type="float" office:value="10.2035343647003" calcext:value-type="float">
            <text:p>10.2035343647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443146065.80061" calcext:value-type="float">
            <text:p>1443146065.80061</text:p>
          </table:table-cell>
          <table:table-cell office:value-type="float" office:value="4320" calcext:value-type="float">
            <text:p>4320</text:p>
          </table:table-cell>
          <table:table-cell table:formula="of:=[.B602]-[.$B$2]" office:value-type="float" office:value="65.8004341125488" calcext:value-type="float">
            <text:p>65.8004341125</text:p>
          </table:table-cell>
          <table:table-cell table:formula="of:=[.C602]/([.D602]-[.D601])" office:value-type="float" office:value="104639.600831601" calcext:value-type="float">
            <text:p>104639.600831601</text:p>
          </table:table-cell>
          <table:table-cell/>
          <table:table-cell office:value-type="float" office:value="1443146076.00285" calcext:value-type="float">
            <text:p>1443146076.00285</text:p>
          </table:table-cell>
          <table:table-cell table:formula="of:=[.G602]-[.$B$2]" office:value-type="float" office:value="76.0026774406433" calcext:value-type="float">
            <text:p>76.0026774406</text:p>
          </table:table-cell>
          <table:table-cell table:formula="of:=[.C602]/([.H602]-[.H601])" office:value-type="float" office:value="108017.486542073" calcext:value-type="float">
            <text:p>108017.486542073</text:p>
          </table:table-cell>
          <table:table-cell table:formula="of:=[.G602]-[.$B602]" office:value-type="float" office:value="10.2022433280945" calcext:value-type="float">
            <text:p>10.2022433281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443146065.84189" calcext:value-type="float">
            <text:p>1443146065.84189</text:p>
          </table:table-cell>
          <table:table-cell office:value-type="float" office:value="4320" calcext:value-type="float">
            <text:p>4320</text:p>
          </table:table-cell>
          <table:table-cell table:formula="of:=[.B603]-[.$B$2]" office:value-type="float" office:value="65.8417115211487" calcext:value-type="float">
            <text:p>65.8417115211</text:p>
          </table:table-cell>
          <table:table-cell table:formula="of:=[.C603]/([.D603]-[.D602])" office:value-type="float" office:value="104657.732801941" calcext:value-type="float">
            <text:p>104657.732801941</text:p>
          </table:table-cell>
          <table:table-cell/>
          <table:table-cell office:value-type="float" office:value="1443146076.01502" calcext:value-type="float">
            <text:p>1443146076.01502</text:p>
          </table:table-cell>
          <table:table-cell table:formula="of:=[.G603]-[.$B$2]" office:value-type="float" office:value="76.0148487091064" calcext:value-type="float">
            <text:p>76.0148487091</text:p>
          </table:table-cell>
          <table:table-cell table:formula="of:=[.C603]/([.H603]-[.H602])" office:value-type="float" office:value="354934.246425073" calcext:value-type="float">
            <text:p>354934.246425073</text:p>
          </table:table-cell>
          <table:table-cell table:formula="of:=[.G603]-[.$B603]" office:value-type="float" office:value="10.1731371879578" calcext:value-type="float">
            <text:p>10.173137188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443146065.88317" calcext:value-type="float">
            <text:p>1443146065.88317</text:p>
          </table:table-cell>
          <table:table-cell office:value-type="float" office:value="4320" calcext:value-type="float">
            <text:p>4320</text:p>
          </table:table-cell>
          <table:table-cell table:formula="of:=[.B604]-[.$B$2]" office:value-type="float" office:value="65.8829982280731" calcext:value-type="float">
            <text:p>65.8829982281</text:p>
          </table:table-cell>
          <table:table-cell table:formula="of:=[.C604]/([.D604]-[.D603])" office:value-type="float" office:value="104634.162465568" calcext:value-type="float">
            <text:p>104634.162465568</text:p>
          </table:table-cell>
          <table:table-cell/>
          <table:table-cell office:value-type="float" office:value="1443146076.02716" calcext:value-type="float">
            <text:p>1443146076.02716</text:p>
          </table:table-cell>
          <table:table-cell table:formula="of:=[.G604]-[.$B$2]" office:value-type="float" office:value="76.0269870758057" calcext:value-type="float">
            <text:p>76.0269870758</text:p>
          </table:table-cell>
          <table:table-cell table:formula="of:=[.C604]/([.H604]-[.H603])" office:value-type="float" office:value="355896.316781898" calcext:value-type="float">
            <text:p>355896.316781898</text:p>
          </table:table-cell>
          <table:table-cell table:formula="of:=[.G604]-[.$B604]" office:value-type="float" office:value="10.1439888477325" calcext:value-type="float">
            <text:p>10.1439888477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443146065.92446" calcext:value-type="float">
            <text:p>1443146065.92446</text:p>
          </table:table-cell>
          <table:table-cell office:value-type="float" office:value="4320" calcext:value-type="float">
            <text:p>4320</text:p>
          </table:table-cell>
          <table:table-cell table:formula="of:=[.B605]-[.$B$2]" office:value-type="float" office:value="65.9242858886719" calcext:value-type="float">
            <text:p>65.9242858887</text:p>
          </table:table-cell>
          <table:table-cell table:formula="of:=[.C605]/([.D605]-[.D604])" office:value-type="float" office:value="104631.745595445" calcext:value-type="float">
            <text:p>104631.745595445</text:p>
          </table:table-cell>
          <table:table-cell/>
          <table:table-cell office:value-type="float" office:value="1443146076.05011" calcext:value-type="float">
            <text:p>1443146076.05011</text:p>
          </table:table-cell>
          <table:table-cell table:formula="of:=[.G605]-[.$B$2]" office:value-type="float" office:value="76.0499341487885" calcext:value-type="float">
            <text:p>76.0499341488</text:p>
          </table:table-cell>
          <table:table-cell table:formula="of:=[.C605]/([.H605]-[.H604])" office:value-type="float" office:value="188259.304497803" calcext:value-type="float">
            <text:p>188259.304497803</text:p>
          </table:table-cell>
          <table:table-cell table:formula="of:=[.G605]-[.$B605]" office:value-type="float" office:value="10.1256482601166" calcext:value-type="float">
            <text:p>10.1256482601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443146065.96575" calcext:value-type="float">
            <text:p>1443146065.96575</text:p>
          </table:table-cell>
          <table:table-cell office:value-type="float" office:value="4320" calcext:value-type="float">
            <text:p>4320</text:p>
          </table:table-cell>
          <table:table-cell table:formula="of:=[.B606]-[.$B$2]" office:value-type="float" office:value="65.9655742645264" calcext:value-type="float">
            <text:p>65.9655742645</text:p>
          </table:table-cell>
          <table:table-cell table:formula="of:=[.C606]/([.D606]-[.D605])" office:value-type="float" office:value="104629.933016122" calcext:value-type="float">
            <text:p>104629.933016122</text:p>
          </table:table-cell>
          <table:table-cell/>
          <table:table-cell office:value-type="float" office:value="1443146076.08657" calcext:value-type="float">
            <text:p>1443146076.08657</text:p>
          </table:table-cell>
          <table:table-cell table:formula="of:=[.G606]-[.$B$2]" office:value-type="float" office:value="76.0863974094391" calcext:value-type="float">
            <text:p>76.0863974094</text:p>
          </table:table-cell>
          <table:table-cell table:formula="of:=[.C606]/([.H606]-[.H605])" office:value-type="float" office:value="118475.416704808" calcext:value-type="float">
            <text:p>118475.416704808</text:p>
          </table:table-cell>
          <table:table-cell table:formula="of:=[.G606]-[.$B606]" office:value-type="float" office:value="10.1208231449127" calcext:value-type="float">
            <text:p>10.1208231449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443146066.0068" calcext:value-type="float">
            <text:p>1443146066.0068</text:p>
          </table:table-cell>
          <table:table-cell office:value-type="float" office:value="4320" calcext:value-type="float">
            <text:p>4320</text:p>
          </table:table-cell>
          <table:table-cell table:formula="of:=[.B607]-[.$B$2]" office:value-type="float" office:value="66.0066292285919" calcext:value-type="float">
            <text:p>66.0066292286</text:p>
          </table:table-cell>
          <table:table-cell table:formula="of:=[.C607]/([.D607]-[.D606])" office:value-type="float" office:value="105224.790675796" calcext:value-type="float">
            <text:p>105224.790675796</text:p>
          </table:table-cell>
          <table:table-cell/>
          <table:table-cell office:value-type="float" office:value="1443146076.12328" calcext:value-type="float">
            <text:p>1443146076.12328</text:p>
          </table:table-cell>
          <table:table-cell table:formula="of:=[.G607]-[.$B$2]" office:value-type="float" office:value="76.1231074333191" calcext:value-type="float">
            <text:p>76.1231074333</text:p>
          </table:table-cell>
          <table:table-cell table:formula="of:=[.C607]/([.H607]-[.H606])" office:value-type="float" office:value="117679.029959798" calcext:value-type="float">
            <text:p>117679.029959798</text:p>
          </table:table-cell>
          <table:table-cell table:formula="of:=[.G607]-[.$B607]" office:value-type="float" office:value="10.1164782047272" calcext:value-type="float">
            <text:p>10.1164782047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443146066.04622" calcext:value-type="float">
            <text:p>1443146066.04622</text:p>
          </table:table-cell>
          <table:table-cell office:value-type="float" office:value="4320" calcext:value-type="float">
            <text:p>4320</text:p>
          </table:table-cell>
          <table:table-cell table:formula="of:=[.B608]-[.$B$2]" office:value-type="float" office:value="66.046050786972" calcext:value-type="float">
            <text:p>66.046050787</text:p>
          </table:table-cell>
          <table:table-cell table:formula="of:=[.C608]/([.D608]-[.D607])" office:value-type="float" office:value="109584.70891343" calcext:value-type="float">
            <text:p>109584.70891343</text:p>
          </table:table-cell>
          <table:table-cell/>
          <table:table-cell office:value-type="float" office:value="1443146076.15984" calcext:value-type="float">
            <text:p>1443146076.15984</text:p>
          </table:table-cell>
          <table:table-cell table:formula="of:=[.G608]-[.$B$2]" office:value-type="float" office:value="76.1596615314484" calcext:value-type="float">
            <text:p>76.1596615314</text:p>
          </table:table-cell>
          <table:table-cell table:formula="of:=[.C608]/([.H608]-[.H607])" office:value-type="float" office:value="118181.003528591" calcext:value-type="float">
            <text:p>118181.003528591</text:p>
          </table:table-cell>
          <table:table-cell table:formula="of:=[.G608]-[.$B608]" office:value-type="float" office:value="10.1136107444763" calcext:value-type="float">
            <text:p>10.1136107445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443146066.08564" calcext:value-type="float">
            <text:p>1443146066.08564</text:p>
          </table:table-cell>
          <table:table-cell office:value-type="float" office:value="4320" calcext:value-type="float">
            <text:p>4320</text:p>
          </table:table-cell>
          <table:table-cell table:formula="of:=[.B609]-[.$B$2]" office:value-type="float" office:value="66.0854642391205" calcext:value-type="float">
            <text:p>66.0854642391</text:p>
          </table:table-cell>
          <table:table-cell table:formula="of:=[.C609]/([.D609]-[.D608])" office:value-type="float" office:value="109607.24738676" calcext:value-type="float">
            <text:p>109607.24738676</text:p>
          </table:table-cell>
          <table:table-cell/>
          <table:table-cell office:value-type="float" office:value="1443146076.19639" calcext:value-type="float">
            <text:p>1443146076.19639</text:p>
          </table:table-cell>
          <table:table-cell table:formula="of:=[.G609]-[.$B$2]" office:value-type="float" office:value="76.1962177753449" calcext:value-type="float">
            <text:p>76.1962177753</text:p>
          </table:table-cell>
          <table:table-cell table:formula="of:=[.C609]/([.H609]-[.H608])" office:value-type="float" office:value="118174.066576229" calcext:value-type="float">
            <text:p>118174.066576229</text:p>
          </table:table-cell>
          <table:table-cell table:formula="of:=[.G609]-[.$B609]" office:value-type="float" office:value="10.1107535362244" calcext:value-type="float">
            <text:p>10.1107535362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443146066.12503" calcext:value-type="float">
            <text:p>1443146066.12503</text:p>
          </table:table-cell>
          <table:table-cell office:value-type="float" office:value="4320" calcext:value-type="float">
            <text:p>4320</text:p>
          </table:table-cell>
          <table:table-cell table:formula="of:=[.B610]-[.$B$2]" office:value-type="float" office:value="66.1248586177826" calcext:value-type="float">
            <text:p>66.1248586178</text:p>
          </table:table-cell>
          <table:table-cell table:formula="of:=[.C610]/([.D610]-[.D609])" office:value-type="float" office:value="109660.315677351" calcext:value-type="float">
            <text:p>109660.315677351</text:p>
          </table:table-cell>
          <table:table-cell/>
          <table:table-cell office:value-type="float" office:value="1443146076.23299" calcext:value-type="float">
            <text:p>1443146076.23299</text:p>
          </table:table-cell>
          <table:table-cell table:formula="of:=[.G610]-[.$B$2]" office:value-type="float" office:value="76.2328112125397" calcext:value-type="float">
            <text:p>76.2328112125</text:p>
          </table:table-cell>
          <table:table-cell table:formula="of:=[.C610]/([.H610]-[.H609])" office:value-type="float" office:value="118053.955330849" calcext:value-type="float">
            <text:p>118053.955330849</text:p>
          </table:table-cell>
          <table:table-cell table:formula="of:=[.G610]-[.$B610]" office:value-type="float" office:value="10.1079525947571" calcext:value-type="float">
            <text:p>10.1079525948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443146066.16445" calcext:value-type="float">
            <text:p>1443146066.16445</text:p>
          </table:table-cell>
          <table:table-cell office:value-type="float" office:value="4320" calcext:value-type="float">
            <text:p>4320</text:p>
          </table:table-cell>
          <table:table-cell table:formula="of:=[.B611]-[.$B$2]" office:value-type="float" office:value="66.164274930954" calcext:value-type="float">
            <text:p>66.164274931</text:p>
          </table:table-cell>
          <table:table-cell table:formula="of:=[.C611]/([.D611]-[.D610])" office:value-type="float" office:value="109599.291572911" calcext:value-type="float">
            <text:p>109599.291572911</text:p>
          </table:table-cell>
          <table:table-cell/>
          <table:table-cell office:value-type="float" office:value="1443146076.26955" calcext:value-type="float">
            <text:p>1443146076.26955</text:p>
          </table:table-cell>
          <table:table-cell table:formula="of:=[.G611]-[.$B$2]" office:value-type="float" office:value="76.2693800926209" calcext:value-type="float">
            <text:p>76.2693800926</text:p>
          </table:table-cell>
          <table:table-cell table:formula="of:=[.C611]/([.H611]-[.H610])" office:value-type="float" office:value="118133.232147398" calcext:value-type="float">
            <text:p>118133.232147398</text:p>
          </table:table-cell>
          <table:table-cell table:formula="of:=[.G611]-[.$B611]" office:value-type="float" office:value="10.1051051616669" calcext:value-type="float">
            <text:p>10.1051051617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443146066.20385" calcext:value-type="float">
            <text:p>1443146066.20385</text:p>
          </table:table-cell>
          <table:table-cell office:value-type="float" office:value="4320" calcext:value-type="float">
            <text:p>4320</text:p>
          </table:table-cell>
          <table:table-cell table:formula="of:=[.B612]-[.$B$2]" office:value-type="float" office:value="66.2036762237549" calcext:value-type="float">
            <text:p>66.2036762238</text:p>
          </table:table-cell>
          <table:table-cell table:formula="of:=[.C612]/([.D612]-[.D611])" office:value-type="float" office:value="109641.072485341" calcext:value-type="float">
            <text:p>109641.072485341</text:p>
          </table:table-cell>
          <table:table-cell/>
          <table:table-cell office:value-type="float" office:value="1443146076.30613" calcext:value-type="float">
            <text:p>1443146076.30613</text:p>
          </table:table-cell>
          <table:table-cell table:formula="of:=[.G612]-[.$B$2]" office:value-type="float" office:value="76.3059554100037" calcext:value-type="float">
            <text:p>76.30595541</text:p>
          </table:table-cell>
          <table:table-cell table:formula="of:=[.C612]/([.H612]-[.H611])" office:value-type="float" office:value="118112.440550688" calcext:value-type="float">
            <text:p>118112.440550688</text:p>
          </table:table-cell>
          <table:table-cell table:formula="of:=[.G612]-[.$B612]" office:value-type="float" office:value="10.1022791862488" calcext:value-type="float">
            <text:p>10.1022791862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443146066.24327" calcext:value-type="float">
            <text:p>1443146066.24327</text:p>
          </table:table-cell>
          <table:table-cell office:value-type="float" office:value="4320" calcext:value-type="float">
            <text:p>4320</text:p>
          </table:table-cell>
          <table:table-cell table:formula="of:=[.B613]-[.$B$2]" office:value-type="float" office:value="66.2430968284607" calcext:value-type="float">
            <text:p>66.2430968285</text:p>
          </table:table-cell>
          <table:table-cell table:formula="of:=[.C613]/([.D613]-[.D612])" office:value-type="float" office:value="109587.360017418" calcext:value-type="float">
            <text:p>109587.360017418</text:p>
          </table:table-cell>
          <table:table-cell/>
          <table:table-cell office:value-type="float" office:value="1443146076.34268" calcext:value-type="float">
            <text:p>1443146076.34268</text:p>
          </table:table-cell>
          <table:table-cell table:formula="of:=[.G613]-[.$B$2]" office:value-type="float" office:value="76.3425014019012" calcext:value-type="float">
            <text:p>76.3425014019</text:p>
          </table:table-cell>
          <table:table-cell table:formula="of:=[.C613]/([.H613]-[.H612])" office:value-type="float" office:value="118207.217144535" calcext:value-type="float">
            <text:p>118207.217144535</text:p>
          </table:table-cell>
          <table:table-cell table:formula="of:=[.G613]-[.$B613]" office:value-type="float" office:value="10.0994045734406" calcext:value-type="float">
            <text:p>10.0994045734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443146066.28269" calcext:value-type="float">
            <text:p>1443146066.28269</text:p>
          </table:table-cell>
          <table:table-cell office:value-type="float" office:value="4320" calcext:value-type="float">
            <text:p>4320</text:p>
          </table:table-cell>
          <table:table-cell table:formula="of:=[.B614]-[.$B$2]" office:value-type="float" office:value="66.2825164794922" calcext:value-type="float">
            <text:p>66.2825164795</text:p>
          </table:table-cell>
          <table:table-cell table:formula="of:=[.C614]/([.D614]-[.D613])" office:value-type="float" office:value="109590.011249682" calcext:value-type="float">
            <text:p>109590.011249682</text:p>
          </table:table-cell>
          <table:table-cell/>
          <table:table-cell office:value-type="float" office:value="1443146076.37947" calcext:value-type="float">
            <text:p>1443146076.37947</text:p>
          </table:table-cell>
          <table:table-cell table:formula="of:=[.G614]-[.$B$2]" office:value-type="float" office:value="76.3792960643768" calcext:value-type="float">
            <text:p>76.3792960644</text:p>
          </table:table-cell>
          <table:table-cell table:formula="of:=[.C614]/([.H614]-[.H613])" office:value-type="float" office:value="117408.333419729" calcext:value-type="float">
            <text:p>117408.333419729</text:p>
          </table:table-cell>
          <table:table-cell table:formula="of:=[.G614]-[.$B614]" office:value-type="float" office:value="10.0967795848846" calcext:value-type="float">
            <text:p>10.0967795849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443146066.32213" calcext:value-type="float">
            <text:p>1443146066.32213</text:p>
          </table:table-cell>
          <table:table-cell office:value-type="float" office:value="4320" calcext:value-type="float">
            <text:p>4320</text:p>
          </table:table-cell>
          <table:table-cell table:formula="of:=[.B615]-[.$B$2]" office:value-type="float" office:value="66.32195520401" calcext:value-type="float">
            <text:p>66.321955204</text:p>
          </table:table-cell>
          <table:table-cell table:formula="of:=[.C615]/([.D615]-[.D614])" office:value-type="float" office:value="109537.010966158" calcext:value-type="float">
            <text:p>109537.010966158</text:p>
          </table:table-cell>
          <table:table-cell/>
          <table:table-cell office:value-type="float" office:value="1443146076.41592" calcext:value-type="float">
            <text:p>1443146076.41592</text:p>
          </table:table-cell>
          <table:table-cell table:formula="of:=[.G615]-[.$B$2]" office:value-type="float" office:value="76.41574883461" calcext:value-type="float">
            <text:p>76.4157488346</text:p>
          </table:table-cell>
          <table:table-cell table:formula="of:=[.C615]/([.H615]-[.H614])" office:value-type="float" office:value="118509.511687836" calcext:value-type="float">
            <text:p>118509.511687836</text:p>
          </table:table-cell>
          <table:table-cell table:formula="of:=[.G615]-[.$B615]" office:value-type="float" office:value="10.0937936306" calcext:value-type="float">
            <text:p>10.0937936306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443146066.36154" calcext:value-type="float">
            <text:p>1443146066.36154</text:p>
          </table:table-cell>
          <table:table-cell office:value-type="float" office:value="4320" calcext:value-type="float">
            <text:p>4320</text:p>
          </table:table-cell>
          <table:table-cell table:formula="of:=[.B616]-[.$B$2]" office:value-type="float" office:value="66.3613693714142" calcext:value-type="float">
            <text:p>66.3613693714</text:p>
          </table:table-cell>
          <table:table-cell table:formula="of:=[.C616]/([.D616]-[.D615])" office:value-type="float" office:value="109605.258325016" calcext:value-type="float">
            <text:p>109605.258325016</text:p>
          </table:table-cell>
          <table:table-cell/>
          <table:table-cell office:value-type="float" office:value="1443146076.45237" calcext:value-type="float">
            <text:p>1443146076.45237</text:p>
          </table:table-cell>
          <table:table-cell table:formula="of:=[.G616]-[.$B$2]" office:value-type="float" office:value="76.4521996974945" calcext:value-type="float">
            <text:p>76.4521996975</text:p>
          </table:table-cell>
          <table:table-cell table:formula="of:=[.C616]/([.H616]-[.H615])" office:value-type="float" office:value="118515.71288411" calcext:value-type="float">
            <text:p>118515.71288411</text:p>
          </table:table-cell>
          <table:table-cell table:formula="of:=[.G616]-[.$B616]" office:value-type="float" office:value="10.0908303260803" calcext:value-type="float">
            <text:p>10.0908303261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443146066.40095" calcext:value-type="float">
            <text:p>1443146066.40095</text:p>
          </table:table-cell>
          <table:table-cell office:value-type="float" office:value="4320" calcext:value-type="float">
            <text:p>4320</text:p>
          </table:table-cell>
          <table:table-cell table:formula="of:=[.B617]-[.$B$2]" office:value-type="float" office:value="66.4007799625397" calcext:value-type="float">
            <text:p>66.4007799625</text:p>
          </table:table-cell>
          <table:table-cell table:formula="of:=[.C617]/([.D617]-[.D616])" office:value-type="float" office:value="109615.204355717" calcext:value-type="float">
            <text:p>109615.204355717</text:p>
          </table:table-cell>
          <table:table-cell/>
          <table:table-cell office:value-type="float" office:value="1443146076.48889" calcext:value-type="float">
            <text:p>1443146076.48889</text:p>
          </table:table-cell>
          <table:table-cell table:formula="of:=[.G617]-[.$B$2]" office:value-type="float" office:value="76.4887158870697" calcext:value-type="float">
            <text:p>76.4887158871</text:p>
          </table:table-cell>
          <table:table-cell table:formula="of:=[.C617]/([.H617]-[.H616])" office:value-type="float" office:value="118303.690780883" calcext:value-type="float">
            <text:p>118303.690780883</text:p>
          </table:table-cell>
          <table:table-cell table:formula="of:=[.G617]-[.$B617]" office:value-type="float" office:value="10.08793592453" calcext:value-type="float">
            <text:p>10.0879359245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443146066.4404" calcext:value-type="float">
            <text:p>1443146066.4404</text:p>
          </table:table-cell>
          <table:table-cell office:value-type="float" office:value="4320" calcext:value-type="float">
            <text:p>4320</text:p>
          </table:table-cell>
          <table:table-cell table:formula="of:=[.B618]-[.$B$2]" office:value-type="float" office:value="66.4402229785919" calcext:value-type="float">
            <text:p>66.4402229786</text:p>
          </table:table-cell>
          <table:table-cell table:formula="of:=[.C618]/([.D618]-[.D617])" office:value-type="float" office:value="109525.092966464" calcext:value-type="float">
            <text:p>109525.092966464</text:p>
          </table:table-cell>
          <table:table-cell/>
          <table:table-cell office:value-type="float" office:value="1443146076.5255" calcext:value-type="float">
            <text:p>1443146076.5255</text:p>
          </table:table-cell>
          <table:table-cell table:formula="of:=[.G618]-[.$B$2]" office:value-type="float" office:value="76.525328874588" calcext:value-type="float">
            <text:p>76.5253288746</text:p>
          </table:table-cell>
          <table:table-cell table:formula="of:=[.C618]/([.H618]-[.H617])" office:value-type="float" office:value="117990.91778128" calcext:value-type="float">
            <text:p>117990.91778128</text:p>
          </table:table-cell>
          <table:table-cell table:formula="of:=[.G618]-[.$B618]" office:value-type="float" office:value="10.0851058959961" calcext:value-type="float">
            <text:p>10.085105896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443146066.47981" calcext:value-type="float">
            <text:p>1443146066.47981</text:p>
          </table:table-cell>
          <table:table-cell office:value-type="float" office:value="4320" calcext:value-type="float">
            <text:p>4320</text:p>
          </table:table-cell>
          <table:table-cell table:formula="of:=[.B619]-[.$B$2]" office:value-type="float" office:value="66.4796402454376" calcext:value-type="float">
            <text:p>66.4796402454</text:p>
          </table:table-cell>
          <table:table-cell table:formula="of:=[.C619]/([.D619]-[.D618])" office:value-type="float" office:value="109596.639891609" calcext:value-type="float">
            <text:p>109596.639891609</text:p>
          </table:table-cell>
          <table:table-cell/>
          <table:table-cell office:value-type="float" office:value="1443146076.56203" calcext:value-type="float">
            <text:p>1443146076.56203</text:p>
          </table:table-cell>
          <table:table-cell table:formula="of:=[.G619]-[.$B$2]" office:value-type="float" office:value="76.5618529319763" calcext:value-type="float">
            <text:p>76.561852932</text:p>
          </table:table-cell>
          <table:table-cell table:formula="of:=[.C619]/([.H619]-[.H618])" office:value-type="float" office:value="118278.206445464" calcext:value-type="float">
            <text:p>118278.206445464</text:p>
          </table:table-cell>
          <table:table-cell table:formula="of:=[.G619]-[.$B619]" office:value-type="float" office:value="10.0822126865387" calcext:value-type="float">
            <text:p>10.0822126865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443146066.51922" calcext:value-type="float">
            <text:p>1443146066.51922</text:p>
          </table:table-cell>
          <table:table-cell office:value-type="float" office:value="4320" calcext:value-type="float">
            <text:p>4320</text:p>
          </table:table-cell>
          <table:table-cell table:formula="of:=[.B620]-[.$B$2]" office:value-type="float" office:value="66.5190467834473" calcext:value-type="float">
            <text:p>66.5190467834</text:p>
          </table:table-cell>
          <table:table-cell table:formula="of:=[.C620]/([.D620]-[.D619])" office:value-type="float" office:value="109626.478706219" calcext:value-type="float">
            <text:p>109626.478706219</text:p>
          </table:table-cell>
          <table:table-cell/>
          <table:table-cell office:value-type="float" office:value="1443146076.59866" calcext:value-type="float">
            <text:p>1443146076.59866</text:p>
          </table:table-cell>
          <table:table-cell table:formula="of:=[.G620]-[.$B$2]" office:value-type="float" office:value="76.5984859466553" calcext:value-type="float">
            <text:p>76.5984859467</text:p>
          </table:table-cell>
          <table:table-cell table:formula="of:=[.C620]/([.H620]-[.H619])" office:value-type="float" office:value="117926.412495932" calcext:value-type="float">
            <text:p>117926.412495932</text:p>
          </table:table-cell>
          <table:table-cell table:formula="of:=[.G620]-[.$B620]" office:value-type="float" office:value="10.079439163208" calcext:value-type="float">
            <text:p>10.0794391632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443146066.55865" calcext:value-type="float">
            <text:p>1443146066.55865</text:p>
          </table:table-cell>
          <table:table-cell office:value-type="float" office:value="4320" calcext:value-type="float">
            <text:p>4320</text:p>
          </table:table-cell>
          <table:table-cell table:formula="of:=[.B621]-[.$B$2]" office:value-type="float" office:value="66.5584778785706" calcext:value-type="float">
            <text:p>66.5584778786</text:p>
          </table:table-cell>
          <table:table-cell table:formula="of:=[.C621]/([.D621]-[.D620])" office:value-type="float" office:value="109558.204926656" calcext:value-type="float">
            <text:p>109558.204926656</text:p>
          </table:table-cell>
          <table:table-cell/>
          <table:table-cell office:value-type="float" office:value="1443146076.63524" calcext:value-type="float">
            <text:p>1443146076.63524</text:p>
          </table:table-cell>
          <table:table-cell table:formula="of:=[.G621]-[.$B$2]" office:value-type="float" office:value="76.6350638866425" calcext:value-type="float">
            <text:p>76.6350638866</text:p>
          </table:table-cell>
          <table:table-cell table:formula="of:=[.C621]/([.H621]-[.H620])" office:value-type="float" office:value="118103.971998253" calcext:value-type="float">
            <text:p>118103.971998253</text:p>
          </table:table-cell>
          <table:table-cell table:formula="of:=[.G621]-[.$B621]" office:value-type="float" office:value="10.0765860080719" calcext:value-type="float">
            <text:p>10.0765860081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443146066.59806" calcext:value-type="float">
            <text:p>1443146066.59806</text:p>
          </table:table-cell>
          <table:table-cell office:value-type="float" office:value="4320" calcext:value-type="float">
            <text:p>4320</text:p>
          </table:table-cell>
          <table:table-cell table:formula="of:=[.B622]-[.$B$2]" office:value-type="float" office:value="66.5978889465332" calcext:value-type="float">
            <text:p>66.5978889465</text:p>
          </table:table-cell>
          <table:table-cell table:formula="of:=[.C622]/([.D622]-[.D621])" office:value-type="float" office:value="109613.878113997" calcext:value-type="float">
            <text:p>109613.878113997</text:p>
          </table:table-cell>
          <table:table-cell/>
          <table:table-cell office:value-type="float" office:value="1443146076.67183" calcext:value-type="float">
            <text:p>1443146076.67183</text:p>
          </table:table-cell>
          <table:table-cell table:formula="of:=[.G622]-[.$B$2]" office:value-type="float" office:value="76.6716511249542" calcext:value-type="float">
            <text:p>76.671651125</text:p>
          </table:table-cell>
          <table:table-cell table:formula="of:=[.C622]/([.H622]-[.H621])" office:value-type="float" office:value="118073.956913292" calcext:value-type="float">
            <text:p>118073.956913292</text:p>
          </table:table-cell>
          <table:table-cell table:formula="of:=[.G622]-[.$B622]" office:value-type="float" office:value="10.073762178421" calcext:value-type="float">
            <text:p>10.0737621784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443146066.63748" calcext:value-type="float">
            <text:p>1443146066.63748</text:p>
          </table:table-cell>
          <table:table-cell office:value-type="float" office:value="4320" calcext:value-type="float">
            <text:p>4320</text:p>
          </table:table-cell>
          <table:table-cell table:formula="of:=[.B623]-[.$B$2]" office:value-type="float" office:value="66.6373085975647" calcext:value-type="float">
            <text:p>66.6373085976</text:p>
          </table:table-cell>
          <table:table-cell table:formula="of:=[.C623]/([.D623]-[.D622])" office:value-type="float" office:value="109590.011249682" calcext:value-type="float">
            <text:p>109590.011249682</text:p>
          </table:table-cell>
          <table:table-cell/>
          <table:table-cell office:value-type="float" office:value="1443146076.70838" calcext:value-type="float">
            <text:p>1443146076.70838</text:p>
          </table:table-cell>
          <table:table-cell table:formula="of:=[.G623]-[.$B$2]" office:value-type="float" office:value="76.7082099914551" calcext:value-type="float">
            <text:p>76.7082099915</text:p>
          </table:table-cell>
          <table:table-cell table:formula="of:=[.C623]/([.H623]-[.H622])" office:value-type="float" office:value="118165.589184748" calcext:value-type="float">
            <text:p>118165.589184748</text:p>
          </table:table-cell>
          <table:table-cell table:formula="of:=[.G623]-[.$B623]" office:value-type="float" office:value="10.0709013938904" calcext:value-type="float">
            <text:p>10.0709013939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443146066.67689" calcext:value-type="float">
            <text:p>1443146066.67689</text:p>
          </table:table-cell>
          <table:table-cell office:value-type="float" office:value="4320" calcext:value-type="float">
            <text:p>4320</text:p>
          </table:table-cell>
          <table:table-cell table:formula="of:=[.B624]-[.$B$2]" office:value-type="float" office:value="66.6767203807831" calcext:value-type="float">
            <text:p>66.6767203808</text:p>
          </table:table-cell>
          <table:table-cell table:formula="of:=[.C624]/([.D624]-[.D623])" office:value-type="float" office:value="109611.888811591" calcext:value-type="float">
            <text:p>109611.888811591</text:p>
          </table:table-cell>
          <table:table-cell/>
          <table:table-cell office:value-type="float" office:value="1443146076.74494" calcext:value-type="float">
            <text:p>1443146076.74494</text:p>
          </table:table-cell>
          <table:table-cell table:formula="of:=[.G624]-[.$B$2]" office:value-type="float" office:value="76.7447626590729" calcext:value-type="float">
            <text:p>76.7447626591</text:p>
          </table:table-cell>
          <table:table-cell table:formula="of:=[.C624]/([.H624]-[.H623])" office:value-type="float" office:value="118185.628615969" calcext:value-type="float">
            <text:p>118185.628615969</text:p>
          </table:table-cell>
          <table:table-cell table:formula="of:=[.G624]-[.$B624]" office:value-type="float" office:value="10.0680422782898" calcext:value-type="float">
            <text:p>10.0680422783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443146066.71631" calcext:value-type="float">
            <text:p>1443146066.71631</text:p>
          </table:table-cell>
          <table:table-cell office:value-type="float" office:value="4320" calcext:value-type="float">
            <text:p>4320</text:p>
          </table:table-cell>
          <table:table-cell table:formula="of:=[.B625]-[.$B$2]" office:value-type="float" office:value="66.7161321640015" calcext:value-type="float">
            <text:p>66.716132164</text:p>
          </table:table-cell>
          <table:table-cell table:formula="of:=[.C625]/([.D625]-[.D624])" office:value-type="float" office:value="109611.888811591" calcext:value-type="float">
            <text:p>109611.888811591</text:p>
          </table:table-cell>
          <table:table-cell/>
          <table:table-cell office:value-type="float" office:value="1443146076.7815" calcext:value-type="float">
            <text:p>1443146076.7815</text:p>
          </table:table-cell>
          <table:table-cell table:formula="of:=[.G625]-[.$B$2]" office:value-type="float" office:value="76.781325340271" calcext:value-type="float">
            <text:p>76.7813253403</text:p>
          </table:table-cell>
          <table:table-cell table:formula="of:=[.C625]/([.H625]-[.H624])" office:value-type="float" office:value="118153.26060448" calcext:value-type="float">
            <text:p>118153.26060448</text:p>
          </table:table-cell>
          <table:table-cell table:formula="of:=[.G625]-[.$B625]" office:value-type="float" office:value="10.0651931762695" calcext:value-type="float">
            <text:p>10.0651931763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443146066.75573" calcext:value-type="float">
            <text:p>1443146066.75573</text:p>
          </table:table-cell>
          <table:table-cell office:value-type="float" office:value="4320" calcext:value-type="float">
            <text:p>4320</text:p>
          </table:table-cell>
          <table:table-cell table:formula="of:=[.B626]-[.$B$2]" office:value-type="float" office:value="66.7555532455444" calcext:value-type="float">
            <text:p>66.7555532455</text:p>
          </table:table-cell>
          <table:table-cell table:formula="of:=[.C626]/([.D626]-[.D625])" office:value-type="float" office:value="109586.03444939" calcext:value-type="float">
            <text:p>109586.03444939</text:p>
          </table:table-cell>
          <table:table-cell/>
          <table:table-cell office:value-type="float" office:value="1443146076.81808" calcext:value-type="float">
            <text:p>1443146076.81808</text:p>
          </table:table-cell>
          <table:table-cell table:formula="of:=[.G626]-[.$B$2]" office:value-type="float" office:value="76.8179061412811" calcext:value-type="float">
            <text:p>76.8179061413</text:p>
          </table:table-cell>
          <table:table-cell table:formula="of:=[.C626]/([.H626]-[.H625])" office:value-type="float" office:value="118094.734962296" calcext:value-type="float">
            <text:p>118094.734962296</text:p>
          </table:table-cell>
          <table:table-cell table:formula="of:=[.G626]-[.$B626]" office:value-type="float" office:value="10.0623528957367" calcext:value-type="float">
            <text:p>10.0623528957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443146066.79515" calcext:value-type="float">
            <text:p>1443146066.79515</text:p>
          </table:table-cell>
          <table:table-cell office:value-type="float" office:value="4320" calcext:value-type="float">
            <text:p>4320</text:p>
          </table:table-cell>
          <table:table-cell table:formula="of:=[.B627]-[.$B$2]" office:value-type="float" office:value="66.7949733734131" calcext:value-type="float">
            <text:p>66.7949733734</text:p>
          </table:table-cell>
          <table:table-cell table:formula="of:=[.C627]/([.D627]-[.D626])" office:value-type="float" office:value="109588.685617515" calcext:value-type="float">
            <text:p>109588.685617515</text:p>
          </table:table-cell>
          <table:table-cell/>
          <table:table-cell office:value-type="float" office:value="1443146076.8547" calcext:value-type="float">
            <text:p>1443146076.8547</text:p>
          </table:table-cell>
          <table:table-cell table:formula="of:=[.G627]-[.$B$2]" office:value-type="float" office:value="76.8545305728912" calcext:value-type="float">
            <text:p>76.8545305729</text:p>
          </table:table-cell>
          <table:table-cell table:formula="of:=[.C627]/([.H627]-[.H626])" office:value-type="float" office:value="117954.048979911" calcext:value-type="float">
            <text:p>117954.048979911</text:p>
          </table:table-cell>
          <table:table-cell table:formula="of:=[.G627]-[.$B627]" office:value-type="float" office:value="10.0595571994781" calcext:value-type="float">
            <text:p>10.0595571995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443146066.83457" calcext:value-type="float">
            <text:p>1443146066.83457</text:p>
          </table:table-cell>
          <table:table-cell office:value-type="float" office:value="4320" calcext:value-type="float">
            <text:p>4320</text:p>
          </table:table-cell>
          <table:table-cell table:formula="of:=[.B628]-[.$B$2]" office:value-type="float" office:value="66.8343946933746" calcext:value-type="float">
            <text:p>66.8343946934</text:p>
          </table:table-cell>
          <table:table-cell table:formula="of:=[.C628]/([.D628]-[.D627])" office:value-type="float" office:value="109585.371677402" calcext:value-type="float">
            <text:p>109585.371677402</text:p>
          </table:table-cell>
          <table:table-cell/>
          <table:table-cell office:value-type="float" office:value="1443146076.8912" calcext:value-type="float">
            <text:p>1443146076.8912</text:p>
          </table:table-cell>
          <table:table-cell table:formula="of:=[.G628]-[.$B$2]" office:value-type="float" office:value="76.8910276889801" calcext:value-type="float">
            <text:p>76.891027689</text:p>
          </table:table-cell>
          <table:table-cell table:formula="of:=[.C628]/([.H628]-[.H627])" office:value-type="float" office:value="118365.516592631" calcext:value-type="float">
            <text:p>118365.516592631</text:p>
          </table:table-cell>
          <table:table-cell table:formula="of:=[.G628]-[.$B628]" office:value-type="float" office:value="10.0566329956055" calcext:value-type="float">
            <text:p>10.0566329956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443146066.87398" calcext:value-type="float">
            <text:p>1443146066.87398</text:p>
          </table:table-cell>
          <table:table-cell office:value-type="float" office:value="4320" calcext:value-type="float">
            <text:p>4320</text:p>
          </table:table-cell>
          <table:table-cell table:formula="of:=[.B629]-[.$B$2]" office:value-type="float" office:value="66.8738014698029" calcext:value-type="float">
            <text:p>66.8738014698</text:p>
          </table:table-cell>
          <table:table-cell table:formula="of:=[.C629]/([.D629]-[.D628])" office:value-type="float" office:value="109625.815444931" calcext:value-type="float">
            <text:p>109625.815444931</text:p>
          </table:table-cell>
          <table:table-cell/>
          <table:table-cell office:value-type="float" office:value="1443146076.92784" calcext:value-type="float">
            <text:p>1443146076.92784</text:p>
          </table:table-cell>
          <table:table-cell table:formula="of:=[.G629]-[.$B$2]" office:value-type="float" office:value="76.9276628494263" calcext:value-type="float">
            <text:p>76.9276628494</text:p>
          </table:table-cell>
          <table:table-cell table:formula="of:=[.C629]/([.H629]-[.H628])" office:value-type="float" office:value="117919.505398317" calcext:value-type="float">
            <text:p>117919.505398317</text:p>
          </table:table-cell>
          <table:table-cell table:formula="of:=[.G629]-[.$B629]" office:value-type="float" office:value="10.0538613796234" calcext:value-type="float">
            <text:p>10.0538613796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443146066.91339" calcext:value-type="float">
            <text:p>1443146066.91339</text:p>
          </table:table-cell>
          <table:table-cell office:value-type="float" office:value="4320" calcext:value-type="float">
            <text:p>4320</text:p>
          </table:table-cell>
          <table:table-cell table:formula="of:=[.B630]-[.$B$2]" office:value-type="float" office:value="66.9132146835327" calcext:value-type="float">
            <text:p>66.9132146835</text:p>
          </table:table-cell>
          <table:table-cell table:formula="of:=[.C630]/([.D630]-[.D629])" office:value-type="float" office:value="109607.910423384" calcext:value-type="float">
            <text:p>109607.910423384</text:p>
          </table:table-cell>
          <table:table-cell/>
          <table:table-cell office:value-type="float" office:value="1443146076.96436" calcext:value-type="float">
            <text:p>1443146076.96436</text:p>
          </table:table-cell>
          <table:table-cell table:formula="of:=[.G630]-[.$B$2]" office:value-type="float" office:value="76.9641852378845" calcext:value-type="float">
            <text:p>76.9641852379</text:p>
          </table:table-cell>
          <table:table-cell table:formula="of:=[.C630]/([.H630]-[.H629])" office:value-type="float" office:value="118283.611296071" calcext:value-type="float">
            <text:p>118283.611296071</text:p>
          </table:table-cell>
          <table:table-cell table:formula="of:=[.G630]-[.$B630]" office:value-type="float" office:value="10.0509705543518" calcext:value-type="float">
            <text:p>10.0509705544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443146066.9528" calcext:value-type="float">
            <text:p>1443146066.9528</text:p>
          </table:table-cell>
          <table:table-cell office:value-type="float" office:value="4320" calcext:value-type="float">
            <text:p>4320</text:p>
          </table:table-cell>
          <table:table-cell table:formula="of:=[.B631]-[.$B$2]" office:value-type="float" office:value="66.9526252746582" calcext:value-type="float">
            <text:p>66.9526252747</text:p>
          </table:table-cell>
          <table:table-cell table:formula="of:=[.C631]/([.D631]-[.D630])" office:value-type="float" office:value="109615.204355717" calcext:value-type="float">
            <text:p>109615.204355717</text:p>
          </table:table-cell>
          <table:table-cell/>
          <table:table-cell office:value-type="float" office:value="1443146077.00097" calcext:value-type="float">
            <text:p>1443146077.00097</text:p>
          </table:table-cell>
          <table:table-cell table:formula="of:=[.G631]-[.$B$2]" office:value-type="float" office:value="77.0007922649384" calcext:value-type="float">
            <text:p>77.0007922649</text:p>
          </table:table-cell>
          <table:table-cell table:formula="of:=[.C631]/([.H631]-[.H630])" office:value-type="float" office:value="118010.129411688" calcext:value-type="float">
            <text:p>118010.129411688</text:p>
          </table:table-cell>
          <table:table-cell table:formula="of:=[.G631]-[.$B631]" office:value-type="float" office:value="10.0481669902802" calcext:value-type="float">
            <text:p>10.0481669903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443146066.99221" calcext:value-type="float">
            <text:p>1443146066.99221</text:p>
          </table:table-cell>
          <table:table-cell office:value-type="float" office:value="4320" calcext:value-type="float">
            <text:p>4320</text:p>
          </table:table-cell>
          <table:table-cell table:formula="of:=[.B632]-[.$B$2]" office:value-type="float" office:value="66.9920358657837" calcext:value-type="float">
            <text:p>66.9920358658</text:p>
          </table:table-cell>
          <table:table-cell table:formula="of:=[.C632]/([.D632]-[.D631])" office:value-type="float" office:value="109615.204355717" calcext:value-type="float">
            <text:p>109615.204355717</text:p>
          </table:table-cell>
          <table:table-cell/>
          <table:table-cell office:value-type="float" office:value="1443146080.01816" calcext:value-type="float">
            <text:p>1443146080.01816</text:p>
          </table:table-cell>
          <table:table-cell table:formula="of:=[.G632]-[.$B$2]" office:value-type="float" office:value="80.0179877281189" calcext:value-type="float">
            <text:p>80.0179877281</text:p>
          </table:table-cell>
          <table:table-cell table:formula="of:=[.C632]/([.H632]-[.H631])" office:value-type="float" office:value="1431.79321748221" calcext:value-type="float">
            <text:p>1431.7932174822</text:p>
          </table:table-cell>
          <table:table-cell table:formula="of:=[.G632]-[.$B632]" office:value-type="float" office:value="13.0259518623352" calcext:value-type="float">
            <text:p>13.0259518623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443146080.04349" calcext:value-type="float">
            <text:p>1443146080.04349</text:p>
          </table:table-cell>
          <table:table-cell office:value-type="float" office:value="4096" calcext:value-type="float">
            <text:p>4096</text:p>
          </table:table-cell>
          <table:table-cell table:formula="of:=[.B633]-[.$B$2]" office:value-type="float" office:value="80.0433175563812" calcext:value-type="float">
            <text:p>80.0433175564</text:p>
          </table:table-cell>
          <table:table-cell table:formula="of:=[.C633]/([.D633]-[.D632])" office:value-type="float" office:value="313.838908476771" calcext:value-type="float">
            <text:p>313.8389084768</text:p>
          </table:table-cell>
          <table:table-cell/>
          <table:table-cell office:value-type="float" office:value="1443146080.23332" calcext:value-type="float">
            <text:p>1443146080.23332</text:p>
          </table:table-cell>
          <table:table-cell table:formula="of:=[.G633]-[.$B$2]" office:value-type="float" office:value="80.2331457138062" calcext:value-type="float">
            <text:p>80.2331457138</text:p>
          </table:table-cell>
          <table:table-cell table:formula="of:=[.C633]/([.H633]-[.H632])" office:value-type="float" office:value="19037.1739487921" calcext:value-type="float">
            <text:p>19037.1739487921</text:p>
          </table:table-cell>
          <table:table-cell table:formula="of:=[.G633]-[.$B633]" office:value-type="float" office:value="0.189828157424927" calcext:value-type="float">
            <text:p>0.189828157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4T20:55:54.068980928</dc:date>
    <meta:editing-duration>PT45S</meta:editing-duration>
    <meta:editing-cycles>1</meta:editing-cycles>
    <meta:document-statistic meta:table-count="1" meta:cell-count="5699" meta:object-count="0"/>
    <meta:generator>LibreOffice/4.4.2.2$Linux_X86_64 LibreOffice_project/40m0$Build-2</meta:generator>
  </office:meta>
</office:document-meta>
</file>